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County Name</text:p>
          </table:table-cell>
          <table:table-cell office:value-type="string" calcext:value-type="string">
            <text:p>Populatio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eutians East Borough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eutians West Census Area</text:p>
          </table:table-cell>
          <table:table-cell office:value-type="float" office:value="5680" calcext:value-type="float">
            <text:p>568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Bethel Census Area</text:p>
          </table:table-cell>
          <table:table-cell office:value-type="float" office:value="18437" calcext:value-type="float">
            <text:p>1843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Bristol Bay Borough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City and Borough of Juneau</text:p>
          </table:table-cell>
          <table:table-cell office:value-type="float" office:value="31849" calcext:value-type="float">
            <text:p>3184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City and Borough of Sitka</text:p>
          </table:table-cell>
          <table:table-cell office:value-type="float" office:value="8405" calcext:value-type="float">
            <text:p>840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City and Borough of Wrangell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City and Borough of Yakutat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enali Borough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illingham Census Area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Fairbanks North Star Borough</text:p>
          </table:table-cell>
          <table:table-cell office:value-type="float" office:value="95651" calcext:value-type="float">
            <text:p>95651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Haines Borough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Hoonah-Angoon Census Area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Kenai Peninsula Borough</text:p>
          </table:table-cell>
          <table:table-cell office:value-type="float" office:value="59414" calcext:value-type="float">
            <text:p>59414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Ketchikan Gateway Borough</text:p>
          </table:table-cell>
          <table:table-cell office:value-type="float" office:value="13747" calcext:value-type="float">
            <text:p>13747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Kodiak Island Borough</text:p>
          </table:table-cell>
          <table:table-cell office:value-type="float" office:value="12992" calcext:value-type="float">
            <text:p>12992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Kusilvak Census Area</text:p>
          </table:table-cell>
          <table:table-cell office:value-type="float" office:value="8328" calcext:value-type="float">
            <text:p>8328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Lake and Peninsula Borough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Matanuska-Susitna Borough</text:p>
          </table:table-cell>
          <table:table-cell office:value-type="float" office:value="110213" calcext:value-type="float">
            <text:p>110213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Municipality of Anchorage</text:p>
          </table:table-cell>
          <table:table-cell office:value-type="float" office:value="287095" calcext:value-type="float">
            <text:p>287095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Municipality of Skagway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me Census Area</text:p>
          </table:table-cell>
          <table:table-cell office:value-type="float" office:value="9909" calcext:value-type="float">
            <text:p>9909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rth Slope Borough</text:p>
          </table:table-cell>
          <table:table-cell office:value-type="float" office:value="9294" calcext:value-type="float">
            <text:p>9294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rthwest Arctic Borough</text:p>
          </table:table-cell>
          <table:table-cell office:value-type="float" office:value="7644" calcext:value-type="float">
            <text:p>7644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Petersburg Borough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Prince of Wales-Hyder Census Area</text:p>
          </table:table-cell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Southeast Fairbanks Census Area</text:p>
          </table:table-cell>
          <table:table-cell office:value-type="float" office:value="6957" calcext:value-type="float">
            <text:p>6957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Valdez-Cordova Census Area</text:p>
          </table:table-cell>
          <table:table-cell office:value-type="float" office:value="9202" calcext:value-type="float">
            <text:p>9202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Yukon-Koyukuk Census Area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utauga County</text:p>
          </table:table-cell>
          <table:table-cell office:value-type="float" office:value="56145" calcext:value-type="float">
            <text:p>56145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Baldwin County</text:p>
          </table:table-cell>
          <table:table-cell office:value-type="float" office:value="229287" calcext:value-type="float">
            <text:p>229287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Barbour County</text:p>
          </table:table-cell>
          <table:table-cell office:value-type="float" office:value="24589" calcext:value-type="float">
            <text:p>24589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Bibb County</text:p>
          </table:table-cell>
          <table:table-cell office:value-type="float" office:value="22136" calcext:value-type="float">
            <text:p>22136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Blount County</text:p>
          </table:table-cell>
          <table:table-cell office:value-type="float" office:value="57879" calcext:value-type="float">
            <text:p>57879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Bullock County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Butler County</text:p>
          </table:table-cell>
          <table:table-cell office:value-type="float" office:value="19504" calcext:value-type="float">
            <text:p>19504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alhoun County</text:p>
          </table:table-cell>
          <table:table-cell office:value-type="float" office:value="113469" calcext:value-type="float">
            <text:p>113469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hambers County</text:p>
          </table:table-cell>
          <table:table-cell office:value-type="float" office:value="32865" calcext:value-type="float">
            <text:p>32865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herokee County</text:p>
          </table:table-cell>
          <table:table-cell office:value-type="float" office:value="26294" calcext:value-type="float">
            <text:p>26294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hilton County</text:p>
          </table:table-cell>
          <table:table-cell office:value-type="float" office:value="44397" calcext:value-type="float">
            <text:p>44397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hoctaw County</text:p>
          </table:table-cell>
          <table:table-cell office:value-type="float" office:value="12418" calcext:value-type="float">
            <text:p>12418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larke County</text:p>
          </table:table-cell>
          <table:table-cell office:value-type="float" office:value="23291" calcext:value-type="float">
            <text:p>23291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lay County</text:p>
          </table:table-cell>
          <table:table-cell office:value-type="float" office:value="13112" calcext:value-type="float">
            <text:p>13112</text:p>
          </table:table-cell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leburne County</text:p>
          </table:table-cell>
          <table:table-cell office:value-type="float" office:value="14967" calcext:value-type="float">
            <text:p>14967</text:p>
          </table:table-cell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offee County</text:p>
          </table:table-cell>
          <table:table-cell office:value-type="float" office:value="53230" calcext:value-type="float">
            <text:p>53230</text:p>
          </table:table-cell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olbert County</text:p>
          </table:table-cell>
          <table:table-cell office:value-type="float" office:value="55411" calcext:value-type="float">
            <text:p>55411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onecuh County</text:p>
          </table:table-cell>
          <table:table-cell office:value-type="float" office:value="11851" calcext:value-type="float">
            <text:p>11851</text:p>
          </table:table-cell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oosa County</text:p>
          </table:table-cell>
          <table:table-cell office:value-type="float" office:value="10650" calcext:value-type="float">
            <text:p>10650</text:p>
          </table:table-cell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ovington County</text:p>
          </table:table-cell>
          <table:table-cell office:value-type="float" office:value="36930" calcext:value-type="float">
            <text:p>36930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renshaw County</text:p>
          </table:table-cell>
          <table:table-cell office:value-type="float" office:value="13681" calcext:value-type="float">
            <text:p>13681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Cullman County</text:p>
          </table:table-cell>
          <table:table-cell office:value-type="float" office:value="84515" calcext:value-type="float">
            <text:p>84515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Dale County</text:p>
          </table:table-cell>
          <table:table-cell office:value-type="float" office:value="48959" calcext:value-type="float">
            <text:p>48959</text:p>
          </table:table-cell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Dallas County</text:p>
          </table:table-cell>
          <table:table-cell office:value-type="float" office:value="36098" calcext:value-type="float">
            <text:p>36098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DeKalb County</text:p>
          </table:table-cell>
          <table:table-cell office:value-type="float" office:value="71658" calcext:value-type="float">
            <text:p>71658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Elmore County</text:p>
          </table:table-cell>
          <table:table-cell office:value-type="float" office:value="82158" calcext:value-type="float">
            <text:p>82158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Escambia County</text:p>
          </table:table-cell>
          <table:table-cell office:value-type="float" office:value="36281" calcext:value-type="float">
            <text:p>36281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Etowah County</text:p>
          </table:table-cell>
          <table:table-cell office:value-type="float" office:value="102371" calcext:value-type="float">
            <text:p>102371</text:p>
          </table:table-cell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Fayette County</text:p>
          </table:table-cell>
          <table:table-cell office:value-type="float" office:value="16241" calcext:value-type="float">
            <text:p>16241</text:p>
          </table:table-cell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Franklin County</text:p>
          </table:table-cell>
          <table:table-cell office:value-type="float" office:value="31507" calcext:value-type="float">
            <text:p>31507</text:p>
          </table:table-cell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Geneva County</text:p>
          </table:table-cell>
          <table:table-cell office:value-type="float" office:value="26411" calcext:value-type="float">
            <text:p>26411</text:p>
          </table:table-cell>
        </table:table-row>
        <table:table-row table:style-name="ro1">
          <table:table-cell office:value-type="float" office:value="6691" calcext:value-type="float">
            <text:p>669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Greene County</text:p>
          </table:table-cell>
          <table:table-cell office:value-type="float" office:value="7990" calcext:value-type="float">
            <text:p>7990</text:p>
          </table:table-cell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Hale County</text:p>
          </table:table-cell>
          <table:table-cell office:value-type="float" office:value="14670" calcext:value-type="float">
            <text:p>14670</text:p>
          </table:table-cell>
        </table:table-row>
        <table:table-row table:style-name="ro1">
          <table:table-cell office:value-type="float" office:value="6907" calcext:value-type="float">
            <text:p>690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Henry County</text:p>
          </table:table-cell>
          <table:table-cell office:value-type="float" office:value="17223" calcext:value-type="float">
            <text:p>17223</text:p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Houston County</text:p>
          </table:table-cell>
          <table:table-cell office:value-type="float" office:value="106580" calcext:value-type="float">
            <text:p>106580</text:p>
          </table:table-cell>
        </table:table-row>
        <table:table-row table:style-name="ro1">
          <table:table-cell office:value-type="float" office:value="7123" calcext:value-type="float">
            <text:p>712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Jackson County</text:p>
          </table:table-cell>
          <table:table-cell office:value-type="float" office:value="51582" calcext:value-type="float">
            <text:p>51582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Jefferson County</text:p>
          </table:table-cell>
          <table:table-cell office:value-type="float" office:value="655342" calcext:value-type="float">
            <text:p>655342</text:p>
          </table:table-cell>
        </table:table-row>
        <table:table-row table:style-name="ro1">
          <table:table-cell office:value-type="float" office:value="7339" calcext:value-type="float">
            <text:p>733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Lamar County</text:p>
          </table:table-cell>
          <table:table-cell office:value-type="float" office:value="13764" calcext:value-type="float">
            <text:p>13764</text:p>
          </table:table-cell>
        </table:table-row>
        <table:table-row table:style-name="ro1">
          <table:table-cell office:value-type="float" office:value="7447" calcext:value-type="float">
            <text:p>744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Lauderdale County</text:p>
          </table:table-cell>
          <table:table-cell office:value-type="float" office:value="93368" calcext:value-type="float">
            <text:p>93368</text:p>
          </table:table-cell>
        </table:table-row>
        <table:table-row table:style-name="ro1">
          <table:table-cell office:value-type="float" office:value="7555" calcext:value-type="float">
            <text:p>755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Lawrence County</text:p>
          </table:table-cell>
          <table:table-cell office:value-type="float" office:value="32857" calcext:value-type="float">
            <text:p>32857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Lee County</text:p>
          </table:table-cell>
          <table:table-cell office:value-type="float" office:value="166831" calcext:value-type="float">
            <text:p>166831</text:p>
          </table:table-cell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Limestone County</text:p>
          </table:table-cell>
          <table:table-cell office:value-type="float" office:value="102228" calcext:value-type="float">
            <text:p>102228</text:p>
          </table:table-cell>
        </table:table-row>
        <table:table-row table:style-name="ro1">
          <table:table-cell office:value-type="float" office:value="7879" calcext:value-type="float">
            <text:p>787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Lowndes County</text:p>
          </table:table-cell>
          <table:table-cell office:value-type="float" office:value="9641" calcext:value-type="float">
            <text:p>9641</text:p>
          </table:table-cell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acon County</text:p>
          </table:table-cell>
          <table:table-cell office:value-type="float" office:value="17895" calcext:value-type="float">
            <text:p>17895</text:p>
          </table:table-cell>
        </table:table-row>
        <table:table-row table:style-name="ro1">
          <table:table-cell office:value-type="float" office:value="8095" calcext:value-type="float">
            <text:p>809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adison County</text:p>
          </table:table-cell>
          <table:table-cell office:value-type="float" office:value="379453" calcext:value-type="float">
            <text:p>379453</text:p>
          </table:table-cell>
        </table:table-row>
        <table:table-row table:style-name="ro1">
          <table:table-cell office:value-type="float" office:value="8203" calcext:value-type="float">
            <text:p>820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arengo County</text:p>
          </table:table-cell>
          <table:table-cell office:value-type="float" office:value="18733" calcext:value-type="float">
            <text:p>18733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arion County</text:p>
          </table:table-cell>
          <table:table-cell office:value-type="float" office:value="29703" calcext:value-type="float">
            <text:p>29703</text:p>
          </table:table-cell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arshall County</text:p>
          </table:table-cell>
          <table:table-cell office:value-type="float" office:value="96990" calcext:value-type="float">
            <text:p>96990</text:p>
          </table:table-cell>
        </table:table-row>
        <table:table-row table:style-name="ro1">
          <table:table-cell office:value-type="float" office:value="8527" calcext:value-type="float">
            <text:p>852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obile County</text:p>
          </table:table-cell>
          <table:table-cell office:value-type="float" office:value="412716" calcext:value-type="float">
            <text:p>412716</text:p>
          </table:table-cell>
        </table:table-row>
        <table:table-row table:style-name="ro1">
          <table:table-cell office:value-type="float" office:value="8635" calcext:value-type="float">
            <text:p>863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onroe County</text:p>
          </table:table-cell>
          <table:table-cell office:value-type="float" office:value="20459" calcext:value-type="float">
            <text:p>20459</text:p>
          </table:table-cell>
        </table:table-row>
        <table:table-row table:style-name="ro1">
          <table:table-cell office:value-type="float" office:value="8743" calcext:value-type="float">
            <text:p>874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ontgomery County</text:p>
          </table:table-cell>
          <table:table-cell office:value-type="float" office:value="224639" calcext:value-type="float">
            <text:p>224639</text:p>
          </table:table-cell>
        </table:table-row>
        <table:table-row table:style-name="ro1">
          <table:table-cell office:value-type="float" office:value="8851" calcext:value-type="float">
            <text:p>885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organ County</text:p>
          </table:table-cell>
          <table:table-cell office:value-type="float" office:value="119883" calcext:value-type="float">
            <text:p>119883</text:p>
          </table:table-cell>
        </table:table-row>
        <table:table-row table:style-name="ro1">
          <table:table-cell office:value-type="float" office:value="8959" calcext:value-type="float">
            <text:p>895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erry County</text:p>
          </table:table-cell>
          <table:table-cell office:value-type="float" office:value="8687" calcext:value-type="float">
            <text:p>8687</text:p>
          </table:table-cell>
        </table:table-row>
        <table:table-row table:style-name="ro1">
          <table:table-cell office:value-type="float" office:value="9067" calcext:value-type="float">
            <text:p>906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ickens County</text:p>
          </table:table-cell>
          <table:table-cell office:value-type="float" office:value="19793" calcext:value-type="float">
            <text:p>19793</text:p>
          </table:table-cell>
        </table:table-row>
        <table:table-row table:style-name="ro1">
          <table:table-cell office:value-type="float" office:value="9175" calcext:value-type="float">
            <text:p>917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ike County</text:p>
          </table:table-cell>
          <table:table-cell office:value-type="float" office:value="32966" calcext:value-type="float">
            <text:p>32966</text:p>
          </table:table-cell>
        </table:table-row>
        <table:table-row table:style-name="ro1">
          <table:table-cell office:value-type="float" office:value="9283" calcext:value-type="float">
            <text:p>928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andolph County</text:p>
          </table:table-cell>
          <table:table-cell office:value-type="float" office:value="22920" calcext:value-type="float">
            <text:p>22920</text:p>
          </table:table-cell>
        </table:table-row>
        <table:table-row table:style-name="ro1">
          <table:table-cell office:value-type="float" office:value="9391" calcext:value-type="float">
            <text:p>939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ussell County</text:p>
          </table:table-cell>
          <table:table-cell office:value-type="float" office:value="58237" calcext:value-type="float">
            <text:p>58237</text:p>
          </table:table-cell>
        </table:table-row>
        <table:table-row table:style-name="ro1">
          <table:table-cell office:value-type="float" office:value="9499" calcext:value-type="float">
            <text:p>949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helby County</text:p>
          </table:table-cell>
          <table:table-cell office:value-type="float" office:value="221428" calcext:value-type="float">
            <text:p>221428</text:p>
          </table:table-cell>
        </table:table-row>
        <table:table-row table:style-name="ro1">
          <table:table-cell office:value-type="float" office:value="9607" calcext:value-type="float">
            <text:p>960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t. Clair County</text:p>
          </table:table-cell>
          <table:table-cell office:value-type="float" office:value="90739" calcext:value-type="float">
            <text:p>90739</text:p>
          </table:table-cell>
        </table:table-row>
        <table:table-row table:style-name="ro1">
          <table:table-cell office:value-type="float" office:value="9715" calcext:value-type="float">
            <text:p>971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3" calcext:value-type="float">
            <text:p>982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umter County</text:p>
          </table:table-cell>
          <table:table-cell office:value-type="float" office:value="12225" calcext:value-type="float">
            <text:p>12225</text:p>
          </table:table-cell>
        </table:table-row>
        <table:table-row table:style-name="ro1">
          <table:table-cell office:value-type="float" office:value="9931" calcext:value-type="float">
            <text:p>993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alladega County</text:p>
          </table:table-cell>
          <table:table-cell office:value-type="float" office:value="79985" calcext:value-type="float">
            <text:p>79985</text:p>
          </table:table-cell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allapoosa County</text:p>
          </table:table-cell>
          <table:table-cell office:value-type="float" office:value="40133" calcext:value-type="float">
            <text:p>40133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uscaloosa County</text:p>
          </table:table-cell>
          <table:table-cell office:value-type="float" office:value="210758" calcext:value-type="float">
            <text:p>210758</text:p>
          </table:table-cell>
        </table:table-row>
        <table:table-row table:style-name="ro1">
          <table:table-cell office:value-type="float" office:value="10255" calcext:value-type="float">
            <text:p>1025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Walker County</text:p>
          </table:table-cell>
          <table:table-cell office:value-type="float" office:value="63143" calcext:value-type="float">
            <text:p>63143</text:p>
          </table:table-cell>
        </table:table-row>
        <table:table-row table:style-name="ro1">
          <table:table-cell office:value-type="float" office:value="10363" calcext:value-type="float">
            <text:p>1036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Washington County</text:p>
          </table:table-cell>
          <table:table-cell office:value-type="float" office:value="15976" calcext:value-type="float">
            <text:p>15976</text:p>
          </table:table-cell>
        </table:table-row>
        <table:table-row table:style-name="ro1">
          <table:table-cell office:value-type="float" office:value="10471" calcext:value-type="float">
            <text:p>1047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Wilcox County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float" office:value="10579" calcext:value-type="float">
            <text:p>1057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Winston County</text:p>
          </table:table-cell>
          <table:table-cell office:value-type="float" office:value="23508" calcext:value-type="float">
            <text:p>23508</text:p>
          </table:table-cell>
        </table:table-row>
        <table:table-row table:style-name="ro1">
          <table:table-cell office:value-type="float" office:value="10687" calcext:value-type="float">
            <text:p>1068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kansas County</text:p>
          </table:table-cell>
          <table:table-cell office:value-type="float" office:value="17383" calcext:value-type="float">
            <text:p>17383</text:p>
          </table:table-cell>
        </table:table-row>
        <table:table-row table:style-name="ro1">
          <table:table-cell office:value-type="float" office:value="10795" calcext:value-type="float">
            <text:p>1079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shley County</text:p>
          </table:table-cell>
          <table:table-cell office:value-type="float" office:value="19339" calcext:value-type="float">
            <text:p>19339</text:p>
          </table:table-cell>
        </table:table-row>
        <table:table-row table:style-name="ro1">
          <table:table-cell office:value-type="float" office:value="10903" calcext:value-type="float">
            <text:p>1090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axter County</text:p>
          </table:table-cell>
          <table:table-cell office:value-type="float" office:value="42242" calcext:value-type="float">
            <text:p>42242</text:p>
          </table:table-cell>
        </table:table-row>
        <table:table-row table:style-name="ro1">
          <table:table-cell office:value-type="float" office:value="11011" calcext:value-type="float">
            <text:p>1101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enton County</text:p>
          </table:table-cell>
          <table:table-cell office:value-type="float" office:value="288774" calcext:value-type="float">
            <text:p>288774</text:p>
          </table:table-cell>
        </table:table-row>
        <table:table-row table:style-name="ro1">
          <table:table-cell office:value-type="float" office:value="11119" calcext:value-type="float">
            <text:p>1111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oone County</text:p>
          </table:table-cell>
          <table:table-cell office:value-type="float" office:value="37625" calcext:value-type="float">
            <text:p>37625</text:p>
          </table:table-cell>
        </table:table-row>
        <table:table-row table:style-name="ro1">
          <table:table-cell office:value-type="float" office:value="11227" calcext:value-type="float">
            <text:p>1122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radley County</text:p>
          </table:table-cell>
          <table:table-cell office:value-type="float" office:value="10639" calcext:value-type="float">
            <text:p>10639</text:p>
          </table:table-cell>
        </table:table-row>
        <table:table-row table:style-name="ro1">
          <table:table-cell office:value-type="float" office:value="11335" calcext:value-type="float">
            <text:p>1133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alhoun County</text:p>
          </table:table-cell>
          <table:table-cell office:value-type="float" office:value="5113" calcext:value-type="float">
            <text:p>5113</text:p>
          </table:table-cell>
        </table:table-row>
        <table:table-row table:style-name="ro1">
          <table:table-cell office:value-type="float" office:value="11443" calcext:value-type="float">
            <text:p>1144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arroll County</text:p>
          </table:table-cell>
          <table:table-cell office:value-type="float" office:value="28276" calcext:value-type="float">
            <text:p>28276</text:p>
          </table:table-cell>
        </table:table-row>
        <table:table-row table:style-name="ro1">
          <table:table-cell office:value-type="float" office:value="11551" calcext:value-type="float">
            <text:p>1155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hicot County</text:p>
          </table:table-cell>
          <table:table-cell office:value-type="float" office:value="9924" calcext:value-type="float">
            <text:p>9924</text:p>
          </table:table-cell>
        </table:table-row>
        <table:table-row table:style-name="ro1">
          <table:table-cell office:value-type="float" office:value="11659" calcext:value-type="float">
            <text:p>1165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lark County</text:p>
          </table:table-cell>
          <table:table-cell office:value-type="float" office:value="22103" calcext:value-type="float">
            <text:p>22103</text:p>
          </table:table-cell>
        </table:table-row>
        <table:table-row table:style-name="ro1">
          <table:table-cell office:value-type="float" office:value="11767" calcext:value-type="float">
            <text:p>1176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lay County</text:p>
          </table:table-cell>
          <table:table-cell office:value-type="float" office:value="14375" calcext:value-type="float">
            <text:p>14375</text:p>
          </table:table-cell>
        </table:table-row>
        <table:table-row table:style-name="ro1">
          <table:table-cell office:value-type="float" office:value="11875" calcext:value-type="float">
            <text:p>1187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leburne County</text:p>
          </table:table-cell>
          <table:table-cell office:value-type="float" office:value="24935" calcext:value-type="float">
            <text:p>24935</text:p>
          </table:table-cell>
        </table:table-row>
        <table:table-row table:style-name="ro1">
          <table:table-cell office:value-type="float" office:value="11983" calcext:value-type="float">
            <text:p>1198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leveland County</text:p>
          </table:table-cell>
          <table:table-cell office:value-type="float" office:value="7957" calcext:value-type="float">
            <text:p>7957</text:p>
          </table:table-cell>
        </table:table-row>
        <table:table-row table:style-name="ro1">
          <table:table-cell office:value-type="float" office:value="12091" calcext:value-type="float">
            <text:p>1209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olumbia County</text:p>
          </table:table-cell>
          <table:table-cell office:value-type="float" office:value="23331" calcext:value-type="float">
            <text:p>23331</text:p>
          </table:table-cell>
        </table:table-row>
        <table:table-row table:style-name="ro1">
          <table:table-cell office:value-type="float" office:value="12199" calcext:value-type="float">
            <text:p>1219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onway County</text:p>
          </table:table-cell>
          <table:table-cell office:value-type="float" office:value="21037" calcext:value-type="float">
            <text:p>21037</text:p>
          </table:table-cell>
        </table:table-row>
        <table:table-row table:style-name="ro1">
          <table:table-cell office:value-type="float" office:value="12307" calcext:value-type="float">
            <text:p>1230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raighead County</text:p>
          </table:table-cell>
          <table:table-cell office:value-type="float" office:value="112245" calcext:value-type="float">
            <text:p>112245</text:p>
          </table:table-cell>
        </table:table-row>
        <table:table-row table:style-name="ro1">
          <table:table-cell office:value-type="float" office:value="12415" calcext:value-type="float">
            <text:p>124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rawford County</text:p>
          </table:table-cell>
          <table:table-cell office:value-type="float" office:value="63409" calcext:value-type="float">
            <text:p>63409</text:p>
          </table:table-cell>
        </table:table-row>
        <table:table-row table:style-name="ro1">
          <table:table-cell office:value-type="float" office:value="12523" calcext:value-type="float">
            <text:p>1252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rittenden County</text:p>
          </table:table-cell>
          <table:table-cell office:value-type="float" office:value="47616" calcext:value-type="float">
            <text:p>47616</text:p>
          </table:table-cell>
        </table:table-row>
        <table:table-row table:style-name="ro1">
          <table:table-cell office:value-type="float" office:value="12631" calcext:value-type="float">
            <text:p>1263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ross County</text:p>
          </table:table-cell>
          <table:table-cell office:value-type="float" office:value="16142" calcext:value-type="float">
            <text:p>16142</text:p>
          </table:table-cell>
        </table:table-row>
        <table:table-row table:style-name="ro1">
          <table:table-cell office:value-type="float" office:value="12739" calcext:value-type="float">
            <text:p>1273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Dallas County</text:p>
          </table:table-cell>
          <table:table-cell office:value-type="float" office:value="6802" calcext:value-type="float">
            <text:p>6802</text:p>
          </table:table-cell>
        </table:table-row>
        <table:table-row table:style-name="ro1">
          <table:table-cell office:value-type="float" office:value="12847" calcext:value-type="float">
            <text:p>1284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Desha County</text:p>
          </table:table-cell>
          <table:table-cell office:value-type="float" office:value="11110" calcext:value-type="float">
            <text:p>11110</text:p>
          </table:table-cell>
        </table:table-row>
        <table:table-row table:style-name="ro1">
          <table:table-cell office:value-type="float" office:value="12955" calcext:value-type="float">
            <text:p>1295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Drew County</text:p>
          </table:table-cell>
          <table:table-cell office:value-type="float" office:value="17977" calcext:value-type="float">
            <text:p>17977</text:p>
          </table:table-cell>
        </table:table-row>
        <table:table-row table:style-name="ro1">
          <table:table-cell office:value-type="float" office:value="13063" calcext:value-type="float">
            <text:p>1306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aulkner County</text:p>
          </table:table-cell>
          <table:table-cell office:value-type="float" office:value="126919" calcext:value-type="float">
            <text:p>126919</text:p>
          </table:table-cell>
        </table:table-row>
        <table:table-row table:style-name="ro1">
          <table:table-cell office:value-type="float" office:value="13171" calcext:value-type="float">
            <text:p>1317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ranklin County</text:p>
          </table:table-cell>
          <table:table-cell office:value-type="float" office:value="17897" calcext:value-type="float">
            <text:p>17897</text:p>
          </table:table-cell>
        </table:table-row>
        <table:table-row table:style-name="ro1">
          <table:table-cell office:value-type="float" office:value="13279" calcext:value-type="float">
            <text:p>1327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ulton County</text:p>
          </table:table-cell>
          <table:table-cell office:value-type="float" office:value="12381" calcext:value-type="float">
            <text:p>12381</text:p>
          </table:table-cell>
        </table:table-row>
        <table:table-row table:style-name="ro1">
          <table:table-cell office:value-type="float" office:value="13387" calcext:value-type="float">
            <text:p>1338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Garland County</text:p>
          </table:table-cell>
          <table:table-cell office:value-type="float" office:value="99789" calcext:value-type="float">
            <text:p>99789</text:p>
          </table:table-cell>
        </table:table-row>
        <table:table-row table:style-name="ro1">
          <table:table-cell office:value-type="float" office:value="13495" calcext:value-type="float">
            <text:p>1349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Grant County</text:p>
          </table:table-cell>
          <table:table-cell office:value-type="float" office:value="18449" calcext:value-type="float">
            <text:p>18449</text:p>
          </table:table-cell>
        </table:table-row>
        <table:table-row table:style-name="ro1">
          <table:table-cell office:value-type="float" office:value="13603" calcext:value-type="float">
            <text:p>1360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Greene County</text:p>
          </table:table-cell>
          <table:table-cell office:value-type="float" office:value="45597" calcext:value-type="float">
            <text:p>45597</text:p>
          </table:table-cell>
        </table:table-row>
        <table:table-row table:style-name="ro1">
          <table:table-cell office:value-type="float" office:value="13711" calcext:value-type="float">
            <text:p>1371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Hempstead County</text:p>
          </table:table-cell>
          <table:table-cell office:value-type="float" office:value="21253" calcext:value-type="float">
            <text:p>21253</text:p>
          </table:table-cell>
        </table:table-row>
        <table:table-row table:style-name="ro1">
          <table:table-cell office:value-type="float" office:value="13819" calcext:value-type="float">
            <text:p>1381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Hot Spring County</text:p>
          </table:table-cell>
          <table:table-cell office:value-type="float" office:value="33787" calcext:value-type="float">
            <text:p>33787</text:p>
          </table:table-cell>
        </table:table-row>
        <table:table-row table:style-name="ro1">
          <table:table-cell office:value-type="float" office:value="13927" calcext:value-type="float">
            <text:p>1392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Howard County</text:p>
          </table:table-cell>
          <table:table-cell office:value-type="float" office:value="13109" calcext:value-type="float">
            <text:p>13109</text:p>
          </table:table-cell>
        </table:table-row>
        <table:table-row table:style-name="ro1">
          <table:table-cell office:value-type="float" office:value="14035" calcext:value-type="float">
            <text:p>1403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Independence County</text:p>
          </table:table-cell>
          <table:table-cell office:value-type="float" office:value="37757" calcext:value-type="float">
            <text:p>37757</text:p>
          </table:table-cell>
        </table:table-row>
        <table:table-row table:style-name="ro1">
          <table:table-cell office:value-type="float" office:value="14143" calcext:value-type="float">
            <text:p>1414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Izard County</text:p>
          </table:table-cell>
          <table:table-cell office:value-type="float" office:value="13613" calcext:value-type="float">
            <text:p>13613</text:p>
          </table:table-cell>
        </table:table-row>
        <table:table-row table:style-name="ro1">
          <table:table-cell office:value-type="float" office:value="14251" calcext:value-type="float">
            <text:p>1425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Jackson County</text:p>
          </table:table-cell>
          <table:table-cell office:value-type="float" office:value="16636" calcext:value-type="float">
            <text:p>16636</text:p>
          </table:table-cell>
        </table:table-row>
        <table:table-row table:style-name="ro1">
          <table:table-cell office:value-type="float" office:value="14359" calcext:value-type="float">
            <text:p>1435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Jefferson County</text:p>
          </table:table-cell>
          <table:table-cell office:value-type="float" office:value="65377" calcext:value-type="float">
            <text:p>65377</text:p>
          </table:table-cell>
        </table:table-row>
        <table:table-row table:style-name="ro1">
          <table:table-cell office:value-type="float" office:value="14467" calcext:value-type="float">
            <text:p>1446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Johnson County</text:p>
          </table:table-cell>
          <table:table-cell office:value-type="float" office:value="26513" calcext:value-type="float">
            <text:p>26513</text:p>
          </table:table-cell>
        </table:table-row>
        <table:table-row table:style-name="ro1">
          <table:table-cell office:value-type="float" office:value="14575" calcext:value-type="float">
            <text:p>1457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Lafayette County</text:p>
          </table:table-cell>
          <table:table-cell office:value-type="float" office:value="6596" calcext:value-type="float">
            <text:p>6596</text:p>
          </table:table-cell>
        </table:table-row>
        <table:table-row table:style-name="ro1">
          <table:table-cell office:value-type="float" office:value="14683" calcext:value-type="float">
            <text:p>1468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Lawrence County</text:p>
          </table:table-cell>
          <table:table-cell office:value-type="float" office:value="16410" calcext:value-type="float">
            <text:p>16410</text:p>
          </table:table-cell>
        </table:table-row>
        <table:table-row table:style-name="ro1">
          <table:table-cell office:value-type="float" office:value="14791" calcext:value-type="float">
            <text:p>1479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Lee County</text:p>
          </table:table-cell>
          <table:table-cell office:value-type="float" office:value="8513" calcext:value-type="float">
            <text:p>8513</text:p>
          </table:table-cell>
        </table:table-row>
        <table:table-row table:style-name="ro1">
          <table:table-cell office:value-type="float" office:value="14899" calcext:value-type="float">
            <text:p>1489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Lincoln County</text:p>
          </table:table-cell>
          <table:table-cell office:value-type="float" office:value="12944" calcext:value-type="float">
            <text:p>12944</text:p>
          </table:table-cell>
        </table:table-row>
        <table:table-row table:style-name="ro1">
          <table:table-cell office:value-type="float" office:value="15007" calcext:value-type="float">
            <text:p>1500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Little River County</text:p>
          </table:table-cell>
          <table:table-cell office:value-type="float" office:value="12180" calcext:value-type="float">
            <text:p>12180</text:p>
          </table:table-cell>
        </table:table-row>
        <table:table-row table:style-name="ro1">
          <table:table-cell office:value-type="float" office:value="15115" calcext:value-type="float">
            <text:p>151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Logan County</text:p>
          </table:table-cell>
          <table:table-cell office:value-type="float" office:value="21410" calcext:value-type="float">
            <text:p>21410</text:p>
          </table:table-cell>
        </table:table-row>
        <table:table-row table:style-name="ro1">
          <table:table-cell office:value-type="float" office:value="15223" calcext:value-type="float">
            <text:p>1522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Lonoke County</text:p>
          </table:table-cell>
          <table:table-cell office:value-type="float" office:value="73921" calcext:value-type="float">
            <text:p>73921</text:p>
          </table:table-cell>
        </table:table-row>
        <table:table-row table:style-name="ro1">
          <table:table-cell office:value-type="float" office:value="15331" calcext:value-type="float">
            <text:p>1533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adison County</text:p>
          </table:table-cell>
          <table:table-cell office:value-type="float" office:value="16644" calcext:value-type="float">
            <text:p>16644</text:p>
          </table:table-cell>
        </table:table-row>
        <table:table-row table:style-name="ro1">
          <table:table-cell office:value-type="float" office:value="15439" calcext:value-type="float">
            <text:p>1543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arion County</text:p>
          </table:table-cell>
          <table:table-cell office:value-type="float" office:value="16790" calcext:value-type="float">
            <text:p>16790</text:p>
          </table:table-cell>
        </table:table-row>
        <table:table-row table:style-name="ro1">
          <table:table-cell office:value-type="float" office:value="15547" calcext:value-type="float">
            <text:p>1554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iller County</text:p>
          </table:table-cell>
          <table:table-cell office:value-type="float" office:value="43177" calcext:value-type="float">
            <text:p>43177</text:p>
          </table:table-cell>
        </table:table-row>
        <table:table-row table:style-name="ro1">
          <table:table-cell office:value-type="float" office:value="15655" calcext:value-type="float">
            <text:p>1565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ississippi County</text:p>
          </table:table-cell>
          <table:table-cell office:value-type="float" office:value="40066" calcext:value-type="float">
            <text:p>40066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onroe County</text:p>
          </table:table-cell>
          <table:table-cell office:value-type="float" office:value="6584" calcext:value-type="float">
            <text:p>6584</text:p>
          </table:table-cell>
        </table:table-row>
        <table:table-row table:style-name="ro1">
          <table:table-cell office:value-type="float" office:value="15871" calcext:value-type="float">
            <text:p>1587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ontgomery County</text:p>
          </table:table-cell>
          <table:table-cell office:value-type="float" office:value="9006" calcext:value-type="float">
            <text:p>9006</text:p>
          </table:table-cell>
        </table:table-row>
        <table:table-row table:style-name="ro1">
          <table:table-cell office:value-type="float" office:value="15979" calcext:value-type="float">
            <text:p>1597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Nevada County</text:p>
          </table:table-cell>
          <table:table-cell office:value-type="float" office:value="8099" calcext:value-type="float">
            <text:p>8099</text:p>
          </table:table-cell>
        </table:table-row>
        <table:table-row table:style-name="ro1">
          <table:table-cell office:value-type="float" office:value="16087" calcext:value-type="float">
            <text:p>1608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Newton County</text:p>
          </table:table-cell>
          <table:table-cell office:value-type="float" office:value="7602" calcext:value-type="float">
            <text:p>7602</text:p>
          </table:table-cell>
        </table:table-row>
        <table:table-row table:style-name="ro1">
          <table:table-cell office:value-type="float" office:value="16195" calcext:value-type="float">
            <text:p>1619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uachita County</text:p>
          </table:table-cell>
          <table:table-cell office:value-type="float" office:value="23167" calcext:value-type="float">
            <text:p>23167</text:p>
          </table:table-cell>
        </table:table-row>
        <table:table-row table:style-name="ro1">
          <table:table-cell office:value-type="float" office:value="16303" calcext:value-type="float">
            <text:p>1630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Perry County</text:p>
          </table:table-cell>
          <table:table-cell office:value-type="float" office:value="10327" calcext:value-type="float">
            <text:p>10327</text:p>
          </table:table-cell>
        </table:table-row>
        <table:table-row table:style-name="ro1">
          <table:table-cell office:value-type="float" office:value="16411" calcext:value-type="float">
            <text:p>1641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Phillips County</text:p>
          </table:table-cell>
          <table:table-cell office:value-type="float" office:value="17299" calcext:value-type="float">
            <text:p>17299</text:p>
          </table:table-cell>
        </table:table-row>
        <table:table-row table:style-name="ro1">
          <table:table-cell office:value-type="float" office:value="16519" calcext:value-type="float">
            <text:p>1651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Pike County</text:p>
          </table:table-cell>
          <table:table-cell office:value-type="float" office:value="10643" calcext:value-type="float">
            <text:p>10643</text:p>
          </table:table-cell>
        </table:table-row>
        <table:table-row table:style-name="ro1">
          <table:table-cell office:value-type="float" office:value="16627" calcext:value-type="float">
            <text:p>1662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Poinsett County</text:p>
          </table:table-cell>
          <table:table-cell office:value-type="float" office:value="23283" calcext:value-type="float">
            <text:p>23283</text:p>
          </table:table-cell>
        </table:table-row>
        <table:table-row table:style-name="ro1">
          <table:table-cell office:value-type="float" office:value="16735" calcext:value-type="float">
            <text:p>1673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Polk County</text:p>
          </table:table-cell>
          <table:table-cell office:value-type="float" office:value="19707" calcext:value-type="float">
            <text:p>19707</text:p>
          </table:table-cell>
        </table:table-row>
        <table:table-row table:style-name="ro1">
          <table:table-cell office:value-type="float" office:value="16843" calcext:value-type="float">
            <text:p>1684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Pope County</text:p>
          </table:table-cell>
          <table:table-cell office:value-type="float" office:value="64334" calcext:value-type="float">
            <text:p>64334</text:p>
          </table:table-cell>
        </table:table-row>
        <table:table-row table:style-name="ro1">
          <table:table-cell office:value-type="float" office:value="16951" calcext:value-type="float">
            <text:p>1695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Prairie County</text:p>
          </table:table-cell>
          <table:table-cell office:value-type="float" office:value="7966" calcext:value-type="float">
            <text:p>7966</text:p>
          </table:table-cell>
        </table:table-row>
        <table:table-row table:style-name="ro1">
          <table:table-cell office:value-type="float" office:value="17059" calcext:value-type="float">
            <text:p>1705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Pulaski County</text:p>
          </table:table-cell>
          <table:table-cell office:value-type="float" office:value="392980" calcext:value-type="float">
            <text:p>392980</text:p>
          </table:table-cell>
        </table:table-row>
        <table:table-row table:style-name="ro1">
          <table:table-cell office:value-type="float" office:value="17167" calcext:value-type="float">
            <text:p>1716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andolph County</text:p>
          </table:table-cell>
          <table:table-cell office:value-type="float" office:value="18247" calcext:value-type="float">
            <text:p>18247</text:p>
          </table:table-cell>
        </table:table-row>
        <table:table-row table:style-name="ro1">
          <table:table-cell office:value-type="float" office:value="17275" calcext:value-type="float">
            <text:p>1727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aline County</text:p>
          </table:table-cell>
          <table:table-cell office:value-type="float" office:value="123968" calcext:value-type="float">
            <text:p>123968</text:p>
          </table:table-cell>
        </table:table-row>
        <table:table-row table:style-name="ro1">
          <table:table-cell office:value-type="float" office:value="17383" calcext:value-type="float">
            <text:p>1738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cott County</text:p>
          </table:table-cell>
          <table:table-cell office:value-type="float" office:value="10164" calcext:value-type="float">
            <text:p>10164</text:p>
          </table:table-cell>
        </table:table-row>
        <table:table-row table:style-name="ro1">
          <table:table-cell office:value-type="float" office:value="17491" calcext:value-type="float">
            <text:p>1749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earcy County</text:p>
          </table:table-cell>
          <table:table-cell office:value-type="float" office:value="7842" calcext:value-type="float">
            <text:p>7842</text:p>
          </table:table-cell>
        </table:table-row>
        <table:table-row table:style-name="ro1">
          <table:table-cell office:value-type="float" office:value="17599" calcext:value-type="float">
            <text:p>1759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ebastian County</text:p>
          </table:table-cell>
          <table:table-cell office:value-type="float" office:value="127590" calcext:value-type="float">
            <text:p>127590</text:p>
          </table:table-cell>
        </table:table-row>
        <table:table-row table:style-name="ro1">
          <table:table-cell office:value-type="float" office:value="17707" calcext:value-type="float">
            <text:p>1770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evier County</text:p>
          </table:table-cell>
          <table:table-cell office:value-type="float" office:value="16702" calcext:value-type="float">
            <text:p>16702</text:p>
          </table:table-cell>
        </table:table-row>
        <table:table-row table:style-name="ro1">
          <table:table-cell office:value-type="float" office:value="17815" calcext:value-type="float">
            <text:p>178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harp County</text:p>
          </table:table-cell>
          <table:table-cell office:value-type="float" office:value="17424" calcext:value-type="float">
            <text:p>17424</text:p>
          </table:table-cell>
        </table:table-row>
        <table:table-row table:style-name="ro1">
          <table:table-cell office:value-type="float" office:value="17923" calcext:value-type="float">
            <text:p>1792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t. Francis County</text:p>
          </table:table-cell>
          <table:table-cell office:value-type="float" office:value="24682" calcext:value-type="float">
            <text:p>24682</text:p>
          </table:table-cell>
        </table:table-row>
        <table:table-row table:style-name="ro1">
          <table:table-cell office:value-type="float" office:value="18031" calcext:value-type="float">
            <text:p>1803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39" calcext:value-type="float">
            <text:p>1813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tone County</text:p>
          </table:table-cell>
          <table:table-cell office:value-type="float" office:value="12674" calcext:value-type="float">
            <text:p>12674</text:p>
          </table:table-cell>
        </table:table-row>
        <table:table-row table:style-name="ro1">
          <table:table-cell office:value-type="float" office:value="18247" calcext:value-type="float">
            <text:p>1824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nion County</text:p>
          </table:table-cell>
          <table:table-cell office:value-type="float" office:value="38219" calcext:value-type="float">
            <text:p>38219</text:p>
          </table:table-cell>
        </table:table-row>
        <table:table-row table:style-name="ro1">
          <table:table-cell office:value-type="float" office:value="18355" calcext:value-type="float">
            <text:p>1835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Van Buren County</text:p>
          </table:table-cell>
          <table:table-cell office:value-type="float" office:value="16541" calcext:value-type="float">
            <text:p>16541</text:p>
          </table:table-cell>
        </table:table-row>
        <table:table-row table:style-name="ro1">
          <table:table-cell office:value-type="float" office:value="18463" calcext:value-type="float">
            <text:p>1846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Washington County</text:p>
          </table:table-cell>
          <table:table-cell office:value-type="float" office:value="243216" calcext:value-type="float">
            <text:p>243216</text:p>
          </table:table-cell>
        </table:table-row>
        <table:table-row table:style-name="ro1">
          <table:table-cell office:value-type="float" office:value="18571" calcext:value-type="float">
            <text:p>1857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White County</text:p>
          </table:table-cell>
          <table:table-cell office:value-type="float" office:value="78729" calcext:value-type="float">
            <text:p>78729</text:p>
          </table:table-cell>
        </table:table-row>
        <table:table-row table:style-name="ro1">
          <table:table-cell office:value-type="float" office:value="18679" calcext:value-type="float">
            <text:p>1867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Woodruff County</text:p>
          </table:table-cell>
          <table:table-cell office:value-type="float" office:value="6264" calcext:value-type="float">
            <text:p>6264</text:p>
          </table:table-cell>
        </table:table-row>
        <table:table-row table:style-name="ro1">
          <table:table-cell office:value-type="float" office:value="18787" calcext:value-type="float">
            <text:p>1878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Yell County</text:p>
          </table:table-cell>
          <table:table-cell office:value-type="float" office:value="21181" calcext:value-type="float">
            <text:p>21181</text:p>
          </table:table-cell>
        </table:table-row>
        <table:table-row table:style-name="ro1">
          <table:table-cell office:value-type="float" office:value="18895" calcext:value-type="float">
            <text:p>18895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pache County</text:p>
          </table:table-cell>
          <table:table-cell office:value-type="float" office:value="71875" calcext:value-type="float">
            <text:p>71875</text:p>
          </table:table-cell>
        </table:table-row>
        <table:table-row table:style-name="ro1">
          <table:table-cell office:value-type="float" office:value="19003" calcext:value-type="float">
            <text:p>19003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Cochise County</text:p>
          </table:table-cell>
          <table:table-cell office:value-type="float" office:value="127450" calcext:value-type="float">
            <text:p>127450</text:p>
          </table:table-cell>
        </table:table-row>
        <table:table-row table:style-name="ro1">
          <table:table-cell office:value-type="float" office:value="19111" calcext:value-type="float">
            <text:p>19111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Coconino County</text:p>
          </table:table-cell>
          <table:table-cell office:value-type="float" office:value="142481" calcext:value-type="float">
            <text:p>142481</text:p>
          </table:table-cell>
        </table:table-row>
        <table:table-row table:style-name="ro1">
          <table:table-cell office:value-type="float" office:value="19219" calcext:value-type="float">
            <text:p>19219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Gila County</text:p>
          </table:table-cell>
          <table:table-cell office:value-type="float" office:value="54303" calcext:value-type="float">
            <text:p>54303</text:p>
          </table:table-cell>
        </table:table-row>
        <table:table-row table:style-name="ro1">
          <table:table-cell office:value-type="float" office:value="19327" calcext:value-type="float">
            <text:p>19327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Graham County</text:p>
          </table:table-cell>
          <table:table-cell office:value-type="float" office:value="39211" calcext:value-type="float">
            <text:p>39211</text:p>
          </table:table-cell>
        </table:table-row>
        <table:table-row table:style-name="ro1">
          <table:table-cell office:value-type="float" office:value="19435" calcext:value-type="float">
            <text:p>19435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Greenlee County</text:p>
          </table:table-cell>
          <table:table-cell office:value-type="float" office:value="9341" calcext:value-type="float">
            <text:p>9341</text:p>
          </table:table-cell>
        </table:table-row>
        <table:table-row table:style-name="ro1">
          <table:table-cell office:value-type="float" office:value="19543" calcext:value-type="float">
            <text:p>19543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La Paz County</text:p>
          </table:table-cell>
          <table:table-cell office:value-type="float" office:value="21480" calcext:value-type="float">
            <text:p>21480</text:p>
          </table:table-cell>
        </table:table-row>
        <table:table-row table:style-name="ro1">
          <table:table-cell office:value-type="float" office:value="19651" calcext:value-type="float">
            <text:p>19651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Maricopa County</text:p>
          </table:table-cell>
          <table:table-cell office:value-type="float" office:value="4579081" calcext:value-type="float">
            <text:p>4579081</text:p>
          </table:table-cell>
        </table:table-row>
        <table:table-row table:style-name="ro1">
          <table:table-cell office:value-type="float" office:value="19759" calcext:value-type="float">
            <text:p>19759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Mohave County</text:p>
          </table:table-cell>
          <table:table-cell office:value-type="float" office:value="217206" calcext:value-type="float">
            <text:p>217206</text:p>
          </table:table-cell>
        </table:table-row>
        <table:table-row table:style-name="ro1">
          <table:table-cell office:value-type="float" office:value="19867" calcext:value-type="float">
            <text:p>19867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Navajo County</text:p>
          </table:table-cell>
          <table:table-cell office:value-type="float" office:value="112112" calcext:value-type="float">
            <text:p>112112</text:p>
          </table:table-cell>
        </table:table-row>
        <table:table-row table:style-name="ro1">
          <table:table-cell office:value-type="float" office:value="19975" calcext:value-type="float">
            <text:p>19975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Pima County</text:p>
          </table:table-cell>
          <table:table-cell office:value-type="float" office:value="1061175" calcext:value-type="float">
            <text:p>1061175</text:p>
          </table:table-cell>
        </table:table-row>
        <table:table-row table:style-name="ro1">
          <table:table-cell office:value-type="float" office:value="20083" calcext:value-type="float">
            <text:p>20083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Pinal County</text:p>
          </table:table-cell>
          <table:table-cell office:value-type="float" office:value="480828" calcext:value-type="float">
            <text:p>480828</text:p>
          </table:table-cell>
        </table:table-row>
        <table:table-row table:style-name="ro1">
          <table:table-cell office:value-type="float" office:value="20191" calcext:value-type="float">
            <text:p>20191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Santa Cruz County</text:p>
          </table:table-cell>
          <table:table-cell office:value-type="float" office:value="46808" calcext:value-type="float">
            <text:p>46808</text:p>
          </table:table-cell>
        </table:table-row>
        <table:table-row table:style-name="ro1">
          <table:table-cell office:value-type="float" office:value="20299" calcext:value-type="float">
            <text:p>20299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07" calcext:value-type="float">
            <text:p>20407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Yavapai County</text:p>
          </table:table-cell>
          <table:table-cell office:value-type="float" office:value="240226" calcext:value-type="float">
            <text:p>240226</text:p>
          </table:table-cell>
        </table:table-row>
        <table:table-row table:style-name="ro1">
          <table:table-cell office:value-type="float" office:value="20515" calcext:value-type="float">
            <text:p>20515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Yuma County</text:p>
          </table:table-cell>
          <table:table-cell office:value-type="float" office:value="217824" calcext:value-type="float">
            <text:p>217824</text:p>
          </table:table-cell>
        </table:table-row>
        <table:table-row table:style-name="ro1">
          <table:table-cell office:value-type="float" office:value="20623" calcext:value-type="float">
            <text:p>2062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meda County</text:p>
          </table:table-cell>
          <table:table-cell office:value-type="float" office:value="1662323" calcext:value-type="float">
            <text:p>1662323</text:p>
          </table:table-cell>
        </table:table-row>
        <table:table-row table:style-name="ro1">
          <table:table-cell office:value-type="float" office:value="20731" calcext:value-type="float">
            <text:p>2073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pine County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20839" calcext:value-type="float">
            <text:p>2083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mador County</text:p>
          </table:table-cell>
          <table:table-cell office:value-type="float" office:value="40083" calcext:value-type="float">
            <text:p>40083</text:p>
          </table:table-cell>
        </table:table-row>
        <table:table-row table:style-name="ro1">
          <table:table-cell office:value-type="float" office:value="20947" calcext:value-type="float">
            <text:p>2094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utte County</text:p>
          </table:table-cell>
          <table:table-cell office:value-type="float" office:value="212744" calcext:value-type="float">
            <text:p>212744</text:p>
          </table:table-cell>
        </table:table-row>
        <table:table-row table:style-name="ro1">
          <table:table-cell office:value-type="float" office:value="21055" calcext:value-type="float">
            <text:p>2105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laveras County</text:p>
          </table:table-cell>
          <table:table-cell office:value-type="float" office:value="46308" calcext:value-type="float">
            <text:p>46308</text:p>
          </table:table-cell>
        </table:table-row>
        <table:table-row table:style-name="ro1">
          <table:table-cell office:value-type="float" office:value="21163" calcext:value-type="float">
            <text:p>2116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 County</text:p>
          </table:table-cell>
          <table:table-cell office:value-type="float" office:value="866606" calcext:value-type="float">
            <text:p>866606</text:p>
          </table:table-cell>
        </table:table-row>
        <table:table-row table:style-name="ro1">
          <table:table-cell office:value-type="float" office:value="21271" calcext:value-type="float">
            <text:p>2127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lusa County</text:p>
          </table:table-cell>
          <table:table-cell office:value-type="float" office:value="21558" calcext:value-type="float">
            <text:p>21558</text:p>
          </table:table-cell>
        </table:table-row>
        <table:table-row table:style-name="ro1">
          <table:table-cell office:value-type="float" office:value="21379" calcext:value-type="float">
            <text:p>2137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ntra Costa County</text:p>
          </table:table-cell>
          <table:table-cell office:value-type="float" office:value="1152333" calcext:value-type="float">
            <text:p>1152333</text:p>
          </table:table-cell>
        </table:table-row>
        <table:table-row table:style-name="ro1">
          <table:table-cell office:value-type="float" office:value="21487" calcext:value-type="float">
            <text:p>2148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el Norte County</text:p>
          </table:table-cell>
          <table:table-cell office:value-type="float" office:value="27968" calcext:value-type="float">
            <text:p>27968</text:p>
          </table:table-cell>
        </table:table-row>
        <table:table-row table:style-name="ro1">
          <table:table-cell office:value-type="float" office:value="21595" calcext:value-type="float">
            <text:p>2159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l Dorado County</text:p>
          </table:table-cell>
          <table:table-cell office:value-type="float" office:value="192925" calcext:value-type="float">
            <text:p>192925</text:p>
          </table:table-cell>
        </table:table-row>
        <table:table-row table:style-name="ro1">
          <table:table-cell office:value-type="float" office:value="21703" calcext:value-type="float">
            <text:p>2170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sno County</text:p>
          </table:table-cell>
          <table:table-cell office:value-type="float" office:value="1000918" calcext:value-type="float">
            <text:p>1000918</text:p>
          </table:table-cell>
        </table:table-row>
        <table:table-row table:style-name="ro1">
          <table:table-cell office:value-type="float" office:value="21811" calcext:value-type="float">
            <text:p>2181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enn County</text:p>
          </table:table-cell>
          <table:table-cell office:value-type="float" office:value="28283" calcext:value-type="float">
            <text:p>28283</text:p>
          </table:table-cell>
        </table:table-row>
        <table:table-row table:style-name="ro1">
          <table:table-cell office:value-type="float" office:value="21919" calcext:value-type="float">
            <text:p>2191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Humboldt County</text:p>
          </table:table-cell>
          <table:table-cell office:value-type="float" office:value="134977" calcext:value-type="float">
            <text:p>134977</text:p>
          </table:table-cell>
        </table:table-row>
        <table:table-row table:style-name="ro1">
          <table:table-cell office:value-type="float" office:value="22027" calcext:value-type="float">
            <text:p>2202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mperial County</text:p>
          </table:table-cell>
          <table:table-cell office:value-type="float" office:value="180267" calcext:value-type="float">
            <text:p>180267</text:p>
          </table:table-cell>
        </table:table-row>
        <table:table-row table:style-name="ro1">
          <table:table-cell office:value-type="float" office:value="22135" calcext:value-type="float">
            <text:p>2213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nyo County</text:p>
          </table:table-cell>
          <table:table-cell office:value-type="float" office:value="18046" calcext:value-type="float">
            <text:p>18046</text:p>
          </table:table-cell>
        </table:table-row>
        <table:table-row table:style-name="ro1">
          <table:table-cell office:value-type="float" office:value="22243" calcext:value-type="float">
            <text:p>2224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Kern County</text:p>
          </table:table-cell>
          <table:table-cell office:value-type="float" office:value="901362" calcext:value-type="float">
            <text:p>901362</text:p>
          </table:table-cell>
        </table:table-row>
        <table:table-row table:style-name="ro1">
          <table:table-cell office:value-type="float" office:value="22351" calcext:value-type="float">
            <text:p>2235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Kings County</text:p>
          </table:table-cell>
          <table:table-cell office:value-type="float" office:value="152692" calcext:value-type="float">
            <text:p>152692</text:p>
          </table:table-cell>
        </table:table-row>
        <table:table-row table:style-name="ro1">
          <table:table-cell office:value-type="float" office:value="22459" calcext:value-type="float">
            <text:p>2245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ake County</text:p>
          </table:table-cell>
          <table:table-cell office:value-type="float" office:value="64479" calcext:value-type="float">
            <text:p>64479</text:p>
          </table:table-cell>
        </table:table-row>
        <table:table-row table:style-name="ro1">
          <table:table-cell office:value-type="float" office:value="22567" calcext:value-type="float">
            <text:p>2256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assen County</text:p>
          </table:table-cell>
          <table:table-cell office:value-type="float" office:value="30016" calcext:value-type="float">
            <text:p>30016</text:p>
          </table:table-cell>
        </table:table-row>
        <table:table-row table:style-name="ro1">
          <table:table-cell office:value-type="float" office:value="22675" calcext:value-type="float">
            <text:p>2267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s Angeles County</text:p>
          </table:table-cell>
          <table:table-cell office:value-type="float" office:value="9943046" calcext:value-type="float">
            <text:p>9943046</text:p>
          </table:table-cell>
        </table:table-row>
        <table:table-row table:style-name="ro1">
          <table:table-cell office:value-type="float" office:value="22783" calcext:value-type="float">
            <text:p>2278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adera County</text:p>
          </table:table-cell>
          <table:table-cell office:value-type="float" office:value="157761" calcext:value-type="float">
            <text:p>157761</text:p>
          </table:table-cell>
        </table:table-row>
        <table:table-row table:style-name="ro1">
          <table:table-cell office:value-type="float" office:value="22891" calcext:value-type="float">
            <text:p>2289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arin County</text:p>
          </table:table-cell>
          <table:table-cell office:value-type="float" office:value="257332" calcext:value-type="float">
            <text:p>257332</text:p>
          </table:table-cell>
        </table:table-row>
        <table:table-row table:style-name="ro1">
          <table:table-cell office:value-type="float" office:value="22999" calcext:value-type="float">
            <text:p>2299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ariposa County</text:p>
          </table:table-cell>
          <table:table-cell office:value-type="float" office:value="17160" calcext:value-type="float">
            <text:p>17160</text:p>
          </table:table-cell>
        </table:table-row>
        <table:table-row table:style-name="ro1">
          <table:table-cell office:value-type="float" office:value="23107" calcext:value-type="float">
            <text:p>2310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ndocino County</text:p>
          </table:table-cell>
          <table:table-cell office:value-type="float" office:value="86061" calcext:value-type="float">
            <text:p>86061</text:p>
          </table:table-cell>
        </table:table-row>
        <table:table-row table:style-name="ro1">
          <table:table-cell office:value-type="float" office:value="23215" calcext:value-type="float">
            <text:p>2321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erced County</text:p>
          </table:table-cell>
          <table:table-cell office:value-type="float" office:value="279252" calcext:value-type="float">
            <text:p>279252</text:p>
          </table:table-cell>
        </table:table-row>
        <table:table-row table:style-name="ro1">
          <table:table-cell office:value-type="float" office:value="23323" calcext:value-type="float">
            <text:p>2332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odoc County</text:p>
          </table:table-cell>
          <table:table-cell office:value-type="float" office:value="8763" calcext:value-type="float">
            <text:p>8763</text:p>
          </table:table-cell>
        </table:table-row>
        <table:table-row table:style-name="ro1">
          <table:table-cell office:value-type="float" office:value="23431" calcext:value-type="float">
            <text:p>2343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ono County</text:p>
          </table:table-cell>
          <table:table-cell office:value-type="float" office:value="14534" calcext:value-type="float">
            <text:p>14534</text:p>
          </table:table-cell>
        </table:table-row>
        <table:table-row table:style-name="ro1">
          <table:table-cell office:value-type="float" office:value="23539" calcext:value-type="float">
            <text:p>2353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onterey County</text:p>
          </table:table-cell>
          <table:table-cell office:value-type="float" office:value="430906" calcext:value-type="float">
            <text:p>430906</text:p>
          </table:table-cell>
        </table:table-row>
        <table:table-row table:style-name="ro1">
          <table:table-cell office:value-type="float" office:value="23647" calcext:value-type="float">
            <text:p>2364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apa County</text:p>
          </table:table-cell>
          <table:table-cell office:value-type="float" office:value="135965" calcext:value-type="float">
            <text:p>135965</text:p>
          </table:table-cell>
        </table:table-row>
        <table:table-row table:style-name="ro1">
          <table:table-cell office:value-type="float" office:value="23755" calcext:value-type="float">
            <text:p>2375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evada County</text:p>
          </table:table-cell>
          <table:table-cell office:value-type="float" office:value="99606" calcext:value-type="float">
            <text:p>99606</text:p>
          </table:table-cell>
        </table:table-row>
        <table:table-row table:style-name="ro1">
          <table:table-cell office:value-type="float" office:value="23863" calcext:value-type="float">
            <text:p>2386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range County</text:p>
          </table:table-cell>
          <table:table-cell office:value-type="float" office:value="3166857" calcext:value-type="float">
            <text:p>3166857</text:p>
          </table:table-cell>
        </table:table-row>
        <table:table-row table:style-name="ro1">
          <table:table-cell office:value-type="float" office:value="23971" calcext:value-type="float">
            <text:p>2397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lacer County</text:p>
          </table:table-cell>
          <table:table-cell office:value-type="float" office:value="402950" calcext:value-type="float">
            <text:p>402950</text:p>
          </table:table-cell>
        </table:table-row>
        <table:table-row table:style-name="ro1">
          <table:table-cell office:value-type="float" office:value="24079" calcext:value-type="float">
            <text:p>2407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lumas County</text:p>
          </table:table-cell>
          <table:table-cell office:value-type="float" office:value="18967" calcext:value-type="float">
            <text:p>18967</text:p>
          </table:table-cell>
        </table:table-row>
        <table:table-row table:style-name="ro1">
          <table:table-cell office:value-type="float" office:value="24187" calcext:value-type="float">
            <text:p>2418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verside County</text:p>
          </table:table-cell>
          <table:table-cell office:value-type="float" office:value="2489188" calcext:value-type="float">
            <text:p>2489188</text:p>
          </table:table-cell>
        </table:table-row>
        <table:table-row table:style-name="ro1">
          <table:table-cell office:value-type="float" office:value="24295" calcext:value-type="float">
            <text:p>2429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cramento County</text:p>
          </table:table-cell>
          <table:table-cell office:value-type="float" office:value="1559146" calcext:value-type="float">
            <text:p>1559146</text:p>
          </table:table-cell>
        </table:table-row>
        <table:table-row table:style-name="ro1">
          <table:table-cell office:value-type="float" office:value="24403" calcext:value-type="float">
            <text:p>2440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Benito County</text:p>
          </table:table-cell>
          <table:table-cell office:value-type="float" office:value="64055" calcext:value-type="float">
            <text:p>64055</text:p>
          </table:table-cell>
        </table:table-row>
        <table:table-row table:style-name="ro1">
          <table:table-cell office:value-type="float" office:value="24511" calcext:value-type="float">
            <text:p>2451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Bernardino County</text:p>
          </table:table-cell>
          <table:table-cell office:value-type="float" office:value="2189183" calcext:value-type="float">
            <text:p>2189183</text:p>
          </table:table-cell>
        </table:table-row>
        <table:table-row table:style-name="ro1">
          <table:table-cell office:value-type="float" office:value="24619" calcext:value-type="float">
            <text:p>2461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 County</text:p>
          </table:table-cell>
          <table:table-cell office:value-type="float" office:value="3332427" calcext:value-type="float">
            <text:p>3332427</text:p>
          </table:table-cell>
        </table:table-row>
        <table:table-row table:style-name="ro1">
          <table:table-cell office:value-type="float" office:value="24727" calcext:value-type="float">
            <text:p>2472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Joaquin County</text:p>
          </table:table-cell>
          <table:table-cell office:value-type="float" office:value="767967" calcext:value-type="float">
            <text:p>767967</text:p>
          </table:table-cell>
        </table:table-row>
        <table:table-row table:style-name="ro1">
          <table:table-cell office:value-type="float" office:value="24835" calcext:value-type="float">
            <text:p>2483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Luis Obispo County</text:p>
          </table:table-cell>
          <table:table-cell office:value-type="float" office:value="282249" calcext:value-type="float">
            <text:p>282249</text:p>
          </table:table-cell>
        </table:table-row>
        <table:table-row table:style-name="ro1">
          <table:table-cell office:value-type="float" office:value="24943" calcext:value-type="float">
            <text:p>2494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Mateo County</text:p>
          </table:table-cell>
          <table:table-cell office:value-type="float" office:value="758308" calcext:value-type="float">
            <text:p>758308</text:p>
          </table:table-cell>
        </table:table-row>
        <table:table-row table:style-name="ro1">
          <table:table-cell office:value-type="float" office:value="25051" calcext:value-type="float">
            <text:p>2505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ta Barbara County</text:p>
          </table:table-cell>
          <table:table-cell office:value-type="float" office:value="444766" calcext:value-type="float">
            <text:p>444766</text:p>
          </table:table-cell>
        </table:table-row>
        <table:table-row table:style-name="ro1">
          <table:table-cell office:value-type="float" office:value="25159" calcext:value-type="float">
            <text:p>2515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ta Clara County</text:p>
          </table:table-cell>
          <table:table-cell office:value-type="float" office:value="1907105" calcext:value-type="float">
            <text:p>1907105</text:p>
          </table:table-cell>
        </table:table-row>
        <table:table-row table:style-name="ro1">
          <table:table-cell office:value-type="float" office:value="25267" calcext:value-type="float">
            <text:p>2526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ta Cruz County</text:p>
          </table:table-cell>
          <table:table-cell office:value-type="float" office:value="269925" calcext:value-type="float">
            <text:p>269925</text:p>
          </table:table-cell>
        </table:table-row>
        <table:table-row table:style-name="ro1">
          <table:table-cell office:value-type="float" office:value="25375" calcext:value-type="float">
            <text:p>2537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hasta County</text:p>
          </table:table-cell>
          <table:table-cell office:value-type="float" office:value="179027" calcext:value-type="float">
            <text:p>179027</text:p>
          </table:table-cell>
        </table:table-row>
        <table:table-row table:style-name="ro1">
          <table:table-cell office:value-type="float" office:value="25483" calcext:value-type="float">
            <text:p>2548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ierra County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25591" calcext:value-type="float">
            <text:p>2559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iskiyou County</text:p>
          </table:table-cell>
          <table:table-cell office:value-type="float" office:value="43245" calcext:value-type="float">
            <text:p>43245</text:p>
          </table:table-cell>
        </table:table-row>
        <table:table-row table:style-name="ro1">
          <table:table-cell office:value-type="float" office:value="25699" calcext:value-type="float">
            <text:p>2569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olano County</text:p>
          </table:table-cell>
          <table:table-cell office:value-type="float" office:value="446935" calcext:value-type="float">
            <text:p>446935</text:p>
          </table:table-cell>
        </table:table-row>
        <table:table-row table:style-name="ro1">
          <table:table-cell office:value-type="float" office:value="25807" calcext:value-type="float">
            <text:p>2580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onoma County</text:p>
          </table:table-cell>
          <table:table-cell office:value-type="float" office:value="489819" calcext:value-type="float">
            <text:p>489819</text:p>
          </table:table-cell>
        </table:table-row>
        <table:table-row table:style-name="ro1">
          <table:table-cell office:value-type="float" office:value="25915" calcext:value-type="float">
            <text:p>2591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tanislaus County</text:p>
          </table:table-cell>
          <table:table-cell office:value-type="float" office:value="550081" calcext:value-type="float">
            <text:p>550081</text:p>
          </table:table-cell>
        </table:table-row>
        <table:table-row table:style-name="ro1">
          <table:table-cell office:value-type="float" office:value="26023" calcext:value-type="float">
            <text:p>2602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31" calcext:value-type="float">
            <text:p>2613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utter County</text:p>
          </table:table-cell>
          <table:table-cell office:value-type="float" office:value="96385" calcext:value-type="float">
            <text:p>96385</text:p>
          </table:table-cell>
        </table:table-row>
        <table:table-row table:style-name="ro1">
          <table:table-cell office:value-type="float" office:value="26239" calcext:value-type="float">
            <text:p>2623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ehama County</text:p>
          </table:table-cell>
          <table:table-cell office:value-type="float" office:value="64494" calcext:value-type="float">
            <text:p>64494</text:p>
          </table:table-cell>
        </table:table-row>
        <table:table-row table:style-name="ro1">
          <table:table-cell office:value-type="float" office:value="26347" calcext:value-type="float">
            <text:p>2634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inity County</text:p>
          </table:table-cell>
          <table:table-cell office:value-type="float" office:value="12216" calcext:value-type="float">
            <text:p>12216</text:p>
          </table:table-cell>
        </table:table-row>
        <table:table-row table:style-name="ro1">
          <table:table-cell office:value-type="float" office:value="26455" calcext:value-type="float">
            <text:p>2645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ulare County</text:p>
          </table:table-cell>
          <table:table-cell office:value-type="float" office:value="468680" calcext:value-type="float">
            <text:p>468680</text:p>
          </table:table-cell>
        </table:table-row>
        <table:table-row table:style-name="ro1">
          <table:table-cell office:value-type="float" office:value="26563" calcext:value-type="float">
            <text:p>2656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uolumne County</text:p>
          </table:table-cell>
          <table:table-cell office:value-type="float" office:value="54515" calcext:value-type="float">
            <text:p>54515</text:p>
          </table:table-cell>
        </table:table-row>
        <table:table-row table:style-name="ro1">
          <table:table-cell office:value-type="float" office:value="26671" calcext:value-type="float">
            <text:p>2667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entura County</text:p>
          </table:table-cell>
          <table:table-cell office:value-type="float" office:value="841387" calcext:value-type="float">
            <text:p>841387</text:p>
          </table:table-cell>
        </table:table-row>
        <table:table-row table:style-name="ro1">
          <table:table-cell office:value-type="float" office:value="26779" calcext:value-type="float">
            <text:p>2677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Yolo County</text:p>
          </table:table-cell>
          <table:table-cell office:value-type="float" office:value="219728" calcext:value-type="float">
            <text:p>219728</text:p>
          </table:table-cell>
        </table:table-row>
        <table:table-row table:style-name="ro1">
          <table:table-cell office:value-type="float" office:value="26887" calcext:value-type="float">
            <text:p>2688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Yuba County</text:p>
          </table:table-cell>
          <table:table-cell office:value-type="float" office:value="80160" calcext:value-type="float">
            <text:p>80160</text:p>
          </table:table-cell>
        </table:table-row>
        <table:table-row table:style-name="ro1">
          <table:table-cell office:value-type="float" office:value="26995" calcext:value-type="float">
            <text:p>26995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dams County</text:p>
          </table:table-cell>
          <table:table-cell office:value-type="float" office:value="519883" calcext:value-type="float">
            <text:p>519883</text:p>
          </table:table-cell>
        </table:table-row>
        <table:table-row table:style-name="ro1">
          <table:table-cell office:value-type="float" office:value="27103" calcext:value-type="float">
            <text:p>2710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lamosa County</text:p>
          </table:table-cell>
          <table:table-cell office:value-type="float" office:value="16180" calcext:value-type="float">
            <text:p>16180</text:p>
          </table:table-cell>
        </table:table-row>
        <table:table-row table:style-name="ro1">
          <table:table-cell office:value-type="float" office:value="27211" calcext:value-type="float">
            <text:p>2721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rapahoe County</text:p>
          </table:table-cell>
          <table:table-cell office:value-type="float" office:value="657452" calcext:value-type="float">
            <text:p>657452</text:p>
          </table:table-cell>
        </table:table-row>
        <table:table-row table:style-name="ro1">
          <table:table-cell office:value-type="float" office:value="27319" calcext:value-type="float">
            <text:p>2731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rchuleta County</text:p>
          </table:table-cell>
          <table:table-cell office:value-type="float" office:value="14196" calcext:value-type="float">
            <text:p>14196</text:p>
          </table:table-cell>
        </table:table-row>
        <table:table-row table:style-name="ro1">
          <table:table-cell office:value-type="float" office:value="27427" calcext:value-type="float">
            <text:p>2742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aca County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float" office:value="27535" calcext:value-type="float">
            <text:p>27535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ent County</text:p>
          </table:table-cell>
          <table:table-cell office:value-type="float" office:value="5356" calcext:value-type="float">
            <text:p>5356</text:p>
          </table:table-cell>
        </table:table-row>
        <table:table-row table:style-name="ro1">
          <table:table-cell office:value-type="float" office:value="27643" calcext:value-type="float">
            <text:p>2764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Boulder County</text:p>
          </table:table-cell>
          <table:table-cell office:value-type="float" office:value="327171" calcext:value-type="float">
            <text:p>327171</text:p>
          </table:table-cell>
        </table:table-row>
        <table:table-row table:style-name="ro1">
          <table:table-cell office:value-type="float" office:value="27751" calcext:value-type="float">
            <text:p>2775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haffee County</text:p>
          </table:table-cell>
          <table:table-cell office:value-type="float" office:value="20661" calcext:value-type="float">
            <text:p>20661</text:p>
          </table:table-cell>
        </table:table-row>
        <table:table-row table:style-name="ro1">
          <table:table-cell office:value-type="float" office:value="27859" calcext:value-type="float">
            <text:p>2785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heyenne County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27967" calcext:value-type="float">
            <text:p>2796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ity and County of Broomfield</text:p>
          </table:table-cell>
          <table:table-cell office:value-type="float" office:value="72236" calcext:value-type="float">
            <text:p>72236</text:p>
          </table:table-cell>
        </table:table-row>
        <table:table-row table:style-name="ro1">
          <table:table-cell office:value-type="float" office:value="28075" calcext:value-type="float">
            <text:p>28075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ity and County of Denver</text:p>
          </table:table-cell>
          <table:table-cell office:value-type="float" office:value="735538" calcext:value-type="float">
            <text:p>735538</text:p>
          </table:table-cell>
        </table:table-row>
        <table:table-row table:style-name="ro1">
          <table:table-cell office:value-type="float" office:value="28183" calcext:value-type="float">
            <text:p>2818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lear Creek County</text:p>
          </table:table-cell>
          <table:table-cell office:value-type="float" office:value="9586" calcext:value-type="float">
            <text:p>9586</text:p>
          </table:table-cell>
        </table:table-row>
        <table:table-row table:style-name="ro1">
          <table:table-cell office:value-type="float" office:value="28291" calcext:value-type="float">
            <text:p>2829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nejos County</text:p>
          </table:table-cell>
          <table:table-cell office:value-type="float" office:value="8143" calcext:value-type="float">
            <text:p>8143</text:p>
          </table:table-cell>
        </table:table-row>
        <table:table-row table:style-name="ro1">
          <table:table-cell office:value-type="float" office:value="28399" calcext:value-type="float">
            <text:p>2839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stilla County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28507" calcext:value-type="float">
            <text:p>2850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rowley County</text:p>
          </table:table-cell>
          <table:table-cell office:value-type="float" office:value="5696" calcext:value-type="float">
            <text:p>5696</text:p>
          </table:table-cell>
        </table:table-row>
        <table:table-row table:style-name="ro1">
          <table:table-cell office:value-type="float" office:value="28615" calcext:value-type="float">
            <text:p>28615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uster County</text:p>
          </table:table-cell>
          <table:table-cell office:value-type="float" office:value="5183" calcext:value-type="float">
            <text:p>5183</text:p>
          </table:table-cell>
        </table:table-row>
        <table:table-row table:style-name="ro1">
          <table:table-cell office:value-type="float" office:value="28723" calcext:value-type="float">
            <text:p>2872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elta County</text:p>
          </table:table-cell>
          <table:table-cell office:value-type="float" office:value="31067" calcext:value-type="float">
            <text:p>31067</text:p>
          </table:table-cell>
        </table:table-row>
        <table:table-row table:style-name="ro1">
          <table:table-cell office:value-type="float" office:value="28831" calcext:value-type="float">
            <text:p>2883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olores County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28939" calcext:value-type="float">
            <text:p>2893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ouglas County</text:p>
          </table:table-cell>
          <table:table-cell office:value-type="float" office:value="360750" calcext:value-type="float">
            <text:p>360750</text:p>
          </table:table-cell>
        </table:table-row>
        <table:table-row table:style-name="ro1">
          <table:table-cell office:value-type="float" office:value="29047" calcext:value-type="float">
            <text:p>2904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Eagle County</text:p>
          </table:table-cell>
          <table:table-cell office:value-type="float" office:value="54929" calcext:value-type="float">
            <text:p>54929</text:p>
          </table:table-cell>
        </table:table-row>
        <table:table-row table:style-name="ro1">
          <table:table-cell office:value-type="float" office:value="29155" calcext:value-type="float">
            <text:p>29155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El Paso County</text:p>
          </table:table-cell>
          <table:table-cell office:value-type="float" office:value="728310" calcext:value-type="float">
            <text:p>728310</text:p>
          </table:table-cell>
        </table:table-row>
        <table:table-row table:style-name="ro1">
          <table:table-cell office:value-type="float" office:value="29263" calcext:value-type="float">
            <text:p>2926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Elbert County</text:p>
          </table:table-cell>
          <table:table-cell office:value-type="float" office:value="27313" calcext:value-type="float">
            <text:p>27313</text:p>
          </table:table-cell>
        </table:table-row>
        <table:table-row table:style-name="ro1">
          <table:table-cell office:value-type="float" office:value="29371" calcext:value-type="float">
            <text:p>2937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remont County</text:p>
          </table:table-cell>
          <table:table-cell office:value-type="float" office:value="47867" calcext:value-type="float">
            <text:p>47867</text:p>
          </table:table-cell>
        </table:table-row>
        <table:table-row table:style-name="ro1">
          <table:table-cell office:value-type="float" office:value="29479" calcext:value-type="float">
            <text:p>2947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arfield County</text:p>
          </table:table-cell>
          <table:table-cell office:value-type="float" office:value="60366" calcext:value-type="float">
            <text:p>60366</text:p>
          </table:table-cell>
        </table:table-row>
        <table:table-row table:style-name="ro1">
          <table:table-cell office:value-type="float" office:value="29587" calcext:value-type="float">
            <text:p>2958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ilpin County</text:p>
          </table:table-cell>
          <table:table-cell office:value-type="float" office:value="6235" calcext:value-type="float">
            <text:p>6235</text:p>
          </table:table-cell>
        </table:table-row>
        <table:table-row table:style-name="ro1">
          <table:table-cell office:value-type="float" office:value="29695" calcext:value-type="float">
            <text:p>29695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rand County</text:p>
          </table:table-cell>
          <table:table-cell office:value-type="float" office:value="15794" calcext:value-type="float">
            <text:p>15794</text:p>
          </table:table-cell>
        </table:table-row>
        <table:table-row table:style-name="ro1">
          <table:table-cell office:value-type="float" office:value="29803" calcext:value-type="float">
            <text:p>2980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Gunnison County</text:p>
          </table:table-cell>
          <table:table-cell office:value-type="float" office:value="17593" calcext:value-type="float">
            <text:p>17593</text:p>
          </table:table-cell>
        </table:table-row>
        <table:table-row table:style-name="ro1">
          <table:table-cell office:value-type="float" office:value="29911" calcext:value-type="float">
            <text:p>2991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Hinsdale County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30019" calcext:value-type="float">
            <text:p>3001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Huerfano County</text:p>
          </table:table-cell>
          <table:table-cell office:value-type="float" office:value="6883" calcext:value-type="float">
            <text:p>6883</text:p>
          </table:table-cell>
        </table:table-row>
        <table:table-row table:style-name="ro1">
          <table:table-cell office:value-type="float" office:value="30127" calcext:value-type="float">
            <text:p>3012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Jackson County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30235" calcext:value-type="float">
            <text:p>30235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Jefferson County</text:p>
          </table:table-cell>
          <table:table-cell office:value-type="float" office:value="583283" calcext:value-type="float">
            <text:p>583283</text:p>
          </table:table-cell>
        </table:table-row>
        <table:table-row table:style-name="ro1">
          <table:table-cell office:value-type="float" office:value="30343" calcext:value-type="float">
            <text:p>3034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Kiowa County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30451" calcext:value-type="float">
            <text:p>3045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Kit Carson County</text:p>
          </table:table-cell>
          <table:table-cell office:value-type="float" office:value="7121" calcext:value-type="float">
            <text:p>7121</text:p>
          </table:table-cell>
        </table:table-row>
        <table:table-row table:style-name="ro1">
          <table:table-cell office:value-type="float" office:value="30559" calcext:value-type="float">
            <text:p>3055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La Plata County</text:p>
          </table:table-cell>
          <table:table-cell office:value-type="float" office:value="56564" calcext:value-type="float">
            <text:p>56564</text:p>
          </table:table-cell>
        </table:table-row>
        <table:table-row table:style-name="ro1">
          <table:table-cell office:value-type="float" office:value="30667" calcext:value-type="float">
            <text:p>3066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Lake County</text:p>
          </table:table-cell>
          <table:table-cell office:value-type="float" office:value="7987" calcext:value-type="float">
            <text:p>7987</text:p>
          </table:table-cell>
        </table:table-row>
        <table:table-row table:style-name="ro1">
          <table:table-cell office:value-type="float" office:value="30775" calcext:value-type="float">
            <text:p>30775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Larimer County</text:p>
          </table:table-cell>
          <table:table-cell office:value-type="float" office:value="360428" calcext:value-type="float">
            <text:p>360428</text:p>
          </table:table-cell>
        </table:table-row>
        <table:table-row table:style-name="ro1">
          <table:table-cell office:value-type="float" office:value="30883" calcext:value-type="float">
            <text:p>3088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Las Animas County</text:p>
          </table:table-cell>
          <table:table-cell office:value-type="float" office:value="14420" calcext:value-type="float">
            <text:p>14420</text:p>
          </table:table-cell>
        </table:table-row>
        <table:table-row table:style-name="ro1">
          <table:table-cell office:value-type="float" office:value="30991" calcext:value-type="float">
            <text:p>3099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Lincoln County</text:p>
          </table:table-cell>
          <table:table-cell office:value-type="float" office:value="5680" calcext:value-type="float">
            <text:p>5680</text:p>
          </table:table-cell>
        </table:table-row>
        <table:table-row table:style-name="ro1">
          <table:table-cell office:value-type="float" office:value="31099" calcext:value-type="float">
            <text:p>3109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Logan County</text:p>
          </table:table-cell>
          <table:table-cell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31207" calcext:value-type="float">
            <text:p>3120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esa County</text:p>
          </table:table-cell>
          <table:table-cell office:value-type="float" office:value="155603" calcext:value-type="float">
            <text:p>155603</text:p>
          </table:table-cell>
        </table:table-row>
        <table:table-row table:style-name="ro1">
          <table:table-cell office:value-type="float" office:value="31315" calcext:value-type="float">
            <text:p>31315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ineral County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31423" calcext:value-type="float">
            <text:p>3142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offat County</text:p>
          </table:table-cell>
          <table:table-cell office:value-type="float" office:value="13144" calcext:value-type="float">
            <text:p>13144</text:p>
          </table:table-cell>
        </table:table-row>
        <table:table-row table:style-name="ro1">
          <table:table-cell office:value-type="float" office:value="31531" calcext:value-type="float">
            <text:p>3153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ontezuma County</text:p>
          </table:table-cell>
          <table:table-cell office:value-type="float" office:value="26408" calcext:value-type="float">
            <text:p>26408</text:p>
          </table:table-cell>
        </table:table-row>
        <table:table-row table:style-name="ro1">
          <table:table-cell office:value-type="float" office:value="31639" calcext:value-type="float">
            <text:p>3163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ontrose County</text:p>
          </table:table-cell>
          <table:table-cell office:value-type="float" office:value="43322" calcext:value-type="float">
            <text:p>43322</text:p>
          </table:table-cell>
        </table:table-row>
        <table:table-row table:style-name="ro1">
          <table:table-cell office:value-type="float" office:value="31747" calcext:value-type="float">
            <text:p>3174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organ County</text:p>
          </table:table-cell>
          <table:table-cell office:value-type="float" office:value="28941" calcext:value-type="float">
            <text:p>28941</text:p>
          </table:table-cell>
        </table:table-row>
        <table:table-row table:style-name="ro1">
          <table:table-cell office:value-type="float" office:value="31855" calcext:value-type="float">
            <text:p>31855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tero County</text:p>
          </table:table-cell>
          <table:table-cell office:value-type="float" office:value="18201" calcext:value-type="float">
            <text:p>18201</text:p>
          </table:table-cell>
        </table:table-row>
        <table:table-row table:style-name="ro1">
          <table:table-cell office:value-type="float" office:value="31963" calcext:value-type="float">
            <text:p>3196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uray County</text:p>
          </table:table-cell>
          <table:table-cell office:value-type="float" office:value="5001" calcext:value-type="float">
            <text:p>5001</text:p>
          </table:table-cell>
        </table:table-row>
        <table:table-row table:style-name="ro1">
          <table:table-cell office:value-type="float" office:value="32071" calcext:value-type="float">
            <text:p>3207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ark County</text:p>
          </table:table-cell>
          <table:table-cell office:value-type="float" office:value="18955" calcext:value-type="float">
            <text:p>18955</text:p>
          </table:table-cell>
        </table:table-row>
        <table:table-row table:style-name="ro1">
          <table:table-cell office:value-type="float" office:value="32179" calcext:value-type="float">
            <text:p>3217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hillips County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float" office:value="32287" calcext:value-type="float">
            <text:p>3228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itkin County</text:p>
          </table:table-cell>
          <table:table-cell office:value-type="float" office:value="17894" calcext:value-type="float">
            <text:p>17894</text:p>
          </table:table-cell>
        </table:table-row>
        <table:table-row table:style-name="ro1">
          <table:table-cell office:value-type="float" office:value="32395" calcext:value-type="float">
            <text:p>32395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rowers County</text:p>
          </table:table-cell>
          <table:table-cell office:value-type="float" office:value="12106" calcext:value-type="float">
            <text:p>12106</text:p>
          </table:table-cell>
        </table:table-row>
        <table:table-row table:style-name="ro1">
          <table:table-cell office:value-type="float" office:value="32503" calcext:value-type="float">
            <text:p>3250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ueblo County</text:p>
          </table:table-cell>
          <table:table-cell office:value-type="float" office:value="169823" calcext:value-type="float">
            <text:p>169823</text:p>
          </table:table-cell>
        </table:table-row>
        <table:table-row table:style-name="ro1">
          <table:table-cell office:value-type="float" office:value="32611" calcext:value-type="float">
            <text:p>3261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io Blanco County</text:p>
          </table:table-cell>
          <table:table-cell office:value-type="float" office:value="6342" calcext:value-type="float">
            <text:p>6342</text:p>
          </table:table-cell>
        </table:table-row>
        <table:table-row table:style-name="ro1">
          <table:table-cell office:value-type="float" office:value="32719" calcext:value-type="float">
            <text:p>3271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io Grande County</text:p>
          </table:table-cell>
          <table:table-cell office:value-type="float" office:value="11296" calcext:value-type="float">
            <text:p>11296</text:p>
          </table:table-cell>
        </table:table-row>
        <table:table-row table:style-name="ro1">
          <table:table-cell office:value-type="float" office:value="32827" calcext:value-type="float">
            <text:p>3282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Routt County</text:p>
          </table:table-cell>
          <table:table-cell office:value-type="float" office:value="25560" calcext:value-type="float">
            <text:p>25560</text:p>
          </table:table-cell>
        </table:table-row>
        <table:table-row table:style-name="ro1">
          <table:table-cell office:value-type="float" office:value="32935" calcext:value-type="float">
            <text:p>32935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aguache County</text:p>
          </table:table-cell>
          <table:table-cell office:value-type="float" office:value="6938" calcext:value-type="float">
            <text:p>6938</text:p>
          </table:table-cell>
        </table:table-row>
        <table:table-row table:style-name="ro1">
          <table:table-cell office:value-type="float" office:value="33043" calcext:value-type="float">
            <text:p>3304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an Juan County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3151" calcext:value-type="float">
            <text:p>3315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an Miguel County</text:p>
          </table:table-cell>
          <table:table-cell office:value-type="float" office:value="8105" calcext:value-type="float">
            <text:p>8105</text:p>
          </table:table-cell>
        </table:table-row>
        <table:table-row table:style-name="ro1">
          <table:table-cell office:value-type="float" office:value="33259" calcext:value-type="float">
            <text:p>3325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edgwick County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33367" calcext:value-type="float">
            <text:p>3336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75" calcext:value-type="float">
            <text:p>33475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ummit County</text:p>
          </table:table-cell>
          <table:table-cell office:value-type="float" office:value="30631" calcext:value-type="float">
            <text:p>30631</text:p>
          </table:table-cell>
        </table:table-row>
        <table:table-row table:style-name="ro1">
          <table:table-cell office:value-type="float" office:value="33583" calcext:value-type="float">
            <text:p>3358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eller County</text:p>
          </table:table-cell>
          <table:table-cell office:value-type="float" office:value="25529" calcext:value-type="float">
            <text:p>25529</text:p>
          </table:table-cell>
        </table:table-row>
        <table:table-row table:style-name="ro1">
          <table:table-cell office:value-type="float" office:value="33691" calcext:value-type="float">
            <text:p>3369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Washington County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office:value-type="float" office:value="33799" calcext:value-type="float">
            <text:p>3379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Weld County</text:p>
          </table:table-cell>
          <table:table-cell office:value-type="float" office:value="333983" calcext:value-type="float">
            <text:p>333983</text:p>
          </table:table-cell>
        </table:table-row>
        <table:table-row table:style-name="ro1">
          <table:table-cell office:value-type="float" office:value="33907" calcext:value-type="float">
            <text:p>3390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Yuma County</text:p>
          </table:table-cell>
          <table:table-cell office:value-type="float" office:value="10047" calcext:value-type="float">
            <text:p>10047</text:p>
          </table:table-cell>
        </table:table-row>
        <table:table-row table:style-name="ro1">
          <table:table-cell office:value-type="float" office:value="34015" calcext:value-type="float">
            <text:p>34015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Fairfield County</text:p>
          </table:table-cell>
          <table:table-cell office:value-type="float" office:value="942426" calcext:value-type="float">
            <text:p>942426</text:p>
          </table:table-cell>
        </table:table-row>
        <table:table-row table:style-name="ro1">
          <table:table-cell office:value-type="float" office:value="34123" calcext:value-type="float">
            <text:p>34123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Hartford County</text:p>
          </table:table-cell>
          <table:table-cell office:value-type="float" office:value="889226" calcext:value-type="float">
            <text:p>889226</text:p>
          </table:table-cell>
        </table:table-row>
        <table:table-row table:style-name="ro1">
          <table:table-cell office:value-type="float" office:value="34231" calcext:value-type="float">
            <text:p>3423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Litchfield County</text:p>
          </table:table-cell>
          <table:table-cell office:value-type="float" office:value="179610" calcext:value-type="float">
            <text:p>179610</text:p>
          </table:table-cell>
        </table:table-row>
        <table:table-row table:style-name="ro1">
          <table:table-cell office:value-type="float" office:value="34339" calcext:value-type="float">
            <text:p>3433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Middlesex County</text:p>
          </table:table-cell>
          <table:table-cell office:value-type="float" office:value="161657" calcext:value-type="float">
            <text:p>161657</text:p>
          </table:table-cell>
        </table:table-row>
        <table:table-row table:style-name="ro1">
          <table:table-cell office:value-type="float" office:value="34447" calcext:value-type="float">
            <text:p>3444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New Haven County</text:p>
          </table:table-cell>
          <table:table-cell office:value-type="float" office:value="851948" calcext:value-type="float">
            <text:p>851948</text:p>
          </table:table-cell>
        </table:table-row>
        <table:table-row table:style-name="ro1">
          <table:table-cell office:value-type="float" office:value="34555" calcext:value-type="float">
            <text:p>34555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New London County</text:p>
          </table:table-cell>
          <table:table-cell office:value-type="float" office:value="264999" calcext:value-type="float">
            <text:p>264999</text:p>
          </table:table-cell>
        </table:table-row>
        <table:table-row table:style-name="ro1">
          <table:table-cell office:value-type="float" office:value="34663" calcext:value-type="float">
            <text:p>34663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71" calcext:value-type="float">
            <text:p>3477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Tolland County</text:p>
          </table:table-cell>
          <table:table-cell office:value-type="float" office:value="150600" calcext:value-type="float">
            <text:p>150600</text:p>
          </table:table-cell>
        </table:table-row>
        <table:table-row table:style-name="ro1">
          <table:table-cell office:value-type="float" office:value="34879" calcext:value-type="float">
            <text:p>3487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Windham County</text:p>
          </table:table-cell>
          <table:table-cell office:value-type="float" office:value="116540" calcext:value-type="float">
            <text:p>116540</text:p>
          </table:table-cell>
        </table:table-row>
        <table:table-row table:style-name="ro1">
          <table:table-cell office:value-type="float" office:value="34987" calcext:value-type="float">
            <text:p>34987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istrict of Columbia</text:p>
          </table:table-cell>
          <table:table-cell office:value-type="float" office:value="712816" calcext:value-type="float">
            <text:p>712816</text:p>
          </table:table-cell>
        </table:table-row>
        <table:table-row table:style-name="ro1">
          <table:table-cell office:value-type="float" office:value="35095" calcext:value-type="float">
            <text:p>3509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03" calcext:value-type="float">
            <text:p>3520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Kent County</text:p>
          </table:table-cell>
          <table:table-cell office:value-type="float" office:value="183643" calcext:value-type="float">
            <text:p>183643</text:p>
          </table:table-cell>
        </table:table-row>
        <table:table-row table:style-name="ro1">
          <table:table-cell office:value-type="float" office:value="35311" calcext:value-type="float">
            <text:p>3531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New Castle County</text:p>
          </table:table-cell>
          <table:table-cell office:value-type="float" office:value="561531" calcext:value-type="float">
            <text:p>561531</text:p>
          </table:table-cell>
        </table:table-row>
        <table:table-row table:style-name="ro1">
          <table:table-cell office:value-type="float" office:value="35419" calcext:value-type="float">
            <text:p>3541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27" calcext:value-type="float">
            <text:p>3552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ussex County</text:p>
          </table:table-cell>
          <table:table-cell office:value-type="float" office:value="241635" calcext:value-type="float">
            <text:p>241635</text:p>
          </table:table-cell>
        </table:table-row>
        <table:table-row table:style-name="ro1">
          <table:table-cell office:value-type="float" office:value="35635" calcext:value-type="float">
            <text:p>35635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lachua County</text:p>
          </table:table-cell>
          <table:table-cell office:value-type="float" office:value="271218" calcext:value-type="float">
            <text:p>271218</text:p>
          </table:table-cell>
        </table:table-row>
        <table:table-row table:style-name="ro1">
          <table:table-cell office:value-type="float" office:value="35743" calcext:value-type="float">
            <text:p>35743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aker County</text:p>
          </table:table-cell>
          <table:table-cell office:value-type="float" office:value="29566" calcext:value-type="float">
            <text:p>29566</text:p>
          </table:table-cell>
        </table:table-row>
        <table:table-row table:style-name="ro1">
          <table:table-cell office:value-type="float" office:value="35851" calcext:value-type="float">
            <text:p>35851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ay County</text:p>
          </table:table-cell>
          <table:table-cell office:value-type="float" office:value="171322" calcext:value-type="float">
            <text:p>171322</text:p>
          </table:table-cell>
        </table:table-row>
        <table:table-row table:style-name="ro1">
          <table:table-cell office:value-type="float" office:value="35959" calcext:value-type="float">
            <text:p>35959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radford County</text:p>
          </table:table-cell>
          <table:table-cell office:value-type="float" office:value="28593" calcext:value-type="float">
            <text:p>28593</text:p>
          </table:table-cell>
        </table:table-row>
        <table:table-row table:style-name="ro1">
          <table:table-cell office:value-type="float" office:value="36067" calcext:value-type="float">
            <text:p>36067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revard County</text:p>
          </table:table-cell>
          <table:table-cell office:value-type="float" office:value="608459" calcext:value-type="float">
            <text:p>608459</text:p>
          </table:table-cell>
        </table:table-row>
        <table:table-row table:style-name="ro1">
          <table:table-cell office:value-type="float" office:value="36175" calcext:value-type="float">
            <text:p>36175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roward County</text:p>
          </table:table-cell>
          <table:table-cell office:value-type="float" office:value="1958105" calcext:value-type="float">
            <text:p>1958105</text:p>
          </table:table-cell>
        </table:table-row>
        <table:table-row table:style-name="ro1">
          <table:table-cell office:value-type="float" office:value="36283" calcext:value-type="float">
            <text:p>36283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alhoun County</text:p>
          </table:table-cell>
          <table:table-cell office:value-type="float" office:value="14078" calcext:value-type="float">
            <text:p>14078</text:p>
          </table:table-cell>
        </table:table-row>
        <table:table-row table:style-name="ro1">
          <table:table-cell office:value-type="float" office:value="36391" calcext:value-type="float">
            <text:p>36391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harlotte County</text:p>
          </table:table-cell>
          <table:table-cell office:value-type="float" office:value="194711" calcext:value-type="float">
            <text:p>194711</text:p>
          </table:table-cell>
        </table:table-row>
        <table:table-row table:style-name="ro1">
          <table:table-cell office:value-type="float" office:value="36499" calcext:value-type="float">
            <text:p>36499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itrus County</text:p>
          </table:table-cell>
          <table:table-cell office:value-type="float" office:value="153010" calcext:value-type="float">
            <text:p>153010</text:p>
          </table:table-cell>
        </table:table-row>
        <table:table-row table:style-name="ro1">
          <table:table-cell office:value-type="float" office:value="36607" calcext:value-type="float">
            <text:p>36607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lay County</text:p>
          </table:table-cell>
          <table:table-cell office:value-type="float" office:value="221770" calcext:value-type="float">
            <text:p>221770</text:p>
          </table:table-cell>
        </table:table-row>
        <table:table-row table:style-name="ro1">
          <table:table-cell office:value-type="float" office:value="36715" calcext:value-type="float">
            <text:p>36715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llier County</text:p>
          </table:table-cell>
          <table:table-cell office:value-type="float" office:value="392973" calcext:value-type="float">
            <text:p>392973</text:p>
          </table:table-cell>
        </table:table-row>
        <table:table-row table:style-name="ro1">
          <table:table-cell office:value-type="float" office:value="36823" calcext:value-type="float">
            <text:p>36823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olumbia County</text:p>
          </table:table-cell>
          <table:table-cell office:value-type="float" office:value="72654" calcext:value-type="float">
            <text:p>72654</text:p>
          </table:table-cell>
        </table:table-row>
        <table:table-row table:style-name="ro1">
          <table:table-cell office:value-type="float" office:value="36931" calcext:value-type="float">
            <text:p>36931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eSoto County</text:p>
          </table:table-cell>
          <table:table-cell office:value-type="float" office:value="38520" calcext:value-type="float">
            <text:p>38520</text:p>
          </table:table-cell>
        </table:table-row>
        <table:table-row table:style-name="ro1">
          <table:table-cell office:value-type="float" office:value="37039" calcext:value-type="float">
            <text:p>37039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ixie County</text:p>
          </table:table-cell>
          <table:table-cell office:value-type="float" office:value="17057" calcext:value-type="float">
            <text:p>17057</text:p>
          </table:table-cell>
        </table:table-row>
        <table:table-row table:style-name="ro1">
          <table:table-cell office:value-type="float" office:value="37147" calcext:value-type="float">
            <text:p>37147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uval County</text:p>
          </table:table-cell>
          <table:table-cell office:value-type="float" office:value="966728" calcext:value-type="float">
            <text:p>966728</text:p>
          </table:table-cell>
        </table:table-row>
        <table:table-row table:style-name="ro1">
          <table:table-cell office:value-type="float" office:value="37255" calcext:value-type="float">
            <text:p>37255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Escambia County</text:p>
          </table:table-cell>
          <table:table-cell office:value-type="float" office:value="322364" calcext:value-type="float">
            <text:p>322364</text:p>
          </table:table-cell>
        </table:table-row>
        <table:table-row table:style-name="ro1">
          <table:table-cell office:value-type="float" office:value="37363" calcext:value-type="float">
            <text:p>37363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lagler County</text:p>
          </table:table-cell>
          <table:table-cell office:value-type="float" office:value="118451" calcext:value-type="float">
            <text:p>118451</text:p>
          </table:table-cell>
        </table:table-row>
        <table:table-row table:style-name="ro1">
          <table:table-cell office:value-type="float" office:value="37471" calcext:value-type="float">
            <text:p>37471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ranklin County</text:p>
          </table:table-cell>
          <table:table-cell office:value-type="float" office:value="12201" calcext:value-type="float">
            <text:p>12201</text:p>
          </table:table-cell>
        </table:table-row>
        <table:table-row table:style-name="ro1">
          <table:table-cell office:value-type="float" office:value="37579" calcext:value-type="float">
            <text:p>37579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adsden County</text:p>
          </table:table-cell>
          <table:table-cell office:value-type="float" office:value="45277" calcext:value-type="float">
            <text:p>45277</text:p>
          </table:table-cell>
        </table:table-row>
        <table:table-row table:style-name="ro1">
          <table:table-cell office:value-type="float" office:value="37687" calcext:value-type="float">
            <text:p>37687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ilchrist County</text:p>
          </table:table-cell>
          <table:table-cell office:value-type="float" office:value="18885" calcext:value-type="float">
            <text:p>18885</text:p>
          </table:table-cell>
        </table:table-row>
        <table:table-row table:style-name="ro1">
          <table:table-cell office:value-type="float" office:value="37795" calcext:value-type="float">
            <text:p>37795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lades County</text:p>
          </table:table-cell>
          <table:table-cell office:value-type="float" office:value="14198" calcext:value-type="float">
            <text:p>14198</text:p>
          </table:table-cell>
        </table:table-row>
        <table:table-row table:style-name="ro1">
          <table:table-cell office:value-type="float" office:value="37903" calcext:value-type="float">
            <text:p>37903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ulf County</text:p>
          </table:table-cell>
          <table:table-cell office:value-type="float" office:value="13534" calcext:value-type="float">
            <text:p>13534</text:p>
          </table:table-cell>
        </table:table-row>
        <table:table-row table:style-name="ro1">
          <table:table-cell office:value-type="float" office:value="38011" calcext:value-type="float">
            <text:p>38011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Hamilton County</text:p>
          </table:table-cell>
          <table:table-cell office:value-type="float" office:value="14521" calcext:value-type="float">
            <text:p>14521</text:p>
          </table:table-cell>
        </table:table-row>
        <table:table-row table:style-name="ro1">
          <table:table-cell office:value-type="float" office:value="38119" calcext:value-type="float">
            <text:p>38119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Hardee County</text:p>
          </table:table-cell>
          <table:table-cell office:value-type="float" office:value="26822" calcext:value-type="float">
            <text:p>26822</text:p>
          </table:table-cell>
        </table:table-row>
        <table:table-row table:style-name="ro1">
          <table:table-cell office:value-type="float" office:value="38227" calcext:value-type="float">
            <text:p>38227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Hendry County</text:p>
          </table:table-cell>
          <table:table-cell office:value-type="float" office:value="42813" calcext:value-type="float">
            <text:p>42813</text:p>
          </table:table-cell>
        </table:table-row>
        <table:table-row table:style-name="ro1">
          <table:table-cell office:value-type="float" office:value="38335" calcext:value-type="float">
            <text:p>38335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Hernando County</text:p>
          </table:table-cell>
          <table:table-cell office:value-type="float" office:value="198792" calcext:value-type="float">
            <text:p>198792</text:p>
          </table:table-cell>
        </table:table-row>
        <table:table-row table:style-name="ro1">
          <table:table-cell office:value-type="float" office:value="38443" calcext:value-type="float">
            <text:p>38443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Highlands County</text:p>
          </table:table-cell>
          <table:table-cell office:value-type="float" office:value="106639" calcext:value-type="float">
            <text:p>106639</text:p>
          </table:table-cell>
        </table:table-row>
        <table:table-row table:style-name="ro1">
          <table:table-cell office:value-type="float" office:value="38551" calcext:value-type="float">
            <text:p>38551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Hillsborough County</text:p>
          </table:table-cell>
          <table:table-cell office:value-type="float" office:value="1497957" calcext:value-type="float">
            <text:p>1497957</text:p>
          </table:table-cell>
        </table:table-row>
        <table:table-row table:style-name="ro1">
          <table:table-cell office:value-type="float" office:value="38659" calcext:value-type="float">
            <text:p>38659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Holmes County</text:p>
          </table:table-cell>
          <table:table-cell office:value-type="float" office:value="19594" calcext:value-type="float">
            <text:p>19594</text:p>
          </table:table-cell>
        </table:table-row>
        <table:table-row table:style-name="ro1">
          <table:table-cell office:value-type="float" office:value="38767" calcext:value-type="float">
            <text:p>38767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ndian River County</text:p>
          </table:table-cell>
          <table:table-cell office:value-type="float" office:value="162518" calcext:value-type="float">
            <text:p>162518</text:p>
          </table:table-cell>
        </table:table-row>
        <table:table-row table:style-name="ro1">
          <table:table-cell office:value-type="float" office:value="38875" calcext:value-type="float">
            <text:p>38875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Jackson County</text:p>
          </table:table-cell>
          <table:table-cell office:value-type="float" office:value="46085" calcext:value-type="float">
            <text:p>46085</text:p>
          </table:table-cell>
        </table:table-row>
        <table:table-row table:style-name="ro1">
          <table:table-cell office:value-type="float" office:value="38983" calcext:value-type="float">
            <text:p>38983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Jefferson County</text:p>
          </table:table-cell>
          <table:table-cell office:value-type="float" office:value="14543" calcext:value-type="float">
            <text:p>14543</text:p>
          </table:table-cell>
        </table:table-row>
        <table:table-row table:style-name="ro1">
          <table:table-cell office:value-type="float" office:value="39091" calcext:value-type="float">
            <text:p>39091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Lafayette County</text:p>
          </table:table-cell>
          <table:table-cell office:value-type="float" office:value="8482" calcext:value-type="float">
            <text:p>8482</text:p>
          </table:table-cell>
        </table:table-row>
        <table:table-row table:style-name="ro1">
          <table:table-cell office:value-type="float" office:value="39199" calcext:value-type="float">
            <text:p>39199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Lake County</text:p>
          </table:table-cell>
          <table:table-cell office:value-type="float" office:value="375492" calcext:value-type="float">
            <text:p>375492</text:p>
          </table:table-cell>
        </table:table-row>
        <table:table-row table:style-name="ro1">
          <table:table-cell office:value-type="float" office:value="39307" calcext:value-type="float">
            <text:p>39307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Lee County</text:p>
          </table:table-cell>
          <table:table-cell office:value-type="float" office:value="790767" calcext:value-type="float">
            <text:p>790767</text:p>
          </table:table-cell>
        </table:table-row>
        <table:table-row table:style-name="ro1">
          <table:table-cell office:value-type="float" office:value="39415" calcext:value-type="float">
            <text:p>39415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Leon County</text:p>
          </table:table-cell>
          <table:table-cell office:value-type="float" office:value="295460" calcext:value-type="float">
            <text:p>295460</text:p>
          </table:table-cell>
        </table:table-row>
        <table:table-row table:style-name="ro1">
          <table:table-cell office:value-type="float" office:value="39523" calcext:value-type="float">
            <text:p>39523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Levy County</text:p>
          </table:table-cell>
          <table:table-cell office:value-type="float" office:value="42214" calcext:value-type="float">
            <text:p>42214</text:p>
          </table:table-cell>
        </table:table-row>
        <table:table-row table:style-name="ro1">
          <table:table-cell office:value-type="float" office:value="39631" calcext:value-type="float">
            <text:p>39631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Liberty County</text:p>
          </table:table-cell>
          <table:table-cell office:value-type="float" office:value="8364" calcext:value-type="float">
            <text:p>8364</text:p>
          </table:table-cell>
        </table:table-row>
        <table:table-row table:style-name="ro1">
          <table:table-cell office:value-type="float" office:value="39739" calcext:value-type="float">
            <text:p>39739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adison County</text:p>
          </table:table-cell>
          <table:table-cell office:value-type="float" office:value="18707" calcext:value-type="float">
            <text:p>18707</text:p>
          </table:table-cell>
        </table:table-row>
        <table:table-row table:style-name="ro1">
          <table:table-cell office:value-type="float" office:value="39847" calcext:value-type="float">
            <text:p>39847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anatee County</text:p>
          </table:table-cell>
          <table:table-cell office:value-type="float" office:value="411219" calcext:value-type="float">
            <text:p>411219</text:p>
          </table:table-cell>
        </table:table-row>
        <table:table-row table:style-name="ro1">
          <table:table-cell office:value-type="float" office:value="39955" calcext:value-type="float">
            <text:p>39955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arion County</text:p>
          </table:table-cell>
          <table:table-cell office:value-type="float" office:value="373513" calcext:value-type="float">
            <text:p>373513</text:p>
          </table:table-cell>
        </table:table-row>
        <table:table-row table:style-name="ro1">
          <table:table-cell office:value-type="float" office:value="40063" calcext:value-type="float">
            <text:p>40063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artin County</text:p>
          </table:table-cell>
          <table:table-cell office:value-type="float" office:value="162088" calcext:value-type="float">
            <text:p>162088</text:p>
          </table:table-cell>
        </table:table-row>
        <table:table-row table:style-name="ro1">
          <table:table-cell office:value-type="float" office:value="40171" calcext:value-type="float">
            <text:p>40171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iami-Dade County</text:p>
          </table:table-cell>
          <table:table-cell office:value-type="float" office:value="2707303" calcext:value-type="float">
            <text:p>2707303</text:p>
          </table:table-cell>
        </table:table-row>
        <table:table-row table:style-name="ro1">
          <table:table-cell office:value-type="float" office:value="40279" calcext:value-type="float">
            <text:p>40279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onroe County</text:p>
          </table:table-cell>
          <table:table-cell office:value-type="float" office:value="73900" calcext:value-type="float">
            <text:p>73900</text:p>
          </table:table-cell>
        </table:table-row>
        <table:table-row table:style-name="ro1">
          <table:table-cell office:value-type="float" office:value="40387" calcext:value-type="float">
            <text:p>40387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assau County</text:p>
          </table:table-cell>
          <table:table-cell office:value-type="float" office:value="91113" calcext:value-type="float">
            <text:p>91113</text:p>
          </table:table-cell>
        </table:table-row>
        <table:table-row table:style-name="ro1">
          <table:table-cell office:value-type="float" office:value="40495" calcext:value-type="float">
            <text:p>40495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kaloosa County</text:p>
          </table:table-cell>
          <table:table-cell office:value-type="float" office:value="212820" calcext:value-type="float">
            <text:p>212820</text:p>
          </table:table-cell>
        </table:table-row>
        <table:table-row table:style-name="ro1">
          <table:table-cell office:value-type="float" office:value="40603" calcext:value-type="float">
            <text:p>40603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keechobee County</text:p>
          </table:table-cell>
          <table:table-cell office:value-type="float" office:value="42297" calcext:value-type="float">
            <text:p>42297</text:p>
          </table:table-cell>
        </table:table-row>
        <table:table-row table:style-name="ro1">
          <table:table-cell office:value-type="float" office:value="40711" calcext:value-type="float">
            <text:p>40711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range County</text:p>
          </table:table-cell>
          <table:table-cell office:value-type="float" office:value="1404396" calcext:value-type="float">
            <text:p>1404396</text:p>
          </table:table-cell>
        </table:table-row>
        <table:table-row table:style-name="ro1">
          <table:table-cell office:value-type="float" office:value="40819" calcext:value-type="float">
            <text:p>40819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sceola County</text:p>
          </table:table-cell>
          <table:table-cell office:value-type="float" office:value="385315" calcext:value-type="float">
            <text:p>385315</text:p>
          </table:table-cell>
        </table:table-row>
        <table:table-row table:style-name="ro1">
          <table:table-cell office:value-type="float" office:value="40927" calcext:value-type="float">
            <text:p>40927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alm Beach County</text:p>
          </table:table-cell>
          <table:table-cell office:value-type="float" office:value="1507600" calcext:value-type="float">
            <text:p>1507600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asco County</text:p>
          </table:table-cell>
          <table:table-cell office:value-type="float" office:value="570412" calcext:value-type="float">
            <text:p>570412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inellas County</text:p>
          </table:table-cell>
          <table:table-cell office:value-type="float" office:value="976802" calcext:value-type="float">
            <text:p>976802</text:p>
          </table:table-cell>
        </table:table-row>
        <table:table-row table:style-name="ro1">
          <table:table-cell office:value-type="float" office:value="41251" calcext:value-type="float">
            <text:p>41251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olk County</text:p>
          </table:table-cell>
          <table:table-cell office:value-type="float" office:value="744552" calcext:value-type="float">
            <text:p>744552</text:p>
          </table:table-cell>
        </table:table-row>
        <table:table-row table:style-name="ro1">
          <table:table-cell office:value-type="float" office:value="41359" calcext:value-type="float">
            <text:p>41359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utnam County</text:p>
          </table:table-cell>
          <table:table-cell office:value-type="float" office:value="74815" calcext:value-type="float">
            <text:p>74815</text:p>
          </table:table-cell>
        </table:table-row>
        <table:table-row table:style-name="ro1">
          <table:table-cell office:value-type="float" office:value="41467" calcext:value-type="float">
            <text:p>41467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anta Rosa County</text:p>
          </table:table-cell>
          <table:table-cell office:value-type="float" office:value="189139" calcext:value-type="float">
            <text:p>189139</text:p>
          </table:table-cell>
        </table:table-row>
        <table:table-row table:style-name="ro1">
          <table:table-cell office:value-type="float" office:value="41575" calcext:value-type="float">
            <text:p>41575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arasota County</text:p>
          </table:table-cell>
          <table:table-cell office:value-type="float" office:value="443465" calcext:value-type="float">
            <text:p>443465</text:p>
          </table:table-cell>
        </table:table-row>
        <table:table-row table:style-name="ro1">
          <table:table-cell office:value-type="float" office:value="41683" calcext:value-type="float">
            <text:p>41683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eminole County</text:p>
          </table:table-cell>
          <table:table-cell office:value-type="float" office:value="474171" calcext:value-type="float">
            <text:p>474171</text:p>
          </table:table-cell>
        </table:table-row>
        <table:table-row table:style-name="ro1">
          <table:table-cell office:value-type="float" office:value="41791" calcext:value-type="float">
            <text:p>41791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t. Johns County</text:p>
          </table:table-cell>
          <table:table-cell office:value-type="float" office:value="278715" calcext:value-type="float">
            <text:p>278715</text:p>
          </table:table-cell>
        </table:table-row>
        <table:table-row table:style-name="ro1">
          <table:table-cell office:value-type="float" office:value="41899" calcext:value-type="float">
            <text:p>41899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t. Lucie County</text:p>
          </table:table-cell>
          <table:table-cell office:value-type="float" office:value="337186" calcext:value-type="float">
            <text:p>337186</text:p>
          </table:table-cell>
        </table:table-row>
        <table:table-row table:style-name="ro1">
          <table:table-cell office:value-type="float" office:value="42007" calcext:value-type="float">
            <text:p>42007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15" calcext:value-type="float">
            <text:p>42115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umter County</text:p>
          </table:table-cell>
          <table:table-cell office:value-type="float" office:value="139018" calcext:value-type="float">
            <text:p>139018</text:p>
          </table:table-cell>
        </table:table-row>
        <table:table-row table:style-name="ro1">
          <table:table-cell office:value-type="float" office:value="42223" calcext:value-type="float">
            <text:p>42223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uwannee County</text:p>
          </table:table-cell>
          <table:table-cell office:value-type="float" office:value="44851" calcext:value-type="float">
            <text:p>44851</text:p>
          </table:table-cell>
        </table:table-row>
        <table:table-row table:style-name="ro1">
          <table:table-cell office:value-type="float" office:value="42331" calcext:value-type="float">
            <text:p>42331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aylor County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float" office:value="42439" calcext:value-type="float">
            <text:p>42439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nion County</text:p>
          </table:table-cell>
          <table:table-cell office:value-type="float" office:value="15182" calcext:value-type="float">
            <text:p>15182</text:p>
          </table:table-cell>
        </table:table-row>
        <table:table-row table:style-name="ro1">
          <table:table-cell office:value-type="float" office:value="42547" calcext:value-type="float">
            <text:p>42547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Volusia County</text:p>
          </table:table-cell>
          <table:table-cell office:value-type="float" office:value="561497" calcext:value-type="float">
            <text:p>561497</text:p>
          </table:table-cell>
        </table:table-row>
        <table:table-row table:style-name="ro1">
          <table:table-cell office:value-type="float" office:value="42655" calcext:value-type="float">
            <text:p>42655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Wakulla County</text:p>
          </table:table-cell>
          <table:table-cell office:value-type="float" office:value="34319" calcext:value-type="float">
            <text:p>34319</text:p>
          </table:table-cell>
        </table:table-row>
        <table:table-row table:style-name="ro1">
          <table:table-cell office:value-type="float" office:value="42763" calcext:value-type="float">
            <text:p>42763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Walton County</text:p>
          </table:table-cell>
          <table:table-cell office:value-type="float" office:value="76648" calcext:value-type="float">
            <text:p>76648</text:p>
          </table:table-cell>
        </table:table-row>
        <table:table-row table:style-name="ro1">
          <table:table-cell office:value-type="float" office:value="42871" calcext:value-type="float">
            <text:p>42871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Washington County</text:p>
          </table:table-cell>
          <table:table-cell office:value-type="float" office:value="25932" calcext:value-type="float">
            <text:p>25932</text:p>
          </table:table-cell>
        </table:table-row>
        <table:table-row table:style-name="ro1">
          <table:table-cell office:value-type="float" office:value="42979" calcext:value-type="float">
            <text:p>4297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ppling County</text:p>
          </table:table-cell>
          <table:table-cell office:value-type="float" office:value="18325" calcext:value-type="float">
            <text:p>18325</text:p>
          </table:table-cell>
        </table:table-row>
        <table:table-row table:style-name="ro1">
          <table:table-cell office:value-type="float" office:value="43087" calcext:value-type="float">
            <text:p>4308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tkinson County</text:p>
          </table:table-cell>
          <table:table-cell office:value-type="float" office:value="8393" calcext:value-type="float">
            <text:p>8393</text:p>
          </table:table-cell>
        </table:table-row>
        <table:table-row table:style-name="ro1">
          <table:table-cell office:value-type="float" office:value="43195" calcext:value-type="float">
            <text:p>4319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acon County</text:p>
          </table:table-cell>
          <table:table-cell office:value-type="float" office:value="11036" calcext:value-type="float">
            <text:p>11036</text:p>
          </table:table-cell>
        </table:table-row>
        <table:table-row table:style-name="ro1">
          <table:table-cell office:value-type="float" office:value="43303" calcext:value-type="float">
            <text:p>4330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aker County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43411" calcext:value-type="float">
            <text:p>4341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aldwin County</text:p>
          </table:table-cell>
          <table:table-cell office:value-type="float" office:value="45099" calcext:value-type="float">
            <text:p>45099</text:p>
          </table:table-cell>
        </table:table-row>
        <table:table-row table:style-name="ro1">
          <table:table-cell office:value-type="float" office:value="43519" calcext:value-type="float">
            <text:p>4351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anks County</text:p>
          </table:table-cell>
          <table:table-cell office:value-type="float" office:value="19352" calcext:value-type="float">
            <text:p>19352</text:p>
          </table:table-cell>
        </table:table-row>
        <table:table-row table:style-name="ro1">
          <table:table-cell office:value-type="float" office:value="43627" calcext:value-type="float">
            <text:p>4362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arrow County</text:p>
          </table:table-cell>
          <table:table-cell office:value-type="float" office:value="85588" calcext:value-type="float">
            <text:p>85588</text:p>
          </table:table-cell>
        </table:table-row>
        <table:table-row table:style-name="ro1">
          <table:table-cell office:value-type="float" office:value="43735" calcext:value-type="float">
            <text:p>4373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artow County</text:p>
          </table:table-cell>
          <table:table-cell office:value-type="float" office:value="109426" calcext:value-type="float">
            <text:p>109426</text:p>
          </table:table-cell>
        </table:table-row>
        <table:table-row table:style-name="ro1">
          <table:table-cell office:value-type="float" office:value="43843" calcext:value-type="float">
            <text:p>4384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en Hill County</text:p>
          </table:table-cell>
          <table:table-cell office:value-type="float" office:value="16614" calcext:value-type="float">
            <text:p>16614</text:p>
          </table:table-cell>
        </table:table-row>
        <table:table-row table:style-name="ro1">
          <table:table-cell office:value-type="float" office:value="43951" calcext:value-type="float">
            <text:p>4395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errien County</text:p>
          </table:table-cell>
          <table:table-cell office:value-type="float" office:value="19408" calcext:value-type="float">
            <text:p>19408</text:p>
          </table:table-cell>
        </table:table-row>
        <table:table-row table:style-name="ro1">
          <table:table-cell office:value-type="float" office:value="44059" calcext:value-type="float">
            <text:p>4405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ibb County</text:p>
          </table:table-cell>
          <table:table-cell office:value-type="float" office:value="152737" calcext:value-type="float">
            <text:p>152737</text:p>
          </table:table-cell>
        </table:table-row>
        <table:table-row table:style-name="ro1">
          <table:table-cell office:value-type="float" office:value="44167" calcext:value-type="float">
            <text:p>4416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leckley County</text:p>
          </table:table-cell>
          <table:table-cell office:value-type="float" office:value="12955" calcext:value-type="float">
            <text:p>12955</text:p>
          </table:table-cell>
        </table:table-row>
        <table:table-row table:style-name="ro1">
          <table:table-cell office:value-type="float" office:value="44275" calcext:value-type="float">
            <text:p>4427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rantley County</text:p>
          </table:table-cell>
          <table:table-cell office:value-type="float" office:value="19202" calcext:value-type="float">
            <text:p>19202</text:p>
          </table:table-cell>
        </table:table-row>
        <table:table-row table:style-name="ro1">
          <table:table-cell office:value-type="float" office:value="44383" calcext:value-type="float">
            <text:p>4438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rooks County</text:p>
          </table:table-cell>
          <table:table-cell office:value-type="float" office:value="15357" calcext:value-type="float">
            <text:p>15357</text:p>
          </table:table-cell>
        </table:table-row>
        <table:table-row table:style-name="ro1">
          <table:table-cell office:value-type="float" office:value="44491" calcext:value-type="float">
            <text:p>4449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ryan County</text:p>
          </table:table-cell>
          <table:table-cell office:value-type="float" office:value="40755" calcext:value-type="float">
            <text:p>40755</text:p>
          </table:table-cell>
        </table:table-row>
        <table:table-row table:style-name="ro1">
          <table:table-cell office:value-type="float" office:value="44599" calcext:value-type="float">
            <text:p>4459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ulloch County</text:p>
          </table:table-cell>
          <table:table-cell office:value-type="float" office:value="80839" calcext:value-type="float">
            <text:p>80839</text:p>
          </table:table-cell>
        </table:table-row>
        <table:table-row table:style-name="ro1">
          <table:table-cell office:value-type="float" office:value="44707" calcext:value-type="float">
            <text:p>4470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urke County</text:p>
          </table:table-cell>
          <table:table-cell office:value-type="float" office:value="22648" calcext:value-type="float">
            <text:p>22648</text:p>
          </table:table-cell>
        </table:table-row>
        <table:table-row table:style-name="ro1">
          <table:table-cell office:value-type="float" office:value="44815" calcext:value-type="float">
            <text:p>4481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utts County</text:p>
          </table:table-cell>
          <table:table-cell office:value-type="float" office:value="25426" calcext:value-type="float">
            <text:p>25426</text:p>
          </table:table-cell>
        </table:table-row>
        <table:table-row table:style-name="ro1">
          <table:table-cell office:value-type="float" office:value="44923" calcext:value-type="float">
            <text:p>4492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alhoun County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float" office:value="45031" calcext:value-type="float">
            <text:p>4503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amden County</text:p>
          </table:table-cell>
          <table:table-cell office:value-type="float" office:value="55388" calcext:value-type="float">
            <text:p>55388</text:p>
          </table:table-cell>
        </table:table-row>
        <table:table-row table:style-name="ro1">
          <table:table-cell office:value-type="float" office:value="45139" calcext:value-type="float">
            <text:p>4513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andler County</text:p>
          </table:table-cell>
          <table:table-cell office:value-type="float" office:value="10985" calcext:value-type="float">
            <text:p>10985</text:p>
          </table:table-cell>
        </table:table-row>
        <table:table-row table:style-name="ro1">
          <table:table-cell office:value-type="float" office:value="45247" calcext:value-type="float">
            <text:p>4524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arroll County</text:p>
          </table:table-cell>
          <table:table-cell office:value-type="float" office:value="121633" calcext:value-type="float">
            <text:p>121633</text:p>
          </table:table-cell>
        </table:table-row>
        <table:table-row table:style-name="ro1">
          <table:table-cell office:value-type="float" office:value="45355" calcext:value-type="float">
            <text:p>4535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atoosa County</text:p>
          </table:table-cell>
          <table:table-cell office:value-type="float" office:value="67996" calcext:value-type="float">
            <text:p>67996</text:p>
          </table:table-cell>
        </table:table-row>
        <table:table-row table:style-name="ro1">
          <table:table-cell office:value-type="float" office:value="45463" calcext:value-type="float">
            <text:p>4546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harlton County</text:p>
          </table:table-cell>
          <table:table-cell office:value-type="float" office:value="13430" calcext:value-type="float">
            <text:p>13430</text:p>
          </table:table-cell>
        </table:table-row>
        <table:table-row table:style-name="ro1">
          <table:table-cell office:value-type="float" office:value="45571" calcext:value-type="float">
            <text:p>4557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hatham County</text:p>
          </table:table-cell>
          <table:table-cell office:value-type="float" office:value="289463" calcext:value-type="float">
            <text:p>289463</text:p>
          </table:table-cell>
        </table:table-row>
        <table:table-row table:style-name="ro1">
          <table:table-cell office:value-type="float" office:value="45679" calcext:value-type="float">
            <text:p>4567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hattahoochee County</text:p>
          </table:table-cell>
          <table:table-cell office:value-type="float" office:value="10551" calcext:value-type="float">
            <text:p>10551</text:p>
          </table:table-cell>
        </table:table-row>
        <table:table-row table:style-name="ro1">
          <table:table-cell office:value-type="float" office:value="45787" calcext:value-type="float">
            <text:p>4578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hattooga County</text:p>
          </table:table-cell>
          <table:table-cell office:value-type="float" office:value="24843" calcext:value-type="float">
            <text:p>24843</text:p>
          </table:table-cell>
        </table:table-row>
        <table:table-row table:style-name="ro1">
          <table:table-cell office:value-type="float" office:value="45895" calcext:value-type="float">
            <text:p>4589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herokee County</text:p>
          </table:table-cell>
          <table:table-cell office:value-type="float" office:value="265274" calcext:value-type="float">
            <text:p>265274</text:p>
          </table:table-cell>
        </table:table-row>
        <table:table-row table:style-name="ro1">
          <table:table-cell office:value-type="float" office:value="46003" calcext:value-type="float">
            <text:p>4600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larke County</text:p>
          </table:table-cell>
          <table:table-cell office:value-type="float" office:value="127795" calcext:value-type="float">
            <text:p>127795</text:p>
          </table:table-cell>
        </table:table-row>
        <table:table-row table:style-name="ro1">
          <table:table-cell office:value-type="float" office:value="46111" calcext:value-type="float">
            <text:p>4611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lay County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46219" calcext:value-type="float">
            <text:p>4621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layton County</text:p>
          </table:table-cell>
          <table:table-cell office:value-type="float" office:value="292646" calcext:value-type="float">
            <text:p>292646</text:p>
          </table:table-cell>
        </table:table-row>
        <table:table-row table:style-name="ro1">
          <table:table-cell office:value-type="float" office:value="46327" calcext:value-type="float">
            <text:p>4632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linch County</text:p>
          </table:table-cell>
          <table:table-cell office:value-type="float" office:value="6582" calcext:value-type="float">
            <text:p>6582</text:p>
          </table:table-cell>
        </table:table-row>
        <table:table-row table:style-name="ro1">
          <table:table-cell office:value-type="float" office:value="46435" calcext:value-type="float">
            <text:p>4643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obb County</text:p>
          </table:table-cell>
          <table:table-cell office:value-type="float" office:value="762944" calcext:value-type="float">
            <text:p>762944</text:p>
          </table:table-cell>
        </table:table-row>
        <table:table-row table:style-name="ro1">
          <table:table-cell office:value-type="float" office:value="46543" calcext:value-type="float">
            <text:p>4654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offee County</text:p>
          </table:table-cell>
          <table:table-cell office:value-type="float" office:value="43218" calcext:value-type="float">
            <text:p>43218</text:p>
          </table:table-cell>
        </table:table-row>
        <table:table-row table:style-name="ro1">
          <table:table-cell office:value-type="float" office:value="46651" calcext:value-type="float">
            <text:p>4665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olquitt County</text:p>
          </table:table-cell>
          <table:table-cell office:value-type="float" office:value="45542" calcext:value-type="float">
            <text:p>45542</text:p>
          </table:table-cell>
        </table:table-row>
        <table:table-row table:style-name="ro1">
          <table:table-cell office:value-type="float" office:value="46759" calcext:value-type="float">
            <text:p>4675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olumbia County</text:p>
          </table:table-cell>
          <table:table-cell office:value-type="float" office:value="160377" calcext:value-type="float">
            <text:p>160377</text:p>
          </table:table-cell>
        </table:table-row>
        <table:table-row table:style-name="ro1">
          <table:table-cell office:value-type="float" office:value="46867" calcext:value-type="float">
            <text:p>4686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ook County</text:p>
          </table:table-cell>
          <table:table-cell office:value-type="float" office:value="17291" calcext:value-type="float">
            <text:p>17291</text:p>
          </table:table-cell>
        </table:table-row>
        <table:table-row table:style-name="ro1">
          <table:table-cell office:value-type="float" office:value="46975" calcext:value-type="float">
            <text:p>4697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oweta County</text:p>
          </table:table-cell>
          <table:table-cell office:value-type="float" office:value="150849" calcext:value-type="float">
            <text:p>150849</text:p>
          </table:table-cell>
        </table:table-row>
        <table:table-row table:style-name="ro1">
          <table:table-cell office:value-type="float" office:value="47083" calcext:value-type="float">
            <text:p>4708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rawford County</text:p>
          </table:table-cell>
          <table:table-cell office:value-type="float" office:value="12231" calcext:value-type="float">
            <text:p>12231</text:p>
          </table:table-cell>
        </table:table-row>
        <table:table-row table:style-name="ro1">
          <table:table-cell office:value-type="float" office:value="47191" calcext:value-type="float">
            <text:p>4719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risp County</text:p>
          </table:table-cell>
          <table:table-cell office:value-type="float" office:value="22034" calcext:value-type="float">
            <text:p>22034</text:p>
          </table:table-cell>
        </table:table-row>
        <table:table-row table:style-name="ro1">
          <table:table-cell office:value-type="float" office:value="47299" calcext:value-type="float">
            <text:p>4729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ade County</text:p>
          </table:table-cell>
          <table:table-cell office:value-type="float" office:value="16057" calcext:value-type="float">
            <text:p>16057</text:p>
          </table:table-cell>
        </table:table-row>
        <table:table-row table:style-name="ro1">
          <table:table-cell office:value-type="float" office:value="47407" calcext:value-type="float">
            <text:p>4740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awson County</text:p>
          </table:table-cell>
          <table:table-cell office:value-type="float" office:value="27113" calcext:value-type="float">
            <text:p>27113</text:p>
          </table:table-cell>
        </table:table-row>
        <table:table-row table:style-name="ro1">
          <table:table-cell office:value-type="float" office:value="47515" calcext:value-type="float">
            <text:p>4751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ecatur County</text:p>
          </table:table-cell>
          <table:table-cell office:value-type="float" office:value="26457" calcext:value-type="float">
            <text:p>26457</text:p>
          </table:table-cell>
        </table:table-row>
        <table:table-row table:style-name="ro1">
          <table:table-cell office:value-type="float" office:value="47623" calcext:value-type="float">
            <text:p>4762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eKalb County</text:p>
          </table:table-cell>
          <table:table-cell office:value-type="float" office:value="762009" calcext:value-type="float">
            <text:p>762009</text:p>
          </table:table-cell>
        </table:table-row>
        <table:table-row table:style-name="ro1">
          <table:table-cell office:value-type="float" office:value="47731" calcext:value-type="float">
            <text:p>4773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odge County</text:p>
          </table:table-cell>
          <table:table-cell office:value-type="float" office:value="20452" calcext:value-type="float">
            <text:p>20452</text:p>
          </table:table-cell>
        </table:table-row>
        <table:table-row table:style-name="ro1">
          <table:table-cell office:value-type="float" office:value="47839" calcext:value-type="float">
            <text:p>4783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ooly County</text:p>
          </table:table-cell>
          <table:table-cell office:value-type="float" office:value="13174" calcext:value-type="float">
            <text:p>13174</text:p>
          </table:table-cell>
        </table:table-row>
        <table:table-row table:style-name="ro1">
          <table:table-cell office:value-type="float" office:value="47947" calcext:value-type="float">
            <text:p>4794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ougherty County</text:p>
          </table:table-cell>
          <table:table-cell office:value-type="float" office:value="86477" calcext:value-type="float">
            <text:p>86477</text:p>
          </table:table-cell>
        </table:table-row>
        <table:table-row table:style-name="ro1">
          <table:table-cell office:value-type="float" office:value="48055" calcext:value-type="float">
            <text:p>4805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ouglas County</text:p>
          </table:table-cell>
          <table:table-cell office:value-type="float" office:value="147988" calcext:value-type="float">
            <text:p>147988</text:p>
          </table:table-cell>
        </table:table-row>
        <table:table-row table:style-name="ro1">
          <table:table-cell office:value-type="float" office:value="48163" calcext:value-type="float">
            <text:p>4816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Early County</text:p>
          </table:table-cell>
          <table:table-cell office:value-type="float" office:value="10037" calcext:value-type="float">
            <text:p>10037</text:p>
          </table:table-cell>
        </table:table-row>
        <table:table-row table:style-name="ro1">
          <table:table-cell office:value-type="float" office:value="48271" calcext:value-type="float">
            <text:p>4827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Echols County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48379" calcext:value-type="float">
            <text:p>4837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Effingham County</text:p>
          </table:table-cell>
          <table:table-cell office:value-type="float" office:value="65765" calcext:value-type="float">
            <text:p>65765</text:p>
          </table:table-cell>
        </table:table-row>
        <table:table-row table:style-name="ro1">
          <table:table-cell office:value-type="float" office:value="48487" calcext:value-type="float">
            <text:p>4848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Elbert County</text:p>
          </table:table-cell>
          <table:table-cell office:value-type="float" office:value="19335" calcext:value-type="float">
            <text:p>19335</text:p>
          </table:table-cell>
        </table:table-row>
        <table:table-row table:style-name="ro1">
          <table:table-cell office:value-type="float" office:value="48595" calcext:value-type="float">
            <text:p>4859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Emanuel County</text:p>
          </table:table-cell>
          <table:table-cell office:value-type="float" office:value="22507" calcext:value-type="float">
            <text:p>22507</text:p>
          </table:table-cell>
        </table:table-row>
        <table:table-row table:style-name="ro1">
          <table:table-cell office:value-type="float" office:value="48703" calcext:value-type="float">
            <text:p>4870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Evans County</text:p>
          </table:table-cell>
          <table:table-cell office:value-type="float" office:value="10638" calcext:value-type="float">
            <text:p>10638</text:p>
          </table:table-cell>
        </table:table-row>
        <table:table-row table:style-name="ro1">
          <table:table-cell office:value-type="float" office:value="48811" calcext:value-type="float">
            <text:p>4881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nnin County</text:p>
          </table:table-cell>
          <table:table-cell office:value-type="float" office:value="26521" calcext:value-type="float">
            <text:p>26521</text:p>
          </table:table-cell>
        </table:table-row>
        <table:table-row table:style-name="ro1">
          <table:table-cell office:value-type="float" office:value="48919" calcext:value-type="float">
            <text:p>4891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ayette County</text:p>
          </table:table-cell>
          <table:table-cell office:value-type="float" office:value="115821" calcext:value-type="float">
            <text:p>115821</text:p>
          </table:table-cell>
        </table:table-row>
        <table:table-row table:style-name="ro1">
          <table:table-cell office:value-type="float" office:value="49027" calcext:value-type="float">
            <text:p>4902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loyd County</text:p>
          </table:table-cell>
          <table:table-cell office:value-type="float" office:value="98604" calcext:value-type="float">
            <text:p>98604</text:p>
          </table:table-cell>
        </table:table-row>
        <table:table-row table:style-name="ro1">
          <table:table-cell office:value-type="float" office:value="49135" calcext:value-type="float">
            <text:p>4913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orsyth County</text:p>
          </table:table-cell>
          <table:table-cell office:value-type="float" office:value="250847" calcext:value-type="float">
            <text:p>250847</text:p>
          </table:table-cell>
        </table:table-row>
        <table:table-row table:style-name="ro1">
          <table:table-cell office:value-type="float" office:value="49243" calcext:value-type="float">
            <text:p>4924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ranklin County</text:p>
          </table:table-cell>
          <table:table-cell office:value-type="float" office:value="23504" calcext:value-type="float">
            <text:p>23504</text:p>
          </table:table-cell>
        </table:table-row>
        <table:table-row table:style-name="ro1">
          <table:table-cell office:value-type="float" office:value="49351" calcext:value-type="float">
            <text:p>4935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ulton County</text:p>
          </table:table-cell>
          <table:table-cell office:value-type="float" office:value="1077402" calcext:value-type="float">
            <text:p>1077402</text:p>
          </table:table-cell>
        </table:table-row>
        <table:table-row table:style-name="ro1">
          <table:table-cell office:value-type="float" office:value="49459" calcext:value-type="float">
            <text:p>4945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ilmer County</text:p>
          </table:table-cell>
          <table:table-cell office:value-type="float" office:value="31978" calcext:value-type="float">
            <text:p>31978</text:p>
          </table:table-cell>
        </table:table-row>
        <table:table-row table:style-name="ro1">
          <table:table-cell office:value-type="float" office:value="49567" calcext:value-type="float">
            <text:p>4956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lascock County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float" office:value="49675" calcext:value-type="float">
            <text:p>4967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lynn County</text:p>
          </table:table-cell>
          <table:table-cell office:value-type="float" office:value="85568" calcext:value-type="float">
            <text:p>85568</text:p>
          </table:table-cell>
        </table:table-row>
        <table:table-row table:style-name="ro1">
          <table:table-cell office:value-type="float" office:value="49783" calcext:value-type="float">
            <text:p>4978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ordon County</text:p>
          </table:table-cell>
          <table:table-cell office:value-type="float" office:value="58780" calcext:value-type="float">
            <text:p>58780</text:p>
          </table:table-cell>
        </table:table-row>
        <table:table-row table:style-name="ro1">
          <table:table-cell office:value-type="float" office:value="49891" calcext:value-type="float">
            <text:p>4989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rady County</text:p>
          </table:table-cell>
          <table:table-cell office:value-type="float" office:value="24491" calcext:value-type="float">
            <text:p>24491</text:p>
          </table:table-cell>
        </table:table-row>
        <table:table-row table:style-name="ro1">
          <table:table-cell office:value-type="float" office:value="49999" calcext:value-type="float">
            <text:p>4999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reene County</text:p>
          </table:table-cell>
          <table:table-cell office:value-type="float" office:value="18837" calcext:value-type="float">
            <text:p>18837</text:p>
          </table:table-cell>
        </table:table-row>
        <table:table-row table:style-name="ro1">
          <table:table-cell office:value-type="float" office:value="50107" calcext:value-type="float">
            <text:p>5010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winnett County</text:p>
          </table:table-cell>
          <table:table-cell office:value-type="float" office:value="942627" calcext:value-type="float">
            <text:p>942627</text:p>
          </table:table-cell>
        </table:table-row>
        <table:table-row table:style-name="ro1">
          <table:table-cell office:value-type="float" office:value="50215" calcext:value-type="float">
            <text:p>5021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Habersham County</text:p>
          </table:table-cell>
          <table:table-cell office:value-type="float" office:value="46047" calcext:value-type="float">
            <text:p>46047</text:p>
          </table:table-cell>
        </table:table-row>
        <table:table-row table:style-name="ro1">
          <table:table-cell office:value-type="float" office:value="50323" calcext:value-type="float">
            <text:p>5032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Hall County</text:p>
          </table:table-cell>
          <table:table-cell office:value-type="float" office:value="206591" calcext:value-type="float">
            <text:p>206591</text:p>
          </table:table-cell>
        </table:table-row>
        <table:table-row table:style-name="ro1">
          <table:table-cell office:value-type="float" office:value="50431" calcext:value-type="float">
            <text:p>5043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Hancock County</text:p>
          </table:table-cell>
          <table:table-cell office:value-type="float" office:value="8494" calcext:value-type="float">
            <text:p>8494</text:p>
          </table:table-cell>
        </table:table-row>
        <table:table-row table:style-name="ro1">
          <table:table-cell office:value-type="float" office:value="50539" calcext:value-type="float">
            <text:p>5053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Haralson County</text:p>
          </table:table-cell>
          <table:table-cell office:value-type="float" office:value="30383" calcext:value-type="float">
            <text:p>30383</text:p>
          </table:table-cell>
        </table:table-row>
        <table:table-row table:style-name="ro1">
          <table:table-cell office:value-type="float" office:value="50647" calcext:value-type="float">
            <text:p>5064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Harris County</text:p>
          </table:table-cell>
          <table:table-cell office:value-type="float" office:value="36080" calcext:value-type="float">
            <text:p>36080</text:p>
          </table:table-cell>
        </table:table-row>
        <table:table-row table:style-name="ro1">
          <table:table-cell office:value-type="float" office:value="50755" calcext:value-type="float">
            <text:p>5075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Hart County</text:p>
          </table:table-cell>
          <table:table-cell office:value-type="float" office:value="26406" calcext:value-type="float">
            <text:p>26406</text:p>
          </table:table-cell>
        </table:table-row>
        <table:table-row table:style-name="ro1">
          <table:table-cell office:value-type="float" office:value="50863" calcext:value-type="float">
            <text:p>5086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Heard County</text:p>
          </table:table-cell>
          <table:table-cell office:value-type="float" office:value="11973" calcext:value-type="float">
            <text:p>11973</text:p>
          </table:table-cell>
        </table:table-row>
        <table:table-row table:style-name="ro1">
          <table:table-cell office:value-type="float" office:value="50971" calcext:value-type="float">
            <text:p>5097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Henry County</text:p>
          </table:table-cell>
          <table:table-cell office:value-type="float" office:value="239139" calcext:value-type="float">
            <text:p>239139</text:p>
          </table:table-cell>
        </table:table-row>
        <table:table-row table:style-name="ro1">
          <table:table-cell office:value-type="float" office:value="51079" calcext:value-type="float">
            <text:p>5107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Houston County</text:p>
          </table:table-cell>
          <table:table-cell office:value-type="float" office:value="160110" calcext:value-type="float">
            <text:p>160110</text:p>
          </table:table-cell>
        </table:table-row>
        <table:table-row table:style-name="ro1">
          <table:table-cell office:value-type="float" office:value="51187" calcext:value-type="float">
            <text:p>5118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Irwin County</text:p>
          </table:table-cell>
          <table:table-cell office:value-type="float" office:value="9387" calcext:value-type="float">
            <text:p>9387</text:p>
          </table:table-cell>
        </table:table-row>
        <table:table-row table:style-name="ro1">
          <table:table-cell office:value-type="float" office:value="51295" calcext:value-type="float">
            <text:p>5129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Jackson County</text:p>
          </table:table-cell>
          <table:table-cell office:value-type="float" office:value="76199" calcext:value-type="float">
            <text:p>76199</text:p>
          </table:table-cell>
        </table:table-row>
        <table:table-row table:style-name="ro1">
          <table:table-cell office:value-type="float" office:value="51403" calcext:value-type="float">
            <text:p>5140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Jasper County</text:p>
          </table:table-cell>
          <table:table-cell office:value-type="float" office:value="14483" calcext:value-type="float">
            <text:p>14483</text:p>
          </table:table-cell>
        </table:table-row>
        <table:table-row table:style-name="ro1">
          <table:table-cell office:value-type="float" office:value="51511" calcext:value-type="float">
            <text:p>5151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Jeff Davis County</text:p>
          </table:table-cell>
          <table:table-cell office:value-type="float" office:value="15213" calcext:value-type="float">
            <text:p>15213</text:p>
          </table:table-cell>
        </table:table-row>
        <table:table-row table:style-name="ro1">
          <table:table-cell office:value-type="float" office:value="51619" calcext:value-type="float">
            <text:p>5161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Jefferson County</text:p>
          </table:table-cell>
          <table:table-cell office:value-type="float" office:value="15267" calcext:value-type="float">
            <text:p>15267</text:p>
          </table:table-cell>
        </table:table-row>
        <table:table-row table:style-name="ro1">
          <table:table-cell office:value-type="float" office:value="51727" calcext:value-type="float">
            <text:p>5172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Jenkins County</text:p>
          </table:table-cell>
          <table:table-cell office:value-type="float" office:value="8746" calcext:value-type="float">
            <text:p>8746</text:p>
          </table:table-cell>
        </table:table-row>
        <table:table-row table:style-name="ro1">
          <table:table-cell office:value-type="float" office:value="51835" calcext:value-type="float">
            <text:p>5183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Johnson County</text:p>
          </table:table-cell>
          <table:table-cell office:value-type="float" office:value="9667" calcext:value-type="float">
            <text:p>9667</text:p>
          </table:table-cell>
        </table:table-row>
        <table:table-row table:style-name="ro1">
          <table:table-cell office:value-type="float" office:value="51943" calcext:value-type="float">
            <text:p>5194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Jones County</text:p>
          </table:table-cell>
          <table:table-cell office:value-type="float" office:value="28787" calcext:value-type="float">
            <text:p>28787</text:p>
          </table:table-cell>
        </table:table-row>
        <table:table-row table:style-name="ro1">
          <table:table-cell office:value-type="float" office:value="52051" calcext:value-type="float">
            <text:p>5205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Lamar County</text:p>
          </table:table-cell>
          <table:table-cell office:value-type="float" office:value="19261" calcext:value-type="float">
            <text:p>19261</text:p>
          </table:table-cell>
        </table:table-row>
        <table:table-row table:style-name="ro1">
          <table:table-cell office:value-type="float" office:value="52159" calcext:value-type="float">
            <text:p>5215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Lanier County</text:p>
          </table:table-cell>
          <table:table-cell office:value-type="float" office:value="10737" calcext:value-type="float">
            <text:p>10737</text:p>
          </table:table-cell>
        </table:table-row>
        <table:table-row table:style-name="ro1">
          <table:table-cell office:value-type="float" office:value="52267" calcext:value-type="float">
            <text:p>5226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Laurens County</text:p>
          </table:table-cell>
          <table:table-cell office:value-type="float" office:value="47512" calcext:value-type="float">
            <text:p>47512</text:p>
          </table:table-cell>
        </table:table-row>
        <table:table-row table:style-name="ro1">
          <table:table-cell office:value-type="float" office:value="52375" calcext:value-type="float">
            <text:p>5237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Lee County</text:p>
          </table:table-cell>
          <table:table-cell office:value-type="float" office:value="30234" calcext:value-type="float">
            <text:p>30234</text:p>
          </table:table-cell>
        </table:table-row>
        <table:table-row table:style-name="ro1">
          <table:table-cell office:value-type="float" office:value="52483" calcext:value-type="float">
            <text:p>5248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Liberty County</text:p>
          </table:table-cell>
          <table:table-cell office:value-type="float" office:value="63004" calcext:value-type="float">
            <text:p>63004</text:p>
          </table:table-cell>
        </table:table-row>
        <table:table-row table:style-name="ro1">
          <table:table-cell office:value-type="float" office:value="52591" calcext:value-type="float">
            <text:p>5259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Lincoln County</text:p>
          </table:table-cell>
          <table:table-cell office:value-type="float" office:value="8031" calcext:value-type="float">
            <text:p>8031</text:p>
          </table:table-cell>
        </table:table-row>
        <table:table-row table:style-name="ro1">
          <table:table-cell office:value-type="float" office:value="52699" calcext:value-type="float">
            <text:p>5269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Long County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1">
          <table:table-cell office:value-type="float" office:value="52807" calcext:value-type="float">
            <text:p>5280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Lowndes County</text:p>
          </table:table-cell>
          <table:table-cell office:value-type="float" office:value="118268" calcext:value-type="float">
            <text:p>118268</text:p>
          </table:table-cell>
        </table:table-row>
        <table:table-row table:style-name="ro1">
          <table:table-cell office:value-type="float" office:value="52915" calcext:value-type="float">
            <text:p>5291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Lumpkin County</text:p>
          </table:table-cell>
          <table:table-cell office:value-type="float" office:value="34186" calcext:value-type="float">
            <text:p>34186</text:p>
          </table:table-cell>
        </table:table-row>
        <table:table-row table:style-name="ro1">
          <table:table-cell office:value-type="float" office:value="53023" calcext:value-type="float">
            <text:p>5302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Macon County</text:p>
          </table:table-cell>
          <table:table-cell office:value-type="float" office:value="12712" calcext:value-type="float">
            <text:p>12712</text:p>
          </table:table-cell>
        </table:table-row>
        <table:table-row table:style-name="ro1">
          <table:table-cell office:value-type="float" office:value="53131" calcext:value-type="float">
            <text:p>5313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Madison County</text:p>
          </table:table-cell>
          <table:table-cell office:value-type="float" office:value="30457" calcext:value-type="float">
            <text:p>30457</text:p>
          </table:table-cell>
        </table:table-row>
        <table:table-row table:style-name="ro1">
          <table:table-cell office:value-type="float" office:value="53239" calcext:value-type="float">
            <text:p>5323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Marion County</text:p>
          </table:table-cell>
          <table:table-cell office:value-type="float" office:value="8516" calcext:value-type="float">
            <text:p>8516</text:p>
          </table:table-cell>
        </table:table-row>
        <table:table-row table:style-name="ro1">
          <table:table-cell office:value-type="float" office:value="53347" calcext:value-type="float">
            <text:p>5334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McDuffie County</text:p>
          </table:table-cell>
          <table:table-cell office:value-type="float" office:value="21162" calcext:value-type="float">
            <text:p>21162</text:p>
          </table:table-cell>
        </table:table-row>
        <table:table-row table:style-name="ro1">
          <table:table-cell office:value-type="float" office:value="53455" calcext:value-type="float">
            <text:p>5345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McIntosh County</text:p>
          </table:table-cell>
          <table:table-cell office:value-type="float" office:value="14387" calcext:value-type="float">
            <text:p>14387</text:p>
          </table:table-cell>
        </table:table-row>
        <table:table-row table:style-name="ro1">
          <table:table-cell office:value-type="float" office:value="53563" calcext:value-type="float">
            <text:p>5356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Meriwether County</text:p>
          </table:table-cell>
          <table:table-cell office:value-type="float" office:value="21164" calcext:value-type="float">
            <text:p>21164</text:p>
          </table:table-cell>
        </table:table-row>
        <table:table-row table:style-name="ro1">
          <table:table-cell office:value-type="float" office:value="53671" calcext:value-type="float">
            <text:p>5367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Miller County</text:p>
          </table:table-cell>
          <table:table-cell office:value-type="float" office:value="5622" calcext:value-type="float">
            <text:p>5622</text:p>
          </table:table-cell>
        </table:table-row>
        <table:table-row table:style-name="ro1">
          <table:table-cell office:value-type="float" office:value="53779" calcext:value-type="float">
            <text:p>5377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Mitchell County</text:p>
          </table:table-cell>
          <table:table-cell office:value-type="float" office:value="21602" calcext:value-type="float">
            <text:p>21602</text:p>
          </table:table-cell>
        </table:table-row>
        <table:table-row table:style-name="ro1">
          <table:table-cell office:value-type="float" office:value="53887" calcext:value-type="float">
            <text:p>5388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Monroe County</text:p>
          </table:table-cell>
          <table:table-cell office:value-type="float" office:value="28042" calcext:value-type="float">
            <text:p>28042</text:p>
          </table:table-cell>
        </table:table-row>
        <table:table-row table:style-name="ro1">
          <table:table-cell office:value-type="float" office:value="53995" calcext:value-type="float">
            <text:p>5399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Montgomery County</text:p>
          </table:table-cell>
          <table:table-cell office:value-type="float" office:value="9012" calcext:value-type="float">
            <text:p>9012</text:p>
          </table:table-cell>
        </table:table-row>
        <table:table-row table:style-name="ro1">
          <table:table-cell office:value-type="float" office:value="54103" calcext:value-type="float">
            <text:p>5410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Morgan County</text:p>
          </table:table-cell>
          <table:table-cell office:value-type="float" office:value="19636" calcext:value-type="float">
            <text:p>19636</text:p>
          </table:table-cell>
        </table:table-row>
        <table:table-row table:style-name="ro1">
          <table:table-cell office:value-type="float" office:value="54211" calcext:value-type="float">
            <text:p>5421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Murray County</text:p>
          </table:table-cell>
          <table:table-cell office:value-type="float" office:value="40032" calcext:value-type="float">
            <text:p>40032</text:p>
          </table:table-cell>
        </table:table-row>
        <table:table-row table:style-name="ro1">
          <table:table-cell office:value-type="float" office:value="54319" calcext:value-type="float">
            <text:p>5431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Muscogee County</text:p>
          </table:table-cell>
          <table:table-cell office:value-type="float" office:value="196442" calcext:value-type="float">
            <text:p>196442</text:p>
          </table:table-cell>
        </table:table-row>
        <table:table-row table:style-name="ro1">
          <table:table-cell office:value-type="float" office:value="54427" calcext:value-type="float">
            <text:p>5442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Newton County</text:p>
          </table:table-cell>
          <table:table-cell office:value-type="float" office:value="113295" calcext:value-type="float">
            <text:p>113295</text:p>
          </table:table-cell>
        </table:table-row>
        <table:table-row table:style-name="ro1">
          <table:table-cell office:value-type="float" office:value="54535" calcext:value-type="float">
            <text:p>5453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Oconee County</text:p>
          </table:table-cell>
          <table:table-cell office:value-type="float" office:value="41124" calcext:value-type="float">
            <text:p>41124</text:p>
          </table:table-cell>
        </table:table-row>
        <table:table-row table:style-name="ro1">
          <table:table-cell office:value-type="float" office:value="54643" calcext:value-type="float">
            <text:p>5464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Oglethorpe County</text:p>
          </table:table-cell>
          <table:table-cell office:value-type="float" office:value="15383" calcext:value-type="float">
            <text:p>15383</text:p>
          </table:table-cell>
        </table:table-row>
        <table:table-row table:style-name="ro1">
          <table:table-cell office:value-type="float" office:value="54751" calcext:value-type="float">
            <text:p>5475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aulding County</text:p>
          </table:table-cell>
          <table:table-cell office:value-type="float" office:value="173359" calcext:value-type="float">
            <text:p>173359</text:p>
          </table:table-cell>
        </table:table-row>
        <table:table-row table:style-name="ro1">
          <table:table-cell office:value-type="float" office:value="54859" calcext:value-type="float">
            <text:p>5485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each County</text:p>
          </table:table-cell>
          <table:table-cell office:value-type="float" office:value="27950" calcext:value-type="float">
            <text:p>27950</text:p>
          </table:table-cell>
        </table:table-row>
        <table:table-row table:style-name="ro1">
          <table:table-cell office:value-type="float" office:value="54967" calcext:value-type="float">
            <text:p>5496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ickens County</text:p>
          </table:table-cell>
          <table:table-cell office:value-type="float" office:value="33127" calcext:value-type="float">
            <text:p>33127</text:p>
          </table:table-cell>
        </table:table-row>
        <table:table-row table:style-name="ro1">
          <table:table-cell office:value-type="float" office:value="55075" calcext:value-type="float">
            <text:p>5507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ierce County</text:p>
          </table:table-cell>
          <table:table-cell office:value-type="float" office:value="19522" calcext:value-type="float">
            <text:p>19522</text:p>
          </table:table-cell>
        </table:table-row>
        <table:table-row table:style-name="ro1">
          <table:table-cell office:value-type="float" office:value="55183" calcext:value-type="float">
            <text:p>5518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ike County</text:p>
          </table:table-cell>
          <table:table-cell office:value-type="float" office:value="19121" calcext:value-type="float">
            <text:p>19121</text:p>
          </table:table-cell>
        </table:table-row>
        <table:table-row table:style-name="ro1">
          <table:table-cell office:value-type="float" office:value="55291" calcext:value-type="float">
            <text:p>5529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olk County</text:p>
          </table:table-cell>
          <table:table-cell office:value-type="float" office:value="42840" calcext:value-type="float">
            <text:p>42840</text:p>
          </table:table-cell>
        </table:table-row>
        <table:table-row table:style-name="ro1">
          <table:table-cell office:value-type="float" office:value="55399" calcext:value-type="float">
            <text:p>5539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ulaski County</text:p>
          </table:table-cell>
          <table:table-cell office:value-type="float" office:value="11191" calcext:value-type="float">
            <text:p>11191</text:p>
          </table:table-cell>
        </table:table-row>
        <table:table-row table:style-name="ro1">
          <table:table-cell office:value-type="float" office:value="55507" calcext:value-type="float">
            <text:p>5550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utnam County</text:p>
          </table:table-cell>
          <table:table-cell office:value-type="float" office:value="22520" calcext:value-type="float">
            <text:p>22520</text:p>
          </table:table-cell>
        </table:table-row>
        <table:table-row table:style-name="ro1">
          <table:table-cell office:value-type="float" office:value="55615" calcext:value-type="float">
            <text:p>5561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Quitman County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 office:value-type="float" office:value="55723" calcext:value-type="float">
            <text:p>5572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Rabun County</text:p>
          </table:table-cell>
          <table:table-cell office:value-type="float" office:value="17273" calcext:value-type="float">
            <text:p>17273</text:p>
          </table:table-cell>
        </table:table-row>
        <table:table-row table:style-name="ro1">
          <table:table-cell office:value-type="float" office:value="55831" calcext:value-type="float">
            <text:p>5583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Randolph County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office:value-type="float" office:value="55939" calcext:value-type="float">
            <text:p>5593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Richmond County</text:p>
          </table:table-cell>
          <table:table-cell office:value-type="float" office:value="202079" calcext:value-type="float">
            <text:p>202079</text:p>
          </table:table-cell>
        </table:table-row>
        <table:table-row table:style-name="ro1">
          <table:table-cell office:value-type="float" office:value="56047" calcext:value-type="float">
            <text:p>5604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Rockdale County</text:p>
          </table:table-cell>
          <table:table-cell office:value-type="float" office:value="90939" calcext:value-type="float">
            <text:p>90939</text:p>
          </table:table-cell>
        </table:table-row>
        <table:table-row table:style-name="ro1">
          <table:table-cell office:value-type="float" office:value="56155" calcext:value-type="float">
            <text:p>5615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chley County</text:p>
          </table:table-cell>
          <table:table-cell office:value-type="float" office:value="5196" calcext:value-type="float">
            <text:p>5196</text:p>
          </table:table-cell>
        </table:table-row>
        <table:table-row table:style-name="ro1">
          <table:table-cell office:value-type="float" office:value="56263" calcext:value-type="float">
            <text:p>5626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creven County</text:p>
          </table:table-cell>
          <table:table-cell office:value-type="float" office:value="14012" calcext:value-type="float">
            <text:p>14012</text:p>
          </table:table-cell>
        </table:table-row>
        <table:table-row table:style-name="ro1">
          <table:table-cell office:value-type="float" office:value="56371" calcext:value-type="float">
            <text:p>5637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eminole County</text:p>
          </table:table-cell>
          <table:table-cell office:value-type="float" office:value="8060" calcext:value-type="float">
            <text:p>8060</text:p>
          </table:table-cell>
        </table:table-row>
        <table:table-row table:style-name="ro1">
          <table:table-cell office:value-type="float" office:value="56479" calcext:value-type="float">
            <text:p>5647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palding County</text:p>
          </table:table-cell>
          <table:table-cell office:value-type="float" office:value="67414" calcext:value-type="float">
            <text:p>67414</text:p>
          </table:table-cell>
        </table:table-row>
        <table:table-row table:style-name="ro1">
          <table:table-cell office:value-type="float" office:value="56587" calcext:value-type="float">
            <text:p>5658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95" calcext:value-type="float">
            <text:p>5669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tephens County</text:p>
          </table:table-cell>
          <table:table-cell office:value-type="float" office:value="26107" calcext:value-type="float">
            <text:p>26107</text:p>
          </table:table-cell>
        </table:table-row>
        <table:table-row table:style-name="ro1">
          <table:table-cell office:value-type="float" office:value="56803" calcext:value-type="float">
            <text:p>5680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tewart County</text:p>
          </table:table-cell>
          <table:table-cell office:value-type="float" office:value="6689" calcext:value-type="float">
            <text:p>6689</text:p>
          </table:table-cell>
        </table:table-row>
        <table:table-row table:style-name="ro1">
          <table:table-cell office:value-type="float" office:value="56911" calcext:value-type="float">
            <text:p>5691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umter County</text:p>
          </table:table-cell>
          <table:table-cell office:value-type="float" office:value="29282" calcext:value-type="float">
            <text:p>29282</text:p>
          </table:table-cell>
        </table:table-row>
        <table:table-row table:style-name="ro1">
          <table:table-cell office:value-type="float" office:value="57019" calcext:value-type="float">
            <text:p>5701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albot County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float" office:value="57127" calcext:value-type="float">
            <text:p>5712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aliaferro County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57235" calcext:value-type="float">
            <text:p>5723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attnall County</text:p>
          </table:table-cell>
          <table:table-cell office:value-type="float" office:value="25365" calcext:value-type="float">
            <text:p>25365</text:p>
          </table:table-cell>
        </table:table-row>
        <table:table-row table:style-name="ro1">
          <table:table-cell office:value-type="float" office:value="57343" calcext:value-type="float">
            <text:p>5734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aylor County</text:p>
          </table:table-cell>
          <table:table-cell office:value-type="float" office:value="8074" calcext:value-type="float">
            <text:p>8074</text:p>
          </table:table-cell>
        </table:table-row>
        <table:table-row table:style-name="ro1">
          <table:table-cell office:value-type="float" office:value="57451" calcext:value-type="float">
            <text:p>5745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elfair County</text:p>
          </table:table-cell>
          <table:table-cell office:value-type="float" office:value="15781" calcext:value-type="float">
            <text:p>15781</text:p>
          </table:table-cell>
        </table:table-row>
        <table:table-row table:style-name="ro1">
          <table:table-cell office:value-type="float" office:value="57559" calcext:value-type="float">
            <text:p>5755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errell County</text:p>
          </table:table-cell>
          <table:table-cell office:value-type="float" office:value="8523" calcext:value-type="float">
            <text:p>8523</text:p>
          </table:table-cell>
        </table:table-row>
        <table:table-row table:style-name="ro1">
          <table:table-cell office:value-type="float" office:value="57667" calcext:value-type="float">
            <text:p>5766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homas County</text:p>
          </table:table-cell>
          <table:table-cell office:value-type="float" office:value="44372" calcext:value-type="float">
            <text:p>44372</text:p>
          </table:table-cell>
        </table:table-row>
        <table:table-row table:style-name="ro1">
          <table:table-cell office:value-type="float" office:value="57775" calcext:value-type="float">
            <text:p>5777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ift County</text:p>
          </table:table-cell>
          <table:table-cell office:value-type="float" office:value="40719" calcext:value-type="float">
            <text:p>40719</text:p>
          </table:table-cell>
        </table:table-row>
        <table:table-row table:style-name="ro1">
          <table:table-cell office:value-type="float" office:value="57883" calcext:value-type="float">
            <text:p>5788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oombs County</text:p>
          </table:table-cell>
          <table:table-cell office:value-type="float" office:value="26973" calcext:value-type="float">
            <text:p>26973</text:p>
          </table:table-cell>
        </table:table-row>
        <table:table-row table:style-name="ro1">
          <table:table-cell office:value-type="float" office:value="57991" calcext:value-type="float">
            <text:p>5799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owns County</text:p>
          </table:table-cell>
          <table:table-cell office:value-type="float" office:value="12247" calcext:value-type="float">
            <text:p>12247</text:p>
          </table:table-cell>
        </table:table-row>
        <table:table-row table:style-name="ro1">
          <table:table-cell office:value-type="float" office:value="58099" calcext:value-type="float">
            <text:p>5809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reutlen County</text:p>
          </table:table-cell>
          <table:table-cell office:value-type="float" office:value="6822" calcext:value-type="float">
            <text:p>6822</text:p>
          </table:table-cell>
        </table:table-row>
        <table:table-row table:style-name="ro1">
          <table:table-cell office:value-type="float" office:value="58207" calcext:value-type="float">
            <text:p>5820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roup County</text:p>
          </table:table-cell>
          <table:table-cell office:value-type="float" office:value="70214" calcext:value-type="float">
            <text:p>70214</text:p>
          </table:table-cell>
        </table:table-row>
        <table:table-row table:style-name="ro1">
          <table:table-cell office:value-type="float" office:value="58315" calcext:value-type="float">
            <text:p>5831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urner County</text:p>
          </table:table-cell>
          <table:table-cell office:value-type="float" office:value="7882" calcext:value-type="float">
            <text:p>7882</text:p>
          </table:table-cell>
        </table:table-row>
        <table:table-row table:style-name="ro1">
          <table:table-cell office:value-type="float" office:value="58423" calcext:value-type="float">
            <text:p>5842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wiggs County</text:p>
          </table:table-cell>
          <table:table-cell office:value-type="float" office:value="8103" calcext:value-type="float">
            <text:p>8103</text:p>
          </table:table-cell>
        </table:table-row>
        <table:table-row table:style-name="ro1">
          <table:table-cell office:value-type="float" office:value="58531" calcext:value-type="float">
            <text:p>5853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nion County</text:p>
          </table:table-cell>
          <table:table-cell office:value-type="float" office:value="25358" calcext:value-type="float">
            <text:p>25358</text:p>
          </table:table-cell>
        </table:table-row>
        <table:table-row table:style-name="ro1">
          <table:table-cell office:value-type="float" office:value="58639" calcext:value-type="float">
            <text:p>5863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pson County</text:p>
          </table:table-cell>
          <table:table-cell office:value-type="float" office:value="26527" calcext:value-type="float">
            <text:p>26527</text:p>
          </table:table-cell>
        </table:table-row>
        <table:table-row table:style-name="ro1">
          <table:table-cell office:value-type="float" office:value="58747" calcext:value-type="float">
            <text:p>5874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Walker County</text:p>
          </table:table-cell>
          <table:table-cell office:value-type="float" office:value="70116" calcext:value-type="float">
            <text:p>70116</text:p>
          </table:table-cell>
        </table:table-row>
        <table:table-row table:style-name="ro1">
          <table:table-cell office:value-type="float" office:value="58855" calcext:value-type="float">
            <text:p>5885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Walton County</text:p>
          </table:table-cell>
          <table:table-cell office:value-type="float" office:value="96875" calcext:value-type="float">
            <text:p>96875</text:p>
          </table:table-cell>
        </table:table-row>
        <table:table-row table:style-name="ro1">
          <table:table-cell office:value-type="float" office:value="58963" calcext:value-type="float">
            <text:p>5896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Ware County</text:p>
          </table:table-cell>
          <table:table-cell office:value-type="float" office:value="35826" calcext:value-type="float">
            <text:p>35826</text:p>
          </table:table-cell>
        </table:table-row>
        <table:table-row table:style-name="ro1">
          <table:table-cell office:value-type="float" office:value="59071" calcext:value-type="float">
            <text:p>5907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Warren County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float" office:value="59179" calcext:value-type="float">
            <text:p>5917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Washington County</text:p>
          </table:table-cell>
          <table:table-cell office:value-type="float" office:value="20150" calcext:value-type="float">
            <text:p>20150</text:p>
          </table:table-cell>
        </table:table-row>
        <table:table-row table:style-name="ro1">
          <table:table-cell office:value-type="float" office:value="59287" calcext:value-type="float">
            <text:p>5928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Wayne County</text:p>
          </table:table-cell>
          <table:table-cell office:value-type="float" office:value="30023" calcext:value-type="float">
            <text:p>30023</text:p>
          </table:table-cell>
        </table:table-row>
        <table:table-row table:style-name="ro1">
          <table:table-cell office:value-type="float" office:value="59395" calcext:value-type="float">
            <text:p>5939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Webster County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59503" calcext:value-type="float">
            <text:p>5950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Wheeler County</text:p>
          </table:table-cell>
          <table:table-cell office:value-type="float" office:value="7751" calcext:value-type="float">
            <text:p>7751</text:p>
          </table:table-cell>
        </table:table-row>
        <table:table-row table:style-name="ro1">
          <table:table-cell office:value-type="float" office:value="59611" calcext:value-type="float">
            <text:p>5961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White County</text:p>
          </table:table-cell>
          <table:table-cell office:value-type="float" office:value="31094" calcext:value-type="float">
            <text:p>31094</text:p>
          </table:table-cell>
        </table:table-row>
        <table:table-row table:style-name="ro1">
          <table:table-cell office:value-type="float" office:value="59719" calcext:value-type="float">
            <text:p>59719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Whitfield County</text:p>
          </table:table-cell>
          <table:table-cell office:value-type="float" office:value="103837" calcext:value-type="float">
            <text:p>103837</text:p>
          </table:table-cell>
        </table:table-row>
        <table:table-row table:style-name="ro1">
          <table:table-cell office:value-type="float" office:value="59827" calcext:value-type="float">
            <text:p>59827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Wilcox County</text:p>
          </table:table-cell>
          <table:table-cell office:value-type="float" office:value="8502" calcext:value-type="float">
            <text:p>8502</text:p>
          </table:table-cell>
        </table:table-row>
        <table:table-row table:style-name="ro1">
          <table:table-cell office:value-type="float" office:value="59935" calcext:value-type="float">
            <text:p>59935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Wilkes County</text:p>
          </table:table-cell>
          <table:table-cell office:value-type="float" office:value="9694" calcext:value-type="float">
            <text:p>9694</text:p>
          </table:table-cell>
        </table:table-row>
        <table:table-row table:style-name="ro1">
          <table:table-cell office:value-type="float" office:value="60043" calcext:value-type="float">
            <text:p>60043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Wilkinson County</text:p>
          </table:table-cell>
          <table:table-cell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60151" calcext:value-type="float">
            <text:p>6015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Worth County</text:p>
          </table:table-cell>
          <table:table-cell office:value-type="float" office:value="19972" calcext:value-type="float">
            <text:p>19972</text:p>
          </table:table-cell>
        </table:table-row>
        <table:table-row table:style-name="ro1">
          <table:table-cell office:value-type="float" office:value="60259" calcext:value-type="float">
            <text:p>60259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City and County of Honolulu</text:p>
          </table:table-cell>
          <table:table-cell office:value-type="float" office:value="963826" calcext:value-type="float">
            <text:p>963826</text:p>
          </table:table-cell>
        </table:table-row>
        <table:table-row table:style-name="ro1">
          <table:table-cell office:value-type="float" office:value="60367" calcext:value-type="float">
            <text:p>60367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awaii County</text:p>
          </table:table-cell>
          <table:table-cell office:value-type="float" office:value="203340" calcext:value-type="float">
            <text:p>203340</text:p>
          </table:table-cell>
        </table:table-row>
        <table:table-row table:style-name="ro1">
          <table:table-cell office:value-type="float" office:value="60475" calcext:value-type="float">
            <text:p>60475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Kalawao County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0583" calcext:value-type="float">
            <text:p>60583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Kauai County</text:p>
          </table:table-cell>
          <table:table-cell office:value-type="float" office:value="71851" calcext:value-type="float">
            <text:p>71851</text:p>
          </table:table-cell>
        </table:table-row>
        <table:table-row table:style-name="ro1">
          <table:table-cell office:value-type="float" office:value="60691" calcext:value-type="float">
            <text:p>60691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Maui County</text:p>
          </table:table-cell>
          <table:table-cell office:value-type="float" office:value="167902" calcext:value-type="float">
            <text:p>167902</text:p>
          </table:table-cell>
        </table:table-row>
        <table:table-row table:style-name="ro1">
          <table:table-cell office:value-type="float" office:value="60799" calcext:value-type="float">
            <text:p>60799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07" calcext:value-type="float">
            <text:p>609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Adair County</text:p>
          </table:table-cell>
          <table:table-cell office:value-type="float" office:value="7059" calcext:value-type="float">
            <text:p>7059</text:p>
          </table:table-cell>
        </table:table-row>
        <table:table-row table:style-name="ro1">
          <table:table-cell office:value-type="float" office:value="61015" calcext:value-type="float">
            <text:p>6101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Adams County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61123" calcext:value-type="float">
            <text:p>61123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Allamakee County</text:p>
          </table:table-cell>
          <table:table-cell office:value-type="float" office:value="13642" calcext:value-type="float">
            <text:p>13642</text:p>
          </table:table-cell>
        </table:table-row>
        <table:table-row table:style-name="ro1">
          <table:table-cell office:value-type="float" office:value="61231" calcext:value-type="float">
            <text:p>61231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Appanoose County</text:p>
          </table:table-cell>
          <table:table-cell office:value-type="float" office:value="12430" calcext:value-type="float">
            <text:p>12430</text:p>
          </table:table-cell>
        </table:table-row>
        <table:table-row table:style-name="ro1">
          <table:table-cell office:value-type="float" office:value="61339" calcext:value-type="float">
            <text:p>61339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Audubon County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float" office:value="61447" calcext:value-type="float">
            <text:p>6144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Benton County</text:p>
          </table:table-cell>
          <table:table-cell office:value-type="float" office:value="25414" calcext:value-type="float">
            <text:p>25414</text:p>
          </table:table-cell>
        </table:table-row>
        <table:table-row table:style-name="ro1">
          <table:table-cell office:value-type="float" office:value="61555" calcext:value-type="float">
            <text:p>6155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Black Hawk County</text:p>
          </table:table-cell>
          <table:table-cell office:value-type="float" office:value="130786" calcext:value-type="float">
            <text:p>130786</text:p>
          </table:table-cell>
        </table:table-row>
        <table:table-row table:style-name="ro1">
          <table:table-cell office:value-type="float" office:value="61663" calcext:value-type="float">
            <text:p>61663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Boone County</text:p>
          </table:table-cell>
          <table:table-cell office:value-type="float" office:value="26277" calcext:value-type="float">
            <text:p>26277</text:p>
          </table:table-cell>
        </table:table-row>
        <table:table-row table:style-name="ro1">
          <table:table-cell office:value-type="float" office:value="61771" calcext:value-type="float">
            <text:p>61771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Bremer County</text:p>
          </table:table-cell>
          <table:table-cell office:value-type="float" office:value="25311" calcext:value-type="float">
            <text:p>25311</text:p>
          </table:table-cell>
        </table:table-row>
        <table:table-row table:style-name="ro1">
          <table:table-cell office:value-type="float" office:value="61879" calcext:value-type="float">
            <text:p>61879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Buchanan County</text:p>
          </table:table-cell>
          <table:table-cell office:value-type="float" office:value="21287" calcext:value-type="float">
            <text:p>21287</text:p>
          </table:table-cell>
        </table:table-row>
        <table:table-row table:style-name="ro1">
          <table:table-cell office:value-type="float" office:value="61987" calcext:value-type="float">
            <text:p>6198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Buena Vista County</text:p>
          </table:table-cell>
          <table:table-cell office:value-type="float" office:value="19772" calcext:value-type="float">
            <text:p>19772</text:p>
          </table:table-cell>
        </table:table-row>
        <table:table-row table:style-name="ro1">
          <table:table-cell office:value-type="float" office:value="62095" calcext:value-type="float">
            <text:p>6209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Butler County</text:p>
          </table:table-cell>
          <table:table-cell office:value-type="float" office:value="14333" calcext:value-type="float">
            <text:p>14333</text:p>
          </table:table-cell>
        </table:table-row>
        <table:table-row table:style-name="ro1">
          <table:table-cell office:value-type="float" office:value="62203" calcext:value-type="float">
            <text:p>62203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Calhoun County</text:p>
          </table:table-cell>
          <table:table-cell office:value-type="float" office:value="9473" calcext:value-type="float">
            <text:p>9473</text:p>
          </table:table-cell>
        </table:table-row>
        <table:table-row table:style-name="ro1">
          <table:table-cell office:value-type="float" office:value="62311" calcext:value-type="float">
            <text:p>62311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Carroll County</text:p>
          </table:table-cell>
          <table:table-cell office:value-type="float" office:value="19914" calcext:value-type="float">
            <text:p>19914</text:p>
          </table:table-cell>
        </table:table-row>
        <table:table-row table:style-name="ro1">
          <table:table-cell office:value-type="float" office:value="62419" calcext:value-type="float">
            <text:p>62419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Cass County</text:p>
          </table:table-cell>
          <table:table-cell office:value-type="float" office:value="12817" calcext:value-type="float">
            <text:p>12817</text:p>
          </table:table-cell>
        </table:table-row>
        <table:table-row table:style-name="ro1">
          <table:table-cell office:value-type="float" office:value="62527" calcext:value-type="float">
            <text:p>6252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Cedar County</text:p>
          </table:table-cell>
          <table:table-cell office:value-type="float" office:value="18485" calcext:value-type="float">
            <text:p>18485</text:p>
          </table:table-cell>
        </table:table-row>
        <table:table-row table:style-name="ro1">
          <table:table-cell office:value-type="float" office:value="62635" calcext:value-type="float">
            <text:p>626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Cerro Gordo County</text:p>
          </table:table-cell>
          <table:table-cell office:value-type="float" office:value="42103" calcext:value-type="float">
            <text:p>42103</text:p>
          </table:table-cell>
        </table:table-row>
        <table:table-row table:style-name="ro1">
          <table:table-cell office:value-type="float" office:value="62743" calcext:value-type="float">
            <text:p>62743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Cherokee County</text:p>
          </table:table-cell>
          <table:table-cell office:value-type="float" office:value="11190" calcext:value-type="float">
            <text:p>11190</text:p>
          </table:table-cell>
        </table:table-row>
        <table:table-row table:style-name="ro1">
          <table:table-cell office:value-type="float" office:value="62851" calcext:value-type="float">
            <text:p>62851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Chickasaw County</text:p>
          </table:table-cell>
          <table:table-cell office:value-type="float" office:value="11834" calcext:value-type="float">
            <text:p>11834</text:p>
          </table:table-cell>
        </table:table-row>
        <table:table-row table:style-name="ro1">
          <table:table-cell office:value-type="float" office:value="62959" calcext:value-type="float">
            <text:p>62959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Clarke County</text:p>
          </table:table-cell>
          <table:table-cell office:value-type="float" office:value="9353" calcext:value-type="float">
            <text:p>9353</text:p>
          </table:table-cell>
        </table:table-row>
        <table:table-row table:style-name="ro1">
          <table:table-cell office:value-type="float" office:value="63067" calcext:value-type="float">
            <text:p>6306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Clay County</text:p>
          </table:table-cell>
          <table:table-cell office:value-type="float" office:value="15976" calcext:value-type="float">
            <text:p>15976</text:p>
          </table:table-cell>
        </table:table-row>
        <table:table-row table:style-name="ro1">
          <table:table-cell office:value-type="float" office:value="63175" calcext:value-type="float">
            <text:p>6317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Clayton County</text:p>
          </table:table-cell>
          <table:table-cell office:value-type="float" office:value="17321" calcext:value-type="float">
            <text:p>17321</text:p>
          </table:table-cell>
        </table:table-row>
        <table:table-row table:style-name="ro1">
          <table:table-cell office:value-type="float" office:value="63283" calcext:value-type="float">
            <text:p>63283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Clinton County</text:p>
          </table:table-cell>
          <table:table-cell office:value-type="float" office:value="46392" calcext:value-type="float">
            <text:p>46392</text:p>
          </table:table-cell>
        </table:table-row>
        <table:table-row table:style-name="ro1">
          <table:table-cell office:value-type="float" office:value="63391" calcext:value-type="float">
            <text:p>63391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Crawford County</text:p>
          </table:table-cell>
          <table:table-cell office:value-type="float" office:value="16834" calcext:value-type="float">
            <text:p>16834</text:p>
          </table:table-cell>
        </table:table-row>
        <table:table-row table:style-name="ro1">
          <table:table-cell office:value-type="float" office:value="63499" calcext:value-type="float">
            <text:p>63499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Dallas County</text:p>
          </table:table-cell>
          <table:table-cell office:value-type="float" office:value="96963" calcext:value-type="float">
            <text:p>96963</text:p>
          </table:table-cell>
        </table:table-row>
        <table:table-row table:style-name="ro1">
          <table:table-cell office:value-type="float" office:value="63607" calcext:value-type="float">
            <text:p>636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Davis County</text:p>
          </table:table-cell>
          <table:table-cell office:value-type="float" office:value="9051" calcext:value-type="float">
            <text:p>9051</text:p>
          </table:table-cell>
        </table:table-row>
        <table:table-row table:style-name="ro1">
          <table:table-cell office:value-type="float" office:value="63715" calcext:value-type="float">
            <text:p>6371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Decatur County</text:p>
          </table:table-cell>
          <table:table-cell office:value-type="float" office:value="7769" calcext:value-type="float">
            <text:p>7769</text:p>
          </table:table-cell>
        </table:table-row>
        <table:table-row table:style-name="ro1">
          <table:table-cell office:value-type="float" office:value="63823" calcext:value-type="float">
            <text:p>63823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Delaware County</text:p>
          </table:table-cell>
          <table:table-cell office:value-type="float" office:value="16937" calcext:value-type="float">
            <text:p>16937</text:p>
          </table:table-cell>
        </table:table-row>
        <table:table-row table:style-name="ro1">
          <table:table-cell office:value-type="float" office:value="63931" calcext:value-type="float">
            <text:p>63931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Des Moines County</text:p>
          </table:table-cell>
          <table:table-cell office:value-type="float" office:value="38708" calcext:value-type="float">
            <text:p>38708</text:p>
          </table:table-cell>
        </table:table-row>
        <table:table-row table:style-name="ro1">
          <table:table-cell office:value-type="float" office:value="64039" calcext:value-type="float">
            <text:p>64039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Dickinson County</text:p>
          </table:table-cell>
          <table:table-cell office:value-type="float" office:value="17549" calcext:value-type="float">
            <text:p>17549</text:p>
          </table:table-cell>
        </table:table-row>
        <table:table-row table:style-name="ro1">
          <table:table-cell office:value-type="float" office:value="64147" calcext:value-type="float">
            <text:p>6414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Dubuque County</text:p>
          </table:table-cell>
          <table:table-cell office:value-type="float" office:value="97590" calcext:value-type="float">
            <text:p>97590</text:p>
          </table:table-cell>
        </table:table-row>
        <table:table-row table:style-name="ro1">
          <table:table-cell office:value-type="float" office:value="64255" calcext:value-type="float">
            <text:p>6425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Emmet County</text:p>
          </table:table-cell>
          <table:table-cell office:value-type="float" office:value="9095" calcext:value-type="float">
            <text:p>9095</text:p>
          </table:table-cell>
        </table:table-row>
        <table:table-row table:style-name="ro1">
          <table:table-cell office:value-type="float" office:value="64363" calcext:value-type="float">
            <text:p>64363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Fayette County</text:p>
          </table:table-cell>
          <table:table-cell office:value-type="float" office:value="19258" calcext:value-type="float">
            <text:p>19258</text:p>
          </table:table-cell>
        </table:table-row>
        <table:table-row table:style-name="ro1">
          <table:table-cell office:value-type="float" office:value="64471" calcext:value-type="float">
            <text:p>64471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Floyd County</text:p>
          </table:table-cell>
          <table:table-cell office:value-type="float" office:value="15480" calcext:value-type="float">
            <text:p>15480</text:p>
          </table:table-cell>
        </table:table-row>
        <table:table-row table:style-name="ro1">
          <table:table-cell office:value-type="float" office:value="64579" calcext:value-type="float">
            <text:p>64579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Franklin County</text:p>
          </table:table-cell>
          <table:table-cell office:value-type="float" office:value="9971" calcext:value-type="float">
            <text:p>9971</text:p>
          </table:table-cell>
        </table:table-row>
        <table:table-row table:style-name="ro1">
          <table:table-cell office:value-type="float" office:value="64687" calcext:value-type="float">
            <text:p>6468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Fremont County</text:p>
          </table:table-cell>
          <table:table-cell office:value-type="float" office:value="6729" calcext:value-type="float">
            <text:p>6729</text:p>
          </table:table-cell>
        </table:table-row>
        <table:table-row table:style-name="ro1">
          <table:table-cell office:value-type="float" office:value="64795" calcext:value-type="float">
            <text:p>6479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Greene County</text:p>
          </table:table-cell>
          <table:table-cell office:value-type="float" office:value="8795" calcext:value-type="float">
            <text:p>8795</text:p>
          </table:table-cell>
        </table:table-row>
        <table:table-row table:style-name="ro1">
          <table:table-cell office:value-type="float" office:value="64903" calcext:value-type="float">
            <text:p>64903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Grundy County</text:p>
          </table:table-cell>
          <table:table-cell office:value-type="float" office:value="12217" calcext:value-type="float">
            <text:p>12217</text:p>
          </table:table-cell>
        </table:table-row>
        <table:table-row table:style-name="ro1">
          <table:table-cell office:value-type="float" office:value="65011" calcext:value-type="float">
            <text:p>65011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Guthrie County</text:p>
          </table:table-cell>
          <table:table-cell office:value-type="float" office:value="10737" calcext:value-type="float">
            <text:p>10737</text:p>
          </table:table-cell>
        </table:table-row>
        <table:table-row table:style-name="ro1">
          <table:table-cell office:value-type="float" office:value="65119" calcext:value-type="float">
            <text:p>65119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Hamilton County</text:p>
          </table:table-cell>
          <table:table-cell office:value-type="float" office:value="14716" calcext:value-type="float">
            <text:p>14716</text:p>
          </table:table-cell>
        </table:table-row>
        <table:table-row table:style-name="ro1">
          <table:table-cell office:value-type="float" office:value="65227" calcext:value-type="float">
            <text:p>6522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Hancock County</text:p>
          </table:table-cell>
          <table:table-cell office:value-type="float" office:value="10507" calcext:value-type="float">
            <text:p>10507</text:p>
          </table:table-cell>
        </table:table-row>
        <table:table-row table:style-name="ro1">
          <table:table-cell office:value-type="float" office:value="65335" calcext:value-type="float">
            <text:p>653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Hardin County</text:p>
          </table:table-cell>
          <table:table-cell office:value-type="float" office:value="16575" calcext:value-type="float">
            <text:p>16575</text:p>
          </table:table-cell>
        </table:table-row>
        <table:table-row table:style-name="ro1">
          <table:table-cell office:value-type="float" office:value="65443" calcext:value-type="float">
            <text:p>65443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Harrison County</text:p>
          </table:table-cell>
          <table:table-cell office:value-type="float" office:value="13928" calcext:value-type="float">
            <text:p>13928</text:p>
          </table:table-cell>
        </table:table-row>
        <table:table-row table:style-name="ro1">
          <table:table-cell office:value-type="float" office:value="65551" calcext:value-type="float">
            <text:p>65551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Henry County</text:p>
          </table:table-cell>
          <table:table-cell office:value-type="float" office:value="19697" calcext:value-type="float">
            <text:p>19697</text:p>
          </table:table-cell>
        </table:table-row>
        <table:table-row table:style-name="ro1">
          <table:table-cell office:value-type="float" office:value="65659" calcext:value-type="float">
            <text:p>65659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Howard County</text:p>
          </table:table-cell>
          <table:table-cell office:value-type="float" office:value="9176" calcext:value-type="float">
            <text:p>9176</text:p>
          </table:table-cell>
        </table:table-row>
        <table:table-row table:style-name="ro1">
          <table:table-cell office:value-type="float" office:value="65767" calcext:value-type="float">
            <text:p>6576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Humboldt County</text:p>
          </table:table-cell>
          <table:table-cell office:value-type="float" office:value="9473" calcext:value-type="float">
            <text:p>9473</text:p>
          </table:table-cell>
        </table:table-row>
        <table:table-row table:style-name="ro1">
          <table:table-cell office:value-type="float" office:value="65875" calcext:value-type="float">
            <text:p>6587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da County</text:p>
          </table:table-cell>
          <table:table-cell office:value-type="float" office:value="6833" calcext:value-type="float">
            <text:p>6833</text:p>
          </table:table-cell>
        </table:table-row>
        <table:table-row table:style-name="ro1">
          <table:table-cell office:value-type="float" office:value="65983" calcext:value-type="float">
            <text:p>65983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owa County</text:p>
          </table:table-cell>
          <table:table-cell office:value-type="float" office:value="16138" calcext:value-type="float">
            <text:p>16138</text:p>
          </table:table-cell>
        </table:table-row>
        <table:table-row table:style-name="ro1">
          <table:table-cell office:value-type="float" office:value="66091" calcext:value-type="float">
            <text:p>66091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ckson County</text:p>
          </table:table-cell>
          <table:table-cell office:value-type="float" office:value="19205" calcext:value-type="float">
            <text:p>19205</text:p>
          </table:table-cell>
        </table:table-row>
        <table:table-row table:style-name="ro1">
          <table:table-cell office:value-type="float" office:value="66199" calcext:value-type="float">
            <text:p>66199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sper County</text:p>
          </table:table-cell>
          <table:table-cell office:value-type="float" office:value="37148" calcext:value-type="float">
            <text:p>37148</text:p>
          </table:table-cell>
        </table:table-row>
        <table:table-row table:style-name="ro1">
          <table:table-cell office:value-type="float" office:value="66307" calcext:value-type="float">
            <text:p>663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efferson County</text:p>
          </table:table-cell>
          <table:table-cell office:value-type="float" office:value="18347" calcext:value-type="float">
            <text:p>18347</text:p>
          </table:table-cell>
        </table:table-row>
        <table:table-row table:style-name="ro1">
          <table:table-cell office:value-type="float" office:value="66415" calcext:value-type="float">
            <text:p>6641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ohnson County</text:p>
          </table:table-cell>
          <table:table-cell office:value-type="float" office:value="153740" calcext:value-type="float">
            <text:p>153740</text:p>
          </table:table-cell>
        </table:table-row>
        <table:table-row table:style-name="ro1">
          <table:table-cell office:value-type="float" office:value="66523" calcext:value-type="float">
            <text:p>66523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ones County</text:p>
          </table:table-cell>
          <table:table-cell office:value-type="float" office:value="20617" calcext:value-type="float">
            <text:p>20617</text:p>
          </table:table-cell>
        </table:table-row>
        <table:table-row table:style-name="ro1">
          <table:table-cell office:value-type="float" office:value="66631" calcext:value-type="float">
            <text:p>66631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Keokuk County</text:p>
          </table:table-cell>
          <table:table-cell office:value-type="float" office:value="10085" calcext:value-type="float">
            <text:p>10085</text:p>
          </table:table-cell>
        </table:table-row>
        <table:table-row table:style-name="ro1">
          <table:table-cell office:value-type="float" office:value="66739" calcext:value-type="float">
            <text:p>66739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Kossuth County</text:p>
          </table:table-cell>
          <table:table-cell office:value-type="float" office:value="14680" calcext:value-type="float">
            <text:p>14680</text:p>
          </table:table-cell>
        </table:table-row>
        <table:table-row table:style-name="ro1">
          <table:table-cell office:value-type="float" office:value="66847" calcext:value-type="float">
            <text:p>6684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Lee County</text:p>
          </table:table-cell>
          <table:table-cell office:value-type="float" office:value="33480" calcext:value-type="float">
            <text:p>33480</text:p>
          </table:table-cell>
        </table:table-row>
        <table:table-row table:style-name="ro1">
          <table:table-cell office:value-type="float" office:value="66955" calcext:value-type="float">
            <text:p>6695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Linn County</text:p>
          </table:table-cell>
          <table:table-cell office:value-type="float" office:value="227854" calcext:value-type="float">
            <text:p>227854</text:p>
          </table:table-cell>
        </table:table-row>
        <table:table-row table:style-name="ro1">
          <table:table-cell office:value-type="float" office:value="67063" calcext:value-type="float">
            <text:p>67063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Louisa County</text:p>
          </table:table-cell>
          <table:table-cell office:value-type="float" office:value="11011" calcext:value-type="float">
            <text:p>11011</text:p>
          </table:table-cell>
        </table:table-row>
        <table:table-row table:style-name="ro1">
          <table:table-cell office:value-type="float" office:value="67171" calcext:value-type="float">
            <text:p>67171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Lucas County</text:p>
          </table:table-cell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float" office:value="67279" calcext:value-type="float">
            <text:p>67279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Lyon County</text:p>
          </table:table-cell>
          <table:table-cell office:value-type="float" office:value="11756" calcext:value-type="float">
            <text:p>11756</text:p>
          </table:table-cell>
        </table:table-row>
        <table:table-row table:style-name="ro1">
          <table:table-cell office:value-type="float" office:value="67387" calcext:value-type="float">
            <text:p>6738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Madison County</text:p>
          </table:table-cell>
          <table:table-cell office:value-type="float" office:value="16521" calcext:value-type="float">
            <text:p>16521</text:p>
          </table:table-cell>
        </table:table-row>
        <table:table-row table:style-name="ro1">
          <table:table-cell office:value-type="float" office:value="67495" calcext:value-type="float">
            <text:p>6749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Mahaska County</text:p>
          </table:table-cell>
          <table:table-cell office:value-type="float" office:value="22370" calcext:value-type="float">
            <text:p>22370</text:p>
          </table:table-cell>
        </table:table-row>
        <table:table-row table:style-name="ro1">
          <table:table-cell office:value-type="float" office:value="67603" calcext:value-type="float">
            <text:p>67603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Marion County</text:p>
          </table:table-cell>
          <table:table-cell office:value-type="float" office:value="33168" calcext:value-type="float">
            <text:p>33168</text:p>
          </table:table-cell>
        </table:table-row>
        <table:table-row table:style-name="ro1">
          <table:table-cell office:value-type="float" office:value="67711" calcext:value-type="float">
            <text:p>67711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Marshall County</text:p>
          </table:table-cell>
          <table:table-cell office:value-type="float" office:value="39495" calcext:value-type="float">
            <text:p>39495</text:p>
          </table:table-cell>
        </table:table-row>
        <table:table-row table:style-name="ro1">
          <table:table-cell office:value-type="float" office:value="67819" calcext:value-type="float">
            <text:p>67819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Mills County</text:p>
          </table:table-cell>
          <table:table-cell office:value-type="float" office:value="14766" calcext:value-type="float">
            <text:p>14766</text:p>
          </table:table-cell>
        </table:table-row>
        <table:table-row table:style-name="ro1">
          <table:table-cell office:value-type="float" office:value="67927" calcext:value-type="float">
            <text:p>6792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Mitchell County</text:p>
          </table:table-cell>
          <table:table-cell office:value-type="float" office:value="10647" calcext:value-type="float">
            <text:p>10647</text:p>
          </table:table-cell>
        </table:table-row>
        <table:table-row table:style-name="ro1">
          <table:table-cell office:value-type="float" office:value="68035" calcext:value-type="float">
            <text:p>680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Monona County</text:p>
          </table:table-cell>
          <table:table-cell office:value-type="float" office:value="8598" calcext:value-type="float">
            <text:p>8598</text:p>
          </table:table-cell>
        </table:table-row>
        <table:table-row table:style-name="ro1">
          <table:table-cell office:value-type="float" office:value="68143" calcext:value-type="float">
            <text:p>68143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Monroe County</text:p>
          </table:table-cell>
          <table:table-cell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68251" calcext:value-type="float">
            <text:p>68251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Montgomery County</text:p>
          </table:table-cell>
          <table:table-cell office:value-type="float" office:value="9935" calcext:value-type="float">
            <text:p>9935</text:p>
          </table:table-cell>
        </table:table-row>
        <table:table-row table:style-name="ro1">
          <table:table-cell office:value-type="float" office:value="68359" calcext:value-type="float">
            <text:p>68359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Muscatine County</text:p>
          </table:table-cell>
          <table:table-cell office:value-type="float" office:value="42394" calcext:value-type="float">
            <text:p>42394</text:p>
          </table:table-cell>
        </table:table-row>
        <table:table-row table:style-name="ro1">
          <table:table-cell office:value-type="float" office:value="68467" calcext:value-type="float">
            <text:p>6846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O'Brien County</text:p>
          </table:table-cell>
          <table:table-cell office:value-type="float" office:value="13679" calcext:value-type="float">
            <text:p>13679</text:p>
          </table:table-cell>
        </table:table-row>
        <table:table-row table:style-name="ro1">
          <table:table-cell office:value-type="float" office:value="68575" calcext:value-type="float">
            <text:p>6857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Osceola County</text:p>
          </table:table-cell>
          <table:table-cell office:value-type="float" office:value="5987" calcext:value-type="float">
            <text:p>5987</text:p>
          </table:table-cell>
        </table:table-row>
        <table:table-row table:style-name="ro1">
          <table:table-cell office:value-type="float" office:value="68683" calcext:value-type="float">
            <text:p>68683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Page County</text:p>
          </table:table-cell>
          <table:table-cell office:value-type="float" office:value="15073" calcext:value-type="float">
            <text:p>15073</text:p>
          </table:table-cell>
        </table:table-row>
        <table:table-row table:style-name="ro1">
          <table:table-cell office:value-type="float" office:value="68791" calcext:value-type="float">
            <text:p>68791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Palo Alto County</text:p>
          </table:table-cell>
          <table:table-cell office:value-type="float" office:value="8845" calcext:value-type="float">
            <text:p>8845</text:p>
          </table:table-cell>
        </table:table-row>
        <table:table-row table:style-name="ro1">
          <table:table-cell office:value-type="float" office:value="68899" calcext:value-type="float">
            <text:p>68899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Plymouth County</text:p>
          </table:table-cell>
          <table:table-cell office:value-type="float" office:value="25219" calcext:value-type="float">
            <text:p>25219</text:p>
          </table:table-cell>
        </table:table-row>
        <table:table-row table:style-name="ro1">
          <table:table-cell office:value-type="float" office:value="69007" calcext:value-type="float">
            <text:p>6900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Pocahontas County</text:p>
          </table:table-cell>
          <table:table-cell office:value-type="float" office:value="6607" calcext:value-type="float">
            <text:p>6607</text:p>
          </table:table-cell>
        </table:table-row>
        <table:table-row table:style-name="ro1">
          <table:table-cell office:value-type="float" office:value="69115" calcext:value-type="float">
            <text:p>6911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Polk County</text:p>
          </table:table-cell>
          <table:table-cell office:value-type="float" office:value="494281" calcext:value-type="float">
            <text:p>494281</text:p>
          </table:table-cell>
        </table:table-row>
        <table:table-row table:style-name="ro1">
          <table:table-cell office:value-type="float" office:value="69223" calcext:value-type="float">
            <text:p>69223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Pottawattamie County</text:p>
          </table:table-cell>
          <table:table-cell office:value-type="float" office:value="93328" calcext:value-type="float">
            <text:p>93328</text:p>
          </table:table-cell>
        </table:table-row>
        <table:table-row table:style-name="ro1">
          <table:table-cell office:value-type="float" office:value="69331" calcext:value-type="float">
            <text:p>69331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Poweshiek County</text:p>
          </table:table-cell>
          <table:table-cell office:value-type="float" office:value="18381" calcext:value-type="float">
            <text:p>18381</text:p>
          </table:table-cell>
        </table:table-row>
        <table:table-row table:style-name="ro1">
          <table:table-cell office:value-type="float" office:value="69439" calcext:value-type="float">
            <text:p>69439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Ringgold County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float" office:value="69547" calcext:value-type="float">
            <text:p>6954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Sac County</text:p>
          </table:table-cell>
          <table:table-cell office:value-type="float" office:value="9603" calcext:value-type="float">
            <text:p>9603</text:p>
          </table:table-cell>
        </table:table-row>
        <table:table-row table:style-name="ro1">
          <table:table-cell office:value-type="float" office:value="69655" calcext:value-type="float">
            <text:p>6965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Scott County</text:p>
          </table:table-cell>
          <table:table-cell office:value-type="float" office:value="173216" calcext:value-type="float">
            <text:p>173216</text:p>
          </table:table-cell>
        </table:table-row>
        <table:table-row table:style-name="ro1">
          <table:table-cell office:value-type="float" office:value="69763" calcext:value-type="float">
            <text:p>69763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Shelby County</text:p>
          </table:table-cell>
          <table:table-cell office:value-type="float" office:value="11430" calcext:value-type="float">
            <text:p>11430</text:p>
          </table:table-cell>
        </table:table-row>
        <table:table-row table:style-name="ro1">
          <table:table-cell office:value-type="float" office:value="69871" calcext:value-type="float">
            <text:p>69871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Sioux County</text:p>
          </table:table-cell>
          <table:table-cell office:value-type="float" office:value="35043" calcext:value-type="float">
            <text:p>35043</text:p>
          </table:table-cell>
        </table:table-row>
        <table:table-row table:style-name="ro1">
          <table:table-cell office:value-type="float" office:value="69979" calcext:value-type="float">
            <text:p>69979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87" calcext:value-type="float">
            <text:p>7008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Story County</text:p>
          </table:table-cell>
          <table:table-cell office:value-type="float" office:value="98237" calcext:value-type="float">
            <text:p>98237</text:p>
          </table:table-cell>
        </table:table-row>
        <table:table-row table:style-name="ro1">
          <table:table-cell office:value-type="float" office:value="70195" calcext:value-type="float">
            <text:p>7019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Tama County</text:p>
          </table:table-cell>
          <table:table-cell office:value-type="float" office:value="16801" calcext:value-type="float">
            <text:p>16801</text:p>
          </table:table-cell>
        </table:table-row>
        <table:table-row table:style-name="ro1">
          <table:table-cell office:value-type="float" office:value="70303" calcext:value-type="float">
            <text:p>70303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Taylor County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office:value-type="float" office:value="70411" calcext:value-type="float">
            <text:p>70411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Union County</text:p>
          </table:table-cell>
          <table:table-cell office:value-type="float" office:value="12157" calcext:value-type="float">
            <text:p>12157</text:p>
          </table:table-cell>
        </table:table-row>
        <table:table-row table:style-name="ro1">
          <table:table-cell office:value-type="float" office:value="70519" calcext:value-type="float">
            <text:p>70519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Van Buren County</text:p>
          </table:table-cell>
          <table:table-cell office:value-type="float" office:value="7069" calcext:value-type="float">
            <text:p>7069</text:p>
          </table:table-cell>
        </table:table-row>
        <table:table-row table:style-name="ro1">
          <table:table-cell office:value-type="float" office:value="70627" calcext:value-type="float">
            <text:p>7062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Wapello County</text:p>
          </table:table-cell>
          <table:table-cell office:value-type="float" office:value="34985" calcext:value-type="float">
            <text:p>34985</text:p>
          </table:table-cell>
        </table:table-row>
        <table:table-row table:style-name="ro1">
          <table:table-cell office:value-type="float" office:value="70735" calcext:value-type="float">
            <text:p>7073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Warren County</text:p>
          </table:table-cell>
          <table:table-cell office:value-type="float" office:value="52265" calcext:value-type="float">
            <text:p>52265</text:p>
          </table:table-cell>
        </table:table-row>
        <table:table-row table:style-name="ro1">
          <table:table-cell office:value-type="float" office:value="70843" calcext:value-type="float">
            <text:p>70843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Washington County</text:p>
          </table:table-cell>
          <table:table-cell office:value-type="float" office:value="21992" calcext:value-type="float">
            <text:p>21992</text:p>
          </table:table-cell>
        </table:table-row>
        <table:table-row table:style-name="ro1">
          <table:table-cell office:value-type="float" office:value="70951" calcext:value-type="float">
            <text:p>70951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Wayne County</text:p>
          </table:table-cell>
          <table:table-cell office:value-type="float" office:value="6415" calcext:value-type="float">
            <text:p>6415</text:p>
          </table:table-cell>
        </table:table-row>
        <table:table-row table:style-name="ro1">
          <table:table-cell office:value-type="float" office:value="71059" calcext:value-type="float">
            <text:p>71059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Webster County</text:p>
          </table:table-cell>
          <table:table-cell office:value-type="float" office:value="35934" calcext:value-type="float">
            <text:p>35934</text:p>
          </table:table-cell>
        </table:table-row>
        <table:table-row table:style-name="ro1">
          <table:table-cell office:value-type="float" office:value="71167" calcext:value-type="float">
            <text:p>7116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Winnebago County</text:p>
          </table:table-cell>
          <table:table-cell office:value-type="float" office:value="10277" calcext:value-type="float">
            <text:p>10277</text:p>
          </table:table-cell>
        </table:table-row>
        <table:table-row table:style-name="ro1">
          <table:table-cell office:value-type="float" office:value="71275" calcext:value-type="float">
            <text:p>7127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Winneshiek County</text:p>
          </table:table-cell>
          <table:table-cell office:value-type="float" office:value="19862" calcext:value-type="float">
            <text:p>19862</text:p>
          </table:table-cell>
        </table:table-row>
        <table:table-row table:style-name="ro1">
          <table:table-cell office:value-type="float" office:value="71383" calcext:value-type="float">
            <text:p>71383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Woodbury County</text:p>
          </table:table-cell>
          <table:table-cell office:value-type="float" office:value="103138" calcext:value-type="float">
            <text:p>103138</text:p>
          </table:table-cell>
        </table:table-row>
        <table:table-row table:style-name="ro1">
          <table:table-cell office:value-type="float" office:value="71491" calcext:value-type="float">
            <text:p>71491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Worth County</text:p>
          </table:table-cell>
          <table:table-cell office:value-type="float" office:value="7359" calcext:value-type="float">
            <text:p>7359</text:p>
          </table:table-cell>
        </table:table-row>
        <table:table-row table:style-name="ro1">
          <table:table-cell office:value-type="float" office:value="71599" calcext:value-type="float">
            <text:p>71599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Wright County</text:p>
          </table:table-cell>
          <table:table-cell office:value-type="float" office:value="12416" calcext:value-type="float">
            <text:p>12416</text:p>
          </table:table-cell>
        </table:table-row>
        <table:table-row table:style-name="ro1">
          <table:table-cell office:value-type="float" office:value="71707" calcext:value-type="float">
            <text:p>7170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da County</text:p>
          </table:table-cell>
          <table:table-cell office:value-type="float" office:value="494399" calcext:value-type="float">
            <text:p>494399</text:p>
          </table:table-cell>
        </table:table-row>
        <table:table-row table:style-name="ro1">
          <table:table-cell office:value-type="float" office:value="71815" calcext:value-type="float">
            <text:p>7181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dams County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float" office:value="71923" calcext:value-type="float">
            <text:p>7192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annock County</text:p>
          </table:table-cell>
          <table:table-cell office:value-type="float" office:value="88795" calcext:value-type="float">
            <text:p>88795</text:p>
          </table:table-cell>
        </table:table-row>
        <table:table-row table:style-name="ro1">
          <table:table-cell office:value-type="float" office:value="72031" calcext:value-type="float">
            <text:p>7203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ear Lake County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float" office:value="72139" calcext:value-type="float">
            <text:p>7213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enewah County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float" office:value="72247" calcext:value-type="float">
            <text:p>7224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ngham County</text:p>
          </table:table-cell>
          <table:table-cell office:value-type="float" office:value="47202" calcext:value-type="float">
            <text:p>47202</text:p>
          </table:table-cell>
        </table:table-row>
        <table:table-row table:style-name="ro1">
          <table:table-cell office:value-type="float" office:value="72355" calcext:value-type="float">
            <text:p>7235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laine County</text:p>
          </table:table-cell>
          <table:table-cell office:value-type="float" office:value="23426" calcext:value-type="float">
            <text:p>23426</text:p>
          </table:table-cell>
        </table:table-row>
        <table:table-row table:style-name="ro1">
          <table:table-cell office:value-type="float" office:value="72463" calcext:value-type="float">
            <text:p>7246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oise County</text:p>
          </table:table-cell>
          <table:table-cell office:value-type="float" office:value="8065" calcext:value-type="float">
            <text:p>8065</text:p>
          </table:table-cell>
        </table:table-row>
        <table:table-row table:style-name="ro1">
          <table:table-cell office:value-type="float" office:value="72571" calcext:value-type="float">
            <text:p>7257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onner County</text:p>
          </table:table-cell>
          <table:table-cell office:value-type="float" office:value="46817" calcext:value-type="float">
            <text:p>46817</text:p>
          </table:table-cell>
        </table:table-row>
        <table:table-row table:style-name="ro1">
          <table:table-cell office:value-type="float" office:value="72679" calcext:value-type="float">
            <text:p>7267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onneville County</text:p>
          </table:table-cell>
          <table:table-cell office:value-type="float" office:value="122134" calcext:value-type="float">
            <text:p>122134</text:p>
          </table:table-cell>
        </table:table-row>
        <table:table-row table:style-name="ro1">
          <table:table-cell office:value-type="float" office:value="72787" calcext:value-type="float">
            <text:p>7278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oundary County</text:p>
          </table:table-cell>
          <table:table-cell office:value-type="float" office:value="12656" calcext:value-type="float">
            <text:p>12656</text:p>
          </table:table-cell>
        </table:table-row>
        <table:table-row table:style-name="ro1">
          <table:table-cell office:value-type="float" office:value="72895" calcext:value-type="float">
            <text:p>7289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utte County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73003" calcext:value-type="float">
            <text:p>730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amas County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73111" calcext:value-type="float">
            <text:p>7311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anyon County</text:p>
          </table:table-cell>
          <table:table-cell office:value-type="float" office:value="237053" calcext:value-type="float">
            <text:p>237053</text:p>
          </table:table-cell>
        </table:table-row>
        <table:table-row table:style-name="ro1">
          <table:table-cell office:value-type="float" office:value="73219" calcext:value-type="float">
            <text:p>732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aribou County</text:p>
          </table:table-cell>
          <table:table-cell office:value-type="float" office:value="7123" calcext:value-type="float">
            <text:p>7123</text:p>
          </table:table-cell>
        </table:table-row>
        <table:table-row table:style-name="ro1">
          <table:table-cell office:value-type="float" office:value="73327" calcext:value-type="float">
            <text:p>7332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assia County</text:p>
          </table:table-cell>
          <table:table-cell office:value-type="float" office:value="24277" calcext:value-type="float">
            <text:p>24277</text:p>
          </table:table-cell>
        </table:table-row>
        <table:table-row table:style-name="ro1">
          <table:table-cell office:value-type="float" office:value="73435" calcext:value-type="float">
            <text:p>7343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lark County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73543" calcext:value-type="float">
            <text:p>7354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learwater County</text:p>
          </table:table-cell>
          <table:table-cell office:value-type="float" office:value="8846" calcext:value-type="float">
            <text:p>8846</text:p>
          </table:table-cell>
        </table:table-row>
        <table:table-row table:style-name="ro1">
          <table:table-cell office:value-type="float" office:value="73651" calcext:value-type="float">
            <text:p>7365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uster County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float" office:value="73759" calcext:value-type="float">
            <text:p>7375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lmore County</text:p>
          </table:table-cell>
          <table:table-cell office:value-type="float" office:value="27448" calcext:value-type="float">
            <text:p>27448</text:p>
          </table:table-cell>
        </table:table-row>
        <table:table-row table:style-name="ro1">
          <table:table-cell office:value-type="float" office:value="73867" calcext:value-type="float">
            <text:p>7386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anklin County</text:p>
          </table:table-cell>
          <table:table-cell office:value-type="float" office:value="14215" calcext:value-type="float">
            <text:p>14215</text:p>
          </table:table-cell>
        </table:table-row>
        <table:table-row table:style-name="ro1">
          <table:table-cell office:value-type="float" office:value="73975" calcext:value-type="float">
            <text:p>7397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remont County</text:p>
          </table:table-cell>
          <table:table-cell office:value-type="float" office:value="13218" calcext:value-type="float">
            <text:p>13218</text:p>
          </table:table-cell>
        </table:table-row>
        <table:table-row table:style-name="ro1">
          <table:table-cell office:value-type="float" office:value="74083" calcext:value-type="float">
            <text:p>7408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Gem County</text:p>
          </table:table-cell>
          <table:table-cell office:value-type="float" office:value="18703" calcext:value-type="float">
            <text:p>18703</text:p>
          </table:table-cell>
        </table:table-row>
        <table:table-row table:style-name="ro1">
          <table:table-cell office:value-type="float" office:value="74191" calcext:value-type="float">
            <text:p>7419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Gooding County</text:p>
          </table:table-cell>
          <table:table-cell office:value-type="float" office:value="15618" calcext:value-type="float">
            <text:p>15618</text:p>
          </table:table-cell>
        </table:table-row>
        <table:table-row table:style-name="ro1">
          <table:table-cell office:value-type="float" office:value="74299" calcext:value-type="float">
            <text:p>7429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aho County</text:p>
          </table:table-cell>
          <table:table-cell office:value-type="float" office:value="16823" calcext:value-type="float">
            <text:p>16823</text:p>
          </table:table-cell>
        </table:table-row>
        <table:table-row table:style-name="ro1">
          <table:table-cell office:value-type="float" office:value="74407" calcext:value-type="float">
            <text:p>7440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Jefferson County</text:p>
          </table:table-cell>
          <table:table-cell office:value-type="float" office:value="30581" calcext:value-type="float">
            <text:p>30581</text:p>
          </table:table-cell>
        </table:table-row>
        <table:table-row table:style-name="ro1">
          <table:table-cell office:value-type="float" office:value="74515" calcext:value-type="float">
            <text:p>7451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Jerome County</text:p>
          </table:table-cell>
          <table:table-cell office:value-type="float" office:value="24578" calcext:value-type="float">
            <text:p>24578</text:p>
          </table:table-cell>
        </table:table-row>
        <table:table-row table:style-name="ro1">
          <table:table-cell office:value-type="float" office:value="74623" calcext:value-type="float">
            <text:p>7462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Kootenai County</text:p>
          </table:table-cell>
          <table:table-cell office:value-type="float" office:value="170628" calcext:value-type="float">
            <text:p>170628</text:p>
          </table:table-cell>
        </table:table-row>
        <table:table-row table:style-name="ro1">
          <table:table-cell office:value-type="float" office:value="74731" calcext:value-type="float">
            <text:p>7473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atah County</text:p>
          </table:table-cell>
          <table:table-cell office:value-type="float" office:value="40830" calcext:value-type="float">
            <text:p>40830</text:p>
          </table:table-cell>
        </table:table-row>
        <table:table-row table:style-name="ro1">
          <table:table-cell office:value-type="float" office:value="74839" calcext:value-type="float">
            <text:p>7483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emhi County</text:p>
          </table:table-cell>
          <table:table-cell office:value-type="float" office:value="8054" calcext:value-type="float">
            <text:p>8054</text:p>
          </table:table-cell>
        </table:table-row>
        <table:table-row table:style-name="ro1">
          <table:table-cell office:value-type="float" office:value="74947" calcext:value-type="float">
            <text:p>7494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ewis County</text:p>
          </table:table-cell>
          <table:table-cell office:value-type="float" office:value="3838" calcext:value-type="float">
            <text:p>3838</text:p>
          </table:table-cell>
        </table:table-row>
        <table:table-row table:style-name="ro1">
          <table:table-cell office:value-type="float" office:value="75055" calcext:value-type="float">
            <text:p>7505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ncoln County</text:p>
          </table:table-cell>
          <table:table-cell office:value-type="float" office:value="5358" calcext:value-type="float">
            <text:p>5358</text:p>
          </table:table-cell>
        </table:table-row>
        <table:table-row table:style-name="ro1">
          <table:table-cell office:value-type="float" office:value="75163" calcext:value-type="float">
            <text:p>7516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adison County</text:p>
          </table:table-cell>
          <table:table-cell office:value-type="float" office:value="40318" calcext:value-type="float">
            <text:p>40318</text:p>
          </table:table-cell>
        </table:table-row>
        <table:table-row table:style-name="ro1">
          <table:table-cell office:value-type="float" office:value="75271" calcext:value-type="float">
            <text:p>7527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inidoka County</text:p>
          </table:table-cell>
          <table:table-cell office:value-type="float" office:value="21216" calcext:value-type="float">
            <text:p>21216</text:p>
          </table:table-cell>
        </table:table-row>
        <table:table-row table:style-name="ro1">
          <table:table-cell office:value-type="float" office:value="75379" calcext:value-type="float">
            <text:p>7537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ez Perce County</text:p>
          </table:table-cell>
          <table:table-cell office:value-type="float" office:value="40755" calcext:value-type="float">
            <text:p>40755</text:p>
          </table:table-cell>
        </table:table-row>
        <table:table-row table:style-name="ro1">
          <table:table-cell office:value-type="float" office:value="75487" calcext:value-type="float">
            <text:p>7548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neida County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float" office:value="75595" calcext:value-type="float">
            <text:p>7559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wyhee County</text:p>
          </table:table-cell>
          <table:table-cell office:value-type="float" office:value="12133" calcext:value-type="float">
            <text:p>12133</text:p>
          </table:table-cell>
        </table:table-row>
        <table:table-row table:style-name="ro1">
          <table:table-cell office:value-type="float" office:value="75703" calcext:value-type="float">
            <text:p>757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ayette County</text:p>
          </table:table-cell>
          <table:table-cell office:value-type="float" office:value="24771" calcext:value-type="float">
            <text:p>24771</text:p>
          </table:table-cell>
        </table:table-row>
        <table:table-row table:style-name="ro1">
          <table:table-cell office:value-type="float" office:value="75811" calcext:value-type="float">
            <text:p>7581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wer County</text:p>
          </table:table-cell>
          <table:table-cell office:value-type="float" office:value="7643" calcext:value-type="float">
            <text:p>7643</text:p>
          </table:table-cell>
        </table:table-row>
        <table:table-row table:style-name="ro1">
          <table:table-cell office:value-type="float" office:value="75919" calcext:value-type="float">
            <text:p>7591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hoshone County</text:p>
          </table:table-cell>
          <table:table-cell office:value-type="float" office:value="12911" calcext:value-type="float">
            <text:p>12911</text:p>
          </table:table-cell>
        </table:table-row>
        <table:table-row table:style-name="ro1">
          <table:table-cell office:value-type="float" office:value="76027" calcext:value-type="float">
            <text:p>7602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35" calcext:value-type="float">
            <text:p>7613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eton County</text:p>
          </table:table-cell>
          <table:table-cell office:value-type="float" office:value="12501" calcext:value-type="float">
            <text:p>12501</text:p>
          </table:table-cell>
        </table:table-row>
        <table:table-row table:style-name="ro1">
          <table:table-cell office:value-type="float" office:value="76243" calcext:value-type="float">
            <text:p>7624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win Falls County</text:p>
          </table:table-cell>
          <table:table-cell office:value-type="float" office:value="88411" calcext:value-type="float">
            <text:p>88411</text:p>
          </table:table-cell>
        </table:table-row>
        <table:table-row table:style-name="ro1">
          <table:table-cell office:value-type="float" office:value="76351" calcext:value-type="float">
            <text:p>7635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alley County</text:p>
          </table:table-cell>
          <table:table-cell office:value-type="float" office:value="11792" calcext:value-type="float">
            <text:p>11792</text:p>
          </table:table-cell>
        </table:table-row>
        <table:table-row table:style-name="ro1">
          <table:table-cell office:value-type="float" office:value="76459" calcext:value-type="float">
            <text:p>7645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ashington County</text:p>
          </table:table-cell>
          <table:table-cell office:value-type="float" office:value="10360" calcext:value-type="float">
            <text:p>10360</text:p>
          </table:table-cell>
        </table:table-row>
        <table:table-row table:style-name="ro1">
          <table:table-cell office:value-type="float" office:value="76567" calcext:value-type="float">
            <text:p>7656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Adams County</text:p>
          </table:table-cell>
          <table:table-cell office:value-type="float" office:value="64783" calcext:value-type="float">
            <text:p>64783</text:p>
          </table:table-cell>
        </table:table-row>
        <table:table-row table:style-name="ro1">
          <table:table-cell office:value-type="float" office:value="76675" calcext:value-type="float">
            <text:p>7667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Alexander County</text:p>
          </table:table-cell>
          <table:table-cell office:value-type="float" office:value="5497" calcext:value-type="float">
            <text:p>5497</text:p>
          </table:table-cell>
        </table:table-row>
        <table:table-row table:style-name="ro1">
          <table:table-cell office:value-type="float" office:value="76783" calcext:value-type="float">
            <text:p>7678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Bond County</text:p>
          </table:table-cell>
          <table:table-cell office:value-type="float" office:value="16262" calcext:value-type="float">
            <text:p>16262</text:p>
          </table:table-cell>
        </table:table-row>
        <table:table-row table:style-name="ro1">
          <table:table-cell office:value-type="float" office:value="76891" calcext:value-type="float">
            <text:p>7689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Boone County</text:p>
          </table:table-cell>
          <table:table-cell office:value-type="float" office:value="52777" calcext:value-type="float">
            <text:p>52777</text:p>
          </table:table-cell>
        </table:table-row>
        <table:table-row table:style-name="ro1">
          <table:table-cell office:value-type="float" office:value="76999" calcext:value-type="float">
            <text:p>7699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Brown County</text:p>
          </table:table-cell>
          <table:table-cell office:value-type="float" office:value="6546" calcext:value-type="float">
            <text:p>6546</text:p>
          </table:table-cell>
        </table:table-row>
        <table:table-row table:style-name="ro1">
          <table:table-cell office:value-type="float" office:value="77107" calcext:value-type="float">
            <text:p>7710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Bureau County</text:p>
          </table:table-cell>
          <table:table-cell office:value-type="float" office:value="32303" calcext:value-type="float">
            <text:p>32303</text:p>
          </table:table-cell>
        </table:table-row>
        <table:table-row table:style-name="ro1">
          <table:table-cell office:value-type="float" office:value="77215" calcext:value-type="float">
            <text:p>7721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alhoun County</text:p>
          </table:table-cell>
          <table:table-cell office:value-type="float" office:value="4616" calcext:value-type="float">
            <text:p>4616</text:p>
          </table:table-cell>
        </table:table-row>
        <table:table-row table:style-name="ro1">
          <table:table-cell office:value-type="float" office:value="77323" calcext:value-type="float">
            <text:p>7732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arroll County</text:p>
          </table:table-cell>
          <table:table-cell office:value-type="float" office:value="14241" calcext:value-type="float">
            <text:p>14241</text:p>
          </table:table-cell>
        </table:table-row>
        <table:table-row table:style-name="ro1">
          <table:table-cell office:value-type="float" office:value="77431" calcext:value-type="float">
            <text:p>7743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ass County</text:p>
          </table:table-cell>
          <table:table-cell office:value-type="float" office:value="11925" calcext:value-type="float">
            <text:p>11925</text:p>
          </table:table-cell>
        </table:table-row>
        <table:table-row table:style-name="ro1">
          <table:table-cell office:value-type="float" office:value="77539" calcext:value-type="float">
            <text:p>7753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ampaign County</text:p>
          </table:table-cell>
          <table:table-cell office:value-type="float" office:value="209192" calcext:value-type="float">
            <text:p>209192</text:p>
          </table:table-cell>
        </table:table-row>
        <table:table-row table:style-name="ro1">
          <table:table-cell office:value-type="float" office:value="77647" calcext:value-type="float">
            <text:p>7764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ristian County</text:p>
          </table:table-cell>
          <table:table-cell office:value-type="float" office:value="32075" calcext:value-type="float">
            <text:p>32075</text:p>
          </table:table-cell>
        </table:table-row>
        <table:table-row table:style-name="ro1">
          <table:table-cell office:value-type="float" office:value="77755" calcext:value-type="float">
            <text:p>7775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lark County</text:p>
          </table:table-cell>
          <table:table-cell office:value-type="float" office:value="15268" calcext:value-type="float">
            <text:p>15268</text:p>
          </table:table-cell>
        </table:table-row>
        <table:table-row table:style-name="ro1">
          <table:table-cell office:value-type="float" office:value="77863" calcext:value-type="float">
            <text:p>7786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lay County</text:p>
          </table:table-cell>
          <table:table-cell office:value-type="float" office:value="13079" calcext:value-type="float">
            <text:p>13079</text:p>
          </table:table-cell>
        </table:table-row>
        <table:table-row table:style-name="ro1">
          <table:table-cell office:value-type="float" office:value="77971" calcext:value-type="float">
            <text:p>7797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linton County</text:p>
          </table:table-cell>
          <table:table-cell office:value-type="float" office:value="37398" calcext:value-type="float">
            <text:p>37398</text:p>
          </table:table-cell>
        </table:table-row>
        <table:table-row table:style-name="ro1">
          <table:table-cell office:value-type="float" office:value="78079" calcext:value-type="float">
            <text:p>7807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oles County</text:p>
          </table:table-cell>
          <table:table-cell office:value-type="float" office:value="50383" calcext:value-type="float">
            <text:p>50383</text:p>
          </table:table-cell>
        </table:table-row>
        <table:table-row table:style-name="ro1">
          <table:table-cell office:value-type="float" office:value="78187" calcext:value-type="float">
            <text:p>7818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ook County</text:p>
          </table:table-cell>
          <table:table-cell office:value-type="float" office:value="5108284" calcext:value-type="float">
            <text:p>5108284</text:p>
          </table:table-cell>
        </table:table-row>
        <table:table-row table:style-name="ro1">
          <table:table-cell office:value-type="float" office:value="78295" calcext:value-type="float">
            <text:p>7829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rawford County</text:p>
          </table:table-cell>
          <table:table-cell office:value-type="float" office:value="18512" calcext:value-type="float">
            <text:p>18512</text:p>
          </table:table-cell>
        </table:table-row>
        <table:table-row table:style-name="ro1">
          <table:table-cell office:value-type="float" office:value="78403" calcext:value-type="float">
            <text:p>7840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umberland County</text:p>
          </table:table-cell>
          <table:table-cell office:value-type="float" office:value="10649" calcext:value-type="float">
            <text:p>10649</text:p>
          </table:table-cell>
        </table:table-row>
        <table:table-row table:style-name="ro1">
          <table:table-cell office:value-type="float" office:value="78511" calcext:value-type="float">
            <text:p>7851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 Witt County</text:p>
          </table:table-cell>
          <table:table-cell office:value-type="float" office:value="15368" calcext:value-type="float">
            <text:p>15368</text:p>
          </table:table-cell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Kalb County</text:p>
          </table:table-cell>
          <table:table-cell office:value-type="float" office:value="104491" calcext:value-type="float">
            <text:p>104491</text:p>
          </table:table-cell>
        </table:table-row>
        <table:table-row table:style-name="ro1">
          <table:table-cell office:value-type="float" office:value="78727" calcext:value-type="float">
            <text:p>7872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ouglas County</text:p>
          </table:table-cell>
          <table:table-cell office:value-type="float" office:value="19510" calcext:value-type="float">
            <text:p>19510</text:p>
          </table:table-cell>
        </table:table-row>
        <table:table-row table:style-name="ro1">
          <table:table-cell office:value-type="float" office:value="78835" calcext:value-type="float">
            <text:p>7883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uPage County</text:p>
          </table:table-cell>
          <table:table-cell office:value-type="float" office:value="917481" calcext:value-type="float">
            <text:p>917481</text:p>
          </table:table-cell>
        </table:table-row>
        <table:table-row table:style-name="ro1">
          <table:table-cell office:value-type="float" office:value="78943" calcext:value-type="float">
            <text:p>7894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dgar County</text:p>
          </table:table-cell>
          <table:table-cell office:value-type="float" office:value="16858" calcext:value-type="float">
            <text:p>16858</text:p>
          </table:table-cell>
        </table:table-row>
        <table:table-row table:style-name="ro1">
          <table:table-cell office:value-type="float" office:value="79051" calcext:value-type="float">
            <text:p>7905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dwards County</text:p>
          </table:table-cell>
          <table:table-cell office:value-type="float" office:value="6356" calcext:value-type="float">
            <text:p>6356</text:p>
          </table:table-cell>
        </table:table-row>
        <table:table-row table:style-name="ro1">
          <table:table-cell office:value-type="float" office:value="79159" calcext:value-type="float">
            <text:p>7915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ffingham County</text:p>
          </table:table-cell>
          <table:table-cell office:value-type="float" office:value="34065" calcext:value-type="float">
            <text:p>34065</text:p>
          </table:table-cell>
        </table:table-row>
        <table:table-row table:style-name="ro1">
          <table:table-cell office:value-type="float" office:value="79267" calcext:value-type="float">
            <text:p>7926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Fayette County</text:p>
          </table:table-cell>
          <table:table-cell office:value-type="float" office:value="21264" calcext:value-type="float">
            <text:p>21264</text:p>
          </table:table-cell>
        </table:table-row>
        <table:table-row table:style-name="ro1">
          <table:table-cell office:value-type="float" office:value="79375" calcext:value-type="float">
            <text:p>7937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Ford County</text:p>
          </table:table-cell>
          <table:table-cell office:value-type="float" office:value="12949" calcext:value-type="float">
            <text:p>12949</text:p>
          </table:table-cell>
        </table:table-row>
        <table:table-row table:style-name="ro1">
          <table:table-cell office:value-type="float" office:value="79483" calcext:value-type="float">
            <text:p>7948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Franklin County</text:p>
          </table:table-cell>
          <table:table-cell office:value-type="float" office:value="38060" calcext:value-type="float">
            <text:p>38060</text:p>
          </table:table-cell>
        </table:table-row>
        <table:table-row table:style-name="ro1">
          <table:table-cell office:value-type="float" office:value="79591" calcext:value-type="float">
            <text:p>7959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Fulton County</text:p>
          </table:table-cell>
          <table:table-cell office:value-type="float" office:value="33690" calcext:value-type="float">
            <text:p>33690</text:p>
          </table:table-cell>
        </table:table-row>
        <table:table-row table:style-name="ro1">
          <table:table-cell office:value-type="float" office:value="79699" calcext:value-type="float">
            <text:p>7969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Gallatin County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float" office:value="79807" calcext:value-type="float">
            <text:p>7980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Greene County</text:p>
          </table:table-cell>
          <table:table-cell office:value-type="float" office:value="12702" calcext:value-type="float">
            <text:p>12702</text:p>
          </table:table-cell>
        </table:table-row>
        <table:table-row table:style-name="ro1">
          <table:table-cell office:value-type="float" office:value="79915" calcext:value-type="float">
            <text:p>7991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Grundy County</text:p>
          </table:table-cell>
          <table:table-cell office:value-type="float" office:value="50993" calcext:value-type="float">
            <text:p>50993</text:p>
          </table:table-cell>
        </table:table-row>
        <table:table-row table:style-name="ro1">
          <table:table-cell office:value-type="float" office:value="80023" calcext:value-type="float">
            <text:p>8002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Hamilton County</text:p>
          </table:table-cell>
          <table:table-cell office:value-type="float" office:value="8084" calcext:value-type="float">
            <text:p>8084</text:p>
          </table:table-cell>
        </table:table-row>
        <table:table-row table:style-name="ro1">
          <table:table-cell office:value-type="float" office:value="80131" calcext:value-type="float">
            <text:p>8013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Hancock County</text:p>
          </table:table-cell>
          <table:table-cell office:value-type="float" office:value="17422" calcext:value-type="float">
            <text:p>17422</text:p>
          </table:table-cell>
        </table:table-row>
        <table:table-row table:style-name="ro1">
          <table:table-cell office:value-type="float" office:value="80239" calcext:value-type="float">
            <text:p>8023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Hardin County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80347" calcext:value-type="float">
            <text:p>8034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Henderson County</text:p>
          </table:table-cell>
          <table:table-cell office:value-type="float" office:value="6535" calcext:value-type="float">
            <text:p>6535</text:p>
          </table:table-cell>
        </table:table-row>
        <table:table-row table:style-name="ro1">
          <table:table-cell office:value-type="float" office:value="80455" calcext:value-type="float">
            <text:p>8045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Henry County</text:p>
          </table:table-cell>
          <table:table-cell office:value-type="float" office:value="48411" calcext:value-type="float">
            <text:p>48411</text:p>
          </table:table-cell>
        </table:table-row>
        <table:table-row table:style-name="ro1">
          <table:table-cell office:value-type="float" office:value="80563" calcext:value-type="float">
            <text:p>8056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roquois County</text:p>
          </table:table-cell>
          <table:table-cell office:value-type="float" office:value="26711" calcext:value-type="float">
            <text:p>26711</text:p>
          </table:table-cell>
        </table:table-row>
        <table:table-row table:style-name="ro1">
          <table:table-cell office:value-type="float" office:value="80671" calcext:value-type="float">
            <text:p>8067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Jackson County</text:p>
          </table:table-cell>
          <table:table-cell office:value-type="float" office:value="56675" calcext:value-type="float">
            <text:p>56675</text:p>
          </table:table-cell>
        </table:table-row>
        <table:table-row table:style-name="ro1">
          <table:table-cell office:value-type="float" office:value="80779" calcext:value-type="float">
            <text:p>8077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Jasper County</text:p>
          </table:table-cell>
          <table:table-cell office:value-type="float" office:value="9465" calcext:value-type="float">
            <text:p>9465</text:p>
          </table:table-cell>
        </table:table-row>
        <table:table-row table:style-name="ro1">
          <table:table-cell office:value-type="float" office:value="80887" calcext:value-type="float">
            <text:p>8088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Jefferson County</text:p>
          </table:table-cell>
          <table:table-cell office:value-type="float" office:value="37235" calcext:value-type="float">
            <text:p>37235</text:p>
          </table:table-cell>
        </table:table-row>
        <table:table-row table:style-name="ro1">
          <table:table-cell office:value-type="float" office:value="80995" calcext:value-type="float">
            <text:p>8099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Jersey County</text:p>
          </table:table-cell>
          <table:table-cell office:value-type="float" office:value="21616" calcext:value-type="float">
            <text:p>21616</text:p>
          </table:table-cell>
        </table:table-row>
        <table:table-row table:style-name="ro1">
          <table:table-cell office:value-type="float" office:value="81103" calcext:value-type="float">
            <text:p>8110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Jo Daviess County</text:p>
          </table:table-cell>
          <table:table-cell office:value-type="float" office:value="21239" calcext:value-type="float">
            <text:p>21239</text:p>
          </table:table-cell>
        </table:table-row>
        <table:table-row table:style-name="ro1">
          <table:table-cell office:value-type="float" office:value="81211" calcext:value-type="float">
            <text:p>8121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Johnson County</text:p>
          </table:table-cell>
          <table:table-cell office:value-type="float" office:value="12358" calcext:value-type="float">
            <text:p>12358</text:p>
          </table:table-cell>
        </table:table-row>
        <table:table-row table:style-name="ro1">
          <table:table-cell office:value-type="float" office:value="81319" calcext:value-type="float">
            <text:p>8131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Kane County</text:p>
          </table:table-cell>
          <table:table-cell office:value-type="float" office:value="531010" calcext:value-type="float">
            <text:p>531010</text:p>
          </table:table-cell>
        </table:table-row>
        <table:table-row table:style-name="ro1">
          <table:table-cell office:value-type="float" office:value="81427" calcext:value-type="float">
            <text:p>8142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Kankakee County</text:p>
          </table:table-cell>
          <table:table-cell office:value-type="float" office:value="108594" calcext:value-type="float">
            <text:p>108594</text:p>
          </table:table-cell>
        </table:table-row>
        <table:table-row table:style-name="ro1">
          <table:table-cell office:value-type="float" office:value="81535" calcext:value-type="float">
            <text:p>8153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Kendall County</text:p>
          </table:table-cell>
          <table:table-cell office:value-type="float" office:value="130638" calcext:value-type="float">
            <text:p>130638</text:p>
          </table:table-cell>
        </table:table-row>
        <table:table-row table:style-name="ro1">
          <table:table-cell office:value-type="float" office:value="81643" calcext:value-type="float">
            <text:p>8164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Knox County</text:p>
          </table:table-cell>
          <table:table-cell office:value-type="float" office:value="49053" calcext:value-type="float">
            <text:p>49053</text:p>
          </table:table-cell>
        </table:table-row>
        <table:table-row table:style-name="ro1">
          <table:table-cell office:value-type="float" office:value="81751" calcext:value-type="float">
            <text:p>8175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ake County</text:p>
          </table:table-cell>
          <table:table-cell office:value-type="float" office:value="693593" calcext:value-type="float">
            <text:p>693593</text:p>
          </table:table-cell>
        </table:table-row>
        <table:table-row table:style-name="ro1">
          <table:table-cell office:value-type="float" office:value="81859" calcext:value-type="float">
            <text:p>8185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aSalle County</text:p>
          </table:table-cell>
          <table:table-cell office:value-type="float" office:value="107571" calcext:value-type="float">
            <text:p>107571</text:p>
          </table:table-cell>
        </table:table-row>
        <table:table-row table:style-name="ro1">
          <table:table-cell office:value-type="float" office:value="81967" calcext:value-type="float">
            <text:p>8196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awrence County</text:p>
          </table:table-cell>
          <table:table-cell office:value-type="float" office:value="15467" calcext:value-type="float">
            <text:p>15467</text:p>
          </table:table-cell>
        </table:table-row>
        <table:table-row table:style-name="ro1">
          <table:table-cell office:value-type="float" office:value="82075" calcext:value-type="float">
            <text:p>8207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e County</text:p>
          </table:table-cell>
          <table:table-cell office:value-type="float" office:value="33647" calcext:value-type="float">
            <text:p>33647</text:p>
          </table:table-cell>
        </table:table-row>
        <table:table-row table:style-name="ro1">
          <table:table-cell office:value-type="float" office:value="82183" calcext:value-type="float">
            <text:p>8218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ivingston County</text:p>
          </table:table-cell>
          <table:table-cell office:value-type="float" office:value="35414" calcext:value-type="float">
            <text:p>35414</text:p>
          </table:table-cell>
        </table:table-row>
        <table:table-row table:style-name="ro1">
          <table:table-cell office:value-type="float" office:value="82291" calcext:value-type="float">
            <text:p>8229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ogan County</text:p>
          </table:table-cell>
          <table:table-cell office:value-type="float" office:value="28383" calcext:value-type="float">
            <text:p>28383</text:p>
          </table:table-cell>
        </table:table-row>
        <table:table-row table:style-name="ro1">
          <table:table-cell office:value-type="float" office:value="82399" calcext:value-type="float">
            <text:p>8239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acon County</text:p>
          </table:table-cell>
          <table:table-cell office:value-type="float" office:value="103015" calcext:value-type="float">
            <text:p>103015</text:p>
          </table:table-cell>
        </table:table-row>
        <table:table-row table:style-name="ro1">
          <table:table-cell office:value-type="float" office:value="82507" calcext:value-type="float">
            <text:p>8250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acoupin County</text:p>
          </table:table-cell>
          <table:table-cell office:value-type="float" office:value="44567" calcext:value-type="float">
            <text:p>44567</text:p>
          </table:table-cell>
        </table:table-row>
        <table:table-row table:style-name="ro1">
          <table:table-cell office:value-type="float" office:value="82615" calcext:value-type="float">
            <text:p>8261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adison County</text:p>
          </table:table-cell>
          <table:table-cell office:value-type="float" office:value="262635" calcext:value-type="float">
            <text:p>262635</text:p>
          </table:table-cell>
        </table:table-row>
        <table:table-row table:style-name="ro1">
          <table:table-cell office:value-type="float" office:value="82723" calcext:value-type="float">
            <text:p>8272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arion County</text:p>
          </table:table-cell>
          <table:table-cell office:value-type="float" office:value="37045" calcext:value-type="float">
            <text:p>37045</text:p>
          </table:table-cell>
        </table:table-row>
        <table:table-row table:style-name="ro1">
          <table:table-cell office:value-type="float" office:value="82831" calcext:value-type="float">
            <text:p>8283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arshall County</text:p>
          </table:table-cell>
          <table:table-cell office:value-type="float" office:value="11309" calcext:value-type="float">
            <text:p>11309</text:p>
          </table:table-cell>
        </table:table-row>
        <table:table-row table:style-name="ro1">
          <table:table-cell office:value-type="float" office:value="82939" calcext:value-type="float">
            <text:p>8293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ason County</text:p>
          </table:table-cell>
          <table:table-cell office:value-type="float" office:value="13173" calcext:value-type="float">
            <text:p>13173</text:p>
          </table:table-cell>
        </table:table-row>
        <table:table-row table:style-name="ro1">
          <table:table-cell office:value-type="float" office:value="83047" calcext:value-type="float">
            <text:p>8304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assac County</text:p>
          </table:table-cell>
          <table:table-cell office:value-type="float" office:value="13636" calcext:value-type="float">
            <text:p>13636</text:p>
          </table:table-cell>
        </table:table-row>
        <table:table-row table:style-name="ro1">
          <table:table-cell office:value-type="float" office:value="83155" calcext:value-type="float">
            <text:p>8315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cDonough County</text:p>
          </table:table-cell>
          <table:table-cell office:value-type="float" office:value="29295" calcext:value-type="float">
            <text:p>29295</text:p>
          </table:table-cell>
        </table:table-row>
        <table:table-row table:style-name="ro1">
          <table:table-cell office:value-type="float" office:value="83263" calcext:value-type="float">
            <text:p>8326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cHenry County</text:p>
          </table:table-cell>
          <table:table-cell office:value-type="float" office:value="305888" calcext:value-type="float">
            <text:p>305888</text:p>
          </table:table-cell>
        </table:table-row>
        <table:table-row table:style-name="ro1">
          <table:table-cell office:value-type="float" office:value="83371" calcext:value-type="float">
            <text:p>8337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cLean County</text:p>
          </table:table-cell>
          <table:table-cell office:value-type="float" office:value="171256" calcext:value-type="float">
            <text:p>171256</text:p>
          </table:table-cell>
        </table:table-row>
        <table:table-row table:style-name="ro1">
          <table:table-cell office:value-type="float" office:value="83479" calcext:value-type="float">
            <text:p>8347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enard County</text:p>
          </table:table-cell>
          <table:table-cell office:value-type="float" office:value="12068" calcext:value-type="float">
            <text:p>12068</text:p>
          </table:table-cell>
        </table:table-row>
        <table:table-row table:style-name="ro1">
          <table:table-cell office:value-type="float" office:value="83587" calcext:value-type="float">
            <text:p>8358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ercer County</text:p>
          </table:table-cell>
          <table:table-cell office:value-type="float" office:value="15225" calcext:value-type="float">
            <text:p>15225</text:p>
          </table:table-cell>
        </table:table-row>
        <table:table-row table:style-name="ro1">
          <table:table-cell office:value-type="float" office:value="83695" calcext:value-type="float">
            <text:p>8369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onroe County</text:p>
          </table:table-cell>
          <table:table-cell office:value-type="float" office:value="34739" calcext:value-type="float">
            <text:p>34739</text:p>
          </table:table-cell>
        </table:table-row>
        <table:table-row table:style-name="ro1">
          <table:table-cell office:value-type="float" office:value="83803" calcext:value-type="float">
            <text:p>8380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ontgomery County</text:p>
          </table:table-cell>
          <table:table-cell office:value-type="float" office:value="28045" calcext:value-type="float">
            <text:p>28045</text:p>
          </table:table-cell>
        </table:table-row>
        <table:table-row table:style-name="ro1">
          <table:table-cell office:value-type="float" office:value="83911" calcext:value-type="float">
            <text:p>8391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organ County</text:p>
          </table:table-cell>
          <table:table-cell office:value-type="float" office:value="33400" calcext:value-type="float">
            <text:p>33400</text:p>
          </table:table-cell>
        </table:table-row>
        <table:table-row table:style-name="ro1">
          <table:table-cell office:value-type="float" office:value="84019" calcext:value-type="float">
            <text:p>8401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oultrie County</text:p>
          </table:table-cell>
          <table:table-cell office:value-type="float" office:value="14347" calcext:value-type="float">
            <text:p>14347</text:p>
          </table:table-cell>
        </table:table-row>
        <table:table-row table:style-name="ro1">
          <table:table-cell office:value-type="float" office:value="84127" calcext:value-type="float">
            <text:p>8412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Ogle County</text:p>
          </table:table-cell>
          <table:table-cell office:value-type="float" office:value="50306" calcext:value-type="float">
            <text:p>50306</text:p>
          </table:table-cell>
        </table:table-row>
        <table:table-row table:style-name="ro1">
          <table:table-cell office:value-type="float" office:value="84235" calcext:value-type="float">
            <text:p>8423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oria County</text:p>
          </table:table-cell>
          <table:table-cell office:value-type="float" office:value="177652" calcext:value-type="float">
            <text:p>177652</text:p>
          </table:table-cell>
        </table:table-row>
        <table:table-row table:style-name="ro1">
          <table:table-cell office:value-type="float" office:value="84343" calcext:value-type="float">
            <text:p>8434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ry County</text:p>
          </table:table-cell>
          <table:table-cell office:value-type="float" office:value="20664" calcext:value-type="float">
            <text:p>20664</text:p>
          </table:table-cell>
        </table:table-row>
        <table:table-row table:style-name="ro1">
          <table:table-cell office:value-type="float" office:value="84451" calcext:value-type="float">
            <text:p>8445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iatt County</text:p>
          </table:table-cell>
          <table:table-cell office:value-type="float" office:value="16355" calcext:value-type="float">
            <text:p>16355</text:p>
          </table:table-cell>
        </table:table-row>
        <table:table-row table:style-name="ro1">
          <table:table-cell office:value-type="float" office:value="84559" calcext:value-type="float">
            <text:p>8455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ike County</text:p>
          </table:table-cell>
          <table:table-cell office:value-type="float" office:value="15239" calcext:value-type="float">
            <text:p>15239</text:p>
          </table:table-cell>
        </table:table-row>
        <table:table-row table:style-name="ro1">
          <table:table-cell office:value-type="float" office:value="84667" calcext:value-type="float">
            <text:p>8466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ope County</text:p>
          </table:table-cell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84775" calcext:value-type="float">
            <text:p>8477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laski County</text:p>
          </table:table-cell>
          <table:table-cell office:value-type="float" office:value="5201" calcext:value-type="float">
            <text:p>5201</text:p>
          </table:table-cell>
        </table:table-row>
        <table:table-row table:style-name="ro1">
          <table:table-cell office:value-type="float" office:value="84883" calcext:value-type="float">
            <text:p>8488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utnam County</text:p>
          </table:table-cell>
          <table:table-cell office:value-type="float" office:value="5716" calcext:value-type="float">
            <text:p>5716</text:p>
          </table:table-cell>
        </table:table-row>
        <table:table-row table:style-name="ro1">
          <table:table-cell office:value-type="float" office:value="84991" calcext:value-type="float">
            <text:p>8499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Randolph County</text:p>
          </table:table-cell>
          <table:table-cell office:value-type="float" office:value="31351" calcext:value-type="float">
            <text:p>31351</text:p>
          </table:table-cell>
        </table:table-row>
        <table:table-row table:style-name="ro1">
          <table:table-cell office:value-type="float" office:value="85099" calcext:value-type="float">
            <text:p>8509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Richland County</text:p>
          </table:table-cell>
          <table:table-cell office:value-type="float" office:value="15507" calcext:value-type="float">
            <text:p>15507</text:p>
          </table:table-cell>
        </table:table-row>
        <table:table-row table:style-name="ro1">
          <table:table-cell office:value-type="float" office:value="85207" calcext:value-type="float">
            <text:p>8520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Rock Island County</text:p>
          </table:table-cell>
          <table:table-cell office:value-type="float" office:value="140907" calcext:value-type="float">
            <text:p>140907</text:p>
          </table:table-cell>
        </table:table-row>
        <table:table-row table:style-name="ro1">
          <table:table-cell office:value-type="float" office:value="85315" calcext:value-type="float">
            <text:p>8531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Saline County</text:p>
          </table:table-cell>
          <table:table-cell office:value-type="float" office:value="23182" calcext:value-type="float">
            <text:p>23182</text:p>
          </table:table-cell>
        </table:table-row>
        <table:table-row table:style-name="ro1">
          <table:table-cell office:value-type="float" office:value="85423" calcext:value-type="float">
            <text:p>8542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Sangamon County</text:p>
          </table:table-cell>
          <table:table-cell office:value-type="float" office:value="193882" calcext:value-type="float">
            <text:p>193882</text:p>
          </table:table-cell>
        </table:table-row>
        <table:table-row table:style-name="ro1">
          <table:table-cell office:value-type="float" office:value="85531" calcext:value-type="float">
            <text:p>8553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Schuyler County</text:p>
          </table:table-cell>
          <table:table-cell office:value-type="float" office:value="6738" calcext:value-type="float">
            <text:p>6738</text:p>
          </table:table-cell>
        </table:table-row>
        <table:table-row table:style-name="ro1">
          <table:table-cell office:value-type="float" office:value="85639" calcext:value-type="float">
            <text:p>8563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Scott County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office:value-type="float" office:value="85747" calcext:value-type="float">
            <text:p>8574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Shelby County</text:p>
          </table:table-cell>
          <table:table-cell office:value-type="float" office:value="21299" calcext:value-type="float">
            <text:p>21299</text:p>
          </table:table-cell>
        </table:table-row>
        <table:table-row table:style-name="ro1">
          <table:table-cell office:value-type="float" office:value="85855" calcext:value-type="float">
            <text:p>8585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St. Clair County</text:p>
          </table:table-cell>
          <table:table-cell office:value-type="float" office:value="258046" calcext:value-type="float">
            <text:p>258046</text:p>
          </table:table-cell>
        </table:table-row>
        <table:table-row table:style-name="ro1">
          <table:table-cell office:value-type="float" office:value="85963" calcext:value-type="float">
            <text:p>8596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Stark County</text:p>
          </table:table-cell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float" office:value="86071" calcext:value-type="float">
            <text:p>8607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79" calcext:value-type="float">
            <text:p>8617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Stephenson County</text:p>
          </table:table-cell>
          <table:table-cell office:value-type="float" office:value="43831" calcext:value-type="float">
            <text:p>43831</text:p>
          </table:table-cell>
        </table:table-row>
        <table:table-row table:style-name="ro1">
          <table:table-cell office:value-type="float" office:value="86287" calcext:value-type="float">
            <text:p>8628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Tazewell County</text:p>
          </table:table-cell>
          <table:table-cell office:value-type="float" office:value="130777" calcext:value-type="float">
            <text:p>130777</text:p>
          </table:table-cell>
        </table:table-row>
        <table:table-row table:style-name="ro1">
          <table:table-cell office:value-type="float" office:value="86395" calcext:value-type="float">
            <text:p>8639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nion County</text:p>
          </table:table-cell>
          <table:table-cell office:value-type="float" office:value="16498" calcext:value-type="float">
            <text:p>16498</text:p>
          </table:table-cell>
        </table:table-row>
        <table:table-row table:style-name="ro1">
          <table:table-cell office:value-type="float" office:value="86503" calcext:value-type="float">
            <text:p>8650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Vermilion County</text:p>
          </table:table-cell>
          <table:table-cell office:value-type="float" office:value="74855" calcext:value-type="float">
            <text:p>74855</text:p>
          </table:table-cell>
        </table:table-row>
        <table:table-row table:style-name="ro1">
          <table:table-cell office:value-type="float" office:value="86611" calcext:value-type="float">
            <text:p>8661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Wabash County</text:p>
          </table:table-cell>
          <table:table-cell office:value-type="float" office:value="11190" calcext:value-type="float">
            <text:p>11190</text:p>
          </table:table-cell>
        </table:table-row>
        <table:table-row table:style-name="ro1">
          <table:table-cell office:value-type="float" office:value="86719" calcext:value-type="float">
            <text:p>8671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Warren County</text:p>
          </table:table-cell>
          <table:table-cell office:value-type="float" office:value="16696" calcext:value-type="float">
            <text:p>16696</text:p>
          </table:table-cell>
        </table:table-row>
        <table:table-row table:style-name="ro1">
          <table:table-cell office:value-type="float" office:value="86827" calcext:value-type="float">
            <text:p>8682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Washington County</text:p>
          </table:table-cell>
          <table:table-cell office:value-type="float" office:value="13764" calcext:value-type="float">
            <text:p>13764</text:p>
          </table:table-cell>
        </table:table-row>
        <table:table-row table:style-name="ro1">
          <table:table-cell office:value-type="float" office:value="86935" calcext:value-type="float">
            <text:p>8693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Wayne County</text:p>
          </table:table-cell>
          <table:table-cell office:value-type="float" office:value="16031" calcext:value-type="float">
            <text:p>16031</text:p>
          </table:table-cell>
        </table:table-row>
        <table:table-row table:style-name="ro1">
          <table:table-cell office:value-type="float" office:value="87043" calcext:value-type="float">
            <text:p>8704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White County</text:p>
          </table:table-cell>
          <table:table-cell office:value-type="float" office:value="13364" calcext:value-type="float">
            <text:p>13364</text:p>
          </table:table-cell>
        </table:table-row>
        <table:table-row table:style-name="ro1">
          <table:table-cell office:value-type="float" office:value="87151" calcext:value-type="float">
            <text:p>8715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Whiteside County</text:p>
          </table:table-cell>
          <table:table-cell office:value-type="float" office:value="54656" calcext:value-type="float">
            <text:p>54656</text:p>
          </table:table-cell>
        </table:table-row>
        <table:table-row table:style-name="ro1">
          <table:table-cell office:value-type="float" office:value="87259" calcext:value-type="float">
            <text:p>8725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Will County</text:p>
          </table:table-cell>
          <table:table-cell office:value-type="float" office:value="688726" calcext:value-type="float">
            <text:p>688726</text:p>
          </table:table-cell>
        </table:table-row>
        <table:table-row table:style-name="ro1">
          <table:table-cell office:value-type="float" office:value="87367" calcext:value-type="float">
            <text:p>8736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Williamson County</text:p>
          </table:table-cell>
          <table:table-cell office:value-type="float" office:value="66415" calcext:value-type="float">
            <text:p>66415</text:p>
          </table:table-cell>
        </table:table-row>
        <table:table-row table:style-name="ro1">
          <table:table-cell office:value-type="float" office:value="87475" calcext:value-type="float">
            <text:p>87475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Winnebago County</text:p>
          </table:table-cell>
          <table:table-cell office:value-type="float" office:value="281295" calcext:value-type="float">
            <text:p>281295</text:p>
          </table:table-cell>
        </table:table-row>
        <table:table-row table:style-name="ro1">
          <table:table-cell office:value-type="float" office:value="87583" calcext:value-type="float">
            <text:p>8758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Woodford County</text:p>
          </table:table-cell>
          <table:table-cell office:value-type="float" office:value="38091" calcext:value-type="float">
            <text:p>38091</text:p>
          </table:table-cell>
        </table:table-row>
        <table:table-row table:style-name="ro1">
          <table:table-cell office:value-type="float" office:value="87691" calcext:value-type="float">
            <text:p>8769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dams County</text:p>
          </table:table-cell>
          <table:table-cell office:value-type="float" office:value="35839" calcext:value-type="float">
            <text:p>35839</text:p>
          </table:table-cell>
        </table:table-row>
        <table:table-row table:style-name="ro1">
          <table:table-cell office:value-type="float" office:value="87799" calcext:value-type="float">
            <text:p>8779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llen County</text:p>
          </table:table-cell>
          <table:table-cell office:value-type="float" office:value="382187" calcext:value-type="float">
            <text:p>382187</text:p>
          </table:table-cell>
        </table:table-row>
        <table:table-row table:style-name="ro1">
          <table:table-cell office:value-type="float" office:value="87907" calcext:value-type="float">
            <text:p>8790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artholomew County</text:p>
          </table:table-cell>
          <table:table-cell office:value-type="float" office:value="84447" calcext:value-type="float">
            <text:p>84447</text:p>
          </table:table-cell>
        </table:table-row>
        <table:table-row table:style-name="ro1">
          <table:table-cell office:value-type="float" office:value="88015" calcext:value-type="float">
            <text:p>8801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enton County</text:p>
          </table:table-cell>
          <table:table-cell office:value-type="float" office:value="8741" calcext:value-type="float">
            <text:p>8741</text:p>
          </table:table-cell>
        </table:table-row>
        <table:table-row table:style-name="ro1">
          <table:table-cell office:value-type="float" office:value="88123" calcext:value-type="float">
            <text:p>8812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lackford County</text:p>
          </table:table-cell>
          <table:table-cell office:value-type="float" office:value="11782" calcext:value-type="float">
            <text:p>11782</text:p>
          </table:table-cell>
        </table:table-row>
        <table:table-row table:style-name="ro1">
          <table:table-cell office:value-type="float" office:value="88231" calcext:value-type="float">
            <text:p>8823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oone County</text:p>
          </table:table-cell>
          <table:table-cell office:value-type="float" office:value="69347" calcext:value-type="float">
            <text:p>69347</text:p>
          </table:table-cell>
        </table:table-row>
        <table:table-row table:style-name="ro1">
          <table:table-cell office:value-type="float" office:value="88339" calcext:value-type="float">
            <text:p>8833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rown County</text:p>
          </table:table-cell>
          <table:table-cell office:value-type="float" office:value="15112" calcext:value-type="float">
            <text:p>15112</text:p>
          </table:table-cell>
        </table:table-row>
        <table:table-row table:style-name="ro1">
          <table:table-cell office:value-type="float" office:value="88447" calcext:value-type="float">
            <text:p>8844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arroll County</text:p>
          </table:table-cell>
          <table:table-cell office:value-type="float" office:value="20228" calcext:value-type="float">
            <text:p>20228</text:p>
          </table:table-cell>
        </table:table-row>
        <table:table-row table:style-name="ro1">
          <table:table-cell office:value-type="float" office:value="88555" calcext:value-type="float">
            <text:p>8855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ass County</text:p>
          </table:table-cell>
          <table:table-cell office:value-type="float" office:value="37388" calcext:value-type="float">
            <text:p>37388</text:p>
          </table:table-cell>
        </table:table-row>
        <table:table-row table:style-name="ro1">
          <table:table-cell office:value-type="float" office:value="88663" calcext:value-type="float">
            <text:p>8866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lark County</text:p>
          </table:table-cell>
          <table:table-cell office:value-type="float" office:value="119266" calcext:value-type="float">
            <text:p>119266</text:p>
          </table:table-cell>
        </table:table-row>
        <table:table-row table:style-name="ro1">
          <table:table-cell office:value-type="float" office:value="88771" calcext:value-type="float">
            <text:p>8877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lay County</text:p>
          </table:table-cell>
          <table:table-cell office:value-type="float" office:value="26246" calcext:value-type="float">
            <text:p>26246</text:p>
          </table:table-cell>
        </table:table-row>
        <table:table-row table:style-name="ro1">
          <table:table-cell office:value-type="float" office:value="88879" calcext:value-type="float">
            <text:p>8887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linton County</text:p>
          </table:table-cell>
          <table:table-cell office:value-type="float" office:value="32206" calcext:value-type="float">
            <text:p>32206</text:p>
          </table:table-cell>
        </table:table-row>
        <table:table-row table:style-name="ro1">
          <table:table-cell office:value-type="float" office:value="88987" calcext:value-type="float">
            <text:p>8898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rawford County</text:p>
          </table:table-cell>
          <table:table-cell office:value-type="float" office:value="10629" calcext:value-type="float">
            <text:p>10629</text:p>
          </table:table-cell>
        </table:table-row>
        <table:table-row table:style-name="ro1">
          <table:table-cell office:value-type="float" office:value="89095" calcext:value-type="float">
            <text:p>8909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aviess County</text:p>
          </table:table-cell>
          <table:table-cell office:value-type="float" office:value="33505" calcext:value-type="float">
            <text:p>33505</text:p>
          </table:table-cell>
        </table:table-row>
        <table:table-row table:style-name="ro1">
          <table:table-cell office:value-type="float" office:value="89203" calcext:value-type="float">
            <text:p>8920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earborn County</text:p>
          </table:table-cell>
          <table:table-cell office:value-type="float" office:value="49824" calcext:value-type="float">
            <text:p>49824</text:p>
          </table:table-cell>
        </table:table-row>
        <table:table-row table:style-name="ro1">
          <table:table-cell office:value-type="float" office:value="89311" calcext:value-type="float">
            <text:p>893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ecatur County</text:p>
          </table:table-cell>
          <table:table-cell office:value-type="float" office:value="26584" calcext:value-type="float">
            <text:p>26584</text:p>
          </table:table-cell>
        </table:table-row>
        <table:table-row table:style-name="ro1">
          <table:table-cell office:value-type="float" office:value="89419" calcext:value-type="float">
            <text:p>8941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eKalb County</text:p>
          </table:table-cell>
          <table:table-cell office:value-type="float" office:value="43670" calcext:value-type="float">
            <text:p>43670</text:p>
          </table:table-cell>
        </table:table-row>
        <table:table-row table:style-name="ro1">
          <table:table-cell office:value-type="float" office:value="89527" calcext:value-type="float">
            <text:p>8952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elaware County</text:p>
          </table:table-cell>
          <table:table-cell office:value-type="float" office:value="113454" calcext:value-type="float">
            <text:p>113454</text:p>
          </table:table-cell>
        </table:table-row>
        <table:table-row table:style-name="ro1">
          <table:table-cell office:value-type="float" office:value="89635" calcext:value-type="float">
            <text:p>8963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ubois County</text:p>
          </table:table-cell>
          <table:table-cell office:value-type="float" office:value="42542" calcext:value-type="float">
            <text:p>42542</text:p>
          </table:table-cell>
        </table:table-row>
        <table:table-row table:style-name="ro1">
          <table:table-cell office:value-type="float" office:value="89743" calcext:value-type="float">
            <text:p>8974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lkhart County</text:p>
          </table:table-cell>
          <table:table-cell office:value-type="float" office:value="206161" calcext:value-type="float">
            <text:p>206161</text:p>
          </table:table-cell>
        </table:table-row>
        <table:table-row table:style-name="ro1">
          <table:table-cell office:value-type="float" office:value="89851" calcext:value-type="float">
            <text:p>8985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ayette County</text:p>
          </table:table-cell>
          <table:table-cell office:value-type="float" office:value="22892" calcext:value-type="float">
            <text:p>22892</text:p>
          </table:table-cell>
        </table:table-row>
        <table:table-row table:style-name="ro1">
          <table:table-cell office:value-type="float" office:value="89959" calcext:value-type="float">
            <text:p>8995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loyd County</text:p>
          </table:table-cell>
          <table:table-cell office:value-type="float" office:value="78936" calcext:value-type="float">
            <text:p>78936</text:p>
          </table:table-cell>
        </table:table-row>
        <table:table-row table:style-name="ro1">
          <table:table-cell office:value-type="float" office:value="90067" calcext:value-type="float">
            <text:p>9006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ountain County</text:p>
          </table:table-cell>
          <table:table-cell office:value-type="float" office:value="16511" calcext:value-type="float">
            <text:p>16511</text:p>
          </table:table-cell>
        </table:table-row>
        <table:table-row table:style-name="ro1">
          <table:table-cell office:value-type="float" office:value="90175" calcext:value-type="float">
            <text:p>9017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ranklin County</text:p>
          </table:table-cell>
          <table:table-cell office:value-type="float" office:value="22761" calcext:value-type="float">
            <text:p>22761</text:p>
          </table:table-cell>
        </table:table-row>
        <table:table-row table:style-name="ro1">
          <table:table-cell office:value-type="float" office:value="90283" calcext:value-type="float">
            <text:p>9028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ulton County</text:p>
          </table:table-cell>
          <table:table-cell office:value-type="float" office:value="20018" calcext:value-type="float">
            <text:p>20018</text:p>
          </table:table-cell>
        </table:table-row>
        <table:table-row table:style-name="ro1">
          <table:table-cell office:value-type="float" office:value="90391" calcext:value-type="float">
            <text:p>9039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bson County</text:p>
          </table:table-cell>
          <table:table-cell office:value-type="float" office:value="33825" calcext:value-type="float">
            <text:p>33825</text:p>
          </table:table-cell>
        </table:table-row>
        <table:table-row table:style-name="ro1">
          <table:table-cell office:value-type="float" office:value="90499" calcext:value-type="float">
            <text:p>9049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rant County</text:p>
          </table:table-cell>
          <table:table-cell office:value-type="float" office:value="65225" calcext:value-type="float">
            <text:p>65225</text:p>
          </table:table-cell>
        </table:table-row>
        <table:table-row table:style-name="ro1">
          <table:table-cell office:value-type="float" office:value="90607" calcext:value-type="float">
            <text:p>9060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reene County</text:p>
          </table:table-cell>
          <table:table-cell office:value-type="float" office:value="32203" calcext:value-type="float">
            <text:p>32203</text:p>
          </table:table-cell>
        </table:table-row>
        <table:table-row table:style-name="ro1">
          <table:table-cell office:value-type="float" office:value="90715" calcext:value-type="float">
            <text:p>9071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amilton County</text:p>
          </table:table-cell>
          <table:table-cell office:value-type="float" office:value="344238" calcext:value-type="float">
            <text:p>344238</text:p>
          </table:table-cell>
        </table:table-row>
        <table:table-row table:style-name="ro1">
          <table:table-cell office:value-type="float" office:value="90823" calcext:value-type="float">
            <text:p>9082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ancock County</text:p>
          </table:table-cell>
          <table:table-cell office:value-type="float" office:value="79553" calcext:value-type="float">
            <text:p>79553</text:p>
          </table:table-cell>
        </table:table-row>
        <table:table-row table:style-name="ro1">
          <table:table-cell office:value-type="float" office:value="90931" calcext:value-type="float">
            <text:p>9093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arrison County</text:p>
          </table:table-cell>
          <table:table-cell office:value-type="float" office:value="40682" calcext:value-type="float">
            <text:p>40682</text:p>
          </table:table-cell>
        </table:table-row>
        <table:table-row table:style-name="ro1">
          <table:table-cell office:value-type="float" office:value="91039" calcext:value-type="float">
            <text:p>9103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endricks County</text:p>
          </table:table-cell>
          <table:table-cell office:value-type="float" office:value="173251" calcext:value-type="float">
            <text:p>173251</text:p>
          </table:table-cell>
        </table:table-row>
        <table:table-row table:style-name="ro1">
          <table:table-cell office:value-type="float" office:value="91147" calcext:value-type="float">
            <text:p>9114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enry County</text:p>
          </table:table-cell>
          <table:table-cell office:value-type="float" office:value="48033" calcext:value-type="float">
            <text:p>48033</text:p>
          </table:table-cell>
        </table:table-row>
        <table:table-row table:style-name="ro1">
          <table:table-cell office:value-type="float" office:value="91255" calcext:value-type="float">
            <text:p>9125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oward County</text:p>
          </table:table-cell>
          <table:table-cell office:value-type="float" office:value="82732" calcext:value-type="float">
            <text:p>82732</text:p>
          </table:table-cell>
        </table:table-row>
        <table:table-row table:style-name="ro1">
          <table:table-cell office:value-type="float" office:value="91363" calcext:value-type="float">
            <text:p>9136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untington County</text:p>
          </table:table-cell>
          <table:table-cell office:value-type="float" office:value="36395" calcext:value-type="float">
            <text:p>36395</text:p>
          </table:table-cell>
        </table:table-row>
        <table:table-row table:style-name="ro1">
          <table:table-cell office:value-type="float" office:value="91471" calcext:value-type="float">
            <text:p>9147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ackson County</text:p>
          </table:table-cell>
          <table:table-cell office:value-type="float" office:value="44222" calcext:value-type="float">
            <text:p>44222</text:p>
          </table:table-cell>
        </table:table-row>
        <table:table-row table:style-name="ro1">
          <table:table-cell office:value-type="float" office:value="91579" calcext:value-type="float">
            <text:p>9157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asper County</text:p>
          </table:table-cell>
          <table:table-cell office:value-type="float" office:value="33440" calcext:value-type="float">
            <text:p>33440</text:p>
          </table:table-cell>
        </table:table-row>
        <table:table-row table:style-name="ro1">
          <table:table-cell office:value-type="float" office:value="91687" calcext:value-type="float">
            <text:p>9168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ay County</text:p>
          </table:table-cell>
          <table:table-cell office:value-type="float" office:value="20416" calcext:value-type="float">
            <text:p>20416</text:p>
          </table:table-cell>
        </table:table-row>
        <table:table-row table:style-name="ro1">
          <table:table-cell office:value-type="float" office:value="91795" calcext:value-type="float">
            <text:p>9179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efferson County</text:p>
          </table:table-cell>
          <table:table-cell office:value-type="float" office:value="32110" calcext:value-type="float">
            <text:p>32110</text:p>
          </table:table-cell>
        </table:table-row>
        <table:table-row table:style-name="ro1">
          <table:table-cell office:value-type="float" office:value="91903" calcext:value-type="float">
            <text:p>9190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ennings County</text:p>
          </table:table-cell>
          <table:table-cell office:value-type="float" office:value="27515" calcext:value-type="float">
            <text:p>27515</text:p>
          </table:table-cell>
        </table:table-row>
        <table:table-row table:style-name="ro1">
          <table:table-cell office:value-type="float" office:value="92011" calcext:value-type="float">
            <text:p>920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ohnson County</text:p>
          </table:table-cell>
          <table:table-cell office:value-type="float" office:value="160607" calcext:value-type="float">
            <text:p>160607</text:p>
          </table:table-cell>
        </table:table-row>
        <table:table-row table:style-name="ro1">
          <table:table-cell office:value-type="float" office:value="92119" calcext:value-type="float">
            <text:p>9211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nox County</text:p>
          </table:table-cell>
          <table:table-cell office:value-type="float" office:value="36522" calcext:value-type="float">
            <text:p>36522</text:p>
          </table:table-cell>
        </table:table-row>
        <table:table-row table:style-name="ro1">
          <table:table-cell office:value-type="float" office:value="92227" calcext:value-type="float">
            <text:p>9222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osciusko County</text:p>
          </table:table-cell>
          <table:table-cell office:value-type="float" office:value="78988" calcext:value-type="float">
            <text:p>78988</text:p>
          </table:table-cell>
        </table:table-row>
        <table:table-row table:style-name="ro1">
          <table:table-cell office:value-type="float" office:value="92335" calcext:value-type="float">
            <text:p>9233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Grange County</text:p>
          </table:table-cell>
          <table:table-cell office:value-type="float" office:value="40119" calcext:value-type="float">
            <text:p>40119</text:p>
          </table:table-cell>
        </table:table-row>
        <table:table-row table:style-name="ro1">
          <table:table-cell office:value-type="float" office:value="92443" calcext:value-type="float">
            <text:p>9244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ke County</text:p>
          </table:table-cell>
          <table:table-cell office:value-type="float" office:value="487536" calcext:value-type="float">
            <text:p>487536</text:p>
          </table:table-cell>
        </table:table-row>
        <table:table-row table:style-name="ro1">
          <table:table-cell office:value-type="float" office:value="92551" calcext:value-type="float">
            <text:p>9255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Porte County</text:p>
          </table:table-cell>
          <table:table-cell office:value-type="float" office:value="109663" calcext:value-type="float">
            <text:p>109663</text:p>
          </table:table-cell>
        </table:table-row>
        <table:table-row table:style-name="ro1">
          <table:table-cell office:value-type="float" office:value="92659" calcext:value-type="float">
            <text:p>9265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awrence County</text:p>
          </table:table-cell>
          <table:table-cell office:value-type="float" office:value="45496" calcext:value-type="float">
            <text:p>45496</text:p>
          </table:table-cell>
        </table:table-row>
        <table:table-row table:style-name="ro1">
          <table:table-cell office:value-type="float" office:value="92767" calcext:value-type="float">
            <text:p>9276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adison County</text:p>
          </table:table-cell>
          <table:table-cell office:value-type="float" office:value="129681" calcext:value-type="float">
            <text:p>129681</text:p>
          </table:table-cell>
        </table:table-row>
        <table:table-row table:style-name="ro1">
          <table:table-cell office:value-type="float" office:value="92875" calcext:value-type="float">
            <text:p>9287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arion County</text:p>
          </table:table-cell>
          <table:table-cell office:value-type="float" office:value="966183" calcext:value-type="float">
            <text:p>966183</text:p>
          </table:table-cell>
        </table:table-row>
        <table:table-row table:style-name="ro1">
          <table:table-cell office:value-type="float" office:value="92983" calcext:value-type="float">
            <text:p>9298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arshall County</text:p>
          </table:table-cell>
          <table:table-cell office:value-type="float" office:value="46108" calcext:value-type="float">
            <text:p>46108</text:p>
          </table:table-cell>
        </table:table-row>
        <table:table-row table:style-name="ro1">
          <table:table-cell office:value-type="float" office:value="93091" calcext:value-type="float">
            <text:p>9309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artin County</text:p>
          </table:table-cell>
          <table:table-cell office:value-type="float" office:value="10079" calcext:value-type="float">
            <text:p>10079</text:p>
          </table:table-cell>
        </table:table-row>
        <table:table-row table:style-name="ro1">
          <table:table-cell office:value-type="float" office:value="93199" calcext:value-type="float">
            <text:p>9319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iami County</text:p>
          </table:table-cell>
          <table:table-cell office:value-type="float" office:value="35328" calcext:value-type="float">
            <text:p>35328</text:p>
          </table:table-cell>
        </table:table-row>
        <table:table-row table:style-name="ro1">
          <table:table-cell office:value-type="float" office:value="93307" calcext:value-type="float">
            <text:p>9330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onroe County</text:p>
          </table:table-cell>
          <table:table-cell office:value-type="float" office:value="148219" calcext:value-type="float">
            <text:p>148219</text:p>
          </table:table-cell>
        </table:table-row>
        <table:table-row table:style-name="ro1">
          <table:table-cell office:value-type="float" office:value="93415" calcext:value-type="float">
            <text:p>9341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ontgomery County</text:p>
          </table:table-cell>
          <table:table-cell office:value-type="float" office:value="38365" calcext:value-type="float">
            <text:p>38365</text:p>
          </table:table-cell>
        </table:table-row>
        <table:table-row table:style-name="ro1">
          <table:table-cell office:value-type="float" office:value="93523" calcext:value-type="float">
            <text:p>9352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organ County</text:p>
          </table:table-cell>
          <table:table-cell office:value-type="float" office:value="70707" calcext:value-type="float">
            <text:p>70707</text:p>
          </table:table-cell>
        </table:table-row>
        <table:table-row table:style-name="ro1">
          <table:table-cell office:value-type="float" office:value="93631" calcext:value-type="float">
            <text:p>9363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ewton County</text:p>
          </table:table-cell>
          <table:table-cell office:value-type="float" office:value="13907" calcext:value-type="float">
            <text:p>13907</text:p>
          </table:table-cell>
        </table:table-row>
        <table:table-row table:style-name="ro1">
          <table:table-cell office:value-type="float" office:value="93739" calcext:value-type="float">
            <text:p>9373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oble County</text:p>
          </table:table-cell>
          <table:table-cell office:value-type="float" office:value="47832" calcext:value-type="float">
            <text:p>47832</text:p>
          </table:table-cell>
        </table:table-row>
        <table:table-row table:style-name="ro1">
          <table:table-cell office:value-type="float" office:value="93847" calcext:value-type="float">
            <text:p>9384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hio County</text:p>
          </table:table-cell>
          <table:table-cell office:value-type="float" office:value="5892" calcext:value-type="float">
            <text:p>5892</text:p>
          </table:table-cell>
        </table:table-row>
        <table:table-row table:style-name="ro1">
          <table:table-cell office:value-type="float" office:value="93955" calcext:value-type="float">
            <text:p>9395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range County</text:p>
          </table:table-cell>
          <table:table-cell office:value-type="float" office:value="19651" calcext:value-type="float">
            <text:p>19651</text:p>
          </table:table-cell>
        </table:table-row>
        <table:table-row table:style-name="ro1">
          <table:table-cell office:value-type="float" office:value="94063" calcext:value-type="float">
            <text:p>9406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wen County</text:p>
          </table:table-cell>
          <table:table-cell office:value-type="float" office:value="20833" calcext:value-type="float">
            <text:p>20833</text:p>
          </table:table-cell>
        </table:table-row>
        <table:table-row table:style-name="ro1">
          <table:table-cell office:value-type="float" office:value="94171" calcext:value-type="float">
            <text:p>9417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rke County</text:p>
          </table:table-cell>
          <table:table-cell office:value-type="float" office:value="16871" calcext:value-type="float">
            <text:p>16871</text:p>
          </table:table-cell>
        </table:table-row>
        <table:table-row table:style-name="ro1">
          <table:table-cell office:value-type="float" office:value="94279" calcext:value-type="float">
            <text:p>9427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erry County</text:p>
          </table:table-cell>
          <table:table-cell office:value-type="float" office:value="19154" calcext:value-type="float">
            <text:p>19154</text:p>
          </table:table-cell>
        </table:table-row>
        <table:table-row table:style-name="ro1">
          <table:table-cell office:value-type="float" office:value="94387" calcext:value-type="float">
            <text:p>9438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ike County</text:p>
          </table:table-cell>
          <table:table-cell office:value-type="float" office:value="12378" calcext:value-type="float">
            <text:p>12378</text:p>
          </table:table-cell>
        </table:table-row>
        <table:table-row table:style-name="ro1">
          <table:table-cell office:value-type="float" office:value="94495" calcext:value-type="float">
            <text:p>9449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rter County</text:p>
          </table:table-cell>
          <table:table-cell office:value-type="float" office:value="170980" calcext:value-type="float">
            <text:p>170980</text:p>
          </table:table-cell>
        </table:table-row>
        <table:table-row table:style-name="ro1">
          <table:table-cell office:value-type="float" office:value="94603" calcext:value-type="float">
            <text:p>9460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sey County</text:p>
          </table:table-cell>
          <table:table-cell office:value-type="float" office:value="25275" calcext:value-type="float">
            <text:p>25275</text:p>
          </table:table-cell>
        </table:table-row>
        <table:table-row table:style-name="ro1">
          <table:table-cell office:value-type="float" office:value="94711" calcext:value-type="float">
            <text:p>947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ulaski County</text:p>
          </table:table-cell>
          <table:table-cell office:value-type="float" office:value="12388" calcext:value-type="float">
            <text:p>12388</text:p>
          </table:table-cell>
        </table:table-row>
        <table:table-row table:style-name="ro1">
          <table:table-cell office:value-type="float" office:value="94819" calcext:value-type="float">
            <text:p>9481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utnam County</text:p>
          </table:table-cell>
          <table:table-cell office:value-type="float" office:value="37469" calcext:value-type="float">
            <text:p>37469</text:p>
          </table:table-cell>
        </table:table-row>
        <table:table-row table:style-name="ro1">
          <table:table-cell office:value-type="float" office:value="94927" calcext:value-type="float">
            <text:p>9492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ndolph County</text:p>
          </table:table-cell>
          <table:table-cell office:value-type="float" office:value="24191" calcext:value-type="float">
            <text:p>24191</text:p>
          </table:table-cell>
        </table:table-row>
        <table:table-row table:style-name="ro1">
          <table:table-cell office:value-type="float" office:value="95035" calcext:value-type="float">
            <text:p>9503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pley County</text:p>
          </table:table-cell>
          <table:table-cell office:value-type="float" office:value="28448" calcext:value-type="float">
            <text:p>28448</text:p>
          </table:table-cell>
        </table:table-row>
        <table:table-row table:style-name="ro1">
          <table:table-cell office:value-type="float" office:value="95143" calcext:value-type="float">
            <text:p>9514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ush County</text:p>
          </table:table-cell>
          <table:table-cell office:value-type="float" office:value="16649" calcext:value-type="float">
            <text:p>16649</text:p>
          </table:table-cell>
        </table:table-row>
        <table:table-row table:style-name="ro1">
          <table:table-cell office:value-type="float" office:value="95251" calcext:value-type="float">
            <text:p>9525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cott County</text:p>
          </table:table-cell>
          <table:table-cell office:value-type="float" office:value="23788" calcext:value-type="float">
            <text:p>23788</text:p>
          </table:table-cell>
        </table:table-row>
        <table:table-row table:style-name="ro1">
          <table:table-cell office:value-type="float" office:value="95359" calcext:value-type="float">
            <text:p>9535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helby County</text:p>
          </table:table-cell>
          <table:table-cell office:value-type="float" office:value="44871" calcext:value-type="float">
            <text:p>44871</text:p>
          </table:table-cell>
        </table:table-row>
        <table:table-row table:style-name="ro1">
          <table:table-cell office:value-type="float" office:value="95467" calcext:value-type="float">
            <text:p>9546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pencer County</text:p>
          </table:table-cell>
          <table:table-cell office:value-type="float" office:value="20225" calcext:value-type="float">
            <text:p>20225</text:p>
          </table:table-cell>
        </table:table-row>
        <table:table-row table:style-name="ro1">
          <table:table-cell office:value-type="float" office:value="95575" calcext:value-type="float">
            <text:p>9557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. Joseph County</text:p>
          </table:table-cell>
          <table:table-cell office:value-type="float" office:value="271484" calcext:value-type="float">
            <text:p>271484</text:p>
          </table:table-cell>
        </table:table-row>
        <table:table-row table:style-name="ro1">
          <table:table-cell office:value-type="float" office:value="95683" calcext:value-type="float">
            <text:p>9568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rke County</text:p>
          </table:table-cell>
          <table:table-cell office:value-type="float" office:value="23049" calcext:value-type="float">
            <text:p>23049</text:p>
          </table:table-cell>
        </table:table-row>
        <table:table-row table:style-name="ro1">
          <table:table-cell office:value-type="float" office:value="95791" calcext:value-type="float">
            <text:p>9579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99" calcext:value-type="float">
            <text:p>9589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euben County</text:p>
          </table:table-cell>
          <table:table-cell office:value-type="float" office:value="34831" calcext:value-type="float">
            <text:p>34831</text:p>
          </table:table-cell>
        </table:table-row>
        <table:table-row table:style-name="ro1">
          <table:table-cell office:value-type="float" office:value="96007" calcext:value-type="float">
            <text:p>9600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ullivan County</text:p>
          </table:table-cell>
          <table:table-cell office:value-type="float" office:value="20578" calcext:value-type="float">
            <text:p>20578</text:p>
          </table:table-cell>
        </table:table-row>
        <table:table-row table:style-name="ro1">
          <table:table-cell office:value-type="float" office:value="96115" calcext:value-type="float">
            <text:p>9611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witzerland County</text:p>
          </table:table-cell>
          <table:table-cell office:value-type="float" office:value="10724" calcext:value-type="float">
            <text:p>10724</text:p>
          </table:table-cell>
        </table:table-row>
        <table:table-row table:style-name="ro1">
          <table:table-cell office:value-type="float" office:value="96223" calcext:value-type="float">
            <text:p>9622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ippecanoe County</text:p>
          </table:table-cell>
          <table:table-cell office:value-type="float" office:value="196115" calcext:value-type="float">
            <text:p>196115</text:p>
          </table:table-cell>
        </table:table-row>
        <table:table-row table:style-name="ro1">
          <table:table-cell office:value-type="float" office:value="96331" calcext:value-type="float">
            <text:p>9633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ipton County</text:p>
          </table:table-cell>
          <table:table-cell office:value-type="float" office:value="15227" calcext:value-type="float">
            <text:p>15227</text:p>
          </table:table-cell>
        </table:table-row>
        <table:table-row table:style-name="ro1">
          <table:table-cell office:value-type="float" office:value="96439" calcext:value-type="float">
            <text:p>9643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nion County</text:p>
          </table:table-cell>
          <table:table-cell office:value-type="float" office:value="7119" calcext:value-type="float">
            <text:p>7119</text:p>
          </table:table-cell>
        </table:table-row>
        <table:table-row table:style-name="ro1">
          <table:table-cell office:value-type="float" office:value="96547" calcext:value-type="float">
            <text:p>9654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anderburgh County</text:p>
          </table:table-cell>
          <table:table-cell office:value-type="float" office:value="182447" calcext:value-type="float">
            <text:p>182447</text:p>
          </table:table-cell>
        </table:table-row>
        <table:table-row table:style-name="ro1">
          <table:table-cell office:value-type="float" office:value="96655" calcext:value-type="float">
            <text:p>9665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ermillion County</text:p>
          </table:table-cell>
          <table:table-cell office:value-type="float" office:value="15329" calcext:value-type="float">
            <text:p>15329</text:p>
          </table:table-cell>
        </table:table-row>
        <table:table-row table:style-name="ro1">
          <table:table-cell office:value-type="float" office:value="96763" calcext:value-type="float">
            <text:p>9676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go County</text:p>
          </table:table-cell>
          <table:table-cell office:value-type="float" office:value="106608" calcext:value-type="float">
            <text:p>106608</text:p>
          </table:table-cell>
        </table:table-row>
        <table:table-row table:style-name="ro1">
          <table:table-cell office:value-type="float" office:value="96871" calcext:value-type="float">
            <text:p>9687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abash County</text:p>
          </table:table-cell>
          <table:table-cell office:value-type="float" office:value="30784" calcext:value-type="float">
            <text:p>30784</text:p>
          </table:table-cell>
        </table:table-row>
        <table:table-row table:style-name="ro1">
          <table:table-cell office:value-type="float" office:value="96979" calcext:value-type="float">
            <text:p>9697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arren County</text:p>
          </table:table-cell>
          <table:table-cell office:value-type="float" office:value="8194" calcext:value-type="float">
            <text:p>8194</text:p>
          </table:table-cell>
        </table:table-row>
        <table:table-row table:style-name="ro1">
          <table:table-cell office:value-type="float" office:value="97087" calcext:value-type="float">
            <text:p>9708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arrick County</text:p>
          </table:table-cell>
          <table:table-cell office:value-type="float" office:value="63269" calcext:value-type="float">
            <text:p>63269</text:p>
          </table:table-cell>
        </table:table-row>
        <table:table-row table:style-name="ro1">
          <table:table-cell office:value-type="float" office:value="97195" calcext:value-type="float">
            <text:p>9719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ashington County</text:p>
          </table:table-cell>
          <table:table-cell office:value-type="float" office:value="28213" calcext:value-type="float">
            <text:p>28213</text:p>
          </table:table-cell>
        </table:table-row>
        <table:table-row table:style-name="ro1">
          <table:table-cell office:value-type="float" office:value="97303" calcext:value-type="float">
            <text:p>9730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ayne County</text:p>
          </table:table-cell>
          <table:table-cell office:value-type="float" office:value="65778" calcext:value-type="float">
            <text:p>65778</text:p>
          </table:table-cell>
        </table:table-row>
        <table:table-row table:style-name="ro1">
          <table:table-cell office:value-type="float" office:value="97411" calcext:value-type="float">
            <text:p>974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ells County</text:p>
          </table:table-cell>
          <table:table-cell office:value-type="float" office:value="28142" calcext:value-type="float">
            <text:p>28142</text:p>
          </table:table-cell>
        </table:table-row>
        <table:table-row table:style-name="ro1">
          <table:table-cell office:value-type="float" office:value="97519" calcext:value-type="float">
            <text:p>9751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hite County</text:p>
          </table:table-cell>
          <table:table-cell office:value-type="float" office:value="24165" calcext:value-type="float">
            <text:p>24165</text:p>
          </table:table-cell>
        </table:table-row>
        <table:table-row table:style-name="ro1">
          <table:table-cell office:value-type="float" office:value="97627" calcext:value-type="float">
            <text:p>9762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hitley County</text:p>
          </table:table-cell>
          <table:table-cell office:value-type="float" office:value="34378" calcext:value-type="float">
            <text:p>34378</text:p>
          </table:table-cell>
        </table:table-row>
        <table:table-row table:style-name="ro1">
          <table:table-cell office:value-type="float" office:value="97735" calcext:value-type="float">
            <text:p>9773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Allen County</text:p>
          </table:table-cell>
          <table:table-cell office:value-type="float" office:value="12399" calcext:value-type="float">
            <text:p>12399</text:p>
          </table:table-cell>
        </table:table-row>
        <table:table-row table:style-name="ro1">
          <table:table-cell office:value-type="float" office:value="97843" calcext:value-type="float">
            <text:p>9784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Anderson County</text:p>
          </table:table-cell>
          <table:table-cell office:value-type="float" office:value="7949" calcext:value-type="float">
            <text:p>7949</text:p>
          </table:table-cell>
        </table:table-row>
        <table:table-row table:style-name="ro1">
          <table:table-cell office:value-type="float" office:value="97951" calcext:value-type="float">
            <text:p>9795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Atchison County</text:p>
          </table:table-cell>
          <table:table-cell office:value-type="float" office:value="16015" calcext:value-type="float">
            <text:p>16015</text:p>
          </table:table-cell>
        </table:table-row>
        <table:table-row table:style-name="ro1">
          <table:table-cell office:value-type="float" office:value="98059" calcext:value-type="float">
            <text:p>98059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Barber County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float" office:value="98167" calcext:value-type="float">
            <text:p>98167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Barton County</text:p>
          </table:table-cell>
          <table:table-cell office:value-type="float" office:value="25658" calcext:value-type="float">
            <text:p>25658</text:p>
          </table:table-cell>
        </table:table-row>
        <table:table-row table:style-name="ro1">
          <table:table-cell office:value-type="float" office:value="98275" calcext:value-type="float">
            <text:p>9827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Bourbon County</text:p>
          </table:table-cell>
          <table:table-cell office:value-type="float" office:value="14435" calcext:value-type="float">
            <text:p>14435</text:p>
          </table:table-cell>
        </table:table-row>
        <table:table-row table:style-name="ro1">
          <table:table-cell office:value-type="float" office:value="98383" calcext:value-type="float">
            <text:p>9838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Brown County</text:p>
          </table:table-cell>
          <table:table-cell office:value-type="float" office:value="9482" calcext:value-type="float">
            <text:p>9482</text:p>
          </table:table-cell>
        </table:table-row>
        <table:table-row table:style-name="ro1">
          <table:table-cell office:value-type="float" office:value="98491" calcext:value-type="float">
            <text:p>9849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Butler County</text:p>
          </table:table-cell>
          <table:table-cell office:value-type="float" office:value="66992" calcext:value-type="float">
            <text:p>66992</text:p>
          </table:table-cell>
        </table:table-row>
        <table:table-row table:style-name="ro1">
          <table:table-cell office:value-type="float" office:value="98599" calcext:value-type="float">
            <text:p>98599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hase County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98707" calcext:value-type="float">
            <text:p>98707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hautauqua County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float" office:value="98815" calcext:value-type="float">
            <text:p>9881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herokee County</text:p>
          </table:table-cell>
          <table:table-cell office:value-type="float" office:value="19681" calcext:value-type="float">
            <text:p>19681</text:p>
          </table:table-cell>
        </table:table-row>
        <table:table-row table:style-name="ro1">
          <table:table-cell office:value-type="float" office:value="98923" calcext:value-type="float">
            <text:p>9892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heyenne County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99031" calcext:value-type="float">
            <text:p>9903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lark County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99139" calcext:value-type="float">
            <text:p>99139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lay County</text:p>
          </table:table-cell>
          <table:table-cell office:value-type="float" office:value="8025" calcext:value-type="float">
            <text:p>8025</text:p>
          </table:table-cell>
        </table:table-row>
        <table:table-row table:style-name="ro1">
          <table:table-cell office:value-type="float" office:value="99247" calcext:value-type="float">
            <text:p>99247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loud County</text:p>
          </table:table-cell>
          <table:table-cell office:value-type="float" office:value="8642" calcext:value-type="float">
            <text:p>8642</text:p>
          </table:table-cell>
        </table:table-row>
        <table:table-row table:style-name="ro1">
          <table:table-cell office:value-type="float" office:value="99355" calcext:value-type="float">
            <text:p>9935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offey County</text:p>
          </table:table-cell>
          <table:table-cell office:value-type="float" office:value="8158" calcext:value-type="float">
            <text:p>8158</text:p>
          </table:table-cell>
        </table:table-row>
        <table:table-row table:style-name="ro1">
          <table:table-cell office:value-type="float" office:value="99463" calcext:value-type="float">
            <text:p>9946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omanche County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99571" calcext:value-type="float">
            <text:p>9957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owley County</text:p>
          </table:table-cell>
          <table:table-cell office:value-type="float" office:value="34628" calcext:value-type="float">
            <text:p>34628</text:p>
          </table:table-cell>
        </table:table-row>
        <table:table-row table:style-name="ro1">
          <table:table-cell office:value-type="float" office:value="99679" calcext:value-type="float">
            <text:p>99679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rawford County</text:p>
          </table:table-cell>
          <table:table-cell office:value-type="float" office:value="38730" calcext:value-type="float">
            <text:p>38730</text:p>
          </table:table-cell>
        </table:table-row>
        <table:table-row table:style-name="ro1">
          <table:table-cell office:value-type="float" office:value="99787" calcext:value-type="float">
            <text:p>99787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Decatur County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99895" calcext:value-type="float">
            <text:p>9989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Dickinson County</text:p>
          </table:table-cell>
          <table:table-cell office:value-type="float" office:value="18266" calcext:value-type="float">
            <text:p>18266</text:p>
          </table:table-cell>
        </table:table-row>
        <table:table-row table:style-name="ro1">
          <table:table-cell office:value-type="float" office:value="100003" calcext:value-type="float">
            <text:p>10000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Doniphan County</text:p>
          </table:table-cell>
          <table:table-cell office:value-type="float" office:value="7496" calcext:value-type="float">
            <text:p>7496</text:p>
          </table:table-cell>
        </table:table-row>
        <table:table-row table:style-name="ro1">
          <table:table-cell office:value-type="float" office:value="100111" calcext:value-type="float">
            <text:p>10011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Douglas County</text:p>
          </table:table-cell>
          <table:table-cell office:value-type="float" office:value="122530" calcext:value-type="float">
            <text:p>122530</text:p>
          </table:table-cell>
        </table:table-row>
        <table:table-row table:style-name="ro1">
          <table:table-cell office:value-type="float" office:value="100219" calcext:value-type="float">
            <text:p>100219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Edwards County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00327" calcext:value-type="float">
            <text:p>100327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Elk County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100435" calcext:value-type="float">
            <text:p>10043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Ellis County</text:p>
          </table:table-cell>
          <table:table-cell office:value-type="float" office:value="28671" calcext:value-type="float">
            <text:p>28671</text:p>
          </table:table-cell>
        </table:table-row>
        <table:table-row table:style-name="ro1">
          <table:table-cell office:value-type="float" office:value="100543" calcext:value-type="float">
            <text:p>10054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Ellsworth County</text:p>
          </table:table-cell>
          <table:table-cell office:value-type="float" office:value="6034" calcext:value-type="float">
            <text:p>6034</text:p>
          </table:table-cell>
        </table:table-row>
        <table:table-row table:style-name="ro1">
          <table:table-cell office:value-type="float" office:value="100651" calcext:value-type="float">
            <text:p>10065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Finney County</text:p>
          </table:table-cell>
          <table:table-cell office:value-type="float" office:value="35917" calcext:value-type="float">
            <text:p>35917</text:p>
          </table:table-cell>
        </table:table-row>
        <table:table-row table:style-name="ro1">
          <table:table-cell office:value-type="float" office:value="100759" calcext:value-type="float">
            <text:p>100759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Ford County</text:p>
          </table:table-cell>
          <table:table-cell office:value-type="float" office:value="33094" calcext:value-type="float">
            <text:p>33094</text:p>
          </table:table-cell>
        </table:table-row>
        <table:table-row table:style-name="ro1">
          <table:table-cell office:value-type="float" office:value="100867" calcext:value-type="float">
            <text:p>100867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Franklin County</text:p>
          </table:table-cell>
          <table:table-cell office:value-type="float" office:value="25703" calcext:value-type="float">
            <text:p>25703</text:p>
          </table:table-cell>
        </table:table-row>
        <table:table-row table:style-name="ro1">
          <table:table-cell office:value-type="float" office:value="100975" calcext:value-type="float">
            <text:p>10097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Geary County</text:p>
          </table:table-cell>
          <table:table-cell office:value-type="float" office:value="32218" calcext:value-type="float">
            <text:p>32218</text:p>
          </table:table-cell>
        </table:table-row>
        <table:table-row table:style-name="ro1">
          <table:table-cell office:value-type="float" office:value="101083" calcext:value-type="float">
            <text:p>10108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Gove County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float" office:value="101191" calcext:value-type="float">
            <text:p>10119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Graham County</text:p>
          </table:table-cell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101299" calcext:value-type="float">
            <text:p>101299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Grant County</text:p>
          </table:table-cell>
          <table:table-cell office:value-type="float" office:value="7077" calcext:value-type="float">
            <text:p>7077</text:p>
          </table:table-cell>
        </table:table-row>
        <table:table-row table:style-name="ro1">
          <table:table-cell office:value-type="float" office:value="101407" calcext:value-type="float">
            <text:p>101407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Gray County</text:p>
          </table:table-cell>
          <table:table-cell office:value-type="float" office:value="5954" calcext:value-type="float">
            <text:p>5954</text:p>
          </table:table-cell>
        </table:table-row>
        <table:table-row table:style-name="ro1">
          <table:table-cell office:value-type="float" office:value="101515" calcext:value-type="float">
            <text:p>10151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Greeley County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01623" calcext:value-type="float">
            <text:p>10162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Greenwood County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float" office:value="101731" calcext:value-type="float">
            <text:p>10173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Hamilton County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float" office:value="101839" calcext:value-type="float">
            <text:p>101839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Harper County</text:p>
          </table:table-cell>
          <table:table-cell office:value-type="float" office:value="5336" calcext:value-type="float">
            <text:p>5336</text:p>
          </table:table-cell>
        </table:table-row>
        <table:table-row table:style-name="ro1">
          <table:table-cell office:value-type="float" office:value="101947" calcext:value-type="float">
            <text:p>101947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Harvey County</text:p>
          </table:table-cell>
          <table:table-cell office:value-type="float" office:value="34291" calcext:value-type="float">
            <text:p>34291</text:p>
          </table:table-cell>
        </table:table-row>
        <table:table-row table:style-name="ro1">
          <table:table-cell office:value-type="float" office:value="102055" calcext:value-type="float">
            <text:p>10205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Haskell County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102163" calcext:value-type="float">
            <text:p>10216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Hodgeman County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102271" calcext:value-type="float">
            <text:p>10227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Jackson County</text:p>
          </table:table-cell>
          <table:table-cell office:value-type="float" office:value="13171" calcext:value-type="float">
            <text:p>13171</text:p>
          </table:table-cell>
        </table:table-row>
        <table:table-row table:style-name="ro1">
          <table:table-cell office:value-type="float" office:value="102379" calcext:value-type="float">
            <text:p>102379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Jefferson County</text:p>
          </table:table-cell>
          <table:table-cell office:value-type="float" office:value="19032" calcext:value-type="float">
            <text:p>19032</text:p>
          </table:table-cell>
        </table:table-row>
        <table:table-row table:style-name="ro1">
          <table:table-cell office:value-type="float" office:value="102487" calcext:value-type="float">
            <text:p>102487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Jewell County</text:p>
          </table:table-cell>
          <table:table-cell office:value-type="float" office:value="2833" calcext:value-type="float">
            <text:p>2833</text:p>
          </table:table-cell>
        </table:table-row>
        <table:table-row table:style-name="ro1">
          <table:table-cell office:value-type="float" office:value="102595" calcext:value-type="float">
            <text:p>10259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Johnson County</text:p>
          </table:table-cell>
          <table:table-cell office:value-type="float" office:value="607220" calcext:value-type="float">
            <text:p>607220</text:p>
          </table:table-cell>
        </table:table-row>
        <table:table-row table:style-name="ro1">
          <table:table-cell office:value-type="float" office:value="102703" calcext:value-type="float">
            <text:p>10270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earny County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float" office:value="102811" calcext:value-type="float">
            <text:p>10281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IA County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float" office:value="102919" calcext:value-type="float">
            <text:p>102919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ingman County</text:p>
          </table:table-cell>
          <table:table-cell office:value-type="float" office:value="6974" calcext:value-type="float">
            <text:p>6974</text:p>
          </table:table-cell>
        </table:table-row>
        <table:table-row table:style-name="ro1">
          <table:table-cell office:value-type="float" office:value="103027" calcext:value-type="float">
            <text:p>103027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Labette County</text:p>
          </table:table-cell>
          <table:table-cell office:value-type="float" office:value="19586" calcext:value-type="float">
            <text:p>19586</text:p>
          </table:table-cell>
        </table:table-row>
        <table:table-row table:style-name="ro1">
          <table:table-cell office:value-type="float" office:value="103135" calcext:value-type="float">
            <text:p>10313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Lane County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103243" calcext:value-type="float">
            <text:p>10324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Leavenworth County</text:p>
          </table:table-cell>
          <table:table-cell office:value-type="float" office:value="82246" calcext:value-type="float">
            <text:p>82246</text:p>
          </table:table-cell>
        </table:table-row>
        <table:table-row table:style-name="ro1">
          <table:table-cell office:value-type="float" office:value="103351" calcext:value-type="float">
            <text:p>10335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Lincoln County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103459" calcext:value-type="float">
            <text:p>103459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Linn County</text:p>
          </table:table-cell>
          <table:table-cell office:value-type="float" office:value="9654" calcext:value-type="float">
            <text:p>9654</text:p>
          </table:table-cell>
        </table:table-row>
        <table:table-row table:style-name="ro1">
          <table:table-cell office:value-type="float" office:value="103567" calcext:value-type="float">
            <text:p>103567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Logan County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103675" calcext:value-type="float">
            <text:p>10367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Lyon County</text:p>
          </table:table-cell>
          <table:table-cell office:value-type="float" office:value="33045" calcext:value-type="float">
            <text:p>33045</text:p>
          </table:table-cell>
        </table:table-row>
        <table:table-row table:style-name="ro1">
          <table:table-cell office:value-type="float" office:value="103783" calcext:value-type="float">
            <text:p>10378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Marion County</text:p>
          </table:table-cell>
          <table:table-cell office:value-type="float" office:value="11652" calcext:value-type="float">
            <text:p>11652</text:p>
          </table:table-cell>
        </table:table-row>
        <table:table-row table:style-name="ro1">
          <table:table-cell office:value-type="float" office:value="103891" calcext:value-type="float">
            <text:p>10389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Marshall County</text:p>
          </table:table-cell>
          <table:table-cell office:value-type="float" office:value="9652" calcext:value-type="float">
            <text:p>9652</text:p>
          </table:table-cell>
        </table:table-row>
        <table:table-row table:style-name="ro1">
          <table:table-cell office:value-type="float" office:value="103999" calcext:value-type="float">
            <text:p>103999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McPherson County</text:p>
          </table:table-cell>
          <table:table-cell office:value-type="float" office:value="28448" calcext:value-type="float">
            <text:p>28448</text:p>
          </table:table-cell>
        </table:table-row>
        <table:table-row table:style-name="ro1">
          <table:table-cell office:value-type="float" office:value="104107" calcext:value-type="float">
            <text:p>104107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Meade County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04215" calcext:value-type="float">
            <text:p>10421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Miami County</text:p>
          </table:table-cell>
          <table:table-cell office:value-type="float" office:value="34334" calcext:value-type="float">
            <text:p>34334</text:p>
          </table:table-cell>
        </table:table-row>
        <table:table-row table:style-name="ro1">
          <table:table-cell office:value-type="float" office:value="104323" calcext:value-type="float">
            <text:p>10432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Mitchell County</text:p>
          </table:table-cell>
          <table:table-cell office:value-type="float" office:value="5879" calcext:value-type="float">
            <text:p>5879</text:p>
          </table:table-cell>
        </table:table-row>
        <table:table-row table:style-name="ro1">
          <table:table-cell office:value-type="float" office:value="104431" calcext:value-type="float">
            <text:p>10443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Montgomery County</text:p>
          </table:table-cell>
          <table:table-cell office:value-type="float" office:value="31502" calcext:value-type="float">
            <text:p>31502</text:p>
          </table:table-cell>
        </table:table-row>
        <table:table-row table:style-name="ro1">
          <table:table-cell office:value-type="float" office:value="104539" calcext:value-type="float">
            <text:p>104539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Morris County</text:p>
          </table:table-cell>
          <table:table-cell office:value-type="float" office:value="5559" calcext:value-type="float">
            <text:p>5559</text:p>
          </table:table-cell>
        </table:table-row>
        <table:table-row table:style-name="ro1">
          <table:table-cell office:value-type="float" office:value="104647" calcext:value-type="float">
            <text:p>104647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Morton County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104755" calcext:value-type="float">
            <text:p>10475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Nemaha County</text:p>
          </table:table-cell>
          <table:table-cell office:value-type="float" office:value="10121" calcext:value-type="float">
            <text:p>10121</text:p>
          </table:table-cell>
        </table:table-row>
        <table:table-row table:style-name="ro1">
          <table:table-cell office:value-type="float" office:value="104863" calcext:value-type="float">
            <text:p>10486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Neosho County</text:p>
          </table:table-cell>
          <table:table-cell office:value-type="float" office:value="15929" calcext:value-type="float">
            <text:p>15929</text:p>
          </table:table-cell>
        </table:table-row>
        <table:table-row table:style-name="ro1">
          <table:table-cell office:value-type="float" office:value="104971" calcext:value-type="float">
            <text:p>10497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Ness County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float" office:value="105079" calcext:value-type="float">
            <text:p>105079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Norton County</text:p>
          </table:table-cell>
          <table:table-cell office:value-type="float" office:value="5328" calcext:value-type="float">
            <text:p>5328</text:p>
          </table:table-cell>
        </table:table-row>
        <table:table-row table:style-name="ro1">
          <table:table-cell office:value-type="float" office:value="105187" calcext:value-type="float">
            <text:p>105187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Osage County</text:p>
          </table:table-cell>
          <table:table-cell office:value-type="float" office:value="15770" calcext:value-type="float">
            <text:p>15770</text:p>
          </table:table-cell>
        </table:table-row>
        <table:table-row table:style-name="ro1">
          <table:table-cell office:value-type="float" office:value="105295" calcext:value-type="float">
            <text:p>10529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Osborne County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105403" calcext:value-type="float">
            <text:p>10540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Ottawa County</text:p>
          </table:table-cell>
          <table:table-cell office:value-type="float" office:value="5712" calcext:value-type="float">
            <text:p>5712</text:p>
          </table:table-cell>
        </table:table-row>
        <table:table-row table:style-name="ro1">
          <table:table-cell office:value-type="float" office:value="105511" calcext:value-type="float">
            <text:p>10551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Pawnee County</text:p>
          </table:table-cell>
          <table:table-cell office:value-type="float" office:value="6366" calcext:value-type="float">
            <text:p>6366</text:p>
          </table:table-cell>
        </table:table-row>
        <table:table-row table:style-name="ro1">
          <table:table-cell office:value-type="float" office:value="105619" calcext:value-type="float">
            <text:p>105619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Phillips County</text:p>
          </table:table-cell>
          <table:table-cell office:value-type="float" office:value="5181" calcext:value-type="float">
            <text:p>5181</text:p>
          </table:table-cell>
        </table:table-row>
        <table:table-row table:style-name="ro1">
          <table:table-cell office:value-type="float" office:value="105727" calcext:value-type="float">
            <text:p>105727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Pottawatomie County</text:p>
          </table:table-cell>
          <table:table-cell office:value-type="float" office:value="24722" calcext:value-type="float">
            <text:p>24722</text:p>
          </table:table-cell>
        </table:table-row>
        <table:table-row table:style-name="ro1">
          <table:table-cell office:value-type="float" office:value="105835" calcext:value-type="float">
            <text:p>10583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Pratt County</text:p>
          </table:table-cell>
          <table:table-cell office:value-type="float" office:value="9127" calcext:value-type="float">
            <text:p>9127</text:p>
          </table:table-cell>
        </table:table-row>
        <table:table-row table:style-name="ro1">
          <table:table-cell office:value-type="float" office:value="105943" calcext:value-type="float">
            <text:p>10594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Rawlins County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106051" calcext:value-type="float">
            <text:p>10605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Reno County</text:p>
          </table:table-cell>
          <table:table-cell office:value-type="float" office:value="61793" calcext:value-type="float">
            <text:p>61793</text:p>
          </table:table-cell>
        </table:table-row>
        <table:table-row table:style-name="ro1">
          <table:table-cell office:value-type="float" office:value="106159" calcext:value-type="float">
            <text:p>106159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Republic County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office:value-type="float" office:value="106267" calcext:value-type="float">
            <text:p>106267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Rice County</text:p>
          </table:table-cell>
          <table:table-cell office:value-type="float" office:value="9362" calcext:value-type="float">
            <text:p>9362</text:p>
          </table:table-cell>
        </table:table-row>
        <table:table-row table:style-name="ro1">
          <table:table-cell office:value-type="float" office:value="106375" calcext:value-type="float">
            <text:p>10637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Riley County</text:p>
          </table:table-cell>
          <table:table-cell office:value-type="float" office:value="73202" calcext:value-type="float">
            <text:p>73202</text:p>
          </table:table-cell>
        </table:table-row>
        <table:table-row table:style-name="ro1">
          <table:table-cell office:value-type="float" office:value="106483" calcext:value-type="float">
            <text:p>10648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Rooks County</text:p>
          </table:table-cell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float" office:value="106591" calcext:value-type="float">
            <text:p>10659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Rush County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float" office:value="106699" calcext:value-type="float">
            <text:p>106699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Russell County</text:p>
          </table:table-cell>
          <table:table-cell office:value-type="float" office:value="6804" calcext:value-type="float">
            <text:p>6804</text:p>
          </table:table-cell>
        </table:table-row>
        <table:table-row table:style-name="ro1">
          <table:table-cell office:value-type="float" office:value="106807" calcext:value-type="float">
            <text:p>106807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aline County</text:p>
          </table:table-cell>
          <table:table-cell office:value-type="float" office:value="53926" calcext:value-type="float">
            <text:p>53926</text:p>
          </table:table-cell>
        </table:table-row>
        <table:table-row table:style-name="ro1">
          <table:table-cell office:value-type="float" office:value="106915" calcext:value-type="float">
            <text:p>10691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cott County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float" office:value="107023" calcext:value-type="float">
            <text:p>10702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edgwick County</text:p>
          </table:table-cell>
          <table:table-cell office:value-type="float" office:value="519907" calcext:value-type="float">
            <text:p>519907</text:p>
          </table:table-cell>
        </table:table-row>
        <table:table-row table:style-name="ro1">
          <table:table-cell office:value-type="float" office:value="107131" calcext:value-type="float">
            <text:p>10713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eward County</text:p>
          </table:table-cell>
          <table:table-cell office:value-type="float" office:value="21038" calcext:value-type="float">
            <text:p>21038</text:p>
          </table:table-cell>
        </table:table-row>
        <table:table-row table:style-name="ro1">
          <table:table-cell office:value-type="float" office:value="107239" calcext:value-type="float">
            <text:p>107239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hawnee County</text:p>
          </table:table-cell>
          <table:table-cell office:value-type="float" office:value="175999" calcext:value-type="float">
            <text:p>175999</text:p>
          </table:table-cell>
        </table:table-row>
        <table:table-row table:style-name="ro1">
          <table:table-cell office:value-type="float" office:value="107347" calcext:value-type="float">
            <text:p>107347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heridan County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107455" calcext:value-type="float">
            <text:p>10745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herman County</text:p>
          </table:table-cell>
          <table:table-cell office:value-type="float" office:value="5777" calcext:value-type="float">
            <text:p>5777</text:p>
          </table:table-cell>
        </table:table-row>
        <table:table-row table:style-name="ro1">
          <table:table-cell office:value-type="float" office:value="107563" calcext:value-type="float">
            <text:p>10756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mith County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107671" calcext:value-type="float">
            <text:p>10767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tafford County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107779" calcext:value-type="float">
            <text:p>107779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tanton County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107887" calcext:value-type="float">
            <text:p>107887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95" calcext:value-type="float">
            <text:p>10799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tevens County</text:p>
          </table:table-cell>
          <table:table-cell office:value-type="float" office:value="5388" calcext:value-type="float">
            <text:p>5388</text:p>
          </table:table-cell>
        </table:table-row>
        <table:table-row table:style-name="ro1">
          <table:table-cell office:value-type="float" office:value="108103" calcext:value-type="float">
            <text:p>10810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umner County</text:p>
          </table:table-cell>
          <table:table-cell office:value-type="float" office:value="22578" calcext:value-type="float">
            <text:p>22578</text:p>
          </table:table-cell>
        </table:table-row>
        <table:table-row table:style-name="ro1">
          <table:table-cell office:value-type="float" office:value="108211" calcext:value-type="float">
            <text:p>10821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Thomas County</text:p>
          </table:table-cell>
          <table:table-cell office:value-type="float" office:value="7702" calcext:value-type="float">
            <text:p>7702</text:p>
          </table:table-cell>
        </table:table-row>
        <table:table-row table:style-name="ro1">
          <table:table-cell office:value-type="float" office:value="108319" calcext:value-type="float">
            <text:p>108319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Trego County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108427" calcext:value-type="float">
            <text:p>108427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Wabaunsee County</text:p>
          </table:table-cell>
          <table:table-cell office:value-type="float" office:value="6906" calcext:value-type="float">
            <text:p>6906</text:p>
          </table:table-cell>
        </table:table-row>
        <table:table-row table:style-name="ro1">
          <table:table-cell office:value-type="float" office:value="108535" calcext:value-type="float">
            <text:p>10853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Wallace County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08643" calcext:value-type="float">
            <text:p>10864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Washington County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float" office:value="108751" calcext:value-type="float">
            <text:p>10875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Wichita County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108859" calcext:value-type="float">
            <text:p>108859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Wilson County</text:p>
          </table:table-cell>
          <table:table-cell office:value-type="float" office:value="8362" calcext:value-type="float">
            <text:p>8362</text:p>
          </table:table-cell>
        </table:table-row>
        <table:table-row table:style-name="ro1">
          <table:table-cell office:value-type="float" office:value="108967" calcext:value-type="float">
            <text:p>108967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Woodson County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109075" calcext:value-type="float">
            <text:p>10907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Wyandotte County</text:p>
          </table:table-cell>
          <table:table-cell office:value-type="float" office:value="165265" calcext:value-type="float">
            <text:p>165265</text:p>
          </table:table-cell>
        </table:table-row>
        <table:table-row table:style-name="ro1">
          <table:table-cell office:value-type="float" office:value="109183" calcext:value-type="float">
            <text:p>10918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dair County</text:p>
          </table:table-cell>
          <table:table-cell office:value-type="float" office:value="19555" calcext:value-type="float">
            <text:p>19555</text:p>
          </table:table-cell>
        </table:table-row>
        <table:table-row table:style-name="ro1">
          <table:table-cell office:value-type="float" office:value="109291" calcext:value-type="float">
            <text:p>10929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llen County</text:p>
          </table:table-cell>
          <table:table-cell office:value-type="float" office:value="21303" calcext:value-type="float">
            <text:p>21303</text:p>
          </table:table-cell>
        </table:table-row>
        <table:table-row table:style-name="ro1">
          <table:table-cell office:value-type="float" office:value="109399" calcext:value-type="float">
            <text:p>109399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Anderson County</text:p>
          </table:table-cell>
          <table:table-cell office:value-type="float" office:value="22833" calcext:value-type="float">
            <text:p>22833</text:p>
          </table:table-cell>
        </table:table-row>
        <table:table-row table:style-name="ro1">
          <table:table-cell office:value-type="float" office:value="109507" calcext:value-type="float">
            <text:p>109507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Ballard County</text:p>
          </table:table-cell>
          <table:table-cell office:value-type="float" office:value="7769" calcext:value-type="float">
            <text:p>7769</text:p>
          </table:table-cell>
        </table:table-row>
        <table:table-row table:style-name="ro1">
          <table:table-cell office:value-type="float" office:value="109615" calcext:value-type="float">
            <text:p>10961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Barren County</text:p>
          </table:table-cell>
          <table:table-cell office:value-type="float" office:value="44300" calcext:value-type="float">
            <text:p>44300</text:p>
          </table:table-cell>
        </table:table-row>
        <table:table-row table:style-name="ro1">
          <table:table-cell office:value-type="float" office:value="109723" calcext:value-type="float">
            <text:p>10972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Bath County</text:p>
          </table:table-cell>
          <table:table-cell office:value-type="float" office:value="12481" calcext:value-type="float">
            <text:p>12481</text:p>
          </table:table-cell>
        </table:table-row>
        <table:table-row table:style-name="ro1">
          <table:table-cell office:value-type="float" office:value="109831" calcext:value-type="float">
            <text:p>10983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Bell County</text:p>
          </table:table-cell>
          <table:table-cell office:value-type="float" office:value="25482" calcext:value-type="float">
            <text:p>25482</text:p>
          </table:table-cell>
        </table:table-row>
        <table:table-row table:style-name="ro1">
          <table:table-cell office:value-type="float" office:value="109939" calcext:value-type="float">
            <text:p>109939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Boone County</text:p>
          </table:table-cell>
          <table:table-cell office:value-type="float" office:value="135396" calcext:value-type="float">
            <text:p>135396</text:p>
          </table:table-cell>
        </table:table-row>
        <table:table-row table:style-name="ro1">
          <table:table-cell office:value-type="float" office:value="110047" calcext:value-type="float">
            <text:p>110047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Bourbon County</text:p>
          </table:table-cell>
          <table:table-cell office:value-type="float" office:value="19901" calcext:value-type="float">
            <text:p>19901</text:p>
          </table:table-cell>
        </table:table-row>
        <table:table-row table:style-name="ro1">
          <table:table-cell office:value-type="float" office:value="110155" calcext:value-type="float">
            <text:p>11015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Boyd County</text:p>
          </table:table-cell>
          <table:table-cell office:value-type="float" office:value="46516" calcext:value-type="float">
            <text:p>46516</text:p>
          </table:table-cell>
        </table:table-row>
        <table:table-row table:style-name="ro1">
          <table:table-cell office:value-type="float" office:value="110263" calcext:value-type="float">
            <text:p>11026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Boyle County</text:p>
          </table:table-cell>
          <table:table-cell office:value-type="float" office:value="30367" calcext:value-type="float">
            <text:p>30367</text:p>
          </table:table-cell>
        </table:table-row>
        <table:table-row table:style-name="ro1">
          <table:table-cell office:value-type="float" office:value="110371" calcext:value-type="float">
            <text:p>11037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Bracken County</text:p>
          </table:table-cell>
          <table:table-cell office:value-type="float" office:value="8286" calcext:value-type="float">
            <text:p>8286</text:p>
          </table:table-cell>
        </table:table-row>
        <table:table-row table:style-name="ro1">
          <table:table-cell office:value-type="float" office:value="110479" calcext:value-type="float">
            <text:p>110479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Breathitt County</text:p>
          </table:table-cell>
          <table:table-cell office:value-type="float" office:value="12550" calcext:value-type="float">
            <text:p>12550</text:p>
          </table:table-cell>
        </table:table-row>
        <table:table-row table:style-name="ro1">
          <table:table-cell office:value-type="float" office:value="110587" calcext:value-type="float">
            <text:p>110587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Breckinridge County</text:p>
          </table:table-cell>
          <table:table-cell office:value-type="float" office:value="20537" calcext:value-type="float">
            <text:p>20537</text:p>
          </table:table-cell>
        </table:table-row>
        <table:table-row table:style-name="ro1">
          <table:table-cell office:value-type="float" office:value="110695" calcext:value-type="float">
            <text:p>11069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Bullitt County</text:p>
          </table:table-cell>
          <table:table-cell office:value-type="float" office:value="82182" calcext:value-type="float">
            <text:p>82182</text:p>
          </table:table-cell>
        </table:table-row>
        <table:table-row table:style-name="ro1">
          <table:table-cell office:value-type="float" office:value="110803" calcext:value-type="float">
            <text:p>11080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Butler County</text:p>
          </table:table-cell>
          <table:table-cell office:value-type="float" office:value="12703" calcext:value-type="float">
            <text:p>12703</text:p>
          </table:table-cell>
        </table:table-row>
        <table:table-row table:style-name="ro1">
          <table:table-cell office:value-type="float" office:value="110911" calcext:value-type="float">
            <text:p>11091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aldwell County</text:p>
          </table:table-cell>
          <table:table-cell office:value-type="float" office:value="12687" calcext:value-type="float">
            <text:p>12687</text:p>
          </table:table-cell>
        </table:table-row>
        <table:table-row table:style-name="ro1">
          <table:table-cell office:value-type="float" office:value="111019" calcext:value-type="float">
            <text:p>111019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alloway County</text:p>
          </table:table-cell>
          <table:table-cell office:value-type="float" office:value="39300" calcext:value-type="float">
            <text:p>39300</text:p>
          </table:table-cell>
        </table:table-row>
        <table:table-row table:style-name="ro1">
          <table:table-cell office:value-type="float" office:value="111127" calcext:value-type="float">
            <text:p>111127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ampbell County</text:p>
          </table:table-cell>
          <table:table-cell office:value-type="float" office:value="94020" calcext:value-type="float">
            <text:p>94020</text:p>
          </table:table-cell>
        </table:table-row>
        <table:table-row table:style-name="ro1">
          <table:table-cell office:value-type="float" office:value="111235" calcext:value-type="float">
            <text:p>11123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arlisle County</text:p>
          </table:table-cell>
          <table:table-cell office:value-type="float" office:value="4692" calcext:value-type="float">
            <text:p>4692</text:p>
          </table:table-cell>
        </table:table-row>
        <table:table-row table:style-name="ro1">
          <table:table-cell office:value-type="float" office:value="111343" calcext:value-type="float">
            <text:p>11134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arroll County</text:p>
          </table:table-cell>
          <table:table-cell office:value-type="float" office:value="10730" calcext:value-type="float">
            <text:p>10730</text:p>
          </table:table-cell>
        </table:table-row>
        <table:table-row table:style-name="ro1">
          <table:table-cell office:value-type="float" office:value="111451" calcext:value-type="float">
            <text:p>11145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arter County</text:p>
          </table:table-cell>
          <table:table-cell office:value-type="float" office:value="26542" calcext:value-type="float">
            <text:p>26542</text:p>
          </table:table-cell>
        </table:table-row>
        <table:table-row table:style-name="ro1">
          <table:table-cell office:value-type="float" office:value="111559" calcext:value-type="float">
            <text:p>111559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asey County</text:p>
          </table:table-cell>
          <table:table-cell office:value-type="float" office:value="16066" calcext:value-type="float">
            <text:p>16066</text:p>
          </table:table-cell>
        </table:table-row>
        <table:table-row table:style-name="ro1">
          <table:table-cell office:value-type="float" office:value="111667" calcext:value-type="float">
            <text:p>111667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hristian County</text:p>
          </table:table-cell>
          <table:table-cell office:value-type="float" office:value="71478" calcext:value-type="float">
            <text:p>71478</text:p>
          </table:table-cell>
        </table:table-row>
        <table:table-row table:style-name="ro1">
          <table:table-cell office:value-type="float" office:value="111775" calcext:value-type="float">
            <text:p>11177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lark County</text:p>
          </table:table-cell>
          <table:table-cell office:value-type="float" office:value="36463" calcext:value-type="float">
            <text:p>36463</text:p>
          </table:table-cell>
        </table:table-row>
        <table:table-row table:style-name="ro1">
          <table:table-cell office:value-type="float" office:value="111883" calcext:value-type="float">
            <text:p>11188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lay County</text:p>
          </table:table-cell>
          <table:table-cell office:value-type="float" office:value="19631" calcext:value-type="float">
            <text:p>19631</text:p>
          </table:table-cell>
        </table:table-row>
        <table:table-row table:style-name="ro1">
          <table:table-cell office:value-type="float" office:value="111991" calcext:value-type="float">
            <text:p>11199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linton County</text:p>
          </table:table-cell>
          <table:table-cell office:value-type="float" office:value="10110" calcext:value-type="float">
            <text:p>10110</text:p>
          </table:table-cell>
        </table:table-row>
        <table:table-row table:style-name="ro1">
          <table:table-cell office:value-type="float" office:value="112099" calcext:value-type="float">
            <text:p>112099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rittenden County</text:p>
          </table:table-cell>
          <table:table-cell office:value-type="float" office:value="8847" calcext:value-type="float">
            <text:p>8847</text:p>
          </table:table-cell>
        </table:table-row>
        <table:table-row table:style-name="ro1">
          <table:table-cell office:value-type="float" office:value="112207" calcext:value-type="float">
            <text:p>112207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umberland County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float" office:value="112315" calcext:value-type="float">
            <text:p>11231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Daviess County</text:p>
          </table:table-cell>
          <table:table-cell office:value-type="float" office:value="101978" calcext:value-type="float">
            <text:p>101978</text:p>
          </table:table-cell>
        </table:table-row>
        <table:table-row table:style-name="ro1">
          <table:table-cell office:value-type="float" office:value="112423" calcext:value-type="float">
            <text:p>11242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Edmonson County</text:p>
          </table:table-cell>
          <table:table-cell office:value-type="float" office:value="12235" calcext:value-type="float">
            <text:p>12235</text:p>
          </table:table-cell>
        </table:table-row>
        <table:table-row table:style-name="ro1">
          <table:table-cell office:value-type="float" office:value="112531" calcext:value-type="float">
            <text:p>11253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Elliott County</text:p>
          </table:table-cell>
          <table:table-cell office:value-type="float" office:value="7372" calcext:value-type="float">
            <text:p>7372</text:p>
          </table:table-cell>
        </table:table-row>
        <table:table-row table:style-name="ro1">
          <table:table-cell office:value-type="float" office:value="112639" calcext:value-type="float">
            <text:p>112639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Estill County</text:p>
          </table:table-cell>
          <table:table-cell office:value-type="float" office:value="14109" calcext:value-type="float">
            <text:p>14109</text:p>
          </table:table-cell>
        </table:table-row>
        <table:table-row table:style-name="ro1">
          <table:table-cell office:value-type="float" office:value="112747" calcext:value-type="float">
            <text:p>112747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ayette County</text:p>
          </table:table-cell>
          <table:table-cell office:value-type="float" office:value="324735" calcext:value-type="float">
            <text:p>324735</text:p>
          </table:table-cell>
        </table:table-row>
        <table:table-row table:style-name="ro1">
          <table:table-cell office:value-type="float" office:value="112855" calcext:value-type="float">
            <text:p>11285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leming County</text:p>
          </table:table-cell>
          <table:table-cell office:value-type="float" office:value="14603" calcext:value-type="float">
            <text:p>14603</text:p>
          </table:table-cell>
        </table:table-row>
        <table:table-row table:style-name="ro1">
          <table:table-cell office:value-type="float" office:value="112963" calcext:value-type="float">
            <text:p>11296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loyd County</text:p>
          </table:table-cell>
          <table:table-cell office:value-type="float" office:value="34974" calcext:value-type="float">
            <text:p>34974</text:p>
          </table:table-cell>
        </table:table-row>
        <table:table-row table:style-name="ro1">
          <table:table-cell office:value-type="float" office:value="113071" calcext:value-type="float">
            <text:p>11307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ranklin County</text:p>
          </table:table-cell>
          <table:table-cell office:value-type="float" office:value="51118" calcext:value-type="float">
            <text:p>51118</text:p>
          </table:table-cell>
        </table:table-row>
        <table:table-row table:style-name="ro1">
          <table:table-cell office:value-type="float" office:value="113179" calcext:value-type="float">
            <text:p>113179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ulton County</text:p>
          </table:table-cell>
          <table:table-cell office:value-type="float" office:value="5952" calcext:value-type="float">
            <text:p>5952</text:p>
          </table:table-cell>
        </table:table-row>
        <table:table-row table:style-name="ro1">
          <table:table-cell office:value-type="float" office:value="113287" calcext:value-type="float">
            <text:p>113287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Gallatin County</text:p>
          </table:table-cell>
          <table:table-cell office:value-type="float" office:value="8779" calcext:value-type="float">
            <text:p>8779</text:p>
          </table:table-cell>
        </table:table-row>
        <table:table-row table:style-name="ro1">
          <table:table-cell office:value-type="float" office:value="113395" calcext:value-type="float">
            <text:p>11339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Garrard County</text:p>
          </table:table-cell>
          <table:table-cell office:value-type="float" office:value="17719" calcext:value-type="float">
            <text:p>17719</text:p>
          </table:table-cell>
        </table:table-row>
        <table:table-row table:style-name="ro1">
          <table:table-cell office:value-type="float" office:value="113503" calcext:value-type="float">
            <text:p>11350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Grant County</text:p>
          </table:table-cell>
          <table:table-cell office:value-type="float" office:value="25387" calcext:value-type="float">
            <text:p>25387</text:p>
          </table:table-cell>
        </table:table-row>
        <table:table-row table:style-name="ro1">
          <table:table-cell office:value-type="float" office:value="113611" calcext:value-type="float">
            <text:p>11361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Graves County</text:p>
          </table:table-cell>
          <table:table-cell office:value-type="float" office:value="36818" calcext:value-type="float">
            <text:p>36818</text:p>
          </table:table-cell>
        </table:table-row>
        <table:table-row table:style-name="ro1">
          <table:table-cell office:value-type="float" office:value="113719" calcext:value-type="float">
            <text:p>113719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Grayson County</text:p>
          </table:table-cell>
          <table:table-cell office:value-type="float" office:value="26480" calcext:value-type="float">
            <text:p>26480</text:p>
          </table:table-cell>
        </table:table-row>
        <table:table-row table:style-name="ro1">
          <table:table-cell office:value-type="float" office:value="113827" calcext:value-type="float">
            <text:p>113827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Green County</text:p>
          </table:table-cell>
          <table:table-cell office:value-type="float" office:value="10995" calcext:value-type="float">
            <text:p>10995</text:p>
          </table:table-cell>
        </table:table-row>
        <table:table-row table:style-name="ro1">
          <table:table-cell office:value-type="float" office:value="113935" calcext:value-type="float">
            <text:p>11393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Greenup County</text:p>
          </table:table-cell>
          <table:table-cell office:value-type="float" office:value="34865" calcext:value-type="float">
            <text:p>34865</text:p>
          </table:table-cell>
        </table:table-row>
        <table:table-row table:style-name="ro1">
          <table:table-cell office:value-type="float" office:value="114043" calcext:value-type="float">
            <text:p>11404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Hancock County</text:p>
          </table:table-cell>
          <table:table-cell office:value-type="float" office:value="8742" calcext:value-type="float">
            <text:p>8742</text:p>
          </table:table-cell>
        </table:table-row>
        <table:table-row table:style-name="ro1">
          <table:table-cell office:value-type="float" office:value="114151" calcext:value-type="float">
            <text:p>11415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Hardin County</text:p>
          </table:table-cell>
          <table:table-cell office:value-type="float" office:value="111309" calcext:value-type="float">
            <text:p>111309</text:p>
          </table:table-cell>
        </table:table-row>
        <table:table-row table:style-name="ro1">
          <table:table-cell office:value-type="float" office:value="114259" calcext:value-type="float">
            <text:p>114259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Harlan County</text:p>
          </table:table-cell>
          <table:table-cell office:value-type="float" office:value="25566" calcext:value-type="float">
            <text:p>25566</text:p>
          </table:table-cell>
        </table:table-row>
        <table:table-row table:style-name="ro1">
          <table:table-cell office:value-type="float" office:value="114367" calcext:value-type="float">
            <text:p>114367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Harrison County</text:p>
          </table:table-cell>
          <table:table-cell office:value-type="float" office:value="18920" calcext:value-type="float">
            <text:p>18920</text:p>
          </table:table-cell>
        </table:table-row>
        <table:table-row table:style-name="ro1">
          <table:table-cell office:value-type="float" office:value="114475" calcext:value-type="float">
            <text:p>11447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Hart County</text:p>
          </table:table-cell>
          <table:table-cell office:value-type="float" office:value="19013" calcext:value-type="float">
            <text:p>19013</text:p>
          </table:table-cell>
        </table:table-row>
        <table:table-row table:style-name="ro1">
          <table:table-cell office:value-type="float" office:value="114583" calcext:value-type="float">
            <text:p>11458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Henderson County</text:p>
          </table:table-cell>
          <table:table-cell office:value-type="float" office:value="44740" calcext:value-type="float">
            <text:p>44740</text:p>
          </table:table-cell>
        </table:table-row>
        <table:table-row table:style-name="ro1">
          <table:table-cell office:value-type="float" office:value="114691" calcext:value-type="float">
            <text:p>11469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Henry County</text:p>
          </table:table-cell>
          <table:table-cell office:value-type="float" office:value="16067" calcext:value-type="float">
            <text:p>16067</text:p>
          </table:table-cell>
        </table:table-row>
        <table:table-row table:style-name="ro1">
          <table:table-cell office:value-type="float" office:value="114799" calcext:value-type="float">
            <text:p>114799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Hickman County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float" office:value="114907" calcext:value-type="float">
            <text:p>114907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Hopkins County</text:p>
          </table:table-cell>
          <table:table-cell office:value-type="float" office:value="44662" calcext:value-type="float">
            <text:p>44662</text:p>
          </table:table-cell>
        </table:table-row>
        <table:table-row table:style-name="ro1">
          <table:table-cell office:value-type="float" office:value="115015" calcext:value-type="float">
            <text:p>11501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Jackson County</text:p>
          </table:table-cell>
          <table:table-cell office:value-type="float" office:value="13340" calcext:value-type="float">
            <text:p>13340</text:p>
          </table:table-cell>
        </table:table-row>
        <table:table-row table:style-name="ro1">
          <table:table-cell office:value-type="float" office:value="115123" calcext:value-type="float">
            <text:p>11512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Jefferson County</text:p>
          </table:table-cell>
          <table:table-cell office:value-type="float" office:value="767452" calcext:value-type="float">
            <text:p>767452</text:p>
          </table:table-cell>
        </table:table-row>
        <table:table-row table:style-name="ro1">
          <table:table-cell office:value-type="float" office:value="115231" calcext:value-type="float">
            <text:p>11523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Jessamine County</text:p>
          </table:table-cell>
          <table:table-cell office:value-type="float" office:value="54057" calcext:value-type="float">
            <text:p>54057</text:p>
          </table:table-cell>
        </table:table-row>
        <table:table-row table:style-name="ro1">
          <table:table-cell office:value-type="float" office:value="115339" calcext:value-type="float">
            <text:p>115339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Johnson County</text:p>
          </table:table-cell>
          <table:table-cell office:value-type="float" office:value="22002" calcext:value-type="float">
            <text:p>22002</text:p>
          </table:table-cell>
        </table:table-row>
        <table:table-row table:style-name="ro1">
          <table:table-cell office:value-type="float" office:value="115447" calcext:value-type="float">
            <text:p>115447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enton County</text:p>
          </table:table-cell>
          <table:table-cell office:value-type="float" office:value="167949" calcext:value-type="float">
            <text:p>167949</text:p>
          </table:table-cell>
        </table:table-row>
        <table:table-row table:style-name="ro1">
          <table:table-cell office:value-type="float" office:value="115555" calcext:value-type="float">
            <text:p>11555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nott County</text:p>
          </table:table-cell>
          <table:table-cell office:value-type="float" office:value="14512" calcext:value-type="float">
            <text:p>14512</text:p>
          </table:table-cell>
        </table:table-row>
        <table:table-row table:style-name="ro1">
          <table:table-cell office:value-type="float" office:value="115663" calcext:value-type="float">
            <text:p>11566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nox County</text:p>
          </table:table-cell>
          <table:table-cell office:value-type="float" office:value="31022" calcext:value-type="float">
            <text:p>31022</text:p>
          </table:table-cell>
        </table:table-row>
        <table:table-row table:style-name="ro1">
          <table:table-cell office:value-type="float" office:value="115771" calcext:value-type="float">
            <text:p>11577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Larue County</text:p>
          </table:table-cell>
          <table:table-cell office:value-type="float" office:value="14431" calcext:value-type="float">
            <text:p>14431</text:p>
          </table:table-cell>
        </table:table-row>
        <table:table-row table:style-name="ro1">
          <table:table-cell office:value-type="float" office:value="115879" calcext:value-type="float">
            <text:p>115879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Laurel County</text:p>
          </table:table-cell>
          <table:table-cell office:value-type="float" office:value="61238" calcext:value-type="float">
            <text:p>61238</text:p>
          </table:table-cell>
        </table:table-row>
        <table:table-row table:style-name="ro1">
          <table:table-cell office:value-type="float" office:value="115987" calcext:value-type="float">
            <text:p>115987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Lawrence County</text:p>
          </table:table-cell>
          <table:table-cell office:value-type="float" office:value="15436" calcext:value-type="float">
            <text:p>15436</text:p>
          </table:table-cell>
        </table:table-row>
        <table:table-row table:style-name="ro1">
          <table:table-cell office:value-type="float" office:value="116095" calcext:value-type="float">
            <text:p>11609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Lee County</text:p>
          </table:table-cell>
          <table:table-cell office:value-type="float" office:value="7268" calcext:value-type="float">
            <text:p>7268</text:p>
          </table:table-cell>
        </table:table-row>
        <table:table-row table:style-name="ro1">
          <table:table-cell office:value-type="float" office:value="116203" calcext:value-type="float">
            <text:p>11620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Leslie County</text:p>
          </table:table-cell>
          <table:table-cell office:value-type="float" office:value="9637" calcext:value-type="float">
            <text:p>9637</text:p>
          </table:table-cell>
        </table:table-row>
        <table:table-row table:style-name="ro1">
          <table:table-cell office:value-type="float" office:value="116311" calcext:value-type="float">
            <text:p>11631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Letcher County</text:p>
          </table:table-cell>
          <table:table-cell office:value-type="float" office:value="21213" calcext:value-type="float">
            <text:p>21213</text:p>
          </table:table-cell>
        </table:table-row>
        <table:table-row table:style-name="ro1">
          <table:table-cell office:value-type="float" office:value="116419" calcext:value-type="float">
            <text:p>116419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Lewis County</text:p>
          </table:table-cell>
          <table:table-cell office:value-type="float" office:value="13262" calcext:value-type="float">
            <text:p>13262</text:p>
          </table:table-cell>
        </table:table-row>
        <table:table-row table:style-name="ro1">
          <table:table-cell office:value-type="float" office:value="116527" calcext:value-type="float">
            <text:p>116527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Lincoln County</text:p>
          </table:table-cell>
          <table:table-cell office:value-type="float" office:value="24466" calcext:value-type="float">
            <text:p>24466</text:p>
          </table:table-cell>
        </table:table-row>
        <table:table-row table:style-name="ro1">
          <table:table-cell office:value-type="float" office:value="116635" calcext:value-type="float">
            <text:p>11663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Livingston County</text:p>
          </table:table-cell>
          <table:table-cell office:value-type="float" office:value="9041" calcext:value-type="float">
            <text:p>9041</text:p>
          </table:table-cell>
        </table:table-row>
        <table:table-row table:style-name="ro1">
          <table:table-cell office:value-type="float" office:value="116743" calcext:value-type="float">
            <text:p>11674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Logan County</text:p>
          </table:table-cell>
          <table:table-cell office:value-type="float" office:value="27416" calcext:value-type="float">
            <text:p>27416</text:p>
          </table:table-cell>
        </table:table-row>
        <table:table-row table:style-name="ro1">
          <table:table-cell office:value-type="float" office:value="116851" calcext:value-type="float">
            <text:p>11685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Lyon County</text:p>
          </table:table-cell>
          <table:table-cell office:value-type="float" office:value="8133" calcext:value-type="float">
            <text:p>8133</text:p>
          </table:table-cell>
        </table:table-row>
        <table:table-row table:style-name="ro1">
          <table:table-cell office:value-type="float" office:value="116959" calcext:value-type="float">
            <text:p>116959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adison County</text:p>
          </table:table-cell>
          <table:table-cell office:value-type="float" office:value="94265" calcext:value-type="float">
            <text:p>94265</text:p>
          </table:table-cell>
        </table:table-row>
        <table:table-row table:style-name="ro1">
          <table:table-cell office:value-type="float" office:value="117067" calcext:value-type="float">
            <text:p>117067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agoffin County</text:p>
          </table:table-cell>
          <table:table-cell office:value-type="float" office:value="12017" calcext:value-type="float">
            <text:p>12017</text:p>
          </table:table-cell>
        </table:table-row>
        <table:table-row table:style-name="ro1">
          <table:table-cell office:value-type="float" office:value="117175" calcext:value-type="float">
            <text:p>11717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arion County</text:p>
          </table:table-cell>
          <table:table-cell office:value-type="float" office:value="19314" calcext:value-type="float">
            <text:p>19314</text:p>
          </table:table-cell>
        </table:table-row>
        <table:table-row table:style-name="ro1">
          <table:table-cell office:value-type="float" office:value="117283" calcext:value-type="float">
            <text:p>11728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arshall County</text:p>
          </table:table-cell>
          <table:table-cell office:value-type="float" office:value="31163" calcext:value-type="float">
            <text:p>31163</text:p>
          </table:table-cell>
        </table:table-row>
        <table:table-row table:style-name="ro1">
          <table:table-cell office:value-type="float" office:value="117391" calcext:value-type="float">
            <text:p>11739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artin County</text:p>
          </table:table-cell>
          <table:table-cell office:value-type="float" office:value="11031" calcext:value-type="float">
            <text:p>11031</text:p>
          </table:table-cell>
        </table:table-row>
        <table:table-row table:style-name="ro1">
          <table:table-cell office:value-type="float" office:value="117499" calcext:value-type="float">
            <text:p>117499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ason County</text:p>
          </table:table-cell>
          <table:table-cell office:value-type="float" office:value="17035" calcext:value-type="float">
            <text:p>17035</text:p>
          </table:table-cell>
        </table:table-row>
        <table:table-row table:style-name="ro1">
          <table:table-cell office:value-type="float" office:value="117607" calcext:value-type="float">
            <text:p>117607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cCracken County</text:p>
          </table:table-cell>
          <table:table-cell office:value-type="float" office:value="65644" calcext:value-type="float">
            <text:p>65644</text:p>
          </table:table-cell>
        </table:table-row>
        <table:table-row table:style-name="ro1">
          <table:table-cell office:value-type="float" office:value="117715" calcext:value-type="float">
            <text:p>11771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cCreary County</text:p>
          </table:table-cell>
          <table:table-cell office:value-type="float" office:value="17071" calcext:value-type="float">
            <text:p>17071</text:p>
          </table:table-cell>
        </table:table-row>
        <table:table-row table:style-name="ro1">
          <table:table-cell office:value-type="float" office:value="117823" calcext:value-type="float">
            <text:p>11782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cLean County</text:p>
          </table:table-cell>
          <table:table-cell office:value-type="float" office:value="9075" calcext:value-type="float">
            <text:p>9075</text:p>
          </table:table-cell>
        </table:table-row>
        <table:table-row table:style-name="ro1">
          <table:table-cell office:value-type="float" office:value="117931" calcext:value-type="float">
            <text:p>11793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eade County</text:p>
          </table:table-cell>
          <table:table-cell office:value-type="float" office:value="28616" calcext:value-type="float">
            <text:p>28616</text:p>
          </table:table-cell>
        </table:table-row>
        <table:table-row table:style-name="ro1">
          <table:table-cell office:value-type="float" office:value="118039" calcext:value-type="float">
            <text:p>118039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enifee County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float" office:value="118147" calcext:value-type="float">
            <text:p>118147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ercer County</text:p>
          </table:table-cell>
          <table:table-cell office:value-type="float" office:value="21889" calcext:value-type="float">
            <text:p>21889</text:p>
          </table:table-cell>
        </table:table-row>
        <table:table-row table:style-name="ro1">
          <table:table-cell office:value-type="float" office:value="118255" calcext:value-type="float">
            <text:p>11825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etcalfe County</text:p>
          </table:table-cell>
          <table:table-cell office:value-type="float" office:value="10058" calcext:value-type="float">
            <text:p>10058</text:p>
          </table:table-cell>
        </table:table-row>
        <table:table-row table:style-name="ro1">
          <table:table-cell office:value-type="float" office:value="118363" calcext:value-type="float">
            <text:p>11836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onroe County</text:p>
          </table:table-cell>
          <table:table-cell office:value-type="float" office:value="10549" calcext:value-type="float">
            <text:p>10549</text:p>
          </table:table-cell>
        </table:table-row>
        <table:table-row table:style-name="ro1">
          <table:table-cell office:value-type="float" office:value="118471" calcext:value-type="float">
            <text:p>11847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ontgomery County</text:p>
          </table:table-cell>
          <table:table-cell office:value-type="float" office:value="28186" calcext:value-type="float">
            <text:p>28186</text:p>
          </table:table-cell>
        </table:table-row>
        <table:table-row table:style-name="ro1">
          <table:table-cell office:value-type="float" office:value="118579" calcext:value-type="float">
            <text:p>118579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organ County</text:p>
          </table:table-cell>
          <table:table-cell office:value-type="float" office:value="13142" calcext:value-type="float">
            <text:p>13142</text:p>
          </table:table-cell>
        </table:table-row>
        <table:table-row table:style-name="ro1">
          <table:table-cell office:value-type="float" office:value="118687" calcext:value-type="float">
            <text:p>118687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uhlenberg County</text:p>
          </table:table-cell>
          <table:table-cell office:value-type="float" office:value="30457" calcext:value-type="float">
            <text:p>30457</text:p>
          </table:table-cell>
        </table:table-row>
        <table:table-row table:style-name="ro1">
          <table:table-cell office:value-type="float" office:value="118795" calcext:value-type="float">
            <text:p>11879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Nelson County</text:p>
          </table:table-cell>
          <table:table-cell office:value-type="float" office:value="46450" calcext:value-type="float">
            <text:p>46450</text:p>
          </table:table-cell>
        </table:table-row>
        <table:table-row table:style-name="ro1">
          <table:table-cell office:value-type="float" office:value="118903" calcext:value-type="float">
            <text:p>11890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Nicholas County</text:p>
          </table:table-cell>
          <table:table-cell office:value-type="float" office:value="7234" calcext:value-type="float">
            <text:p>7234</text:p>
          </table:table-cell>
        </table:table-row>
        <table:table-row table:style-name="ro1">
          <table:table-cell office:value-type="float" office:value="119011" calcext:value-type="float">
            <text:p>11901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Ohio County</text:p>
          </table:table-cell>
          <table:table-cell office:value-type="float" office:value="23899" calcext:value-type="float">
            <text:p>23899</text:p>
          </table:table-cell>
        </table:table-row>
        <table:table-row table:style-name="ro1">
          <table:table-cell office:value-type="float" office:value="119119" calcext:value-type="float">
            <text:p>119119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Oldham County</text:p>
          </table:table-cell>
          <table:table-cell office:value-type="float" office:value="66999" calcext:value-type="float">
            <text:p>66999</text:p>
          </table:table-cell>
        </table:table-row>
        <table:table-row table:style-name="ro1">
          <table:table-cell office:value-type="float" office:value="119227" calcext:value-type="float">
            <text:p>119227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Owen County</text:p>
          </table:table-cell>
          <table:table-cell office:value-type="float" office:value="11017" calcext:value-type="float">
            <text:p>11017</text:p>
          </table:table-cell>
        </table:table-row>
        <table:table-row table:style-name="ro1">
          <table:table-cell office:value-type="float" office:value="119335" calcext:value-type="float">
            <text:p>11933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Owsley County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office:value-type="float" office:value="119443" calcext:value-type="float">
            <text:p>11944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Pendleton County</text:p>
          </table:table-cell>
          <table:table-cell office:value-type="float" office:value="14586" calcext:value-type="float">
            <text:p>14586</text:p>
          </table:table-cell>
        </table:table-row>
        <table:table-row table:style-name="ro1">
          <table:table-cell office:value-type="float" office:value="119551" calcext:value-type="float">
            <text:p>11955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Perry County</text:p>
          </table:table-cell>
          <table:table-cell office:value-type="float" office:value="25456" calcext:value-type="float">
            <text:p>25456</text:p>
          </table:table-cell>
        </table:table-row>
        <table:table-row table:style-name="ro1">
          <table:table-cell office:value-type="float" office:value="119659" calcext:value-type="float">
            <text:p>119659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Pike County</text:p>
          </table:table-cell>
          <table:table-cell office:value-type="float" office:value="57057" calcext:value-type="float">
            <text:p>57057</text:p>
          </table:table-cell>
        </table:table-row>
        <table:table-row table:style-name="ro1">
          <table:table-cell office:value-type="float" office:value="119767" calcext:value-type="float">
            <text:p>119767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Powell County</text:p>
          </table:table-cell>
          <table:table-cell office:value-type="float" office:value="12218" calcext:value-type="float">
            <text:p>12218</text:p>
          </table:table-cell>
        </table:table-row>
        <table:table-row table:style-name="ro1">
          <table:table-cell office:value-type="float" office:value="119875" calcext:value-type="float">
            <text:p>11987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Pulaski County</text:p>
          </table:table-cell>
          <table:table-cell office:value-type="float" office:value="65530" calcext:value-type="float">
            <text:p>65530</text:p>
          </table:table-cell>
        </table:table-row>
        <table:table-row table:style-name="ro1">
          <table:table-cell office:value-type="float" office:value="119983" calcext:value-type="float">
            <text:p>11998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Robertson County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120091" calcext:value-type="float">
            <text:p>12009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Rockcastle County</text:p>
          </table:table-cell>
          <table:table-cell office:value-type="float" office:value="16750" calcext:value-type="float">
            <text:p>16750</text:p>
          </table:table-cell>
        </table:table-row>
        <table:table-row table:style-name="ro1">
          <table:table-cell office:value-type="float" office:value="120199" calcext:value-type="float">
            <text:p>120199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Rowan County</text:p>
          </table:table-cell>
          <table:table-cell office:value-type="float" office:value="24682" calcext:value-type="float">
            <text:p>24682</text:p>
          </table:table-cell>
        </table:table-row>
        <table:table-row table:style-name="ro1">
          <table:table-cell office:value-type="float" office:value="120307" calcext:value-type="float">
            <text:p>120307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Russell County</text:p>
          </table:table-cell>
          <table:table-cell office:value-type="float" office:value="17998" calcext:value-type="float">
            <text:p>17998</text:p>
          </table:table-cell>
        </table:table-row>
        <table:table-row table:style-name="ro1">
          <table:table-cell office:value-type="float" office:value="120415" calcext:value-type="float">
            <text:p>12041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Scott County</text:p>
          </table:table-cell>
          <table:table-cell office:value-type="float" office:value="58470" calcext:value-type="float">
            <text:p>58470</text:p>
          </table:table-cell>
        </table:table-row>
        <table:table-row table:style-name="ro1">
          <table:table-cell office:value-type="float" office:value="120523" calcext:value-type="float">
            <text:p>12052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Shelby County</text:p>
          </table:table-cell>
          <table:table-cell office:value-type="float" office:value="49611" calcext:value-type="float">
            <text:p>49611</text:p>
          </table:table-cell>
        </table:table-row>
        <table:table-row table:style-name="ro1">
          <table:table-cell office:value-type="float" office:value="120631" calcext:value-type="float">
            <text:p>12063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Simpson County</text:p>
          </table:table-cell>
          <table:table-cell office:value-type="float" office:value="18635" calcext:value-type="float">
            <text:p>18635</text:p>
          </table:table-cell>
        </table:table-row>
        <table:table-row table:style-name="ro1">
          <table:table-cell office:value-type="float" office:value="120739" calcext:value-type="float">
            <text:p>120739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Spencer County</text:p>
          </table:table-cell>
          <table:table-cell office:value-type="float" office:value="19585" calcext:value-type="float">
            <text:p>19585</text:p>
          </table:table-cell>
        </table:table-row>
        <table:table-row table:style-name="ro1">
          <table:table-cell office:value-type="float" office:value="120847" calcext:value-type="float">
            <text:p>120847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955" calcext:value-type="float">
            <text:p>12095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Taylor County</text:p>
          </table:table-cell>
          <table:table-cell office:value-type="float" office:value="25707" calcext:value-type="float">
            <text:p>25707</text:p>
          </table:table-cell>
        </table:table-row>
        <table:table-row table:style-name="ro1">
          <table:table-cell office:value-type="float" office:value="121063" calcext:value-type="float">
            <text:p>12106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Todd County</text:p>
          </table:table-cell>
          <table:table-cell office:value-type="float" office:value="12448" calcext:value-type="float">
            <text:p>12448</text:p>
          </table:table-cell>
        </table:table-row>
        <table:table-row table:style-name="ro1">
          <table:table-cell office:value-type="float" office:value="121171" calcext:value-type="float">
            <text:p>12117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Trigg County</text:p>
          </table:table-cell>
          <table:table-cell office:value-type="float" office:value="14776" calcext:value-type="float">
            <text:p>14776</text:p>
          </table:table-cell>
        </table:table-row>
        <table:table-row table:style-name="ro1">
          <table:table-cell office:value-type="float" office:value="121279" calcext:value-type="float">
            <text:p>121279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Trimble County</text:p>
          </table:table-cell>
          <table:table-cell office:value-type="float" office:value="8481" calcext:value-type="float">
            <text:p>8481</text:p>
          </table:table-cell>
        </table:table-row>
        <table:table-row table:style-name="ro1">
          <table:table-cell office:value-type="float" office:value="121387" calcext:value-type="float">
            <text:p>121387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Union County</text:p>
          </table:table-cell>
          <table:table-cell office:value-type="float" office:value="14443" calcext:value-type="float">
            <text:p>14443</text:p>
          </table:table-cell>
        </table:table-row>
        <table:table-row table:style-name="ro1">
          <table:table-cell office:value-type="float" office:value="121495" calcext:value-type="float">
            <text:p>12149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Warren County</text:p>
          </table:table-cell>
          <table:table-cell office:value-type="float" office:value="134510" calcext:value-type="float">
            <text:p>134510</text:p>
          </table:table-cell>
        </table:table-row>
        <table:table-row table:style-name="ro1">
          <table:table-cell office:value-type="float" office:value="121603" calcext:value-type="float">
            <text:p>12160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Washington County</text:p>
          </table:table-cell>
          <table:table-cell office:value-type="float" office:value="12147" calcext:value-type="float">
            <text:p>12147</text:p>
          </table:table-cell>
        </table:table-row>
        <table:table-row table:style-name="ro1">
          <table:table-cell office:value-type="float" office:value="121711" calcext:value-type="float">
            <text:p>121711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Wayne County</text:p>
          </table:table-cell>
          <table:table-cell office:value-type="float" office:value="20209" calcext:value-type="float">
            <text:p>20209</text:p>
          </table:table-cell>
        </table:table-row>
        <table:table-row table:style-name="ro1">
          <table:table-cell office:value-type="float" office:value="121819" calcext:value-type="float">
            <text:p>121819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Webster County</text:p>
          </table:table-cell>
          <table:table-cell office:value-type="float" office:value="12923" calcext:value-type="float">
            <text:p>12923</text:p>
          </table:table-cell>
        </table:table-row>
        <table:table-row table:style-name="ro1">
          <table:table-cell office:value-type="float" office:value="121927" calcext:value-type="float">
            <text:p>121927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Whitley County</text:p>
          </table:table-cell>
          <table:table-cell office:value-type="float" office:value="36451" calcext:value-type="float">
            <text:p>36451</text:p>
          </table:table-cell>
        </table:table-row>
        <table:table-row table:style-name="ro1">
          <table:table-cell office:value-type="float" office:value="122035" calcext:value-type="float">
            <text:p>122035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Wolfe County</text:p>
          </table:table-cell>
          <table:table-cell office:value-type="float" office:value="7106" calcext:value-type="float">
            <text:p>7106</text:p>
          </table:table-cell>
        </table:table-row>
        <table:table-row table:style-name="ro1">
          <table:table-cell office:value-type="float" office:value="122143" calcext:value-type="float">
            <text:p>122143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Woodford County</text:p>
          </table:table-cell>
          <table:table-cell office:value-type="float" office:value="26765" calcext:value-type="float">
            <text:p>26765</text:p>
          </table:table-cell>
        </table:table-row>
        <table:table-row table:style-name="ro1">
          <table:table-cell office:value-type="float" office:value="122251" calcext:value-type="float">
            <text:p>12225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cadia Parish</text:p>
          </table:table-cell>
          <table:table-cell office:value-type="float" office:value="61918" calcext:value-type="float">
            <text:p>61918</text:p>
          </table:table-cell>
        </table:table-row>
        <table:table-row table:style-name="ro1">
          <table:table-cell office:value-type="float" office:value="122359" calcext:value-type="float">
            <text:p>1223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llen Parish</text:p>
          </table:table-cell>
          <table:table-cell office:value-type="float" office:value="25440" calcext:value-type="float">
            <text:p>25440</text:p>
          </table:table-cell>
        </table:table-row>
        <table:table-row table:style-name="ro1">
          <table:table-cell office:value-type="float" office:value="122467" calcext:value-type="float">
            <text:p>12246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scension Parish</text:p>
          </table:table-cell>
          <table:table-cell office:value-type="float" office:value="128665" calcext:value-type="float">
            <text:p>128665</text:p>
          </table:table-cell>
        </table:table-row>
        <table:table-row table:style-name="ro1">
          <table:table-cell office:value-type="float" office:value="122575" calcext:value-type="float">
            <text:p>1225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ssumption Parish</text:p>
          </table:table-cell>
          <table:table-cell office:value-type="float" office:value="21621" calcext:value-type="float">
            <text:p>21621</text:p>
          </table:table-cell>
        </table:table-row>
        <table:table-row table:style-name="ro1">
          <table:table-cell office:value-type="float" office:value="122683" calcext:value-type="float">
            <text:p>1226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voyelles Parish</text:p>
          </table:table-cell>
          <table:table-cell office:value-type="float" office:value="39966" calcext:value-type="float">
            <text:p>39966</text:p>
          </table:table-cell>
        </table:table-row>
        <table:table-row table:style-name="ro1">
          <table:table-cell office:value-type="float" office:value="122791" calcext:value-type="float">
            <text:p>1227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Beauregard Parish</text:p>
          </table:table-cell>
          <table:table-cell office:value-type="float" office:value="37881" calcext:value-type="float">
            <text:p>37881</text:p>
          </table:table-cell>
        </table:table-row>
        <table:table-row table:style-name="ro1">
          <table:table-cell office:value-type="float" office:value="122899" calcext:value-type="float">
            <text:p>1228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Bienville Parish</text:p>
          </table:table-cell>
          <table:table-cell office:value-type="float" office:value="12983" calcext:value-type="float">
            <text:p>12983</text:p>
          </table:table-cell>
        </table:table-row>
        <table:table-row table:style-name="ro1">
          <table:table-cell office:value-type="float" office:value="123007" calcext:value-type="float">
            <text:p>1230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Bossier Parish</text:p>
          </table:table-cell>
          <table:table-cell office:value-type="float" office:value="127275" calcext:value-type="float">
            <text:p>127275</text:p>
          </table:table-cell>
        </table:table-row>
        <table:table-row table:style-name="ro1">
          <table:table-cell office:value-type="float" office:value="123115" calcext:value-type="float">
            <text:p>12311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addo Parish</text:p>
          </table:table-cell>
          <table:table-cell office:value-type="float" office:value="237479" calcext:value-type="float">
            <text:p>237479</text:p>
          </table:table-cell>
        </table:table-row>
        <table:table-row table:style-name="ro1">
          <table:table-cell office:value-type="float" office:value="123223" calcext:value-type="float">
            <text:p>1232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alcasieu Parish</text:p>
          </table:table-cell>
          <table:table-cell office:value-type="float" office:value="203310" calcext:value-type="float">
            <text:p>203310</text:p>
          </table:table-cell>
        </table:table-row>
        <table:table-row table:style-name="ro1">
          <table:table-cell office:value-type="float" office:value="123331" calcext:value-type="float">
            <text:p>12333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aldwell Parish</text:p>
          </table:table-cell>
          <table:table-cell office:value-type="float" office:value="9839" calcext:value-type="float">
            <text:p>9839</text:p>
          </table:table-cell>
        </table:table-row>
        <table:table-row table:style-name="ro1">
          <table:table-cell office:value-type="float" office:value="123439" calcext:value-type="float">
            <text:p>12343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ameron Parish</text:p>
          </table:table-cell>
          <table:table-cell office:value-type="float" office:value="7003" calcext:value-type="float">
            <text:p>7003</text:p>
          </table:table-cell>
        </table:table-row>
        <table:table-row table:style-name="ro1">
          <table:table-cell office:value-type="float" office:value="123547" calcext:value-type="float">
            <text:p>12354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atahoula Parish</text:p>
          </table:table-cell>
          <table:table-cell office:value-type="float" office:value="9226" calcext:value-type="float">
            <text:p>9226</text:p>
          </table:table-cell>
        </table:table-row>
        <table:table-row table:style-name="ro1">
          <table:table-cell office:value-type="float" office:value="123655" calcext:value-type="float">
            <text:p>12365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laiborne Parish</text:p>
          </table:table-cell>
          <table:table-cell office:value-type="float" office:value="15508" calcext:value-type="float">
            <text:p>15508</text:p>
          </table:table-cell>
        </table:table-row>
        <table:table-row table:style-name="ro1">
          <table:table-cell office:value-type="float" office:value="123763" calcext:value-type="float">
            <text:p>12376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oncordia Parish</text:p>
          </table:table-cell>
          <table:table-cell office:value-type="float" office:value="18914" calcext:value-type="float">
            <text:p>18914</text:p>
          </table:table-cell>
        </table:table-row>
        <table:table-row table:style-name="ro1">
          <table:table-cell office:value-type="float" office:value="123871" calcext:value-type="float">
            <text:p>1238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De Soto Parish</text:p>
          </table:table-cell>
          <table:table-cell office:value-type="float" office:value="27650" calcext:value-type="float">
            <text:p>27650</text:p>
          </table:table-cell>
        </table:table-row>
        <table:table-row table:style-name="ro1">
          <table:table-cell office:value-type="float" office:value="123979" calcext:value-type="float">
            <text:p>1239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ast Baton Rouge Parish</text:p>
          </table:table-cell>
          <table:table-cell office:value-type="float" office:value="439729" calcext:value-type="float">
            <text:p>439729</text:p>
          </table:table-cell>
        </table:table-row>
        <table:table-row table:style-name="ro1">
          <table:table-cell office:value-type="float" office:value="124087" calcext:value-type="float">
            <text:p>12408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ast Carroll Parish</text:p>
          </table:table-cell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124195" calcext:value-type="float">
            <text:p>1241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ast Feliciana Parish</text:p>
          </table:table-cell>
          <table:table-cell office:value-type="float" office:value="18882" calcext:value-type="float">
            <text:p>18882</text:p>
          </table:table-cell>
        </table:table-row>
        <table:table-row table:style-name="ro1">
          <table:table-cell office:value-type="float" office:value="124303" calcext:value-type="float">
            <text:p>1243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vangeline Parish</text:p>
          </table:table-cell>
          <table:table-cell office:value-type="float" office:value="33276" calcext:value-type="float">
            <text:p>33276</text:p>
          </table:table-cell>
        </table:table-row>
        <table:table-row table:style-name="ro1">
          <table:table-cell office:value-type="float" office:value="124411" calcext:value-type="float">
            <text:p>1244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ranklin Parish</text:p>
          </table:table-cell>
          <table:table-cell office:value-type="float" office:value="19723" calcext:value-type="float">
            <text:p>19723</text:p>
          </table:table-cell>
        </table:table-row>
        <table:table-row table:style-name="ro1">
          <table:table-cell office:value-type="float" office:value="124519" calcext:value-type="float">
            <text:p>12451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Grant Parish</text:p>
          </table:table-cell>
          <table:table-cell office:value-type="float" office:value="22254" calcext:value-type="float">
            <text:p>22254</text:p>
          </table:table-cell>
        </table:table-row>
        <table:table-row table:style-name="ro1">
          <table:table-cell office:value-type="float" office:value="124627" calcext:value-type="float">
            <text:p>12462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beria Parish</text:p>
          </table:table-cell>
          <table:table-cell office:value-type="float" office:value="68991" calcext:value-type="float">
            <text:p>68991</text:p>
          </table:table-cell>
        </table:table-row>
        <table:table-row table:style-name="ro1">
          <table:table-cell office:value-type="float" office:value="124735" calcext:value-type="float">
            <text:p>12473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berville Parish</text:p>
          </table:table-cell>
          <table:table-cell office:value-type="float" office:value="32070" calcext:value-type="float">
            <text:p>32070</text:p>
          </table:table-cell>
        </table:table-row>
        <table:table-row table:style-name="ro1">
          <table:table-cell office:value-type="float" office:value="124843" calcext:value-type="float">
            <text:p>12484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Jackson Parish</text:p>
          </table:table-cell>
          <table:table-cell office:value-type="float" office:value="15574" calcext:value-type="float">
            <text:p>15574</text:p>
          </table:table-cell>
        </table:table-row>
        <table:table-row table:style-name="ro1">
          <table:table-cell office:value-type="float" office:value="124951" calcext:value-type="float">
            <text:p>12495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Jefferson Davis Parish</text:p>
          </table:table-cell>
          <table:table-cell office:value-type="float" office:value="31208" calcext:value-type="float">
            <text:p>31208</text:p>
          </table:table-cell>
        </table:table-row>
        <table:table-row table:style-name="ro1">
          <table:table-cell office:value-type="float" office:value="125059" calcext:value-type="float">
            <text:p>1250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Jefferson Parish</text:p>
          </table:table-cell>
          <table:table-cell office:value-type="float" office:value="432346" calcext:value-type="float">
            <text:p>432346</text:p>
          </table:table-cell>
        </table:table-row>
        <table:table-row table:style-name="ro1">
          <table:table-cell office:value-type="float" office:value="125167" calcext:value-type="float">
            <text:p>12516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fayette Parish</text:p>
          </table:table-cell>
          <table:table-cell office:value-type="float" office:value="246518" calcext:value-type="float">
            <text:p>246518</text:p>
          </table:table-cell>
        </table:table-row>
        <table:table-row table:style-name="ro1">
          <table:table-cell office:value-type="float" office:value="125275" calcext:value-type="float">
            <text:p>1252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fourche Parish</text:p>
          </table:table-cell>
          <table:table-cell office:value-type="float" office:value="97596" calcext:value-type="float">
            <text:p>97596</text:p>
          </table:table-cell>
        </table:table-row>
        <table:table-row table:style-name="ro1">
          <table:table-cell office:value-type="float" office:value="125383" calcext:value-type="float">
            <text:p>1253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Salle Parish</text:p>
          </table:table-cell>
          <table:table-cell office:value-type="float" office:value="15021" calcext:value-type="float">
            <text:p>15021</text:p>
          </table:table-cell>
        </table:table-row>
        <table:table-row table:style-name="ro1">
          <table:table-cell office:value-type="float" office:value="125491" calcext:value-type="float">
            <text:p>1254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incoln Parish</text:p>
          </table:table-cell>
          <table:table-cell office:value-type="float" office:value="46552" calcext:value-type="float">
            <text:p>46552</text:p>
          </table:table-cell>
        </table:table-row>
        <table:table-row table:style-name="ro1">
          <table:table-cell office:value-type="float" office:value="125599" calcext:value-type="float">
            <text:p>1255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ivingston Parish</text:p>
          </table:table-cell>
          <table:table-cell office:value-type="float" office:value="143737" calcext:value-type="float">
            <text:p>143737</text:p>
          </table:table-cell>
        </table:table-row>
        <table:table-row table:style-name="ro1">
          <table:table-cell office:value-type="float" office:value="125707" calcext:value-type="float">
            <text:p>1257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adison Parish</text:p>
          </table:table-cell>
          <table:table-cell office:value-type="float" office:value="10635" calcext:value-type="float">
            <text:p>10635</text:p>
          </table:table-cell>
        </table:table-row>
        <table:table-row table:style-name="ro1">
          <table:table-cell office:value-type="float" office:value="125815" calcext:value-type="float">
            <text:p>12581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orehouse Parish</text:p>
          </table:table-cell>
          <table:table-cell office:value-type="float" office:value="24227" calcext:value-type="float">
            <text:p>24227</text:p>
          </table:table-cell>
        </table:table-row>
        <table:table-row table:style-name="ro1">
          <table:table-cell office:value-type="float" office:value="125923" calcext:value-type="float">
            <text:p>1259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Natchitoches Parish</text:p>
          </table:table-cell>
          <table:table-cell office:value-type="float" office:value="37655" calcext:value-type="float">
            <text:p>37655</text:p>
          </table:table-cell>
        </table:table-row>
        <table:table-row table:style-name="ro1">
          <table:table-cell office:value-type="float" office:value="126031" calcext:value-type="float">
            <text:p>12603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Orleans Parish</text:p>
          </table:table-cell>
          <table:table-cell office:value-type="float" office:value="389476" calcext:value-type="float">
            <text:p>389476</text:p>
          </table:table-cell>
        </table:table-row>
        <table:table-row table:style-name="ro1">
          <table:table-cell office:value-type="float" office:value="126139" calcext:value-type="float">
            <text:p>12613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Ouachita Parish</text:p>
          </table:table-cell>
          <table:table-cell office:value-type="float" office:value="152439" calcext:value-type="float">
            <text:p>152439</text:p>
          </table:table-cell>
        </table:table-row>
        <table:table-row table:style-name="ro1">
          <table:table-cell office:value-type="float" office:value="126247" calcext:value-type="float">
            <text:p>12624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laquemines Parish</text:p>
          </table:table-cell>
          <table:table-cell office:value-type="float" office:value="23113" calcext:value-type="float">
            <text:p>23113</text:p>
          </table:table-cell>
        </table:table-row>
        <table:table-row table:style-name="ro1">
          <table:table-cell office:value-type="float" office:value="126355" calcext:value-type="float">
            <text:p>12635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ointe Coupee Parish</text:p>
          </table:table-cell>
          <table:table-cell office:value-type="float" office:value="21529" calcext:value-type="float">
            <text:p>21529</text:p>
          </table:table-cell>
        </table:table-row>
        <table:table-row table:style-name="ro1">
          <table:table-cell office:value-type="float" office:value="126463" calcext:value-type="float">
            <text:p>12646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apides Parish</text:p>
          </table:table-cell>
          <table:table-cell office:value-type="float" office:value="128567" calcext:value-type="float">
            <text:p>128567</text:p>
          </table:table-cell>
        </table:table-row>
        <table:table-row table:style-name="ro1">
          <table:table-cell office:value-type="float" office:value="126571" calcext:value-type="float">
            <text:p>1265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d River Parish</text:p>
          </table:table-cell>
          <table:table-cell office:value-type="float" office:value="8286" calcext:value-type="float">
            <text:p>8286</text:p>
          </table:table-cell>
        </table:table-row>
        <table:table-row table:style-name="ro1">
          <table:table-cell office:value-type="float" office:value="126679" calcext:value-type="float">
            <text:p>1266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ichland Parish</text:p>
          </table:table-cell>
          <table:table-cell office:value-type="float" office:value="20014" calcext:value-type="float">
            <text:p>20014</text:p>
          </table:table-cell>
        </table:table-row>
        <table:table-row table:style-name="ro1">
          <table:table-cell office:value-type="float" office:value="126787" calcext:value-type="float">
            <text:p>12678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abine Parish</text:p>
          </table:table-cell>
          <table:table-cell office:value-type="float" office:value="23803" calcext:value-type="float">
            <text:p>23803</text:p>
          </table:table-cell>
        </table:table-row>
        <table:table-row table:style-name="ro1">
          <table:table-cell office:value-type="float" office:value="126895" calcext:value-type="float">
            <text:p>1268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t. Bernard Parish</text:p>
          </table:table-cell>
          <table:table-cell office:value-type="float" office:value="47647" calcext:value-type="float">
            <text:p>47647</text:p>
          </table:table-cell>
        </table:table-row>
        <table:table-row table:style-name="ro1">
          <table:table-cell office:value-type="float" office:value="127003" calcext:value-type="float">
            <text:p>1270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t. Charles Parish</text:p>
          </table:table-cell>
          <table:table-cell office:value-type="float" office:value="52987" calcext:value-type="float">
            <text:p>52987</text:p>
          </table:table-cell>
        </table:table-row>
        <table:table-row table:style-name="ro1">
          <table:table-cell office:value-type="float" office:value="127111" calcext:value-type="float">
            <text:p>1271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t. Helena Parish</text:p>
          </table:table-cell>
          <table:table-cell office:value-type="float" office:value="10081" calcext:value-type="float">
            <text:p>10081</text:p>
          </table:table-cell>
        </table:table-row>
        <table:table-row table:style-name="ro1">
          <table:table-cell office:value-type="float" office:value="127219" calcext:value-type="float">
            <text:p>12721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t. James Parish</text:p>
          </table:table-cell>
          <table:table-cell office:value-type="float" office:value="20727" calcext:value-type="float">
            <text:p>20727</text:p>
          </table:table-cell>
        </table:table-row>
        <table:table-row table:style-name="ro1">
          <table:table-cell office:value-type="float" office:value="127327" calcext:value-type="float">
            <text:p>12732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t. John the Baptist Parish</text:p>
          </table:table-cell>
          <table:table-cell office:value-type="float" office:value="42516" calcext:value-type="float">
            <text:p>42516</text:p>
          </table:table-cell>
        </table:table-row>
        <table:table-row table:style-name="ro1">
          <table:table-cell office:value-type="float" office:value="127435" calcext:value-type="float">
            <text:p>12743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t. Landry Parish</text:p>
          </table:table-cell>
          <table:table-cell office:value-type="float" office:value="81440" calcext:value-type="float">
            <text:p>81440</text:p>
          </table:table-cell>
        </table:table-row>
        <table:table-row table:style-name="ro1">
          <table:table-cell office:value-type="float" office:value="127543" calcext:value-type="float">
            <text:p>12754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t. Martin Parish</text:p>
          </table:table-cell>
          <table:table-cell office:value-type="float" office:value="52954" calcext:value-type="float">
            <text:p>52954</text:p>
          </table:table-cell>
        </table:table-row>
        <table:table-row table:style-name="ro1">
          <table:table-cell office:value-type="float" office:value="127651" calcext:value-type="float">
            <text:p>12765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t. Mary Parish</text:p>
          </table:table-cell>
          <table:table-cell office:value-type="float" office:value="48330" calcext:value-type="float">
            <text:p>48330</text:p>
          </table:table-cell>
        </table:table-row>
        <table:table-row table:style-name="ro1">
          <table:table-cell office:value-type="float" office:value="127759" calcext:value-type="float">
            <text:p>1277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t. Tammany Parish</text:p>
          </table:table-cell>
          <table:table-cell office:value-type="float" office:value="263446" calcext:value-type="float">
            <text:p>263446</text:p>
          </table:table-cell>
        </table:table-row>
        <table:table-row table:style-name="ro1">
          <table:table-cell office:value-type="float" office:value="127867" calcext:value-type="float">
            <text:p>12786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75" calcext:value-type="float">
            <text:p>1279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angipahoa Parish</text:p>
          </table:table-cell>
          <table:table-cell office:value-type="float" office:value="136765" calcext:value-type="float">
            <text:p>136765</text:p>
          </table:table-cell>
        </table:table-row>
        <table:table-row table:style-name="ro1">
          <table:table-cell office:value-type="float" office:value="128083" calcext:value-type="float">
            <text:p>1280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ensas Parish</text:p>
          </table:table-cell>
          <table:table-cell office:value-type="float" office:value="4178" calcext:value-type="float">
            <text:p>4178</text:p>
          </table:table-cell>
        </table:table-row>
        <table:table-row table:style-name="ro1">
          <table:table-cell office:value-type="float" office:value="128191" calcext:value-type="float">
            <text:p>1281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errebonne Parish</text:p>
          </table:table-cell>
          <table:table-cell office:value-type="float" office:value="109859" calcext:value-type="float">
            <text:p>109859</text:p>
          </table:table-cell>
        </table:table-row>
        <table:table-row table:style-name="ro1">
          <table:table-cell office:value-type="float" office:value="128299" calcext:value-type="float">
            <text:p>1282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Union Parish</text:p>
          </table:table-cell>
          <table:table-cell office:value-type="float" office:value="22170" calcext:value-type="float">
            <text:p>22170</text:p>
          </table:table-cell>
        </table:table-row>
        <table:table-row table:style-name="ro1">
          <table:table-cell office:value-type="float" office:value="128407" calcext:value-type="float">
            <text:p>1284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ermilion Parish</text:p>
          </table:table-cell>
          <table:table-cell office:value-type="float" office:value="59378" calcext:value-type="float">
            <text:p>59378</text:p>
          </table:table-cell>
        </table:table-row>
        <table:table-row table:style-name="ro1">
          <table:table-cell office:value-type="float" office:value="128515" calcext:value-type="float">
            <text:p>12851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ernon Parish</text:p>
          </table:table-cell>
          <table:table-cell office:value-type="float" office:value="47894" calcext:value-type="float">
            <text:p>47894</text:p>
          </table:table-cell>
        </table:table-row>
        <table:table-row table:style-name="ro1">
          <table:table-cell office:value-type="float" office:value="128623" calcext:value-type="float">
            <text:p>1286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ashington Parish</text:p>
          </table:table-cell>
          <table:table-cell office:value-type="float" office:value="45773" calcext:value-type="float">
            <text:p>45773</text:p>
          </table:table-cell>
        </table:table-row>
        <table:table-row table:style-name="ro1">
          <table:table-cell office:value-type="float" office:value="128731" calcext:value-type="float">
            <text:p>12873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ebster Parish</text:p>
          </table:table-cell>
          <table:table-cell office:value-type="float" office:value="37943" calcext:value-type="float">
            <text:p>37943</text:p>
          </table:table-cell>
        </table:table-row>
        <table:table-row table:style-name="ro1">
          <table:table-cell office:value-type="float" office:value="128839" calcext:value-type="float">
            <text:p>12883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est Baton Rouge Parish</text:p>
          </table:table-cell>
          <table:table-cell office:value-type="float" office:value="26792" calcext:value-type="float">
            <text:p>26792</text:p>
          </table:table-cell>
        </table:table-row>
        <table:table-row table:style-name="ro1">
          <table:table-cell office:value-type="float" office:value="128947" calcext:value-type="float">
            <text:p>12894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est Carroll Parish</text:p>
          </table:table-cell>
          <table:table-cell office:value-type="float" office:value="10646" calcext:value-type="float">
            <text:p>10646</text:p>
          </table:table-cell>
        </table:table-row>
        <table:table-row table:style-name="ro1">
          <table:table-cell office:value-type="float" office:value="129055" calcext:value-type="float">
            <text:p>12905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est Feliciana Parish</text:p>
          </table:table-cell>
          <table:table-cell office:value-type="float" office:value="15465" calcext:value-type="float">
            <text:p>15465</text:p>
          </table:table-cell>
        </table:table-row>
        <table:table-row table:style-name="ro1">
          <table:table-cell office:value-type="float" office:value="129163" calcext:value-type="float">
            <text:p>12916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inn Parish</text:p>
          </table:table-cell>
          <table:table-cell office:value-type="float" office:value="13839" calcext:value-type="float">
            <text:p>13839</text:p>
          </table:table-cell>
        </table:table-row>
        <table:table-row table:style-name="ro1">
          <table:table-cell office:value-type="float" office:value="129271" calcext:value-type="float">
            <text:p>12927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arnstable County</text:p>
          </table:table-cell>
          <table:table-cell office:value-type="float" office:value="213164" calcext:value-type="float">
            <text:p>213164</text:p>
          </table:table-cell>
        </table:table-row>
        <table:table-row table:style-name="ro1">
          <table:table-cell office:value-type="float" office:value="129379" calcext:value-type="float">
            <text:p>12937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erkshire County</text:p>
          </table:table-cell>
          <table:table-cell office:value-type="float" office:value="124571" calcext:value-type="float">
            <text:p>124571</text:p>
          </table:table-cell>
        </table:table-row>
        <table:table-row table:style-name="ro1">
          <table:table-cell office:value-type="float" office:value="129487" calcext:value-type="float">
            <text:p>12948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ristol County</text:p>
          </table:table-cell>
          <table:table-cell office:value-type="float" office:value="566765" calcext:value-type="float">
            <text:p>566765</text:p>
          </table:table-cell>
        </table:table-row>
        <table:table-row table:style-name="ro1">
          <table:table-cell office:value-type="float" office:value="129595" calcext:value-type="float">
            <text:p>12959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ukes County</text:p>
          </table:table-cell>
          <table:table-cell office:value-type="float" office:value="17461" calcext:value-type="float">
            <text:p>17461</text:p>
          </table:table-cell>
        </table:table-row>
        <table:table-row table:style-name="ro1">
          <table:table-cell office:value-type="float" office:value="129703" calcext:value-type="float">
            <text:p>12970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Essex County</text:p>
          </table:table-cell>
          <table:table-cell office:value-type="float" office:value="791263" calcext:value-type="float">
            <text:p>791263</text:p>
          </table:table-cell>
        </table:table-row>
        <table:table-row table:style-name="ro1">
          <table:table-cell office:value-type="float" office:value="129811" calcext:value-type="float">
            <text:p>12981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Franklin County</text:p>
          </table:table-cell>
          <table:table-cell office:value-type="float" office:value="70267" calcext:value-type="float">
            <text:p>70267</text:p>
          </table:table-cell>
        </table:table-row>
        <table:table-row table:style-name="ro1">
          <table:table-cell office:value-type="float" office:value="129919" calcext:value-type="float">
            <text:p>12991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ampden County</text:p>
          </table:table-cell>
          <table:table-cell office:value-type="float" office:value="463986" calcext:value-type="float">
            <text:p>463986</text:p>
          </table:table-cell>
        </table:table-row>
        <table:table-row table:style-name="ro1">
          <table:table-cell office:value-type="float" office:value="130027" calcext:value-type="float">
            <text:p>13002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ampshire County</text:p>
          </table:table-cell>
          <table:table-cell office:value-type="float" office:value="161401" calcext:value-type="float">
            <text:p>161401</text:p>
          </table:table-cell>
        </table:table-row>
        <table:table-row table:style-name="ro1">
          <table:table-cell office:value-type="float" office:value="130135" calcext:value-type="float">
            <text:p>13013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iddlesex County</text:p>
          </table:table-cell>
          <table:table-cell office:value-type="float" office:value="1609379" calcext:value-type="float">
            <text:p>1609379</text:p>
          </table:table-cell>
        </table:table-row>
        <table:table-row table:style-name="ro1">
          <table:table-cell office:value-type="float" office:value="130243" calcext:value-type="float">
            <text:p>13024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antucket County</text:p>
          </table:table-cell>
          <table:table-cell office:value-type="float" office:value="11376" calcext:value-type="float">
            <text:p>11376</text:p>
          </table:table-cell>
        </table:table-row>
        <table:table-row table:style-name="ro1">
          <table:table-cell office:value-type="float" office:value="130351" calcext:value-type="float">
            <text:p>13035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orfolk County</text:p>
          </table:table-cell>
          <table:table-cell office:value-type="float" office:value="709409" calcext:value-type="float">
            <text:p>709409</text:p>
          </table:table-cell>
        </table:table-row>
        <table:table-row table:style-name="ro1">
          <table:table-cell office:value-type="float" office:value="130459" calcext:value-type="float">
            <text:p>13045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lymouth County</text:p>
          </table:table-cell>
          <table:table-cell office:value-type="float" office:value="523738" calcext:value-type="float">
            <text:p>523738</text:p>
          </table:table-cell>
        </table:table-row>
        <table:table-row table:style-name="ro1">
          <table:table-cell office:value-type="float" office:value="130567" calcext:value-type="float">
            <text:p>13056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75" calcext:value-type="float">
            <text:p>13067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uffolk County</text:p>
          </table:table-cell>
          <table:table-cell office:value-type="float" office:value="801582" calcext:value-type="float">
            <text:p>801582</text:p>
          </table:table-cell>
        </table:table-row>
        <table:table-row table:style-name="ro1">
          <table:table-cell office:value-type="float" office:value="130783" calcext:value-type="float">
            <text:p>13078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Worcester County</text:p>
          </table:table-cell>
          <table:table-cell office:value-type="float" office:value="829212" calcext:value-type="float">
            <text:p>829212</text:p>
          </table:table-cell>
        </table:table-row>
        <table:table-row table:style-name="ro1">
          <table:table-cell office:value-type="float" office:value="130891" calcext:value-type="float">
            <text:p>13089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Allegany County</text:p>
          </table:table-cell>
          <table:table-cell office:value-type="float" office:value="70057" calcext:value-type="float">
            <text:p>70057</text:p>
          </table:table-cell>
        </table:table-row>
        <table:table-row table:style-name="ro1">
          <table:table-cell office:value-type="float" office:value="130999" calcext:value-type="float">
            <text:p>130999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Anne Arundel County</text:p>
          </table:table-cell>
          <table:table-cell office:value-type="float" office:value="582777" calcext:value-type="float">
            <text:p>582777</text:p>
          </table:table-cell>
        </table:table-row>
        <table:table-row table:style-name="ro1">
          <table:table-cell office:value-type="float" office:value="131107" calcext:value-type="float">
            <text:p>131107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Baltimore city</text:p>
          </table:table-cell>
          <table:table-cell office:value-type="float" office:value="586131" calcext:value-type="float">
            <text:p>586131</text:p>
          </table:table-cell>
        </table:table-row>
        <table:table-row table:style-name="ro1">
          <table:table-cell office:value-type="float" office:value="131215" calcext:value-type="float">
            <text:p>131215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Baltimore County</text:p>
          </table:table-cell>
          <table:table-cell office:value-type="float" office:value="826017" calcext:value-type="float">
            <text:p>826017</text:p>
          </table:table-cell>
        </table:table-row>
        <table:table-row table:style-name="ro1">
          <table:table-cell office:value-type="float" office:value="131323" calcext:value-type="float">
            <text:p>13132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Calvert County</text:p>
          </table:table-cell>
          <table:table-cell office:value-type="float" office:value="93072" calcext:value-type="float">
            <text:p>93072</text:p>
          </table:table-cell>
        </table:table-row>
        <table:table-row table:style-name="ro1">
          <table:table-cell office:value-type="float" office:value="131431" calcext:value-type="float">
            <text:p>13143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Caroline County</text:p>
          </table:table-cell>
          <table:table-cell office:value-type="float" office:value="33492" calcext:value-type="float">
            <text:p>33492</text:p>
          </table:table-cell>
        </table:table-row>
        <table:table-row table:style-name="ro1">
          <table:table-cell office:value-type="float" office:value="131539" calcext:value-type="float">
            <text:p>131539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Carroll County</text:p>
          </table:table-cell>
          <table:table-cell office:value-type="float" office:value="169092" calcext:value-type="float">
            <text:p>169092</text:p>
          </table:table-cell>
        </table:table-row>
        <table:table-row table:style-name="ro1">
          <table:table-cell office:value-type="float" office:value="131647" calcext:value-type="float">
            <text:p>131647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Cecil County</text:p>
          </table:table-cell>
          <table:table-cell office:value-type="float" office:value="103419" calcext:value-type="float">
            <text:p>103419</text:p>
          </table:table-cell>
        </table:table-row>
        <table:table-row table:style-name="ro1">
          <table:table-cell office:value-type="float" office:value="131755" calcext:value-type="float">
            <text:p>131755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Charles County</text:p>
          </table:table-cell>
          <table:table-cell office:value-type="float" office:value="164436" calcext:value-type="float">
            <text:p>164436</text:p>
          </table:table-cell>
        </table:table-row>
        <table:table-row table:style-name="ro1">
          <table:table-cell office:value-type="float" office:value="131863" calcext:value-type="float">
            <text:p>13186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Dorchester County</text:p>
          </table:table-cell>
          <table:table-cell office:value-type="float" office:value="31853" calcext:value-type="float">
            <text:p>31853</text:p>
          </table:table-cell>
        </table:table-row>
        <table:table-row table:style-name="ro1">
          <table:table-cell office:value-type="float" office:value="131971" calcext:value-type="float">
            <text:p>13197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Frederick County</text:p>
          </table:table-cell>
          <table:table-cell office:value-type="float" office:value="265161" calcext:value-type="float">
            <text:p>265161</text:p>
          </table:table-cell>
        </table:table-row>
        <table:table-row table:style-name="ro1">
          <table:table-cell office:value-type="float" office:value="132079" calcext:value-type="float">
            <text:p>132079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Garrett County</text:p>
          </table:table-cell>
          <table:table-cell office:value-type="float" office:value="28852" calcext:value-type="float">
            <text:p>28852</text:p>
          </table:table-cell>
        </table:table-row>
        <table:table-row table:style-name="ro1">
          <table:table-cell office:value-type="float" office:value="132187" calcext:value-type="float">
            <text:p>132187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Harford County</text:p>
          </table:table-cell>
          <table:table-cell office:value-type="float" office:value="256805" calcext:value-type="float">
            <text:p>256805</text:p>
          </table:table-cell>
        </table:table-row>
        <table:table-row table:style-name="ro1">
          <table:table-cell office:value-type="float" office:value="132295" calcext:value-type="float">
            <text:p>132295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Howard County</text:p>
          </table:table-cell>
          <table:table-cell office:value-type="float" office:value="328200" calcext:value-type="float">
            <text:p>328200</text:p>
          </table:table-cell>
        </table:table-row>
        <table:table-row table:style-name="ro1">
          <table:table-cell office:value-type="float" office:value="132403" calcext:value-type="float">
            <text:p>13240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Kent County</text:p>
          </table:table-cell>
          <table:table-cell office:value-type="float" office:value="19192" calcext:value-type="float">
            <text:p>19192</text:p>
          </table:table-cell>
        </table:table-row>
        <table:table-row table:style-name="ro1">
          <table:table-cell office:value-type="float" office:value="132511" calcext:value-type="float">
            <text:p>13251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ontgomery County</text:p>
          </table:table-cell>
          <table:table-cell office:value-type="float" office:value="1051816" calcext:value-type="float">
            <text:p>1051816</text:p>
          </table:table-cell>
        </table:table-row>
        <table:table-row table:style-name="ro1">
          <table:table-cell office:value-type="float" office:value="132619" calcext:value-type="float">
            <text:p>132619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Prince George's County</text:p>
          </table:table-cell>
          <table:table-cell office:value-type="float" office:value="909612" calcext:value-type="float">
            <text:p>909612</text:p>
          </table:table-cell>
        </table:table-row>
        <table:table-row table:style-name="ro1">
          <table:table-cell office:value-type="float" office:value="132727" calcext:value-type="float">
            <text:p>132727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ueen Anne's County</text:p>
          </table:table-cell>
          <table:table-cell office:value-type="float" office:value="51167" calcext:value-type="float">
            <text:p>51167</text:p>
          </table:table-cell>
        </table:table-row>
        <table:table-row table:style-name="ro1">
          <table:table-cell office:value-type="float" office:value="132835" calcext:value-type="float">
            <text:p>132835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Somerset County</text:p>
          </table:table-cell>
          <table:table-cell office:value-type="float" office:value="25453" calcext:value-type="float">
            <text:p>25453</text:p>
          </table:table-cell>
        </table:table-row>
        <table:table-row table:style-name="ro1">
          <table:table-cell office:value-type="float" office:value="132943" calcext:value-type="float">
            <text:p>13294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St. Mary's County</text:p>
          </table:table-cell>
          <table:table-cell office:value-type="float" office:value="114687" calcext:value-type="float">
            <text:p>114687</text:p>
          </table:table-cell>
        </table:table-row>
        <table:table-row table:style-name="ro1">
          <table:table-cell office:value-type="float" office:value="133051" calcext:value-type="float">
            <text:p>13305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159" calcext:value-type="float">
            <text:p>133159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Talbot County</text:p>
          </table:table-cell>
          <table:table-cell office:value-type="float" office:value="36972" calcext:value-type="float">
            <text:p>36972</text:p>
          </table:table-cell>
        </table:table-row>
        <table:table-row table:style-name="ro1">
          <table:table-cell office:value-type="float" office:value="133267" calcext:value-type="float">
            <text:p>133267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Washington County</text:p>
          </table:table-cell>
          <table:table-cell office:value-type="float" office:value="151146" calcext:value-type="float">
            <text:p>151146</text:p>
          </table:table-cell>
        </table:table-row>
        <table:table-row table:style-name="ro1">
          <table:table-cell office:value-type="float" office:value="133375" calcext:value-type="float">
            <text:p>133375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Wicomico County</text:p>
          </table:table-cell>
          <table:table-cell office:value-type="float" office:value="103990" calcext:value-type="float">
            <text:p>103990</text:p>
          </table:table-cell>
        </table:table-row>
        <table:table-row table:style-name="ro1">
          <table:table-cell office:value-type="float" office:value="133483" calcext:value-type="float">
            <text:p>13348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Worcester County</text:p>
          </table:table-cell>
          <table:table-cell office:value-type="float" office:value="52403" calcext:value-type="float">
            <text:p>52403</text:p>
          </table:table-cell>
        </table:table-row>
        <table:table-row table:style-name="ro1">
          <table:table-cell office:value-type="float" office:value="133591" calcext:value-type="float">
            <text:p>13359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ndroscoggin County</text:p>
          </table:table-cell>
          <table:table-cell office:value-type="float" office:value="108547" calcext:value-type="float">
            <text:p>108547</text:p>
          </table:table-cell>
        </table:table-row>
        <table:table-row table:style-name="ro1">
          <table:table-cell office:value-type="float" office:value="133699" calcext:value-type="float">
            <text:p>13369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roostook County</text:p>
          </table:table-cell>
          <table:table-cell office:value-type="float" office:value="66804" calcext:value-type="float">
            <text:p>66804</text:p>
          </table:table-cell>
        </table:table-row>
        <table:table-row table:style-name="ro1">
          <table:table-cell office:value-type="float" office:value="133807" calcext:value-type="float">
            <text:p>13380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Cumberland County</text:p>
          </table:table-cell>
          <table:table-cell office:value-type="float" office:value="298111" calcext:value-type="float">
            <text:p>298111</text:p>
          </table:table-cell>
        </table:table-row>
        <table:table-row table:style-name="ro1">
          <table:table-cell office:value-type="float" office:value="133915" calcext:value-type="float">
            <text:p>13391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Franklin County</text:p>
          </table:table-cell>
          <table:table-cell office:value-type="float" office:value="29986" calcext:value-type="float">
            <text:p>29986</text:p>
          </table:table-cell>
        </table:table-row>
        <table:table-row table:style-name="ro1">
          <table:table-cell office:value-type="float" office:value="134023" calcext:value-type="float">
            <text:p>13402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Hancock County</text:p>
          </table:table-cell>
          <table:table-cell office:value-type="float" office:value="55088" calcext:value-type="float">
            <text:p>55088</text:p>
          </table:table-cell>
        </table:table-row>
        <table:table-row table:style-name="ro1">
          <table:table-cell office:value-type="float" office:value="134131" calcext:value-type="float">
            <text:p>13413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Kennebec County</text:p>
          </table:table-cell>
          <table:table-cell office:value-type="float" office:value="122955" calcext:value-type="float">
            <text:p>122955</text:p>
          </table:table-cell>
        </table:table-row>
        <table:table-row table:style-name="ro1">
          <table:table-cell office:value-type="float" office:value="134239" calcext:value-type="float">
            <text:p>13423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Knox County</text:p>
          </table:table-cell>
          <table:table-cell office:value-type="float" office:value="39951" calcext:value-type="float">
            <text:p>39951</text:p>
          </table:table-cell>
        </table:table-row>
        <table:table-row table:style-name="ro1">
          <table:table-cell office:value-type="float" office:value="134347" calcext:value-type="float">
            <text:p>13434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Lincoln County</text:p>
          </table:table-cell>
          <table:table-cell office:value-type="float" office:value="34775" calcext:value-type="float">
            <text:p>34775</text:p>
          </table:table-cell>
        </table:table-row>
        <table:table-row table:style-name="ro1">
          <table:table-cell office:value-type="float" office:value="134455" calcext:value-type="float">
            <text:p>13445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xford County</text:p>
          </table:table-cell>
          <table:table-cell office:value-type="float" office:value="58132" calcext:value-type="float">
            <text:p>58132</text:p>
          </table:table-cell>
        </table:table-row>
        <table:table-row table:style-name="ro1">
          <table:table-cell office:value-type="float" office:value="134563" calcext:value-type="float">
            <text:p>13456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Penobscot County</text:p>
          </table:table-cell>
          <table:table-cell office:value-type="float" office:value="151655" calcext:value-type="float">
            <text:p>151655</text:p>
          </table:table-cell>
        </table:table-row>
        <table:table-row table:style-name="ro1">
          <table:table-cell office:value-type="float" office:value="134671" calcext:value-type="float">
            <text:p>13467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Piscataquis County</text:p>
          </table:table-cell>
          <table:table-cell office:value-type="float" office:value="16996" calcext:value-type="float">
            <text:p>16996</text:p>
          </table:table-cell>
        </table:table-row>
        <table:table-row table:style-name="ro1">
          <table:table-cell office:value-type="float" office:value="134779" calcext:value-type="float">
            <text:p>13477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Sagadahoc County</text:p>
          </table:table-cell>
          <table:table-cell office:value-type="float" office:value="36044" calcext:value-type="float">
            <text:p>36044</text:p>
          </table:table-cell>
        </table:table-row>
        <table:table-row table:style-name="ro1">
          <table:table-cell office:value-type="float" office:value="134887" calcext:value-type="float">
            <text:p>13488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Somerset County</text:p>
          </table:table-cell>
          <table:table-cell office:value-type="float" office:value="50635" calcext:value-type="float">
            <text:p>50635</text:p>
          </table:table-cell>
        </table:table-row>
        <table:table-row table:style-name="ro1">
          <table:table-cell office:value-type="float" office:value="134995" calcext:value-type="float">
            <text:p>13499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03" calcext:value-type="float">
            <text:p>13510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Waldo County</text:p>
          </table:table-cell>
          <table:table-cell office:value-type="float" office:value="39923" calcext:value-type="float">
            <text:p>39923</text:p>
          </table:table-cell>
        </table:table-row>
        <table:table-row table:style-name="ro1">
          <table:table-cell office:value-type="float" office:value="135211" calcext:value-type="float">
            <text:p>13521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Washington County</text:p>
          </table:table-cell>
          <table:table-cell office:value-type="float" office:value="31473" calcext:value-type="float">
            <text:p>31473</text:p>
          </table:table-cell>
        </table:table-row>
        <table:table-row table:style-name="ro1">
          <table:table-cell office:value-type="float" office:value="135319" calcext:value-type="float">
            <text:p>13531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York County</text:p>
          </table:table-cell>
          <table:table-cell office:value-type="float" office:value="209066" calcext:value-type="float">
            <text:p>209066</text:p>
          </table:table-cell>
        </table:table-row>
        <table:table-row table:style-name="ro1">
          <table:table-cell office:value-type="float" office:value="135427" calcext:value-type="float">
            <text:p>13542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Alcona County</text:p>
          </table:table-cell>
          <table:table-cell office:value-type="float" office:value="10505" calcext:value-type="float">
            <text:p>10505</text:p>
          </table:table-cell>
        </table:table-row>
        <table:table-row table:style-name="ro1">
          <table:table-cell office:value-type="float" office:value="135535" calcext:value-type="float">
            <text:p>13553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Alger County</text:p>
          </table:table-cell>
          <table:table-cell office:value-type="float" office:value="9015" calcext:value-type="float">
            <text:p>9015</text:p>
          </table:table-cell>
        </table:table-row>
        <table:table-row table:style-name="ro1">
          <table:table-cell office:value-type="float" office:value="135643" calcext:value-type="float">
            <text:p>13564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Allegan County</text:p>
          </table:table-cell>
          <table:table-cell office:value-type="float" office:value="118927" calcext:value-type="float">
            <text:p>118927</text:p>
          </table:table-cell>
        </table:table-row>
        <table:table-row table:style-name="ro1">
          <table:table-cell office:value-type="float" office:value="135751" calcext:value-type="float">
            <text:p>13575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Alpena County</text:p>
          </table:table-cell>
          <table:table-cell office:value-type="float" office:value="28238" calcext:value-type="float">
            <text:p>28238</text:p>
          </table:table-cell>
        </table:table-row>
        <table:table-row table:style-name="ro1">
          <table:table-cell office:value-type="float" office:value="135859" calcext:value-type="float">
            <text:p>13585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Antrim County</text:p>
          </table:table-cell>
          <table:table-cell office:value-type="float" office:value="23449" calcext:value-type="float">
            <text:p>23449</text:p>
          </table:table-cell>
        </table:table-row>
        <table:table-row table:style-name="ro1">
          <table:table-cell office:value-type="float" office:value="135967" calcext:value-type="float">
            <text:p>13596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Arenac County</text:p>
          </table:table-cell>
          <table:table-cell office:value-type="float" office:value="14953" calcext:value-type="float">
            <text:p>14953</text:p>
          </table:table-cell>
        </table:table-row>
        <table:table-row table:style-name="ro1">
          <table:table-cell office:value-type="float" office:value="136075" calcext:value-type="float">
            <text:p>13607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Baraga County</text:p>
          </table:table-cell>
          <table:table-cell office:value-type="float" office:value="8164" calcext:value-type="float">
            <text:p>8164</text:p>
          </table:table-cell>
        </table:table-row>
        <table:table-row table:style-name="ro1">
          <table:table-cell office:value-type="float" office:value="136183" calcext:value-type="float">
            <text:p>13618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Barry County</text:p>
          </table:table-cell>
          <table:table-cell office:value-type="float" office:value="62061" calcext:value-type="float">
            <text:p>62061</text:p>
          </table:table-cell>
        </table:table-row>
        <table:table-row table:style-name="ro1">
          <table:table-cell office:value-type="float" office:value="136291" calcext:value-type="float">
            <text:p>13629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Bay County</text:p>
          </table:table-cell>
          <table:table-cell office:value-type="float" office:value="102387" calcext:value-type="float">
            <text:p>102387</text:p>
          </table:table-cell>
        </table:table-row>
        <table:table-row table:style-name="ro1">
          <table:table-cell office:value-type="float" office:value="136399" calcext:value-type="float">
            <text:p>13639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Benzie County</text:p>
          </table:table-cell>
          <table:table-cell office:value-type="float" office:value="17852" calcext:value-type="float">
            <text:p>17852</text:p>
          </table:table-cell>
        </table:table-row>
        <table:table-row table:style-name="ro1">
          <table:table-cell office:value-type="float" office:value="136507" calcext:value-type="float">
            <text:p>13650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Berrien County</text:p>
          </table:table-cell>
          <table:table-cell office:value-type="float" office:value="153025" calcext:value-type="float">
            <text:p>153025</text:p>
          </table:table-cell>
        </table:table-row>
        <table:table-row table:style-name="ro1">
          <table:table-cell office:value-type="float" office:value="136615" calcext:value-type="float">
            <text:p>1366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Branch County</text:p>
          </table:table-cell>
          <table:table-cell office:value-type="float" office:value="43424" calcext:value-type="float">
            <text:p>43424</text:p>
          </table:table-cell>
        </table:table-row>
        <table:table-row table:style-name="ro1">
          <table:table-cell office:value-type="float" office:value="136723" calcext:value-type="float">
            <text:p>13672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alhoun County</text:p>
          </table:table-cell>
          <table:table-cell office:value-type="float" office:value="133580" calcext:value-type="float">
            <text:p>133580</text:p>
          </table:table-cell>
        </table:table-row>
        <table:table-row table:style-name="ro1">
          <table:table-cell office:value-type="float" office:value="136831" calcext:value-type="float">
            <text:p>13683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ass County</text:p>
          </table:table-cell>
          <table:table-cell office:value-type="float" office:value="51584" calcext:value-type="float">
            <text:p>51584</text:p>
          </table:table-cell>
        </table:table-row>
        <table:table-row table:style-name="ro1">
          <table:table-cell office:value-type="float" office:value="136939" calcext:value-type="float">
            <text:p>13693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harlevoix County</text:p>
          </table:table-cell>
          <table:table-cell office:value-type="float" office:value="26105" calcext:value-type="float">
            <text:p>26105</text:p>
          </table:table-cell>
        </table:table-row>
        <table:table-row table:style-name="ro1">
          <table:table-cell office:value-type="float" office:value="137047" calcext:value-type="float">
            <text:p>13704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heboygan County</text:p>
          </table:table-cell>
          <table:table-cell office:value-type="float" office:value="25365" calcext:value-type="float">
            <text:p>25365</text:p>
          </table:table-cell>
        </table:table-row>
        <table:table-row table:style-name="ro1">
          <table:table-cell office:value-type="float" office:value="137155" calcext:value-type="float">
            <text:p>13715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hippewa County</text:p>
          </table:table-cell>
          <table:table-cell office:value-type="float" office:value="36958" calcext:value-type="float">
            <text:p>36958</text:p>
          </table:table-cell>
        </table:table-row>
        <table:table-row table:style-name="ro1">
          <table:table-cell office:value-type="float" office:value="137263" calcext:value-type="float">
            <text:p>13726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lare County</text:p>
          </table:table-cell>
          <table:table-cell office:value-type="float" office:value="30771" calcext:value-type="float">
            <text:p>30771</text:p>
          </table:table-cell>
        </table:table-row>
        <table:table-row table:style-name="ro1">
          <table:table-cell office:value-type="float" office:value="137371" calcext:value-type="float">
            <text:p>13737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linton County</text:p>
          </table:table-cell>
          <table:table-cell office:value-type="float" office:value="79753" calcext:value-type="float">
            <text:p>79753</text:p>
          </table:table-cell>
        </table:table-row>
        <table:table-row table:style-name="ro1">
          <table:table-cell office:value-type="float" office:value="137479" calcext:value-type="float">
            <text:p>13747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rawford County</text:p>
          </table:table-cell>
          <table:table-cell office:value-type="float" office:value="13981" calcext:value-type="float">
            <text:p>13981</text:p>
          </table:table-cell>
        </table:table-row>
        <table:table-row table:style-name="ro1">
          <table:table-cell office:value-type="float" office:value="137587" calcext:value-type="float">
            <text:p>13758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elta County</text:p>
          </table:table-cell>
          <table:table-cell office:value-type="float" office:value="35612" calcext:value-type="float">
            <text:p>35612</text:p>
          </table:table-cell>
        </table:table-row>
        <table:table-row table:style-name="ro1">
          <table:table-cell office:value-type="float" office:value="137695" calcext:value-type="float">
            <text:p>13769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ickinson County</text:p>
          </table:table-cell>
          <table:table-cell office:value-type="float" office:value="25112" calcext:value-type="float">
            <text:p>25112</text:p>
          </table:table-cell>
        </table:table-row>
        <table:table-row table:style-name="ro1">
          <table:table-cell office:value-type="float" office:value="137803" calcext:value-type="float">
            <text:p>13780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Eaton County</text:p>
          </table:table-cell>
          <table:table-cell office:value-type="float" office:value="110148" calcext:value-type="float">
            <text:p>110148</text:p>
          </table:table-cell>
        </table:table-row>
        <table:table-row table:style-name="ro1">
          <table:table-cell office:value-type="float" office:value="137911" calcext:value-type="float">
            <text:p>13791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Emmet County</text:p>
          </table:table-cell>
          <table:table-cell office:value-type="float" office:value="33342" calcext:value-type="float">
            <text:p>33342</text:p>
          </table:table-cell>
        </table:table-row>
        <table:table-row table:style-name="ro1">
          <table:table-cell office:value-type="float" office:value="138019" calcext:value-type="float">
            <text:p>13801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enesee County</text:p>
          </table:table-cell>
          <table:table-cell office:value-type="float" office:value="404794" calcext:value-type="float">
            <text:p>404794</text:p>
          </table:table-cell>
        </table:table-row>
        <table:table-row table:style-name="ro1">
          <table:table-cell office:value-type="float" office:value="138127" calcext:value-type="float">
            <text:p>13812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ladwin County</text:p>
          </table:table-cell>
          <table:table-cell office:value-type="float" office:value="25424" calcext:value-type="float">
            <text:p>25424</text:p>
          </table:table-cell>
        </table:table-row>
        <table:table-row table:style-name="ro1">
          <table:table-cell office:value-type="float" office:value="138235" calcext:value-type="float">
            <text:p>13823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ogebic County</text:p>
          </table:table-cell>
          <table:table-cell office:value-type="float" office:value="13842" calcext:value-type="float">
            <text:p>13842</text:p>
          </table:table-cell>
        </table:table-row>
        <table:table-row table:style-name="ro1">
          <table:table-cell office:value-type="float" office:value="138343" calcext:value-type="float">
            <text:p>13834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rand Traverse County</text:p>
          </table:table-cell>
          <table:table-cell office:value-type="float" office:value="93592" calcext:value-type="float">
            <text:p>93592</text:p>
          </table:table-cell>
        </table:table-row>
        <table:table-row table:style-name="ro1">
          <table:table-cell office:value-type="float" office:value="138451" calcext:value-type="float">
            <text:p>13845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ratiot County</text:p>
          </table:table-cell>
          <table:table-cell office:value-type="float" office:value="40283" calcext:value-type="float">
            <text:p>40283</text:p>
          </table:table-cell>
        </table:table-row>
        <table:table-row table:style-name="ro1">
          <table:table-cell office:value-type="float" office:value="138559" calcext:value-type="float">
            <text:p>13855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Hillsdale County</text:p>
          </table:table-cell>
          <table:table-cell office:value-type="float" office:value="45658" calcext:value-type="float">
            <text:p>45658</text:p>
          </table:table-cell>
        </table:table-row>
        <table:table-row table:style-name="ro1">
          <table:table-cell office:value-type="float" office:value="138667" calcext:value-type="float">
            <text:p>13866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Houghton County</text:p>
          </table:table-cell>
          <table:table-cell office:value-type="float" office:value="35126" calcext:value-type="float">
            <text:p>35126</text:p>
          </table:table-cell>
        </table:table-row>
        <table:table-row table:style-name="ro1">
          <table:table-cell office:value-type="float" office:value="138775" calcext:value-type="float">
            <text:p>13877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Huron County</text:p>
          </table:table-cell>
          <table:table-cell office:value-type="float" office:value="30653" calcext:value-type="float">
            <text:p>30653</text:p>
          </table:table-cell>
        </table:table-row>
        <table:table-row table:style-name="ro1">
          <table:table-cell office:value-type="float" office:value="138883" calcext:value-type="float">
            <text:p>13888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ngham County</text:p>
          </table:table-cell>
          <table:table-cell office:value-type="float" office:value="290609" calcext:value-type="float">
            <text:p>290609</text:p>
          </table:table-cell>
        </table:table-row>
        <table:table-row table:style-name="ro1">
          <table:table-cell office:value-type="float" office:value="138991" calcext:value-type="float">
            <text:p>13899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onia County</text:p>
          </table:table-cell>
          <table:table-cell office:value-type="float" office:value="64553" calcext:value-type="float">
            <text:p>64553</text:p>
          </table:table-cell>
        </table:table-row>
        <table:table-row table:style-name="ro1">
          <table:table-cell office:value-type="float" office:value="139099" calcext:value-type="float">
            <text:p>13909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osco County</text:p>
          </table:table-cell>
          <table:table-cell office:value-type="float" office:value="25140" calcext:value-type="float">
            <text:p>25140</text:p>
          </table:table-cell>
        </table:table-row>
        <table:table-row table:style-name="ro1">
          <table:table-cell office:value-type="float" office:value="139207" calcext:value-type="float">
            <text:p>13920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ron County</text:p>
          </table:table-cell>
          <table:table-cell office:value-type="float" office:value="11066" calcext:value-type="float">
            <text:p>11066</text:p>
          </table:table-cell>
        </table:table-row>
        <table:table-row table:style-name="ro1">
          <table:table-cell office:value-type="float" office:value="139315" calcext:value-type="float">
            <text:p>1393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sabella County</text:p>
          </table:table-cell>
          <table:table-cell office:value-type="float" office:value="69504" calcext:value-type="float">
            <text:p>69504</text:p>
          </table:table-cell>
        </table:table-row>
        <table:table-row table:style-name="ro1">
          <table:table-cell office:value-type="float" office:value="139423" calcext:value-type="float">
            <text:p>13942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ackson County</text:p>
          </table:table-cell>
          <table:table-cell office:value-type="float" office:value="156920" calcext:value-type="float">
            <text:p>156920</text:p>
          </table:table-cell>
        </table:table-row>
        <table:table-row table:style-name="ro1">
          <table:table-cell office:value-type="float" office:value="139531" calcext:value-type="float">
            <text:p>13953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Kalamazoo County</text:p>
          </table:table-cell>
          <table:table-cell office:value-type="float" office:value="265988" calcext:value-type="float">
            <text:p>265988</text:p>
          </table:table-cell>
        </table:table-row>
        <table:table-row table:style-name="ro1">
          <table:table-cell office:value-type="float" office:value="139639" calcext:value-type="float">
            <text:p>13963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Kalkaska County</text:p>
          </table:table-cell>
          <table:table-cell office:value-type="float" office:value="18003" calcext:value-type="float">
            <text:p>18003</text:p>
          </table:table-cell>
        </table:table-row>
        <table:table-row table:style-name="ro1">
          <table:table-cell office:value-type="float" office:value="139747" calcext:value-type="float">
            <text:p>13974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Kent County</text:p>
          </table:table-cell>
          <table:table-cell office:value-type="float" office:value="658708" calcext:value-type="float">
            <text:p>658708</text:p>
          </table:table-cell>
        </table:table-row>
        <table:table-row table:style-name="ro1">
          <table:table-cell office:value-type="float" office:value="139855" calcext:value-type="float">
            <text:p>13985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Keweenaw County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139963" calcext:value-type="float">
            <text:p>13996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Lake County</text:p>
          </table:table-cell>
          <table:table-cell office:value-type="float" office:value="11587" calcext:value-type="float">
            <text:p>11587</text:p>
          </table:table-cell>
        </table:table-row>
        <table:table-row table:style-name="ro1">
          <table:table-cell office:value-type="float" office:value="140071" calcext:value-type="float">
            <text:p>14007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Lapeer County</text:p>
          </table:table-cell>
          <table:table-cell office:value-type="float" office:value="87635" calcext:value-type="float">
            <text:p>87635</text:p>
          </table:table-cell>
        </table:table-row>
        <table:table-row table:style-name="ro1">
          <table:table-cell office:value-type="float" office:value="140179" calcext:value-type="float">
            <text:p>14017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Leelanau County</text:p>
          </table:table-cell>
          <table:table-cell office:value-type="float" office:value="21743" calcext:value-type="float">
            <text:p>21743</text:p>
          </table:table-cell>
        </table:table-row>
        <table:table-row table:style-name="ro1">
          <table:table-cell office:value-type="float" office:value="140287" calcext:value-type="float">
            <text:p>14028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Lenawee County</text:p>
          </table:table-cell>
          <table:table-cell office:value-type="float" office:value="97808" calcext:value-type="float">
            <text:p>97808</text:p>
          </table:table-cell>
        </table:table-row>
        <table:table-row table:style-name="ro1">
          <table:table-cell office:value-type="float" office:value="140395" calcext:value-type="float">
            <text:p>14039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Livingston County</text:p>
          </table:table-cell>
          <table:table-cell office:value-type="float" office:value="192335" calcext:value-type="float">
            <text:p>192335</text:p>
          </table:table-cell>
        </table:table-row>
        <table:table-row table:style-name="ro1">
          <table:table-cell office:value-type="float" office:value="140503" calcext:value-type="float">
            <text:p>14050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Luce County</text:p>
          </table:table-cell>
          <table:table-cell office:value-type="float" office:value="6126" calcext:value-type="float">
            <text:p>6126</text:p>
          </table:table-cell>
        </table:table-row>
        <table:table-row table:style-name="ro1">
          <table:table-cell office:value-type="float" office:value="140611" calcext:value-type="float">
            <text:p>14061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ckinac County</text:p>
          </table:table-cell>
          <table:table-cell office:value-type="float" office:value="10839" calcext:value-type="float">
            <text:p>10839</text:p>
          </table:table-cell>
        </table:table-row>
        <table:table-row table:style-name="ro1">
          <table:table-cell office:value-type="float" office:value="140719" calcext:value-type="float">
            <text:p>14071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comb County</text:p>
          </table:table-cell>
          <table:table-cell office:value-type="float" office:value="870791" calcext:value-type="float">
            <text:p>870791</text:p>
          </table:table-cell>
        </table:table-row>
        <table:table-row table:style-name="ro1">
          <table:table-cell office:value-type="float" office:value="140827" calcext:value-type="float">
            <text:p>14082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nistee County</text:p>
          </table:table-cell>
          <table:table-cell office:value-type="float" office:value="24738" calcext:value-type="float">
            <text:p>24738</text:p>
          </table:table-cell>
        </table:table-row>
        <table:table-row table:style-name="ro1">
          <table:table-cell office:value-type="float" office:value="140935" calcext:value-type="float">
            <text:p>14093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rquette County</text:p>
          </table:table-cell>
          <table:table-cell office:value-type="float" office:value="65834" calcext:value-type="float">
            <text:p>65834</text:p>
          </table:table-cell>
        </table:table-row>
        <table:table-row table:style-name="ro1">
          <table:table-cell office:value-type="float" office:value="141043" calcext:value-type="float">
            <text:p>14104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son County</text:p>
          </table:table-cell>
          <table:table-cell office:value-type="float" office:value="29164" calcext:value-type="float">
            <text:p>29164</text:p>
          </table:table-cell>
        </table:table-row>
        <table:table-row table:style-name="ro1">
          <table:table-cell office:value-type="float" office:value="141151" calcext:value-type="float">
            <text:p>14115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ecosta County</text:p>
          </table:table-cell>
          <table:table-cell office:value-type="float" office:value="43907" calcext:value-type="float">
            <text:p>43907</text:p>
          </table:table-cell>
        </table:table-row>
        <table:table-row table:style-name="ro1">
          <table:table-cell office:value-type="float" office:value="141259" calcext:value-type="float">
            <text:p>14125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enominee County</text:p>
          </table:table-cell>
          <table:table-cell office:value-type="float" office:value="22608" calcext:value-type="float">
            <text:p>22608</text:p>
          </table:table-cell>
        </table:table-row>
        <table:table-row table:style-name="ro1">
          <table:table-cell office:value-type="float" office:value="141367" calcext:value-type="float">
            <text:p>14136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dland County</text:p>
          </table:table-cell>
          <table:table-cell office:value-type="float" office:value="83441" calcext:value-type="float">
            <text:p>83441</text:p>
          </table:table-cell>
        </table:table-row>
        <table:table-row table:style-name="ro1">
          <table:table-cell office:value-type="float" office:value="141475" calcext:value-type="float">
            <text:p>14147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ssaukee County</text:p>
          </table:table-cell>
          <table:table-cell office:value-type="float" office:value="15152" calcext:value-type="float">
            <text:p>15152</text:p>
          </table:table-cell>
        </table:table-row>
        <table:table-row table:style-name="ro1">
          <table:table-cell office:value-type="float" office:value="141583" calcext:value-type="float">
            <text:p>14158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roe County</text:p>
          </table:table-cell>
          <table:table-cell office:value-type="float" office:value="150568" calcext:value-type="float">
            <text:p>150568</text:p>
          </table:table-cell>
        </table:table-row>
        <table:table-row table:style-name="ro1">
          <table:table-cell office:value-type="float" office:value="141691" calcext:value-type="float">
            <text:p>14169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tcalm County</text:p>
          </table:table-cell>
          <table:table-cell office:value-type="float" office:value="63476" calcext:value-type="float">
            <text:p>63476</text:p>
          </table:table-cell>
        </table:table-row>
        <table:table-row table:style-name="ro1">
          <table:table-cell office:value-type="float" office:value="141799" calcext:value-type="float">
            <text:p>14179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tmorency County</text:p>
          </table:table-cell>
          <table:table-cell office:value-type="float" office:value="9337" calcext:value-type="float">
            <text:p>9337</text:p>
          </table:table-cell>
        </table:table-row>
        <table:table-row table:style-name="ro1">
          <table:table-cell office:value-type="float" office:value="141907" calcext:value-type="float">
            <text:p>14190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uskegon County</text:p>
          </table:table-cell>
          <table:table-cell office:value-type="float" office:value="173883" calcext:value-type="float">
            <text:p>173883</text:p>
          </table:table-cell>
        </table:table-row>
        <table:table-row table:style-name="ro1">
          <table:table-cell office:value-type="float" office:value="142015" calcext:value-type="float">
            <text:p>14201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ewaygo County</text:p>
          </table:table-cell>
          <table:table-cell office:value-type="float" office:value="49348" calcext:value-type="float">
            <text:p>49348</text:p>
          </table:table-cell>
        </table:table-row>
        <table:table-row table:style-name="ro1">
          <table:table-cell office:value-type="float" office:value="142123" calcext:value-type="float">
            <text:p>14212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Oakland County</text:p>
          </table:table-cell>
          <table:table-cell office:value-type="float" office:value="1253459" calcext:value-type="float">
            <text:p>1253459</text:p>
          </table:table-cell>
        </table:table-row>
        <table:table-row table:style-name="ro1">
          <table:table-cell office:value-type="float" office:value="142231" calcext:value-type="float">
            <text:p>14223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Oceana County</text:p>
          </table:table-cell>
          <table:table-cell office:value-type="float" office:value="26819" calcext:value-type="float">
            <text:p>26819</text:p>
          </table:table-cell>
        </table:table-row>
        <table:table-row table:style-name="ro1">
          <table:table-cell office:value-type="float" office:value="142339" calcext:value-type="float">
            <text:p>14233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Ogemaw County</text:p>
          </table:table-cell>
          <table:table-cell office:value-type="float" office:value="20923" calcext:value-type="float">
            <text:p>20923</text:p>
          </table:table-cell>
        </table:table-row>
        <table:table-row table:style-name="ro1">
          <table:table-cell office:value-type="float" office:value="142447" calcext:value-type="float">
            <text:p>14244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Ontonagon County</text:p>
          </table:table-cell>
          <table:table-cell office:value-type="float" office:value="5656" calcext:value-type="float">
            <text:p>5656</text:p>
          </table:table-cell>
        </table:table-row>
        <table:table-row table:style-name="ro1">
          <table:table-cell office:value-type="float" office:value="142555" calcext:value-type="float">
            <text:p>14255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Osceola County</text:p>
          </table:table-cell>
          <table:table-cell office:value-type="float" office:value="23466" calcext:value-type="float">
            <text:p>23466</text:p>
          </table:table-cell>
        </table:table-row>
        <table:table-row table:style-name="ro1">
          <table:table-cell office:value-type="float" office:value="142663" calcext:value-type="float">
            <text:p>14266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Oscoda County</text:p>
          </table:table-cell>
          <table:table-cell office:value-type="float" office:value="8368" calcext:value-type="float">
            <text:p>8368</text:p>
          </table:table-cell>
        </table:table-row>
        <table:table-row table:style-name="ro1">
          <table:table-cell office:value-type="float" office:value="142771" calcext:value-type="float">
            <text:p>14277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Otsego County</text:p>
          </table:table-cell>
          <table:table-cell office:value-type="float" office:value="24765" calcext:value-type="float">
            <text:p>24765</text:p>
          </table:table-cell>
        </table:table-row>
        <table:table-row table:style-name="ro1">
          <table:table-cell office:value-type="float" office:value="142879" calcext:value-type="float">
            <text:p>14287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Ottawa County</text:p>
          </table:table-cell>
          <table:table-cell office:value-type="float" office:value="294635" calcext:value-type="float">
            <text:p>294635</text:p>
          </table:table-cell>
        </table:table-row>
        <table:table-row table:style-name="ro1">
          <table:table-cell office:value-type="float" office:value="142987" calcext:value-type="float">
            <text:p>14298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resque Isle County</text:p>
          </table:table-cell>
          <table:table-cell office:value-type="float" office:value="12665" calcext:value-type="float">
            <text:p>12665</text:p>
          </table:table-cell>
        </table:table-row>
        <table:table-row table:style-name="ro1">
          <table:table-cell office:value-type="float" office:value="143095" calcext:value-type="float">
            <text:p>14309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Roscommon County</text:p>
          </table:table-cell>
          <table:table-cell office:value-type="float" office:value="23986" calcext:value-type="float">
            <text:p>23986</text:p>
          </table:table-cell>
        </table:table-row>
        <table:table-row table:style-name="ro1">
          <table:table-cell office:value-type="float" office:value="143203" calcext:value-type="float">
            <text:p>14320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Saginaw County</text:p>
          </table:table-cell>
          <table:table-cell office:value-type="float" office:value="189868" calcext:value-type="float">
            <text:p>189868</text:p>
          </table:table-cell>
        </table:table-row>
        <table:table-row table:style-name="ro1">
          <table:table-cell office:value-type="float" office:value="143311" calcext:value-type="float">
            <text:p>14331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Sanilac County</text:p>
          </table:table-cell>
          <table:table-cell office:value-type="float" office:value="40747" calcext:value-type="float">
            <text:p>40747</text:p>
          </table:table-cell>
        </table:table-row>
        <table:table-row table:style-name="ro1">
          <table:table-cell office:value-type="float" office:value="143419" calcext:value-type="float">
            <text:p>14341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Schoolcraft County</text:p>
          </table:table-cell>
          <table:table-cell office:value-type="float" office:value="8104" calcext:value-type="float">
            <text:p>8104</text:p>
          </table:table-cell>
        </table:table-row>
        <table:table-row table:style-name="ro1">
          <table:table-cell office:value-type="float" office:value="143527" calcext:value-type="float">
            <text:p>14352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Shiawassee County</text:p>
          </table:table-cell>
          <table:table-cell office:value-type="float" office:value="67738" calcext:value-type="float">
            <text:p>67738</text:p>
          </table:table-cell>
        </table:table-row>
        <table:table-row table:style-name="ro1">
          <table:table-cell office:value-type="float" office:value="143635" calcext:value-type="float">
            <text:p>14363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St. Clair County</text:p>
          </table:table-cell>
          <table:table-cell office:value-type="float" office:value="159293" calcext:value-type="float">
            <text:p>159293</text:p>
          </table:table-cell>
        </table:table-row>
        <table:table-row table:style-name="ro1">
          <table:table-cell office:value-type="float" office:value="143743" calcext:value-type="float">
            <text:p>14374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St. Joseph County</text:p>
          </table:table-cell>
          <table:table-cell office:value-type="float" office:value="60848" calcext:value-type="float">
            <text:p>60848</text:p>
          </table:table-cell>
        </table:table-row>
        <table:table-row table:style-name="ro1">
          <table:table-cell office:value-type="float" office:value="143851" calcext:value-type="float">
            <text:p>14385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959" calcext:value-type="float">
            <text:p>14395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uscola County</text:p>
          </table:table-cell>
          <table:table-cell office:value-type="float" office:value="52289" calcext:value-type="float">
            <text:p>52289</text:p>
          </table:table-cell>
        </table:table-row>
        <table:table-row table:style-name="ro1">
          <table:table-cell office:value-type="float" office:value="144067" calcext:value-type="float">
            <text:p>14406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an Buren County</text:p>
          </table:table-cell>
          <table:table-cell office:value-type="float" office:value="75474" calcext:value-type="float">
            <text:p>75474</text:p>
          </table:table-cell>
        </table:table-row>
        <table:table-row table:style-name="ro1">
          <table:table-cell office:value-type="float" office:value="144175" calcext:value-type="float">
            <text:p>14417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Washtenaw County</text:p>
          </table:table-cell>
          <table:table-cell office:value-type="float" office:value="366473" calcext:value-type="float">
            <text:p>366473</text:p>
          </table:table-cell>
        </table:table-row>
        <table:table-row table:style-name="ro1">
          <table:table-cell office:value-type="float" office:value="144283" calcext:value-type="float">
            <text:p>14428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Wayne County</text:p>
          </table:table-cell>
          <table:table-cell office:value-type="float" office:value="1740623" calcext:value-type="float">
            <text:p>1740623</text:p>
          </table:table-cell>
        </table:table-row>
        <table:table-row table:style-name="ro1">
          <table:table-cell office:value-type="float" office:value="144391" calcext:value-type="float">
            <text:p>14439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Wexford County</text:p>
          </table:table-cell>
          <table:table-cell office:value-type="float" office:value="33743" calcext:value-type="float">
            <text:p>33743</text:p>
          </table:table-cell>
        </table:table-row>
        <table:table-row table:style-name="ro1">
          <table:table-cell office:value-type="float" office:value="144499" calcext:value-type="float">
            <text:p>144499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Aitkin County</text:p>
          </table:table-cell>
          <table:table-cell office:value-type="float" office:value="15848" calcext:value-type="float">
            <text:p>15848</text:p>
          </table:table-cell>
        </table:table-row>
        <table:table-row table:style-name="ro1">
          <table:table-cell office:value-type="float" office:value="144607" calcext:value-type="float">
            <text:p>144607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Anoka County</text:p>
          </table:table-cell>
          <table:table-cell office:value-type="float" office:value="359921" calcext:value-type="float">
            <text:p>359921</text:p>
          </table:table-cell>
        </table:table-row>
        <table:table-row table:style-name="ro1">
          <table:table-cell office:value-type="float" office:value="144715" calcext:value-type="float">
            <text:p>14471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Becker County</text:p>
          </table:table-cell>
          <table:table-cell office:value-type="float" office:value="34456" calcext:value-type="float">
            <text:p>34456</text:p>
          </table:table-cell>
        </table:table-row>
        <table:table-row table:style-name="ro1">
          <table:table-cell office:value-type="float" office:value="144823" calcext:value-type="float">
            <text:p>14482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Beltrami County</text:p>
          </table:table-cell>
          <table:table-cell office:value-type="float" office:value="47442" calcext:value-type="float">
            <text:p>47442</text:p>
          </table:table-cell>
        </table:table-row>
        <table:table-row table:style-name="ro1">
          <table:table-cell office:value-type="float" office:value="144931" calcext:value-type="float">
            <text:p>144931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Benton County</text:p>
          </table:table-cell>
          <table:table-cell office:value-type="float" office:value="40958" calcext:value-type="float">
            <text:p>40958</text:p>
          </table:table-cell>
        </table:table-row>
        <table:table-row table:style-name="ro1">
          <table:table-cell office:value-type="float" office:value="145039" calcext:value-type="float">
            <text:p>145039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Big Stone County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float" office:value="145147" calcext:value-type="float">
            <text:p>145147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Blue Earth County</text:p>
          </table:table-cell>
          <table:table-cell office:value-type="float" office:value="68241" calcext:value-type="float">
            <text:p>68241</text:p>
          </table:table-cell>
        </table:table-row>
        <table:table-row table:style-name="ro1">
          <table:table-cell office:value-type="float" office:value="145255" calcext:value-type="float">
            <text:p>14525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Brown County</text:p>
          </table:table-cell>
          <table:table-cell office:value-type="float" office:value="24846" calcext:value-type="float">
            <text:p>24846</text:p>
          </table:table-cell>
        </table:table-row>
        <table:table-row table:style-name="ro1">
          <table:table-cell office:value-type="float" office:value="145363" calcext:value-type="float">
            <text:p>14536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arlton County</text:p>
          </table:table-cell>
          <table:table-cell office:value-type="float" office:value="35769" calcext:value-type="float">
            <text:p>35769</text:p>
          </table:table-cell>
        </table:table-row>
        <table:table-row table:style-name="ro1">
          <table:table-cell office:value-type="float" office:value="145471" calcext:value-type="float">
            <text:p>145471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arver County</text:p>
          </table:table-cell>
          <table:table-cell office:value-type="float" office:value="106565" calcext:value-type="float">
            <text:p>106565</text:p>
          </table:table-cell>
        </table:table-row>
        <table:table-row table:style-name="ro1">
          <table:table-cell office:value-type="float" office:value="145579" calcext:value-type="float">
            <text:p>145579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ass County</text:p>
          </table:table-cell>
          <table:table-cell office:value-type="float" office:value="29928" calcext:value-type="float">
            <text:p>29928</text:p>
          </table:table-cell>
        </table:table-row>
        <table:table-row table:style-name="ro1">
          <table:table-cell office:value-type="float" office:value="145687" calcext:value-type="float">
            <text:p>145687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hippewa County</text:p>
          </table:table-cell>
          <table:table-cell office:value-type="float" office:value="11758" calcext:value-type="float">
            <text:p>11758</text:p>
          </table:table-cell>
        </table:table-row>
        <table:table-row table:style-name="ro1">
          <table:table-cell office:value-type="float" office:value="145795" calcext:value-type="float">
            <text:p>14579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hisago County</text:p>
          </table:table-cell>
          <table:table-cell office:value-type="float" office:value="56794" calcext:value-type="float">
            <text:p>56794</text:p>
          </table:table-cell>
        </table:table-row>
        <table:table-row table:style-name="ro1">
          <table:table-cell office:value-type="float" office:value="145903" calcext:value-type="float">
            <text:p>14590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lay County</text:p>
          </table:table-cell>
          <table:table-cell office:value-type="float" office:value="64690" calcext:value-type="float">
            <text:p>64690</text:p>
          </table:table-cell>
        </table:table-row>
        <table:table-row table:style-name="ro1">
          <table:table-cell office:value-type="float" office:value="146011" calcext:value-type="float">
            <text:p>146011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learwater County</text:p>
          </table:table-cell>
          <table:table-cell office:value-type="float" office:value="9017" calcext:value-type="float">
            <text:p>9017</text:p>
          </table:table-cell>
        </table:table-row>
        <table:table-row table:style-name="ro1">
          <table:table-cell office:value-type="float" office:value="146119" calcext:value-type="float">
            <text:p>146119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ook County</text:p>
          </table:table-cell>
          <table:table-cell office:value-type="float" office:value="5417" calcext:value-type="float">
            <text:p>5417</text:p>
          </table:table-cell>
        </table:table-row>
        <table:table-row table:style-name="ro1">
          <table:table-cell office:value-type="float" office:value="146227" calcext:value-type="float">
            <text:p>146227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ottonwood County</text:p>
          </table:table-cell>
          <table:table-cell office:value-type="float" office:value="11242" calcext:value-type="float">
            <text:p>11242</text:p>
          </table:table-cell>
        </table:table-row>
        <table:table-row table:style-name="ro1">
          <table:table-cell office:value-type="float" office:value="146335" calcext:value-type="float">
            <text:p>14633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row Wing County</text:p>
          </table:table-cell>
          <table:table-cell office:value-type="float" office:value="65644" calcext:value-type="float">
            <text:p>65644</text:p>
          </table:table-cell>
        </table:table-row>
        <table:table-row table:style-name="ro1">
          <table:table-cell office:value-type="float" office:value="146443" calcext:value-type="float">
            <text:p>14644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Dakota County</text:p>
          </table:table-cell>
          <table:table-cell office:value-type="float" office:value="431807" calcext:value-type="float">
            <text:p>431807</text:p>
          </table:table-cell>
        </table:table-row>
        <table:table-row table:style-name="ro1">
          <table:table-cell office:value-type="float" office:value="146551" calcext:value-type="float">
            <text:p>146551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Dodge County</text:p>
          </table:table-cell>
          <table:table-cell office:value-type="float" office:value="20987" calcext:value-type="float">
            <text:p>20987</text:p>
          </table:table-cell>
        </table:table-row>
        <table:table-row table:style-name="ro1">
          <table:table-cell office:value-type="float" office:value="146659" calcext:value-type="float">
            <text:p>146659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Douglas County</text:p>
          </table:table-cell>
          <table:table-cell office:value-type="float" office:value="38328" calcext:value-type="float">
            <text:p>38328</text:p>
          </table:table-cell>
        </table:table-row>
        <table:table-row table:style-name="ro1">
          <table:table-cell office:value-type="float" office:value="146767" calcext:value-type="float">
            <text:p>146767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aribault County</text:p>
          </table:table-cell>
          <table:table-cell office:value-type="float" office:value="13601" calcext:value-type="float">
            <text:p>13601</text:p>
          </table:table-cell>
        </table:table-row>
        <table:table-row table:style-name="ro1">
          <table:table-cell office:value-type="float" office:value="146875" calcext:value-type="float">
            <text:p>14687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illmore County</text:p>
          </table:table-cell>
          <table:table-cell office:value-type="float" office:value="21135" calcext:value-type="float">
            <text:p>21135</text:p>
          </table:table-cell>
        </table:table-row>
        <table:table-row table:style-name="ro1">
          <table:table-cell office:value-type="float" office:value="146983" calcext:value-type="float">
            <text:p>14698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Freeborn County</text:p>
          </table:table-cell>
          <table:table-cell office:value-type="float" office:value="30364" calcext:value-type="float">
            <text:p>30364</text:p>
          </table:table-cell>
        </table:table-row>
        <table:table-row table:style-name="ro1">
          <table:table-cell office:value-type="float" office:value="147091" calcext:value-type="float">
            <text:p>147091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Goodhue County</text:p>
          </table:table-cell>
          <table:table-cell office:value-type="float" office:value="46318" calcext:value-type="float">
            <text:p>46318</text:p>
          </table:table-cell>
        </table:table-row>
        <table:table-row table:style-name="ro1">
          <table:table-cell office:value-type="float" office:value="147199" calcext:value-type="float">
            <text:p>147199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Grant County</text:p>
          </table:table-cell>
          <table:table-cell office:value-type="float" office:value="6026" calcext:value-type="float">
            <text:p>6026</text:p>
          </table:table-cell>
        </table:table-row>
        <table:table-row table:style-name="ro1">
          <table:table-cell office:value-type="float" office:value="147307" calcext:value-type="float">
            <text:p>147307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Hennepin County</text:p>
          </table:table-cell>
          <table:table-cell office:value-type="float" office:value="1268408" calcext:value-type="float">
            <text:p>1268408</text:p>
          </table:table-cell>
        </table:table-row>
        <table:table-row table:style-name="ro1">
          <table:table-cell office:value-type="float" office:value="147415" calcext:value-type="float">
            <text:p>14741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Houston County</text:p>
          </table:table-cell>
          <table:table-cell office:value-type="float" office:value="18632" calcext:value-type="float">
            <text:p>18632</text:p>
          </table:table-cell>
        </table:table-row>
        <table:table-row table:style-name="ro1">
          <table:table-cell office:value-type="float" office:value="147523" calcext:value-type="float">
            <text:p>14752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Hubbard County</text:p>
          </table:table-cell>
          <table:table-cell office:value-type="float" office:value="21783" calcext:value-type="float">
            <text:p>21783</text:p>
          </table:table-cell>
        </table:table-row>
        <table:table-row table:style-name="ro1">
          <table:table-cell office:value-type="float" office:value="147631" calcext:value-type="float">
            <text:p>147631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Isanti County</text:p>
          </table:table-cell>
          <table:table-cell office:value-type="float" office:value="41429" calcext:value-type="float">
            <text:p>41429</text:p>
          </table:table-cell>
        </table:table-row>
        <table:table-row table:style-name="ro1">
          <table:table-cell office:value-type="float" office:value="147739" calcext:value-type="float">
            <text:p>147739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Itasca County</text:p>
          </table:table-cell>
          <table:table-cell office:value-type="float" office:value="45268" calcext:value-type="float">
            <text:p>45268</text:p>
          </table:table-cell>
        </table:table-row>
        <table:table-row table:style-name="ro1">
          <table:table-cell office:value-type="float" office:value="147847" calcext:value-type="float">
            <text:p>147847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Jackson County</text:p>
          </table:table-cell>
          <table:table-cell office:value-type="float" office:value="9768" calcext:value-type="float">
            <text:p>9768</text:p>
          </table:table-cell>
        </table:table-row>
        <table:table-row table:style-name="ro1">
          <table:table-cell office:value-type="float" office:value="147955" calcext:value-type="float">
            <text:p>14795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Kanabec County</text:p>
          </table:table-cell>
          <table:table-cell office:value-type="float" office:value="16416" calcext:value-type="float">
            <text:p>16416</text:p>
          </table:table-cell>
        </table:table-row>
        <table:table-row table:style-name="ro1">
          <table:table-cell office:value-type="float" office:value="148063" calcext:value-type="float">
            <text:p>14806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Kandiyohi County</text:p>
          </table:table-cell>
          <table:table-cell office:value-type="float" office:value="43130" calcext:value-type="float">
            <text:p>43130</text:p>
          </table:table-cell>
        </table:table-row>
        <table:table-row table:style-name="ro1">
          <table:table-cell office:value-type="float" office:value="148171" calcext:value-type="float">
            <text:p>148171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Kittson County</text:p>
          </table:table-cell>
          <table:table-cell office:value-type="float" office:value="4214" calcext:value-type="float">
            <text:p>4214</text:p>
          </table:table-cell>
        </table:table-row>
        <table:table-row table:style-name="ro1">
          <table:table-cell office:value-type="float" office:value="148279" calcext:value-type="float">
            <text:p>148279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Koochiching County</text:p>
          </table:table-cell>
          <table:table-cell office:value-type="float" office:value="12059" calcext:value-type="float">
            <text:p>12059</text:p>
          </table:table-cell>
        </table:table-row>
        <table:table-row table:style-name="ro1">
          <table:table-cell office:value-type="float" office:value="148387" calcext:value-type="float">
            <text:p>148387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Lac qui Parle County</text:p>
          </table:table-cell>
          <table:table-cell office:value-type="float" office:value="6527" calcext:value-type="float">
            <text:p>6527</text:p>
          </table:table-cell>
        </table:table-row>
        <table:table-row table:style-name="ro1">
          <table:table-cell office:value-type="float" office:value="148495" calcext:value-type="float">
            <text:p>14849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Lake County</text:p>
          </table:table-cell>
          <table:table-cell office:value-type="float" office:value="10639" calcext:value-type="float">
            <text:p>10639</text:p>
          </table:table-cell>
        </table:table-row>
        <table:table-row table:style-name="ro1">
          <table:table-cell office:value-type="float" office:value="148603" calcext:value-type="float">
            <text:p>14860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Lake of the Woods County</text:p>
          </table:table-cell>
          <table:table-cell office:value-type="float" office:value="3754" calcext:value-type="float">
            <text:p>3754</text:p>
          </table:table-cell>
        </table:table-row>
        <table:table-row table:style-name="ro1">
          <table:table-cell office:value-type="float" office:value="148711" calcext:value-type="float">
            <text:p>148711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Le Sueur County</text:p>
          </table:table-cell>
          <table:table-cell office:value-type="float" office:value="28741" calcext:value-type="float">
            <text:p>28741</text:p>
          </table:table-cell>
        </table:table-row>
        <table:table-row table:style-name="ro1">
          <table:table-cell office:value-type="float" office:value="148819" calcext:value-type="float">
            <text:p>148819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Lincoln County</text:p>
          </table:table-cell>
          <table:table-cell office:value-type="float" office:value="5568" calcext:value-type="float">
            <text:p>5568</text:p>
          </table:table-cell>
        </table:table-row>
        <table:table-row table:style-name="ro1">
          <table:table-cell office:value-type="float" office:value="148927" calcext:value-type="float">
            <text:p>148927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Lyon County</text:p>
          </table:table-cell>
          <table:table-cell office:value-type="float" office:value="25271" calcext:value-type="float">
            <text:p>25271</text:p>
          </table:table-cell>
        </table:table-row>
        <table:table-row table:style-name="ro1">
          <table:table-cell office:value-type="float" office:value="149035" calcext:value-type="float">
            <text:p>14903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hnomen County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float" office:value="149143" calcext:value-type="float">
            <text:p>14914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rshall County</text:p>
          </table:table-cell>
          <table:table-cell office:value-type="float" office:value="9321" calcext:value-type="float">
            <text:p>9321</text:p>
          </table:table-cell>
        </table:table-row>
        <table:table-row table:style-name="ro1">
          <table:table-cell office:value-type="float" office:value="149251" calcext:value-type="float">
            <text:p>149251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rtin County</text:p>
          </table:table-cell>
          <table:table-cell office:value-type="float" office:value="19484" calcext:value-type="float">
            <text:p>19484</text:p>
          </table:table-cell>
        </table:table-row>
        <table:table-row table:style-name="ro1">
          <table:table-cell office:value-type="float" office:value="149359" calcext:value-type="float">
            <text:p>149359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cLeod County</text:p>
          </table:table-cell>
          <table:table-cell office:value-type="float" office:value="35710" calcext:value-type="float">
            <text:p>35710</text:p>
          </table:table-cell>
        </table:table-row>
        <table:table-row table:style-name="ro1">
          <table:table-cell office:value-type="float" office:value="149467" calcext:value-type="float">
            <text:p>149467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eeker County</text:p>
          </table:table-cell>
          <table:table-cell office:value-type="float" office:value="23341" calcext:value-type="float">
            <text:p>23341</text:p>
          </table:table-cell>
        </table:table-row>
        <table:table-row table:style-name="ro1">
          <table:table-cell office:value-type="float" office:value="149575" calcext:value-type="float">
            <text:p>14957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ille Lacs County</text:p>
          </table:table-cell>
          <table:table-cell office:value-type="float" office:value="26146" calcext:value-type="float">
            <text:p>26146</text:p>
          </table:table-cell>
        </table:table-row>
        <table:table-row table:style-name="ro1">
          <table:table-cell office:value-type="float" office:value="149683" calcext:value-type="float">
            <text:p>14968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rrison County</text:p>
          </table:table-cell>
          <table:table-cell office:value-type="float" office:value="33187" calcext:value-type="float">
            <text:p>33187</text:p>
          </table:table-cell>
        </table:table-row>
        <table:table-row table:style-name="ro1">
          <table:table-cell office:value-type="float" office:value="149791" calcext:value-type="float">
            <text:p>149791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wer County</text:p>
          </table:table-cell>
          <table:table-cell office:value-type="float" office:value="40150" calcext:value-type="float">
            <text:p>40150</text:p>
          </table:table-cell>
        </table:table-row>
        <table:table-row table:style-name="ro1">
          <table:table-cell office:value-type="float" office:value="149899" calcext:value-type="float">
            <text:p>149899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urray County</text:p>
          </table:table-cell>
          <table:table-cell office:value-type="float" office:value="8155" calcext:value-type="float">
            <text:p>8155</text:p>
          </table:table-cell>
        </table:table-row>
        <table:table-row table:style-name="ro1">
          <table:table-cell office:value-type="float" office:value="150007" calcext:value-type="float">
            <text:p>150007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Nicollet County</text:p>
          </table:table-cell>
          <table:table-cell office:value-type="float" office:value="34482" calcext:value-type="float">
            <text:p>34482</text:p>
          </table:table-cell>
        </table:table-row>
        <table:table-row table:style-name="ro1">
          <table:table-cell office:value-type="float" office:value="150115" calcext:value-type="float">
            <text:p>15011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Nobles County</text:p>
          </table:table-cell>
          <table:table-cell office:value-type="float" office:value="21400" calcext:value-type="float">
            <text:p>21400</text:p>
          </table:table-cell>
        </table:table-row>
        <table:table-row table:style-name="ro1">
          <table:table-cell office:value-type="float" office:value="150223" calcext:value-type="float">
            <text:p>15022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Norman County</text:p>
          </table:table-cell>
          <table:table-cell office:value-type="float" office:value="6338" calcext:value-type="float">
            <text:p>6338</text:p>
          </table:table-cell>
        </table:table-row>
        <table:table-row table:style-name="ro1">
          <table:table-cell office:value-type="float" office:value="150331" calcext:value-type="float">
            <text:p>150331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Olmsted County</text:p>
          </table:table-cell>
          <table:table-cell office:value-type="float" office:value="159298" calcext:value-type="float">
            <text:p>159298</text:p>
          </table:table-cell>
        </table:table-row>
        <table:table-row table:style-name="ro1">
          <table:table-cell office:value-type="float" office:value="150439" calcext:value-type="float">
            <text:p>150439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Otter Tail County</text:p>
          </table:table-cell>
          <table:table-cell office:value-type="float" office:value="58741" calcext:value-type="float">
            <text:p>58741</text:p>
          </table:table-cell>
        </table:table-row>
        <table:table-row table:style-name="ro1">
          <table:table-cell office:value-type="float" office:value="150547" calcext:value-type="float">
            <text:p>150547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ennington County</text:p>
          </table:table-cell>
          <table:table-cell office:value-type="float" office:value="13874" calcext:value-type="float">
            <text:p>13874</text:p>
          </table:table-cell>
        </table:table-row>
        <table:table-row table:style-name="ro1">
          <table:table-cell office:value-type="float" office:value="150655" calcext:value-type="float">
            <text:p>15065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ine County</text:p>
          </table:table-cell>
          <table:table-cell office:value-type="float" office:value="29359" calcext:value-type="float">
            <text:p>29359</text:p>
          </table:table-cell>
        </table:table-row>
        <table:table-row table:style-name="ro1">
          <table:table-cell office:value-type="float" office:value="150763" calcext:value-type="float">
            <text:p>15076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ipestone County</text:p>
          </table:table-cell>
          <table:table-cell office:value-type="float" office:value="9121" calcext:value-type="float">
            <text:p>9121</text:p>
          </table:table-cell>
        </table:table-row>
        <table:table-row table:style-name="ro1">
          <table:table-cell office:value-type="float" office:value="150871" calcext:value-type="float">
            <text:p>150871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olk County</text:p>
          </table:table-cell>
          <table:table-cell office:value-type="float" office:value="30900" calcext:value-type="float">
            <text:p>30900</text:p>
          </table:table-cell>
        </table:table-row>
        <table:table-row table:style-name="ro1">
          <table:table-cell office:value-type="float" office:value="150979" calcext:value-type="float">
            <text:p>150979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Pope County</text:p>
          </table:table-cell>
          <table:table-cell office:value-type="float" office:value="11277" calcext:value-type="float">
            <text:p>11277</text:p>
          </table:table-cell>
        </table:table-row>
        <table:table-row table:style-name="ro1">
          <table:table-cell office:value-type="float" office:value="151087" calcext:value-type="float">
            <text:p>151087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amsey County</text:p>
          </table:table-cell>
          <table:table-cell office:value-type="float" office:value="547903" calcext:value-type="float">
            <text:p>547903</text:p>
          </table:table-cell>
        </table:table-row>
        <table:table-row table:style-name="ro1">
          <table:table-cell office:value-type="float" office:value="151195" calcext:value-type="float">
            <text:p>15119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ed Lake County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151303" calcext:value-type="float">
            <text:p>15130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edwood County</text:p>
          </table:table-cell>
          <table:table-cell office:value-type="float" office:value="15079" calcext:value-type="float">
            <text:p>15079</text:p>
          </table:table-cell>
        </table:table-row>
        <table:table-row table:style-name="ro1">
          <table:table-cell office:value-type="float" office:value="151411" calcext:value-type="float">
            <text:p>151411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enville County</text:p>
          </table:table-cell>
          <table:table-cell office:value-type="float" office:value="14403" calcext:value-type="float">
            <text:p>14403</text:p>
          </table:table-cell>
        </table:table-row>
        <table:table-row table:style-name="ro1">
          <table:table-cell office:value-type="float" office:value="151519" calcext:value-type="float">
            <text:p>151519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ice County</text:p>
          </table:table-cell>
          <table:table-cell office:value-type="float" office:value="67084" calcext:value-type="float">
            <text:p>67084</text:p>
          </table:table-cell>
        </table:table-row>
        <table:table-row table:style-name="ro1">
          <table:table-cell office:value-type="float" office:value="151627" calcext:value-type="float">
            <text:p>151627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ock County</text:p>
          </table:table-cell>
          <table:table-cell office:value-type="float" office:value="9301" calcext:value-type="float">
            <text:p>9301</text:p>
          </table:table-cell>
        </table:table-row>
        <table:table-row table:style-name="ro1">
          <table:table-cell office:value-type="float" office:value="151735" calcext:value-type="float">
            <text:p>15173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Roseau County</text:p>
          </table:table-cell>
          <table:table-cell office:value-type="float" office:value="15117" calcext:value-type="float">
            <text:p>15117</text:p>
          </table:table-cell>
        </table:table-row>
        <table:table-row table:style-name="ro1">
          <table:table-cell office:value-type="float" office:value="151843" calcext:value-type="float">
            <text:p>15184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cott County</text:p>
          </table:table-cell>
          <table:table-cell office:value-type="float" office:value="150689" calcext:value-type="float">
            <text:p>150689</text:p>
          </table:table-cell>
        </table:table-row>
        <table:table-row table:style-name="ro1">
          <table:table-cell office:value-type="float" office:value="151951" calcext:value-type="float">
            <text:p>151951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herburne County</text:p>
          </table:table-cell>
          <table:table-cell office:value-type="float" office:value="98811" calcext:value-type="float">
            <text:p>98811</text:p>
          </table:table-cell>
        </table:table-row>
        <table:table-row table:style-name="ro1">
          <table:table-cell office:value-type="float" office:value="152059" calcext:value-type="float">
            <text:p>152059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ibley County</text:p>
          </table:table-cell>
          <table:table-cell office:value-type="float" office:value="14715" calcext:value-type="float">
            <text:p>14715</text:p>
          </table:table-cell>
        </table:table-row>
        <table:table-row table:style-name="ro1">
          <table:table-cell office:value-type="float" office:value="152167" calcext:value-type="float">
            <text:p>152167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t. Louis County</text:p>
          </table:table-cell>
          <table:table-cell office:value-type="float" office:value="198538" calcext:value-type="float">
            <text:p>198538</text:p>
          </table:table-cell>
        </table:table-row>
        <table:table-row table:style-name="ro1">
          <table:table-cell office:value-type="float" office:value="152275" calcext:value-type="float">
            <text:p>15227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83" calcext:value-type="float">
            <text:p>15238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tearns County</text:p>
          </table:table-cell>
          <table:table-cell office:value-type="float" office:value="162038" calcext:value-type="float">
            <text:p>162038</text:p>
          </table:table-cell>
        </table:table-row>
        <table:table-row table:style-name="ro1">
          <table:table-cell office:value-type="float" office:value="152491" calcext:value-type="float">
            <text:p>152491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teele County</text:p>
          </table:table-cell>
          <table:table-cell office:value-type="float" office:value="36596" calcext:value-type="float">
            <text:p>36596</text:p>
          </table:table-cell>
        </table:table-row>
        <table:table-row table:style-name="ro1">
          <table:table-cell office:value-type="float" office:value="152599" calcext:value-type="float">
            <text:p>152599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tevens County</text:p>
          </table:table-cell>
          <table:table-cell office:value-type="float" office:value="9765" calcext:value-type="float">
            <text:p>9765</text:p>
          </table:table-cell>
        </table:table-row>
        <table:table-row table:style-name="ro1">
          <table:table-cell office:value-type="float" office:value="152707" calcext:value-type="float">
            <text:p>152707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wift County</text:p>
          </table:table-cell>
          <table:table-cell office:value-type="float" office:value="9176" calcext:value-type="float">
            <text:p>9176</text:p>
          </table:table-cell>
        </table:table-row>
        <table:table-row table:style-name="ro1">
          <table:table-cell office:value-type="float" office:value="152815" calcext:value-type="float">
            <text:p>15281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Todd County</text:p>
          </table:table-cell>
          <table:table-cell office:value-type="float" office:value="24732" calcext:value-type="float">
            <text:p>24732</text:p>
          </table:table-cell>
        </table:table-row>
        <table:table-row table:style-name="ro1">
          <table:table-cell office:value-type="float" office:value="152923" calcext:value-type="float">
            <text:p>15292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Traverse County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153031" calcext:value-type="float">
            <text:p>153031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Wabasha County</text:p>
          </table:table-cell>
          <table:table-cell office:value-type="float" office:value="21642" calcext:value-type="float">
            <text:p>21642</text:p>
          </table:table-cell>
        </table:table-row>
        <table:table-row table:style-name="ro1">
          <table:table-cell office:value-type="float" office:value="153139" calcext:value-type="float">
            <text:p>153139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Wadena County</text:p>
          </table:table-cell>
          <table:table-cell office:value-type="float" office:value="13807" calcext:value-type="float">
            <text:p>13807</text:p>
          </table:table-cell>
        </table:table-row>
        <table:table-row table:style-name="ro1">
          <table:table-cell office:value-type="float" office:value="153247" calcext:value-type="float">
            <text:p>153247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Waseca County</text:p>
          </table:table-cell>
          <table:table-cell office:value-type="float" office:value="18550" calcext:value-type="float">
            <text:p>18550</text:p>
          </table:table-cell>
        </table:table-row>
        <table:table-row table:style-name="ro1">
          <table:table-cell office:value-type="float" office:value="153355" calcext:value-type="float">
            <text:p>15335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Washington County</text:p>
          </table:table-cell>
          <table:table-cell office:value-type="float" office:value="265476" calcext:value-type="float">
            <text:p>265476</text:p>
          </table:table-cell>
        </table:table-row>
        <table:table-row table:style-name="ro1">
          <table:table-cell office:value-type="float" office:value="153463" calcext:value-type="float">
            <text:p>153463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Watonwan County</text:p>
          </table:table-cell>
          <table:table-cell office:value-type="float" office:value="10792" calcext:value-type="float">
            <text:p>10792</text:p>
          </table:table-cell>
        </table:table-row>
        <table:table-row table:style-name="ro1">
          <table:table-cell office:value-type="float" office:value="153571" calcext:value-type="float">
            <text:p>153571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Wilkin County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float" office:value="153679" calcext:value-type="float">
            <text:p>153679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Winona County</text:p>
          </table:table-cell>
          <table:table-cell office:value-type="float" office:value="50485" calcext:value-type="float">
            <text:p>50485</text:p>
          </table:table-cell>
        </table:table-row>
        <table:table-row table:style-name="ro1">
          <table:table-cell office:value-type="float" office:value="153787" calcext:value-type="float">
            <text:p>153787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Wright County</text:p>
          </table:table-cell>
          <table:table-cell office:value-type="float" office:value="140249" calcext:value-type="float">
            <text:p>140249</text:p>
          </table:table-cell>
        </table:table-row>
        <table:table-row table:style-name="ro1">
          <table:table-cell office:value-type="float" office:value="153895" calcext:value-type="float">
            <text:p>15389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Yellow Medicine County</text:p>
          </table:table-cell>
          <table:table-cell office:value-type="float" office:value="9580" calcext:value-type="float">
            <text:p>9580</text:p>
          </table:table-cell>
        </table:table-row>
        <table:table-row table:style-name="ro1">
          <table:table-cell office:value-type="float" office:value="154003" calcext:value-type="float">
            <text:p>15400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dair County</text:p>
          </table:table-cell>
          <table:table-cell office:value-type="float" office:value="25399" calcext:value-type="float">
            <text:p>25399</text:p>
          </table:table-cell>
        </table:table-row>
        <table:table-row table:style-name="ro1">
          <table:table-cell office:value-type="float" office:value="154111" calcext:value-type="float">
            <text:p>15411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ndrew County</text:p>
          </table:table-cell>
          <table:table-cell office:value-type="float" office:value="17586" calcext:value-type="float">
            <text:p>17586</text:p>
          </table:table-cell>
        </table:table-row>
        <table:table-row table:style-name="ro1">
          <table:table-cell office:value-type="float" office:value="154219" calcext:value-type="float">
            <text:p>15421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tchison County</text:p>
          </table:table-cell>
          <table:table-cell office:value-type="float" office:value="5096" calcext:value-type="float">
            <text:p>5096</text:p>
          </table:table-cell>
        </table:table-row>
        <table:table-row table:style-name="ro1">
          <table:table-cell office:value-type="float" office:value="154327" calcext:value-type="float">
            <text:p>15432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udrain County</text:p>
          </table:table-cell>
          <table:table-cell office:value-type="float" office:value="24835" calcext:value-type="float">
            <text:p>24835</text:p>
          </table:table-cell>
        </table:table-row>
        <table:table-row table:style-name="ro1">
          <table:table-cell office:value-type="float" office:value="154435" calcext:value-type="float">
            <text:p>15443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Barry County</text:p>
          </table:table-cell>
          <table:table-cell office:value-type="float" office:value="35818" calcext:value-type="float">
            <text:p>35818</text:p>
          </table:table-cell>
        </table:table-row>
        <table:table-row table:style-name="ro1">
          <table:table-cell office:value-type="float" office:value="154543" calcext:value-type="float">
            <text:p>15454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Barton County</text:p>
          </table:table-cell>
          <table:table-cell office:value-type="float" office:value="11592" calcext:value-type="float">
            <text:p>11592</text:p>
          </table:table-cell>
        </table:table-row>
        <table:table-row table:style-name="ro1">
          <table:table-cell office:value-type="float" office:value="154651" calcext:value-type="float">
            <text:p>15465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Bates County</text:p>
          </table:table-cell>
          <table:table-cell office:value-type="float" office:value="16242" calcext:value-type="float">
            <text:p>16242</text:p>
          </table:table-cell>
        </table:table-row>
        <table:table-row table:style-name="ro1">
          <table:table-cell office:value-type="float" office:value="154759" calcext:value-type="float">
            <text:p>15475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Benton County</text:p>
          </table:table-cell>
          <table:table-cell office:value-type="float" office:value="19627" calcext:value-type="float">
            <text:p>19627</text:p>
          </table:table-cell>
        </table:table-row>
        <table:table-row table:style-name="ro1">
          <table:table-cell office:value-type="float" office:value="154867" calcext:value-type="float">
            <text:p>15486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Bollinger County</text:p>
          </table:table-cell>
          <table:table-cell office:value-type="float" office:value="12111" calcext:value-type="float">
            <text:p>12111</text:p>
          </table:table-cell>
        </table:table-row>
        <table:table-row table:style-name="ro1">
          <table:table-cell office:value-type="float" office:value="154975" calcext:value-type="float">
            <text:p>15497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Boone County</text:p>
          </table:table-cell>
          <table:table-cell office:value-type="float" office:value="182991" calcext:value-type="float">
            <text:p>182991</text:p>
          </table:table-cell>
        </table:table-row>
        <table:table-row table:style-name="ro1">
          <table:table-cell office:value-type="float" office:value="155083" calcext:value-type="float">
            <text:p>15508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Buchanan County</text:p>
          </table:table-cell>
          <table:table-cell office:value-type="float" office:value="86530" calcext:value-type="float">
            <text:p>86530</text:p>
          </table:table-cell>
        </table:table-row>
        <table:table-row table:style-name="ro1">
          <table:table-cell office:value-type="float" office:value="155191" calcext:value-type="float">
            <text:p>15519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Butler County</text:p>
          </table:table-cell>
          <table:table-cell office:value-type="float" office:value="42178" calcext:value-type="float">
            <text:p>42178</text:p>
          </table:table-cell>
        </table:table-row>
        <table:table-row table:style-name="ro1">
          <table:table-cell office:value-type="float" office:value="155299" calcext:value-type="float">
            <text:p>15529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aldwell County</text:p>
          </table:table-cell>
          <table:table-cell office:value-type="float" office:value="9051" calcext:value-type="float">
            <text:p>9051</text:p>
          </table:table-cell>
        </table:table-row>
        <table:table-row table:style-name="ro1">
          <table:table-cell office:value-type="float" office:value="155407" calcext:value-type="float">
            <text:p>15540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allaway County</text:p>
          </table:table-cell>
          <table:table-cell office:value-type="float" office:value="44887" calcext:value-type="float">
            <text:p>44887</text:p>
          </table:table-cell>
        </table:table-row>
        <table:table-row table:style-name="ro1">
          <table:table-cell office:value-type="float" office:value="155515" calcext:value-type="float">
            <text:p>15551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amden County</text:p>
          </table:table-cell>
          <table:table-cell office:value-type="float" office:value="46414" calcext:value-type="float">
            <text:p>46414</text:p>
          </table:table-cell>
        </table:table-row>
        <table:table-row table:style-name="ro1">
          <table:table-cell office:value-type="float" office:value="155623" calcext:value-type="float">
            <text:p>15562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ape Girardeau County</text:p>
          </table:table-cell>
          <table:table-cell office:value-type="float" office:value="79512" calcext:value-type="float">
            <text:p>79512</text:p>
          </table:table-cell>
        </table:table-row>
        <table:table-row table:style-name="ro1">
          <table:table-cell office:value-type="float" office:value="155731" calcext:value-type="float">
            <text:p>15573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arroll County</text:p>
          </table:table-cell>
          <table:table-cell office:value-type="float" office:value="8554" calcext:value-type="float">
            <text:p>8554</text:p>
          </table:table-cell>
        </table:table-row>
        <table:table-row table:style-name="ro1">
          <table:table-cell office:value-type="float" office:value="155839" calcext:value-type="float">
            <text:p>15583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arter County</text:p>
          </table:table-cell>
          <table:table-cell office:value-type="float" office:value="5991" calcext:value-type="float">
            <text:p>5991</text:p>
          </table:table-cell>
        </table:table-row>
        <table:table-row table:style-name="ro1">
          <table:table-cell office:value-type="float" office:value="155947" calcext:value-type="float">
            <text:p>15594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ass County</text:p>
          </table:table-cell>
          <table:table-cell office:value-type="float" office:value="106806" calcext:value-type="float">
            <text:p>106806</text:p>
          </table:table-cell>
        </table:table-row>
        <table:table-row table:style-name="ro1">
          <table:table-cell office:value-type="float" office:value="156055" calcext:value-type="float">
            <text:p>15605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edar County</text:p>
          </table:table-cell>
          <table:table-cell office:value-type="float" office:value="14322" calcext:value-type="float">
            <text:p>14322</text:p>
          </table:table-cell>
        </table:table-row>
        <table:table-row table:style-name="ro1">
          <table:table-cell office:value-type="float" office:value="156163" calcext:value-type="float">
            <text:p>15616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hariton County</text:p>
          </table:table-cell>
          <table:table-cell office:value-type="float" office:value="7360" calcext:value-type="float">
            <text:p>7360</text:p>
          </table:table-cell>
        </table:table-row>
        <table:table-row table:style-name="ro1">
          <table:table-cell office:value-type="float" office:value="156271" calcext:value-type="float">
            <text:p>15627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hristian County</text:p>
          </table:table-cell>
          <table:table-cell office:value-type="float" office:value="90655" calcext:value-type="float">
            <text:p>90655</text:p>
          </table:table-cell>
        </table:table-row>
        <table:table-row table:style-name="ro1">
          <table:table-cell office:value-type="float" office:value="156379" calcext:value-type="float">
            <text:p>15637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ity of St. Louis</text:p>
          </table:table-cell>
          <table:table-cell office:value-type="float" office:value="297645" calcext:value-type="float">
            <text:p>297645</text:p>
          </table:table-cell>
        </table:table-row>
        <table:table-row table:style-name="ro1">
          <table:table-cell office:value-type="float" office:value="156487" calcext:value-type="float">
            <text:p>15648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lark County</text:p>
          </table:table-cell>
          <table:table-cell office:value-type="float" office:value="6830" calcext:value-type="float">
            <text:p>6830</text:p>
          </table:table-cell>
        </table:table-row>
        <table:table-row table:style-name="ro1">
          <table:table-cell office:value-type="float" office:value="156595" calcext:value-type="float">
            <text:p>15659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lay County</text:p>
          </table:table-cell>
          <table:table-cell office:value-type="float" office:value="253463" calcext:value-type="float">
            <text:p>253463</text:p>
          </table:table-cell>
        </table:table-row>
        <table:table-row table:style-name="ro1">
          <table:table-cell office:value-type="float" office:value="156703" calcext:value-type="float">
            <text:p>15670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linton County</text:p>
          </table:table-cell>
          <table:table-cell office:value-type="float" office:value="20553" calcext:value-type="float">
            <text:p>20553</text:p>
          </table:table-cell>
        </table:table-row>
        <table:table-row table:style-name="ro1">
          <table:table-cell office:value-type="float" office:value="156811" calcext:value-type="float">
            <text:p>15681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ole County</text:p>
          </table:table-cell>
          <table:table-cell office:value-type="float" office:value="76191" calcext:value-type="float">
            <text:p>76191</text:p>
          </table:table-cell>
        </table:table-row>
        <table:table-row table:style-name="ro1">
          <table:table-cell office:value-type="float" office:value="156919" calcext:value-type="float">
            <text:p>15691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ooper County</text:p>
          </table:table-cell>
          <table:table-cell office:value-type="float" office:value="17102" calcext:value-type="float">
            <text:p>17102</text:p>
          </table:table-cell>
        </table:table-row>
        <table:table-row table:style-name="ro1">
          <table:table-cell office:value-type="float" office:value="157027" calcext:value-type="float">
            <text:p>15702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rawford County</text:p>
          </table:table-cell>
          <table:table-cell office:value-type="float" office:value="23739" calcext:value-type="float">
            <text:p>23739</text:p>
          </table:table-cell>
        </table:table-row>
        <table:table-row table:style-name="ro1">
          <table:table-cell office:value-type="float" office:value="157135" calcext:value-type="float">
            <text:p>15713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Dade County</text:p>
          </table:table-cell>
          <table:table-cell office:value-type="float" office:value="7568" calcext:value-type="float">
            <text:p>7568</text:p>
          </table:table-cell>
        </table:table-row>
        <table:table-row table:style-name="ro1">
          <table:table-cell office:value-type="float" office:value="157243" calcext:value-type="float">
            <text:p>15724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Dallas County</text:p>
          </table:table-cell>
          <table:table-cell office:value-type="float" office:value="17219" calcext:value-type="float">
            <text:p>17219</text:p>
          </table:table-cell>
        </table:table-row>
        <table:table-row table:style-name="ro1">
          <table:table-cell office:value-type="float" office:value="157351" calcext:value-type="float">
            <text:p>15735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Daviess County</text:p>
          </table:table-cell>
          <table:table-cell office:value-type="float" office:value="8283" calcext:value-type="float">
            <text:p>8283</text:p>
          </table:table-cell>
        </table:table-row>
        <table:table-row table:style-name="ro1">
          <table:table-cell office:value-type="float" office:value="157459" calcext:value-type="float">
            <text:p>15745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DeKalb County</text:p>
          </table:table-cell>
          <table:table-cell office:value-type="float" office:value="10944" calcext:value-type="float">
            <text:p>10944</text:p>
          </table:table-cell>
        </table:table-row>
        <table:table-row table:style-name="ro1">
          <table:table-cell office:value-type="float" office:value="157567" calcext:value-type="float">
            <text:p>15756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Dent County</text:p>
          </table:table-cell>
          <table:table-cell office:value-type="float" office:value="15481" calcext:value-type="float">
            <text:p>15481</text:p>
          </table:table-cell>
        </table:table-row>
        <table:table-row table:style-name="ro1">
          <table:table-cell office:value-type="float" office:value="157675" calcext:value-type="float">
            <text:p>15767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Douglas County</text:p>
          </table:table-cell>
          <table:table-cell office:value-type="float" office:value="13344" calcext:value-type="float">
            <text:p>13344</text:p>
          </table:table-cell>
        </table:table-row>
        <table:table-row table:style-name="ro1">
          <table:table-cell office:value-type="float" office:value="157783" calcext:value-type="float">
            <text:p>15778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Dunklin County</text:p>
          </table:table-cell>
          <table:table-cell office:value-type="float" office:value="28878" calcext:value-type="float">
            <text:p>28878</text:p>
          </table:table-cell>
        </table:table-row>
        <table:table-row table:style-name="ro1">
          <table:table-cell office:value-type="float" office:value="157891" calcext:value-type="float">
            <text:p>15789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Franklin County</text:p>
          </table:table-cell>
          <table:table-cell office:value-type="float" office:value="104469" calcext:value-type="float">
            <text:p>104469</text:p>
          </table:table-cell>
        </table:table-row>
        <table:table-row table:style-name="ro1">
          <table:table-cell office:value-type="float" office:value="157999" calcext:value-type="float">
            <text:p>15799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Gasconade County</text:p>
          </table:table-cell>
          <table:table-cell office:value-type="float" office:value="14566" calcext:value-type="float">
            <text:p>14566</text:p>
          </table:table-cell>
        </table:table-row>
        <table:table-row table:style-name="ro1">
          <table:table-cell office:value-type="float" office:value="158107" calcext:value-type="float">
            <text:p>15810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Gentry County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 office:value-type="float" office:value="158215" calcext:value-type="float">
            <text:p>15821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Greene County</text:p>
          </table:table-cell>
          <table:table-cell office:value-type="float" office:value="294997" calcext:value-type="float">
            <text:p>294997</text:p>
          </table:table-cell>
        </table:table-row>
        <table:table-row table:style-name="ro1">
          <table:table-cell office:value-type="float" office:value="158323" calcext:value-type="float">
            <text:p>15832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Grundy County</text:p>
          </table:table-cell>
          <table:table-cell office:value-type="float" office:value="9595" calcext:value-type="float">
            <text:p>9595</text:p>
          </table:table-cell>
        </table:table-row>
        <table:table-row table:style-name="ro1">
          <table:table-cell office:value-type="float" office:value="158431" calcext:value-type="float">
            <text:p>15843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Harrison County</text:p>
          </table:table-cell>
          <table:table-cell office:value-type="float" office:value="8321" calcext:value-type="float">
            <text:p>8321</text:p>
          </table:table-cell>
        </table:table-row>
        <table:table-row table:style-name="ro1">
          <table:table-cell office:value-type="float" office:value="158539" calcext:value-type="float">
            <text:p>15853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Henry County</text:p>
          </table:table-cell>
          <table:table-cell office:value-type="float" office:value="22076" calcext:value-type="float">
            <text:p>22076</text:p>
          </table:table-cell>
        </table:table-row>
        <table:table-row table:style-name="ro1">
          <table:table-cell office:value-type="float" office:value="158647" calcext:value-type="float">
            <text:p>15864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Hickory County</text:p>
          </table:table-cell>
          <table:table-cell office:value-type="float" office:value="9586" calcext:value-type="float">
            <text:p>9586</text:p>
          </table:table-cell>
        </table:table-row>
        <table:table-row table:style-name="ro1">
          <table:table-cell office:value-type="float" office:value="158755" calcext:value-type="float">
            <text:p>15875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Holt County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float" office:value="158863" calcext:value-type="float">
            <text:p>15886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Howard County</text:p>
          </table:table-cell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58971" calcext:value-type="float">
            <text:p>15897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Howell County</text:p>
          </table:table-cell>
          <table:table-cell office:value-type="float" office:value="40262" calcext:value-type="float">
            <text:p>40262</text:p>
          </table:table-cell>
        </table:table-row>
        <table:table-row table:style-name="ro1">
          <table:table-cell office:value-type="float" office:value="159079" calcext:value-type="float">
            <text:p>15907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Iron County</text:p>
          </table:table-cell>
          <table:table-cell office:value-type="float" office:value="10098" calcext:value-type="float">
            <text:p>10098</text:p>
          </table:table-cell>
        </table:table-row>
        <table:table-row table:style-name="ro1">
          <table:table-cell office:value-type="float" office:value="159187" calcext:value-type="float">
            <text:p>15918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Jackson County</text:p>
          </table:table-cell>
          <table:table-cell office:value-type="float" office:value="705925" calcext:value-type="float">
            <text:p>705925</text:p>
          </table:table-cell>
        </table:table-row>
        <table:table-row table:style-name="ro1">
          <table:table-cell office:value-type="float" office:value="159295" calcext:value-type="float">
            <text:p>15929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Jasper County</text:p>
          </table:table-cell>
          <table:table-cell office:value-type="float" office:value="121648" calcext:value-type="float">
            <text:p>121648</text:p>
          </table:table-cell>
        </table:table-row>
        <table:table-row table:style-name="ro1">
          <table:table-cell office:value-type="float" office:value="159403" calcext:value-type="float">
            <text:p>15940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Jefferson County</text:p>
          </table:table-cell>
          <table:table-cell office:value-type="float" office:value="226543" calcext:value-type="float">
            <text:p>226543</text:p>
          </table:table-cell>
        </table:table-row>
        <table:table-row table:style-name="ro1">
          <table:table-cell office:value-type="float" office:value="159511" calcext:value-type="float">
            <text:p>15951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Johnson County</text:p>
          </table:table-cell>
          <table:table-cell office:value-type="float" office:value="54219" calcext:value-type="float">
            <text:p>54219</text:p>
          </table:table-cell>
        </table:table-row>
        <table:table-row table:style-name="ro1">
          <table:table-cell office:value-type="float" office:value="159619" calcext:value-type="float">
            <text:p>15961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Knox County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159727" calcext:value-type="float">
            <text:p>15972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Laclede County</text:p>
          </table:table-cell>
          <table:table-cell office:value-type="float" office:value="35895" calcext:value-type="float">
            <text:p>35895</text:p>
          </table:table-cell>
        </table:table-row>
        <table:table-row table:style-name="ro1">
          <table:table-cell office:value-type="float" office:value="159835" calcext:value-type="float">
            <text:p>15983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Lafayette County</text:p>
          </table:table-cell>
          <table:table-cell office:value-type="float" office:value="33006" calcext:value-type="float">
            <text:p>33006</text:p>
          </table:table-cell>
        </table:table-row>
        <table:table-row table:style-name="ro1">
          <table:table-cell office:value-type="float" office:value="159943" calcext:value-type="float">
            <text:p>15994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Lawrence County</text:p>
          </table:table-cell>
          <table:table-cell office:value-type="float" office:value="38175" calcext:value-type="float">
            <text:p>38175</text:p>
          </table:table-cell>
        </table:table-row>
        <table:table-row table:style-name="ro1">
          <table:table-cell office:value-type="float" office:value="160051" calcext:value-type="float">
            <text:p>16005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Lewis County</text:p>
          </table:table-cell>
          <table:table-cell office:value-type="float" office:value="9810" calcext:value-type="float">
            <text:p>9810</text:p>
          </table:table-cell>
        </table:table-row>
        <table:table-row table:style-name="ro1">
          <table:table-cell office:value-type="float" office:value="160159" calcext:value-type="float">
            <text:p>16015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Lincoln County</text:p>
          </table:table-cell>
          <table:table-cell office:value-type="float" office:value="60119" calcext:value-type="float">
            <text:p>60119</text:p>
          </table:table-cell>
        </table:table-row>
        <table:table-row table:style-name="ro1">
          <table:table-cell office:value-type="float" office:value="160267" calcext:value-type="float">
            <text:p>16026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Linn County</text:p>
          </table:table-cell>
          <table:table-cell office:value-type="float" office:value="11830" calcext:value-type="float">
            <text:p>11830</text:p>
          </table:table-cell>
        </table:table-row>
        <table:table-row table:style-name="ro1">
          <table:table-cell office:value-type="float" office:value="160375" calcext:value-type="float">
            <text:p>16037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Livingston County</text:p>
          </table:table-cell>
          <table:table-cell office:value-type="float" office:value="14413" calcext:value-type="float">
            <text:p>14413</text:p>
          </table:table-cell>
        </table:table-row>
        <table:table-row table:style-name="ro1">
          <table:table-cell office:value-type="float" office:value="160483" calcext:value-type="float">
            <text:p>16048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on County</text:p>
          </table:table-cell>
          <table:table-cell office:value-type="float" office:value="15095" calcext:value-type="float">
            <text:p>15095</text:p>
          </table:table-cell>
        </table:table-row>
        <table:table-row table:style-name="ro1">
          <table:table-cell office:value-type="float" office:value="160591" calcext:value-type="float">
            <text:p>16059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dison County</text:p>
          </table:table-cell>
          <table:table-cell office:value-type="float" office:value="12113" calcext:value-type="float">
            <text:p>12113</text:p>
          </table:table-cell>
        </table:table-row>
        <table:table-row table:style-name="ro1">
          <table:table-cell office:value-type="float" office:value="160699" calcext:value-type="float">
            <text:p>16069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ries County</text:p>
          </table:table-cell>
          <table:table-cell office:value-type="float" office:value="8795" calcext:value-type="float">
            <text:p>8795</text:p>
          </table:table-cell>
        </table:table-row>
        <table:table-row table:style-name="ro1">
          <table:table-cell office:value-type="float" office:value="160807" calcext:value-type="float">
            <text:p>16080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rion County</text:p>
          </table:table-cell>
          <table:table-cell office:value-type="float" office:value="28423" calcext:value-type="float">
            <text:p>28423</text:p>
          </table:table-cell>
        </table:table-row>
        <table:table-row table:style-name="ro1">
          <table:table-cell office:value-type="float" office:value="160915" calcext:value-type="float">
            <text:p>16091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cDonald County</text:p>
          </table:table-cell>
          <table:table-cell office:value-type="float" office:value="22900" calcext:value-type="float">
            <text:p>22900</text:p>
          </table:table-cell>
        </table:table-row>
        <table:table-row table:style-name="ro1">
          <table:table-cell office:value-type="float" office:value="161023" calcext:value-type="float">
            <text:p>16102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ercer County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float" office:value="161131" calcext:value-type="float">
            <text:p>16113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iller County</text:p>
          </table:table-cell>
          <table:table-cell office:value-type="float" office:value="25791" calcext:value-type="float">
            <text:p>25791</text:p>
          </table:table-cell>
        </table:table-row>
        <table:table-row table:style-name="ro1">
          <table:table-cell office:value-type="float" office:value="161239" calcext:value-type="float">
            <text:p>16123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ississippi County</text:p>
          </table:table-cell>
          <table:table-cell office:value-type="float" office:value="12691" calcext:value-type="float">
            <text:p>12691</text:p>
          </table:table-cell>
        </table:table-row>
        <table:table-row table:style-name="ro1">
          <table:table-cell office:value-type="float" office:value="161347" calcext:value-type="float">
            <text:p>16134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niteau County</text:p>
          </table:table-cell>
          <table:table-cell office:value-type="float" office:value="15585" calcext:value-type="float">
            <text:p>15585</text:p>
          </table:table-cell>
        </table:table-row>
        <table:table-row table:style-name="ro1">
          <table:table-cell office:value-type="float" office:value="161455" calcext:value-type="float">
            <text:p>16145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nroe County</text:p>
          </table:table-cell>
          <table:table-cell office:value-type="float" office:value="8672" calcext:value-type="float">
            <text:p>8672</text:p>
          </table:table-cell>
        </table:table-row>
        <table:table-row table:style-name="ro1">
          <table:table-cell office:value-type="float" office:value="161563" calcext:value-type="float">
            <text:p>16156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ntgomery County</text:p>
          </table:table-cell>
          <table:table-cell office:value-type="float" office:value="11294" calcext:value-type="float">
            <text:p>11294</text:p>
          </table:table-cell>
        </table:table-row>
        <table:table-row table:style-name="ro1">
          <table:table-cell office:value-type="float" office:value="161671" calcext:value-type="float">
            <text:p>16167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rgan County</text:p>
          </table:table-cell>
          <table:table-cell office:value-type="float" office:value="20716" calcext:value-type="float">
            <text:p>20716</text:p>
          </table:table-cell>
        </table:table-row>
        <table:table-row table:style-name="ro1">
          <table:table-cell office:value-type="float" office:value="161779" calcext:value-type="float">
            <text:p>16177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New Madrid County</text:p>
          </table:table-cell>
          <table:table-cell office:value-type="float" office:value="16693" calcext:value-type="float">
            <text:p>16693</text:p>
          </table:table-cell>
        </table:table-row>
        <table:table-row table:style-name="ro1">
          <table:table-cell office:value-type="float" office:value="161887" calcext:value-type="float">
            <text:p>16188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Newton County</text:p>
          </table:table-cell>
          <table:table-cell office:value-type="float" office:value="58451" calcext:value-type="float">
            <text:p>58451</text:p>
          </table:table-cell>
        </table:table-row>
        <table:table-row table:style-name="ro1">
          <table:table-cell office:value-type="float" office:value="161995" calcext:value-type="float">
            <text:p>16199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Nodaway County</text:p>
          </table:table-cell>
          <table:table-cell office:value-type="float" office:value="21743" calcext:value-type="float">
            <text:p>21743</text:p>
          </table:table-cell>
        </table:table-row>
        <table:table-row table:style-name="ro1">
          <table:table-cell office:value-type="float" office:value="162103" calcext:value-type="float">
            <text:p>16210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Oregon County</text:p>
          </table:table-cell>
          <table:table-cell office:value-type="float" office:value="10411" calcext:value-type="float">
            <text:p>10411</text:p>
          </table:table-cell>
        </table:table-row>
        <table:table-row table:style-name="ro1">
          <table:table-cell office:value-type="float" office:value="162211" calcext:value-type="float">
            <text:p>16221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Osage County</text:p>
          </table:table-cell>
          <table:table-cell office:value-type="float" office:value="13535" calcext:value-type="float">
            <text:p>13535</text:p>
          </table:table-cell>
        </table:table-row>
        <table:table-row table:style-name="ro1">
          <table:table-cell office:value-type="float" office:value="162319" calcext:value-type="float">
            <text:p>16231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Ozark County</text:p>
          </table:table-cell>
          <table:table-cell office:value-type="float" office:value="9083" calcext:value-type="float">
            <text:p>9083</text:p>
          </table:table-cell>
        </table:table-row>
        <table:table-row table:style-name="ro1">
          <table:table-cell office:value-type="float" office:value="162427" calcext:value-type="float">
            <text:p>16242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emiscot County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float" office:value="162535" calcext:value-type="float">
            <text:p>16253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erry County</text:p>
          </table:table-cell>
          <table:table-cell office:value-type="float" office:value="19194" calcext:value-type="float">
            <text:p>19194</text:p>
          </table:table-cell>
        </table:table-row>
        <table:table-row table:style-name="ro1">
          <table:table-cell office:value-type="float" office:value="162643" calcext:value-type="float">
            <text:p>16264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ettis County</text:p>
          </table:table-cell>
          <table:table-cell office:value-type="float" office:value="42490" calcext:value-type="float">
            <text:p>42490</text:p>
          </table:table-cell>
        </table:table-row>
        <table:table-row table:style-name="ro1">
          <table:table-cell office:value-type="float" office:value="162751" calcext:value-type="float">
            <text:p>16275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helps County</text:p>
          </table:table-cell>
          <table:table-cell office:value-type="float" office:value="44414" calcext:value-type="float">
            <text:p>44414</text:p>
          </table:table-cell>
        </table:table-row>
        <table:table-row table:style-name="ro1">
          <table:table-cell office:value-type="float" office:value="162859" calcext:value-type="float">
            <text:p>16285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ike County</text:p>
          </table:table-cell>
          <table:table-cell office:value-type="float" office:value="17552" calcext:value-type="float">
            <text:p>17552</text:p>
          </table:table-cell>
        </table:table-row>
        <table:table-row table:style-name="ro1">
          <table:table-cell office:value-type="float" office:value="162967" calcext:value-type="float">
            <text:p>16296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latte County</text:p>
          </table:table-cell>
          <table:table-cell office:value-type="float" office:value="106532" calcext:value-type="float">
            <text:p>106532</text:p>
          </table:table-cell>
        </table:table-row>
        <table:table-row table:style-name="ro1">
          <table:table-cell office:value-type="float" office:value="163075" calcext:value-type="float">
            <text:p>16307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olk County</text:p>
          </table:table-cell>
          <table:table-cell office:value-type="float" office:value="32490" calcext:value-type="float">
            <text:p>32490</text:p>
          </table:table-cell>
        </table:table-row>
        <table:table-row table:style-name="ro1">
          <table:table-cell office:value-type="float" office:value="163183" calcext:value-type="float">
            <text:p>16318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ulaski County</text:p>
          </table:table-cell>
          <table:table-cell office:value-type="float" office:value="52709" calcext:value-type="float">
            <text:p>52709</text:p>
          </table:table-cell>
        </table:table-row>
        <table:table-row table:style-name="ro1">
          <table:table-cell office:value-type="float" office:value="163291" calcext:value-type="float">
            <text:p>16329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utnam County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float" office:value="163399" calcext:value-type="float">
            <text:p>16339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alls County</text:p>
          </table:table-cell>
          <table:table-cell office:value-type="float" office:value="10299" calcext:value-type="float">
            <text:p>10299</text:p>
          </table:table-cell>
        </table:table-row>
        <table:table-row table:style-name="ro1">
          <table:table-cell office:value-type="float" office:value="163507" calcext:value-type="float">
            <text:p>16350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andolph County</text:p>
          </table:table-cell>
          <table:table-cell office:value-type="float" office:value="24409" calcext:value-type="float">
            <text:p>24409</text:p>
          </table:table-cell>
        </table:table-row>
        <table:table-row table:style-name="ro1">
          <table:table-cell office:value-type="float" office:value="163615" calcext:value-type="float">
            <text:p>16361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ay County</text:p>
          </table:table-cell>
          <table:table-cell office:value-type="float" office:value="22915" calcext:value-type="float">
            <text:p>22915</text:p>
          </table:table-cell>
        </table:table-row>
        <table:table-row table:style-name="ro1">
          <table:table-cell office:value-type="float" office:value="163723" calcext:value-type="float">
            <text:p>16372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eynolds County</text:p>
          </table:table-cell>
          <table:table-cell office:value-type="float" office:value="6198" calcext:value-type="float">
            <text:p>6198</text:p>
          </table:table-cell>
        </table:table-row>
        <table:table-row table:style-name="ro1">
          <table:table-cell office:value-type="float" office:value="163831" calcext:value-type="float">
            <text:p>16383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ipley County</text:p>
          </table:table-cell>
          <table:table-cell office:value-type="float" office:value="13300" calcext:value-type="float">
            <text:p>13300</text:p>
          </table:table-cell>
        </table:table-row>
        <table:table-row table:style-name="ro1">
          <table:table-cell office:value-type="float" office:value="163939" calcext:value-type="float">
            <text:p>16393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aline County</text:p>
          </table:table-cell>
          <table:table-cell office:value-type="float" office:value="22858" calcext:value-type="float">
            <text:p>22858</text:p>
          </table:table-cell>
        </table:table-row>
        <table:table-row table:style-name="ro1">
          <table:table-cell office:value-type="float" office:value="164047" calcext:value-type="float">
            <text:p>16404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chuyler County</text:p>
          </table:table-cell>
          <table:table-cell office:value-type="float" office:value="4534" calcext:value-type="float">
            <text:p>4534</text:p>
          </table:table-cell>
        </table:table-row>
        <table:table-row table:style-name="ro1">
          <table:table-cell office:value-type="float" office:value="164155" calcext:value-type="float">
            <text:p>16415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cotland County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float" office:value="164263" calcext:value-type="float">
            <text:p>16426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cott County</text:p>
          </table:table-cell>
          <table:table-cell office:value-type="float" office:value="38288" calcext:value-type="float">
            <text:p>38288</text:p>
          </table:table-cell>
        </table:table-row>
        <table:table-row table:style-name="ro1">
          <table:table-cell office:value-type="float" office:value="164371" calcext:value-type="float">
            <text:p>16437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hannon County</text:p>
          </table:table-cell>
          <table:table-cell office:value-type="float" office:value="8203" calcext:value-type="float">
            <text:p>8203</text:p>
          </table:table-cell>
        </table:table-row>
        <table:table-row table:style-name="ro1">
          <table:table-cell office:value-type="float" office:value="164479" calcext:value-type="float">
            <text:p>16447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helby County</text:p>
          </table:table-cell>
          <table:table-cell office:value-type="float" office:value="5919" calcext:value-type="float">
            <text:p>5919</text:p>
          </table:table-cell>
        </table:table-row>
        <table:table-row table:style-name="ro1">
          <table:table-cell office:value-type="float" office:value="164587" calcext:value-type="float">
            <text:p>16458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t. Charles County</text:p>
          </table:table-cell>
          <table:table-cell office:value-type="float" office:value="406204" calcext:value-type="float">
            <text:p>406204</text:p>
          </table:table-cell>
        </table:table-row>
        <table:table-row table:style-name="ro1">
          <table:table-cell office:value-type="float" office:value="164695" calcext:value-type="float">
            <text:p>16469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t. Clair County</text:p>
          </table:table-cell>
          <table:table-cell office:value-type="float" office:value="9689" calcext:value-type="float">
            <text:p>9689</text:p>
          </table:table-cell>
        </table:table-row>
        <table:table-row table:style-name="ro1">
          <table:table-cell office:value-type="float" office:value="164803" calcext:value-type="float">
            <text:p>16480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t. Francois County</text:p>
          </table:table-cell>
          <table:table-cell office:value-type="float" office:value="66485" calcext:value-type="float">
            <text:p>66485</text:p>
          </table:table-cell>
        </table:table-row>
        <table:table-row table:style-name="ro1">
          <table:table-cell office:value-type="float" office:value="164911" calcext:value-type="float">
            <text:p>16491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t. Louis County</text:p>
          </table:table-cell>
          <table:table-cell office:value-type="float" office:value="994020" calcext:value-type="float">
            <text:p>994020</text:p>
          </table:table-cell>
        </table:table-row>
        <table:table-row table:style-name="ro1">
          <table:table-cell office:value-type="float" office:value="165019" calcext:value-type="float">
            <text:p>16501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127" calcext:value-type="float">
            <text:p>16512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te. Genevieve County</text:p>
          </table:table-cell>
          <table:table-cell office:value-type="float" office:value="17924" calcext:value-type="float">
            <text:p>17924</text:p>
          </table:table-cell>
        </table:table-row>
        <table:table-row table:style-name="ro1">
          <table:table-cell office:value-type="float" office:value="165235" calcext:value-type="float">
            <text:p>16523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toddard County</text:p>
          </table:table-cell>
          <table:table-cell office:value-type="float" office:value="29001" calcext:value-type="float">
            <text:p>29001</text:p>
          </table:table-cell>
        </table:table-row>
        <table:table-row table:style-name="ro1">
          <table:table-cell office:value-type="float" office:value="165343" calcext:value-type="float">
            <text:p>16534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tone County</text:p>
          </table:table-cell>
          <table:table-cell office:value-type="float" office:value="32465" calcext:value-type="float">
            <text:p>32465</text:p>
          </table:table-cell>
        </table:table-row>
        <table:table-row table:style-name="ro1">
          <table:table-cell office:value-type="float" office:value="165451" calcext:value-type="float">
            <text:p>16545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ullivan County</text:p>
          </table:table-cell>
          <table:table-cell office:value-type="float" office:value="6033" calcext:value-type="float">
            <text:p>6033</text:p>
          </table:table-cell>
        </table:table-row>
        <table:table-row table:style-name="ro1">
          <table:table-cell office:value-type="float" office:value="165559" calcext:value-type="float">
            <text:p>16555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aney County</text:p>
          </table:table-cell>
          <table:table-cell office:value-type="float" office:value="56104" calcext:value-type="float">
            <text:p>56104</text:p>
          </table:table-cell>
        </table:table-row>
        <table:table-row table:style-name="ro1">
          <table:table-cell office:value-type="float" office:value="165667" calcext:value-type="float">
            <text:p>16566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exas County</text:p>
          </table:table-cell>
          <table:table-cell office:value-type="float" office:value="25112" calcext:value-type="float">
            <text:p>25112</text:p>
          </table:table-cell>
        </table:table-row>
        <table:table-row table:style-name="ro1">
          <table:table-cell office:value-type="float" office:value="165775" calcext:value-type="float">
            <text:p>16577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Vernon County</text:p>
          </table:table-cell>
          <table:table-cell office:value-type="float" office:value="20388" calcext:value-type="float">
            <text:p>20388</text:p>
          </table:table-cell>
        </table:table-row>
        <table:table-row table:style-name="ro1">
          <table:table-cell office:value-type="float" office:value="165883" calcext:value-type="float">
            <text:p>16588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arren County</text:p>
          </table:table-cell>
          <table:table-cell office:value-type="float" office:value="36594" calcext:value-type="float">
            <text:p>36594</text:p>
          </table:table-cell>
        </table:table-row>
        <table:table-row table:style-name="ro1">
          <table:table-cell office:value-type="float" office:value="165991" calcext:value-type="float">
            <text:p>16599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ashington County</text:p>
          </table:table-cell>
          <table:table-cell office:value-type="float" office:value="24604" calcext:value-type="float">
            <text:p>24604</text:p>
          </table:table-cell>
        </table:table-row>
        <table:table-row table:style-name="ro1">
          <table:table-cell office:value-type="float" office:value="166099" calcext:value-type="float">
            <text:p>166099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ayne County</text:p>
          </table:table-cell>
          <table:table-cell office:value-type="float" office:value="12769" calcext:value-type="float">
            <text:p>12769</text:p>
          </table:table-cell>
        </table:table-row>
        <table:table-row table:style-name="ro1">
          <table:table-cell office:value-type="float" office:value="166207" calcext:value-type="float">
            <text:p>16620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ebster County</text:p>
          </table:table-cell>
          <table:table-cell office:value-type="float" office:value="39859" calcext:value-type="float">
            <text:p>39859</text:p>
          </table:table-cell>
        </table:table-row>
        <table:table-row table:style-name="ro1">
          <table:table-cell office:value-type="float" office:value="166315" calcext:value-type="float">
            <text:p>16631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orth County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166423" calcext:value-type="float">
            <text:p>166423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right County</text:p>
          </table:table-cell>
          <table:table-cell office:value-type="float" office:value="18325" calcext:value-type="float">
            <text:p>18325</text:p>
          </table:table-cell>
        </table:table-row>
        <table:table-row table:style-name="ro1">
          <table:table-cell office:value-type="float" office:value="166531" calcext:value-type="float">
            <text:p>16653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dams County</text:p>
          </table:table-cell>
          <table:table-cell office:value-type="float" office:value="30275" calcext:value-type="float">
            <text:p>30275</text:p>
          </table:table-cell>
        </table:table-row>
        <table:table-row table:style-name="ro1">
          <table:table-cell office:value-type="float" office:value="166639" calcext:value-type="float">
            <text:p>16663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lcorn County</text:p>
          </table:table-cell>
          <table:table-cell office:value-type="float" office:value="36889" calcext:value-type="float">
            <text:p>36889</text:p>
          </table:table-cell>
        </table:table-row>
        <table:table-row table:style-name="ro1">
          <table:table-cell office:value-type="float" office:value="166747" calcext:value-type="float">
            <text:p>16674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mite County</text:p>
          </table:table-cell>
          <table:table-cell office:value-type="float" office:value="12205" calcext:value-type="float">
            <text:p>12205</text:p>
          </table:table-cell>
        </table:table-row>
        <table:table-row table:style-name="ro1">
          <table:table-cell office:value-type="float" office:value="166855" calcext:value-type="float">
            <text:p>16685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ttala County</text:p>
          </table:table-cell>
          <table:table-cell office:value-type="float" office:value="18004" calcext:value-type="float">
            <text:p>18004</text:p>
          </table:table-cell>
        </table:table-row>
        <table:table-row table:style-name="ro1">
          <table:table-cell office:value-type="float" office:value="166963" calcext:value-type="float">
            <text:p>16696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Benton County</text:p>
          </table:table-cell>
          <table:table-cell office:value-type="float" office:value="8351" calcext:value-type="float">
            <text:p>8351</text:p>
          </table:table-cell>
        </table:table-row>
        <table:table-row table:style-name="ro1">
          <table:table-cell office:value-type="float" office:value="167071" calcext:value-type="float">
            <text:p>16707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Bolivar County</text:p>
          </table:table-cell>
          <table:table-cell office:value-type="float" office:value="30142" calcext:value-type="float">
            <text:p>30142</text:p>
          </table:table-cell>
        </table:table-row>
        <table:table-row table:style-name="ro1">
          <table:table-cell office:value-type="float" office:value="167179" calcext:value-type="float">
            <text:p>16717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alhoun County</text:p>
          </table:table-cell>
          <table:table-cell office:value-type="float" office:value="14241" calcext:value-type="float">
            <text:p>14241</text:p>
          </table:table-cell>
        </table:table-row>
        <table:table-row table:style-name="ro1">
          <table:table-cell office:value-type="float" office:value="167287" calcext:value-type="float">
            <text:p>16728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arroll County</text:p>
          </table:table-cell>
          <table:table-cell office:value-type="float" office:value="9732" calcext:value-type="float">
            <text:p>9732</text:p>
          </table:table-cell>
        </table:table-row>
        <table:table-row table:style-name="ro1">
          <table:table-cell office:value-type="float" office:value="167395" calcext:value-type="float">
            <text:p>16739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hickasaw County</text:p>
          </table:table-cell>
          <table:table-cell office:value-type="float" office:value="16951" calcext:value-type="float">
            <text:p>16951</text:p>
          </table:table-cell>
        </table:table-row>
        <table:table-row table:style-name="ro1">
          <table:table-cell office:value-type="float" office:value="167503" calcext:value-type="float">
            <text:p>16750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hoctaw County</text:p>
          </table:table-cell>
          <table:table-cell office:value-type="float" office:value="8063" calcext:value-type="float">
            <text:p>8063</text:p>
          </table:table-cell>
        </table:table-row>
        <table:table-row table:style-name="ro1">
          <table:table-cell office:value-type="float" office:value="167611" calcext:value-type="float">
            <text:p>1676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laiborne County</text:p>
          </table:table-cell>
          <table:table-cell office:value-type="float" office:value="8911" calcext:value-type="float">
            <text:p>8911</text:p>
          </table:table-cell>
        </table:table-row>
        <table:table-row table:style-name="ro1">
          <table:table-cell office:value-type="float" office:value="167719" calcext:value-type="float">
            <text:p>1677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larke County</text:p>
          </table:table-cell>
          <table:table-cell office:value-type="float" office:value="15299" calcext:value-type="float">
            <text:p>15299</text:p>
          </table:table-cell>
        </table:table-row>
        <table:table-row table:style-name="ro1">
          <table:table-cell office:value-type="float" office:value="167827" calcext:value-type="float">
            <text:p>16782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lay County</text:p>
          </table:table-cell>
          <table:table-cell office:value-type="float" office:value="19352" calcext:value-type="float">
            <text:p>19352</text:p>
          </table:table-cell>
        </table:table-row>
        <table:table-row table:style-name="ro1">
          <table:table-cell office:value-type="float" office:value="167935" calcext:value-type="float">
            <text:p>16793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oahoma County</text:p>
          </table:table-cell>
          <table:table-cell office:value-type="float" office:value="21564" calcext:value-type="float">
            <text:p>21564</text:p>
          </table:table-cell>
        </table:table-row>
        <table:table-row table:style-name="ro1">
          <table:table-cell office:value-type="float" office:value="168043" calcext:value-type="float">
            <text:p>16804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opiah County</text:p>
          </table:table-cell>
          <table:table-cell office:value-type="float" office:value="27933" calcext:value-type="float">
            <text:p>27933</text:p>
          </table:table-cell>
        </table:table-row>
        <table:table-row table:style-name="ro1">
          <table:table-cell office:value-type="float" office:value="168151" calcext:value-type="float">
            <text:p>1681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ovington County</text:p>
          </table:table-cell>
          <table:table-cell office:value-type="float" office:value="18518" calcext:value-type="float">
            <text:p>18518</text:p>
          </table:table-cell>
        </table:table-row>
        <table:table-row table:style-name="ro1">
          <table:table-cell office:value-type="float" office:value="168259" calcext:value-type="float">
            <text:p>16825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eSoto County</text:p>
          </table:table-cell>
          <table:table-cell office:value-type="float" office:value="188275" calcext:value-type="float">
            <text:p>188275</text:p>
          </table:table-cell>
        </table:table-row>
        <table:table-row table:style-name="ro1">
          <table:table-cell office:value-type="float" office:value="168367" calcext:value-type="float">
            <text:p>16836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orrest County</text:p>
          </table:table-cell>
          <table:table-cell office:value-type="float" office:value="75009" calcext:value-type="float">
            <text:p>75009</text:p>
          </table:table-cell>
        </table:table-row>
        <table:table-row table:style-name="ro1">
          <table:table-cell office:value-type="float" office:value="168475" calcext:value-type="float">
            <text:p>16847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ranklin County</text:p>
          </table:table-cell>
          <table:table-cell office:value-type="float" office:value="7657" calcext:value-type="float">
            <text:p>7657</text:p>
          </table:table-cell>
        </table:table-row>
        <table:table-row table:style-name="ro1">
          <table:table-cell office:value-type="float" office:value="168583" calcext:value-type="float">
            <text:p>16858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George County</text:p>
          </table:table-cell>
          <table:table-cell office:value-type="float" office:value="24425" calcext:value-type="float">
            <text:p>24425</text:p>
          </table:table-cell>
        </table:table-row>
        <table:table-row table:style-name="ro1">
          <table:table-cell office:value-type="float" office:value="168691" calcext:value-type="float">
            <text:p>16869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Greene County</text:p>
          </table:table-cell>
          <table:table-cell office:value-type="float" office:value="13477" calcext:value-type="float">
            <text:p>13477</text:p>
          </table:table-cell>
        </table:table-row>
        <table:table-row table:style-name="ro1">
          <table:table-cell office:value-type="float" office:value="168799" calcext:value-type="float">
            <text:p>16879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Grenada County</text:p>
          </table:table-cell>
          <table:table-cell office:value-type="float" office:value="20610" calcext:value-type="float">
            <text:p>20610</text:p>
          </table:table-cell>
        </table:table-row>
        <table:table-row table:style-name="ro1">
          <table:table-cell office:value-type="float" office:value="168907" calcext:value-type="float">
            <text:p>16890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ancock County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1">
          <table:table-cell office:value-type="float" office:value="169015" calcext:value-type="float">
            <text:p>1690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arrison County</text:p>
          </table:table-cell>
          <table:table-cell office:value-type="float" office:value="208801" calcext:value-type="float">
            <text:p>208801</text:p>
          </table:table-cell>
        </table:table-row>
        <table:table-row table:style-name="ro1">
          <table:table-cell office:value-type="float" office:value="169123" calcext:value-type="float">
            <text:p>16912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nds County</text:p>
          </table:table-cell>
          <table:table-cell office:value-type="float" office:value="227966" calcext:value-type="float">
            <text:p>227966</text:p>
          </table:table-cell>
        </table:table-row>
        <table:table-row table:style-name="ro1">
          <table:table-cell office:value-type="float" office:value="169231" calcext:value-type="float">
            <text:p>16923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olmes County</text:p>
          </table:table-cell>
          <table:table-cell office:value-type="float" office:value="16726" calcext:value-type="float">
            <text:p>16726</text:p>
          </table:table-cell>
        </table:table-row>
        <table:table-row table:style-name="ro1">
          <table:table-cell office:value-type="float" office:value="169339" calcext:value-type="float">
            <text:p>16933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umphreys County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office:value-type="float" office:value="169447" calcext:value-type="float">
            <text:p>16944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Issaquena County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69555" calcext:value-type="float">
            <text:p>16955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Itawamba County</text:p>
          </table:table-cell>
          <table:table-cell office:value-type="float" office:value="23261" calcext:value-type="float">
            <text:p>23261</text:p>
          </table:table-cell>
        </table:table-row>
        <table:table-row table:style-name="ro1">
          <table:table-cell office:value-type="float" office:value="169663" calcext:value-type="float">
            <text:p>16966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Jackson County</text:p>
          </table:table-cell>
          <table:table-cell office:value-type="float" office:value="143802" calcext:value-type="float">
            <text:p>143802</text:p>
          </table:table-cell>
        </table:table-row>
        <table:table-row table:style-name="ro1">
          <table:table-cell office:value-type="float" office:value="169771" calcext:value-type="float">
            <text:p>16977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Jasper County</text:p>
          </table:table-cell>
          <table:table-cell office:value-type="float" office:value="16332" calcext:value-type="float">
            <text:p>16332</text:p>
          </table:table-cell>
        </table:table-row>
        <table:table-row table:style-name="ro1">
          <table:table-cell office:value-type="float" office:value="169879" calcext:value-type="float">
            <text:p>16987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Jefferson County</text:p>
          </table:table-cell>
          <table:table-cell office:value-type="float" office:value="6997" calcext:value-type="float">
            <text:p>6997</text:p>
          </table:table-cell>
        </table:table-row>
        <table:table-row table:style-name="ro1">
          <table:table-cell office:value-type="float" office:value="169987" calcext:value-type="float">
            <text:p>16998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Jefferson Davis County</text:p>
          </table:table-cell>
          <table:table-cell office:value-type="float" office:value="10890" calcext:value-type="float">
            <text:p>10890</text:p>
          </table:table-cell>
        </table:table-row>
        <table:table-row table:style-name="ro1">
          <table:table-cell office:value-type="float" office:value="170095" calcext:value-type="float">
            <text:p>17009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Jones County</text:p>
          </table:table-cell>
          <table:table-cell office:value-type="float" office:value="67993" calcext:value-type="float">
            <text:p>67993</text:p>
          </table:table-cell>
        </table:table-row>
        <table:table-row table:style-name="ro1">
          <table:table-cell office:value-type="float" office:value="170203" calcext:value-type="float">
            <text:p>17020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Kemper County</text:p>
          </table:table-cell>
          <table:table-cell office:value-type="float" office:value="9521" calcext:value-type="float">
            <text:p>9521</text:p>
          </table:table-cell>
        </table:table-row>
        <table:table-row table:style-name="ro1">
          <table:table-cell office:value-type="float" office:value="170311" calcext:value-type="float">
            <text:p>1703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fayette County</text:p>
          </table:table-cell>
          <table:table-cell office:value-type="float" office:value="54408" calcext:value-type="float">
            <text:p>54408</text:p>
          </table:table-cell>
        </table:table-row>
        <table:table-row table:style-name="ro1">
          <table:table-cell office:value-type="float" office:value="170419" calcext:value-type="float">
            <text:p>1704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mar County</text:p>
          </table:table-cell>
          <table:table-cell office:value-type="float" office:value="64165" calcext:value-type="float">
            <text:p>64165</text:p>
          </table:table-cell>
        </table:table-row>
        <table:table-row table:style-name="ro1">
          <table:table-cell office:value-type="float" office:value="170527" calcext:value-type="float">
            <text:p>17052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uderdale County</text:p>
          </table:table-cell>
          <table:table-cell office:value-type="float" office:value="73751" calcext:value-type="float">
            <text:p>73751</text:p>
          </table:table-cell>
        </table:table-row>
        <table:table-row table:style-name="ro1">
          <table:table-cell office:value-type="float" office:value="170635" calcext:value-type="float">
            <text:p>17063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awrence County</text:p>
          </table:table-cell>
          <table:table-cell office:value-type="float" office:value="12480" calcext:value-type="float">
            <text:p>12480</text:p>
          </table:table-cell>
        </table:table-row>
        <table:table-row table:style-name="ro1">
          <table:table-cell office:value-type="float" office:value="170743" calcext:value-type="float">
            <text:p>17074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eake County</text:p>
          </table:table-cell>
          <table:table-cell office:value-type="float" office:value="22741" calcext:value-type="float">
            <text:p>22741</text:p>
          </table:table-cell>
        </table:table-row>
        <table:table-row table:style-name="ro1">
          <table:table-cell office:value-type="float" office:value="170851" calcext:value-type="float">
            <text:p>1708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ee County</text:p>
          </table:table-cell>
          <table:table-cell office:value-type="float" office:value="85466" calcext:value-type="float">
            <text:p>85466</text:p>
          </table:table-cell>
        </table:table-row>
        <table:table-row table:style-name="ro1">
          <table:table-cell office:value-type="float" office:value="170959" calcext:value-type="float">
            <text:p>17095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eflore County</text:p>
          </table:table-cell>
          <table:table-cell office:value-type="float" office:value="27854" calcext:value-type="float">
            <text:p>27854</text:p>
          </table:table-cell>
        </table:table-row>
        <table:table-row table:style-name="ro1">
          <table:table-cell office:value-type="float" office:value="171067" calcext:value-type="float">
            <text:p>17106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incoln County</text:p>
          </table:table-cell>
          <table:table-cell office:value-type="float" office:value="33936" calcext:value-type="float">
            <text:p>33936</text:p>
          </table:table-cell>
        </table:table-row>
        <table:table-row table:style-name="ro1">
          <table:table-cell office:value-type="float" office:value="171175" calcext:value-type="float">
            <text:p>17117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owndes County</text:p>
          </table:table-cell>
          <table:table-cell office:value-type="float" office:value="58309" calcext:value-type="float">
            <text:p>58309</text:p>
          </table:table-cell>
        </table:table-row>
        <table:table-row table:style-name="ro1">
          <table:table-cell office:value-type="float" office:value="171283" calcext:value-type="float">
            <text:p>17128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dison County</text:p>
          </table:table-cell>
          <table:table-cell office:value-type="float" office:value="106871" calcext:value-type="float">
            <text:p>106871</text:p>
          </table:table-cell>
        </table:table-row>
        <table:table-row table:style-name="ro1">
          <table:table-cell office:value-type="float" office:value="171391" calcext:value-type="float">
            <text:p>17139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rion County</text:p>
          </table:table-cell>
          <table:table-cell office:value-type="float" office:value="24441" calcext:value-type="float">
            <text:p>24441</text:p>
          </table:table-cell>
        </table:table-row>
        <table:table-row table:style-name="ro1">
          <table:table-cell office:value-type="float" office:value="171499" calcext:value-type="float">
            <text:p>17149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rshall County</text:p>
          </table:table-cell>
          <table:table-cell office:value-type="float" office:value="35301" calcext:value-type="float">
            <text:p>35301</text:p>
          </table:table-cell>
        </table:table-row>
        <table:table-row table:style-name="ro1">
          <table:table-cell office:value-type="float" office:value="171607" calcext:value-type="float">
            <text:p>17160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nroe County</text:p>
          </table:table-cell>
          <table:table-cell office:value-type="float" office:value="35123" calcext:value-type="float">
            <text:p>35123</text:p>
          </table:table-cell>
        </table:table-row>
        <table:table-row table:style-name="ro1">
          <table:table-cell office:value-type="float" office:value="171715" calcext:value-type="float">
            <text:p>1717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ntgomery County</text:p>
          </table:table-cell>
          <table:table-cell office:value-type="float" office:value="9661" calcext:value-type="float">
            <text:p>9661</text:p>
          </table:table-cell>
        </table:table-row>
        <table:table-row table:style-name="ro1">
          <table:table-cell office:value-type="float" office:value="171823" calcext:value-type="float">
            <text:p>17182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eshoba County</text:p>
          </table:table-cell>
          <table:table-cell office:value-type="float" office:value="28996" calcext:value-type="float">
            <text:p>28996</text:p>
          </table:table-cell>
        </table:table-row>
        <table:table-row table:style-name="ro1">
          <table:table-cell office:value-type="float" office:value="171931" calcext:value-type="float">
            <text:p>17193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ewton County</text:p>
          </table:table-cell>
          <table:table-cell office:value-type="float" office:value="20866" calcext:value-type="float">
            <text:p>20866</text:p>
          </table:table-cell>
        </table:table-row>
        <table:table-row table:style-name="ro1">
          <table:table-cell office:value-type="float" office:value="172039" calcext:value-type="float">
            <text:p>17203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oxubee County</text:p>
          </table:table-cell>
          <table:table-cell office:value-type="float" office:value="10236" calcext:value-type="float">
            <text:p>10236</text:p>
          </table:table-cell>
        </table:table-row>
        <table:table-row table:style-name="ro1">
          <table:table-cell office:value-type="float" office:value="172147" calcext:value-type="float">
            <text:p>17214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Oktibbeha County</text:p>
          </table:table-cell>
          <table:table-cell office:value-type="float" office:value="49789" calcext:value-type="float">
            <text:p>49789</text:p>
          </table:table-cell>
        </table:table-row>
        <table:table-row table:style-name="ro1">
          <table:table-cell office:value-type="float" office:value="172255" calcext:value-type="float">
            <text:p>17225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anola County</text:p>
          </table:table-cell>
          <table:table-cell office:value-type="float" office:value="33848" calcext:value-type="float">
            <text:p>33848</text:p>
          </table:table-cell>
        </table:table-row>
        <table:table-row table:style-name="ro1">
          <table:table-cell office:value-type="float" office:value="172363" calcext:value-type="float">
            <text:p>17236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earl River County</text:p>
          </table:table-cell>
          <table:table-cell office:value-type="float" office:value="55876" calcext:value-type="float">
            <text:p>55876</text:p>
          </table:table-cell>
        </table:table-row>
        <table:table-row table:style-name="ro1">
          <table:table-cell office:value-type="float" office:value="172471" calcext:value-type="float">
            <text:p>17247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erry County</text:p>
          </table:table-cell>
          <table:table-cell office:value-type="float" office:value="11862" calcext:value-type="float">
            <text:p>11862</text:p>
          </table:table-cell>
        </table:table-row>
        <table:table-row table:style-name="ro1">
          <table:table-cell office:value-type="float" office:value="172579" calcext:value-type="float">
            <text:p>17257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ike County</text:p>
          </table:table-cell>
          <table:table-cell office:value-type="float" office:value="38997" calcext:value-type="float">
            <text:p>38997</text:p>
          </table:table-cell>
        </table:table-row>
        <table:table-row table:style-name="ro1">
          <table:table-cell office:value-type="float" office:value="172687" calcext:value-type="float">
            <text:p>17268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ontotoc County</text:p>
          </table:table-cell>
          <table:table-cell office:value-type="float" office:value="32461" calcext:value-type="float">
            <text:p>32461</text:p>
          </table:table-cell>
        </table:table-row>
        <table:table-row table:style-name="ro1">
          <table:table-cell office:value-type="float" office:value="172795" calcext:value-type="float">
            <text:p>17279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rentiss County</text:p>
          </table:table-cell>
          <table:table-cell office:value-type="float" office:value="25013" calcext:value-type="float">
            <text:p>25013</text:p>
          </table:table-cell>
        </table:table-row>
        <table:table-row table:style-name="ro1">
          <table:table-cell office:value-type="float" office:value="172903" calcext:value-type="float">
            <text:p>17290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Quitman County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float" office:value="173011" calcext:value-type="float">
            <text:p>17301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ankin County</text:p>
          </table:table-cell>
          <table:table-cell office:value-type="float" office:value="155975" calcext:value-type="float">
            <text:p>155975</text:p>
          </table:table-cell>
        </table:table-row>
        <table:table-row table:style-name="ro1">
          <table:table-cell office:value-type="float" office:value="173119" calcext:value-type="float">
            <text:p>17311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cott County</text:p>
          </table:table-cell>
          <table:table-cell office:value-type="float" office:value="28061" calcext:value-type="float">
            <text:p>28061</text:p>
          </table:table-cell>
        </table:table-row>
        <table:table-row table:style-name="ro1">
          <table:table-cell office:value-type="float" office:value="173227" calcext:value-type="float">
            <text:p>17322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harkey County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173335" calcext:value-type="float">
            <text:p>17333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impson County</text:p>
          </table:table-cell>
          <table:table-cell office:value-type="float" office:value="26629" calcext:value-type="float">
            <text:p>26629</text:p>
          </table:table-cell>
        </table:table-row>
        <table:table-row table:style-name="ro1">
          <table:table-cell office:value-type="float" office:value="173443" calcext:value-type="float">
            <text:p>17344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mith County</text:p>
          </table:table-cell>
          <table:table-cell office:value-type="float" office:value="15779" calcext:value-type="float">
            <text:p>15779</text:p>
          </table:table-cell>
        </table:table-row>
        <table:table-row table:style-name="ro1">
          <table:table-cell office:value-type="float" office:value="173551" calcext:value-type="float">
            <text:p>1735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59" calcext:value-type="float">
            <text:p>17365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tone County</text:p>
          </table:table-cell>
          <table:table-cell office:value-type="float" office:value="18360" calcext:value-type="float">
            <text:p>18360</text:p>
          </table:table-cell>
        </table:table-row>
        <table:table-row table:style-name="ro1">
          <table:table-cell office:value-type="float" office:value="173767" calcext:value-type="float">
            <text:p>17376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nflower County</text:p>
          </table:table-cell>
          <table:table-cell office:value-type="float" office:value="24740" calcext:value-type="float">
            <text:p>24740</text:p>
          </table:table-cell>
        </table:table-row>
        <table:table-row table:style-name="ro1">
          <table:table-cell office:value-type="float" office:value="173875" calcext:value-type="float">
            <text:p>17387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allahatchie County</text:p>
          </table:table-cell>
          <table:table-cell office:value-type="float" office:value="13707" calcext:value-type="float">
            <text:p>13707</text:p>
          </table:table-cell>
        </table:table-row>
        <table:table-row table:style-name="ro1">
          <table:table-cell office:value-type="float" office:value="173983" calcext:value-type="float">
            <text:p>17398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ate County</text:p>
          </table:table-cell>
          <table:table-cell office:value-type="float" office:value="28539" calcext:value-type="float">
            <text:p>28539</text:p>
          </table:table-cell>
        </table:table-row>
        <table:table-row table:style-name="ro1">
          <table:table-cell office:value-type="float" office:value="174091" calcext:value-type="float">
            <text:p>17409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ippah County</text:p>
          </table:table-cell>
          <table:table-cell office:value-type="float" office:value="21748" calcext:value-type="float">
            <text:p>21748</text:p>
          </table:table-cell>
        </table:table-row>
        <table:table-row table:style-name="ro1">
          <table:table-cell office:value-type="float" office:value="174199" calcext:value-type="float">
            <text:p>17419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ishomingo County</text:p>
          </table:table-cell>
          <table:table-cell office:value-type="float" office:value="19275" calcext:value-type="float">
            <text:p>19275</text:p>
          </table:table-cell>
        </table:table-row>
        <table:table-row table:style-name="ro1">
          <table:table-cell office:value-type="float" office:value="174307" calcext:value-type="float">
            <text:p>17430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unica County</text:p>
          </table:table-cell>
          <table:table-cell office:value-type="float" office:value="9392" calcext:value-type="float">
            <text:p>9392</text:p>
          </table:table-cell>
        </table:table-row>
        <table:table-row table:style-name="ro1">
          <table:table-cell office:value-type="float" office:value="174415" calcext:value-type="float">
            <text:p>17441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Union County</text:p>
          </table:table-cell>
          <table:table-cell office:value-type="float" office:value="28866" calcext:value-type="float">
            <text:p>28866</text:p>
          </table:table-cell>
        </table:table-row>
        <table:table-row table:style-name="ro1">
          <table:table-cell office:value-type="float" office:value="174523" calcext:value-type="float">
            <text:p>17452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Walthall County</text:p>
          </table:table-cell>
          <table:table-cell office:value-type="float" office:value="14294" calcext:value-type="float">
            <text:p>14294</text:p>
          </table:table-cell>
        </table:table-row>
        <table:table-row table:style-name="ro1">
          <table:table-cell office:value-type="float" office:value="174631" calcext:value-type="float">
            <text:p>17463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Warren County</text:p>
          </table:table-cell>
          <table:table-cell office:value-type="float" office:value="44841" calcext:value-type="float">
            <text:p>44841</text:p>
          </table:table-cell>
        </table:table-row>
        <table:table-row table:style-name="ro1">
          <table:table-cell office:value-type="float" office:value="174739" calcext:value-type="float">
            <text:p>17473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Washington County</text:p>
          </table:table-cell>
          <table:table-cell office:value-type="float" office:value="42837" calcext:value-type="float">
            <text:p>42837</text:p>
          </table:table-cell>
        </table:table-row>
        <table:table-row table:style-name="ro1">
          <table:table-cell office:value-type="float" office:value="174847" calcext:value-type="float">
            <text:p>17484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Wayne County</text:p>
          </table:table-cell>
          <table:table-cell office:value-type="float" office:value="20317" calcext:value-type="float">
            <text:p>20317</text:p>
          </table:table-cell>
        </table:table-row>
        <table:table-row table:style-name="ro1">
          <table:table-cell office:value-type="float" office:value="174955" calcext:value-type="float">
            <text:p>17495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Webster County</text:p>
          </table:table-cell>
          <table:table-cell office:value-type="float" office:value="9676" calcext:value-type="float">
            <text:p>9676</text:p>
          </table:table-cell>
        </table:table-row>
        <table:table-row table:style-name="ro1">
          <table:table-cell office:value-type="float" office:value="175063" calcext:value-type="float">
            <text:p>17506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Wilkinson County</text:p>
          </table:table-cell>
          <table:table-cell office:value-type="float" office:value="8351" calcext:value-type="float">
            <text:p>8351</text:p>
          </table:table-cell>
        </table:table-row>
        <table:table-row table:style-name="ro1">
          <table:table-cell office:value-type="float" office:value="175171" calcext:value-type="float">
            <text:p>17517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Winston County</text:p>
          </table:table-cell>
          <table:table-cell office:value-type="float" office:value="17845" calcext:value-type="float">
            <text:p>17845</text:p>
          </table:table-cell>
        </table:table-row>
        <table:table-row table:style-name="ro1">
          <table:table-cell office:value-type="float" office:value="175279" calcext:value-type="float">
            <text:p>17527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Yalobusha County</text:p>
          </table:table-cell>
          <table:table-cell office:value-type="float" office:value="11982" calcext:value-type="float">
            <text:p>11982</text:p>
          </table:table-cell>
        </table:table-row>
        <table:table-row table:style-name="ro1">
          <table:table-cell office:value-type="float" office:value="175387" calcext:value-type="float">
            <text:p>17538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Yazoo County</text:p>
          </table:table-cell>
          <table:table-cell office:value-type="float" office:value="26982" calcext:value-type="float">
            <text:p>26982</text:p>
          </table:table-cell>
        </table:table-row>
        <table:table-row table:style-name="ro1">
          <table:table-cell office:value-type="float" office:value="175495" calcext:value-type="float">
            <text:p>175495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Beaverhead County</text:p>
          </table:table-cell>
          <table:table-cell office:value-type="float" office:value="9483" calcext:value-type="float">
            <text:p>9483</text:p>
          </table:table-cell>
        </table:table-row>
        <table:table-row table:style-name="ro1">
          <table:table-cell office:value-type="float" office:value="175603" calcext:value-type="float">
            <text:p>175603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Big Horn County</text:p>
          </table:table-cell>
          <table:table-cell office:value-type="float" office:value="13063" calcext:value-type="float">
            <text:p>13063</text:p>
          </table:table-cell>
        </table:table-row>
        <table:table-row table:style-name="ro1">
          <table:table-cell office:value-type="float" office:value="175711" calcext:value-type="float">
            <text:p>175711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Blaine County</text:p>
          </table:table-cell>
          <table:table-cell office:value-type="float" office:value="6568" calcext:value-type="float">
            <text:p>6568</text:p>
          </table:table-cell>
        </table:table-row>
        <table:table-row table:style-name="ro1">
          <table:table-cell office:value-type="float" office:value="175819" calcext:value-type="float">
            <text:p>175819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Broadwater County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office:value-type="float" office:value="175927" calcext:value-type="float">
            <text:p>175927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Carbon County</text:p>
          </table:table-cell>
          <table:table-cell office:value-type="float" office:value="10921" calcext:value-type="float">
            <text:p>10921</text:p>
          </table:table-cell>
        </table:table-row>
        <table:table-row table:style-name="ro1">
          <table:table-cell office:value-type="float" office:value="176035" calcext:value-type="float">
            <text:p>176035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Carter County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76143" calcext:value-type="float">
            <text:p>176143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Cascade County</text:p>
          </table:table-cell>
          <table:table-cell office:value-type="float" office:value="81346" calcext:value-type="float">
            <text:p>81346</text:p>
          </table:table-cell>
        </table:table-row>
        <table:table-row table:style-name="ro1">
          <table:table-cell office:value-type="float" office:value="176251" calcext:value-type="float">
            <text:p>176251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Chouteau County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float" office:value="176359" calcext:value-type="float">
            <text:p>176359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Custer County</text:p>
          </table:table-cell>
          <table:table-cell office:value-type="float" office:value="11292" calcext:value-type="float">
            <text:p>11292</text:p>
          </table:table-cell>
        </table:table-row>
        <table:table-row table:style-name="ro1">
          <table:table-cell office:value-type="float" office:value="176467" calcext:value-type="float">
            <text:p>176467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Daniels County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176575" calcext:value-type="float">
            <text:p>176575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Dawson County</text:p>
          </table:table-cell>
          <table:table-cell office:value-type="float" office:value="8555" calcext:value-type="float">
            <text:p>8555</text:p>
          </table:table-cell>
        </table:table-row>
        <table:table-row table:style-name="ro1">
          <table:table-cell office:value-type="float" office:value="176683" calcext:value-type="float">
            <text:p>176683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Deer Lodge County</text:p>
          </table:table-cell>
          <table:table-cell office:value-type="float" office:value="9204" calcext:value-type="float">
            <text:p>9204</text:p>
          </table:table-cell>
        </table:table-row>
        <table:table-row table:style-name="ro1">
          <table:table-cell office:value-type="float" office:value="176791" calcext:value-type="float">
            <text:p>176791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Fallon County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176899" calcext:value-type="float">
            <text:p>176899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Fergus County</text:p>
          </table:table-cell>
          <table:table-cell office:value-type="float" office:value="11104" calcext:value-type="float">
            <text:p>11104</text:p>
          </table:table-cell>
        </table:table-row>
        <table:table-row table:style-name="ro1">
          <table:table-cell office:value-type="float" office:value="177007" calcext:value-type="float">
            <text:p>177007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Flathead County</text:p>
          </table:table-cell>
          <table:table-cell office:value-type="float" office:value="105851" calcext:value-type="float">
            <text:p>105851</text:p>
          </table:table-cell>
        </table:table-row>
        <table:table-row table:style-name="ro1">
          <table:table-cell office:value-type="float" office:value="177115" calcext:value-type="float">
            <text:p>177115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Gallatin County</text:p>
          </table:table-cell>
          <table:table-cell office:value-type="float" office:value="116806" calcext:value-type="float">
            <text:p>116806</text:p>
          </table:table-cell>
        </table:table-row>
        <table:table-row table:style-name="ro1">
          <table:table-cell office:value-type="float" office:value="177223" calcext:value-type="float">
            <text:p>177223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Garfield County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177331" calcext:value-type="float">
            <text:p>177331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Glacier County</text:p>
          </table:table-cell>
          <table:table-cell office:value-type="float" office:value="13594" calcext:value-type="float">
            <text:p>13594</text:p>
          </table:table-cell>
        </table:table-row>
        <table:table-row table:style-name="ro1">
          <table:table-cell office:value-type="float" office:value="177439" calcext:value-type="float">
            <text:p>177439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Golden Valley County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77547" calcext:value-type="float">
            <text:p>177547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Granite County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177655" calcext:value-type="float">
            <text:p>177655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Hill County</text:p>
          </table:table-cell>
          <table:table-cell office:value-type="float" office:value="16358" calcext:value-type="float">
            <text:p>16358</text:p>
          </table:table-cell>
        </table:table-row>
        <table:table-row table:style-name="ro1">
          <table:table-cell office:value-type="float" office:value="177763" calcext:value-type="float">
            <text:p>177763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Jefferson County</text:p>
          </table:table-cell>
          <table:table-cell office:value-type="float" office:value="12360" calcext:value-type="float">
            <text:p>12360</text:p>
          </table:table-cell>
        </table:table-row>
        <table:table-row table:style-name="ro1">
          <table:table-cell office:value-type="float" office:value="177871" calcext:value-type="float">
            <text:p>177871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Judith Basin County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77979" calcext:value-type="float">
            <text:p>177979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Lake County</text:p>
          </table:table-cell>
          <table:table-cell office:value-type="float" office:value="30986" calcext:value-type="float">
            <text:p>30986</text:p>
          </table:table-cell>
        </table:table-row>
        <table:table-row table:style-name="ro1">
          <table:table-cell office:value-type="float" office:value="178087" calcext:value-type="float">
            <text:p>178087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Lewis and Clark County</text:p>
          </table:table-cell>
          <table:table-cell office:value-type="float" office:value="70229" calcext:value-type="float">
            <text:p>70229</text:p>
          </table:table-cell>
        </table:table-row>
        <table:table-row table:style-name="ro1">
          <table:table-cell office:value-type="float" office:value="178195" calcext:value-type="float">
            <text:p>178195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Liberty County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178303" calcext:value-type="float">
            <text:p>178303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Lincoln County</text:p>
          </table:table-cell>
          <table:table-cell office:value-type="float" office:value="20343" calcext:value-type="float">
            <text:p>20343</text:p>
          </table:table-cell>
        </table:table-row>
        <table:table-row table:style-name="ro1">
          <table:table-cell office:value-type="float" office:value="178411" calcext:value-type="float">
            <text:p>178411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dison County</text:p>
          </table:table-cell>
          <table:table-cell office:value-type="float" office:value="8959" calcext:value-type="float">
            <text:p>8959</text:p>
          </table:table-cell>
        </table:table-row>
        <table:table-row table:style-name="ro1">
          <table:table-cell office:value-type="float" office:value="178519" calcext:value-type="float">
            <text:p>178519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cCone County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178627" calcext:value-type="float">
            <text:p>178627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eagher County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178735" calcext:value-type="float">
            <text:p>178735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ineral County</text:p>
          </table:table-cell>
          <table:table-cell office:value-type="float" office:value="4544" calcext:value-type="float">
            <text:p>4544</text:p>
          </table:table-cell>
        </table:table-row>
        <table:table-row table:style-name="ro1">
          <table:table-cell office:value-type="float" office:value="178843" calcext:value-type="float">
            <text:p>178843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issoula County</text:p>
          </table:table-cell>
          <table:table-cell office:value-type="float" office:value="121630" calcext:value-type="float">
            <text:p>121630</text:p>
          </table:table-cell>
        </table:table-row>
        <table:table-row table:style-name="ro1">
          <table:table-cell office:value-type="float" office:value="178951" calcext:value-type="float">
            <text:p>178951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usselshell County</text:p>
          </table:table-cell>
          <table:table-cell office:value-type="float" office:value="4669" calcext:value-type="float">
            <text:p>4669</text:p>
          </table:table-cell>
        </table:table-row>
        <table:table-row table:style-name="ro1">
          <table:table-cell office:value-type="float" office:value="179059" calcext:value-type="float">
            <text:p>179059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ark County</text:p>
          </table:table-cell>
          <table:table-cell office:value-type="float" office:value="16760" calcext:value-type="float">
            <text:p>16760</text:p>
          </table:table-cell>
        </table:table-row>
        <table:table-row table:style-name="ro1">
          <table:table-cell office:value-type="float" office:value="179167" calcext:value-type="float">
            <text:p>179167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etroleum County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79275" calcext:value-type="float">
            <text:p>179275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hillips County</text:p>
          </table:table-cell>
          <table:table-cell office:value-type="float" office:value="3919" calcext:value-type="float">
            <text:p>3919</text:p>
          </table:table-cell>
        </table:table-row>
        <table:table-row table:style-name="ro1">
          <table:table-cell office:value-type="float" office:value="179383" calcext:value-type="float">
            <text:p>179383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ondera County</text:p>
          </table:table-cell>
          <table:table-cell office:value-type="float" office:value="5782" calcext:value-type="float">
            <text:p>5782</text:p>
          </table:table-cell>
        </table:table-row>
        <table:table-row table:style-name="ro1">
          <table:table-cell office:value-type="float" office:value="179491" calcext:value-type="float">
            <text:p>179491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owder River County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179599" calcext:value-type="float">
            <text:p>179599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owell County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office:value-type="float" office:value="179707" calcext:value-type="float">
            <text:p>179707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rairie County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179815" calcext:value-type="float">
            <text:p>179815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Ravalli County</text:p>
          </table:table-cell>
          <table:table-cell office:value-type="float" office:value="45002" calcext:value-type="float">
            <text:p>45002</text:p>
          </table:table-cell>
        </table:table-row>
        <table:table-row table:style-name="ro1">
          <table:table-cell office:value-type="float" office:value="179923" calcext:value-type="float">
            <text:p>179923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Richland County</text:p>
          </table:table-cell>
          <table:table-cell office:value-type="float" office:value="11043" calcext:value-type="float">
            <text:p>11043</text:p>
          </table:table-cell>
        </table:table-row>
        <table:table-row table:style-name="ro1">
          <table:table-cell office:value-type="float" office:value="180031" calcext:value-type="float">
            <text:p>180031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Roosevelt County</text:p>
          </table:table-cell>
          <table:table-cell office:value-type="float" office:value="10964" calcext:value-type="float">
            <text:p>10964</text:p>
          </table:table-cell>
        </table:table-row>
        <table:table-row table:style-name="ro1">
          <table:table-cell office:value-type="float" office:value="180139" calcext:value-type="float">
            <text:p>180139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Rosebud County</text:p>
          </table:table-cell>
          <table:table-cell office:value-type="float" office:value="8836" calcext:value-type="float">
            <text:p>8836</text:p>
          </table:table-cell>
        </table:table-row>
        <table:table-row table:style-name="ro1">
          <table:table-cell office:value-type="float" office:value="180247" calcext:value-type="float">
            <text:p>180247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Sanders County</text:p>
          </table:table-cell>
          <table:table-cell office:value-type="float" office:value="12157" calcext:value-type="float">
            <text:p>12157</text:p>
          </table:table-cell>
        </table:table-row>
        <table:table-row table:style-name="ro1">
          <table:table-cell office:value-type="float" office:value="180355" calcext:value-type="float">
            <text:p>180355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Sheridan County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180463" calcext:value-type="float">
            <text:p>180463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Silver Bow County</text:p>
          </table:table-cell>
          <table:table-cell office:value-type="float" office:value="35180" calcext:value-type="float">
            <text:p>35180</text:p>
          </table:table-cell>
        </table:table-row>
        <table:table-row table:style-name="ro1">
          <table:table-cell office:value-type="float" office:value="180571" calcext:value-type="float">
            <text:p>180571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679" calcext:value-type="float">
            <text:p>180679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Stillwater County</text:p>
          </table:table-cell>
          <table:table-cell office:value-type="float" office:value="9888" calcext:value-type="float">
            <text:p>9888</text:p>
          </table:table-cell>
        </table:table-row>
        <table:table-row table:style-name="ro1">
          <table:table-cell office:value-type="float" office:value="180787" calcext:value-type="float">
            <text:p>180787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Sweet Grass County</text:p>
          </table:table-cell>
          <table:table-cell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180895" calcext:value-type="float">
            <text:p>180895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eton County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office:value-type="float" office:value="181003" calcext:value-type="float">
            <text:p>181003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oole County</text:p>
          </table:table-cell>
          <table:table-cell office:value-type="float" office:value="4686" calcext:value-type="float">
            <text:p>4686</text:p>
          </table:table-cell>
        </table:table-row>
        <table:table-row table:style-name="ro1">
          <table:table-cell office:value-type="float" office:value="181111" calcext:value-type="float">
            <text:p>181111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reasure County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181219" calcext:value-type="float">
            <text:p>181219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Valley County</text:p>
          </table:table-cell>
          <table:table-cell office:value-type="float" office:value="7359" calcext:value-type="float">
            <text:p>7359</text:p>
          </table:table-cell>
        </table:table-row>
        <table:table-row table:style-name="ro1">
          <table:table-cell office:value-type="float" office:value="181327" calcext:value-type="float">
            <text:p>181327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Wheatland County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181435" calcext:value-type="float">
            <text:p>181435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Wibaux County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181543" calcext:value-type="float">
            <text:p>181543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Yellowstone County</text:p>
          </table:table-cell>
          <table:table-cell office:value-type="float" office:value="162990" calcext:value-type="float">
            <text:p>162990</text:p>
          </table:table-cell>
        </table:table-row>
        <table:table-row table:style-name="ro1">
          <table:table-cell office:value-type="float" office:value="181651" calcext:value-type="float">
            <text:p>18165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lamance County</text:p>
          </table:table-cell>
          <table:table-cell office:value-type="float" office:value="171346" calcext:value-type="float">
            <text:p>171346</text:p>
          </table:table-cell>
        </table:table-row>
        <table:table-row table:style-name="ro1">
          <table:table-cell office:value-type="float" office:value="181759" calcext:value-type="float">
            <text:p>18175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lexander County</text:p>
          </table:table-cell>
          <table:table-cell office:value-type="float" office:value="37441" calcext:value-type="float">
            <text:p>37441</text:p>
          </table:table-cell>
        </table:table-row>
        <table:table-row table:style-name="ro1">
          <table:table-cell office:value-type="float" office:value="181867" calcext:value-type="float">
            <text:p>18186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lleghany County</text:p>
          </table:table-cell>
          <table:table-cell office:value-type="float" office:value="11194" calcext:value-type="float">
            <text:p>11194</text:p>
          </table:table-cell>
        </table:table-row>
        <table:table-row table:style-name="ro1">
          <table:table-cell office:value-type="float" office:value="181975" calcext:value-type="float">
            <text:p>18197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nson County</text:p>
          </table:table-cell>
          <table:table-cell office:value-type="float" office:value="24097" calcext:value-type="float">
            <text:p>24097</text:p>
          </table:table-cell>
        </table:table-row>
        <table:table-row table:style-name="ro1">
          <table:table-cell office:value-type="float" office:value="182083" calcext:value-type="float">
            <text:p>18208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she County</text:p>
          </table:table-cell>
          <table:table-cell office:value-type="float" office:value="27166" calcext:value-type="float">
            <text:p>27166</text:p>
          </table:table-cell>
        </table:table-row>
        <table:table-row table:style-name="ro1">
          <table:table-cell office:value-type="float" office:value="182191" calcext:value-type="float">
            <text:p>18219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very County</text:p>
          </table:table-cell>
          <table:table-cell office:value-type="float" office:value="17571" calcext:value-type="float">
            <text:p>17571</text:p>
          </table:table-cell>
        </table:table-row>
        <table:table-row table:style-name="ro1">
          <table:table-cell office:value-type="float" office:value="182299" calcext:value-type="float">
            <text:p>18229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eaufort County</text:p>
          </table:table-cell>
          <table:table-cell office:value-type="float" office:value="47073" calcext:value-type="float">
            <text:p>47073</text:p>
          </table:table-cell>
        </table:table-row>
        <table:table-row table:style-name="ro1">
          <table:table-cell office:value-type="float" office:value="182407" calcext:value-type="float">
            <text:p>18240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ertie County</text:p>
          </table:table-cell>
          <table:table-cell office:value-type="float" office:value="18712" calcext:value-type="float">
            <text:p>18712</text:p>
          </table:table-cell>
        </table:table-row>
        <table:table-row table:style-name="ro1">
          <table:table-cell office:value-type="float" office:value="182515" calcext:value-type="float">
            <text:p>1825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laden County</text:p>
          </table:table-cell>
          <table:table-cell office:value-type="float" office:value="32911" calcext:value-type="float">
            <text:p>32911</text:p>
          </table:table-cell>
        </table:table-row>
        <table:table-row table:style-name="ro1">
          <table:table-cell office:value-type="float" office:value="182623" calcext:value-type="float">
            <text:p>18262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runswick County</text:p>
          </table:table-cell>
          <table:table-cell office:value-type="float" office:value="149039" calcext:value-type="float">
            <text:p>149039</text:p>
          </table:table-cell>
        </table:table-row>
        <table:table-row table:style-name="ro1">
          <table:table-cell office:value-type="float" office:value="182731" calcext:value-type="float">
            <text:p>18273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uncombe County</text:p>
          </table:table-cell>
          <table:table-cell office:value-type="float" office:value="263477" calcext:value-type="float">
            <text:p>263477</text:p>
          </table:table-cell>
        </table:table-row>
        <table:table-row table:style-name="ro1">
          <table:table-cell office:value-type="float" office:value="182839" calcext:value-type="float">
            <text:p>18283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urke County</text:p>
          </table:table-cell>
          <table:table-cell office:value-type="float" office:value="90418" calcext:value-type="float">
            <text:p>90418</text:p>
          </table:table-cell>
        </table:table-row>
        <table:table-row table:style-name="ro1">
          <table:table-cell office:value-type="float" office:value="182947" calcext:value-type="float">
            <text:p>18294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abarrus County</text:p>
          </table:table-cell>
          <table:table-cell office:value-type="float" office:value="221479" calcext:value-type="float">
            <text:p>221479</text:p>
          </table:table-cell>
        </table:table-row>
        <table:table-row table:style-name="ro1">
          <table:table-cell office:value-type="float" office:value="183055" calcext:value-type="float">
            <text:p>18305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aldwell County</text:p>
          </table:table-cell>
          <table:table-cell office:value-type="float" office:value="82100" calcext:value-type="float">
            <text:p>82100</text:p>
          </table:table-cell>
        </table:table-row>
        <table:table-row table:style-name="ro1">
          <table:table-cell office:value-type="float" office:value="183163" calcext:value-type="float">
            <text:p>18316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amden County</text:p>
          </table:table-cell>
          <table:table-cell office:value-type="float" office:value="10984" calcext:value-type="float">
            <text:p>10984</text:p>
          </table:table-cell>
        </table:table-row>
        <table:table-row table:style-name="ro1">
          <table:table-cell office:value-type="float" office:value="183271" calcext:value-type="float">
            <text:p>18327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arteret County</text:p>
          </table:table-cell>
          <table:table-cell office:value-type="float" office:value="69558" calcext:value-type="float">
            <text:p>69558</text:p>
          </table:table-cell>
        </table:table-row>
        <table:table-row table:style-name="ro1">
          <table:table-cell office:value-type="float" office:value="183379" calcext:value-type="float">
            <text:p>18337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aswell County</text:p>
          </table:table-cell>
          <table:table-cell office:value-type="float" office:value="22443" calcext:value-type="float">
            <text:p>22443</text:p>
          </table:table-cell>
        </table:table-row>
        <table:table-row table:style-name="ro1">
          <table:table-cell office:value-type="float" office:value="183487" calcext:value-type="float">
            <text:p>18348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atawba County</text:p>
          </table:table-cell>
          <table:table-cell office:value-type="float" office:value="160307" calcext:value-type="float">
            <text:p>160307</text:p>
          </table:table-cell>
        </table:table-row>
        <table:table-row table:style-name="ro1">
          <table:table-cell office:value-type="float" office:value="183595" calcext:value-type="float">
            <text:p>18359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hatham County</text:p>
          </table:table-cell>
          <table:table-cell office:value-type="float" office:value="75748" calcext:value-type="float">
            <text:p>75748</text:p>
          </table:table-cell>
        </table:table-row>
        <table:table-row table:style-name="ro1">
          <table:table-cell office:value-type="float" office:value="183703" calcext:value-type="float">
            <text:p>18370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herokee County</text:p>
          </table:table-cell>
          <table:table-cell office:value-type="float" office:value="29073" calcext:value-type="float">
            <text:p>29073</text:p>
          </table:table-cell>
        </table:table-row>
        <table:table-row table:style-name="ro1">
          <table:table-cell office:value-type="float" office:value="183811" calcext:value-type="float">
            <text:p>18381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howan County</text:p>
          </table:table-cell>
          <table:table-cell office:value-type="float" office:value="13815" calcext:value-type="float">
            <text:p>13815</text:p>
          </table:table-cell>
        </table:table-row>
        <table:table-row table:style-name="ro1">
          <table:table-cell office:value-type="float" office:value="183919" calcext:value-type="float">
            <text:p>18391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lay County</text:p>
          </table:table-cell>
          <table:table-cell office:value-type="float" office:value="11505" calcext:value-type="float">
            <text:p>11505</text:p>
          </table:table-cell>
        </table:table-row>
        <table:table-row table:style-name="ro1">
          <table:table-cell office:value-type="float" office:value="184027" calcext:value-type="float">
            <text:p>18402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leveland County</text:p>
          </table:table-cell>
          <table:table-cell office:value-type="float" office:value="99035" calcext:value-type="float">
            <text:p>99035</text:p>
          </table:table-cell>
        </table:table-row>
        <table:table-row table:style-name="ro1">
          <table:table-cell office:value-type="float" office:value="184135" calcext:value-type="float">
            <text:p>18413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olumbus County</text:p>
          </table:table-cell>
          <table:table-cell office:value-type="float" office:value="54754" calcext:value-type="float">
            <text:p>54754</text:p>
          </table:table-cell>
        </table:table-row>
        <table:table-row table:style-name="ro1">
          <table:table-cell office:value-type="float" office:value="184243" calcext:value-type="float">
            <text:p>18424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raven County</text:p>
          </table:table-cell>
          <table:table-cell office:value-type="float" office:value="101233" calcext:value-type="float">
            <text:p>101233</text:p>
          </table:table-cell>
        </table:table-row>
        <table:table-row table:style-name="ro1">
          <table:table-cell office:value-type="float" office:value="184351" calcext:value-type="float">
            <text:p>18435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umberland County</text:p>
          </table:table-cell>
          <table:table-cell office:value-type="float" office:value="336364" calcext:value-type="float">
            <text:p>336364</text:p>
          </table:table-cell>
        </table:table-row>
        <table:table-row table:style-name="ro1">
          <table:table-cell office:value-type="float" office:value="184459" calcext:value-type="float">
            <text:p>18445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urrituck County</text:p>
          </table:table-cell>
          <table:table-cell office:value-type="float" office:value="29052" calcext:value-type="float">
            <text:p>29052</text:p>
          </table:table-cell>
        </table:table-row>
        <table:table-row table:style-name="ro1">
          <table:table-cell office:value-type="float" office:value="184567" calcext:value-type="float">
            <text:p>18456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are County</text:p>
          </table:table-cell>
          <table:table-cell office:value-type="float" office:value="37547" calcext:value-type="float">
            <text:p>37547</text:p>
          </table:table-cell>
        </table:table-row>
        <table:table-row table:style-name="ro1">
          <table:table-cell office:value-type="float" office:value="184675" calcext:value-type="float">
            <text:p>18467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avidson County</text:p>
          </table:table-cell>
          <table:table-cell office:value-type="float" office:value="169234" calcext:value-type="float">
            <text:p>169234</text:p>
          </table:table-cell>
        </table:table-row>
        <table:table-row table:style-name="ro1">
          <table:table-cell office:value-type="float" office:value="184783" calcext:value-type="float">
            <text:p>18478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avie County</text:p>
          </table:table-cell>
          <table:table-cell office:value-type="float" office:value="43286" calcext:value-type="float">
            <text:p>43286</text:p>
          </table:table-cell>
        </table:table-row>
        <table:table-row table:style-name="ro1">
          <table:table-cell office:value-type="float" office:value="184891" calcext:value-type="float">
            <text:p>18489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uplin County</text:p>
          </table:table-cell>
          <table:table-cell office:value-type="float" office:value="58794" calcext:value-type="float">
            <text:p>58794</text:p>
          </table:table-cell>
        </table:table-row>
        <table:table-row table:style-name="ro1">
          <table:table-cell office:value-type="float" office:value="184999" calcext:value-type="float">
            <text:p>18499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urham County</text:p>
          </table:table-cell>
          <table:table-cell office:value-type="float" office:value="327306" calcext:value-type="float">
            <text:p>327306</text:p>
          </table:table-cell>
        </table:table-row>
        <table:table-row table:style-name="ro1">
          <table:table-cell office:value-type="float" office:value="185107" calcext:value-type="float">
            <text:p>18510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dgecombe County</text:p>
          </table:table-cell>
          <table:table-cell office:value-type="float" office:value="50829" calcext:value-type="float">
            <text:p>50829</text:p>
          </table:table-cell>
        </table:table-row>
        <table:table-row table:style-name="ro1">
          <table:table-cell office:value-type="float" office:value="185215" calcext:value-type="float">
            <text:p>1852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orsyth County</text:p>
          </table:table-cell>
          <table:table-cell office:value-type="float" office:value="383843" calcext:value-type="float">
            <text:p>383843</text:p>
          </table:table-cell>
        </table:table-row>
        <table:table-row table:style-name="ro1">
          <table:table-cell office:value-type="float" office:value="185323" calcext:value-type="float">
            <text:p>18532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ranklin County</text:p>
          </table:table-cell>
          <table:table-cell office:value-type="float" office:value="71859" calcext:value-type="float">
            <text:p>71859</text:p>
          </table:table-cell>
        </table:table-row>
        <table:table-row table:style-name="ro1">
          <table:table-cell office:value-type="float" office:value="185431" calcext:value-type="float">
            <text:p>18543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aston County</text:p>
          </table:table-cell>
          <table:table-cell office:value-type="float" office:value="226568" calcext:value-type="float">
            <text:p>226568</text:p>
          </table:table-cell>
        </table:table-row>
        <table:table-row table:style-name="ro1">
          <table:table-cell office:value-type="float" office:value="185539" calcext:value-type="float">
            <text:p>18553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ates County</text:p>
          </table:table-cell>
          <table:table-cell office:value-type="float" office:value="11464" calcext:value-type="float">
            <text:p>11464</text:p>
          </table:table-cell>
        </table:table-row>
        <table:table-row table:style-name="ro1">
          <table:table-cell office:value-type="float" office:value="185647" calcext:value-type="float">
            <text:p>18564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raham County</text:p>
          </table:table-cell>
          <table:table-cell office:value-type="float" office:value="8474" calcext:value-type="float">
            <text:p>8474</text:p>
          </table:table-cell>
        </table:table-row>
        <table:table-row table:style-name="ro1">
          <table:table-cell office:value-type="float" office:value="185755" calcext:value-type="float">
            <text:p>18575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ranville County</text:p>
          </table:table-cell>
          <table:table-cell office:value-type="float" office:value="60486" calcext:value-type="float">
            <text:p>60486</text:p>
          </table:table-cell>
        </table:table-row>
        <table:table-row table:style-name="ro1">
          <table:table-cell office:value-type="float" office:value="185863" calcext:value-type="float">
            <text:p>18586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reene County</text:p>
          </table:table-cell>
          <table:table-cell office:value-type="float" office:value="20928" calcext:value-type="float">
            <text:p>20928</text:p>
          </table:table-cell>
        </table:table-row>
        <table:table-row table:style-name="ro1">
          <table:table-cell office:value-type="float" office:value="185971" calcext:value-type="float">
            <text:p>18597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Guilford County</text:p>
          </table:table-cell>
          <table:table-cell office:value-type="float" office:value="540521" calcext:value-type="float">
            <text:p>540521</text:p>
          </table:table-cell>
        </table:table-row>
        <table:table-row table:style-name="ro1">
          <table:table-cell office:value-type="float" office:value="186079" calcext:value-type="float">
            <text:p>18607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Halifax County</text:p>
          </table:table-cell>
          <table:table-cell office:value-type="float" office:value="49479" calcext:value-type="float">
            <text:p>49479</text:p>
          </table:table-cell>
        </table:table-row>
        <table:table-row table:style-name="ro1">
          <table:table-cell office:value-type="float" office:value="186187" calcext:value-type="float">
            <text:p>18618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Harnett County</text:p>
          </table:table-cell>
          <table:table-cell office:value-type="float" office:value="137058" calcext:value-type="float">
            <text:p>137058</text:p>
          </table:table-cell>
        </table:table-row>
        <table:table-row table:style-name="ro1">
          <table:table-cell office:value-type="float" office:value="186295" calcext:value-type="float">
            <text:p>18629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Haywood County</text:p>
          </table:table-cell>
          <table:table-cell office:value-type="float" office:value="62972" calcext:value-type="float">
            <text:p>62972</text:p>
          </table:table-cell>
        </table:table-row>
        <table:table-row table:style-name="ro1">
          <table:table-cell office:value-type="float" office:value="186403" calcext:value-type="float">
            <text:p>18640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Henderson County</text:p>
          </table:table-cell>
          <table:table-cell office:value-type="float" office:value="118445" calcext:value-type="float">
            <text:p>118445</text:p>
          </table:table-cell>
        </table:table-row>
        <table:table-row table:style-name="ro1">
          <table:table-cell office:value-type="float" office:value="186511" calcext:value-type="float">
            <text:p>18651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Hertford County</text:p>
          </table:table-cell>
          <table:table-cell office:value-type="float" office:value="23108" calcext:value-type="float">
            <text:p>23108</text:p>
          </table:table-cell>
        </table:table-row>
        <table:table-row table:style-name="ro1">
          <table:table-cell office:value-type="float" office:value="186619" calcext:value-type="float">
            <text:p>18661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Hoke County</text:p>
          </table:table-cell>
          <table:table-cell office:value-type="float" office:value="55830" calcext:value-type="float">
            <text:p>55830</text:p>
          </table:table-cell>
        </table:table-row>
        <table:table-row table:style-name="ro1">
          <table:table-cell office:value-type="float" office:value="186727" calcext:value-type="float">
            <text:p>18672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Hyde County</text:p>
          </table:table-cell>
          <table:table-cell office:value-type="float" office:value="4843" calcext:value-type="float">
            <text:p>4843</text:p>
          </table:table-cell>
        </table:table-row>
        <table:table-row table:style-name="ro1">
          <table:table-cell office:value-type="float" office:value="186835" calcext:value-type="float">
            <text:p>18683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redell County</text:p>
          </table:table-cell>
          <table:table-cell office:value-type="float" office:value="185770" calcext:value-type="float">
            <text:p>185770</text:p>
          </table:table-cell>
        </table:table-row>
        <table:table-row table:style-name="ro1">
          <table:table-cell office:value-type="float" office:value="186943" calcext:value-type="float">
            <text:p>18694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Jackson County</text:p>
          </table:table-cell>
          <table:table-cell office:value-type="float" office:value="44033" calcext:value-type="float">
            <text:p>44033</text:p>
          </table:table-cell>
        </table:table-row>
        <table:table-row table:style-name="ro1">
          <table:table-cell office:value-type="float" office:value="187051" calcext:value-type="float">
            <text:p>18705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Johnston County</text:p>
          </table:table-cell>
          <table:table-cell office:value-type="float" office:value="216246" calcext:value-type="float">
            <text:p>216246</text:p>
          </table:table-cell>
        </table:table-row>
        <table:table-row table:style-name="ro1">
          <table:table-cell office:value-type="float" office:value="187159" calcext:value-type="float">
            <text:p>18715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Jones County</text:p>
          </table:table-cell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187267" calcext:value-type="float">
            <text:p>18726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ee County</text:p>
          </table:table-cell>
          <table:table-cell office:value-type="float" office:value="62353" calcext:value-type="float">
            <text:p>62353</text:p>
          </table:table-cell>
        </table:table-row>
        <table:table-row table:style-name="ro1">
          <table:table-cell office:value-type="float" office:value="187375" calcext:value-type="float">
            <text:p>18737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enoir County</text:p>
          </table:table-cell>
          <table:table-cell office:value-type="float" office:value="55720" calcext:value-type="float">
            <text:p>55720</text:p>
          </table:table-cell>
        </table:table-row>
        <table:table-row table:style-name="ro1">
          <table:table-cell office:value-type="float" office:value="187483" calcext:value-type="float">
            <text:p>18748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incoln County</text:p>
          </table:table-cell>
          <table:table-cell office:value-type="float" office:value="88097" calcext:value-type="float">
            <text:p>88097</text:p>
          </table:table-cell>
        </table:table-row>
        <table:table-row table:style-name="ro1">
          <table:table-cell office:value-type="float" office:value="187591" calcext:value-type="float">
            <text:p>18759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con County</text:p>
          </table:table-cell>
          <table:table-cell office:value-type="float" office:value="35994" calcext:value-type="float">
            <text:p>35994</text:p>
          </table:table-cell>
        </table:table-row>
        <table:table-row table:style-name="ro1">
          <table:table-cell office:value-type="float" office:value="187699" calcext:value-type="float">
            <text:p>18769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dison County</text:p>
          </table:table-cell>
          <table:table-cell office:value-type="float" office:value="21740" calcext:value-type="float">
            <text:p>21740</text:p>
          </table:table-cell>
        </table:table-row>
        <table:table-row table:style-name="ro1">
          <table:table-cell office:value-type="float" office:value="187807" calcext:value-type="float">
            <text:p>18780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rtin County</text:p>
          </table:table-cell>
          <table:table-cell office:value-type="float" office:value="22178" calcext:value-type="float">
            <text:p>22178</text:p>
          </table:table-cell>
        </table:table-row>
        <table:table-row table:style-name="ro1">
          <table:table-cell office:value-type="float" office:value="187915" calcext:value-type="float">
            <text:p>1879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cDowell County</text:p>
          </table:table-cell>
          <table:table-cell office:value-type="float" office:value="45782" calcext:value-type="float">
            <text:p>45782</text:p>
          </table:table-cell>
        </table:table-row>
        <table:table-row table:style-name="ro1">
          <table:table-cell office:value-type="float" office:value="188023" calcext:value-type="float">
            <text:p>18802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ecklenburg County</text:p>
          </table:table-cell>
          <table:table-cell office:value-type="float" office:value="1128945" calcext:value-type="float">
            <text:p>1128945</text:p>
          </table:table-cell>
        </table:table-row>
        <table:table-row table:style-name="ro1">
          <table:table-cell office:value-type="float" office:value="188131" calcext:value-type="float">
            <text:p>18813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itchell County</text:p>
          </table:table-cell>
          <table:table-cell office:value-type="float" office:value="14881" calcext:value-type="float">
            <text:p>14881</text:p>
          </table:table-cell>
        </table:table-row>
        <table:table-row table:style-name="ro1">
          <table:table-cell office:value-type="float" office:value="188239" calcext:value-type="float">
            <text:p>18823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ontgomery County</text:p>
          </table:table-cell>
          <table:table-cell office:value-type="float" office:value="27238" calcext:value-type="float">
            <text:p>27238</text:p>
          </table:table-cell>
        </table:table-row>
        <table:table-row table:style-name="ro1">
          <table:table-cell office:value-type="float" office:value="188347" calcext:value-type="float">
            <text:p>18834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oore County</text:p>
          </table:table-cell>
          <table:table-cell office:value-type="float" office:value="103352" calcext:value-type="float">
            <text:p>103352</text:p>
          </table:table-cell>
        </table:table-row>
        <table:table-row table:style-name="ro1">
          <table:table-cell office:value-type="float" office:value="188455" calcext:value-type="float">
            <text:p>18845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ash County</text:p>
          </table:table-cell>
          <table:table-cell office:value-type="float" office:value="94859" calcext:value-type="float">
            <text:p>94859</text:p>
          </table:table-cell>
        </table:table-row>
        <table:table-row table:style-name="ro1">
          <table:table-cell office:value-type="float" office:value="188563" calcext:value-type="float">
            <text:p>18856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w Hanover County</text:p>
          </table:table-cell>
          <table:table-cell office:value-type="float" office:value="236613" calcext:value-type="float">
            <text:p>236613</text:p>
          </table:table-cell>
        </table:table-row>
        <table:table-row table:style-name="ro1">
          <table:table-cell office:value-type="float" office:value="188671" calcext:value-type="float">
            <text:p>18867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orthampton County</text:p>
          </table:table-cell>
          <table:table-cell office:value-type="float" office:value="19088" calcext:value-type="float">
            <text:p>19088</text:p>
          </table:table-cell>
        </table:table-row>
        <table:table-row table:style-name="ro1">
          <table:table-cell office:value-type="float" office:value="188779" calcext:value-type="float">
            <text:p>18877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nslow County</text:p>
          </table:table-cell>
          <table:table-cell office:value-type="float" office:value="203943" calcext:value-type="float">
            <text:p>203943</text:p>
          </table:table-cell>
        </table:table-row>
        <table:table-row table:style-name="ro1">
          <table:table-cell office:value-type="float" office:value="188887" calcext:value-type="float">
            <text:p>18888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range County</text:p>
          </table:table-cell>
          <table:table-cell office:value-type="float" office:value="149077" calcext:value-type="float">
            <text:p>149077</text:p>
          </table:table-cell>
        </table:table-row>
        <table:table-row table:style-name="ro1">
          <table:table-cell office:value-type="float" office:value="188995" calcext:value-type="float">
            <text:p>18899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mlico County</text:p>
          </table:table-cell>
          <table:table-cell office:value-type="float" office:value="12715" calcext:value-type="float">
            <text:p>12715</text:p>
          </table:table-cell>
        </table:table-row>
        <table:table-row table:style-name="ro1">
          <table:table-cell office:value-type="float" office:value="189103" calcext:value-type="float">
            <text:p>18910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quotank County</text:p>
          </table:table-cell>
          <table:table-cell office:value-type="float" office:value="40372" calcext:value-type="float">
            <text:p>40372</text:p>
          </table:table-cell>
        </table:table-row>
        <table:table-row table:style-name="ro1">
          <table:table-cell office:value-type="float" office:value="189211" calcext:value-type="float">
            <text:p>18921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ender County</text:p>
          </table:table-cell>
          <table:table-cell office:value-type="float" office:value="64671" calcext:value-type="float">
            <text:p>64671</text:p>
          </table:table-cell>
        </table:table-row>
        <table:table-row table:style-name="ro1">
          <table:table-cell office:value-type="float" office:value="189319" calcext:value-type="float">
            <text:p>18931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erquimans County</text:p>
          </table:table-cell>
          <table:table-cell office:value-type="float" office:value="13667" calcext:value-type="float">
            <text:p>13667</text:p>
          </table:table-cell>
        </table:table-row>
        <table:table-row table:style-name="ro1">
          <table:table-cell office:value-type="float" office:value="189427" calcext:value-type="float">
            <text:p>18942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erson County</text:p>
          </table:table-cell>
          <table:table-cell office:value-type="float" office:value="39925" calcext:value-type="float">
            <text:p>39925</text:p>
          </table:table-cell>
        </table:table-row>
        <table:table-row table:style-name="ro1">
          <table:table-cell office:value-type="float" office:value="189535" calcext:value-type="float">
            <text:p>18953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itt County</text:p>
          </table:table-cell>
          <table:table-cell office:value-type="float" office:value="182924" calcext:value-type="float">
            <text:p>182924</text:p>
          </table:table-cell>
        </table:table-row>
        <table:table-row table:style-name="ro1">
          <table:table-cell office:value-type="float" office:value="189643" calcext:value-type="float">
            <text:p>18964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lk County</text:p>
          </table:table-cell>
          <table:table-cell office:value-type="float" office:value="21030" calcext:value-type="float">
            <text:p>21030</text:p>
          </table:table-cell>
        </table:table-row>
        <table:table-row table:style-name="ro1">
          <table:table-cell office:value-type="float" office:value="189751" calcext:value-type="float">
            <text:p>18975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andolph County</text:p>
          </table:table-cell>
          <table:table-cell office:value-type="float" office:value="144557" calcext:value-type="float">
            <text:p>144557</text:p>
          </table:table-cell>
        </table:table-row>
        <table:table-row table:style-name="ro1">
          <table:table-cell office:value-type="float" office:value="189859" calcext:value-type="float">
            <text:p>18985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chmond County</text:p>
          </table:table-cell>
          <table:table-cell office:value-type="float" office:value="44332" calcext:value-type="float">
            <text:p>44332</text:p>
          </table:table-cell>
        </table:table-row>
        <table:table-row table:style-name="ro1">
          <table:table-cell office:value-type="float" office:value="189967" calcext:value-type="float">
            <text:p>18996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obeson County</text:p>
          </table:table-cell>
          <table:table-cell office:value-type="float" office:value="129999" calcext:value-type="float">
            <text:p>129999</text:p>
          </table:table-cell>
        </table:table-row>
        <table:table-row table:style-name="ro1">
          <table:table-cell office:value-type="float" office:value="190075" calcext:value-type="float">
            <text:p>19007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ockingham County</text:p>
          </table:table-cell>
          <table:table-cell office:value-type="float" office:value="91285" calcext:value-type="float">
            <text:p>91285</text:p>
          </table:table-cell>
        </table:table-row>
        <table:table-row table:style-name="ro1">
          <table:table-cell office:value-type="float" office:value="190183" calcext:value-type="float">
            <text:p>19018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owan County</text:p>
          </table:table-cell>
          <table:table-cell office:value-type="float" office:value="142495" calcext:value-type="float">
            <text:p>142495</text:p>
          </table:table-cell>
        </table:table-row>
        <table:table-row table:style-name="ro1">
          <table:table-cell office:value-type="float" office:value="190291" calcext:value-type="float">
            <text:p>19029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utherford County</text:p>
          </table:table-cell>
          <table:table-cell office:value-type="float" office:value="67076" calcext:value-type="float">
            <text:p>67076</text:p>
          </table:table-cell>
        </table:table-row>
        <table:table-row table:style-name="ro1">
          <table:table-cell office:value-type="float" office:value="190399" calcext:value-type="float">
            <text:p>19039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ampson County</text:p>
          </table:table-cell>
          <table:table-cell office:value-type="float" office:value="63382" calcext:value-type="float">
            <text:p>63382</text:p>
          </table:table-cell>
        </table:table-row>
        <table:table-row table:style-name="ro1">
          <table:table-cell office:value-type="float" office:value="190507" calcext:value-type="float">
            <text:p>19050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cotland County</text:p>
          </table:table-cell>
          <table:table-cell office:value-type="float" office:value="34637" calcext:value-type="float">
            <text:p>34637</text:p>
          </table:table-cell>
        </table:table-row>
        <table:table-row table:style-name="ro1">
          <table:table-cell office:value-type="float" office:value="190615" calcext:value-type="float">
            <text:p>1906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tanly County</text:p>
          </table:table-cell>
          <table:table-cell office:value-type="float" office:value="63239" calcext:value-type="float">
            <text:p>63239</text:p>
          </table:table-cell>
        </table:table-row>
        <table:table-row table:style-name="ro1">
          <table:table-cell office:value-type="float" office:value="190723" calcext:value-type="float">
            <text:p>19072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31" calcext:value-type="float">
            <text:p>19083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tokes County</text:p>
          </table:table-cell>
          <table:table-cell office:value-type="float" office:value="45743" calcext:value-type="float">
            <text:p>45743</text:p>
          </table:table-cell>
        </table:table-row>
        <table:table-row table:style-name="ro1">
          <table:table-cell office:value-type="float" office:value="190939" calcext:value-type="float">
            <text:p>19093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urry County</text:p>
          </table:table-cell>
          <table:table-cell office:value-type="float" office:value="71683" calcext:value-type="float">
            <text:p>71683</text:p>
          </table:table-cell>
        </table:table-row>
        <table:table-row table:style-name="ro1">
          <table:table-cell office:value-type="float" office:value="191047" calcext:value-type="float">
            <text:p>19104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wain County</text:p>
          </table:table-cell>
          <table:table-cell office:value-type="float" office:value="14179" calcext:value-type="float">
            <text:p>14179</text:p>
          </table:table-cell>
        </table:table-row>
        <table:table-row table:style-name="ro1">
          <table:table-cell office:value-type="float" office:value="191155" calcext:value-type="float">
            <text:p>19115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ransylvania County</text:p>
          </table:table-cell>
          <table:table-cell office:value-type="float" office:value="34498" calcext:value-type="float">
            <text:p>34498</text:p>
          </table:table-cell>
        </table:table-row>
        <table:table-row table:style-name="ro1">
          <table:table-cell office:value-type="float" office:value="191263" calcext:value-type="float">
            <text:p>19126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yrrell County</text:p>
          </table:table-cell>
          <table:table-cell office:value-type="float" office:value="3774" calcext:value-type="float">
            <text:p>3774</text:p>
          </table:table-cell>
        </table:table-row>
        <table:table-row table:style-name="ro1">
          <table:table-cell office:value-type="float" office:value="191371" calcext:value-type="float">
            <text:p>19137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nion County</text:p>
          </table:table-cell>
          <table:table-cell office:value-type="float" office:value="244562" calcext:value-type="float">
            <text:p>244562</text:p>
          </table:table-cell>
        </table:table-row>
        <table:table-row table:style-name="ro1">
          <table:table-cell office:value-type="float" office:value="191479" calcext:value-type="float">
            <text:p>19147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Vance County</text:p>
          </table:table-cell>
          <table:table-cell office:value-type="float" office:value="44718" calcext:value-type="float">
            <text:p>44718</text:p>
          </table:table-cell>
        </table:table-row>
        <table:table-row table:style-name="ro1">
          <table:table-cell office:value-type="float" office:value="191587" calcext:value-type="float">
            <text:p>19158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Wake County</text:p>
          </table:table-cell>
          <table:table-cell office:value-type="float" office:value="1132271" calcext:value-type="float">
            <text:p>1132271</text:p>
          </table:table-cell>
        </table:table-row>
        <table:table-row table:style-name="ro1">
          <table:table-cell office:value-type="float" office:value="191695" calcext:value-type="float">
            <text:p>19169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Warren County</text:p>
          </table:table-cell>
          <table:table-cell office:value-type="float" office:value="19522" calcext:value-type="float">
            <text:p>19522</text:p>
          </table:table-cell>
        </table:table-row>
        <table:table-row table:style-name="ro1">
          <table:table-cell office:value-type="float" office:value="191803" calcext:value-type="float">
            <text:p>19180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Washington County</text:p>
          </table:table-cell>
          <table:table-cell office:value-type="float" office:value="11485" calcext:value-type="float">
            <text:p>11485</text:p>
          </table:table-cell>
        </table:table-row>
        <table:table-row table:style-name="ro1">
          <table:table-cell office:value-type="float" office:value="191911" calcext:value-type="float">
            <text:p>19191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Watauga County</text:p>
          </table:table-cell>
          <table:table-cell office:value-type="float" office:value="56441" calcext:value-type="float">
            <text:p>56441</text:p>
          </table:table-cell>
        </table:table-row>
        <table:table-row table:style-name="ro1">
          <table:table-cell office:value-type="float" office:value="192019" calcext:value-type="float">
            <text:p>192019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Wayne County</text:p>
          </table:table-cell>
          <table:table-cell office:value-type="float" office:value="123967" calcext:value-type="float">
            <text:p>123967</text:p>
          </table:table-cell>
        </table:table-row>
        <table:table-row table:style-name="ro1">
          <table:table-cell office:value-type="float" office:value="192127" calcext:value-type="float">
            <text:p>19212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Wilkes County</text:p>
          </table:table-cell>
          <table:table-cell office:value-type="float" office:value="68043" calcext:value-type="float">
            <text:p>68043</text:p>
          </table:table-cell>
        </table:table-row>
        <table:table-row table:style-name="ro1">
          <table:table-cell office:value-type="float" office:value="192235" calcext:value-type="float">
            <text:p>19223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Wilson County</text:p>
          </table:table-cell>
          <table:table-cell office:value-type="float" office:value="81979" calcext:value-type="float">
            <text:p>81979</text:p>
          </table:table-cell>
        </table:table-row>
        <table:table-row table:style-name="ro1">
          <table:table-cell office:value-type="float" office:value="192343" calcext:value-type="float">
            <text:p>19234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Yadkin County</text:p>
          </table:table-cell>
          <table:table-cell office:value-type="float" office:value="37625" calcext:value-type="float">
            <text:p>37625</text:p>
          </table:table-cell>
        </table:table-row>
        <table:table-row table:style-name="ro1">
          <table:table-cell office:value-type="float" office:value="192451" calcext:value-type="float">
            <text:p>19245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Yancey County</text:p>
          </table:table-cell>
          <table:table-cell office:value-type="float" office:value="18099" calcext:value-type="float">
            <text:p>18099</text:p>
          </table:table-cell>
        </table:table-row>
        <table:table-row table:style-name="ro1">
          <table:table-cell office:value-type="float" office:value="192559" calcext:value-type="float">
            <text:p>192559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Adams County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192667" calcext:value-type="float">
            <text:p>192667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Barnes County</text:p>
          </table:table-cell>
          <table:table-cell office:value-type="float" office:value="10402" calcext:value-type="float">
            <text:p>10402</text:p>
          </table:table-cell>
        </table:table-row>
        <table:table-row table:style-name="ro1">
          <table:table-cell office:value-type="float" office:value="192775" calcext:value-type="float">
            <text:p>192775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Benson County</text:p>
          </table:table-cell>
          <table:table-cell office:value-type="float" office:value="6762" calcext:value-type="float">
            <text:p>6762</text:p>
          </table:table-cell>
        </table:table-row>
        <table:table-row table:style-name="ro1">
          <table:table-cell office:value-type="float" office:value="192883" calcext:value-type="float">
            <text:p>192883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Billings County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192991" calcext:value-type="float">
            <text:p>19299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Bottineau County</text:p>
          </table:table-cell>
          <table:table-cell office:value-type="float" office:value="6287" calcext:value-type="float">
            <text:p>6287</text:p>
          </table:table-cell>
        </table:table-row>
        <table:table-row table:style-name="ro1">
          <table:table-cell office:value-type="float" office:value="193099" calcext:value-type="float">
            <text:p>193099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Bowman County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193207" calcext:value-type="float">
            <text:p>193207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Burke County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193315" calcext:value-type="float">
            <text:p>193315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Burleigh County</text:p>
          </table:table-cell>
          <table:table-cell office:value-type="float" office:value="96212" calcext:value-type="float">
            <text:p>96212</text:p>
          </table:table-cell>
        </table:table-row>
        <table:table-row table:style-name="ro1">
          <table:table-cell office:value-type="float" office:value="193423" calcext:value-type="float">
            <text:p>193423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Cass County</text:p>
          </table:table-cell>
          <table:table-cell office:value-type="float" office:value="183904" calcext:value-type="float">
            <text:p>183904</text:p>
          </table:table-cell>
        </table:table-row>
        <table:table-row table:style-name="ro1">
          <table:table-cell office:value-type="float" office:value="193531" calcext:value-type="float">
            <text:p>19353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Cavalier County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float" office:value="193639" calcext:value-type="float">
            <text:p>193639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Dickey County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float" office:value="193747" calcext:value-type="float">
            <text:p>193747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Divide County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float" office:value="193855" calcext:value-type="float">
            <text:p>193855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Dunn County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float" office:value="193963" calcext:value-type="float">
            <text:p>193963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Eddy County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94071" calcext:value-type="float">
            <text:p>19407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Emmons County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194179" calcext:value-type="float">
            <text:p>194179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Foster County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float" office:value="194287" calcext:value-type="float">
            <text:p>194287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Golden Valley County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194395" calcext:value-type="float">
            <text:p>194395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Grand Forks County</text:p>
          </table:table-cell>
          <table:table-cell office:value-type="float" office:value="69481" calcext:value-type="float">
            <text:p>69481</text:p>
          </table:table-cell>
        </table:table-row>
        <table:table-row table:style-name="ro1">
          <table:table-cell office:value-type="float" office:value="194503" calcext:value-type="float">
            <text:p>194503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Grant County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194611" calcext:value-type="float">
            <text:p>1946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Griggs County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194719" calcext:value-type="float">
            <text:p>194719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Hettinger County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float" office:value="194827" calcext:value-type="float">
            <text:p>194827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Kidder County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float" office:value="194935" calcext:value-type="float">
            <text:p>194935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aMoure County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95043" calcext:value-type="float">
            <text:p>195043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ogan County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95151" calcext:value-type="float">
            <text:p>19515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cHenry County</text:p>
          </table:table-cell>
          <table:table-cell office:value-type="float" office:value="5695" calcext:value-type="float">
            <text:p>5695</text:p>
          </table:table-cell>
        </table:table-row>
        <table:table-row table:style-name="ro1">
          <table:table-cell office:value-type="float" office:value="195259" calcext:value-type="float">
            <text:p>195259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cIntosh County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195367" calcext:value-type="float">
            <text:p>195367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cKenzie County</text:p>
          </table:table-cell>
          <table:table-cell office:value-type="float" office:value="15242" calcext:value-type="float">
            <text:p>15242</text:p>
          </table:table-cell>
        </table:table-row>
        <table:table-row table:style-name="ro1">
          <table:table-cell office:value-type="float" office:value="195475" calcext:value-type="float">
            <text:p>195475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cLean County</text:p>
          </table:table-cell>
          <table:table-cell office:value-type="float" office:value="9416" calcext:value-type="float">
            <text:p>9416</text:p>
          </table:table-cell>
        </table:table-row>
        <table:table-row table:style-name="ro1">
          <table:table-cell office:value-type="float" office:value="195583" calcext:value-type="float">
            <text:p>195583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ercer County</text:p>
          </table:table-cell>
          <table:table-cell office:value-type="float" office:value="8174" calcext:value-type="float">
            <text:p>8174</text:p>
          </table:table-cell>
        </table:table-row>
        <table:table-row table:style-name="ro1">
          <table:table-cell office:value-type="float" office:value="195691" calcext:value-type="float">
            <text:p>19569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orton County</text:p>
          </table:table-cell>
          <table:table-cell office:value-type="float" office:value="31503" calcext:value-type="float">
            <text:p>31503</text:p>
          </table:table-cell>
        </table:table-row>
        <table:table-row table:style-name="ro1">
          <table:table-cell office:value-type="float" office:value="195799" calcext:value-type="float">
            <text:p>195799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ountrail County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float" office:value="195907" calcext:value-type="float">
            <text:p>195907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elson County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float" office:value="196015" calcext:value-type="float">
            <text:p>196015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Oliver County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196123" calcext:value-type="float">
            <text:p>196123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embina County</text:p>
          </table:table-cell>
          <table:table-cell office:value-type="float" office:value="6658" calcext:value-type="float">
            <text:p>6658</text:p>
          </table:table-cell>
        </table:table-row>
        <table:table-row table:style-name="ro1">
          <table:table-cell office:value-type="float" office:value="196231" calcext:value-type="float">
            <text:p>19623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ierce County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office:value-type="float" office:value="196339" calcext:value-type="float">
            <text:p>196339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Ramsey County</text:p>
          </table:table-cell>
          <table:table-cell office:value-type="float" office:value="11388" calcext:value-type="float">
            <text:p>11388</text:p>
          </table:table-cell>
        </table:table-row>
        <table:table-row table:style-name="ro1">
          <table:table-cell office:value-type="float" office:value="196447" calcext:value-type="float">
            <text:p>196447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Ransom County</text:p>
          </table:table-cell>
          <table:table-cell office:value-type="float" office:value="5173" calcext:value-type="float">
            <text:p>5173</text:p>
          </table:table-cell>
        </table:table-row>
        <table:table-row table:style-name="ro1">
          <table:table-cell office:value-type="float" office:value="196555" calcext:value-type="float">
            <text:p>196555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Renville County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196663" calcext:value-type="float">
            <text:p>196663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Richland County</text:p>
          </table:table-cell>
          <table:table-cell office:value-type="float" office:value="16156" calcext:value-type="float">
            <text:p>16156</text:p>
          </table:table-cell>
        </table:table-row>
        <table:table-row table:style-name="ro1">
          <table:table-cell office:value-type="float" office:value="196771" calcext:value-type="float">
            <text:p>19677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Rolette County</text:p>
          </table:table-cell>
          <table:table-cell office:value-type="float" office:value="14165" calcext:value-type="float">
            <text:p>14165</text:p>
          </table:table-cell>
        </table:table-row>
        <table:table-row table:style-name="ro1">
          <table:table-cell office:value-type="float" office:value="196879" calcext:value-type="float">
            <text:p>196879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argent County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float" office:value="196987" calcext:value-type="float">
            <text:p>196987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heridan County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197095" calcext:value-type="float">
            <text:p>197095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ioux County</text:p>
          </table:table-cell>
          <table:table-cell office:value-type="float" office:value="4173" calcext:value-type="float">
            <text:p>4173</text:p>
          </table:table-cell>
        </table:table-row>
        <table:table-row table:style-name="ro1">
          <table:table-cell office:value-type="float" office:value="197203" calcext:value-type="float">
            <text:p>197203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lope County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97311" calcext:value-type="float">
            <text:p>1973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tark County</text:p>
          </table:table-cell>
          <table:table-cell office:value-type="float" office:value="32107" calcext:value-type="float">
            <text:p>32107</text:p>
          </table:table-cell>
        </table:table-row>
        <table:table-row table:style-name="ro1">
          <table:table-cell office:value-type="float" office:value="197419" calcext:value-type="float">
            <text:p>197419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527" calcext:value-type="float">
            <text:p>197527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teele County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197635" calcext:value-type="float">
            <text:p>197635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tutsman County</text:p>
          </table:table-cell>
          <table:table-cell office:value-type="float" office:value="20498" calcext:value-type="float">
            <text:p>20498</text:p>
          </table:table-cell>
        </table:table-row>
        <table:table-row table:style-name="ro1">
          <table:table-cell office:value-type="float" office:value="197743" calcext:value-type="float">
            <text:p>197743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Towner County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197851" calcext:value-type="float">
            <text:p>19785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Traill County</text:p>
          </table:table-cell>
          <table:table-cell office:value-type="float" office:value="7959" calcext:value-type="float">
            <text:p>7959</text:p>
          </table:table-cell>
        </table:table-row>
        <table:table-row table:style-name="ro1">
          <table:table-cell office:value-type="float" office:value="197959" calcext:value-type="float">
            <text:p>197959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Walsh County</text:p>
          </table:table-cell>
          <table:table-cell office:value-type="float" office:value="10437" calcext:value-type="float">
            <text:p>10437</text:p>
          </table:table-cell>
        </table:table-row>
        <table:table-row table:style-name="ro1">
          <table:table-cell office:value-type="float" office:value="198067" calcext:value-type="float">
            <text:p>198067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Ward County</text:p>
          </table:table-cell>
          <table:table-cell office:value-type="float" office:value="68466" calcext:value-type="float">
            <text:p>68466</text:p>
          </table:table-cell>
        </table:table-row>
        <table:table-row table:style-name="ro1">
          <table:table-cell office:value-type="float" office:value="198175" calcext:value-type="float">
            <text:p>198175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Wells County</text:p>
          </table:table-cell>
          <table:table-cell office:value-type="float" office:value="3709" calcext:value-type="float">
            <text:p>3709</text:p>
          </table:table-cell>
        </table:table-row>
        <table:table-row table:style-name="ro1">
          <table:table-cell office:value-type="float" office:value="198283" calcext:value-type="float">
            <text:p>198283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Williams County</text:p>
          </table:table-cell>
          <table:table-cell office:value-type="float" office:value="38700" calcext:value-type="float">
            <text:p>38700</text:p>
          </table:table-cell>
        </table:table-row>
        <table:table-row table:style-name="ro1">
          <table:table-cell office:value-type="float" office:value="198391" calcext:value-type="float">
            <text:p>1983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dams County</text:p>
          </table:table-cell>
          <table:table-cell office:value-type="float" office:value="31321" calcext:value-type="float">
            <text:p>31321</text:p>
          </table:table-cell>
        </table:table-row>
        <table:table-row table:style-name="ro1">
          <table:table-cell office:value-type="float" office:value="198499" calcext:value-type="float">
            <text:p>1984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telope County</text:p>
          </table:table-cell>
          <table:table-cell office:value-type="float" office:value="6264" calcext:value-type="float">
            <text:p>6264</text:p>
          </table:table-cell>
        </table:table-row>
        <table:table-row table:style-name="ro1">
          <table:table-cell office:value-type="float" office:value="198607" calcext:value-type="float">
            <text:p>1986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rthur County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98715" calcext:value-type="float">
            <text:p>1987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Banner County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98823" calcext:value-type="float">
            <text:p>1988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Blaine County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98931" calcext:value-type="float">
            <text:p>19893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Boone County</text:p>
          </table:table-cell>
          <table:table-cell office:value-type="float" office:value="5096" calcext:value-type="float">
            <text:p>5096</text:p>
          </table:table-cell>
        </table:table-row>
        <table:table-row table:style-name="ro1">
          <table:table-cell office:value-type="float" office:value="199039" calcext:value-type="float">
            <text:p>19903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Box Butte County</text:p>
          </table:table-cell>
          <table:table-cell office:value-type="float" office:value="10696" calcext:value-type="float">
            <text:p>10696</text:p>
          </table:table-cell>
        </table:table-row>
        <table:table-row table:style-name="ro1">
          <table:table-cell office:value-type="float" office:value="199147" calcext:value-type="float">
            <text:p>1991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Boyd County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199255" calcext:value-type="float">
            <text:p>1992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Brown County</text:p>
          </table:table-cell>
          <table:table-cell office:value-type="float" office:value="2981" calcext:value-type="float">
            <text:p>2981</text:p>
          </table:table-cell>
        </table:table-row>
        <table:table-row table:style-name="ro1">
          <table:table-cell office:value-type="float" office:value="199363" calcext:value-type="float">
            <text:p>1993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Buffalo County</text:p>
          </table:table-cell>
          <table:table-cell office:value-type="float" office:value="50114" calcext:value-type="float">
            <text:p>50114</text:p>
          </table:table-cell>
        </table:table-row>
        <table:table-row table:style-name="ro1">
          <table:table-cell office:value-type="float" office:value="199471" calcext:value-type="float">
            <text:p>19947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Burt County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float" office:value="199579" calcext:value-type="float">
            <text:p>1995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Butler County</text:p>
          </table:table-cell>
          <table:table-cell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199687" calcext:value-type="float">
            <text:p>1996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ass County</text:p>
          </table:table-cell>
          <table:table-cell office:value-type="float" office:value="26232" calcext:value-type="float">
            <text:p>26232</text:p>
          </table:table-cell>
        </table:table-row>
        <table:table-row table:style-name="ro1">
          <table:table-cell office:value-type="float" office:value="199795" calcext:value-type="float">
            <text:p>1997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edar County</text:p>
          </table:table-cell>
          <table:table-cell office:value-type="float" office:value="8414" calcext:value-type="float">
            <text:p>8414</text:p>
          </table:table-cell>
        </table:table-row>
        <table:table-row table:style-name="ro1">
          <table:table-cell office:value-type="float" office:value="199903" calcext:value-type="float">
            <text:p>1999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hase County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200011" calcext:value-type="float">
            <text:p>2000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herry County</text:p>
          </table:table-cell>
          <table:table-cell office:value-type="float" office:value="5781" calcext:value-type="float">
            <text:p>5781</text:p>
          </table:table-cell>
        </table:table-row>
        <table:table-row table:style-name="ro1">
          <table:table-cell office:value-type="float" office:value="200119" calcext:value-type="float">
            <text:p>2001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heyenne County</text:p>
          </table:table-cell>
          <table:table-cell office:value-type="float" office:value="9111" calcext:value-type="float">
            <text:p>9111</text:p>
          </table:table-cell>
        </table:table-row>
        <table:table-row table:style-name="ro1">
          <table:table-cell office:value-type="float" office:value="200227" calcext:value-type="float">
            <text:p>200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lay County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200335" calcext:value-type="float">
            <text:p>2003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olfax County</text:p>
          </table:table-cell>
          <table:table-cell office:value-type="float" office:value="10587" calcext:value-type="float">
            <text:p>10587</text:p>
          </table:table-cell>
        </table:table-row>
        <table:table-row table:style-name="ro1">
          <table:table-cell office:value-type="float" office:value="200443" calcext:value-type="float">
            <text:p>2004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uming County</text:p>
          </table:table-cell>
          <table:table-cell office:value-type="float" office:value="8798" calcext:value-type="float">
            <text:p>8798</text:p>
          </table:table-cell>
        </table:table-row>
        <table:table-row table:style-name="ro1">
          <table:table-cell office:value-type="float" office:value="200551" calcext:value-type="float">
            <text:p>20055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uster County</text:p>
          </table:table-cell>
          <table:table-cell office:value-type="float" office:value="10626" calcext:value-type="float">
            <text:p>10626</text:p>
          </table:table-cell>
        </table:table-row>
        <table:table-row table:style-name="ro1">
          <table:table-cell office:value-type="float" office:value="200659" calcext:value-type="float">
            <text:p>20065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kota County</text:p>
          </table:table-cell>
          <table:table-cell office:value-type="float" office:value="20070" calcext:value-type="float">
            <text:p>20070</text:p>
          </table:table-cell>
        </table:table-row>
        <table:table-row table:style-name="ro1">
          <table:table-cell office:value-type="float" office:value="200767" calcext:value-type="float">
            <text:p>2007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wes County</text:p>
          </table:table-cell>
          <table:table-cell office:value-type="float" office:value="8361" calcext:value-type="float">
            <text:p>8361</text:p>
          </table:table-cell>
        </table:table-row>
        <table:table-row table:style-name="ro1">
          <table:table-cell office:value-type="float" office:value="200875" calcext:value-type="float">
            <text:p>20087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wson County</text:p>
          </table:table-cell>
          <table:table-cell office:value-type="float" office:value="23510" calcext:value-type="float">
            <text:p>23510</text:p>
          </table:table-cell>
        </table:table-row>
        <table:table-row table:style-name="ro1">
          <table:table-cell office:value-type="float" office:value="200983" calcext:value-type="float">
            <text:p>2009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euel County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201091" calcext:value-type="float">
            <text:p>2010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ixon County</text:p>
          </table:table-cell>
          <table:table-cell office:value-type="float" office:value="5596" calcext:value-type="float">
            <text:p>5596</text:p>
          </table:table-cell>
        </table:table-row>
        <table:table-row table:style-name="ro1">
          <table:table-cell office:value-type="float" office:value="201199" calcext:value-type="float">
            <text:p>2011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odge County</text:p>
          </table:table-cell>
          <table:table-cell office:value-type="float" office:value="36222" calcext:value-type="float">
            <text:p>36222</text:p>
          </table:table-cell>
        </table:table-row>
        <table:table-row table:style-name="ro1">
          <table:table-cell office:value-type="float" office:value="201307" calcext:value-type="float">
            <text:p>2013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ouglas County</text:p>
          </table:table-cell>
          <table:table-cell office:value-type="float" office:value="574332" calcext:value-type="float">
            <text:p>574332</text:p>
          </table:table-cell>
        </table:table-row>
        <table:table-row table:style-name="ro1">
          <table:table-cell office:value-type="float" office:value="201415" calcext:value-type="float">
            <text:p>2014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undy County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201523" calcext:value-type="float">
            <text:p>2015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Fillmore County</text:p>
          </table:table-cell>
          <table:table-cell office:value-type="float" office:value="5519" calcext:value-type="float">
            <text:p>5519</text:p>
          </table:table-cell>
        </table:table-row>
        <table:table-row table:style-name="ro1">
          <table:table-cell office:value-type="float" office:value="201631" calcext:value-type="float">
            <text:p>20163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Franklin County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201739" calcext:value-type="float">
            <text:p>20173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Frontier County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201847" calcext:value-type="float">
            <text:p>2018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Furnas County</text:p>
          </table:table-cell>
          <table:table-cell office:value-type="float" office:value="4653" calcext:value-type="float">
            <text:p>4653</text:p>
          </table:table-cell>
        </table:table-row>
        <table:table-row table:style-name="ro1">
          <table:table-cell office:value-type="float" office:value="201955" calcext:value-type="float">
            <text:p>2019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Gage County</text:p>
          </table:table-cell>
          <table:table-cell office:value-type="float" office:value="21431" calcext:value-type="float">
            <text:p>21431</text:p>
          </table:table-cell>
        </table:table-row>
        <table:table-row table:style-name="ro1">
          <table:table-cell office:value-type="float" office:value="202063" calcext:value-type="float">
            <text:p>2020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Garden County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float" office:value="202171" calcext:value-type="float">
            <text:p>20217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Garfield County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202279" calcext:value-type="float">
            <text:p>2022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Gosper County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202387" calcext:value-type="float">
            <text:p>2023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Grant County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02495" calcext:value-type="float">
            <text:p>2024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Greeley County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>
          <table:table-cell office:value-type="float" office:value="202603" calcext:value-type="float">
            <text:p>2026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Hall County</text:p>
          </table:table-cell>
          <table:table-cell office:value-type="float" office:value="61028" calcext:value-type="float">
            <text:p>61028</text:p>
          </table:table-cell>
        </table:table-row>
        <table:table-row table:style-name="ro1">
          <table:table-cell office:value-type="float" office:value="202711" calcext:value-type="float">
            <text:p>2027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Hamilton County</text:p>
          </table:table-cell>
          <table:table-cell office:value-type="float" office:value="9237" calcext:value-type="float">
            <text:p>9237</text:p>
          </table:table-cell>
        </table:table-row>
        <table:table-row table:style-name="ro1">
          <table:table-cell office:value-type="float" office:value="202819" calcext:value-type="float">
            <text:p>2028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Harlan County</text:p>
          </table:table-cell>
          <table:table-cell office:value-type="float" office:value="3311" calcext:value-type="float">
            <text:p>3311</text:p>
          </table:table-cell>
        </table:table-row>
        <table:table-row table:style-name="ro1">
          <table:table-cell office:value-type="float" office:value="202927" calcext:value-type="float">
            <text:p>2029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Hayes County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203035" calcext:value-type="float">
            <text:p>2030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Hitchcock County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203143" calcext:value-type="float">
            <text:p>2031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Holt County</text:p>
          </table:table-cell>
          <table:table-cell office:value-type="float" office:value="9956" calcext:value-type="float">
            <text:p>9956</text:p>
          </table:table-cell>
        </table:table-row>
        <table:table-row table:style-name="ro1">
          <table:table-cell office:value-type="float" office:value="203251" calcext:value-type="float">
            <text:p>20325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Hooker County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203359" calcext:value-type="float">
            <text:p>20335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Howard County</text:p>
          </table:table-cell>
          <table:table-cell office:value-type="float" office:value="6488" calcext:value-type="float">
            <text:p>6488</text:p>
          </table:table-cell>
        </table:table-row>
        <table:table-row table:style-name="ro1">
          <table:table-cell office:value-type="float" office:value="203467" calcext:value-type="float">
            <text:p>2034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efferson County</text:p>
          </table:table-cell>
          <table:table-cell office:value-type="float" office:value="7099" calcext:value-type="float">
            <text:p>7099</text:p>
          </table:table-cell>
        </table:table-row>
        <table:table-row table:style-name="ro1">
          <table:table-cell office:value-type="float" office:value="203575" calcext:value-type="float">
            <text:p>20357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ohnson County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float" office:value="203683" calcext:value-type="float">
            <text:p>2036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earney County</text:p>
          </table:table-cell>
          <table:table-cell office:value-type="float" office:value="6652" calcext:value-type="float">
            <text:p>6652</text:p>
          </table:table-cell>
        </table:table-row>
        <table:table-row table:style-name="ro1">
          <table:table-cell office:value-type="float" office:value="203791" calcext:value-type="float">
            <text:p>2037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eith County</text:p>
          </table:table-cell>
          <table:table-cell office:value-type="float" office:value="7983" calcext:value-type="float">
            <text:p>7983</text:p>
          </table:table-cell>
        </table:table-row>
        <table:table-row table:style-name="ro1">
          <table:table-cell office:value-type="float" office:value="203899" calcext:value-type="float">
            <text:p>2038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eya Paha County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204007" calcext:value-type="float">
            <text:p>2040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imball County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float" office:value="204115" calcext:value-type="float">
            <text:p>2041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nox County</text:p>
          </table:table-cell>
          <table:table-cell office:value-type="float" office:value="8304" calcext:value-type="float">
            <text:p>8304</text:p>
          </table:table-cell>
        </table:table-row>
        <table:table-row table:style-name="ro1">
          <table:table-cell office:value-type="float" office:value="204223" calcext:value-type="float">
            <text:p>2042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ancaster County</text:p>
          </table:table-cell>
          <table:table-cell office:value-type="float" office:value="320650" calcext:value-type="float">
            <text:p>320650</text:p>
          </table:table-cell>
        </table:table-row>
        <table:table-row table:style-name="ro1">
          <table:table-cell office:value-type="float" office:value="204331" calcext:value-type="float">
            <text:p>20433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incoln County</text:p>
          </table:table-cell>
          <table:table-cell office:value-type="float" office:value="34347" calcext:value-type="float">
            <text:p>34347</text:p>
          </table:table-cell>
        </table:table-row>
        <table:table-row table:style-name="ro1">
          <table:table-cell office:value-type="float" office:value="204439" calcext:value-type="float">
            <text:p>20443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gan County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204547" calcext:value-type="float">
            <text:p>2045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up County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04655" calcext:value-type="float">
            <text:p>2046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adison County</text:p>
          </table:table-cell>
          <table:table-cell office:value-type="float" office:value="34813" calcext:value-type="float">
            <text:p>34813</text:p>
          </table:table-cell>
        </table:table-row>
        <table:table-row table:style-name="ro1">
          <table:table-cell office:value-type="float" office:value="204763" calcext:value-type="float">
            <text:p>2047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cPherson County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04871" calcext:value-type="float">
            <text:p>20487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errick County</text:p>
          </table:table-cell>
          <table:table-cell office:value-type="float" office:value="7809" calcext:value-type="float">
            <text:p>7809</text:p>
          </table:table-cell>
        </table:table-row>
        <table:table-row table:style-name="ro1">
          <table:table-cell office:value-type="float" office:value="204979" calcext:value-type="float">
            <text:p>2049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orrill County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office:value-type="float" office:value="205087" calcext:value-type="float">
            <text:p>2050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ance County</text:p>
          </table:table-cell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205195" calcext:value-type="float">
            <text:p>2051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maha County</text:p>
          </table:table-cell>
          <table:table-cell office:value-type="float" office:value="7044" calcext:value-type="float">
            <text:p>7044</text:p>
          </table:table-cell>
        </table:table-row>
        <table:table-row table:style-name="ro1">
          <table:table-cell office:value-type="float" office:value="205303" calcext:value-type="float">
            <text:p>2053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uckolls County</text:p>
          </table:table-cell>
          <table:table-cell office:value-type="float" office:value="4134" calcext:value-type="float">
            <text:p>4134</text:p>
          </table:table-cell>
        </table:table-row>
        <table:table-row table:style-name="ro1">
          <table:table-cell office:value-type="float" office:value="205411" calcext:value-type="float">
            <text:p>2054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Otoe County</text:p>
          </table:table-cell>
          <table:table-cell office:value-type="float" office:value="15965" calcext:value-type="float">
            <text:p>15965</text:p>
          </table:table-cell>
        </table:table-row>
        <table:table-row table:style-name="ro1">
          <table:table-cell office:value-type="float" office:value="205519" calcext:value-type="float">
            <text:p>2055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awnee County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205627" calcext:value-type="float">
            <text:p>2056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erkins County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205735" calcext:value-type="float">
            <text:p>2057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helps County</text:p>
          </table:table-cell>
          <table:table-cell office:value-type="float" office:value="9006" calcext:value-type="float">
            <text:p>9006</text:p>
          </table:table-cell>
        </table:table-row>
        <table:table-row table:style-name="ro1">
          <table:table-cell office:value-type="float" office:value="205843" calcext:value-type="float">
            <text:p>2058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ierce County</text:p>
          </table:table-cell>
          <table:table-cell office:value-type="float" office:value="7184" calcext:value-type="float">
            <text:p>7184</text:p>
          </table:table-cell>
        </table:table-row>
        <table:table-row table:style-name="ro1">
          <table:table-cell office:value-type="float" office:value="205951" calcext:value-type="float">
            <text:p>20595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latte County</text:p>
          </table:table-cell>
          <table:table-cell office:value-type="float" office:value="33364" calcext:value-type="float">
            <text:p>33364</text:p>
          </table:table-cell>
        </table:table-row>
        <table:table-row table:style-name="ro1">
          <table:table-cell office:value-type="float" office:value="206059" calcext:value-type="float">
            <text:p>20605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Polk County</text:p>
          </table:table-cell>
          <table:table-cell office:value-type="float" office:value="5201" calcext:value-type="float">
            <text:p>5201</text:p>
          </table:table-cell>
        </table:table-row>
        <table:table-row table:style-name="ro1">
          <table:table-cell office:value-type="float" office:value="206167" calcext:value-type="float">
            <text:p>2061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ed Willow County</text:p>
          </table:table-cell>
          <table:table-cell office:value-type="float" office:value="10627" calcext:value-type="float">
            <text:p>10627</text:p>
          </table:table-cell>
        </table:table-row>
        <table:table-row table:style-name="ro1">
          <table:table-cell office:value-type="float" office:value="206275" calcext:value-type="float">
            <text:p>20627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ichardson County</text:p>
          </table:table-cell>
          <table:table-cell office:value-type="float" office:value="7791" calcext:value-type="float">
            <text:p>7791</text:p>
          </table:table-cell>
        </table:table-row>
        <table:table-row table:style-name="ro1">
          <table:table-cell office:value-type="float" office:value="206383" calcext:value-type="float">
            <text:p>2063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ock County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206491" calcext:value-type="float">
            <text:p>2064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aline County</text:p>
          </table:table-cell>
          <table:table-cell office:value-type="float" office:value="13987" calcext:value-type="float">
            <text:p>13987</text:p>
          </table:table-cell>
        </table:table-row>
        <table:table-row table:style-name="ro1">
          <table:table-cell office:value-type="float" office:value="206599" calcext:value-type="float">
            <text:p>2065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arpy County</text:p>
          </table:table-cell>
          <table:table-cell office:value-type="float" office:value="188856" calcext:value-type="float">
            <text:p>188856</text:p>
          </table:table-cell>
        </table:table-row>
        <table:table-row table:style-name="ro1">
          <table:table-cell office:value-type="float" office:value="206707" calcext:value-type="float">
            <text:p>2067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aunders County</text:p>
          </table:table-cell>
          <table:table-cell office:value-type="float" office:value="21927" calcext:value-type="float">
            <text:p>21927</text:p>
          </table:table-cell>
        </table:table-row>
        <table:table-row table:style-name="ro1">
          <table:table-cell office:value-type="float" office:value="206815" calcext:value-type="float">
            <text:p>2068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cotts Bluff County</text:p>
          </table:table-cell>
          <table:table-cell office:value-type="float" office:value="35299" calcext:value-type="float">
            <text:p>35299</text:p>
          </table:table-cell>
        </table:table-row>
        <table:table-row table:style-name="ro1">
          <table:table-cell office:value-type="float" office:value="206923" calcext:value-type="float">
            <text:p>2069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eward County</text:p>
          </table:table-cell>
          <table:table-cell office:value-type="float" office:value="17186" calcext:value-type="float">
            <text:p>17186</text:p>
          </table:table-cell>
        </table:table-row>
        <table:table-row table:style-name="ro1">
          <table:table-cell office:value-type="float" office:value="207031" calcext:value-type="float">
            <text:p>20703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heridan County</text:p>
          </table:table-cell>
          <table:table-cell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207139" calcext:value-type="float">
            <text:p>20713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herman County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207247" calcext:value-type="float">
            <text:p>2072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ioux County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07355" calcext:value-type="float">
            <text:p>207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tanton County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office:value-type="float" office:value="207463" calcext:value-type="float">
            <text:p>2074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571" calcext:value-type="float">
            <text:p>20757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hayer County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float" office:value="207679" calcext:value-type="float">
            <text:p>2076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homas County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207787" calcext:value-type="float">
            <text:p>2077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hurston County</text:p>
          </table:table-cell>
          <table:table-cell office:value-type="float" office:value="7220" calcext:value-type="float">
            <text:p>7220</text:p>
          </table:table-cell>
        </table:table-row>
        <table:table-row table:style-name="ro1">
          <table:table-cell office:value-type="float" office:value="207895" calcext:value-type="float">
            <text:p>2078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Valley County</text:p>
          </table:table-cell>
          <table:table-cell office:value-type="float" office:value="4103" calcext:value-type="float">
            <text:p>4103</text:p>
          </table:table-cell>
        </table:table-row>
        <table:table-row table:style-name="ro1">
          <table:table-cell office:value-type="float" office:value="208003" calcext:value-type="float">
            <text:p>2080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ashington County</text:p>
          </table:table-cell>
          <table:table-cell office:value-type="float" office:value="20901" calcext:value-type="float">
            <text:p>20901</text:p>
          </table:table-cell>
        </table:table-row>
        <table:table-row table:style-name="ro1">
          <table:table-cell office:value-type="float" office:value="208111" calcext:value-type="float">
            <text:p>2081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ayne County</text:p>
          </table:table-cell>
          <table:table-cell office:value-type="float" office:value="9492" calcext:value-type="float">
            <text:p>9492</text:p>
          </table:table-cell>
        </table:table-row>
        <table:table-row table:style-name="ro1">
          <table:table-cell office:value-type="float" office:value="208219" calcext:value-type="float">
            <text:p>2082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ebster County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float" office:value="208327" calcext:value-type="float">
            <text:p>2083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heeler County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208435" calcext:value-type="float">
            <text:p>2084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York County</text:p>
          </table:table-cell>
          <table:table-cell office:value-type="float" office:value="13511" calcext:value-type="float">
            <text:p>13511</text:p>
          </table:table-cell>
        </table:table-row>
        <table:table-row table:style-name="ro1">
          <table:table-cell office:value-type="float" office:value="208543" calcext:value-type="float">
            <text:p>208543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elknap County</text:p>
          </table:table-cell>
          <table:table-cell office:value-type="float" office:value="61551" calcext:value-type="float">
            <text:p>61551</text:p>
          </table:table-cell>
        </table:table-row>
        <table:table-row table:style-name="ro1">
          <table:table-cell office:value-type="float" office:value="208651" calcext:value-type="float">
            <text:p>208651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Carroll County</text:p>
          </table:table-cell>
          <table:table-cell office:value-type="float" office:value="49167" calcext:value-type="float">
            <text:p>49167</text:p>
          </table:table-cell>
        </table:table-row>
        <table:table-row table:style-name="ro1">
          <table:table-cell office:value-type="float" office:value="208759" calcext:value-type="float">
            <text:p>208759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Cheshire County</text:p>
          </table:table-cell>
          <table:table-cell office:value-type="float" office:value="76228" calcext:value-type="float">
            <text:p>76228</text:p>
          </table:table-cell>
        </table:table-row>
        <table:table-row table:style-name="ro1">
          <table:table-cell office:value-type="float" office:value="208867" calcext:value-type="float">
            <text:p>208867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Coos County</text:p>
          </table:table-cell>
          <table:table-cell office:value-type="float" office:value="31174" calcext:value-type="float">
            <text:p>31174</text:p>
          </table:table-cell>
        </table:table-row>
        <table:table-row table:style-name="ro1">
          <table:table-cell office:value-type="float" office:value="208975" calcext:value-type="float">
            <text:p>208975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Grafton County</text:p>
          </table:table-cell>
          <table:table-cell office:value-type="float" office:value="90691" calcext:value-type="float">
            <text:p>90691</text:p>
          </table:table-cell>
        </table:table-row>
        <table:table-row table:style-name="ro1">
          <table:table-cell office:value-type="float" office:value="209083" calcext:value-type="float">
            <text:p>209083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Hillsborough County</text:p>
          </table:table-cell>
          <table:table-cell office:value-type="float" office:value="418735" calcext:value-type="float">
            <text:p>418735</text:p>
          </table:table-cell>
        </table:table-row>
        <table:table-row table:style-name="ro1">
          <table:table-cell office:value-type="float" office:value="209191" calcext:value-type="float">
            <text:p>209191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Merrimack County</text:p>
          </table:table-cell>
          <table:table-cell office:value-type="float" office:value="152622" calcext:value-type="float">
            <text:p>152622</text:p>
          </table:table-cell>
        </table:table-row>
        <table:table-row table:style-name="ro1">
          <table:table-cell office:value-type="float" office:value="209299" calcext:value-type="float">
            <text:p>209299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ockingham County</text:p>
          </table:table-cell>
          <table:table-cell office:value-type="float" office:value="311307" calcext:value-type="float">
            <text:p>311307</text:p>
          </table:table-cell>
        </table:table-row>
        <table:table-row table:style-name="ro1">
          <table:table-cell office:value-type="float" office:value="209407" calcext:value-type="float">
            <text:p>209407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515" calcext:value-type="float">
            <text:p>209515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Strafford County</text:p>
          </table:table-cell>
          <table:table-cell office:value-type="float" office:value="131533" calcext:value-type="float">
            <text:p>131533</text:p>
          </table:table-cell>
        </table:table-row>
        <table:table-row table:style-name="ro1">
          <table:table-cell office:value-type="float" office:value="209623" calcext:value-type="float">
            <text:p>209623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Sullivan County</text:p>
          </table:table-cell>
          <table:table-cell office:value-type="float" office:value="43267" calcext:value-type="float">
            <text:p>43267</text:p>
          </table:table-cell>
        </table:table-row>
        <table:table-row table:style-name="ro1">
          <table:table-cell office:value-type="float" office:value="209731" calcext:value-type="float">
            <text:p>209731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Atlantic County</text:p>
          </table:table-cell>
          <table:table-cell office:value-type="float" office:value="262945" calcext:value-type="float">
            <text:p>262945</text:p>
          </table:table-cell>
        </table:table-row>
        <table:table-row table:style-name="ro1">
          <table:table-cell office:value-type="float" office:value="209839" calcext:value-type="float">
            <text:p>209839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Bergen County</text:p>
          </table:table-cell>
          <table:table-cell office:value-type="float" office:value="930394" calcext:value-type="float">
            <text:p>930394</text:p>
          </table:table-cell>
        </table:table-row>
        <table:table-row table:style-name="ro1">
          <table:table-cell office:value-type="float" office:value="209947" calcext:value-type="float">
            <text:p>209947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Burlington County</text:p>
          </table:table-cell>
          <table:table-cell office:value-type="float" office:value="446596" calcext:value-type="float">
            <text:p>446596</text:p>
          </table:table-cell>
        </table:table-row>
        <table:table-row table:style-name="ro1">
          <table:table-cell office:value-type="float" office:value="210055" calcext:value-type="float">
            <text:p>210055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Camden County</text:p>
          </table:table-cell>
          <table:table-cell office:value-type="float" office:value="506809" calcext:value-type="float">
            <text:p>506809</text:p>
          </table:table-cell>
        </table:table-row>
        <table:table-row table:style-name="ro1">
          <table:table-cell office:value-type="float" office:value="210163" calcext:value-type="float">
            <text:p>210163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Cape May County</text:p>
          </table:table-cell>
          <table:table-cell office:value-type="float" office:value="91546" calcext:value-type="float">
            <text:p>91546</text:p>
          </table:table-cell>
        </table:table-row>
        <table:table-row table:style-name="ro1">
          <table:table-cell office:value-type="float" office:value="210271" calcext:value-type="float">
            <text:p>210271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Cumberland County</text:p>
          </table:table-cell>
          <table:table-cell office:value-type="float" office:value="147008" calcext:value-type="float">
            <text:p>147008</text:p>
          </table:table-cell>
        </table:table-row>
        <table:table-row table:style-name="ro1">
          <table:table-cell office:value-type="float" office:value="210379" calcext:value-type="float">
            <text:p>210379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Essex County</text:p>
          </table:table-cell>
          <table:table-cell office:value-type="float" office:value="800501" calcext:value-type="float">
            <text:p>800501</text:p>
          </table:table-cell>
        </table:table-row>
        <table:table-row table:style-name="ro1">
          <table:table-cell office:value-type="float" office:value="210487" calcext:value-type="float">
            <text:p>210487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Gloucester County</text:p>
          </table:table-cell>
          <table:table-cell office:value-type="float" office:value="293245" calcext:value-type="float">
            <text:p>293245</text:p>
          </table:table-cell>
        </table:table-row>
        <table:table-row table:style-name="ro1">
          <table:table-cell office:value-type="float" office:value="210595" calcext:value-type="float">
            <text:p>210595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Hudson County</text:p>
          </table:table-cell>
          <table:table-cell office:value-type="float" office:value="671666" calcext:value-type="float">
            <text:p>671666</text:p>
          </table:table-cell>
        </table:table-row>
        <table:table-row table:style-name="ro1">
          <table:table-cell office:value-type="float" office:value="210703" calcext:value-type="float">
            <text:p>210703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Hunterdon County</text:p>
          </table:table-cell>
          <table:table-cell office:value-type="float" office:value="124797" calcext:value-type="float">
            <text:p>124797</text:p>
          </table:table-cell>
        </table:table-row>
        <table:table-row table:style-name="ro1">
          <table:table-cell office:value-type="float" office:value="210811" calcext:value-type="float">
            <text:p>210811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Mercer County</text:p>
          </table:table-cell>
          <table:table-cell office:value-type="float" office:value="367239" calcext:value-type="float">
            <text:p>367239</text:p>
          </table:table-cell>
        </table:table-row>
        <table:table-row table:style-name="ro1">
          <table:table-cell office:value-type="float" office:value="210919" calcext:value-type="float">
            <text:p>210919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Middlesex County</text:p>
          </table:table-cell>
          <table:table-cell office:value-type="float" office:value="822736" calcext:value-type="float">
            <text:p>822736</text:p>
          </table:table-cell>
        </table:table-row>
        <table:table-row table:style-name="ro1">
          <table:table-cell office:value-type="float" office:value="211027" calcext:value-type="float">
            <text:p>211027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Monmouth County</text:p>
          </table:table-cell>
          <table:table-cell office:value-type="float" office:value="618381" calcext:value-type="float">
            <text:p>618381</text:p>
          </table:table-cell>
        </table:table-row>
        <table:table-row table:style-name="ro1">
          <table:table-cell office:value-type="float" office:value="211135" calcext:value-type="float">
            <text:p>211135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Morris County</text:p>
          </table:table-cell>
          <table:table-cell office:value-type="float" office:value="491087" calcext:value-type="float">
            <text:p>491087</text:p>
          </table:table-cell>
        </table:table-row>
        <table:table-row table:style-name="ro1">
          <table:table-cell office:value-type="float" office:value="211243" calcext:value-type="float">
            <text:p>211243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Ocean County</text:p>
          </table:table-cell>
          <table:table-cell office:value-type="float" office:value="614237" calcext:value-type="float">
            <text:p>614237</text:p>
          </table:table-cell>
        </table:table-row>
        <table:table-row table:style-name="ro1">
          <table:table-cell office:value-type="float" office:value="211351" calcext:value-type="float">
            <text:p>211351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Passaic County</text:p>
          </table:table-cell>
          <table:table-cell office:value-type="float" office:value="500382" calcext:value-type="float">
            <text:p>500382</text:p>
          </table:table-cell>
        </table:table-row>
        <table:table-row table:style-name="ro1">
          <table:table-cell office:value-type="float" office:value="211459" calcext:value-type="float">
            <text:p>211459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Salem County</text:p>
          </table:table-cell>
          <table:table-cell office:value-type="float" office:value="62451" calcext:value-type="float">
            <text:p>62451</text:p>
          </table:table-cell>
        </table:table-row>
        <table:table-row table:style-name="ro1">
          <table:table-cell office:value-type="float" office:value="211567" calcext:value-type="float">
            <text:p>211567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Somerset County</text:p>
          </table:table-cell>
          <table:table-cell office:value-type="float" office:value="329331" calcext:value-type="float">
            <text:p>329331</text:p>
          </table:table-cell>
        </table:table-row>
        <table:table-row table:style-name="ro1">
          <table:table-cell office:value-type="float" office:value="211675" calcext:value-type="float">
            <text:p>211675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783" calcext:value-type="float">
            <text:p>211783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Sussex County</text:p>
          </table:table-cell>
          <table:table-cell office:value-type="float" office:value="140002" calcext:value-type="float">
            <text:p>140002</text:p>
          </table:table-cell>
        </table:table-row>
        <table:table-row table:style-name="ro1">
          <table:table-cell office:value-type="float" office:value="211891" calcext:value-type="float">
            <text:p>211891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nion County</text:p>
          </table:table-cell>
          <table:table-cell office:value-type="float" office:value="555394" calcext:value-type="float">
            <text:p>555394</text:p>
          </table:table-cell>
        </table:table-row>
        <table:table-row table:style-name="ro1">
          <table:table-cell office:value-type="float" office:value="211999" calcext:value-type="float">
            <text:p>211999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Warren County</text:p>
          </table:table-cell>
          <table:table-cell office:value-type="float" office:value="105624" calcext:value-type="float">
            <text:p>105624</text:p>
          </table:table-cell>
        </table:table-row>
        <table:table-row table:style-name="ro1">
          <table:table-cell office:value-type="float" office:value="212107" calcext:value-type="float">
            <text:p>212107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Bernalillo County</text:p>
          </table:table-cell>
          <table:table-cell office:value-type="float" office:value="681666" calcext:value-type="float">
            <text:p>681666</text:p>
          </table:table-cell>
        </table:table-row>
        <table:table-row table:style-name="ro1">
          <table:table-cell office:value-type="float" office:value="212215" calcext:value-type="float">
            <text:p>212215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Catron County</text:p>
          </table:table-cell>
          <table:table-cell office:value-type="float" office:value="3623" calcext:value-type="float">
            <text:p>3623</text:p>
          </table:table-cell>
        </table:table-row>
        <table:table-row table:style-name="ro1">
          <table:table-cell office:value-type="float" office:value="212323" calcext:value-type="float">
            <text:p>212323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Chaves County</text:p>
          </table:table-cell>
          <table:table-cell office:value-type="float" office:value="64711" calcext:value-type="float">
            <text:p>64711</text:p>
          </table:table-cell>
        </table:table-row>
        <table:table-row table:style-name="ro1">
          <table:table-cell office:value-type="float" office:value="212431" calcext:value-type="float">
            <text:p>212431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Cibola County</text:p>
          </table:table-cell>
          <table:table-cell office:value-type="float" office:value="26354" calcext:value-type="float">
            <text:p>26354</text:p>
          </table:table-cell>
        </table:table-row>
        <table:table-row table:style-name="ro1">
          <table:table-cell office:value-type="float" office:value="212539" calcext:value-type="float">
            <text:p>212539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Colfax County</text:p>
          </table:table-cell>
          <table:table-cell office:value-type="float" office:value="11927" calcext:value-type="float">
            <text:p>11927</text:p>
          </table:table-cell>
        </table:table-row>
        <table:table-row table:style-name="ro1">
          <table:table-cell office:value-type="float" office:value="212647" calcext:value-type="float">
            <text:p>212647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Curry County</text:p>
          </table:table-cell>
          <table:table-cell office:value-type="float" office:value="48793" calcext:value-type="float">
            <text:p>48793</text:p>
          </table:table-cell>
        </table:table-row>
        <table:table-row table:style-name="ro1">
          <table:table-cell office:value-type="float" office:value="212755" calcext:value-type="float">
            <text:p>212755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De Baca County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212863" calcext:value-type="float">
            <text:p>212863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Dona Ana County</text:p>
          </table:table-cell>
          <table:table-cell office:value-type="float" office:value="221262" calcext:value-type="float">
            <text:p>221262</text:p>
          </table:table-cell>
        </table:table-row>
        <table:table-row table:style-name="ro1">
          <table:table-cell office:value-type="float" office:value="212971" calcext:value-type="float">
            <text:p>212971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Eddy County</text:p>
          </table:table-cell>
          <table:table-cell office:value-type="float" office:value="58418" calcext:value-type="float">
            <text:p>58418</text:p>
          </table:table-cell>
        </table:table-row>
        <table:table-row table:style-name="ro1">
          <table:table-cell office:value-type="float" office:value="213079" calcext:value-type="float">
            <text:p>213079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Grant County</text:p>
          </table:table-cell>
          <table:table-cell office:value-type="float" office:value="27007" calcext:value-type="float">
            <text:p>27007</text:p>
          </table:table-cell>
        </table:table-row>
        <table:table-row table:style-name="ro1">
          <table:table-cell office:value-type="float" office:value="213187" calcext:value-type="float">
            <text:p>213187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Guadalupe County</text:p>
          </table:table-cell>
          <table:table-cell office:value-type="float" office:value="4275" calcext:value-type="float">
            <text:p>4275</text:p>
          </table:table-cell>
        </table:table-row>
        <table:table-row table:style-name="ro1">
          <table:table-cell office:value-type="float" office:value="213295" calcext:value-type="float">
            <text:p>213295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Harding County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213403" calcext:value-type="float">
            <text:p>213403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Hidalgo County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office:value-type="float" office:value="213511" calcext:value-type="float">
            <text:p>213511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Lea County</text:p>
          </table:table-cell>
          <table:table-cell office:value-type="float" office:value="71830" calcext:value-type="float">
            <text:p>71830</text:p>
          </table:table-cell>
        </table:table-row>
        <table:table-row table:style-name="ro1">
          <table:table-cell office:value-type="float" office:value="213619" calcext:value-type="float">
            <text:p>213619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Lincoln County</text:p>
          </table:table-cell>
          <table:table-cell office:value-type="float" office:value="19939" calcext:value-type="float">
            <text:p>19939</text:p>
          </table:table-cell>
        </table:table-row>
        <table:table-row table:style-name="ro1">
          <table:table-cell office:value-type="float" office:value="213727" calcext:value-type="float">
            <text:p>213727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Los Alamos County</text:p>
          </table:table-cell>
          <table:table-cell office:value-type="float" office:value="19462" calcext:value-type="float">
            <text:p>19462</text:p>
          </table:table-cell>
        </table:table-row>
        <table:table-row table:style-name="ro1">
          <table:table-cell office:value-type="float" office:value="213835" calcext:value-type="float">
            <text:p>213835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Luna County</text:p>
          </table:table-cell>
          <table:table-cell office:value-type="float" office:value="23905" calcext:value-type="float">
            <text:p>23905</text:p>
          </table:table-cell>
        </table:table-row>
        <table:table-row table:style-name="ro1">
          <table:table-cell office:value-type="float" office:value="213943" calcext:value-type="float">
            <text:p>213943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McKinley County</text:p>
          </table:table-cell>
          <table:table-cell office:value-type="float" office:value="70824" calcext:value-type="float">
            <text:p>70824</text:p>
          </table:table-cell>
        </table:table-row>
        <table:table-row table:style-name="ro1">
          <table:table-cell office:value-type="float" office:value="214051" calcext:value-type="float">
            <text:p>214051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Mora County</text:p>
          </table:table-cell>
          <table:table-cell office:value-type="float" office:value="4478" calcext:value-type="float">
            <text:p>4478</text:p>
          </table:table-cell>
        </table:table-row>
        <table:table-row table:style-name="ro1">
          <table:table-cell office:value-type="float" office:value="214159" calcext:value-type="float">
            <text:p>214159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Otero County</text:p>
          </table:table-cell>
          <table:table-cell office:value-type="float" office:value="67967" calcext:value-type="float">
            <text:p>67967</text:p>
          </table:table-cell>
        </table:table-row>
        <table:table-row table:style-name="ro1">
          <table:table-cell office:value-type="float" office:value="214267" calcext:value-type="float">
            <text:p>214267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Quay County</text:p>
          </table:table-cell>
          <table:table-cell office:value-type="float" office:value="8197" calcext:value-type="float">
            <text:p>8197</text:p>
          </table:table-cell>
        </table:table-row>
        <table:table-row table:style-name="ro1">
          <table:table-cell office:value-type="float" office:value="214375" calcext:value-type="float">
            <text:p>214375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Rio Arriba County</text:p>
          </table:table-cell>
          <table:table-cell office:value-type="float" office:value="38521" calcext:value-type="float">
            <text:p>38521</text:p>
          </table:table-cell>
        </table:table-row>
        <table:table-row table:style-name="ro1">
          <table:table-cell office:value-type="float" office:value="214483" calcext:value-type="float">
            <text:p>214483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Roosevelt County</text:p>
          </table:table-cell>
          <table:table-cell office:value-type="float" office:value="18350" calcext:value-type="float">
            <text:p>18350</text:p>
          </table:table-cell>
        </table:table-row>
        <table:table-row table:style-name="ro1">
          <table:table-cell office:value-type="float" office:value="214591" calcext:value-type="float">
            <text:p>214591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San Juan County</text:p>
          </table:table-cell>
          <table:table-cell office:value-type="float" office:value="123312" calcext:value-type="float">
            <text:p>123312</text:p>
          </table:table-cell>
        </table:table-row>
        <table:table-row table:style-name="ro1">
          <table:table-cell office:value-type="float" office:value="214699" calcext:value-type="float">
            <text:p>214699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San Miguel County</text:p>
          </table:table-cell>
          <table:table-cell office:value-type="float" office:value="27144" calcext:value-type="float">
            <text:p>27144</text:p>
          </table:table-cell>
        </table:table-row>
        <table:table-row table:style-name="ro1">
          <table:table-cell office:value-type="float" office:value="214807" calcext:value-type="float">
            <text:p>214807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Sandoval County</text:p>
          </table:table-cell>
          <table:table-cell office:value-type="float" office:value="148904" calcext:value-type="float">
            <text:p>148904</text:p>
          </table:table-cell>
        </table:table-row>
        <table:table-row table:style-name="ro1">
          <table:table-cell office:value-type="float" office:value="214915" calcext:value-type="float">
            <text:p>214915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Santa Fe County</text:p>
          </table:table-cell>
          <table:table-cell office:value-type="float" office:value="151946" calcext:value-type="float">
            <text:p>151946</text:p>
          </table:table-cell>
        </table:table-row>
        <table:table-row table:style-name="ro1">
          <table:table-cell office:value-type="float" office:value="215023" calcext:value-type="float">
            <text:p>215023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Sierra County</text:p>
          </table:table-cell>
          <table:table-cell office:value-type="float" office:value="10867" calcext:value-type="float">
            <text:p>10867</text:p>
          </table:table-cell>
        </table:table-row>
        <table:table-row table:style-name="ro1">
          <table:table-cell office:value-type="float" office:value="215131" calcext:value-type="float">
            <text:p>215131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Socorro County</text:p>
          </table:table-cell>
          <table:table-cell office:value-type="float" office:value="16541" calcext:value-type="float">
            <text:p>16541</text:p>
          </table:table-cell>
        </table:table-row>
        <table:table-row table:style-name="ro1">
          <table:table-cell office:value-type="float" office:value="215239" calcext:value-type="float">
            <text:p>215239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347" calcext:value-type="float">
            <text:p>215347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Taos County</text:p>
          </table:table-cell>
          <table:table-cell office:value-type="float" office:value="32593" calcext:value-type="float">
            <text:p>32593</text:p>
          </table:table-cell>
        </table:table-row>
        <table:table-row table:style-name="ro1">
          <table:table-cell office:value-type="float" office:value="215455" calcext:value-type="float">
            <text:p>215455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Torrance County</text:p>
          </table:table-cell>
          <table:table-cell office:value-type="float" office:value="15486" calcext:value-type="float">
            <text:p>15486</text:p>
          </table:table-cell>
        </table:table-row>
        <table:table-row table:style-name="ro1">
          <table:table-cell office:value-type="float" office:value="215563" calcext:value-type="float">
            <text:p>215563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Union County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215671" calcext:value-type="float">
            <text:p>215671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Valencia County</text:p>
          </table:table-cell>
          <table:table-cell office:value-type="float" office:value="77574" calcext:value-type="float">
            <text:p>77574</text:p>
          </table:table-cell>
        </table:table-row>
        <table:table-row table:style-name="ro1">
          <table:table-cell office:value-type="float" office:value="215779" calcext:value-type="float">
            <text:p>215779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Churchill County</text:p>
          </table:table-cell>
          <table:table-cell office:value-type="float" office:value="25363" calcext:value-type="float">
            <text:p>25363</text:p>
          </table:table-cell>
        </table:table-row>
        <table:table-row table:style-name="ro1">
          <table:table-cell office:value-type="float" office:value="215887" calcext:value-type="float">
            <text:p>215887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Clark County</text:p>
          </table:table-cell>
          <table:table-cell office:value-type="float" office:value="2315963" calcext:value-type="float">
            <text:p>2315963</text:p>
          </table:table-cell>
        </table:table-row>
        <table:table-row table:style-name="ro1">
          <table:table-cell office:value-type="float" office:value="215995" calcext:value-type="float">
            <text:p>215995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Consolidated Municipality of Carson City</text:p>
          </table:table-cell>
          <table:table-cell office:value-type="float" office:value="56034" calcext:value-type="float">
            <text:p>56034</text:p>
          </table:table-cell>
        </table:table-row>
        <table:table-row table:style-name="ro1">
          <table:table-cell office:value-type="float" office:value="216103" calcext:value-type="float">
            <text:p>216103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Douglas County</text:p>
          </table:table-cell>
          <table:table-cell office:value-type="float" office:value="49088" calcext:value-type="float">
            <text:p>49088</text:p>
          </table:table-cell>
        </table:table-row>
        <table:table-row table:style-name="ro1">
          <table:table-cell office:value-type="float" office:value="216211" calcext:value-type="float">
            <text:p>216211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Elko County</text:p>
          </table:table-cell>
          <table:table-cell office:value-type="float" office:value="53006" calcext:value-type="float">
            <text:p>53006</text:p>
          </table:table-cell>
        </table:table-row>
        <table:table-row table:style-name="ro1">
          <table:table-cell office:value-type="float" office:value="216319" calcext:value-type="float">
            <text:p>216319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Esmeralda County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216427" calcext:value-type="float">
            <text:p>216427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Eureka County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216535" calcext:value-type="float">
            <text:p>216535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Humboldt County</text:p>
          </table:table-cell>
          <table:table-cell office:value-type="float" office:value="16962" calcext:value-type="float">
            <text:p>16962</text:p>
          </table:table-cell>
        </table:table-row>
        <table:table-row table:style-name="ro1">
          <table:table-cell office:value-type="float" office:value="216643" calcext:value-type="float">
            <text:p>216643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Lander County</text:p>
          </table:table-cell>
          <table:table-cell office:value-type="float" office:value="5514" calcext:value-type="float">
            <text:p>5514</text:p>
          </table:table-cell>
        </table:table-row>
        <table:table-row table:style-name="ro1">
          <table:table-cell office:value-type="float" office:value="216751" calcext:value-type="float">
            <text:p>216751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Lincoln County</text:p>
          </table:table-cell>
          <table:table-cell office:value-type="float" office:value="5159" calcext:value-type="float">
            <text:p>5159</text:p>
          </table:table-cell>
        </table:table-row>
        <table:table-row table:style-name="ro1">
          <table:table-cell office:value-type="float" office:value="216859" calcext:value-type="float">
            <text:p>216859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Lyon County</text:p>
          </table:table-cell>
          <table:table-cell office:value-type="float" office:value="58319" calcext:value-type="float">
            <text:p>58319</text:p>
          </table:table-cell>
        </table:table-row>
        <table:table-row table:style-name="ro1">
          <table:table-cell office:value-type="float" office:value="216967" calcext:value-type="float">
            <text:p>216967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Mineral County</text:p>
          </table:table-cell>
          <table:table-cell office:value-type="float" office:value="4518" calcext:value-type="float">
            <text:p>4518</text:p>
          </table:table-cell>
        </table:table-row>
        <table:table-row table:style-name="ro1">
          <table:table-cell office:value-type="float" office:value="217075" calcext:value-type="float">
            <text:p>217075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ye County</text:p>
          </table:table-cell>
          <table:table-cell office:value-type="float" office:value="48054" calcext:value-type="float">
            <text:p>48054</text:p>
          </table:table-cell>
        </table:table-row>
        <table:table-row table:style-name="ro1">
          <table:table-cell office:value-type="float" office:value="217183" calcext:value-type="float">
            <text:p>217183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Pershing County</text:p>
          </table:table-cell>
          <table:table-cell office:value-type="float" office:value="6573" calcext:value-type="float">
            <text:p>6573</text:p>
          </table:table-cell>
        </table:table-row>
        <table:table-row table:style-name="ro1">
          <table:table-cell office:value-type="float" office:value="217291" calcext:value-type="float">
            <text:p>217291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399" calcext:value-type="float">
            <text:p>217399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Storey County</text:p>
          </table:table-cell>
          <table:table-cell office:value-type="float" office:value="4207" calcext:value-type="float">
            <text:p>4207</text:p>
          </table:table-cell>
        </table:table-row>
        <table:table-row table:style-name="ro1">
          <table:table-cell office:value-type="float" office:value="217507" calcext:value-type="float">
            <text:p>217507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Washoe County</text:p>
          </table:table-cell>
          <table:table-cell office:value-type="float" office:value="477082" calcext:value-type="float">
            <text:p>477082</text:p>
          </table:table-cell>
        </table:table-row>
        <table:table-row table:style-name="ro1">
          <table:table-cell office:value-type="float" office:value="217615" calcext:value-type="float">
            <text:p>217615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White Pine County</text:p>
          </table:table-cell>
          <table:table-cell office:value-type="float" office:value="9466" calcext:value-type="float">
            <text:p>9466</text:p>
          </table:table-cell>
        </table:table-row>
        <table:table-row table:style-name="ro1">
          <table:table-cell office:value-type="float" office:value="217723" calcext:value-type="float">
            <text:p>217723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Albany County</text:p>
          </table:table-cell>
          <table:table-cell office:value-type="float" office:value="303654" calcext:value-type="float">
            <text:p>303654</text:p>
          </table:table-cell>
        </table:table-row>
        <table:table-row table:style-name="ro1">
          <table:table-cell office:value-type="float" office:value="217831" calcext:value-type="float">
            <text:p>21783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Allegany County</text:p>
          </table:table-cell>
          <table:table-cell office:value-type="float" office:value="45587" calcext:value-type="float">
            <text:p>45587</text:p>
          </table:table-cell>
        </table:table-row>
        <table:table-row table:style-name="ro1">
          <table:table-cell office:value-type="float" office:value="217939" calcext:value-type="float">
            <text:p>21793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nx County</text:p>
          </table:table-cell>
          <table:table-cell office:value-type="float" office:value="1401142" calcext:value-type="float">
            <text:p>1401142</text:p>
          </table:table-cell>
        </table:table-row>
        <table:table-row table:style-name="ro1">
          <table:table-cell office:value-type="float" office:value="218047" calcext:value-type="float">
            <text:p>21804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Broome County</text:p>
          </table:table-cell>
          <table:table-cell office:value-type="float" office:value="189420" calcext:value-type="float">
            <text:p>189420</text:p>
          </table:table-cell>
        </table:table-row>
        <table:table-row table:style-name="ro1">
          <table:table-cell office:value-type="float" office:value="218155" calcext:value-type="float">
            <text:p>21815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attaraugus County</text:p>
          </table:table-cell>
          <table:table-cell office:value-type="float" office:value="75863" calcext:value-type="float">
            <text:p>75863</text:p>
          </table:table-cell>
        </table:table-row>
        <table:table-row table:style-name="ro1">
          <table:table-cell office:value-type="float" office:value="218263" calcext:value-type="float">
            <text:p>218263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ayuga County</text:p>
          </table:table-cell>
          <table:table-cell office:value-type="float" office:value="76029" calcext:value-type="float">
            <text:p>76029</text:p>
          </table:table-cell>
        </table:table-row>
        <table:table-row table:style-name="ro1">
          <table:table-cell office:value-type="float" office:value="218371" calcext:value-type="float">
            <text:p>21837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hautauqua County</text:p>
          </table:table-cell>
          <table:table-cell office:value-type="float" office:value="126032" calcext:value-type="float">
            <text:p>126032</text:p>
          </table:table-cell>
        </table:table-row>
        <table:table-row table:style-name="ro1">
          <table:table-cell office:value-type="float" office:value="218479" calcext:value-type="float">
            <text:p>21847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hemung County</text:p>
          </table:table-cell>
          <table:table-cell office:value-type="float" office:value="82622" calcext:value-type="float">
            <text:p>82622</text:p>
          </table:table-cell>
        </table:table-row>
        <table:table-row table:style-name="ro1">
          <table:table-cell office:value-type="float" office:value="218587" calcext:value-type="float">
            <text:p>21858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henango County</text:p>
          </table:table-cell>
          <table:table-cell office:value-type="float" office:value="46730" calcext:value-type="float">
            <text:p>46730</text:p>
          </table:table-cell>
        </table:table-row>
        <table:table-row table:style-name="ro1">
          <table:table-cell office:value-type="float" office:value="218695" calcext:value-type="float">
            <text:p>21869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linton County</text:p>
          </table:table-cell>
          <table:table-cell office:value-type="float" office:value="79778" calcext:value-type="float">
            <text:p>79778</text:p>
          </table:table-cell>
        </table:table-row>
        <table:table-row table:style-name="ro1">
          <table:table-cell office:value-type="float" office:value="218803" calcext:value-type="float">
            <text:p>218803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olumbia County</text:p>
          </table:table-cell>
          <table:table-cell office:value-type="float" office:value="59534" calcext:value-type="float">
            <text:p>59534</text:p>
          </table:table-cell>
        </table:table-row>
        <table:table-row table:style-name="ro1">
          <table:table-cell office:value-type="float" office:value="218911" calcext:value-type="float">
            <text:p>21891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ortland County</text:p>
          </table:table-cell>
          <table:table-cell office:value-type="float" office:value="47173" calcext:value-type="float">
            <text:p>47173</text:p>
          </table:table-cell>
        </table:table-row>
        <table:table-row table:style-name="ro1">
          <table:table-cell office:value-type="float" office:value="219019" calcext:value-type="float">
            <text:p>21901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Delaware County</text:p>
          </table:table-cell>
          <table:table-cell office:value-type="float" office:value="43938" calcext:value-type="float">
            <text:p>43938</text:p>
          </table:table-cell>
        </table:table-row>
        <table:table-row table:style-name="ro1">
          <table:table-cell office:value-type="float" office:value="219127" calcext:value-type="float">
            <text:p>21912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Dutchess County</text:p>
          </table:table-cell>
          <table:table-cell office:value-type="float" office:value="293293" calcext:value-type="float">
            <text:p>293293</text:p>
          </table:table-cell>
        </table:table-row>
        <table:table-row table:style-name="ro1">
          <table:table-cell office:value-type="float" office:value="219235" calcext:value-type="float">
            <text:p>21923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Erie County</text:p>
          </table:table-cell>
          <table:table-cell office:value-type="float" office:value="917241" calcext:value-type="float">
            <text:p>917241</text:p>
          </table:table-cell>
        </table:table-row>
        <table:table-row table:style-name="ro1">
          <table:table-cell office:value-type="float" office:value="219343" calcext:value-type="float">
            <text:p>219343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Essex County</text:p>
          </table:table-cell>
          <table:table-cell office:value-type="float" office:value="36891" calcext:value-type="float">
            <text:p>36891</text:p>
          </table:table-cell>
        </table:table-row>
        <table:table-row table:style-name="ro1">
          <table:table-cell office:value-type="float" office:value="219451" calcext:value-type="float">
            <text:p>21945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ranklin County</text:p>
          </table:table-cell>
          <table:table-cell office:value-type="float" office:value="49965" calcext:value-type="float">
            <text:p>49965</text:p>
          </table:table-cell>
        </table:table-row>
        <table:table-row table:style-name="ro1">
          <table:table-cell office:value-type="float" office:value="219559" calcext:value-type="float">
            <text:p>21955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ulton County</text:p>
          </table:table-cell>
          <table:table-cell office:value-type="float" office:value="52812" calcext:value-type="float">
            <text:p>52812</text:p>
          </table:table-cell>
        </table:table-row>
        <table:table-row table:style-name="ro1">
          <table:table-cell office:value-type="float" office:value="219667" calcext:value-type="float">
            <text:p>21966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Genesee County</text:p>
          </table:table-cell>
          <table:table-cell office:value-type="float" office:value="56994" calcext:value-type="float">
            <text:p>56994</text:p>
          </table:table-cell>
        </table:table-row>
        <table:table-row table:style-name="ro1">
          <table:table-cell office:value-type="float" office:value="219775" calcext:value-type="float">
            <text:p>21977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Greene County</text:p>
          </table:table-cell>
          <table:table-cell office:value-type="float" office:value="47177" calcext:value-type="float">
            <text:p>47177</text:p>
          </table:table-cell>
        </table:table-row>
        <table:table-row table:style-name="ro1">
          <table:table-cell office:value-type="float" office:value="219883" calcext:value-type="float">
            <text:p>219883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Hamilton County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float" office:value="219991" calcext:value-type="float">
            <text:p>21999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Herkimer County</text:p>
          </table:table-cell>
          <table:table-cell office:value-type="float" office:value="60945" calcext:value-type="float">
            <text:p>60945</text:p>
          </table:table-cell>
        </table:table-row>
        <table:table-row table:style-name="ro1">
          <table:table-cell office:value-type="float" office:value="220099" calcext:value-type="float">
            <text:p>22009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Jefferson County</text:p>
          </table:table-cell>
          <table:table-cell office:value-type="float" office:value="108095" calcext:value-type="float">
            <text:p>108095</text:p>
          </table:table-cell>
        </table:table-row>
        <table:table-row table:style-name="ro1">
          <table:table-cell office:value-type="float" office:value="220207" calcext:value-type="float">
            <text:p>22020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ings County</text:p>
          </table:table-cell>
          <table:table-cell office:value-type="float" office:value="2538934" calcext:value-type="float">
            <text:p>2538934</text:p>
          </table:table-cell>
        </table:table-row>
        <table:table-row table:style-name="ro1">
          <table:table-cell office:value-type="float" office:value="220315" calcext:value-type="float">
            <text:p>22031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wis County</text:p>
          </table:table-cell>
          <table:table-cell office:value-type="float" office:value="26187" calcext:value-type="float">
            <text:p>26187</text:p>
          </table:table-cell>
        </table:table-row>
        <table:table-row table:style-name="ro1">
          <table:table-cell office:value-type="float" office:value="220423" calcext:value-type="float">
            <text:p>220423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ivingston County</text:p>
          </table:table-cell>
          <table:table-cell office:value-type="float" office:value="62398" calcext:value-type="float">
            <text:p>62398</text:p>
          </table:table-cell>
        </table:table-row>
        <table:table-row table:style-name="ro1">
          <table:table-cell office:value-type="float" office:value="220531" calcext:value-type="float">
            <text:p>22053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adison County</text:p>
          </table:table-cell>
          <table:table-cell office:value-type="float" office:value="70478" calcext:value-type="float">
            <text:p>70478</text:p>
          </table:table-cell>
        </table:table-row>
        <table:table-row table:style-name="ro1">
          <table:table-cell office:value-type="float" office:value="220639" calcext:value-type="float">
            <text:p>22063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onroe County</text:p>
          </table:table-cell>
          <table:table-cell office:value-type="float" office:value="740900" calcext:value-type="float">
            <text:p>740900</text:p>
          </table:table-cell>
        </table:table-row>
        <table:table-row table:style-name="ro1">
          <table:table-cell office:value-type="float" office:value="220747" calcext:value-type="float">
            <text:p>22074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ontgomery County</text:p>
          </table:table-cell>
          <table:table-cell office:value-type="float" office:value="49170" calcext:value-type="float">
            <text:p>49170</text:p>
          </table:table-cell>
        </table:table-row>
        <table:table-row table:style-name="ro1">
          <table:table-cell office:value-type="float" office:value="220855" calcext:value-type="float">
            <text:p>22085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assau County</text:p>
          </table:table-cell>
          <table:table-cell office:value-type="float" office:value="1351334" calcext:value-type="float">
            <text:p>1351334</text:p>
          </table:table-cell>
        </table:table-row>
        <table:table-row table:style-name="ro1">
          <table:table-cell office:value-type="float" office:value="220963" calcext:value-type="float">
            <text:p>220963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 County</text:p>
          </table:table-cell>
          <table:table-cell office:value-type="float" office:value="1611989" calcext:value-type="float">
            <text:p>1611989</text:p>
          </table:table-cell>
        </table:table-row>
        <table:table-row table:style-name="ro1">
          <table:table-cell office:value-type="float" office:value="221071" calcext:value-type="float">
            <text:p>22107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iagara County</text:p>
          </table:table-cell>
          <table:table-cell office:value-type="float" office:value="208396" calcext:value-type="float">
            <text:p>208396</text:p>
          </table:table-cell>
        </table:table-row>
        <table:table-row table:style-name="ro1">
          <table:table-cell office:value-type="float" office:value="221179" calcext:value-type="float">
            <text:p>22117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Oneida County</text:p>
          </table:table-cell>
          <table:table-cell office:value-type="float" office:value="227346" calcext:value-type="float">
            <text:p>227346</text:p>
          </table:table-cell>
        </table:table-row>
        <table:table-row table:style-name="ro1">
          <table:table-cell office:value-type="float" office:value="221287" calcext:value-type="float">
            <text:p>22128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Onondaga County</text:p>
          </table:table-cell>
          <table:table-cell office:value-type="float" office:value="459214" calcext:value-type="float">
            <text:p>459214</text:p>
          </table:table-cell>
        </table:table-row>
        <table:table-row table:style-name="ro1">
          <table:table-cell office:value-type="float" office:value="221395" calcext:value-type="float">
            <text:p>22139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Ontario County</text:p>
          </table:table-cell>
          <table:table-cell office:value-type="float" office:value="110091" calcext:value-type="float">
            <text:p>110091</text:p>
          </table:table-cell>
        </table:table-row>
        <table:table-row table:style-name="ro1">
          <table:table-cell office:value-type="float" office:value="221503" calcext:value-type="float">
            <text:p>221503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Orange County</text:p>
          </table:table-cell>
          <table:table-cell office:value-type="float" office:value="385234" calcext:value-type="float">
            <text:p>385234</text:p>
          </table:table-cell>
        </table:table-row>
        <table:table-row table:style-name="ro1">
          <table:table-cell office:value-type="float" office:value="221611" calcext:value-type="float">
            <text:p>22161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Orleans County</text:p>
          </table:table-cell>
          <table:table-cell office:value-type="float" office:value="39978" calcext:value-type="float">
            <text:p>39978</text:p>
          </table:table-cell>
        </table:table-row>
        <table:table-row table:style-name="ro1">
          <table:table-cell office:value-type="float" office:value="221719" calcext:value-type="float">
            <text:p>22171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Oswego County</text:p>
          </table:table-cell>
          <table:table-cell office:value-type="float" office:value="116346" calcext:value-type="float">
            <text:p>116346</text:p>
          </table:table-cell>
        </table:table-row>
        <table:table-row table:style-name="ro1">
          <table:table-cell office:value-type="float" office:value="221827" calcext:value-type="float">
            <text:p>22182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Otsego County</text:p>
          </table:table-cell>
          <table:table-cell office:value-type="float" office:value="58701" calcext:value-type="float">
            <text:p>58701</text:p>
          </table:table-cell>
        </table:table-row>
        <table:table-row table:style-name="ro1">
          <table:table-cell office:value-type="float" office:value="221935" calcext:value-type="float">
            <text:p>22193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utnam County</text:p>
          </table:table-cell>
          <table:table-cell office:value-type="float" office:value="98532" calcext:value-type="float">
            <text:p>98532</text:p>
          </table:table-cell>
        </table:table-row>
        <table:table-row table:style-name="ro1">
          <table:table-cell office:value-type="float" office:value="222043" calcext:value-type="float">
            <text:p>222043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Queens County</text:p>
          </table:table-cell>
          <table:table-cell office:value-type="float" office:value="2225821" calcext:value-type="float">
            <text:p>2225821</text:p>
          </table:table-cell>
        </table:table-row>
        <table:table-row table:style-name="ro1">
          <table:table-cell office:value-type="float" office:value="222151" calcext:value-type="float">
            <text:p>22215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ensselaer County</text:p>
          </table:table-cell>
          <table:table-cell office:value-type="float" office:value="158108" calcext:value-type="float">
            <text:p>158108</text:p>
          </table:table-cell>
        </table:table-row>
        <table:table-row table:style-name="ro1">
          <table:table-cell office:value-type="float" office:value="222259" calcext:value-type="float">
            <text:p>22225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ichmond County</text:p>
          </table:table-cell>
          <table:table-cell office:value-type="float" office:value="475327" calcext:value-type="float">
            <text:p>475327</text:p>
          </table:table-cell>
        </table:table-row>
        <table:table-row table:style-name="ro1">
          <table:table-cell office:value-type="float" office:value="222367" calcext:value-type="float">
            <text:p>22236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Rockland County</text:p>
          </table:table-cell>
          <table:table-cell office:value-type="float" office:value="326225" calcext:value-type="float">
            <text:p>326225</text:p>
          </table:table-cell>
        </table:table-row>
        <table:table-row table:style-name="ro1">
          <table:table-cell office:value-type="float" office:value="222475" calcext:value-type="float">
            <text:p>22247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aratoga County</text:p>
          </table:table-cell>
          <table:table-cell office:value-type="float" office:value="230298" calcext:value-type="float">
            <text:p>230298</text:p>
          </table:table-cell>
        </table:table-row>
        <table:table-row table:style-name="ro1">
          <table:table-cell office:value-type="float" office:value="222583" calcext:value-type="float">
            <text:p>222583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chenectady County</text:p>
          </table:table-cell>
          <table:table-cell office:value-type="float" office:value="155358" calcext:value-type="float">
            <text:p>155358</text:p>
          </table:table-cell>
        </table:table-row>
        <table:table-row table:style-name="ro1">
          <table:table-cell office:value-type="float" office:value="222691" calcext:value-type="float">
            <text:p>22269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choharie County</text:p>
          </table:table-cell>
          <table:table-cell office:value-type="float" office:value="31132" calcext:value-type="float">
            <text:p>31132</text:p>
          </table:table-cell>
        </table:table-row>
        <table:table-row table:style-name="ro1">
          <table:table-cell office:value-type="float" office:value="222799" calcext:value-type="float">
            <text:p>22279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chuyler County</text:p>
          </table:table-cell>
          <table:table-cell office:value-type="float" office:value="17685" calcext:value-type="float">
            <text:p>17685</text:p>
          </table:table-cell>
        </table:table-row>
        <table:table-row table:style-name="ro1">
          <table:table-cell office:value-type="float" office:value="222907" calcext:value-type="float">
            <text:p>22290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eneca County</text:p>
          </table:table-cell>
          <table:table-cell office:value-type="float" office:value="33991" calcext:value-type="float">
            <text:p>33991</text:p>
          </table:table-cell>
        </table:table-row>
        <table:table-row table:style-name="ro1">
          <table:table-cell office:value-type="float" office:value="223015" calcext:value-type="float">
            <text:p>22301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t. Lawrence County</text:p>
          </table:table-cell>
          <table:table-cell office:value-type="float" office:value="107185" calcext:value-type="float">
            <text:p>107185</text:p>
          </table:table-cell>
        </table:table-row>
        <table:table-row table:style-name="ro1">
          <table:table-cell office:value-type="float" office:value="223123" calcext:value-type="float">
            <text:p>223123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231" calcext:value-type="float">
            <text:p>22323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teuben County</text:p>
          </table:table-cell>
          <table:table-cell office:value-type="float" office:value="94657" calcext:value-type="float">
            <text:p>94657</text:p>
          </table:table-cell>
        </table:table-row>
        <table:table-row table:style-name="ro1">
          <table:table-cell office:value-type="float" office:value="223339" calcext:value-type="float">
            <text:p>22333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uffolk County</text:p>
          </table:table-cell>
          <table:table-cell office:value-type="float" office:value="1474273" calcext:value-type="float">
            <text:p>1474273</text:p>
          </table:table-cell>
        </table:table-row>
        <table:table-row table:style-name="ro1">
          <table:table-cell office:value-type="float" office:value="223447" calcext:value-type="float">
            <text:p>22344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ullivan County</text:p>
          </table:table-cell>
          <table:table-cell office:value-type="float" office:value="75802" calcext:value-type="float">
            <text:p>75802</text:p>
          </table:table-cell>
        </table:table-row>
        <table:table-row table:style-name="ro1">
          <table:table-cell office:value-type="float" office:value="223555" calcext:value-type="float">
            <text:p>22355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ioga County</text:p>
          </table:table-cell>
          <table:table-cell office:value-type="float" office:value="47904" calcext:value-type="float">
            <text:p>47904</text:p>
          </table:table-cell>
        </table:table-row>
        <table:table-row table:style-name="ro1">
          <table:table-cell office:value-type="float" office:value="223663" calcext:value-type="float">
            <text:p>223663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ompkins County</text:p>
          </table:table-cell>
          <table:table-cell office:value-type="float" office:value="101058" calcext:value-type="float">
            <text:p>101058</text:p>
          </table:table-cell>
        </table:table-row>
        <table:table-row table:style-name="ro1">
          <table:table-cell office:value-type="float" office:value="223771" calcext:value-type="float">
            <text:p>22377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lster County</text:p>
          </table:table-cell>
          <table:table-cell office:value-type="float" office:value="177716" calcext:value-type="float">
            <text:p>177716</text:p>
          </table:table-cell>
        </table:table-row>
        <table:table-row table:style-name="ro1">
          <table:table-cell office:value-type="float" office:value="223879" calcext:value-type="float">
            <text:p>22387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Warren County</text:p>
          </table:table-cell>
          <table:table-cell office:value-type="float" office:value="63756" calcext:value-type="float">
            <text:p>63756</text:p>
          </table:table-cell>
        </table:table-row>
        <table:table-row table:style-name="ro1">
          <table:table-cell office:value-type="float" office:value="223987" calcext:value-type="float">
            <text:p>22398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Washington County</text:p>
          </table:table-cell>
          <table:table-cell office:value-type="float" office:value="60606" calcext:value-type="float">
            <text:p>60606</text:p>
          </table:table-cell>
        </table:table-row>
        <table:table-row table:style-name="ro1">
          <table:table-cell office:value-type="float" office:value="224095" calcext:value-type="float">
            <text:p>22409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Wayne County</text:p>
          </table:table-cell>
          <table:table-cell office:value-type="float" office:value="89339" calcext:value-type="float">
            <text:p>89339</text:p>
          </table:table-cell>
        </table:table-row>
        <table:table-row table:style-name="ro1">
          <table:table-cell office:value-type="float" office:value="224203" calcext:value-type="float">
            <text:p>224203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Westchester County</text:p>
          </table:table-cell>
          <table:table-cell office:value-type="float" office:value="965802" calcext:value-type="float">
            <text:p>965802</text:p>
          </table:table-cell>
        </table:table-row>
        <table:table-row table:style-name="ro1">
          <table:table-cell office:value-type="float" office:value="224311" calcext:value-type="float">
            <text:p>22431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WY County</text:p>
          </table:table-cell>
          <table:table-cell office:value-type="float" office:value="39465" calcext:value-type="float">
            <text:p>39465</text:p>
          </table:table-cell>
        </table:table-row>
        <table:table-row table:style-name="ro1">
          <table:table-cell office:value-type="float" office:value="224419" calcext:value-type="float">
            <text:p>22441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Yates County</text:p>
          </table:table-cell>
          <table:table-cell office:value-type="float" office:value="24780" calcext:value-type="float">
            <text:p>24780</text:p>
          </table:table-cell>
        </table:table-row>
        <table:table-row table:style-name="ro1">
          <table:table-cell office:value-type="float" office:value="224527" calcext:value-type="float">
            <text:p>224527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Adams County</text:p>
          </table:table-cell>
          <table:table-cell office:value-type="float" office:value="27531" calcext:value-type="float">
            <text:p>27531</text:p>
          </table:table-cell>
        </table:table-row>
        <table:table-row table:style-name="ro1">
          <table:table-cell office:value-type="float" office:value="224635" calcext:value-type="float">
            <text:p>224635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Allen County</text:p>
          </table:table-cell>
          <table:table-cell office:value-type="float" office:value="101980" calcext:value-type="float">
            <text:p>101980</text:p>
          </table:table-cell>
        </table:table-row>
        <table:table-row table:style-name="ro1">
          <table:table-cell office:value-type="float" office:value="224743" calcext:value-type="float">
            <text:p>224743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Ashland County</text:p>
          </table:table-cell>
          <table:table-cell office:value-type="float" office:value="53362" calcext:value-type="float">
            <text:p>53362</text:p>
          </table:table-cell>
        </table:table-row>
        <table:table-row table:style-name="ro1">
          <table:table-cell office:value-type="float" office:value="224851" calcext:value-type="float">
            <text:p>224851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Ashtabula County</text:p>
          </table:table-cell>
          <table:table-cell office:value-type="float" office:value="96513" calcext:value-type="float">
            <text:p>96513</text:p>
          </table:table-cell>
        </table:table-row>
        <table:table-row table:style-name="ro1">
          <table:table-cell office:value-type="float" office:value="224959" calcext:value-type="float">
            <text:p>224959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Athens County</text:p>
          </table:table-cell>
          <table:table-cell office:value-type="float" office:value="65481" calcext:value-type="float">
            <text:p>65481</text:p>
          </table:table-cell>
        </table:table-row>
        <table:table-row table:style-name="ro1">
          <table:table-cell office:value-type="float" office:value="225067" calcext:value-type="float">
            <text:p>225067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Auglaize County</text:p>
          </table:table-cell>
          <table:table-cell office:value-type="float" office:value="45680" calcext:value-type="float">
            <text:p>45680</text:p>
          </table:table-cell>
        </table:table-row>
        <table:table-row table:style-name="ro1">
          <table:table-cell office:value-type="float" office:value="225175" calcext:value-type="float">
            <text:p>225175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Belmont County</text:p>
          </table:table-cell>
          <table:table-cell office:value-type="float" office:value="65932" calcext:value-type="float">
            <text:p>65932</text:p>
          </table:table-cell>
        </table:table-row>
        <table:table-row table:style-name="ro1">
          <table:table-cell office:value-type="float" office:value="225283" calcext:value-type="float">
            <text:p>225283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Brown County</text:p>
          </table:table-cell>
          <table:table-cell office:value-type="float" office:value="43414" calcext:value-type="float">
            <text:p>43414</text:p>
          </table:table-cell>
        </table:table-row>
        <table:table-row table:style-name="ro1">
          <table:table-cell office:value-type="float" office:value="225391" calcext:value-type="float">
            <text:p>225391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Butler County</text:p>
          </table:table-cell>
          <table:table-cell office:value-type="float" office:value="385648" calcext:value-type="float">
            <text:p>385648</text:p>
          </table:table-cell>
        </table:table-row>
        <table:table-row table:style-name="ro1">
          <table:table-cell office:value-type="float" office:value="225499" calcext:value-type="float">
            <text:p>225499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Carroll County</text:p>
          </table:table-cell>
          <table:table-cell office:value-type="float" office:value="26897" calcext:value-type="float">
            <text:p>26897</text:p>
          </table:table-cell>
        </table:table-row>
        <table:table-row table:style-name="ro1">
          <table:table-cell office:value-type="float" office:value="225607" calcext:value-type="float">
            <text:p>225607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Champaign County</text:p>
          </table:table-cell>
          <table:table-cell office:value-type="float" office:value="38960" calcext:value-type="float">
            <text:p>38960</text:p>
          </table:table-cell>
        </table:table-row>
        <table:table-row table:style-name="ro1">
          <table:table-cell office:value-type="float" office:value="225715" calcext:value-type="float">
            <text:p>225715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Clark County</text:p>
          </table:table-cell>
          <table:table-cell office:value-type="float" office:value="133593" calcext:value-type="float">
            <text:p>133593</text:p>
          </table:table-cell>
        </table:table-row>
        <table:table-row table:style-name="ro1">
          <table:table-cell office:value-type="float" office:value="225823" calcext:value-type="float">
            <text:p>225823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Clermont County</text:p>
          </table:table-cell>
          <table:table-cell office:value-type="float" office:value="207449" calcext:value-type="float">
            <text:p>207449</text:p>
          </table:table-cell>
        </table:table-row>
        <table:table-row table:style-name="ro1">
          <table:table-cell office:value-type="float" office:value="225931" calcext:value-type="float">
            <text:p>225931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Clinton County</text:p>
          </table:table-cell>
          <table:table-cell office:value-type="float" office:value="41921" calcext:value-type="float">
            <text:p>41921</text:p>
          </table:table-cell>
        </table:table-row>
        <table:table-row table:style-name="ro1">
          <table:table-cell office:value-type="float" office:value="226039" calcext:value-type="float">
            <text:p>226039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Columbiana County</text:p>
          </table:table-cell>
          <table:table-cell office:value-type="float" office:value="101118" calcext:value-type="float">
            <text:p>101118</text:p>
          </table:table-cell>
        </table:table-row>
        <table:table-row table:style-name="ro1">
          <table:table-cell office:value-type="float" office:value="226147" calcext:value-type="float">
            <text:p>226147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Coshocton County</text:p>
          </table:table-cell>
          <table:table-cell office:value-type="float" office:value="36449" calcext:value-type="float">
            <text:p>36449</text:p>
          </table:table-cell>
        </table:table-row>
        <table:table-row table:style-name="ro1">
          <table:table-cell office:value-type="float" office:value="226255" calcext:value-type="float">
            <text:p>226255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Crawford County</text:p>
          </table:table-cell>
          <table:table-cell office:value-type="float" office:value="41338" calcext:value-type="float">
            <text:p>41338</text:p>
          </table:table-cell>
        </table:table-row>
        <table:table-row table:style-name="ro1">
          <table:table-cell office:value-type="float" office:value="226363" calcext:value-type="float">
            <text:p>226363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Cuyahoga County</text:p>
          </table:table-cell>
          <table:table-cell office:value-type="float" office:value="1227883" calcext:value-type="float">
            <text:p>1227883</text:p>
          </table:table-cell>
        </table:table-row>
        <table:table-row table:style-name="ro1">
          <table:table-cell office:value-type="float" office:value="226471" calcext:value-type="float">
            <text:p>226471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Darke County</text:p>
          </table:table-cell>
          <table:table-cell office:value-type="float" office:value="51205" calcext:value-type="float">
            <text:p>51205</text:p>
          </table:table-cell>
        </table:table-row>
        <table:table-row table:style-name="ro1">
          <table:table-cell office:value-type="float" office:value="226579" calcext:value-type="float">
            <text:p>226579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Defiance County</text:p>
          </table:table-cell>
          <table:table-cell office:value-type="float" office:value="37778" calcext:value-type="float">
            <text:p>37778</text:p>
          </table:table-cell>
        </table:table-row>
        <table:table-row table:style-name="ro1">
          <table:table-cell office:value-type="float" office:value="226687" calcext:value-type="float">
            <text:p>226687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Delaware County</text:p>
          </table:table-cell>
          <table:table-cell office:value-type="float" office:value="213554" calcext:value-type="float">
            <text:p>213554</text:p>
          </table:table-cell>
        </table:table-row>
        <table:table-row table:style-name="ro1">
          <table:table-cell office:value-type="float" office:value="226795" calcext:value-type="float">
            <text:p>226795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Erie County</text:p>
          </table:table-cell>
          <table:table-cell office:value-type="float" office:value="73719" calcext:value-type="float">
            <text:p>73719</text:p>
          </table:table-cell>
        </table:table-row>
        <table:table-row table:style-name="ro1">
          <table:table-cell office:value-type="float" office:value="226903" calcext:value-type="float">
            <text:p>226903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irfield County</text:p>
          </table:table-cell>
          <table:table-cell office:value-type="float" office:value="159709" calcext:value-type="float">
            <text:p>159709</text:p>
          </table:table-cell>
        </table:table-row>
        <table:table-row table:style-name="ro1">
          <table:table-cell office:value-type="float" office:value="227011" calcext:value-type="float">
            <text:p>227011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ayette County</text:p>
          </table:table-cell>
          <table:table-cell office:value-type="float" office:value="28579" calcext:value-type="float">
            <text:p>28579</text:p>
          </table:table-cell>
        </table:table-row>
        <table:table-row table:style-name="ro1">
          <table:table-cell office:value-type="float" office:value="227119" calcext:value-type="float">
            <text:p>227119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ranklin County</text:p>
          </table:table-cell>
          <table:table-cell office:value-type="float" office:value="1324624" calcext:value-type="float">
            <text:p>1324624</text:p>
          </table:table-cell>
        </table:table-row>
        <table:table-row table:style-name="ro1">
          <table:table-cell office:value-type="float" office:value="227227" calcext:value-type="float">
            <text:p>227227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Fulton County</text:p>
          </table:table-cell>
          <table:table-cell office:value-type="float" office:value="41889" calcext:value-type="float">
            <text:p>41889</text:p>
          </table:table-cell>
        </table:table-row>
        <table:table-row table:style-name="ro1">
          <table:table-cell office:value-type="float" office:value="227335" calcext:value-type="float">
            <text:p>227335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allia County</text:p>
          </table:table-cell>
          <table:table-cell office:value-type="float" office:value="29802" calcext:value-type="float">
            <text:p>29802</text:p>
          </table:table-cell>
        </table:table-row>
        <table:table-row table:style-name="ro1">
          <table:table-cell office:value-type="float" office:value="227443" calcext:value-type="float">
            <text:p>227443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eauga County</text:p>
          </table:table-cell>
          <table:table-cell office:value-type="float" office:value="93271" calcext:value-type="float">
            <text:p>93271</text:p>
          </table:table-cell>
        </table:table-row>
        <table:table-row table:style-name="ro1">
          <table:table-cell office:value-type="float" office:value="227551" calcext:value-type="float">
            <text:p>227551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reene County</text:p>
          </table:table-cell>
          <table:table-cell office:value-type="float" office:value="170122" calcext:value-type="float">
            <text:p>170122</text:p>
          </table:table-cell>
        </table:table-row>
        <table:table-row table:style-name="ro1">
          <table:table-cell office:value-type="float" office:value="227659" calcext:value-type="float">
            <text:p>227659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uernsey County</text:p>
          </table:table-cell>
          <table:table-cell office:value-type="float" office:value="38779" calcext:value-type="float">
            <text:p>38779</text:p>
          </table:table-cell>
        </table:table-row>
        <table:table-row table:style-name="ro1">
          <table:table-cell office:value-type="float" office:value="227767" calcext:value-type="float">
            <text:p>227767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Hamilton County</text:p>
          </table:table-cell>
          <table:table-cell office:value-type="float" office:value="817985" calcext:value-type="float">
            <text:p>817985</text:p>
          </table:table-cell>
        </table:table-row>
        <table:table-row table:style-name="ro1">
          <table:table-cell office:value-type="float" office:value="227875" calcext:value-type="float">
            <text:p>227875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Hancock County</text:p>
          </table:table-cell>
          <table:table-cell office:value-type="float" office:value="75407" calcext:value-type="float">
            <text:p>75407</text:p>
          </table:table-cell>
        </table:table-row>
        <table:table-row table:style-name="ro1">
          <table:table-cell office:value-type="float" office:value="227983" calcext:value-type="float">
            <text:p>227983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Hardin County</text:p>
          </table:table-cell>
          <table:table-cell office:value-type="float" office:value="31469" calcext:value-type="float">
            <text:p>31469</text:p>
          </table:table-cell>
        </table:table-row>
        <table:table-row table:style-name="ro1">
          <table:table-cell office:value-type="float" office:value="228091" calcext:value-type="float">
            <text:p>228091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Harrison County</text:p>
          </table:table-cell>
          <table:table-cell office:value-type="float" office:value="15014" calcext:value-type="float">
            <text:p>15014</text:p>
          </table:table-cell>
        </table:table-row>
        <table:table-row table:style-name="ro1">
          <table:table-cell office:value-type="float" office:value="228199" calcext:value-type="float">
            <text:p>228199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Henry County</text:p>
          </table:table-cell>
          <table:table-cell office:value-type="float" office:value="26904" calcext:value-type="float">
            <text:p>26904</text:p>
          </table:table-cell>
        </table:table-row>
        <table:table-row table:style-name="ro1">
          <table:table-cell office:value-type="float" office:value="228307" calcext:value-type="float">
            <text:p>228307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Highland County</text:p>
          </table:table-cell>
          <table:table-cell office:value-type="float" office:value="43304" calcext:value-type="float">
            <text:p>43304</text:p>
          </table:table-cell>
        </table:table-row>
        <table:table-row table:style-name="ro1">
          <table:table-cell office:value-type="float" office:value="228415" calcext:value-type="float">
            <text:p>228415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Hocking County</text:p>
          </table:table-cell>
          <table:table-cell office:value-type="float" office:value="28095" calcext:value-type="float">
            <text:p>28095</text:p>
          </table:table-cell>
        </table:table-row>
        <table:table-row table:style-name="ro1">
          <table:table-cell office:value-type="float" office:value="228523" calcext:value-type="float">
            <text:p>228523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Holmes County</text:p>
          </table:table-cell>
          <table:table-cell office:value-type="float" office:value="44004" calcext:value-type="float">
            <text:p>44004</text:p>
          </table:table-cell>
        </table:table-row>
        <table:table-row table:style-name="ro1">
          <table:table-cell office:value-type="float" office:value="228631" calcext:value-type="float">
            <text:p>228631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Huron County</text:p>
          </table:table-cell>
          <table:table-cell office:value-type="float" office:value="57979" calcext:value-type="float">
            <text:p>57979</text:p>
          </table:table-cell>
        </table:table-row>
        <table:table-row table:style-name="ro1">
          <table:table-cell office:value-type="float" office:value="228739" calcext:value-type="float">
            <text:p>228739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Jackson County</text:p>
          </table:table-cell>
          <table:table-cell office:value-type="float" office:value="32493" calcext:value-type="float">
            <text:p>32493</text:p>
          </table:table-cell>
        </table:table-row>
        <table:table-row table:style-name="ro1">
          <table:table-cell office:value-type="float" office:value="228847" calcext:value-type="float">
            <text:p>228847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Jefferson County</text:p>
          </table:table-cell>
          <table:table-cell office:value-type="float" office:value="64939" calcext:value-type="float">
            <text:p>64939</text:p>
          </table:table-cell>
        </table:table-row>
        <table:table-row table:style-name="ro1">
          <table:table-cell office:value-type="float" office:value="228955" calcext:value-type="float">
            <text:p>228955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Knox County</text:p>
          </table:table-cell>
          <table:table-cell office:value-type="float" office:value="62423" calcext:value-type="float">
            <text:p>62423</text:p>
          </table:table-cell>
        </table:table-row>
        <table:table-row table:style-name="ro1">
          <table:table-cell office:value-type="float" office:value="229063" calcext:value-type="float">
            <text:p>229063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Lake County</text:p>
          </table:table-cell>
          <table:table-cell office:value-type="float" office:value="229569" calcext:value-type="float">
            <text:p>229569</text:p>
          </table:table-cell>
        </table:table-row>
        <table:table-row table:style-name="ro1">
          <table:table-cell office:value-type="float" office:value="229171" calcext:value-type="float">
            <text:p>229171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Lawrence County</text:p>
          </table:table-cell>
          <table:table-cell office:value-type="float" office:value="59091" calcext:value-type="float">
            <text:p>59091</text:p>
          </table:table-cell>
        </table:table-row>
        <table:table-row table:style-name="ro1">
          <table:table-cell office:value-type="float" office:value="229279" calcext:value-type="float">
            <text:p>229279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Licking County</text:p>
          </table:table-cell>
          <table:table-cell office:value-type="float" office:value="178100" calcext:value-type="float">
            <text:p>178100</text:p>
          </table:table-cell>
        </table:table-row>
        <table:table-row table:style-name="ro1">
          <table:table-cell office:value-type="float" office:value="229387" calcext:value-type="float">
            <text:p>229387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Logan County</text:p>
          </table:table-cell>
          <table:table-cell office:value-type="float" office:value="45326" calcext:value-type="float">
            <text:p>45326</text:p>
          </table:table-cell>
        </table:table-row>
        <table:table-row table:style-name="ro1">
          <table:table-cell office:value-type="float" office:value="229495" calcext:value-type="float">
            <text:p>229495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Lorain County</text:p>
          </table:table-cell>
          <table:table-cell office:value-type="float" office:value="312172" calcext:value-type="float">
            <text:p>312172</text:p>
          </table:table-cell>
        </table:table-row>
        <table:table-row table:style-name="ro1">
          <table:table-cell office:value-type="float" office:value="229603" calcext:value-type="float">
            <text:p>229603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Lucas County</text:p>
          </table:table-cell>
          <table:table-cell office:value-type="float" office:value="428294" calcext:value-type="float">
            <text:p>428294</text:p>
          </table:table-cell>
        </table:table-row>
        <table:table-row table:style-name="ro1">
          <table:table-cell office:value-type="float" office:value="229711" calcext:value-type="float">
            <text:p>229711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Madison County</text:p>
          </table:table-cell>
          <table:table-cell office:value-type="float" office:value="44559" calcext:value-type="float">
            <text:p>44559</text:p>
          </table:table-cell>
        </table:table-row>
        <table:table-row table:style-name="ro1">
          <table:table-cell office:value-type="float" office:value="229819" calcext:value-type="float">
            <text:p>229819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Mahoning County</text:p>
          </table:table-cell>
          <table:table-cell office:value-type="float" office:value="226075" calcext:value-type="float">
            <text:p>226075</text:p>
          </table:table-cell>
        </table:table-row>
        <table:table-row table:style-name="ro1">
          <table:table-cell office:value-type="float" office:value="229927" calcext:value-type="float">
            <text:p>229927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Marion County</text:p>
          </table:table-cell>
          <table:table-cell office:value-type="float" office:value="64820" calcext:value-type="float">
            <text:p>64820</text:p>
          </table:table-cell>
        </table:table-row>
        <table:table-row table:style-name="ro1">
          <table:table-cell office:value-type="float" office:value="230035" calcext:value-type="float">
            <text:p>230035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Medina County</text:p>
          </table:table-cell>
          <table:table-cell office:value-type="float" office:value="180912" calcext:value-type="float">
            <text:p>180912</text:p>
          </table:table-cell>
        </table:table-row>
        <table:table-row table:style-name="ro1">
          <table:table-cell office:value-type="float" office:value="230143" calcext:value-type="float">
            <text:p>230143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Meigs County</text:p>
          </table:table-cell>
          <table:table-cell office:value-type="float" office:value="22678" calcext:value-type="float">
            <text:p>22678</text:p>
          </table:table-cell>
        </table:table-row>
        <table:table-row table:style-name="ro1">
          <table:table-cell office:value-type="float" office:value="230251" calcext:value-type="float">
            <text:p>230251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Mercer County</text:p>
          </table:table-cell>
          <table:table-cell office:value-type="float" office:value="41274" calcext:value-type="float">
            <text:p>41274</text:p>
          </table:table-cell>
        </table:table-row>
        <table:table-row table:style-name="ro1">
          <table:table-cell office:value-type="float" office:value="230359" calcext:value-type="float">
            <text:p>230359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Miami County</text:p>
          </table:table-cell>
          <table:table-cell office:value-type="float" office:value="107516" calcext:value-type="float">
            <text:p>107516</text:p>
          </table:table-cell>
        </table:table-row>
        <table:table-row table:style-name="ro1">
          <table:table-cell office:value-type="float" office:value="230467" calcext:value-type="float">
            <text:p>230467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Monroe County</text:p>
          </table:table-cell>
          <table:table-cell office:value-type="float" office:value="13586" calcext:value-type="float">
            <text:p>13586</text:p>
          </table:table-cell>
        </table:table-row>
        <table:table-row table:style-name="ro1">
          <table:table-cell office:value-type="float" office:value="230575" calcext:value-type="float">
            <text:p>230575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Montgomery County</text:p>
          </table:table-cell>
          <table:table-cell office:value-type="float" office:value="531610" calcext:value-type="float">
            <text:p>531610</text:p>
          </table:table-cell>
        </table:table-row>
        <table:table-row table:style-name="ro1">
          <table:table-cell office:value-type="float" office:value="230683" calcext:value-type="float">
            <text:p>230683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Morgan County</text:p>
          </table:table-cell>
          <table:table-cell office:value-type="float" office:value="14305" calcext:value-type="float">
            <text:p>14305</text:p>
          </table:table-cell>
        </table:table-row>
        <table:table-row table:style-name="ro1">
          <table:table-cell office:value-type="float" office:value="230791" calcext:value-type="float">
            <text:p>230791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Morrow County</text:p>
          </table:table-cell>
          <table:table-cell office:value-type="float" office:value="35411" calcext:value-type="float">
            <text:p>35411</text:p>
          </table:table-cell>
        </table:table-row>
        <table:table-row table:style-name="ro1">
          <table:table-cell office:value-type="float" office:value="230899" calcext:value-type="float">
            <text:p>230899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Muskingum County</text:p>
          </table:table-cell>
          <table:table-cell office:value-type="float" office:value="86020" calcext:value-type="float">
            <text:p>86020</text:p>
          </table:table-cell>
        </table:table-row>
        <table:table-row table:style-name="ro1">
          <table:table-cell office:value-type="float" office:value="231007" calcext:value-type="float">
            <text:p>231007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Noble County</text:p>
          </table:table-cell>
          <table:table-cell office:value-type="float" office:value="14364" calcext:value-type="float">
            <text:p>14364</text:p>
          </table:table-cell>
        </table:table-row>
        <table:table-row table:style-name="ro1">
          <table:table-cell office:value-type="float" office:value="231115" calcext:value-type="float">
            <text:p>231115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Ottawa County</text:p>
          </table:table-cell>
          <table:table-cell office:value-type="float" office:value="40253" calcext:value-type="float">
            <text:p>40253</text:p>
          </table:table-cell>
        </table:table-row>
        <table:table-row table:style-name="ro1">
          <table:table-cell office:value-type="float" office:value="231223" calcext:value-type="float">
            <text:p>231223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aulding County</text:p>
          </table:table-cell>
          <table:table-cell office:value-type="float" office:value="18648" calcext:value-type="float">
            <text:p>18648</text:p>
          </table:table-cell>
        </table:table-row>
        <table:table-row table:style-name="ro1">
          <table:table-cell office:value-type="float" office:value="231331" calcext:value-type="float">
            <text:p>231331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erry County</text:p>
          </table:table-cell>
          <table:table-cell office:value-type="float" office:value="36215" calcext:value-type="float">
            <text:p>36215</text:p>
          </table:table-cell>
        </table:table-row>
        <table:table-row table:style-name="ro1">
          <table:table-cell office:value-type="float" office:value="231439" calcext:value-type="float">
            <text:p>231439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ickaway County</text:p>
          </table:table-cell>
          <table:table-cell office:value-type="float" office:value="58658" calcext:value-type="float">
            <text:p>58658</text:p>
          </table:table-cell>
        </table:table-row>
        <table:table-row table:style-name="ro1">
          <table:table-cell office:value-type="float" office:value="231547" calcext:value-type="float">
            <text:p>231547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ike County</text:p>
          </table:table-cell>
          <table:table-cell office:value-type="float" office:value="27695" calcext:value-type="float">
            <text:p>27695</text:p>
          </table:table-cell>
        </table:table-row>
        <table:table-row table:style-name="ro1">
          <table:table-cell office:value-type="float" office:value="231655" calcext:value-type="float">
            <text:p>231655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ortage County</text:p>
          </table:table-cell>
          <table:table-cell office:value-type="float" office:value="162583" calcext:value-type="float">
            <text:p>162583</text:p>
          </table:table-cell>
        </table:table-row>
        <table:table-row table:style-name="ro1">
          <table:table-cell office:value-type="float" office:value="231763" calcext:value-type="float">
            <text:p>231763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reble County</text:p>
          </table:table-cell>
          <table:table-cell office:value-type="float" office:value="40836" calcext:value-type="float">
            <text:p>40836</text:p>
          </table:table-cell>
        </table:table-row>
        <table:table-row table:style-name="ro1">
          <table:table-cell office:value-type="float" office:value="231871" calcext:value-type="float">
            <text:p>231871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utnam County</text:p>
          </table:table-cell>
          <table:table-cell office:value-type="float" office:value="33654" calcext:value-type="float">
            <text:p>33654</text:p>
          </table:table-cell>
        </table:table-row>
        <table:table-row table:style-name="ro1">
          <table:table-cell office:value-type="float" office:value="231979" calcext:value-type="float">
            <text:p>231979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Richland County</text:p>
          </table:table-cell>
          <table:table-cell office:value-type="float" office:value="120891" calcext:value-type="float">
            <text:p>120891</text:p>
          </table:table-cell>
        </table:table-row>
        <table:table-row table:style-name="ro1">
          <table:table-cell office:value-type="float" office:value="232087" calcext:value-type="float">
            <text:p>232087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Ross County</text:p>
          </table:table-cell>
          <table:table-cell office:value-type="float" office:value="76420" calcext:value-type="float">
            <text:p>76420</text:p>
          </table:table-cell>
        </table:table-row>
        <table:table-row table:style-name="ro1">
          <table:table-cell office:value-type="float" office:value="232195" calcext:value-type="float">
            <text:p>232195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Sandusky County</text:p>
          </table:table-cell>
          <table:table-cell office:value-type="float" office:value="58351" calcext:value-type="float">
            <text:p>58351</text:p>
          </table:table-cell>
        </table:table-row>
        <table:table-row table:style-name="ro1">
          <table:table-cell office:value-type="float" office:value="232303" calcext:value-type="float">
            <text:p>232303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Scioto County</text:p>
          </table:table-cell>
          <table:table-cell office:value-type="float" office:value="74347" calcext:value-type="float">
            <text:p>74347</text:p>
          </table:table-cell>
        </table:table-row>
        <table:table-row table:style-name="ro1">
          <table:table-cell office:value-type="float" office:value="232411" calcext:value-type="float">
            <text:p>232411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Seneca County</text:p>
          </table:table-cell>
          <table:table-cell office:value-type="float" office:value="54938" calcext:value-type="float">
            <text:p>54938</text:p>
          </table:table-cell>
        </table:table-row>
        <table:table-row table:style-name="ro1">
          <table:table-cell office:value-type="float" office:value="232519" calcext:value-type="float">
            <text:p>232519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Shelby County</text:p>
          </table:table-cell>
          <table:table-cell office:value-type="float" office:value="48337" calcext:value-type="float">
            <text:p>48337</text:p>
          </table:table-cell>
        </table:table-row>
        <table:table-row table:style-name="ro1">
          <table:table-cell office:value-type="float" office:value="232627" calcext:value-type="float">
            <text:p>232627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Stark County</text:p>
          </table:table-cell>
          <table:table-cell office:value-type="float" office:value="369772" calcext:value-type="float">
            <text:p>369772</text:p>
          </table:table-cell>
        </table:table-row>
        <table:table-row table:style-name="ro1">
          <table:table-cell office:value-type="float" office:value="232735" calcext:value-type="float">
            <text:p>232735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843" calcext:value-type="float">
            <text:p>232843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Summit County</text:p>
          </table:table-cell>
          <table:table-cell office:value-type="float" office:value="538866" calcext:value-type="float">
            <text:p>538866</text:p>
          </table:table-cell>
        </table:table-row>
        <table:table-row table:style-name="ro1">
          <table:table-cell office:value-type="float" office:value="232951" calcext:value-type="float">
            <text:p>232951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Trumbull County</text:p>
          </table:table-cell>
          <table:table-cell office:value-type="float" office:value="196800" calcext:value-type="float">
            <text:p>196800</text:p>
          </table:table-cell>
        </table:table-row>
        <table:table-row table:style-name="ro1">
          <table:table-cell office:value-type="float" office:value="233059" calcext:value-type="float">
            <text:p>233059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Tuscarawas County</text:p>
          </table:table-cell>
          <table:table-cell office:value-type="float" office:value="91776" calcext:value-type="float">
            <text:p>91776</text:p>
          </table:table-cell>
        </table:table-row>
        <table:table-row table:style-name="ro1">
          <table:table-cell office:value-type="float" office:value="233167" calcext:value-type="float">
            <text:p>233167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nion County</text:p>
          </table:table-cell>
          <table:table-cell office:value-type="float" office:value="60021" calcext:value-type="float">
            <text:p>60021</text:p>
          </table:table-cell>
        </table:table-row>
        <table:table-row table:style-name="ro1">
          <table:table-cell office:value-type="float" office:value="233275" calcext:value-type="float">
            <text:p>233275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Van Wert County</text:p>
          </table:table-cell>
          <table:table-cell office:value-type="float" office:value="28159" calcext:value-type="float">
            <text:p>28159</text:p>
          </table:table-cell>
        </table:table-row>
        <table:table-row table:style-name="ro1">
          <table:table-cell office:value-type="float" office:value="233383" calcext:value-type="float">
            <text:p>233383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Vinton County</text:p>
          </table:table-cell>
          <table:table-cell office:value-type="float" office:value="12972" calcext:value-type="float">
            <text:p>12972</text:p>
          </table:table-cell>
        </table:table-row>
        <table:table-row table:style-name="ro1">
          <table:table-cell office:value-type="float" office:value="233491" calcext:value-type="float">
            <text:p>233491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Warren County</text:p>
          </table:table-cell>
          <table:table-cell office:value-type="float" office:value="238412" calcext:value-type="float">
            <text:p>238412</text:p>
          </table:table-cell>
        </table:table-row>
        <table:table-row table:style-name="ro1">
          <table:table-cell office:value-type="float" office:value="233599" calcext:value-type="float">
            <text:p>233599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Washington County</text:p>
          </table:table-cell>
          <table:table-cell office:value-type="float" office:value="59652" calcext:value-type="float">
            <text:p>59652</text:p>
          </table:table-cell>
        </table:table-row>
        <table:table-row table:style-name="ro1">
          <table:table-cell office:value-type="float" office:value="233707" calcext:value-type="float">
            <text:p>233707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Wayne County</text:p>
          </table:table-cell>
          <table:table-cell office:value-type="float" office:value="115694" calcext:value-type="float">
            <text:p>115694</text:p>
          </table:table-cell>
        </table:table-row>
        <table:table-row table:style-name="ro1">
          <table:table-cell office:value-type="float" office:value="233815" calcext:value-type="float">
            <text:p>233815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Williams County</text:p>
          </table:table-cell>
          <table:table-cell office:value-type="float" office:value="36565" calcext:value-type="float">
            <text:p>36565</text:p>
          </table:table-cell>
        </table:table-row>
        <table:table-row table:style-name="ro1">
          <table:table-cell office:value-type="float" office:value="233923" calcext:value-type="float">
            <text:p>233923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Wood County</text:p>
          </table:table-cell>
          <table:table-cell office:value-type="float" office:value="131113" calcext:value-type="float">
            <text:p>131113</text:p>
          </table:table-cell>
        </table:table-row>
        <table:table-row table:style-name="ro1">
          <table:table-cell office:value-type="float" office:value="234031" calcext:value-type="float">
            <text:p>234031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Wyandot County</text:p>
          </table:table-cell>
          <table:table-cell office:value-type="float" office:value="21711" calcext:value-type="float">
            <text:p>21711</text:p>
          </table:table-cell>
        </table:table-row>
        <table:table-row table:style-name="ro1">
          <table:table-cell office:value-type="float" office:value="234139" calcext:value-type="float">
            <text:p>2341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air County</text:p>
          </table:table-cell>
          <table:table-cell office:value-type="float" office:value="21955" calcext:value-type="float">
            <text:p>21955</text:p>
          </table:table-cell>
        </table:table-row>
        <table:table-row table:style-name="ro1">
          <table:table-cell office:value-type="float" office:value="234247" calcext:value-type="float">
            <text:p>23424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falfa County</text:p>
          </table:table-cell>
          <table:table-cell office:value-type="float" office:value="5718" calcext:value-type="float">
            <text:p>5718</text:p>
          </table:table-cell>
        </table:table-row>
        <table:table-row table:style-name="ro1">
          <table:table-cell office:value-type="float" office:value="234355" calcext:value-type="float">
            <text:p>23435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toka County</text:p>
          </table:table-cell>
          <table:table-cell office:value-type="float" office:value="13912" calcext:value-type="float">
            <text:p>13912</text:p>
          </table:table-cell>
        </table:table-row>
        <table:table-row table:style-name="ro1">
          <table:table-cell office:value-type="float" office:value="234463" calcext:value-type="float">
            <text:p>23446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eaver County</text:p>
          </table:table-cell>
          <table:table-cell office:value-type="float" office:value="5207" calcext:value-type="float">
            <text:p>5207</text:p>
          </table:table-cell>
        </table:table-row>
        <table:table-row table:style-name="ro1">
          <table:table-cell office:value-type="float" office:value="234571" calcext:value-type="float">
            <text:p>23457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eckham County</text:p>
          </table:table-cell>
          <table:table-cell office:value-type="float" office:value="21468" calcext:value-type="float">
            <text:p>21468</text:p>
          </table:table-cell>
        </table:table-row>
        <table:table-row table:style-name="ro1">
          <table:table-cell office:value-type="float" office:value="234679" calcext:value-type="float">
            <text:p>23467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ine County</text:p>
          </table:table-cell>
          <table:table-cell office:value-type="float" office:value="9447" calcext:value-type="float">
            <text:p>9447</text:p>
          </table:table-cell>
        </table:table-row>
        <table:table-row table:style-name="ro1">
          <table:table-cell office:value-type="float" office:value="234787" calcext:value-type="float">
            <text:p>23478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ryan County</text:p>
          </table:table-cell>
          <table:table-cell office:value-type="float" office:value="48998" calcext:value-type="float">
            <text:p>48998</text:p>
          </table:table-cell>
        </table:table-row>
        <table:table-row table:style-name="ro1">
          <table:table-cell office:value-type="float" office:value="234895" calcext:value-type="float">
            <text:p>23489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addo County</text:p>
          </table:table-cell>
          <table:table-cell office:value-type="float" office:value="28684" calcext:value-type="float">
            <text:p>28684</text:p>
          </table:table-cell>
        </table:table-row>
        <table:table-row table:style-name="ro1">
          <table:table-cell office:value-type="float" office:value="235003" calcext:value-type="float">
            <text:p>2350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anadian County</text:p>
          </table:table-cell>
          <table:table-cell office:value-type="float" office:value="153192" calcext:value-type="float">
            <text:p>153192</text:p>
          </table:table-cell>
        </table:table-row>
        <table:table-row table:style-name="ro1">
          <table:table-cell office:value-type="float" office:value="235111" calcext:value-type="float">
            <text:p>2351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arter County</text:p>
          </table:table-cell>
          <table:table-cell office:value-type="float" office:value="48353" calcext:value-type="float">
            <text:p>48353</text:p>
          </table:table-cell>
        </table:table-row>
        <table:table-row table:style-name="ro1">
          <table:table-cell office:value-type="float" office:value="235219" calcext:value-type="float">
            <text:p>23521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herokee County</text:p>
          </table:table-cell>
          <table:table-cell office:value-type="float" office:value="49019" calcext:value-type="float">
            <text:p>49019</text:p>
          </table:table-cell>
        </table:table-row>
        <table:table-row table:style-name="ro1">
          <table:table-cell office:value-type="float" office:value="235327" calcext:value-type="float">
            <text:p>23532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hoctaw County</text:p>
          </table:table-cell>
          <table:table-cell office:value-type="float" office:value="14646" calcext:value-type="float">
            <text:p>14646</text:p>
          </table:table-cell>
        </table:table-row>
        <table:table-row table:style-name="ro1">
          <table:table-cell office:value-type="float" office:value="235435" calcext:value-type="float">
            <text:p>23543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marron County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235543" calcext:value-type="float">
            <text:p>23554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leveland County</text:p>
          </table:table-cell>
          <table:table-cell office:value-type="float" office:value="287066" calcext:value-type="float">
            <text:p>287066</text:p>
          </table:table-cell>
        </table:table-row>
        <table:table-row table:style-name="ro1">
          <table:table-cell office:value-type="float" office:value="235651" calcext:value-type="float">
            <text:p>23565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al County</text:p>
          </table:table-cell>
          <table:table-cell office:value-type="float" office:value="5587" calcext:value-type="float">
            <text:p>5587</text:p>
          </table:table-cell>
        </table:table-row>
        <table:table-row table:style-name="ro1">
          <table:table-cell office:value-type="float" office:value="235759" calcext:value-type="float">
            <text:p>23575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anche County</text:p>
          </table:table-cell>
          <table:table-cell office:value-type="float" office:value="121099" calcext:value-type="float">
            <text:p>121099</text:p>
          </table:table-cell>
        </table:table-row>
        <table:table-row table:style-name="ro1">
          <table:table-cell office:value-type="float" office:value="235867" calcext:value-type="float">
            <text:p>23586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tton County</text:p>
          </table:table-cell>
          <table:table-cell office:value-type="float" office:value="5676" calcext:value-type="float">
            <text:p>5676</text:p>
          </table:table-cell>
        </table:table-row>
        <table:table-row table:style-name="ro1">
          <table:table-cell office:value-type="float" office:value="235975" calcext:value-type="float">
            <text:p>23597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raig County</text:p>
          </table:table-cell>
          <table:table-cell office:value-type="float" office:value="14194" calcext:value-type="float">
            <text:p>14194</text:p>
          </table:table-cell>
        </table:table-row>
        <table:table-row table:style-name="ro1">
          <table:table-cell office:value-type="float" office:value="236083" calcext:value-type="float">
            <text:p>23608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reek County</text:p>
          </table:table-cell>
          <table:table-cell office:value-type="float" office:value="71485" calcext:value-type="float">
            <text:p>71485</text:p>
          </table:table-cell>
        </table:table-row>
        <table:table-row table:style-name="ro1">
          <table:table-cell office:value-type="float" office:value="236191" calcext:value-type="float">
            <text:p>23619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uster County</text:p>
          </table:table-cell>
          <table:table-cell office:value-type="float" office:value="28648" calcext:value-type="float">
            <text:p>28648</text:p>
          </table:table-cell>
        </table:table-row>
        <table:table-row table:style-name="ro1">
          <table:table-cell office:value-type="float" office:value="236299" calcext:value-type="float">
            <text:p>23629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laware County</text:p>
          </table:table-cell>
          <table:table-cell office:value-type="float" office:value="43136" calcext:value-type="float">
            <text:p>43136</text:p>
          </table:table-cell>
        </table:table-row>
        <table:table-row table:style-name="ro1">
          <table:table-cell office:value-type="float" office:value="236407" calcext:value-type="float">
            <text:p>23640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wey County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float" office:value="236515" calcext:value-type="float">
            <text:p>2365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llis County</text:p>
          </table:table-cell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236623" calcext:value-type="float">
            <text:p>23662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arfield County</text:p>
          </table:table-cell>
          <table:table-cell office:value-type="float" office:value="60869" calcext:value-type="float">
            <text:p>60869</text:p>
          </table:table-cell>
        </table:table-row>
        <table:table-row table:style-name="ro1">
          <table:table-cell office:value-type="float" office:value="236731" calcext:value-type="float">
            <text:p>23673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arvin County</text:p>
          </table:table-cell>
          <table:table-cell office:value-type="float" office:value="27691" calcext:value-type="float">
            <text:p>27691</text:p>
          </table:table-cell>
        </table:table-row>
        <table:table-row table:style-name="ro1">
          <table:table-cell office:value-type="float" office:value="236839" calcext:value-type="float">
            <text:p>2368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rady County</text:p>
          </table:table-cell>
          <table:table-cell office:value-type="float" office:value="55906" calcext:value-type="float">
            <text:p>55906</text:p>
          </table:table-cell>
        </table:table-row>
        <table:table-row table:style-name="ro1">
          <table:table-cell office:value-type="float" office:value="236947" calcext:value-type="float">
            <text:p>23694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rant County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float" office:value="237055" calcext:value-type="float">
            <text:p>23705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reer County</text:p>
          </table:table-cell>
          <table:table-cell office:value-type="float" office:value="5704" calcext:value-type="float">
            <text:p>5704</text:p>
          </table:table-cell>
        </table:table-row>
        <table:table-row table:style-name="ro1">
          <table:table-cell office:value-type="float" office:value="237163" calcext:value-type="float">
            <text:p>23716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rmon County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float" office:value="237271" calcext:value-type="float">
            <text:p>23727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rper County</text:p>
          </table:table-cell>
          <table:table-cell office:value-type="float" office:value="3611" calcext:value-type="float">
            <text:p>3611</text:p>
          </table:table-cell>
        </table:table-row>
        <table:table-row table:style-name="ro1">
          <table:table-cell office:value-type="float" office:value="237379" calcext:value-type="float">
            <text:p>23737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skell County</text:p>
          </table:table-cell>
          <table:table-cell office:value-type="float" office:value="12652" calcext:value-type="float">
            <text:p>12652</text:p>
          </table:table-cell>
        </table:table-row>
        <table:table-row table:style-name="ro1">
          <table:table-cell office:value-type="float" office:value="237487" calcext:value-type="float">
            <text:p>23748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ughes County</text:p>
          </table:table-cell>
          <table:table-cell office:value-type="float" office:value="13126" calcext:value-type="float">
            <text:p>13126</text:p>
          </table:table-cell>
        </table:table-row>
        <table:table-row table:style-name="ro1">
          <table:table-cell office:value-type="float" office:value="237595" calcext:value-type="float">
            <text:p>23759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Jackson County</text:p>
          </table:table-cell>
          <table:table-cell office:value-type="float" office:value="24305" calcext:value-type="float">
            <text:p>24305</text:p>
          </table:table-cell>
        </table:table-row>
        <table:table-row table:style-name="ro1">
          <table:table-cell office:value-type="float" office:value="237703" calcext:value-type="float">
            <text:p>2377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Jefferson County</text:p>
          </table:table-cell>
          <table:table-cell office:value-type="float" office:value="5949" calcext:value-type="float">
            <text:p>5949</text:p>
          </table:table-cell>
        </table:table-row>
        <table:table-row table:style-name="ro1">
          <table:table-cell office:value-type="float" office:value="237811" calcext:value-type="float">
            <text:p>2378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Johnston County</text:p>
          </table:table-cell>
          <table:table-cell office:value-type="float" office:value="10824" calcext:value-type="float">
            <text:p>10824</text:p>
          </table:table-cell>
        </table:table-row>
        <table:table-row table:style-name="ro1">
          <table:table-cell office:value-type="float" office:value="237919" calcext:value-type="float">
            <text:p>23791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y County</text:p>
          </table:table-cell>
          <table:table-cell office:value-type="float" office:value="43274" calcext:value-type="float">
            <text:p>43274</text:p>
          </table:table-cell>
        </table:table-row>
        <table:table-row table:style-name="ro1">
          <table:table-cell office:value-type="float" office:value="238027" calcext:value-type="float">
            <text:p>23802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ingfisher County</text:p>
          </table:table-cell>
          <table:table-cell office:value-type="float" office:value="15806" calcext:value-type="float">
            <text:p>15806</text:p>
          </table:table-cell>
        </table:table-row>
        <table:table-row table:style-name="ro1">
          <table:table-cell office:value-type="float" office:value="238135" calcext:value-type="float">
            <text:p>23813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iowa County</text:p>
          </table:table-cell>
          <table:table-cell office:value-type="float" office:value="8741" calcext:value-type="float">
            <text:p>8741</text:p>
          </table:table-cell>
        </table:table-row>
        <table:table-row table:style-name="ro1">
          <table:table-cell office:value-type="float" office:value="238243" calcext:value-type="float">
            <text:p>23824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atimer County</text:p>
          </table:table-cell>
          <table:table-cell office:value-type="float" office:value="10132" calcext:value-type="float">
            <text:p>10132</text:p>
          </table:table-cell>
        </table:table-row>
        <table:table-row table:style-name="ro1">
          <table:table-cell office:value-type="float" office:value="238351" calcext:value-type="float">
            <text:p>23835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e Flore County</text:p>
          </table:table-cell>
          <table:table-cell office:value-type="float" office:value="49935" calcext:value-type="float">
            <text:p>49935</text:p>
          </table:table-cell>
        </table:table-row>
        <table:table-row table:style-name="ro1">
          <table:table-cell office:value-type="float" office:value="238459" calcext:value-type="float">
            <text:p>23845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incoln County</text:p>
          </table:table-cell>
          <table:table-cell office:value-type="float" office:value="35045" calcext:value-type="float">
            <text:p>35045</text:p>
          </table:table-cell>
        </table:table-row>
        <table:table-row table:style-name="ro1">
          <table:table-cell office:value-type="float" office:value="238567" calcext:value-type="float">
            <text:p>23856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gan County</text:p>
          </table:table-cell>
          <table:table-cell office:value-type="float" office:value="48777" calcext:value-type="float">
            <text:p>48777</text:p>
          </table:table-cell>
        </table:table-row>
        <table:table-row table:style-name="ro1">
          <table:table-cell office:value-type="float" office:value="238675" calcext:value-type="float">
            <text:p>23867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ove County</text:p>
          </table:table-cell>
          <table:table-cell office:value-type="float" office:value="10230" calcext:value-type="float">
            <text:p>10230</text:p>
          </table:table-cell>
        </table:table-row>
        <table:table-row table:style-name="ro1">
          <table:table-cell office:value-type="float" office:value="238783" calcext:value-type="float">
            <text:p>23878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ajor County</text:p>
          </table:table-cell>
          <table:table-cell office:value-type="float" office:value="7579" calcext:value-type="float">
            <text:p>7579</text:p>
          </table:table-cell>
        </table:table-row>
        <table:table-row table:style-name="ro1">
          <table:table-cell office:value-type="float" office:value="238891" calcext:value-type="float">
            <text:p>23889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arshall County</text:p>
          </table:table-cell>
          <table:table-cell office:value-type="float" office:value="17114" calcext:value-type="float">
            <text:p>17114</text:p>
          </table:table-cell>
        </table:table-row>
        <table:table-row table:style-name="ro1">
          <table:table-cell office:value-type="float" office:value="238999" calcext:value-type="float">
            <text:p>23899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ayes County</text:p>
          </table:table-cell>
          <table:table-cell office:value-type="float" office:value="41152" calcext:value-type="float">
            <text:p>41152</text:p>
          </table:table-cell>
        </table:table-row>
        <table:table-row table:style-name="ro1">
          <table:table-cell office:value-type="float" office:value="239107" calcext:value-type="float">
            <text:p>23910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cClain County</text:p>
          </table:table-cell>
          <table:table-cell office:value-type="float" office:value="41348" calcext:value-type="float">
            <text:p>41348</text:p>
          </table:table-cell>
        </table:table-row>
        <table:table-row table:style-name="ro1">
          <table:table-cell office:value-type="float" office:value="239215" calcext:value-type="float">
            <text:p>2392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cCurtain County</text:p>
          </table:table-cell>
          <table:table-cell office:value-type="float" office:value="32772" calcext:value-type="float">
            <text:p>32772</text:p>
          </table:table-cell>
        </table:table-row>
        <table:table-row table:style-name="ro1">
          <table:table-cell office:value-type="float" office:value="239323" calcext:value-type="float">
            <text:p>23932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cIntosh County</text:p>
          </table:table-cell>
          <table:table-cell office:value-type="float" office:value="19635" calcext:value-type="float">
            <text:p>19635</text:p>
          </table:table-cell>
        </table:table-row>
        <table:table-row table:style-name="ro1">
          <table:table-cell office:value-type="float" office:value="239431" calcext:value-type="float">
            <text:p>23943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urray County</text:p>
          </table:table-cell>
          <table:table-cell office:value-type="float" office:value="13955" calcext:value-type="float">
            <text:p>13955</text:p>
          </table:table-cell>
        </table:table-row>
        <table:table-row table:style-name="ro1">
          <table:table-cell office:value-type="float" office:value="239539" calcext:value-type="float">
            <text:p>2395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uskogee County</text:p>
          </table:table-cell>
          <table:table-cell office:value-type="float" office:value="67610" calcext:value-type="float">
            <text:p>67610</text:p>
          </table:table-cell>
        </table:table-row>
        <table:table-row table:style-name="ro1">
          <table:table-cell office:value-type="float" office:value="239647" calcext:value-type="float">
            <text:p>23964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ble County</text:p>
          </table:table-cell>
          <table:table-cell office:value-type="float" office:value="11113" calcext:value-type="float">
            <text:p>11113</text:p>
          </table:table-cell>
        </table:table-row>
        <table:table-row table:style-name="ro1">
          <table:table-cell office:value-type="float" office:value="239755" calcext:value-type="float">
            <text:p>23975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wata County</text:p>
          </table:table-cell>
          <table:table-cell office:value-type="float" office:value="10076" calcext:value-type="float">
            <text:p>10076</text:p>
          </table:table-cell>
        </table:table-row>
        <table:table-row table:style-name="ro1">
          <table:table-cell office:value-type="float" office:value="239863" calcext:value-type="float">
            <text:p>23986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fuskee County</text:p>
          </table:table-cell>
          <table:table-cell office:value-type="float" office:value="11765" calcext:value-type="float">
            <text:p>11765</text:p>
          </table:table-cell>
        </table:table-row>
        <table:table-row table:style-name="ro1">
          <table:table-cell office:value-type="float" office:value="239971" calcext:value-type="float">
            <text:p>23997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lahoma County</text:p>
          </table:table-cell>
          <table:table-cell office:value-type="float" office:value="804041" calcext:value-type="float">
            <text:p>804041</text:p>
          </table:table-cell>
        </table:table-row>
        <table:table-row table:style-name="ro1">
          <table:table-cell office:value-type="float" office:value="240079" calcext:value-type="float">
            <text:p>24007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mulgee County</text:p>
          </table:table-cell>
          <table:table-cell office:value-type="float" office:value="38234" calcext:value-type="float">
            <text:p>38234</text:p>
          </table:table-cell>
        </table:table-row>
        <table:table-row table:style-name="ro1">
          <table:table-cell office:value-type="float" office:value="240187" calcext:value-type="float">
            <text:p>24018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sage County</text:p>
          </table:table-cell>
          <table:table-cell office:value-type="float" office:value="46642" calcext:value-type="float">
            <text:p>46642</text:p>
          </table:table-cell>
        </table:table-row>
        <table:table-row table:style-name="ro1">
          <table:table-cell office:value-type="float" office:value="240295" calcext:value-type="float">
            <text:p>24029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ttawa County</text:p>
          </table:table-cell>
          <table:table-cell office:value-type="float" office:value="30879" calcext:value-type="float">
            <text:p>30879</text:p>
          </table:table-cell>
        </table:table-row>
        <table:table-row table:style-name="ro1">
          <table:table-cell office:value-type="float" office:value="240403" calcext:value-type="float">
            <text:p>2404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wnee County</text:p>
          </table:table-cell>
          <table:table-cell office:value-type="float" office:value="16381" calcext:value-type="float">
            <text:p>16381</text:p>
          </table:table-cell>
        </table:table-row>
        <table:table-row table:style-name="ro1">
          <table:table-cell office:value-type="float" office:value="240511" calcext:value-type="float">
            <text:p>2405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yne County</text:p>
          </table:table-cell>
          <table:table-cell office:value-type="float" office:value="81755" calcext:value-type="float">
            <text:p>81755</text:p>
          </table:table-cell>
        </table:table-row>
        <table:table-row table:style-name="ro1">
          <table:table-cell office:value-type="float" office:value="240619" calcext:value-type="float">
            <text:p>24061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ittsburg County</text:p>
          </table:table-cell>
          <table:table-cell office:value-type="float" office:value="43679" calcext:value-type="float">
            <text:p>43679</text:p>
          </table:table-cell>
        </table:table-row>
        <table:table-row table:style-name="ro1">
          <table:table-cell office:value-type="float" office:value="240727" calcext:value-type="float">
            <text:p>24072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ntotoc County</text:p>
          </table:table-cell>
          <table:table-cell office:value-type="float" office:value="38397" calcext:value-type="float">
            <text:p>38397</text:p>
          </table:table-cell>
        </table:table-row>
        <table:table-row table:style-name="ro1">
          <table:table-cell office:value-type="float" office:value="240835" calcext:value-type="float">
            <text:p>24083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ttawatomie County</text:p>
          </table:table-cell>
          <table:table-cell office:value-type="float" office:value="72998" calcext:value-type="float">
            <text:p>72998</text:p>
          </table:table-cell>
        </table:table-row>
        <table:table-row table:style-name="ro1">
          <table:table-cell office:value-type="float" office:value="240943" calcext:value-type="float">
            <text:p>24094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ushmataha County</text:p>
          </table:table-cell>
          <table:table-cell office:value-type="float" office:value="10970" calcext:value-type="float">
            <text:p>10970</text:p>
          </table:table-cell>
        </table:table-row>
        <table:table-row table:style-name="ro1">
          <table:table-cell office:value-type="float" office:value="241051" calcext:value-type="float">
            <text:p>24105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er Mills County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241159" calcext:value-type="float">
            <text:p>24115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gers County</text:p>
          </table:table-cell>
          <table:table-cell office:value-type="float" office:value="93155" calcext:value-type="float">
            <text:p>93155</text:p>
          </table:table-cell>
        </table:table-row>
        <table:table-row table:style-name="ro1">
          <table:table-cell office:value-type="float" office:value="241267" calcext:value-type="float">
            <text:p>24126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nole County</text:p>
          </table:table-cell>
          <table:table-cell office:value-type="float" office:value="24248" calcext:value-type="float">
            <text:p>24248</text:p>
          </table:table-cell>
        </table:table-row>
        <table:table-row table:style-name="ro1">
          <table:table-cell office:value-type="float" office:value="241375" calcext:value-type="float">
            <text:p>24137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quoyah County</text:p>
          </table:table-cell>
          <table:table-cell office:value-type="float" office:value="41538" calcext:value-type="float">
            <text:p>41538</text:p>
          </table:table-cell>
        </table:table-row>
        <table:table-row table:style-name="ro1">
          <table:table-cell office:value-type="float" office:value="241483" calcext:value-type="float">
            <text:p>24148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591" calcext:value-type="float">
            <text:p>24159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ephens County</text:p>
          </table:table-cell>
          <table:table-cell office:value-type="float" office:value="43100" calcext:value-type="float">
            <text:p>43100</text:p>
          </table:table-cell>
        </table:table-row>
        <table:table-row table:style-name="ro1">
          <table:table-cell office:value-type="float" office:value="241699" calcext:value-type="float">
            <text:p>24169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exas County</text:p>
          </table:table-cell>
          <table:table-cell office:value-type="float" office:value="19997" calcext:value-type="float">
            <text:p>19997</text:p>
          </table:table-cell>
        </table:table-row>
        <table:table-row table:style-name="ro1">
          <table:table-cell office:value-type="float" office:value="241807" calcext:value-type="float">
            <text:p>24180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llman County</text:p>
          </table:table-cell>
          <table:table-cell office:value-type="float" office:value="7229" calcext:value-type="float">
            <text:p>7229</text:p>
          </table:table-cell>
        </table:table-row>
        <table:table-row table:style-name="ro1">
          <table:table-cell office:value-type="float" office:value="241915" calcext:value-type="float">
            <text:p>2419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ulsa County</text:p>
          </table:table-cell>
          <table:table-cell office:value-type="float" office:value="657589" calcext:value-type="float">
            <text:p>657589</text:p>
          </table:table-cell>
        </table:table-row>
        <table:table-row table:style-name="ro1">
          <table:table-cell office:value-type="float" office:value="242023" calcext:value-type="float">
            <text:p>24202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goner County</text:p>
          </table:table-cell>
          <table:table-cell office:value-type="float" office:value="82925" calcext:value-type="float">
            <text:p>82925</text:p>
          </table:table-cell>
        </table:table-row>
        <table:table-row table:style-name="ro1">
          <table:table-cell office:value-type="float" office:value="242131" calcext:value-type="float">
            <text:p>24213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shington County</text:p>
          </table:table-cell>
          <table:table-cell office:value-type="float" office:value="52222" calcext:value-type="float">
            <text:p>52222</text:p>
          </table:table-cell>
        </table:table-row>
        <table:table-row table:style-name="ro1">
          <table:table-cell office:value-type="float" office:value="242239" calcext:value-type="float">
            <text:p>24223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shita County</text:p>
          </table:table-cell>
          <table:table-cell office:value-type="float" office:value="10830" calcext:value-type="float">
            <text:p>10830</text:p>
          </table:table-cell>
        </table:table-row>
        <table:table-row table:style-name="ro1">
          <table:table-cell office:value-type="float" office:value="242347" calcext:value-type="float">
            <text:p>24234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oods County</text:p>
          </table:table-cell>
          <table:table-cell office:value-type="float" office:value="8687" calcext:value-type="float">
            <text:p>8687</text:p>
          </table:table-cell>
        </table:table-row>
        <table:table-row table:style-name="ro1">
          <table:table-cell office:value-type="float" office:value="242455" calcext:value-type="float">
            <text:p>24245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oodward County</text:p>
          </table:table-cell>
          <table:table-cell office:value-type="float" office:value="19812" calcext:value-type="float">
            <text:p>19812</text:p>
          </table:table-cell>
        </table:table-row>
        <table:table-row table:style-name="ro1">
          <table:table-cell office:value-type="float" office:value="242563" calcext:value-type="float">
            <text:p>2425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aker County</text:p>
          </table:table-cell>
          <table:table-cell office:value-type="float" office:value="16284" calcext:value-type="float">
            <text:p>16284</text:p>
          </table:table-cell>
        </table:table-row>
        <table:table-row table:style-name="ro1">
          <table:table-cell office:value-type="float" office:value="242671" calcext:value-type="float">
            <text:p>24267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enton County</text:p>
          </table:table-cell>
          <table:table-cell office:value-type="float" office:value="93239" calcext:value-type="float">
            <text:p>93239</text:p>
          </table:table-cell>
        </table:table-row>
        <table:table-row table:style-name="ro1">
          <table:table-cell office:value-type="float" office:value="242779" calcext:value-type="float">
            <text:p>24277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lackamas County</text:p>
          </table:table-cell>
          <table:table-cell office:value-type="float" office:value="421596" calcext:value-type="float">
            <text:p>421596</text:p>
          </table:table-cell>
        </table:table-row>
        <table:table-row table:style-name="ro1">
          <table:table-cell office:value-type="float" office:value="242887" calcext:value-type="float">
            <text:p>24288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latsop County</text:p>
          </table:table-cell>
          <table:table-cell office:value-type="float" office:value="40423" calcext:value-type="float">
            <text:p>40423</text:p>
          </table:table-cell>
        </table:table-row>
        <table:table-row table:style-name="ro1">
          <table:table-cell office:value-type="float" office:value="242995" calcext:value-type="float">
            <text:p>24299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lumbia County</text:p>
          </table:table-cell>
          <table:table-cell office:value-type="float" office:value="52876" calcext:value-type="float">
            <text:p>52876</text:p>
          </table:table-cell>
        </table:table-row>
        <table:table-row table:style-name="ro1">
          <table:table-cell office:value-type="float" office:value="243103" calcext:value-type="float">
            <text:p>24310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os County</text:p>
          </table:table-cell>
          <table:table-cell office:value-type="float" office:value="64711" calcext:value-type="float">
            <text:p>64711</text:p>
          </table:table-cell>
        </table:table-row>
        <table:table-row table:style-name="ro1">
          <table:table-cell office:value-type="float" office:value="243211" calcext:value-type="float">
            <text:p>24321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rook County</text:p>
          </table:table-cell>
          <table:table-cell office:value-type="float" office:value="25105" calcext:value-type="float">
            <text:p>25105</text:p>
          </table:table-cell>
        </table:table-row>
        <table:table-row table:style-name="ro1">
          <table:table-cell office:value-type="float" office:value="243319" calcext:value-type="float">
            <text:p>24331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urry County</text:p>
          </table:table-cell>
          <table:table-cell office:value-type="float" office:value="23305" calcext:value-type="float">
            <text:p>23305</text:p>
          </table:table-cell>
        </table:table-row>
        <table:table-row table:style-name="ro1">
          <table:table-cell office:value-type="float" office:value="243427" calcext:value-type="float">
            <text:p>24342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Deschutes County</text:p>
          </table:table-cell>
          <table:table-cell office:value-type="float" office:value="201769" calcext:value-type="float">
            <text:p>201769</text:p>
          </table:table-cell>
        </table:table-row>
        <table:table-row table:style-name="ro1">
          <table:table-cell office:value-type="float" office:value="243535" calcext:value-type="float">
            <text:p>24353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Douglas County</text:p>
          </table:table-cell>
          <table:table-cell office:value-type="float" office:value="111364" calcext:value-type="float">
            <text:p>111364</text:p>
          </table:table-cell>
        </table:table-row>
        <table:table-row table:style-name="ro1">
          <table:table-cell office:value-type="float" office:value="243643" calcext:value-type="float">
            <text:p>24364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Gilliam County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243751" calcext:value-type="float">
            <text:p>24375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Grant County</text:p>
          </table:table-cell>
          <table:table-cell office:value-type="float" office:value="7180" calcext:value-type="float">
            <text:p>7180</text:p>
          </table:table-cell>
        </table:table-row>
        <table:table-row table:style-name="ro1">
          <table:table-cell office:value-type="float" office:value="243859" calcext:value-type="float">
            <text:p>24385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Harney County</text:p>
          </table:table-cell>
          <table:table-cell office:value-type="float" office:value="7373" calcext:value-type="float">
            <text:p>7373</text:p>
          </table:table-cell>
        </table:table-row>
        <table:table-row table:style-name="ro1">
          <table:table-cell office:value-type="float" office:value="243967" calcext:value-type="float">
            <text:p>24396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Hood River County</text:p>
          </table:table-cell>
          <table:table-cell office:value-type="float" office:value="23280" calcext:value-type="float">
            <text:p>23280</text:p>
          </table:table-cell>
        </table:table-row>
        <table:table-row table:style-name="ro1">
          <table:table-cell office:value-type="float" office:value="244075" calcext:value-type="float">
            <text:p>24407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Jackson County</text:p>
          </table:table-cell>
          <table:table-cell office:value-type="float" office:value="221844" calcext:value-type="float">
            <text:p>221844</text:p>
          </table:table-cell>
        </table:table-row>
        <table:table-row table:style-name="ro1">
          <table:table-cell office:value-type="float" office:value="244183" calcext:value-type="float">
            <text:p>24418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Jefferson County</text:p>
          </table:table-cell>
          <table:table-cell office:value-type="float" office:value="24856" calcext:value-type="float">
            <text:p>24856</text:p>
          </table:table-cell>
        </table:table-row>
        <table:table-row table:style-name="ro1">
          <table:table-cell office:value-type="float" office:value="244291" calcext:value-type="float">
            <text:p>24429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Josephine County</text:p>
          </table:table-cell>
          <table:table-cell office:value-type="float" office:value="88053" calcext:value-type="float">
            <text:p>88053</text:p>
          </table:table-cell>
        </table:table-row>
        <table:table-row table:style-name="ro1">
          <table:table-cell office:value-type="float" office:value="244399" calcext:value-type="float">
            <text:p>24439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Klamath County</text:p>
          </table:table-cell>
          <table:table-cell office:value-type="float" office:value="68739" calcext:value-type="float">
            <text:p>68739</text:p>
          </table:table-cell>
        </table:table-row>
        <table:table-row table:style-name="ro1">
          <table:table-cell office:value-type="float" office:value="244507" calcext:value-type="float">
            <text:p>24450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ake County</text:p>
          </table:table-cell>
          <table:table-cell office:value-type="float" office:value="7949" calcext:value-type="float">
            <text:p>7949</text:p>
          </table:table-cell>
        </table:table-row>
        <table:table-row table:style-name="ro1">
          <table:table-cell office:value-type="float" office:value="244615" calcext:value-type="float">
            <text:p>24461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ane County</text:p>
          </table:table-cell>
          <table:table-cell office:value-type="float" office:value="382986" calcext:value-type="float">
            <text:p>382986</text:p>
          </table:table-cell>
        </table:table-row>
        <table:table-row table:style-name="ro1">
          <table:table-cell office:value-type="float" office:value="244723" calcext:value-type="float">
            <text:p>24472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incoln County</text:p>
          </table:table-cell>
          <table:table-cell office:value-type="float" office:value="50583" calcext:value-type="float">
            <text:p>50583</text:p>
          </table:table-cell>
        </table:table-row>
        <table:table-row table:style-name="ro1">
          <table:table-cell office:value-type="float" office:value="244831" calcext:value-type="float">
            <text:p>24483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inn County</text:p>
          </table:table-cell>
          <table:table-cell office:value-type="float" office:value="131054" calcext:value-type="float">
            <text:p>131054</text:p>
          </table:table-cell>
        </table:table-row>
        <table:table-row table:style-name="ro1">
          <table:table-cell office:value-type="float" office:value="244939" calcext:value-type="float">
            <text:p>24493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alheur County</text:p>
          </table:table-cell>
          <table:table-cell office:value-type="float" office:value="30983" calcext:value-type="float">
            <text:p>30983</text:p>
          </table:table-cell>
        </table:table-row>
        <table:table-row table:style-name="ro1">
          <table:table-cell office:value-type="float" office:value="245047" calcext:value-type="float">
            <text:p>24504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arion County</text:p>
          </table:table-cell>
          <table:table-cell office:value-type="float" office:value="349204" calcext:value-type="float">
            <text:p>349204</text:p>
          </table:table-cell>
        </table:table-row>
        <table:table-row table:style-name="ro1">
          <table:table-cell office:value-type="float" office:value="245155" calcext:value-type="float">
            <text:p>24515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orrow County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245263" calcext:value-type="float">
            <text:p>2452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ultnomah County</text:p>
          </table:table-cell>
          <table:table-cell office:value-type="float" office:value="815637" calcext:value-type="float">
            <text:p>815637</text:p>
          </table:table-cell>
        </table:table-row>
        <table:table-row table:style-name="ro1">
          <table:table-cell office:value-type="float" office:value="245371" calcext:value-type="float">
            <text:p>24537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olk County</text:p>
          </table:table-cell>
          <table:table-cell office:value-type="float" office:value="87744" calcext:value-type="float">
            <text:p>87744</text:p>
          </table:table-cell>
        </table:table-row>
        <table:table-row table:style-name="ro1">
          <table:table-cell office:value-type="float" office:value="245479" calcext:value-type="float">
            <text:p>24547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herman County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245587" calcext:value-type="float">
            <text:p>24558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695" calcext:value-type="float">
            <text:p>24569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Tillamook County</text:p>
          </table:table-cell>
          <table:table-cell office:value-type="float" office:value="27442" calcext:value-type="float">
            <text:p>27442</text:p>
          </table:table-cell>
        </table:table-row>
        <table:table-row table:style-name="ro1">
          <table:table-cell office:value-type="float" office:value="245803" calcext:value-type="float">
            <text:p>24580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matilla County</text:p>
          </table:table-cell>
          <table:table-cell office:value-type="float" office:value="77752" calcext:value-type="float">
            <text:p>77752</text:p>
          </table:table-cell>
        </table:table-row>
        <table:table-row table:style-name="ro1">
          <table:table-cell office:value-type="float" office:value="245911" calcext:value-type="float">
            <text:p>24591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nion County</text:p>
          </table:table-cell>
          <table:table-cell office:value-type="float" office:value="26551" calcext:value-type="float">
            <text:p>26551</text:p>
          </table:table-cell>
        </table:table-row>
        <table:table-row table:style-name="ro1">
          <table:table-cell office:value-type="float" office:value="246019" calcext:value-type="float">
            <text:p>24601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Wallowa County</text:p>
          </table:table-cell>
          <table:table-cell office:value-type="float" office:value="7181" calcext:value-type="float">
            <text:p>7181</text:p>
          </table:table-cell>
        </table:table-row>
        <table:table-row table:style-name="ro1">
          <table:table-cell office:value-type="float" office:value="246127" calcext:value-type="float">
            <text:p>24612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Wasco County</text:p>
          </table:table-cell>
          <table:table-cell office:value-type="float" office:value="26403" calcext:value-type="float">
            <text:p>26403</text:p>
          </table:table-cell>
        </table:table-row>
        <table:table-row table:style-name="ro1">
          <table:table-cell office:value-type="float" office:value="246235" calcext:value-type="float">
            <text:p>24623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Washington County</text:p>
          </table:table-cell>
          <table:table-cell office:value-type="float" office:value="603514" calcext:value-type="float">
            <text:p>603514</text:p>
          </table:table-cell>
        </table:table-row>
        <table:table-row table:style-name="ro1">
          <table:table-cell office:value-type="float" office:value="246343" calcext:value-type="float">
            <text:p>24634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Wheeler County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46451" calcext:value-type="float">
            <text:p>24645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Yamhill County</text:p>
          </table:table-cell>
          <table:table-cell office:value-type="float" office:value="107664" calcext:value-type="float">
            <text:p>107664</text:p>
          </table:table-cell>
        </table:table-row>
        <table:table-row table:style-name="ro1">
          <table:table-cell office:value-type="float" office:value="246559" calcext:value-type="float">
            <text:p>246559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Adams County</text:p>
          </table:table-cell>
          <table:table-cell office:value-type="float" office:value="102742" calcext:value-type="float">
            <text:p>102742</text:p>
          </table:table-cell>
        </table:table-row>
        <table:table-row table:style-name="ro1">
          <table:table-cell office:value-type="float" office:value="246667" calcext:value-type="float">
            <text:p>246667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Allegheny County</text:p>
          </table:table-cell>
          <table:table-cell office:value-type="float" office:value="1211358" calcext:value-type="float">
            <text:p>1211358</text:p>
          </table:table-cell>
        </table:table-row>
        <table:table-row table:style-name="ro1">
          <table:table-cell office:value-type="float" office:value="246775" calcext:value-type="float">
            <text:p>246775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Armstrong County</text:p>
          </table:table-cell>
          <table:table-cell office:value-type="float" office:value="64162" calcext:value-type="float">
            <text:p>64162</text:p>
          </table:table-cell>
        </table:table-row>
        <table:table-row table:style-name="ro1">
          <table:table-cell office:value-type="float" office:value="246883" calcext:value-type="float">
            <text:p>246883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eaver County</text:p>
          </table:table-cell>
          <table:table-cell office:value-type="float" office:value="162575" calcext:value-type="float">
            <text:p>162575</text:p>
          </table:table-cell>
        </table:table-row>
        <table:table-row table:style-name="ro1">
          <table:table-cell office:value-type="float" office:value="246991" calcext:value-type="float">
            <text:p>24699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edford County</text:p>
          </table:table-cell>
          <table:table-cell office:value-type="float" office:value="47817" calcext:value-type="float">
            <text:p>47817</text:p>
          </table:table-cell>
        </table:table-row>
        <table:table-row table:style-name="ro1">
          <table:table-cell office:value-type="float" office:value="247099" calcext:value-type="float">
            <text:p>247099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erks County</text:p>
          </table:table-cell>
          <table:table-cell office:value-type="float" office:value="421017" calcext:value-type="float">
            <text:p>421017</text:p>
          </table:table-cell>
        </table:table-row>
        <table:table-row table:style-name="ro1">
          <table:table-cell office:value-type="float" office:value="247207" calcext:value-type="float">
            <text:p>247207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lair County</text:p>
          </table:table-cell>
          <table:table-cell office:value-type="float" office:value="121007" calcext:value-type="float">
            <text:p>121007</text:p>
          </table:table-cell>
        </table:table-row>
        <table:table-row table:style-name="ro1">
          <table:table-cell office:value-type="float" office:value="247315" calcext:value-type="float">
            <text:p>247315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radford County</text:p>
          </table:table-cell>
          <table:table-cell office:value-type="float" office:value="60221" calcext:value-type="float">
            <text:p>60221</text:p>
          </table:table-cell>
        </table:table-row>
        <table:table-row table:style-name="ro1">
          <table:table-cell office:value-type="float" office:value="247423" calcext:value-type="float">
            <text:p>247423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ucks County</text:p>
          </table:table-cell>
          <table:table-cell office:value-type="float" office:value="627987" calcext:value-type="float">
            <text:p>627987</text:p>
          </table:table-cell>
        </table:table-row>
        <table:table-row table:style-name="ro1">
          <table:table-cell office:value-type="float" office:value="247531" calcext:value-type="float">
            <text:p>24753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utler County</text:p>
          </table:table-cell>
          <table:table-cell office:value-type="float" office:value="189135" calcext:value-type="float">
            <text:p>189135</text:p>
          </table:table-cell>
        </table:table-row>
        <table:table-row table:style-name="ro1">
          <table:table-cell office:value-type="float" office:value="247639" calcext:value-type="float">
            <text:p>247639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ambria County</text:p>
          </table:table-cell>
          <table:table-cell office:value-type="float" office:value="128672" calcext:value-type="float">
            <text:p>128672</text:p>
          </table:table-cell>
        </table:table-row>
        <table:table-row table:style-name="ro1">
          <table:table-cell office:value-type="float" office:value="247747" calcext:value-type="float">
            <text:p>247747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ameron County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247855" calcext:value-type="float">
            <text:p>247855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arbon County</text:p>
          </table:table-cell>
          <table:table-cell office:value-type="float" office:value="64081" calcext:value-type="float">
            <text:p>64081</text:p>
          </table:table-cell>
        </table:table-row>
        <table:table-row table:style-name="ro1">
          <table:table-cell office:value-type="float" office:value="247963" calcext:value-type="float">
            <text:p>247963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entre County</text:p>
          </table:table-cell>
          <table:table-cell office:value-type="float" office:value="161496" calcext:value-type="float">
            <text:p>161496</text:p>
          </table:table-cell>
        </table:table-row>
        <table:table-row table:style-name="ro1">
          <table:table-cell office:value-type="float" office:value="248071" calcext:value-type="float">
            <text:p>24807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hester County</text:p>
          </table:table-cell>
          <table:table-cell office:value-type="float" office:value="526759" calcext:value-type="float">
            <text:p>526759</text:p>
          </table:table-cell>
        </table:table-row>
        <table:table-row table:style-name="ro1">
          <table:table-cell office:value-type="float" office:value="248179" calcext:value-type="float">
            <text:p>248179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larion County</text:p>
          </table:table-cell>
          <table:table-cell office:value-type="float" office:value="38305" calcext:value-type="float">
            <text:p>38305</text:p>
          </table:table-cell>
        </table:table-row>
        <table:table-row table:style-name="ro1">
          <table:table-cell office:value-type="float" office:value="248287" calcext:value-type="float">
            <text:p>248287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learfield County</text:p>
          </table:table-cell>
          <table:table-cell office:value-type="float" office:value="78612" calcext:value-type="float">
            <text:p>78612</text:p>
          </table:table-cell>
        </table:table-row>
        <table:table-row table:style-name="ro1">
          <table:table-cell office:value-type="float" office:value="248395" calcext:value-type="float">
            <text:p>248395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linton County</text:p>
          </table:table-cell>
          <table:table-cell office:value-type="float" office:value="37957" calcext:value-type="float">
            <text:p>37957</text:p>
          </table:table-cell>
        </table:table-row>
        <table:table-row table:style-name="ro1">
          <table:table-cell office:value-type="float" office:value="248503" calcext:value-type="float">
            <text:p>248503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olumbia County</text:p>
          </table:table-cell>
          <table:table-cell office:value-type="float" office:value="64842" calcext:value-type="float">
            <text:p>64842</text:p>
          </table:table-cell>
        </table:table-row>
        <table:table-row table:style-name="ro1">
          <table:table-cell office:value-type="float" office:value="248611" calcext:value-type="float">
            <text:p>24861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rawford County</text:p>
          </table:table-cell>
          <table:table-cell office:value-type="float" office:value="83697" calcext:value-type="float">
            <text:p>83697</text:p>
          </table:table-cell>
        </table:table-row>
        <table:table-row table:style-name="ro1">
          <table:table-cell office:value-type="float" office:value="248719" calcext:value-type="float">
            <text:p>248719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umberland County</text:p>
          </table:table-cell>
          <table:table-cell office:value-type="float" office:value="255857" calcext:value-type="float">
            <text:p>255857</text:p>
          </table:table-cell>
        </table:table-row>
        <table:table-row table:style-name="ro1">
          <table:table-cell office:value-type="float" office:value="248827" calcext:value-type="float">
            <text:p>248827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Dauphin County</text:p>
          </table:table-cell>
          <table:table-cell office:value-type="float" office:value="279874" calcext:value-type="float">
            <text:p>279874</text:p>
          </table:table-cell>
        </table:table-row>
        <table:table-row table:style-name="ro1">
          <table:table-cell office:value-type="float" office:value="248935" calcext:value-type="float">
            <text:p>248935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Delaware County</text:p>
          </table:table-cell>
          <table:table-cell office:value-type="float" office:value="566753" calcext:value-type="float">
            <text:p>566753</text:p>
          </table:table-cell>
        </table:table-row>
        <table:table-row table:style-name="ro1">
          <table:table-cell office:value-type="float" office:value="249043" calcext:value-type="float">
            <text:p>249043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lk County</text:p>
          </table:table-cell>
          <table:table-cell office:value-type="float" office:value="29607" calcext:value-type="float">
            <text:p>29607</text:p>
          </table:table-cell>
        </table:table-row>
        <table:table-row table:style-name="ro1">
          <table:table-cell office:value-type="float" office:value="249151" calcext:value-type="float">
            <text:p>24915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rie County</text:p>
          </table:table-cell>
          <table:table-cell office:value-type="float" office:value="268426" calcext:value-type="float">
            <text:p>268426</text:p>
          </table:table-cell>
        </table:table-row>
        <table:table-row table:style-name="ro1">
          <table:table-cell office:value-type="float" office:value="249259" calcext:value-type="float">
            <text:p>249259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ayette County</text:p>
          </table:table-cell>
          <table:table-cell office:value-type="float" office:value="128126" calcext:value-type="float">
            <text:p>128126</text:p>
          </table:table-cell>
        </table:table-row>
        <table:table-row table:style-name="ro1">
          <table:table-cell office:value-type="float" office:value="249367" calcext:value-type="float">
            <text:p>249367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orest County</text:p>
          </table:table-cell>
          <table:table-cell office:value-type="float" office:value="6965" calcext:value-type="float">
            <text:p>6965</text:p>
          </table:table-cell>
        </table:table-row>
        <table:table-row table:style-name="ro1">
          <table:table-cell office:value-type="float" office:value="249475" calcext:value-type="float">
            <text:p>249475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ranklin County</text:p>
          </table:table-cell>
          <table:table-cell office:value-type="float" office:value="155637" calcext:value-type="float">
            <text:p>155637</text:p>
          </table:table-cell>
        </table:table-row>
        <table:table-row table:style-name="ro1">
          <table:table-cell office:value-type="float" office:value="249583" calcext:value-type="float">
            <text:p>249583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ulton County</text:p>
          </table:table-cell>
          <table:table-cell office:value-type="float" office:value="14501" calcext:value-type="float">
            <text:p>14501</text:p>
          </table:table-cell>
        </table:table-row>
        <table:table-row table:style-name="ro1">
          <table:table-cell office:value-type="float" office:value="249691" calcext:value-type="float">
            <text:p>24969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Greene County</text:p>
          </table:table-cell>
          <table:table-cell office:value-type="float" office:value="35621" calcext:value-type="float">
            <text:p>35621</text:p>
          </table:table-cell>
        </table:table-row>
        <table:table-row table:style-name="ro1">
          <table:table-cell office:value-type="float" office:value="249799" calcext:value-type="float">
            <text:p>249799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Huntingdon County</text:p>
          </table:table-cell>
          <table:table-cell office:value-type="float" office:value="44590" calcext:value-type="float">
            <text:p>44590</text:p>
          </table:table-cell>
        </table:table-row>
        <table:table-row table:style-name="ro1">
          <table:table-cell office:value-type="float" office:value="249907" calcext:value-type="float">
            <text:p>249907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IN County</text:p>
          </table:table-cell>
          <table:table-cell office:value-type="float" office:value="83664" calcext:value-type="float">
            <text:p>83664</text:p>
          </table:table-cell>
        </table:table-row>
        <table:table-row table:style-name="ro1">
          <table:table-cell office:value-type="float" office:value="250015" calcext:value-type="float">
            <text:p>250015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Jefferson County</text:p>
          </table:table-cell>
          <table:table-cell office:value-type="float" office:value="43108" calcext:value-type="float">
            <text:p>43108</text:p>
          </table:table-cell>
        </table:table-row>
        <table:table-row table:style-name="ro1">
          <table:table-cell office:value-type="float" office:value="250123" calcext:value-type="float">
            <text:p>250123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Juniata County</text:p>
          </table:table-cell>
          <table:table-cell office:value-type="float" office:value="24619" calcext:value-type="float">
            <text:p>24619</text:p>
          </table:table-cell>
        </table:table-row>
        <table:table-row table:style-name="ro1">
          <table:table-cell office:value-type="float" office:value="250231" calcext:value-type="float">
            <text:p>25023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ackawanna County</text:p>
          </table:table-cell>
          <table:table-cell office:value-type="float" office:value="208989" calcext:value-type="float">
            <text:p>208989</text:p>
          </table:table-cell>
        </table:table-row>
        <table:table-row table:style-name="ro1">
          <table:table-cell office:value-type="float" office:value="250339" calcext:value-type="float">
            <text:p>250339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ancaster County</text:p>
          </table:table-cell>
          <table:table-cell office:value-type="float" office:value="546192" calcext:value-type="float">
            <text:p>546192</text:p>
          </table:table-cell>
        </table:table-row>
        <table:table-row table:style-name="ro1">
          <table:table-cell office:value-type="float" office:value="250447" calcext:value-type="float">
            <text:p>250447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awrence County</text:p>
          </table:table-cell>
          <table:table-cell office:value-type="float" office:value="85083" calcext:value-type="float">
            <text:p>85083</text:p>
          </table:table-cell>
        </table:table-row>
        <table:table-row table:style-name="ro1">
          <table:table-cell office:value-type="float" office:value="250555" calcext:value-type="float">
            <text:p>250555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ebanon County</text:p>
          </table:table-cell>
          <table:table-cell office:value-type="float" office:value="141663" calcext:value-type="float">
            <text:p>141663</text:p>
          </table:table-cell>
        </table:table-row>
        <table:table-row table:style-name="ro1">
          <table:table-cell office:value-type="float" office:value="250663" calcext:value-type="float">
            <text:p>250663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ehigh County</text:p>
          </table:table-cell>
          <table:table-cell office:value-type="float" office:value="370802" calcext:value-type="float">
            <text:p>370802</text:p>
          </table:table-cell>
        </table:table-row>
        <table:table-row table:style-name="ro1">
          <table:table-cell office:value-type="float" office:value="250771" calcext:value-type="float">
            <text:p>25077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uzerne County</text:p>
          </table:table-cell>
          <table:table-cell office:value-type="float" office:value="316982" calcext:value-type="float">
            <text:p>316982</text:p>
          </table:table-cell>
        </table:table-row>
        <table:table-row table:style-name="ro1">
          <table:table-cell office:value-type="float" office:value="250879" calcext:value-type="float">
            <text:p>250879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ycoming County</text:p>
          </table:table-cell>
          <table:table-cell office:value-type="float" office:value="113209" calcext:value-type="float">
            <text:p>113209</text:p>
          </table:table-cell>
        </table:table-row>
        <table:table-row table:style-name="ro1">
          <table:table-cell office:value-type="float" office:value="250987" calcext:value-type="float">
            <text:p>250987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cKean County</text:p>
          </table:table-cell>
          <table:table-cell office:value-type="float" office:value="40333" calcext:value-type="float">
            <text:p>40333</text:p>
          </table:table-cell>
        </table:table-row>
        <table:table-row table:style-name="ro1">
          <table:table-cell office:value-type="float" office:value="251095" calcext:value-type="float">
            <text:p>251095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ercer County</text:p>
          </table:table-cell>
          <table:table-cell office:value-type="float" office:value="108545" calcext:value-type="float">
            <text:p>108545</text:p>
          </table:table-cell>
        </table:table-row>
        <table:table-row table:style-name="ro1">
          <table:table-cell office:value-type="float" office:value="251203" calcext:value-type="float">
            <text:p>251203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ifflin County</text:p>
          </table:table-cell>
          <table:table-cell office:value-type="float" office:value="46064" calcext:value-type="float">
            <text:p>46064</text:p>
          </table:table-cell>
        </table:table-row>
        <table:table-row table:style-name="ro1">
          <table:table-cell office:value-type="float" office:value="251311" calcext:value-type="float">
            <text:p>25131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onroe County</text:p>
          </table:table-cell>
          <table:table-cell office:value-type="float" office:value="170154" calcext:value-type="float">
            <text:p>170154</text:p>
          </table:table-cell>
        </table:table-row>
        <table:table-row table:style-name="ro1">
          <table:table-cell office:value-type="float" office:value="251419" calcext:value-type="float">
            <text:p>251419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ontgomery County</text:p>
          </table:table-cell>
          <table:table-cell office:value-type="float" office:value="833869" calcext:value-type="float">
            <text:p>833869</text:p>
          </table:table-cell>
        </table:table-row>
        <table:table-row table:style-name="ro1">
          <table:table-cell office:value-type="float" office:value="251527" calcext:value-type="float">
            <text:p>251527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ontour County</text:p>
          </table:table-cell>
          <table:table-cell office:value-type="float" office:value="18042" calcext:value-type="float">
            <text:p>18042</text:p>
          </table:table-cell>
        </table:table-row>
        <table:table-row table:style-name="ro1">
          <table:table-cell office:value-type="float" office:value="251635" calcext:value-type="float">
            <text:p>251635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orthampton County</text:p>
          </table:table-cell>
          <table:table-cell office:value-type="float" office:value="305892" calcext:value-type="float">
            <text:p>305892</text:p>
          </table:table-cell>
        </table:table-row>
        <table:table-row table:style-name="ro1">
          <table:table-cell office:value-type="float" office:value="251743" calcext:value-type="float">
            <text:p>251743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orthumberland County</text:p>
          </table:table-cell>
          <table:table-cell office:value-type="float" office:value="90258" calcext:value-type="float">
            <text:p>90258</text:p>
          </table:table-cell>
        </table:table-row>
        <table:table-row table:style-name="ro1">
          <table:table-cell office:value-type="float" office:value="251851" calcext:value-type="float">
            <text:p>25185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erry County</text:p>
          </table:table-cell>
          <table:table-cell office:value-type="float" office:value="46212" calcext:value-type="float">
            <text:p>46212</text:p>
          </table:table-cell>
        </table:table-row>
        <table:table-row table:style-name="ro1">
          <table:table-cell office:value-type="float" office:value="251959" calcext:value-type="float">
            <text:p>251959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hiladelphia County</text:p>
          </table:table-cell>
          <table:table-cell office:value-type="float" office:value="1578487" calcext:value-type="float">
            <text:p>1578487</text:p>
          </table:table-cell>
        </table:table-row>
        <table:table-row table:style-name="ro1">
          <table:table-cell office:value-type="float" office:value="252067" calcext:value-type="float">
            <text:p>252067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ike County</text:p>
          </table:table-cell>
          <table:table-cell office:value-type="float" office:value="56072" calcext:value-type="float">
            <text:p>56072</text:p>
          </table:table-cell>
        </table:table-row>
        <table:table-row table:style-name="ro1">
          <table:table-cell office:value-type="float" office:value="252175" calcext:value-type="float">
            <text:p>252175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otter County</text:p>
          </table:table-cell>
          <table:table-cell office:value-type="float" office:value="16453" calcext:value-type="float">
            <text:p>16453</text:p>
          </table:table-cell>
        </table:table-row>
        <table:table-row table:style-name="ro1">
          <table:table-cell office:value-type="float" office:value="252283" calcext:value-type="float">
            <text:p>252283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chuylkill County</text:p>
          </table:table-cell>
          <table:table-cell office:value-type="float" office:value="140709" calcext:value-type="float">
            <text:p>140709</text:p>
          </table:table-cell>
        </table:table-row>
        <table:table-row table:style-name="ro1">
          <table:table-cell office:value-type="float" office:value="252391" calcext:value-type="float">
            <text:p>25239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nyder County</text:p>
          </table:table-cell>
          <table:table-cell office:value-type="float" office:value="40317" calcext:value-type="float">
            <text:p>40317</text:p>
          </table:table-cell>
        </table:table-row>
        <table:table-row table:style-name="ro1">
          <table:table-cell office:value-type="float" office:value="252499" calcext:value-type="float">
            <text:p>252499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omerset County</text:p>
          </table:table-cell>
          <table:table-cell office:value-type="float" office:value="72916" calcext:value-type="float">
            <text:p>72916</text:p>
          </table:table-cell>
        </table:table-row>
        <table:table-row table:style-name="ro1">
          <table:table-cell office:value-type="float" office:value="252607" calcext:value-type="float">
            <text:p>252607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715" calcext:value-type="float">
            <text:p>252715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ullivan County</text:p>
          </table:table-cell>
          <table:table-cell office:value-type="float" office:value="5913" calcext:value-type="float">
            <text:p>5913</text:p>
          </table:table-cell>
        </table:table-row>
        <table:table-row table:style-name="ro1">
          <table:table-cell office:value-type="float" office:value="252823" calcext:value-type="float">
            <text:p>252823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usquehanna County</text:p>
          </table:table-cell>
          <table:table-cell office:value-type="float" office:value="40006" calcext:value-type="float">
            <text:p>40006</text:p>
          </table:table-cell>
        </table:table-row>
        <table:table-row table:style-name="ro1">
          <table:table-cell office:value-type="float" office:value="252931" calcext:value-type="float">
            <text:p>25293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ioga County</text:p>
          </table:table-cell>
          <table:table-cell office:value-type="float" office:value="40381" calcext:value-type="float">
            <text:p>40381</text:p>
          </table:table-cell>
        </table:table-row>
        <table:table-row table:style-name="ro1">
          <table:table-cell office:value-type="float" office:value="253039" calcext:value-type="float">
            <text:p>253039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nion County</text:p>
          </table:table-cell>
          <table:table-cell office:value-type="float" office:value="44294" calcext:value-type="float">
            <text:p>44294</text:p>
          </table:table-cell>
        </table:table-row>
        <table:table-row table:style-name="ro1">
          <table:table-cell office:value-type="float" office:value="253147" calcext:value-type="float">
            <text:p>253147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Venango County</text:p>
          </table:table-cell>
          <table:table-cell office:value-type="float" office:value="50328" calcext:value-type="float">
            <text:p>50328</text:p>
          </table:table-cell>
        </table:table-row>
        <table:table-row table:style-name="ro1">
          <table:table-cell office:value-type="float" office:value="253255" calcext:value-type="float">
            <text:p>253255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Warren County</text:p>
          </table:table-cell>
          <table:table-cell office:value-type="float" office:value="38911" calcext:value-type="float">
            <text:p>38911</text:p>
          </table:table-cell>
        </table:table-row>
        <table:table-row table:style-name="ro1">
          <table:table-cell office:value-type="float" office:value="253363" calcext:value-type="float">
            <text:p>253363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Washington County</text:p>
          </table:table-cell>
          <table:table-cell office:value-type="float" office:value="206803" calcext:value-type="float">
            <text:p>206803</text:p>
          </table:table-cell>
        </table:table-row>
        <table:table-row table:style-name="ro1">
          <table:table-cell office:value-type="float" office:value="253471" calcext:value-type="float">
            <text:p>25347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Wayne County</text:p>
          </table:table-cell>
          <table:table-cell office:value-type="float" office:value="51163" calcext:value-type="float">
            <text:p>51163</text:p>
          </table:table-cell>
        </table:table-row>
        <table:table-row table:style-name="ro1">
          <table:table-cell office:value-type="float" office:value="253579" calcext:value-type="float">
            <text:p>253579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Westmoreland County</text:p>
          </table:table-cell>
          <table:table-cell office:value-type="float" office:value="347087" calcext:value-type="float">
            <text:p>347087</text:p>
          </table:table-cell>
        </table:table-row>
        <table:table-row table:style-name="ro1">
          <table:table-cell office:value-type="float" office:value="253687" calcext:value-type="float">
            <text:p>253687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Wyoming County</text:p>
          </table:table-cell>
          <table:table-cell office:value-type="float" office:value="26557" calcext:value-type="float">
            <text:p>26557</text:p>
          </table:table-cell>
        </table:table-row>
        <table:table-row table:style-name="ro1">
          <table:table-cell office:value-type="float" office:value="253795" calcext:value-type="float">
            <text:p>253795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York County</text:p>
          </table:table-cell>
          <table:table-cell office:value-type="float" office:value="450448" calcext:value-type="float">
            <text:p>450448</text:p>
          </table:table-cell>
        </table:table-row>
        <table:table-row table:style-name="ro1">
          <table:table-cell office:value-type="float" office:value="253903" calcext:value-type="float">
            <text:p>253903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Bristol County</text:p>
          </table:table-cell>
          <table:table-cell office:value-type="float" office:value="48350" calcext:value-type="float">
            <text:p>48350</text:p>
          </table:table-cell>
        </table:table-row>
        <table:table-row table:style-name="ro1">
          <table:table-cell office:value-type="float" office:value="254011" calcext:value-type="float">
            <text:p>254011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Kent County</text:p>
          </table:table-cell>
          <table:table-cell office:value-type="float" office:value="164646" calcext:value-type="float">
            <text:p>164646</text:p>
          </table:table-cell>
        </table:table-row>
        <table:table-row table:style-name="ro1">
          <table:table-cell office:value-type="float" office:value="254119" calcext:value-type="float">
            <text:p>254119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Newport County</text:p>
          </table:table-cell>
          <table:table-cell office:value-type="float" office:value="81836" calcext:value-type="float">
            <text:p>81836</text:p>
          </table:table-cell>
        </table:table-row>
        <table:table-row table:style-name="ro1">
          <table:table-cell office:value-type="float" office:value="254227" calcext:value-type="float">
            <text:p>254227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Providence County</text:p>
          </table:table-cell>
          <table:table-cell office:value-type="float" office:value="636547" calcext:value-type="float">
            <text:p>636547</text:p>
          </table:table-cell>
        </table:table-row>
        <table:table-row table:style-name="ro1">
          <table:table-cell office:value-type="float" office:value="254335" calcext:value-type="float">
            <text:p>254335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443" calcext:value-type="float">
            <text:p>254443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Washington County</text:p>
          </table:table-cell>
          <table:table-cell office:value-type="float" office:value="125746" calcext:value-type="float">
            <text:p>125746</text:p>
          </table:table-cell>
        </table:table-row>
        <table:table-row table:style-name="ro1">
          <table:table-cell office:value-type="float" office:value="254551" calcext:value-type="float">
            <text:p>25455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bbeville County</text:p>
          </table:table-cell>
          <table:table-cell office:value-type="float" office:value="24404" calcext:value-type="float">
            <text:p>24404</text:p>
          </table:table-cell>
        </table:table-row>
        <table:table-row table:style-name="ro1">
          <table:table-cell office:value-type="float" office:value="254659" calcext:value-type="float">
            <text:p>254659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iken County</text:p>
          </table:table-cell>
          <table:table-cell office:value-type="float" office:value="172895" calcext:value-type="float">
            <text:p>172895</text:p>
          </table:table-cell>
        </table:table-row>
        <table:table-row table:style-name="ro1">
          <table:table-cell office:value-type="float" office:value="254767" calcext:value-type="float">
            <text:p>254767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llendale County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office:value-type="float" office:value="254875" calcext:value-type="float">
            <text:p>254875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nderson County</text:p>
          </table:table-cell>
          <table:table-cell office:value-type="float" office:value="204353" calcext:value-type="float">
            <text:p>204353</text:p>
          </table:table-cell>
        </table:table-row>
        <table:table-row table:style-name="ro1">
          <table:table-cell office:value-type="float" office:value="254983" calcext:value-type="float">
            <text:p>254983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amberg County</text:p>
          </table:table-cell>
          <table:table-cell office:value-type="float" office:value="13906" calcext:value-type="float">
            <text:p>13906</text:p>
          </table:table-cell>
        </table:table-row>
        <table:table-row table:style-name="ro1">
          <table:table-cell office:value-type="float" office:value="255091" calcext:value-type="float">
            <text:p>25509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arnwell County</text:p>
          </table:table-cell>
          <table:table-cell office:value-type="float" office:value="20805" calcext:value-type="float">
            <text:p>20805</text:p>
          </table:table-cell>
        </table:table-row>
        <table:table-row table:style-name="ro1">
          <table:table-cell office:value-type="float" office:value="255199" calcext:value-type="float">
            <text:p>255199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eaufort County</text:p>
          </table:table-cell>
          <table:table-cell office:value-type="float" office:value="195656" calcext:value-type="float">
            <text:p>195656</text:p>
          </table:table-cell>
        </table:table-row>
        <table:table-row table:style-name="ro1">
          <table:table-cell office:value-type="float" office:value="255307" calcext:value-type="float">
            <text:p>255307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erkeley County</text:p>
          </table:table-cell>
          <table:table-cell office:value-type="float" office:value="235987" calcext:value-type="float">
            <text:p>235987</text:p>
          </table:table-cell>
        </table:table-row>
        <table:table-row table:style-name="ro1">
          <table:table-cell office:value-type="float" office:value="255415" calcext:value-type="float">
            <text:p>255415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alhoun County</text:p>
          </table:table-cell>
          <table:table-cell office:value-type="float" office:value="14554" calcext:value-type="float">
            <text:p>14554</text:p>
          </table:table-cell>
        </table:table-row>
        <table:table-row table:style-name="ro1">
          <table:table-cell office:value-type="float" office:value="255523" calcext:value-type="float">
            <text:p>255523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harleston County</text:p>
          </table:table-cell>
          <table:table-cell office:value-type="float" office:value="417981" calcext:value-type="float">
            <text:p>417981</text:p>
          </table:table-cell>
        </table:table-row>
        <table:table-row table:style-name="ro1">
          <table:table-cell office:value-type="float" office:value="255631" calcext:value-type="float">
            <text:p>25563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herokee County</text:p>
          </table:table-cell>
          <table:table-cell office:value-type="float" office:value="57316" calcext:value-type="float">
            <text:p>57316</text:p>
          </table:table-cell>
        </table:table-row>
        <table:table-row table:style-name="ro1">
          <table:table-cell office:value-type="float" office:value="255739" calcext:value-type="float">
            <text:p>255739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hester County</text:p>
          </table:table-cell>
          <table:table-cell office:value-type="float" office:value="32232" calcext:value-type="float">
            <text:p>32232</text:p>
          </table:table-cell>
        </table:table-row>
        <table:table-row table:style-name="ro1">
          <table:table-cell office:value-type="float" office:value="255847" calcext:value-type="float">
            <text:p>255847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hesterfield County</text:p>
          </table:table-cell>
          <table:table-cell office:value-type="float" office:value="45606" calcext:value-type="float">
            <text:p>45606</text:p>
          </table:table-cell>
        </table:table-row>
        <table:table-row table:style-name="ro1">
          <table:table-cell office:value-type="float" office:value="255955" calcext:value-type="float">
            <text:p>255955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larendon County</text:p>
          </table:table-cell>
          <table:table-cell office:value-type="float" office:value="33415" calcext:value-type="float">
            <text:p>33415</text:p>
          </table:table-cell>
        </table:table-row>
        <table:table-row table:style-name="ro1">
          <table:table-cell office:value-type="float" office:value="256063" calcext:value-type="float">
            <text:p>256063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olleton County</text:p>
          </table:table-cell>
          <table:table-cell office:value-type="float" office:value="37481" calcext:value-type="float">
            <text:p>37481</text:p>
          </table:table-cell>
        </table:table-row>
        <table:table-row table:style-name="ro1">
          <table:table-cell office:value-type="float" office:value="256171" calcext:value-type="float">
            <text:p>25617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Darlington County</text:p>
          </table:table-cell>
          <table:table-cell office:value-type="float" office:value="66509" calcext:value-type="float">
            <text:p>66509</text:p>
          </table:table-cell>
        </table:table-row>
        <table:table-row table:style-name="ro1">
          <table:table-cell office:value-type="float" office:value="256279" calcext:value-type="float">
            <text:p>256279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Dillon County</text:p>
          </table:table-cell>
          <table:table-cell office:value-type="float" office:value="30367" calcext:value-type="float">
            <text:p>30367</text:p>
          </table:table-cell>
        </table:table-row>
        <table:table-row table:style-name="ro1">
          <table:table-cell office:value-type="float" office:value="256387" calcext:value-type="float">
            <text:p>256387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Dorchester County</text:p>
          </table:table-cell>
          <table:table-cell office:value-type="float" office:value="165737" calcext:value-type="float">
            <text:p>165737</text:p>
          </table:table-cell>
        </table:table-row>
        <table:table-row table:style-name="ro1">
          <table:table-cell office:value-type="float" office:value="256495" calcext:value-type="float">
            <text:p>256495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Edgefield County</text:p>
          </table:table-cell>
          <table:table-cell office:value-type="float" office:value="27120" calcext:value-type="float">
            <text:p>27120</text:p>
          </table:table-cell>
        </table:table-row>
        <table:table-row table:style-name="ro1">
          <table:table-cell office:value-type="float" office:value="256603" calcext:value-type="float">
            <text:p>256603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airfield County</text:p>
          </table:table-cell>
          <table:table-cell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256711" calcext:value-type="float">
            <text:p>25671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lorence County</text:p>
          </table:table-cell>
          <table:table-cell office:value-type="float" office:value="137588" calcext:value-type="float">
            <text:p>137588</text:p>
          </table:table-cell>
        </table:table-row>
        <table:table-row table:style-name="ro1">
          <table:table-cell office:value-type="float" office:value="256819" calcext:value-type="float">
            <text:p>256819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Georgetown County</text:p>
          </table:table-cell>
          <table:table-cell office:value-type="float" office:value="63353" calcext:value-type="float">
            <text:p>63353</text:p>
          </table:table-cell>
        </table:table-row>
        <table:table-row table:style-name="ro1">
          <table:table-cell office:value-type="float" office:value="256927" calcext:value-type="float">
            <text:p>256927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Greenville County</text:p>
          </table:table-cell>
          <table:table-cell office:value-type="float" office:value="532486" calcext:value-type="float">
            <text:p>532486</text:p>
          </table:table-cell>
        </table:table-row>
        <table:table-row table:style-name="ro1">
          <table:table-cell office:value-type="float" office:value="257035" calcext:value-type="float">
            <text:p>257035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Greenwood County</text:p>
          </table:table-cell>
          <table:table-cell office:value-type="float" office:value="71074" calcext:value-type="float">
            <text:p>71074</text:p>
          </table:table-cell>
        </table:table-row>
        <table:table-row table:style-name="ro1">
          <table:table-cell office:value-type="float" office:value="257143" calcext:value-type="float">
            <text:p>257143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Hampton County</text:p>
          </table:table-cell>
          <table:table-cell office:value-type="float" office:value="18053" calcext:value-type="float">
            <text:p>18053</text:p>
          </table:table-cell>
        </table:table-row>
        <table:table-row table:style-name="ro1">
          <table:table-cell office:value-type="float" office:value="257251" calcext:value-type="float">
            <text:p>25725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Horry County</text:p>
          </table:table-cell>
          <table:table-cell office:value-type="float" office:value="365449" calcext:value-type="float">
            <text:p>365449</text:p>
          </table:table-cell>
        </table:table-row>
        <table:table-row table:style-name="ro1">
          <table:table-cell office:value-type="float" office:value="257359" calcext:value-type="float">
            <text:p>257359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Jasper County</text:p>
          </table:table-cell>
          <table:table-cell office:value-type="float" office:value="31588" calcext:value-type="float">
            <text:p>31588</text:p>
          </table:table-cell>
        </table:table-row>
        <table:table-row table:style-name="ro1">
          <table:table-cell office:value-type="float" office:value="257467" calcext:value-type="float">
            <text:p>257467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Kershaw County</text:p>
          </table:table-cell>
          <table:table-cell office:value-type="float" office:value="67472" calcext:value-type="float">
            <text:p>67472</text:p>
          </table:table-cell>
        </table:table-row>
        <table:table-row table:style-name="ro1">
          <table:table-cell office:value-type="float" office:value="257575" calcext:value-type="float">
            <text:p>257575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Lancaster County</text:p>
          </table:table-cell>
          <table:table-cell office:value-type="float" office:value="100926" calcext:value-type="float">
            <text:p>100926</text:p>
          </table:table-cell>
        </table:table-row>
        <table:table-row table:style-name="ro1">
          <table:table-cell office:value-type="float" office:value="257683" calcext:value-type="float">
            <text:p>257683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Laurens County</text:p>
          </table:table-cell>
          <table:table-cell office:value-type="float" office:value="67883" calcext:value-type="float">
            <text:p>67883</text:p>
          </table:table-cell>
        </table:table-row>
        <table:table-row table:style-name="ro1">
          <table:table-cell office:value-type="float" office:value="257791" calcext:value-type="float">
            <text:p>25779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Lee County</text:p>
          </table:table-cell>
          <table:table-cell office:value-type="float" office:value="16701" calcext:value-type="float">
            <text:p>16701</text:p>
          </table:table-cell>
        </table:table-row>
        <table:table-row table:style-name="ro1">
          <table:table-cell office:value-type="float" office:value="257899" calcext:value-type="float">
            <text:p>257899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Lexington County</text:p>
          </table:table-cell>
          <table:table-cell office:value-type="float" office:value="303946" calcext:value-type="float">
            <text:p>303946</text:p>
          </table:table-cell>
        </table:table-row>
        <table:table-row table:style-name="ro1">
          <table:table-cell office:value-type="float" office:value="258007" calcext:value-type="float">
            <text:p>258007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arion County</text:p>
          </table:table-cell>
          <table:table-cell office:value-type="float" office:value="30158" calcext:value-type="float">
            <text:p>30158</text:p>
          </table:table-cell>
        </table:table-row>
        <table:table-row table:style-name="ro1">
          <table:table-cell office:value-type="float" office:value="258115" calcext:value-type="float">
            <text:p>258115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arlboro County</text:p>
          </table:table-cell>
          <table:table-cell office:value-type="float" office:value="25581" calcext:value-type="float">
            <text:p>25581</text:p>
          </table:table-cell>
        </table:table-row>
        <table:table-row table:style-name="ro1">
          <table:table-cell office:value-type="float" office:value="258223" calcext:value-type="float">
            <text:p>258223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cCormick County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float" office:value="258331" calcext:value-type="float">
            <text:p>25833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Newberry County</text:p>
          </table:table-cell>
          <table:table-cell office:value-type="float" office:value="38445" calcext:value-type="float">
            <text:p>38445</text:p>
          </table:table-cell>
        </table:table-row>
        <table:table-row table:style-name="ro1">
          <table:table-cell office:value-type="float" office:value="258439" calcext:value-type="float">
            <text:p>258439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Oconee County</text:p>
          </table:table-cell>
          <table:table-cell office:value-type="float" office:value="80015" calcext:value-type="float">
            <text:p>80015</text:p>
          </table:table-cell>
        </table:table-row>
        <table:table-row table:style-name="ro1">
          <table:table-cell office:value-type="float" office:value="258547" calcext:value-type="float">
            <text:p>258547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Orangeburg County</text:p>
          </table:table-cell>
          <table:table-cell office:value-type="float" office:value="85343" calcext:value-type="float">
            <text:p>85343</text:p>
          </table:table-cell>
        </table:table-row>
        <table:table-row table:style-name="ro1">
          <table:table-cell office:value-type="float" office:value="258655" calcext:value-type="float">
            <text:p>258655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ickens County</text:p>
          </table:table-cell>
          <table:table-cell office:value-type="float" office:value="127983" calcext:value-type="float">
            <text:p>127983</text:p>
          </table:table-cell>
        </table:table-row>
        <table:table-row table:style-name="ro1">
          <table:table-cell office:value-type="float" office:value="258763" calcext:value-type="float">
            <text:p>258763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ichland County</text:p>
          </table:table-cell>
          <table:table-cell office:value-type="float" office:value="419051" calcext:value-type="float">
            <text:p>419051</text:p>
          </table:table-cell>
        </table:table-row>
        <table:table-row table:style-name="ro1">
          <table:table-cell office:value-type="float" office:value="258871" calcext:value-type="float">
            <text:p>25887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aluda County</text:p>
          </table:table-cell>
          <table:table-cell office:value-type="float" office:value="20315" calcext:value-type="float">
            <text:p>20315</text:p>
          </table:table-cell>
        </table:table-row>
        <table:table-row table:style-name="ro1">
          <table:table-cell office:value-type="float" office:value="258979" calcext:value-type="float">
            <text:p>258979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partanburg County</text:p>
          </table:table-cell>
          <table:table-cell office:value-type="float" office:value="326205" calcext:value-type="float">
            <text:p>326205</text:p>
          </table:table-cell>
        </table:table-row>
        <table:table-row table:style-name="ro1">
          <table:table-cell office:value-type="float" office:value="259087" calcext:value-type="float">
            <text:p>259087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195" calcext:value-type="float">
            <text:p>259195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umter County</text:p>
          </table:table-cell>
          <table:table-cell office:value-type="float" office:value="106360" calcext:value-type="float">
            <text:p>106360</text:p>
          </table:table-cell>
        </table:table-row>
        <table:table-row table:style-name="ro1">
          <table:table-cell office:value-type="float" office:value="259303" calcext:value-type="float">
            <text:p>259303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Union County</text:p>
          </table:table-cell>
          <table:table-cell office:value-type="float" office:value="26991" calcext:value-type="float">
            <text:p>26991</text:p>
          </table:table-cell>
        </table:table-row>
        <table:table-row table:style-name="ro1">
          <table:table-cell office:value-type="float" office:value="259411" calcext:value-type="float">
            <text:p>25941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Williamsburg County</text:p>
          </table:table-cell>
          <table:table-cell office:value-type="float" office:value="29825" calcext:value-type="float">
            <text:p>29825</text:p>
          </table:table-cell>
        </table:table-row>
        <table:table-row table:style-name="ro1">
          <table:table-cell office:value-type="float" office:value="259519" calcext:value-type="float">
            <text:p>259519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York County</text:p>
          </table:table-cell>
          <table:table-cell office:value-type="float" office:value="289105" calcext:value-type="float">
            <text:p>289105</text:p>
          </table:table-cell>
        </table:table-row>
        <table:table-row table:style-name="ro1">
          <table:table-cell office:value-type="float" office:value="259627" calcext:value-type="float">
            <text:p>25962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urora County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259735" calcext:value-type="float">
            <text:p>25973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adle County</text:p>
          </table:table-cell>
          <table:table-cell office:value-type="float" office:value="18513" calcext:value-type="float">
            <text:p>18513</text:p>
          </table:table-cell>
        </table:table-row>
        <table:table-row table:style-name="ro1">
          <table:table-cell office:value-type="float" office:value="259843" calcext:value-type="float">
            <text:p>25984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nnett County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float" office:value="259951" calcext:value-type="float">
            <text:p>25995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on Homme County</text:p>
          </table:table-cell>
          <table:table-cell office:value-type="float" office:value="6848" calcext:value-type="float">
            <text:p>6848</text:p>
          </table:table-cell>
        </table:table-row>
        <table:table-row table:style-name="ro1">
          <table:table-cell office:value-type="float" office:value="260059" calcext:value-type="float">
            <text:p>26005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rookings County</text:p>
          </table:table-cell>
          <table:table-cell office:value-type="float" office:value="35603" calcext:value-type="float">
            <text:p>35603</text:p>
          </table:table-cell>
        </table:table-row>
        <table:table-row table:style-name="ro1">
          <table:table-cell office:value-type="float" office:value="260167" calcext:value-type="float">
            <text:p>26016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rown County</text:p>
          </table:table-cell>
          <table:table-cell office:value-type="float" office:value="38738" calcext:value-type="float">
            <text:p>38738</text:p>
          </table:table-cell>
        </table:table-row>
        <table:table-row table:style-name="ro1">
          <table:table-cell office:value-type="float" office:value="260275" calcext:value-type="float">
            <text:p>26027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rule County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float" office:value="260383" calcext:value-type="float">
            <text:p>26038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uffalo County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260491" calcext:value-type="float">
            <text:p>26049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utte County</text:p>
          </table:table-cell>
          <table:table-cell office:value-type="float" office:value="10538" calcext:value-type="float">
            <text:p>10538</text:p>
          </table:table-cell>
        </table:table-row>
        <table:table-row table:style-name="ro1">
          <table:table-cell office:value-type="float" office:value="260599" calcext:value-type="float">
            <text:p>26059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ampbell County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260707" calcext:value-type="float">
            <text:p>26070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harles Mix County</text:p>
          </table:table-cell>
          <table:table-cell office:value-type="float" office:value="9262" calcext:value-type="float">
            <text:p>9262</text:p>
          </table:table-cell>
        </table:table-row>
        <table:table-row table:style-name="ro1">
          <table:table-cell office:value-type="float" office:value="260815" calcext:value-type="float">
            <text:p>26081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lark County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260923" calcext:value-type="float">
            <text:p>26092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lay County</text:p>
          </table:table-cell>
          <table:table-cell office:value-type="float" office:value="14246" calcext:value-type="float">
            <text:p>14246</text:p>
          </table:table-cell>
        </table:table-row>
        <table:table-row table:style-name="ro1">
          <table:table-cell office:value-type="float" office:value="261031" calcext:value-type="float">
            <text:p>26103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odington County</text:p>
          </table:table-cell>
          <table:table-cell office:value-type="float" office:value="28186" calcext:value-type="float">
            <text:p>28186</text:p>
          </table:table-cell>
        </table:table-row>
        <table:table-row table:style-name="ro1">
          <table:table-cell office:value-type="float" office:value="261139" calcext:value-type="float">
            <text:p>26113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orson County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261247" calcext:value-type="float">
            <text:p>26124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uster County</text:p>
          </table:table-cell>
          <table:table-cell office:value-type="float" office:value="9017" calcext:value-type="float">
            <text:p>9017</text:p>
          </table:table-cell>
        </table:table-row>
        <table:table-row table:style-name="ro1">
          <table:table-cell office:value-type="float" office:value="261355" calcext:value-type="float">
            <text:p>26135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Davison County</text:p>
          </table:table-cell>
          <table:table-cell office:value-type="float" office:value="19812" calcext:value-type="float">
            <text:p>19812</text:p>
          </table:table-cell>
        </table:table-row>
        <table:table-row table:style-name="ro1">
          <table:table-cell office:value-type="float" office:value="261463" calcext:value-type="float">
            <text:p>26146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Day County</text:p>
          </table:table-cell>
          <table:table-cell office:value-type="float" office:value="5345" calcext:value-type="float">
            <text:p>5345</text:p>
          </table:table-cell>
        </table:table-row>
        <table:table-row table:style-name="ro1">
          <table:table-cell office:value-type="float" office:value="261571" calcext:value-type="float">
            <text:p>26157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Deuel County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float" office:value="261679" calcext:value-type="float">
            <text:p>26167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Dewey County</text:p>
          </table:table-cell>
          <table:table-cell office:value-type="float" office:value="5789" calcext:value-type="float">
            <text:p>5789</text:p>
          </table:table-cell>
        </table:table-row>
        <table:table-row table:style-name="ro1">
          <table:table-cell office:value-type="float" office:value="261787" calcext:value-type="float">
            <text:p>26178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Douglas County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261895" calcext:value-type="float">
            <text:p>26189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dmunds County</text:p>
          </table:table-cell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262003" calcext:value-type="float">
            <text:p>26200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Fall River County</text:p>
          </table:table-cell>
          <table:table-cell office:value-type="float" office:value="6708" calcext:value-type="float">
            <text:p>6708</text:p>
          </table:table-cell>
        </table:table-row>
        <table:table-row table:style-name="ro1">
          <table:table-cell office:value-type="float" office:value="262111" calcext:value-type="float">
            <text:p>26211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Faulk County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float" office:value="262219" calcext:value-type="float">
            <text:p>26221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rant County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262327" calcext:value-type="float">
            <text:p>26232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Gregory County</text:p>
          </table:table-cell>
          <table:table-cell office:value-type="float" office:value="4219" calcext:value-type="float">
            <text:p>4219</text:p>
          </table:table-cell>
        </table:table-row>
        <table:table-row table:style-name="ro1">
          <table:table-cell office:value-type="float" office:value="262435" calcext:value-type="float">
            <text:p>26243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Haakon County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262543" calcext:value-type="float">
            <text:p>26254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Hamlin County</text:p>
          </table:table-cell>
          <table:table-cell office:value-type="float" office:value="6234" calcext:value-type="float">
            <text:p>6234</text:p>
          </table:table-cell>
        </table:table-row>
        <table:table-row table:style-name="ro1">
          <table:table-cell office:value-type="float" office:value="262651" calcext:value-type="float">
            <text:p>26265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Hand County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262759" calcext:value-type="float">
            <text:p>26275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Hanson County</text:p>
          </table:table-cell>
          <table:table-cell office:value-type="float" office:value="3489" calcext:value-type="float">
            <text:p>3489</text:p>
          </table:table-cell>
        </table:table-row>
        <table:table-row table:style-name="ro1">
          <table:table-cell office:value-type="float" office:value="262867" calcext:value-type="float">
            <text:p>26286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Harding County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262975" calcext:value-type="float">
            <text:p>26297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Hughes County</text:p>
          </table:table-cell>
          <table:table-cell office:value-type="float" office:value="17336" calcext:value-type="float">
            <text:p>17336</text:p>
          </table:table-cell>
        </table:table-row>
        <table:table-row table:style-name="ro1">
          <table:table-cell office:value-type="float" office:value="263083" calcext:value-type="float">
            <text:p>26308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Hutchinson County</text:p>
          </table:table-cell>
          <table:table-cell office:value-type="float" office:value="7282" calcext:value-type="float">
            <text:p>7282</text:p>
          </table:table-cell>
        </table:table-row>
        <table:table-row table:style-name="ro1">
          <table:table-cell office:value-type="float" office:value="263191" calcext:value-type="float">
            <text:p>26319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Hyde County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263299" calcext:value-type="float">
            <text:p>26329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Jackson County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263407" calcext:value-type="float">
            <text:p>26340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Jerauld County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263515" calcext:value-type="float">
            <text:p>26351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Jones County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263623" calcext:value-type="float">
            <text:p>26362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Kingsbury County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263731" calcext:value-type="float">
            <text:p>26373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ake County</text:p>
          </table:table-cell>
          <table:table-cell office:value-type="float" office:value="12488" calcext:value-type="float">
            <text:p>12488</text:p>
          </table:table-cell>
        </table:table-row>
        <table:table-row table:style-name="ro1">
          <table:table-cell office:value-type="float" office:value="263839" calcext:value-type="float">
            <text:p>26383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awrence County</text:p>
          </table:table-cell>
          <table:table-cell office:value-type="float" office:value="26221" calcext:value-type="float">
            <text:p>26221</text:p>
          </table:table-cell>
        </table:table-row>
        <table:table-row table:style-name="ro1">
          <table:table-cell office:value-type="float" office:value="263947" calcext:value-type="float">
            <text:p>26394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incoln County</text:p>
          </table:table-cell>
          <table:table-cell office:value-type="float" office:value="63019" calcext:value-type="float">
            <text:p>63019</text:p>
          </table:table-cell>
        </table:table-row>
        <table:table-row table:style-name="ro1">
          <table:table-cell office:value-type="float" office:value="264055" calcext:value-type="float">
            <text:p>26405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yman County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float" office:value="264163" calcext:value-type="float">
            <text:p>26416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Marshall County</text:p>
          </table:table-cell>
          <table:table-cell office:value-type="float" office:value="4884" calcext:value-type="float">
            <text:p>4884</text:p>
          </table:table-cell>
        </table:table-row>
        <table:table-row table:style-name="ro1">
          <table:table-cell office:value-type="float" office:value="264271" calcext:value-type="float">
            <text:p>26427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McCook County</text:p>
          </table:table-cell>
          <table:table-cell office:value-type="float" office:value="5520" calcext:value-type="float">
            <text:p>5520</text:p>
          </table:table-cell>
        </table:table-row>
        <table:table-row table:style-name="ro1">
          <table:table-cell office:value-type="float" office:value="264379" calcext:value-type="float">
            <text:p>26437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McPherson County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264487" calcext:value-type="float">
            <text:p>26448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Meade County</text:p>
          </table:table-cell>
          <table:table-cell office:value-type="float" office:value="28588" calcext:value-type="float">
            <text:p>28588</text:p>
          </table:table-cell>
        </table:table-row>
        <table:table-row table:style-name="ro1">
          <table:table-cell office:value-type="float" office:value="264595" calcext:value-type="float">
            <text:p>26459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Mellette County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264703" calcext:value-type="float">
            <text:p>26470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Miner County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264811" calcext:value-type="float">
            <text:p>26481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Minnehaha County</text:p>
          </table:table-cell>
          <table:table-cell office:value-type="float" office:value="196659" calcext:value-type="float">
            <text:p>196659</text:p>
          </table:table-cell>
        </table:table-row>
        <table:table-row table:style-name="ro1">
          <table:table-cell office:value-type="float" office:value="264919" calcext:value-type="float">
            <text:p>26491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Moody County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office:value-type="float" office:value="265027" calcext:value-type="float">
            <text:p>26502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Oglala Lakota County</text:p>
          </table:table-cell>
          <table:table-cell office:value-type="float" office:value="14070" calcext:value-type="float">
            <text:p>14070</text:p>
          </table:table-cell>
        </table:table-row>
        <table:table-row table:style-name="ro1">
          <table:table-cell office:value-type="float" office:value="265135" calcext:value-type="float">
            <text:p>26513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ennington County</text:p>
          </table:table-cell>
          <table:table-cell office:value-type="float" office:value="115926" calcext:value-type="float">
            <text:p>115926</text:p>
          </table:table-cell>
        </table:table-row>
        <table:table-row table:style-name="ro1">
          <table:table-cell office:value-type="float" office:value="265243" calcext:value-type="float">
            <text:p>26524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erkins County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265351" calcext:value-type="float">
            <text:p>26535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otter County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265459" calcext:value-type="float">
            <text:p>26545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oberts County</text:p>
          </table:table-cell>
          <table:table-cell office:value-type="float" office:value="10331" calcext:value-type="float">
            <text:p>10331</text:p>
          </table:table-cell>
        </table:table-row>
        <table:table-row table:style-name="ro1">
          <table:table-cell office:value-type="float" office:value="265567" calcext:value-type="float">
            <text:p>26556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anborn County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float" office:value="265675" calcext:value-type="float">
            <text:p>26567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pink County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office:value-type="float" office:value="265783" calcext:value-type="float">
            <text:p>26578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tanley County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265891" calcext:value-type="float">
            <text:p>26589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99" calcext:value-type="float">
            <text:p>26599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ully County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266107" calcext:value-type="float">
            <text:p>26610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odd County</text:p>
          </table:table-cell>
          <table:table-cell office:value-type="float" office:value="10313" calcext:value-type="float">
            <text:p>10313</text:p>
          </table:table-cell>
        </table:table-row>
        <table:table-row table:style-name="ro1">
          <table:table-cell office:value-type="float" office:value="266215" calcext:value-type="float">
            <text:p>26621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ripp County</text:p>
          </table:table-cell>
          <table:table-cell office:value-type="float" office:value="5377" calcext:value-type="float">
            <text:p>5377</text:p>
          </table:table-cell>
        </table:table-row>
        <table:table-row table:style-name="ro1">
          <table:table-cell office:value-type="float" office:value="266323" calcext:value-type="float">
            <text:p>26632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urner County</text:p>
          </table:table-cell>
          <table:table-cell office:value-type="float" office:value="8368" calcext:value-type="float">
            <text:p>8368</text:p>
          </table:table-cell>
        </table:table-row>
        <table:table-row table:style-name="ro1">
          <table:table-cell office:value-type="float" office:value="266431" calcext:value-type="float">
            <text:p>26643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Union County</text:p>
          </table:table-cell>
          <table:table-cell office:value-type="float" office:value="16192" calcext:value-type="float">
            <text:p>16192</text:p>
          </table:table-cell>
        </table:table-row>
        <table:table-row table:style-name="ro1">
          <table:table-cell office:value-type="float" office:value="266539" calcext:value-type="float">
            <text:p>266539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Walworth County</text:p>
          </table:table-cell>
          <table:table-cell office:value-type="float" office:value="5336" calcext:value-type="float">
            <text:p>5336</text:p>
          </table:table-cell>
        </table:table-row>
        <table:table-row table:style-name="ro1">
          <table:table-cell office:value-type="float" office:value="266647" calcext:value-type="float">
            <text:p>266647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Yankton County</text:p>
          </table:table-cell>
          <table:table-cell office:value-type="float" office:value="22742" calcext:value-type="float">
            <text:p>22742</text:p>
          </table:table-cell>
        </table:table-row>
        <table:table-row table:style-name="ro1">
          <table:table-cell office:value-type="float" office:value="266755" calcext:value-type="float">
            <text:p>26675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Ziebach County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266863" calcext:value-type="float">
            <text:p>266863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Anderson County</text:p>
          </table:table-cell>
          <table:table-cell office:value-type="float" office:value="77558" calcext:value-type="float">
            <text:p>77558</text:p>
          </table:table-cell>
        </table:table-row>
        <table:table-row table:style-name="ro1">
          <table:table-cell office:value-type="float" office:value="266971" calcext:value-type="float">
            <text:p>26697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Bedford County</text:p>
          </table:table-cell>
          <table:table-cell office:value-type="float" office:value="50179" calcext:value-type="float">
            <text:p>50179</text:p>
          </table:table-cell>
        </table:table-row>
        <table:table-row table:style-name="ro1">
          <table:table-cell office:value-type="float" office:value="267079" calcext:value-type="float">
            <text:p>267079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Benton County</text:p>
          </table:table-cell>
          <table:table-cell office:value-type="float" office:value="16131" calcext:value-type="float">
            <text:p>16131</text:p>
          </table:table-cell>
        </table:table-row>
        <table:table-row table:style-name="ro1">
          <table:table-cell office:value-type="float" office:value="267187" calcext:value-type="float">
            <text:p>267187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Bledsoe County</text:p>
          </table:table-cell>
          <table:table-cell office:value-type="float" office:value="15223" calcext:value-type="float">
            <text:p>15223</text:p>
          </table:table-cell>
        </table:table-row>
        <table:table-row table:style-name="ro1">
          <table:table-cell office:value-type="float" office:value="267295" calcext:value-type="float">
            <text:p>267295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Blount County</text:p>
          </table:table-cell>
          <table:table-cell office:value-type="float" office:value="134751" calcext:value-type="float">
            <text:p>134751</text:p>
          </table:table-cell>
        </table:table-row>
        <table:table-row table:style-name="ro1">
          <table:table-cell office:value-type="float" office:value="267403" calcext:value-type="float">
            <text:p>267403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Bradley County</text:p>
          </table:table-cell>
          <table:table-cell office:value-type="float" office:value="109071" calcext:value-type="float">
            <text:p>109071</text:p>
          </table:table-cell>
        </table:table-row>
        <table:table-row table:style-name="ro1">
          <table:table-cell office:value-type="float" office:value="267511" calcext:value-type="float">
            <text:p>26751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Campbell County</text:p>
          </table:table-cell>
          <table:table-cell office:value-type="float" office:value="39837" calcext:value-type="float">
            <text:p>39837</text:p>
          </table:table-cell>
        </table:table-row>
        <table:table-row table:style-name="ro1">
          <table:table-cell office:value-type="float" office:value="267619" calcext:value-type="float">
            <text:p>267619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Cannon County</text:p>
          </table:table-cell>
          <table:table-cell office:value-type="float" office:value="14847" calcext:value-type="float">
            <text:p>14847</text:p>
          </table:table-cell>
        </table:table-row>
        <table:table-row table:style-name="ro1">
          <table:table-cell office:value-type="float" office:value="267727" calcext:value-type="float">
            <text:p>267727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Carroll County</text:p>
          </table:table-cell>
          <table:table-cell office:value-type="float" office:value="27779" calcext:value-type="float">
            <text:p>27779</text:p>
          </table:table-cell>
        </table:table-row>
        <table:table-row table:style-name="ro1">
          <table:table-cell office:value-type="float" office:value="267835" calcext:value-type="float">
            <text:p>267835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Carter County</text:p>
          </table:table-cell>
          <table:table-cell office:value-type="float" office:value="56418" calcext:value-type="float">
            <text:p>56418</text:p>
          </table:table-cell>
        </table:table-row>
        <table:table-row table:style-name="ro1">
          <table:table-cell office:value-type="float" office:value="267943" calcext:value-type="float">
            <text:p>267943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Cheatham County</text:p>
          </table:table-cell>
          <table:table-cell office:value-type="float" office:value="41101" calcext:value-type="float">
            <text:p>41101</text:p>
          </table:table-cell>
        </table:table-row>
        <table:table-row table:style-name="ro1">
          <table:table-cell office:value-type="float" office:value="268051" calcext:value-type="float">
            <text:p>26805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Chester County</text:p>
          </table:table-cell>
          <table:table-cell office:value-type="float" office:value="17432" calcext:value-type="float">
            <text:p>17432</text:p>
          </table:table-cell>
        </table:table-row>
        <table:table-row table:style-name="ro1">
          <table:table-cell office:value-type="float" office:value="268159" calcext:value-type="float">
            <text:p>268159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Claiborne County</text:p>
          </table:table-cell>
          <table:table-cell office:value-type="float" office:value="32023" calcext:value-type="float">
            <text:p>32023</text:p>
          </table:table-cell>
        </table:table-row>
        <table:table-row table:style-name="ro1">
          <table:table-cell office:value-type="float" office:value="268267" calcext:value-type="float">
            <text:p>268267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Clay County</text:p>
          </table:table-cell>
          <table:table-cell office:value-type="float" office:value="7629" calcext:value-type="float">
            <text:p>7629</text:p>
          </table:table-cell>
        </table:table-row>
        <table:table-row table:style-name="ro1">
          <table:table-cell office:value-type="float" office:value="268375" calcext:value-type="float">
            <text:p>268375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Cocke County</text:p>
          </table:table-cell>
          <table:table-cell office:value-type="float" office:value="36225" calcext:value-type="float">
            <text:p>36225</text:p>
          </table:table-cell>
        </table:table-row>
        <table:table-row table:style-name="ro1">
          <table:table-cell office:value-type="float" office:value="268483" calcext:value-type="float">
            <text:p>268483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Coffee County</text:p>
          </table:table-cell>
          <table:table-cell office:value-type="float" office:value="57632" calcext:value-type="float">
            <text:p>57632</text:p>
          </table:table-cell>
        </table:table-row>
        <table:table-row table:style-name="ro1">
          <table:table-cell office:value-type="float" office:value="268591" calcext:value-type="float">
            <text:p>26859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Crockett County</text:p>
          </table:table-cell>
          <table:table-cell office:value-type="float" office:value="14180" calcext:value-type="float">
            <text:p>14180</text:p>
          </table:table-cell>
        </table:table-row>
        <table:table-row table:style-name="ro1">
          <table:table-cell office:value-type="float" office:value="268699" calcext:value-type="float">
            <text:p>268699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Cumberland County</text:p>
          </table:table-cell>
          <table:table-cell office:value-type="float" office:value="61603" calcext:value-type="float">
            <text:p>61603</text:p>
          </table:table-cell>
        </table:table-row>
        <table:table-row table:style-name="ro1">
          <table:table-cell office:value-type="float" office:value="268807" calcext:value-type="float">
            <text:p>268807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Davidson County</text:p>
          </table:table-cell>
          <table:table-cell office:value-type="float" office:value="694176" calcext:value-type="float">
            <text:p>694176</text:p>
          </table:table-cell>
        </table:table-row>
        <table:table-row table:style-name="ro1">
          <table:table-cell office:value-type="float" office:value="268915" calcext:value-type="float">
            <text:p>268915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Decatur County</text:p>
          </table:table-cell>
          <table:table-cell office:value-type="float" office:value="11601" calcext:value-type="float">
            <text:p>11601</text:p>
          </table:table-cell>
        </table:table-row>
        <table:table-row table:style-name="ro1">
          <table:table-cell office:value-type="float" office:value="269023" calcext:value-type="float">
            <text:p>269023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DeKalb County</text:p>
          </table:table-cell>
          <table:table-cell office:value-type="float" office:value="20837" calcext:value-type="float">
            <text:p>20837</text:p>
          </table:table-cell>
        </table:table-row>
        <table:table-row table:style-name="ro1">
          <table:table-cell office:value-type="float" office:value="269131" calcext:value-type="float">
            <text:p>26913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Dickson County</text:p>
          </table:table-cell>
          <table:table-cell office:value-type="float" office:value="54376" calcext:value-type="float">
            <text:p>54376</text:p>
          </table:table-cell>
        </table:table-row>
        <table:table-row table:style-name="ro1">
          <table:table-cell office:value-type="float" office:value="269239" calcext:value-type="float">
            <text:p>269239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Dyer County</text:p>
          </table:table-cell>
          <table:table-cell office:value-type="float" office:value="36693" calcext:value-type="float">
            <text:p>36693</text:p>
          </table:table-cell>
        </table:table-row>
        <table:table-row table:style-name="ro1">
          <table:table-cell office:value-type="float" office:value="269347" calcext:value-type="float">
            <text:p>269347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ayette County</text:p>
          </table:table-cell>
          <table:table-cell office:value-type="float" office:value="41620" calcext:value-type="float">
            <text:p>41620</text:p>
          </table:table-cell>
        </table:table-row>
        <table:table-row table:style-name="ro1">
          <table:table-cell office:value-type="float" office:value="269455" calcext:value-type="float">
            <text:p>269455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entress County</text:p>
          </table:table-cell>
          <table:table-cell office:value-type="float" office:value="18787" calcext:value-type="float">
            <text:p>18787</text:p>
          </table:table-cell>
        </table:table-row>
        <table:table-row table:style-name="ro1">
          <table:table-cell office:value-type="float" office:value="269563" calcext:value-type="float">
            <text:p>269563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ranklin County</text:p>
          </table:table-cell>
          <table:table-cell office:value-type="float" office:value="42485" calcext:value-type="float">
            <text:p>42485</text:p>
          </table:table-cell>
        </table:table-row>
        <table:table-row table:style-name="ro1">
          <table:table-cell office:value-type="float" office:value="269671" calcext:value-type="float">
            <text:p>26967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Gibson County</text:p>
          </table:table-cell>
          <table:table-cell office:value-type="float" office:value="49159" calcext:value-type="float">
            <text:p>49159</text:p>
          </table:table-cell>
        </table:table-row>
        <table:table-row table:style-name="ro1">
          <table:table-cell office:value-type="float" office:value="269779" calcext:value-type="float">
            <text:p>269779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Giles County</text:p>
          </table:table-cell>
          <table:table-cell office:value-type="float" office:value="29530" calcext:value-type="float">
            <text:p>29530</text:p>
          </table:table-cell>
        </table:table-row>
        <table:table-row table:style-name="ro1">
          <table:table-cell office:value-type="float" office:value="269887" calcext:value-type="float">
            <text:p>269887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Grainger County</text:p>
          </table:table-cell>
          <table:table-cell office:value-type="float" office:value="23565" calcext:value-type="float">
            <text:p>23565</text:p>
          </table:table-cell>
        </table:table-row>
        <table:table-row table:style-name="ro1">
          <table:table-cell office:value-type="float" office:value="269995" calcext:value-type="float">
            <text:p>269995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Greene County</text:p>
          </table:table-cell>
          <table:table-cell office:value-type="float" office:value="69571" calcext:value-type="float">
            <text:p>69571</text:p>
          </table:table-cell>
        </table:table-row>
        <table:table-row table:style-name="ro1">
          <table:table-cell office:value-type="float" office:value="270103" calcext:value-type="float">
            <text:p>270103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Grundy County</text:p>
          </table:table-cell>
          <table:table-cell office:value-type="float" office:value="13485" calcext:value-type="float">
            <text:p>13485</text:p>
          </table:table-cell>
        </table:table-row>
        <table:table-row table:style-name="ro1">
          <table:table-cell office:value-type="float" office:value="270211" calcext:value-type="float">
            <text:p>27021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amblen County</text:p>
          </table:table-cell>
          <table:table-cell office:value-type="float" office:value="65110" calcext:value-type="float">
            <text:p>65110</text:p>
          </table:table-cell>
        </table:table-row>
        <table:table-row table:style-name="ro1">
          <table:table-cell office:value-type="float" office:value="270319" calcext:value-type="float">
            <text:p>270319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amilton County</text:p>
          </table:table-cell>
          <table:table-cell office:value-type="float" office:value="371662" calcext:value-type="float">
            <text:p>371662</text:p>
          </table:table-cell>
        </table:table-row>
        <table:table-row table:style-name="ro1">
          <table:table-cell office:value-type="float" office:value="270427" calcext:value-type="float">
            <text:p>270427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ancock County</text:p>
          </table:table-cell>
          <table:table-cell office:value-type="float" office:value="6493" calcext:value-type="float">
            <text:p>6493</text:p>
          </table:table-cell>
        </table:table-row>
        <table:table-row table:style-name="ro1">
          <table:table-cell office:value-type="float" office:value="270535" calcext:value-type="float">
            <text:p>270535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ardeman County</text:p>
          </table:table-cell>
          <table:table-cell office:value-type="float" office:value="24836" calcext:value-type="float">
            <text:p>24836</text:p>
          </table:table-cell>
        </table:table-row>
        <table:table-row table:style-name="ro1">
          <table:table-cell office:value-type="float" office:value="270643" calcext:value-type="float">
            <text:p>270643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ardin County</text:p>
          </table:table-cell>
          <table:table-cell office:value-type="float" office:value="25583" calcext:value-type="float">
            <text:p>25583</text:p>
          </table:table-cell>
        </table:table-row>
        <table:table-row table:style-name="ro1">
          <table:table-cell office:value-type="float" office:value="270751" calcext:value-type="float">
            <text:p>27075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awkins County</text:p>
          </table:table-cell>
          <table:table-cell office:value-type="float" office:value="56775" calcext:value-type="float">
            <text:p>56775</text:p>
          </table:table-cell>
        </table:table-row>
        <table:table-row table:style-name="ro1">
          <table:table-cell office:value-type="float" office:value="270859" calcext:value-type="float">
            <text:p>270859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aywood County</text:p>
          </table:table-cell>
          <table:table-cell office:value-type="float" office:value="17002" calcext:value-type="float">
            <text:p>17002</text:p>
          </table:table-cell>
        </table:table-row>
        <table:table-row table:style-name="ro1">
          <table:table-cell office:value-type="float" office:value="270967" calcext:value-type="float">
            <text:p>270967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enderson County</text:p>
          </table:table-cell>
          <table:table-cell office:value-type="float" office:value="28076" calcext:value-type="float">
            <text:p>28076</text:p>
          </table:table-cell>
        </table:table-row>
        <table:table-row table:style-name="ro1">
          <table:table-cell office:value-type="float" office:value="271075" calcext:value-type="float">
            <text:p>271075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enry County</text:p>
          </table:table-cell>
          <table:table-cell office:value-type="float" office:value="32056" calcext:value-type="float">
            <text:p>32056</text:p>
          </table:table-cell>
        </table:table-row>
        <table:table-row table:style-name="ro1">
          <table:table-cell office:value-type="float" office:value="271183" calcext:value-type="float">
            <text:p>271183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ickman County</text:p>
          </table:table-cell>
          <table:table-cell office:value-type="float" office:value="25387" calcext:value-type="float">
            <text:p>25387</text:p>
          </table:table-cell>
        </table:table-row>
        <table:table-row table:style-name="ro1">
          <table:table-cell office:value-type="float" office:value="271291" calcext:value-type="float">
            <text:p>27129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ouston County</text:p>
          </table:table-cell>
          <table:table-cell office:value-type="float" office:value="8292" calcext:value-type="float">
            <text:p>8292</text:p>
          </table:table-cell>
        </table:table-row>
        <table:table-row table:style-name="ro1">
          <table:table-cell office:value-type="float" office:value="271399" calcext:value-type="float">
            <text:p>271399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umphreys County</text:p>
          </table:table-cell>
          <table:table-cell office:value-type="float" office:value="18590" calcext:value-type="float">
            <text:p>18590</text:p>
          </table:table-cell>
        </table:table-row>
        <table:table-row table:style-name="ro1">
          <table:table-cell office:value-type="float" office:value="271507" calcext:value-type="float">
            <text:p>271507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Jackson County</text:p>
          </table:table-cell>
          <table:table-cell office:value-type="float" office:value="11864" calcext:value-type="float">
            <text:p>11864</text:p>
          </table:table-cell>
        </table:table-row>
        <table:table-row table:style-name="ro1">
          <table:table-cell office:value-type="float" office:value="271615" calcext:value-type="float">
            <text:p>271615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Jefferson County</text:p>
          </table:table-cell>
          <table:table-cell office:value-type="float" office:value="55307" calcext:value-type="float">
            <text:p>55307</text:p>
          </table:table-cell>
        </table:table-row>
        <table:table-row table:style-name="ro1">
          <table:table-cell office:value-type="float" office:value="271723" calcext:value-type="float">
            <text:p>271723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Johnson County</text:p>
          </table:table-cell>
          <table:table-cell office:value-type="float" office:value="17849" calcext:value-type="float">
            <text:p>17849</text:p>
          </table:table-cell>
        </table:table-row>
        <table:table-row table:style-name="ro1">
          <table:table-cell office:value-type="float" office:value="271831" calcext:value-type="float">
            <text:p>27183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Knox County</text:p>
          </table:table-cell>
          <table:table-cell office:value-type="float" office:value="475609" calcext:value-type="float">
            <text:p>475609</text:p>
          </table:table-cell>
        </table:table-row>
        <table:table-row table:style-name="ro1">
          <table:table-cell office:value-type="float" office:value="271939" calcext:value-type="float">
            <text:p>271939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Lake County</text:p>
          </table:table-cell>
          <table:table-cell office:value-type="float" office:value="6988" calcext:value-type="float">
            <text:p>6988</text:p>
          </table:table-cell>
        </table:table-row>
        <table:table-row table:style-name="ro1">
          <table:table-cell office:value-type="float" office:value="272047" calcext:value-type="float">
            <text:p>272047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Lauderdale County</text:p>
          </table:table-cell>
          <table:table-cell office:value-type="float" office:value="25451" calcext:value-type="float">
            <text:p>25451</text:p>
          </table:table-cell>
        </table:table-row>
        <table:table-row table:style-name="ro1">
          <table:table-cell office:value-type="float" office:value="272155" calcext:value-type="float">
            <text:p>272155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Lawrence County</text:p>
          </table:table-cell>
          <table:table-cell office:value-type="float" office:value="44432" calcext:value-type="float">
            <text:p>44432</text:p>
          </table:table-cell>
        </table:table-row>
        <table:table-row table:style-name="ro1">
          <table:table-cell office:value-type="float" office:value="272263" calcext:value-type="float">
            <text:p>272263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Lewis County</text:p>
          </table:table-cell>
          <table:table-cell office:value-type="float" office:value="12363" calcext:value-type="float">
            <text:p>12363</text:p>
          </table:table-cell>
        </table:table-row>
        <table:table-row table:style-name="ro1">
          <table:table-cell office:value-type="float" office:value="272371" calcext:value-type="float">
            <text:p>27237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Lincoln County</text:p>
          </table:table-cell>
          <table:table-cell office:value-type="float" office:value="34540" calcext:value-type="float">
            <text:p>34540</text:p>
          </table:table-cell>
        </table:table-row>
        <table:table-row table:style-name="ro1">
          <table:table-cell office:value-type="float" office:value="272479" calcext:value-type="float">
            <text:p>272479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Loudon County</text:p>
          </table:table-cell>
          <table:table-cell office:value-type="float" office:value="54910" calcext:value-type="float">
            <text:p>54910</text:p>
          </table:table-cell>
        </table:table-row>
        <table:table-row table:style-name="ro1">
          <table:table-cell office:value-type="float" office:value="272587" calcext:value-type="float">
            <text:p>272587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Macon County</text:p>
          </table:table-cell>
          <table:table-cell office:value-type="float" office:value="24827" calcext:value-type="float">
            <text:p>24827</text:p>
          </table:table-cell>
        </table:table-row>
        <table:table-row table:style-name="ro1">
          <table:table-cell office:value-type="float" office:value="272695" calcext:value-type="float">
            <text:p>272695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Madison County</text:p>
          </table:table-cell>
          <table:table-cell office:value-type="float" office:value="98360" calcext:value-type="float">
            <text:p>98360</text:p>
          </table:table-cell>
        </table:table-row>
        <table:table-row table:style-name="ro1">
          <table:table-cell office:value-type="float" office:value="272803" calcext:value-type="float">
            <text:p>272803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Marion County</text:p>
          </table:table-cell>
          <table:table-cell office:value-type="float" office:value="28924" calcext:value-type="float">
            <text:p>28924</text:p>
          </table:table-cell>
        </table:table-row>
        <table:table-row table:style-name="ro1">
          <table:table-cell office:value-type="float" office:value="272911" calcext:value-type="float">
            <text:p>27291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Marshall County</text:p>
          </table:table-cell>
          <table:table-cell office:value-type="float" office:value="35016" calcext:value-type="float">
            <text:p>35016</text:p>
          </table:table-cell>
        </table:table-row>
        <table:table-row table:style-name="ro1">
          <table:table-cell office:value-type="float" office:value="273019" calcext:value-type="float">
            <text:p>273019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Maury County</text:p>
          </table:table-cell>
          <table:table-cell office:value-type="float" office:value="99590" calcext:value-type="float">
            <text:p>99590</text:p>
          </table:table-cell>
        </table:table-row>
        <table:table-row table:style-name="ro1">
          <table:table-cell office:value-type="float" office:value="273127" calcext:value-type="float">
            <text:p>273127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McMinn County</text:p>
          </table:table-cell>
          <table:table-cell office:value-type="float" office:value="54208" calcext:value-type="float">
            <text:p>54208</text:p>
          </table:table-cell>
        </table:table-row>
        <table:table-row table:style-name="ro1">
          <table:table-cell office:value-type="float" office:value="273235" calcext:value-type="float">
            <text:p>273235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McNairy County</text:p>
          </table:table-cell>
          <table:table-cell office:value-type="float" office:value="25696" calcext:value-type="float">
            <text:p>25696</text:p>
          </table:table-cell>
        </table:table-row>
        <table:table-row table:style-name="ro1">
          <table:table-cell office:value-type="float" office:value="273343" calcext:value-type="float">
            <text:p>273343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Meigs County</text:p>
          </table:table-cell>
          <table:table-cell office:value-type="float" office:value="12532" calcext:value-type="float">
            <text:p>12532</text:p>
          </table:table-cell>
        </table:table-row>
        <table:table-row table:style-name="ro1">
          <table:table-cell office:value-type="float" office:value="273451" calcext:value-type="float">
            <text:p>27345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Monroe County</text:p>
          </table:table-cell>
          <table:table-cell office:value-type="float" office:value="47177" calcext:value-type="float">
            <text:p>47177</text:p>
          </table:table-cell>
        </table:table-row>
        <table:table-row table:style-name="ro1">
          <table:table-cell office:value-type="float" office:value="273559" calcext:value-type="float">
            <text:p>273559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Montgomery County</text:p>
          </table:table-cell>
          <table:table-cell office:value-type="float" office:value="214251" calcext:value-type="float">
            <text:p>214251</text:p>
          </table:table-cell>
        </table:table-row>
        <table:table-row table:style-name="ro1">
          <table:table-cell office:value-type="float" office:value="273667" calcext:value-type="float">
            <text:p>273667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Moore County</text:p>
          </table:table-cell>
          <table:table-cell office:value-type="float" office:value="6438" calcext:value-type="float">
            <text:p>6438</text:p>
          </table:table-cell>
        </table:table-row>
        <table:table-row table:style-name="ro1">
          <table:table-cell office:value-type="float" office:value="273775" calcext:value-type="float">
            <text:p>273775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Morgan County</text:p>
          </table:table-cell>
          <table:table-cell office:value-type="float" office:value="21431" calcext:value-type="float">
            <text:p>21431</text:p>
          </table:table-cell>
        </table:table-row>
        <table:table-row table:style-name="ro1">
          <table:table-cell office:value-type="float" office:value="273883" calcext:value-type="float">
            <text:p>273883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Obion County</text:p>
          </table:table-cell>
          <table:table-cell office:value-type="float" office:value="30131" calcext:value-type="float">
            <text:p>30131</text:p>
          </table:table-cell>
        </table:table-row>
        <table:table-row table:style-name="ro1">
          <table:table-cell office:value-type="float" office:value="273991" calcext:value-type="float">
            <text:p>27399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Overton County</text:p>
          </table:table-cell>
          <table:table-cell office:value-type="float" office:value="22566" calcext:value-type="float">
            <text:p>22566</text:p>
          </table:table-cell>
        </table:table-row>
        <table:table-row table:style-name="ro1">
          <table:table-cell office:value-type="float" office:value="274099" calcext:value-type="float">
            <text:p>274099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erry County</text:p>
          </table:table-cell>
          <table:table-cell office:value-type="float" office:value="8099" calcext:value-type="float">
            <text:p>8099</text:p>
          </table:table-cell>
        </table:table-row>
        <table:table-row table:style-name="ro1">
          <table:table-cell office:value-type="float" office:value="274207" calcext:value-type="float">
            <text:p>274207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ickett County</text:p>
          </table:table-cell>
          <table:table-cell office:value-type="float" office:value="5061" calcext:value-type="float">
            <text:p>5061</text:p>
          </table:table-cell>
        </table:table-row>
        <table:table-row table:style-name="ro1">
          <table:table-cell office:value-type="float" office:value="274315" calcext:value-type="float">
            <text:p>274315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olk County</text:p>
          </table:table-cell>
          <table:table-cell office:value-type="float" office:value="16835" calcext:value-type="float">
            <text:p>16835</text:p>
          </table:table-cell>
        </table:table-row>
        <table:table-row table:style-name="ro1">
          <table:table-cell office:value-type="float" office:value="274423" calcext:value-type="float">
            <text:p>274423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utnam County</text:p>
          </table:table-cell>
          <table:table-cell office:value-type="float" office:value="80929" calcext:value-type="float">
            <text:p>80929</text:p>
          </table:table-cell>
        </table:table-row>
        <table:table-row table:style-name="ro1">
          <table:table-cell office:value-type="float" office:value="274531" calcext:value-type="float">
            <text:p>27453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Rhea County</text:p>
          </table:table-cell>
          <table:table-cell office:value-type="float" office:value="33443" calcext:value-type="float">
            <text:p>33443</text:p>
          </table:table-cell>
        </table:table-row>
        <table:table-row table:style-name="ro1">
          <table:table-cell office:value-type="float" office:value="274639" calcext:value-type="float">
            <text:p>274639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Roane County</text:p>
          </table:table-cell>
          <table:table-cell office:value-type="float" office:value="53841" calcext:value-type="float">
            <text:p>53841</text:p>
          </table:table-cell>
        </table:table-row>
        <table:table-row table:style-name="ro1">
          <table:table-cell office:value-type="float" office:value="274747" calcext:value-type="float">
            <text:p>274747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Robertson County</text:p>
          </table:table-cell>
          <table:table-cell office:value-type="float" office:value="72275" calcext:value-type="float">
            <text:p>72275</text:p>
          </table:table-cell>
        </table:table-row>
        <table:table-row table:style-name="ro1">
          <table:table-cell office:value-type="float" office:value="274855" calcext:value-type="float">
            <text:p>274855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Rutherford County</text:p>
          </table:table-cell>
          <table:table-cell office:value-type="float" office:value="339261" calcext:value-type="float">
            <text:p>339261</text:p>
          </table:table-cell>
        </table:table-row>
        <table:table-row table:style-name="ro1">
          <table:table-cell office:value-type="float" office:value="274963" calcext:value-type="float">
            <text:p>274963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cott County</text:p>
          </table:table-cell>
          <table:table-cell office:value-type="float" office:value="22090" calcext:value-type="float">
            <text:p>22090</text:p>
          </table:table-cell>
        </table:table-row>
        <table:table-row table:style-name="ro1">
          <table:table-cell office:value-type="float" office:value="275071" calcext:value-type="float">
            <text:p>27507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equatchie County</text:p>
          </table:table-cell>
          <table:table-cell office:value-type="float" office:value="15176" calcext:value-type="float">
            <text:p>15176</text:p>
          </table:table-cell>
        </table:table-row>
        <table:table-row table:style-name="ro1">
          <table:table-cell office:value-type="float" office:value="275179" calcext:value-type="float">
            <text:p>275179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evier County</text:p>
          </table:table-cell>
          <table:table-cell office:value-type="float" office:value="99244" calcext:value-type="float">
            <text:p>99244</text:p>
          </table:table-cell>
        </table:table-row>
        <table:table-row table:style-name="ro1">
          <table:table-cell office:value-type="float" office:value="275287" calcext:value-type="float">
            <text:p>275287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helby County</text:p>
          </table:table-cell>
          <table:table-cell office:value-type="float" office:value="936017" calcext:value-type="float">
            <text:p>936017</text:p>
          </table:table-cell>
        </table:table-row>
        <table:table-row table:style-name="ro1">
          <table:table-cell office:value-type="float" office:value="275395" calcext:value-type="float">
            <text:p>275395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mith County</text:p>
          </table:table-cell>
          <table:table-cell office:value-type="float" office:value="20285" calcext:value-type="float">
            <text:p>20285</text:p>
          </table:table-cell>
        </table:table-row>
        <table:table-row table:style-name="ro1">
          <table:table-cell office:value-type="float" office:value="275503" calcext:value-type="float">
            <text:p>275503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611" calcext:value-type="float">
            <text:p>27561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tewart County</text:p>
          </table:table-cell>
          <table:table-cell office:value-type="float" office:value="13859" calcext:value-type="float">
            <text:p>13859</text:p>
          </table:table-cell>
        </table:table-row>
        <table:table-row table:style-name="ro1">
          <table:table-cell office:value-type="float" office:value="275719" calcext:value-type="float">
            <text:p>275719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ullivan County</text:p>
          </table:table-cell>
          <table:table-cell office:value-type="float" office:value="158755" calcext:value-type="float">
            <text:p>158755</text:p>
          </table:table-cell>
        </table:table-row>
        <table:table-row table:style-name="ro1">
          <table:table-cell office:value-type="float" office:value="275827" calcext:value-type="float">
            <text:p>275827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umner County</text:p>
          </table:table-cell>
          <table:table-cell office:value-type="float" office:value="195561" calcext:value-type="float">
            <text:p>195561</text:p>
          </table:table-cell>
        </table:table-row>
        <table:table-row table:style-name="ro1">
          <table:table-cell office:value-type="float" office:value="275935" calcext:value-type="float">
            <text:p>275935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ipton County</text:p>
          </table:table-cell>
          <table:table-cell office:value-type="float" office:value="61918" calcext:value-type="float">
            <text:p>61918</text:p>
          </table:table-cell>
        </table:table-row>
        <table:table-row table:style-name="ro1">
          <table:table-cell office:value-type="float" office:value="276043" calcext:value-type="float">
            <text:p>276043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rousdale County</text:p>
          </table:table-cell>
          <table:table-cell office:value-type="float" office:value="11455" calcext:value-type="float">
            <text:p>11455</text:p>
          </table:table-cell>
        </table:table-row>
        <table:table-row table:style-name="ro1">
          <table:table-cell office:value-type="float" office:value="276151" calcext:value-type="float">
            <text:p>27615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nicoi County</text:p>
          </table:table-cell>
          <table:table-cell office:value-type="float" office:value="17755" calcext:value-type="float">
            <text:p>17755</text:p>
          </table:table-cell>
        </table:table-row>
        <table:table-row table:style-name="ro1">
          <table:table-cell office:value-type="float" office:value="276259" calcext:value-type="float">
            <text:p>276259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nion County</text:p>
          </table:table-cell>
          <table:table-cell office:value-type="float" office:value="20187" calcext:value-type="float">
            <text:p>20187</text:p>
          </table:table-cell>
        </table:table-row>
        <table:table-row table:style-name="ro1">
          <table:table-cell office:value-type="float" office:value="276367" calcext:value-type="float">
            <text:p>276367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Van Buren County</text:p>
          </table:table-cell>
          <table:table-cell office:value-type="float" office:value="5947" calcext:value-type="float">
            <text:p>5947</text:p>
          </table:table-cell>
        </table:table-row>
        <table:table-row table:style-name="ro1">
          <table:table-cell office:value-type="float" office:value="276475" calcext:value-type="float">
            <text:p>276475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Warren County</text:p>
          </table:table-cell>
          <table:table-cell office:value-type="float" office:value="41605" calcext:value-type="float">
            <text:p>41605</text:p>
          </table:table-cell>
        </table:table-row>
        <table:table-row table:style-name="ro1">
          <table:table-cell office:value-type="float" office:value="276583" calcext:value-type="float">
            <text:p>276583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Washington County</text:p>
          </table:table-cell>
          <table:table-cell office:value-type="float" office:value="130367" calcext:value-type="float">
            <text:p>130367</text:p>
          </table:table-cell>
        </table:table-row>
        <table:table-row table:style-name="ro1">
          <table:table-cell office:value-type="float" office:value="276691" calcext:value-type="float">
            <text:p>276691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Wayne County</text:p>
          </table:table-cell>
          <table:table-cell office:value-type="float" office:value="16524" calcext:value-type="float">
            <text:p>16524</text:p>
          </table:table-cell>
        </table:table-row>
        <table:table-row table:style-name="ro1">
          <table:table-cell office:value-type="float" office:value="276799" calcext:value-type="float">
            <text:p>276799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Weakley County</text:p>
          </table:table-cell>
          <table:table-cell office:value-type="float" office:value="33334" calcext:value-type="float">
            <text:p>33334</text:p>
          </table:table-cell>
        </table:table-row>
        <table:table-row table:style-name="ro1">
          <table:table-cell office:value-type="float" office:value="276907" calcext:value-type="float">
            <text:p>276907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White County</text:p>
          </table:table-cell>
          <table:table-cell office:value-type="float" office:value="27707" calcext:value-type="float">
            <text:p>27707</text:p>
          </table:table-cell>
        </table:table-row>
        <table:table-row table:style-name="ro1">
          <table:table-cell office:value-type="float" office:value="277015" calcext:value-type="float">
            <text:p>277015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Williamson County</text:p>
          </table:table-cell>
          <table:table-cell office:value-type="float" office:value="245348" calcext:value-type="float">
            <text:p>245348</text:p>
          </table:table-cell>
        </table:table-row>
        <table:table-row table:style-name="ro1">
          <table:table-cell office:value-type="float" office:value="277123" calcext:value-type="float">
            <text:p>277123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Wilson County</text:p>
          </table:table-cell>
          <table:table-cell office:value-type="float" office:value="148130" calcext:value-type="float">
            <text:p>148130</text:p>
          </table:table-cell>
        </table:table-row>
        <table:table-row table:style-name="ro1">
          <table:table-cell office:value-type="float" office:value="277231" calcext:value-type="float">
            <text:p>27723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nderson County</text:p>
          </table:table-cell>
          <table:table-cell office:value-type="float" office:value="57805" calcext:value-type="float">
            <text:p>57805</text:p>
          </table:table-cell>
        </table:table-row>
        <table:table-row table:style-name="ro1">
          <table:table-cell office:value-type="float" office:value="277339" calcext:value-type="float">
            <text:p>27733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ndrews County</text:p>
          </table:table-cell>
          <table:table-cell office:value-type="float" office:value="18879" calcext:value-type="float">
            <text:p>18879</text:p>
          </table:table-cell>
        </table:table-row>
        <table:table-row table:style-name="ro1">
          <table:table-cell office:value-type="float" office:value="277447" calcext:value-type="float">
            <text:p>27744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ngelina County</text:p>
          </table:table-cell>
          <table:table-cell office:value-type="float" office:value="86796" calcext:value-type="float">
            <text:p>86796</text:p>
          </table:table-cell>
        </table:table-row>
        <table:table-row table:style-name="ro1">
          <table:table-cell office:value-type="float" office:value="277555" calcext:value-type="float">
            <text:p>27755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ansas County</text:p>
          </table:table-cell>
          <table:table-cell office:value-type="float" office:value="23814" calcext:value-type="float">
            <text:p>23814</text:p>
          </table:table-cell>
        </table:table-row>
        <table:table-row table:style-name="ro1">
          <table:table-cell office:value-type="float" office:value="277663" calcext:value-type="float">
            <text:p>27766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cher County</text:p>
          </table:table-cell>
          <table:table-cell office:value-type="float" office:value="8730" calcext:value-type="float">
            <text:p>8730</text:p>
          </table:table-cell>
        </table:table-row>
        <table:table-row table:style-name="ro1">
          <table:table-cell office:value-type="float" office:value="277771" calcext:value-type="float">
            <text:p>27777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mstrong County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float" office:value="277879" calcext:value-type="float">
            <text:p>27787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tascosa County</text:p>
          </table:table-cell>
          <table:table-cell office:value-type="float" office:value="51724" calcext:value-type="float">
            <text:p>51724</text:p>
          </table:table-cell>
        </table:table-row>
        <table:table-row table:style-name="ro1">
          <table:table-cell office:value-type="float" office:value="277987" calcext:value-type="float">
            <text:p>27798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ustin County</text:p>
          </table:table-cell>
          <table:table-cell office:value-type="float" office:value="29972" calcext:value-type="float">
            <text:p>29972</text:p>
          </table:table-cell>
        </table:table-row>
        <table:table-row table:style-name="ro1">
          <table:table-cell office:value-type="float" office:value="278095" calcext:value-type="float">
            <text:p>27809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ailey County</text:p>
          </table:table-cell>
          <table:table-cell office:value-type="float" office:value="6697" calcext:value-type="float">
            <text:p>6697</text:p>
          </table:table-cell>
        </table:table-row>
        <table:table-row table:style-name="ro1">
          <table:table-cell office:value-type="float" office:value="278203" calcext:value-type="float">
            <text:p>27820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andera County</text:p>
          </table:table-cell>
          <table:table-cell office:value-type="float" office:value="23861" calcext:value-type="float">
            <text:p>23861</text:p>
          </table:table-cell>
        </table:table-row>
        <table:table-row table:style-name="ro1">
          <table:table-cell office:value-type="float" office:value="278311" calcext:value-type="float">
            <text:p>27831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astrop County</text:p>
          </table:table-cell>
          <table:table-cell office:value-type="float" office:value="91601" calcext:value-type="float">
            <text:p>91601</text:p>
          </table:table-cell>
        </table:table-row>
        <table:table-row table:style-name="ro1">
          <table:table-cell office:value-type="float" office:value="278419" calcext:value-type="float">
            <text:p>27841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aylor County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278527" calcext:value-type="float">
            <text:p>27852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ee County</text:p>
          </table:table-cell>
          <table:table-cell office:value-type="float" office:value="32513" calcext:value-type="float">
            <text:p>32513</text:p>
          </table:table-cell>
        </table:table-row>
        <table:table-row table:style-name="ro1">
          <table:table-cell office:value-type="float" office:value="278635" calcext:value-type="float">
            <text:p>27863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ell County</text:p>
          </table:table-cell>
          <table:table-cell office:value-type="float" office:value="369927" calcext:value-type="float">
            <text:p>369927</text:p>
          </table:table-cell>
        </table:table-row>
        <table:table-row table:style-name="ro1">
          <table:table-cell office:value-type="float" office:value="278743" calcext:value-type="float">
            <text:p>27874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exar County</text:p>
          </table:table-cell>
          <table:table-cell office:value-type="float" office:value="2026823" calcext:value-type="float">
            <text:p>2026823</text:p>
          </table:table-cell>
        </table:table-row>
        <table:table-row table:style-name="ro1">
          <table:table-cell office:value-type="float" office:value="278851" calcext:value-type="float">
            <text:p>27885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lanco County</text:p>
          </table:table-cell>
          <table:table-cell office:value-type="float" office:value="12269" calcext:value-type="float">
            <text:p>12269</text:p>
          </table:table-cell>
        </table:table-row>
        <table:table-row table:style-name="ro1">
          <table:table-cell office:value-type="float" office:value="278959" calcext:value-type="float">
            <text:p>27895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orden County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279067" calcext:value-type="float">
            <text:p>27906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osque County</text:p>
          </table:table-cell>
          <table:table-cell office:value-type="float" office:value="18603" calcext:value-type="float">
            <text:p>18603</text:p>
          </table:table-cell>
        </table:table-row>
        <table:table-row table:style-name="ro1">
          <table:table-cell office:value-type="float" office:value="279175" calcext:value-type="float">
            <text:p>27917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owie County</text:p>
          </table:table-cell>
          <table:table-cell office:value-type="float" office:value="93481" calcext:value-type="float">
            <text:p>93481</text:p>
          </table:table-cell>
        </table:table-row>
        <table:table-row table:style-name="ro1">
          <table:table-cell office:value-type="float" office:value="279283" calcext:value-type="float">
            <text:p>27928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razoria County</text:p>
          </table:table-cell>
          <table:table-cell office:value-type="float" office:value="380518" calcext:value-type="float">
            <text:p>380518</text:p>
          </table:table-cell>
        </table:table-row>
        <table:table-row table:style-name="ro1">
          <table:table-cell office:value-type="float" office:value="279391" calcext:value-type="float">
            <text:p>27939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razos County</text:p>
          </table:table-cell>
          <table:table-cell office:value-type="float" office:value="232555" calcext:value-type="float">
            <text:p>232555</text:p>
          </table:table-cell>
        </table:table-row>
        <table:table-row table:style-name="ro1">
          <table:table-cell office:value-type="float" office:value="279499" calcext:value-type="float">
            <text:p>27949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rewster County</text:p>
          </table:table-cell>
          <table:table-cell office:value-type="float" office:value="9237" calcext:value-type="float">
            <text:p>9237</text:p>
          </table:table-cell>
        </table:table-row>
        <table:table-row table:style-name="ro1">
          <table:table-cell office:value-type="float" office:value="279607" calcext:value-type="float">
            <text:p>27960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riscoe County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279715" calcext:value-type="float">
            <text:p>27971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rooks County</text:p>
          </table:table-cell>
          <table:table-cell office:value-type="float" office:value="6964" calcext:value-type="float">
            <text:p>6964</text:p>
          </table:table-cell>
        </table:table-row>
        <table:table-row table:style-name="ro1">
          <table:table-cell office:value-type="float" office:value="279823" calcext:value-type="float">
            <text:p>27982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rown County</text:p>
          </table:table-cell>
          <table:table-cell office:value-type="float" office:value="37633" calcext:value-type="float">
            <text:p>37633</text:p>
          </table:table-cell>
        </table:table-row>
        <table:table-row table:style-name="ro1">
          <table:table-cell office:value-type="float" office:value="279931" calcext:value-type="float">
            <text:p>27993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urleson County</text:p>
          </table:table-cell>
          <table:table-cell office:value-type="float" office:value="18514" calcext:value-type="float">
            <text:p>18514</text:p>
          </table:table-cell>
        </table:table-row>
        <table:table-row table:style-name="ro1">
          <table:table-cell office:value-type="float" office:value="280039" calcext:value-type="float">
            <text:p>28003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Burnet County</text:p>
          </table:table-cell>
          <table:table-cell office:value-type="float" office:value="49653" calcext:value-type="float">
            <text:p>49653</text:p>
          </table:table-cell>
        </table:table-row>
        <table:table-row table:style-name="ro1">
          <table:table-cell office:value-type="float" office:value="280147" calcext:value-type="float">
            <text:p>28014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aldwell County</text:p>
          </table:table-cell>
          <table:table-cell office:value-type="float" office:value="43979" calcext:value-type="float">
            <text:p>43979</text:p>
          </table:table-cell>
        </table:table-row>
        <table:table-row table:style-name="ro1">
          <table:table-cell office:value-type="float" office:value="280255" calcext:value-type="float">
            <text:p>28025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alhoun County</text:p>
          </table:table-cell>
          <table:table-cell office:value-type="float" office:value="21001" calcext:value-type="float">
            <text:p>21001</text:p>
          </table:table-cell>
        </table:table-row>
        <table:table-row table:style-name="ro1">
          <table:table-cell office:value-type="float" office:value="280363" calcext:value-type="float">
            <text:p>28036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allahan County</text:p>
          </table:table-cell>
          <table:table-cell office:value-type="float" office:value="14110" calcext:value-type="float">
            <text:p>14110</text:p>
          </table:table-cell>
        </table:table-row>
        <table:table-row table:style-name="ro1">
          <table:table-cell office:value-type="float" office:value="280471" calcext:value-type="float">
            <text:p>28047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ameron County</text:p>
          </table:table-cell>
          <table:table-cell office:value-type="float" office:value="424180" calcext:value-type="float">
            <text:p>424180</text:p>
          </table:table-cell>
        </table:table-row>
        <table:table-row table:style-name="ro1">
          <table:table-cell office:value-type="float" office:value="280579" calcext:value-type="float">
            <text:p>28057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amp County</text:p>
          </table:table-cell>
          <table:table-cell office:value-type="float" office:value="13060" calcext:value-type="float">
            <text:p>13060</text:p>
          </table:table-cell>
        </table:table-row>
        <table:table-row table:style-name="ro1">
          <table:table-cell office:value-type="float" office:value="280687" calcext:value-type="float">
            <text:p>28068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arson County</text:p>
          </table:table-cell>
          <table:table-cell office:value-type="float" office:value="5854" calcext:value-type="float">
            <text:p>5854</text:p>
          </table:table-cell>
        </table:table-row>
        <table:table-row table:style-name="ro1">
          <table:table-cell office:value-type="float" office:value="280795" calcext:value-type="float">
            <text:p>28079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ass County</text:p>
          </table:table-cell>
          <table:table-cell office:value-type="float" office:value="29879" calcext:value-type="float">
            <text:p>29879</text:p>
          </table:table-cell>
        </table:table-row>
        <table:table-row table:style-name="ro1">
          <table:table-cell office:value-type="float" office:value="280903" calcext:value-type="float">
            <text:p>28090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astro County</text:p>
          </table:table-cell>
          <table:table-cell office:value-type="float" office:value="7396" calcext:value-type="float">
            <text:p>7396</text:p>
          </table:table-cell>
        </table:table-row>
        <table:table-row table:style-name="ro1">
          <table:table-cell office:value-type="float" office:value="281011" calcext:value-type="float">
            <text:p>28101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hambers County</text:p>
          </table:table-cell>
          <table:table-cell office:value-type="float" office:value="45590" calcext:value-type="float">
            <text:p>45590</text:p>
          </table:table-cell>
        </table:table-row>
        <table:table-row table:style-name="ro1">
          <table:table-cell office:value-type="float" office:value="281119" calcext:value-type="float">
            <text:p>28111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herokee County</text:p>
          </table:table-cell>
          <table:table-cell office:value-type="float" office:value="52875" calcext:value-type="float">
            <text:p>52875</text:p>
          </table:table-cell>
        </table:table-row>
        <table:table-row table:style-name="ro1">
          <table:table-cell office:value-type="float" office:value="281227" calcext:value-type="float">
            <text:p>28122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hildress County</text:p>
          </table:table-cell>
          <table:table-cell office:value-type="float" office:value="7143" calcext:value-type="float">
            <text:p>7143</text:p>
          </table:table-cell>
        </table:table-row>
        <table:table-row table:style-name="ro1">
          <table:table-cell office:value-type="float" office:value="281335" calcext:value-type="float">
            <text:p>28133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lay County</text:p>
          </table:table-cell>
          <table:table-cell office:value-type="float" office:value="10550" calcext:value-type="float">
            <text:p>10550</text:p>
          </table:table-cell>
        </table:table-row>
        <table:table-row table:style-name="ro1">
          <table:table-cell office:value-type="float" office:value="281443" calcext:value-type="float">
            <text:p>28144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 County</text:p>
          </table:table-cell>
          <table:table-cell office:value-type="float" office:value="21610" calcext:value-type="float">
            <text:p>21610</text:p>
          </table:table-cell>
        </table:table-row>
        <table:table-row table:style-name="ro1">
          <table:table-cell office:value-type="float" office:value="281551" calcext:value-type="float">
            <text:p>28155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chran County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281659" calcext:value-type="float">
            <text:p>28165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ke County</text:p>
          </table:table-cell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float" office:value="281767" calcext:value-type="float">
            <text:p>28176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leman County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float" office:value="281875" calcext:value-type="float">
            <text:p>28187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llin County</text:p>
          </table:table-cell>
          <table:table-cell office:value-type="float" office:value="1072069" calcext:value-type="float">
            <text:p>1072069</text:p>
          </table:table-cell>
        </table:table-row>
        <table:table-row table:style-name="ro1">
          <table:table-cell office:value-type="float" office:value="281983" calcext:value-type="float">
            <text:p>28198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llingsworth County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282091" calcext:value-type="float">
            <text:p>28209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mal County</text:p>
          </table:table-cell>
          <table:table-cell office:value-type="float" office:value="164812" calcext:value-type="float">
            <text:p>164812</text:p>
          </table:table-cell>
        </table:table-row>
        <table:table-row table:style-name="ro1">
          <table:table-cell office:value-type="float" office:value="282199" calcext:value-type="float">
            <text:p>28219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manche County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float" office:value="282307" calcext:value-type="float">
            <text:p>28230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ncho County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float" office:value="282415" calcext:value-type="float">
            <text:p>28241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oke County</text:p>
          </table:table-cell>
          <table:table-cell office:value-type="float" office:value="41393" calcext:value-type="float">
            <text:p>41393</text:p>
          </table:table-cell>
        </table:table-row>
        <table:table-row table:style-name="ro1">
          <table:table-cell office:value-type="float" office:value="282523" calcext:value-type="float">
            <text:p>28252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ryell County</text:p>
          </table:table-cell>
          <table:table-cell office:value-type="float" office:value="76737" calcext:value-type="float">
            <text:p>76737</text:p>
          </table:table-cell>
        </table:table-row>
        <table:table-row table:style-name="ro1">
          <table:table-cell office:value-type="float" office:value="282631" calcext:value-type="float">
            <text:p>28263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ttle County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282739" calcext:value-type="float">
            <text:p>28273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rane County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float" office:value="282847" calcext:value-type="float">
            <text:p>28284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rockett County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float" office:value="282955" calcext:value-type="float">
            <text:p>28295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rosby County</text:p>
          </table:table-cell>
          <table:table-cell office:value-type="float" office:value="5567" calcext:value-type="float">
            <text:p>5567</text:p>
          </table:table-cell>
        </table:table-row>
        <table:table-row table:style-name="ro1">
          <table:table-cell office:value-type="float" office:value="283063" calcext:value-type="float">
            <text:p>28306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ulberson County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float" office:value="283171" calcext:value-type="float">
            <text:p>28317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allam County</text:p>
          </table:table-cell>
          <table:table-cell office:value-type="float" office:value="7273" calcext:value-type="float">
            <text:p>7273</text:p>
          </table:table-cell>
        </table:table-row>
        <table:table-row table:style-name="ro1">
          <table:table-cell office:value-type="float" office:value="283279" calcext:value-type="float">
            <text:p>28327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allas County</text:p>
          </table:table-cell>
          <table:table-cell office:value-type="float" office:value="2635888" calcext:value-type="float">
            <text:p>2635888</text:p>
          </table:table-cell>
        </table:table-row>
        <table:table-row table:style-name="ro1">
          <table:table-cell office:value-type="float" office:value="283387" calcext:value-type="float">
            <text:p>28338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awson County</text:p>
          </table:table-cell>
          <table:table-cell office:value-type="float" office:value="12974" calcext:value-type="float">
            <text:p>12974</text:p>
          </table:table-cell>
        </table:table-row>
        <table:table-row table:style-name="ro1">
          <table:table-cell office:value-type="float" office:value="283495" calcext:value-type="float">
            <text:p>28349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eaf Smith County</text:p>
          </table:table-cell>
          <table:table-cell office:value-type="float" office:value="18277" calcext:value-type="float">
            <text:p>18277</text:p>
          </table:table-cell>
        </table:table-row>
        <table:table-row table:style-name="ro1">
          <table:table-cell office:value-type="float" office:value="283603" calcext:value-type="float">
            <text:p>28360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elta County</text:p>
          </table:table-cell>
          <table:table-cell office:value-type="float" office:value="5349" calcext:value-type="float">
            <text:p>5349</text:p>
          </table:table-cell>
        </table:table-row>
        <table:table-row table:style-name="ro1">
          <table:table-cell office:value-type="float" office:value="283711" calcext:value-type="float">
            <text:p>28371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enton County</text:p>
          </table:table-cell>
          <table:table-cell office:value-type="float" office:value="919324" calcext:value-type="float">
            <text:p>919324</text:p>
          </table:table-cell>
        </table:table-row>
        <table:table-row table:style-name="ro1">
          <table:table-cell office:value-type="float" office:value="283819" calcext:value-type="float">
            <text:p>28381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eWitt County</text:p>
          </table:table-cell>
          <table:table-cell office:value-type="float" office:value="20174" calcext:value-type="float">
            <text:p>20174</text:p>
          </table:table-cell>
        </table:table-row>
        <table:table-row table:style-name="ro1">
          <table:table-cell office:value-type="float" office:value="283927" calcext:value-type="float">
            <text:p>28392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ickens County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284035" calcext:value-type="float">
            <text:p>28403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immit County</text:p>
          </table:table-cell>
          <table:table-cell office:value-type="float" office:value="9925" calcext:value-type="float">
            <text:p>9925</text:p>
          </table:table-cell>
        </table:table-row>
        <table:table-row table:style-name="ro1">
          <table:table-cell office:value-type="float" office:value="284143" calcext:value-type="float">
            <text:p>28414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onley County</text:p>
          </table:table-cell>
          <table:table-cell office:value-type="float" office:value="3308" calcext:value-type="float">
            <text:p>3308</text:p>
          </table:table-cell>
        </table:table-row>
        <table:table-row table:style-name="ro1">
          <table:table-cell office:value-type="float" office:value="284251" calcext:value-type="float">
            <text:p>28425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uval County</text:p>
          </table:table-cell>
          <table:table-cell office:value-type="float" office:value="11058" calcext:value-type="float">
            <text:p>11058</text:p>
          </table:table-cell>
        </table:table-row>
        <table:table-row table:style-name="ro1">
          <table:table-cell office:value-type="float" office:value="284359" calcext:value-type="float">
            <text:p>28435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Eastland County</text:p>
          </table:table-cell>
          <table:table-cell office:value-type="float" office:value="18388" calcext:value-type="float">
            <text:p>18388</text:p>
          </table:table-cell>
        </table:table-row>
        <table:table-row table:style-name="ro1">
          <table:table-cell office:value-type="float" office:value="284467" calcext:value-type="float">
            <text:p>28446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Ector County</text:p>
          </table:table-cell>
          <table:table-cell office:value-type="float" office:value="167701" calcext:value-type="float">
            <text:p>167701</text:p>
          </table:table-cell>
        </table:table-row>
        <table:table-row table:style-name="ro1">
          <table:table-cell office:value-type="float" office:value="284575" calcext:value-type="float">
            <text:p>28457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Edwards County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284683" calcext:value-type="float">
            <text:p>28468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El Paso County</text:p>
          </table:table-cell>
          <table:table-cell office:value-type="float" office:value="841286" calcext:value-type="float">
            <text:p>841286</text:p>
          </table:table-cell>
        </table:table-row>
        <table:table-row table:style-name="ro1">
          <table:table-cell office:value-type="float" office:value="284791" calcext:value-type="float">
            <text:p>28479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Ellis County</text:p>
          </table:table-cell>
          <table:table-cell office:value-type="float" office:value="191760" calcext:value-type="float">
            <text:p>191760</text:p>
          </table:table-cell>
        </table:table-row>
        <table:table-row table:style-name="ro1">
          <table:table-cell office:value-type="float" office:value="284899" calcext:value-type="float">
            <text:p>28489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Erath County</text:p>
          </table:table-cell>
          <table:table-cell office:value-type="float" office:value="43224" calcext:value-type="float">
            <text:p>43224</text:p>
          </table:table-cell>
        </table:table-row>
        <table:table-row table:style-name="ro1">
          <table:table-cell office:value-type="float" office:value="285007" calcext:value-type="float">
            <text:p>28500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lls County</text:p>
          </table:table-cell>
          <table:table-cell office:value-type="float" office:value="17275" calcext:value-type="float">
            <text:p>17275</text:p>
          </table:table-cell>
        </table:table-row>
        <table:table-row table:style-name="ro1">
          <table:table-cell office:value-type="float" office:value="285115" calcext:value-type="float">
            <text:p>28511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nnin County</text:p>
          </table:table-cell>
          <table:table-cell office:value-type="float" office:value="35913" calcext:value-type="float">
            <text:p>35913</text:p>
          </table:table-cell>
        </table:table-row>
        <table:table-row table:style-name="ro1">
          <table:table-cell office:value-type="float" office:value="285223" calcext:value-type="float">
            <text:p>28522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ayette County</text:p>
          </table:table-cell>
          <table:table-cell office:value-type="float" office:value="25547" calcext:value-type="float">
            <text:p>25547</text:p>
          </table:table-cell>
        </table:table-row>
        <table:table-row table:style-name="ro1">
          <table:table-cell office:value-type="float" office:value="285331" calcext:value-type="float">
            <text:p>28533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isher County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float" office:value="285439" calcext:value-type="float">
            <text:p>28543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loyd County</text:p>
          </table:table-cell>
          <table:table-cell office:value-type="float" office:value="5672" calcext:value-type="float">
            <text:p>5672</text:p>
          </table:table-cell>
        </table:table-row>
        <table:table-row table:style-name="ro1">
          <table:table-cell office:value-type="float" office:value="285547" calcext:value-type="float">
            <text:p>28554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oard County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285655" calcext:value-type="float">
            <text:p>28565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ort Bend County</text:p>
          </table:table-cell>
          <table:table-cell office:value-type="float" office:value="839706" calcext:value-type="float">
            <text:p>839706</text:p>
          </table:table-cell>
        </table:table-row>
        <table:table-row table:style-name="ro1">
          <table:table-cell office:value-type="float" office:value="285763" calcext:value-type="float">
            <text:p>28576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ranklin County</text:p>
          </table:table-cell>
          <table:table-cell office:value-type="float" office:value="10821" calcext:value-type="float">
            <text:p>10821</text:p>
          </table:table-cell>
        </table:table-row>
        <table:table-row table:style-name="ro1">
          <table:table-cell office:value-type="float" office:value="285871" calcext:value-type="float">
            <text:p>28587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reestone County</text:p>
          </table:table-cell>
          <table:table-cell office:value-type="float" office:value="19874" calcext:value-type="float">
            <text:p>19874</text:p>
          </table:table-cell>
        </table:table-row>
        <table:table-row table:style-name="ro1">
          <table:table-cell office:value-type="float" office:value="285979" calcext:value-type="float">
            <text:p>28597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rio County</text:p>
          </table:table-cell>
          <table:table-cell office:value-type="float" office:value="20379" calcext:value-type="float">
            <text:p>20379</text:p>
          </table:table-cell>
        </table:table-row>
        <table:table-row table:style-name="ro1">
          <table:table-cell office:value-type="float" office:value="286087" calcext:value-type="float">
            <text:p>28608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Gaines County</text:p>
          </table:table-cell>
          <table:table-cell office:value-type="float" office:value="21996" calcext:value-type="float">
            <text:p>21996</text:p>
          </table:table-cell>
        </table:table-row>
        <table:table-row table:style-name="ro1">
          <table:table-cell office:value-type="float" office:value="286195" calcext:value-type="float">
            <text:p>28619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Galveston County</text:p>
          </table:table-cell>
          <table:table-cell office:value-type="float" office:value="345089" calcext:value-type="float">
            <text:p>345089</text:p>
          </table:table-cell>
        </table:table-row>
        <table:table-row table:style-name="ro1">
          <table:table-cell office:value-type="float" office:value="286303" calcext:value-type="float">
            <text:p>28630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Garza County</text:p>
          </table:table-cell>
          <table:table-cell office:value-type="float" office:value="6222" calcext:value-type="float">
            <text:p>6222</text:p>
          </table:table-cell>
        </table:table-row>
        <table:table-row table:style-name="ro1">
          <table:table-cell office:value-type="float" office:value="286411" calcext:value-type="float">
            <text:p>28641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Gillespie County</text:p>
          </table:table-cell>
          <table:table-cell office:value-type="float" office:value="26960" calcext:value-type="float">
            <text:p>26960</text:p>
          </table:table-cell>
        </table:table-row>
        <table:table-row table:style-name="ro1">
          <table:table-cell office:value-type="float" office:value="286519" calcext:value-type="float">
            <text:p>28651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Glasscock County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286627" calcext:value-type="float">
            <text:p>28662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Goliad County</text:p>
          </table:table-cell>
          <table:table-cell office:value-type="float" office:value="7626" calcext:value-type="float">
            <text:p>7626</text:p>
          </table:table-cell>
        </table:table-row>
        <table:table-row table:style-name="ro1">
          <table:table-cell office:value-type="float" office:value="286735" calcext:value-type="float">
            <text:p>28673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Gonzales County</text:p>
          </table:table-cell>
          <table:table-cell office:value-type="float" office:value="20948" calcext:value-type="float">
            <text:p>20948</text:p>
          </table:table-cell>
        </table:table-row>
        <table:table-row table:style-name="ro1">
          <table:table-cell office:value-type="float" office:value="286843" calcext:value-type="float">
            <text:p>28684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Gray County</text:p>
          </table:table-cell>
          <table:table-cell office:value-type="float" office:value="21658" calcext:value-type="float">
            <text:p>21658</text:p>
          </table:table-cell>
        </table:table-row>
        <table:table-row table:style-name="ro1">
          <table:table-cell office:value-type="float" office:value="286951" calcext:value-type="float">
            <text:p>28695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Grayson County</text:p>
          </table:table-cell>
          <table:table-cell office:value-type="float" office:value="138318" calcext:value-type="float">
            <text:p>138318</text:p>
          </table:table-cell>
        </table:table-row>
        <table:table-row table:style-name="ro1">
          <table:table-cell office:value-type="float" office:value="287059" calcext:value-type="float">
            <text:p>28705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Gregg County</text:p>
          </table:table-cell>
          <table:table-cell office:value-type="float" office:value="124229" calcext:value-type="float">
            <text:p>124229</text:p>
          </table:table-cell>
        </table:table-row>
        <table:table-row table:style-name="ro1">
          <table:table-cell office:value-type="float" office:value="287167" calcext:value-type="float">
            <text:p>28716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Grimes County</text:p>
          </table:table-cell>
          <table:table-cell office:value-type="float" office:value="29614" calcext:value-type="float">
            <text:p>29614</text:p>
          </table:table-cell>
        </table:table-row>
        <table:table-row table:style-name="ro1">
          <table:table-cell office:value-type="float" office:value="287275" calcext:value-type="float">
            <text:p>28727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Guadalupe County</text:p>
          </table:table-cell>
          <table:table-cell office:value-type="float" office:value="170608" calcext:value-type="float">
            <text:p>170608</text:p>
          </table:table-cell>
        </table:table-row>
        <table:table-row table:style-name="ro1">
          <table:table-cell office:value-type="float" office:value="287383" calcext:value-type="float">
            <text:p>28738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ale County</text:p>
          </table:table-cell>
          <table:table-cell office:value-type="float" office:value="32754" calcext:value-type="float">
            <text:p>32754</text:p>
          </table:table-cell>
        </table:table-row>
        <table:table-row table:style-name="ro1">
          <table:table-cell office:value-type="float" office:value="287491" calcext:value-type="float">
            <text:p>28749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all County</text:p>
          </table:table-cell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287599" calcext:value-type="float">
            <text:p>28759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amilton County</text:p>
          </table:table-cell>
          <table:table-cell office:value-type="float" office:value="8557" calcext:value-type="float">
            <text:p>8557</text:p>
          </table:table-cell>
        </table:table-row>
        <table:table-row table:style-name="ro1">
          <table:table-cell office:value-type="float" office:value="287707" calcext:value-type="float">
            <text:p>28770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ansford County</text:p>
          </table:table-cell>
          <table:table-cell office:value-type="float" office:value="5279" calcext:value-type="float">
            <text:p>5279</text:p>
          </table:table-cell>
        </table:table-row>
        <table:table-row table:style-name="ro1">
          <table:table-cell office:value-type="float" office:value="287815" calcext:value-type="float">
            <text:p>28781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ardeman County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287923" calcext:value-type="float">
            <text:p>28792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ardin County</text:p>
          </table:table-cell>
          <table:table-cell office:value-type="float" office:value="58305" calcext:value-type="float">
            <text:p>58305</text:p>
          </table:table-cell>
        </table:table-row>
        <table:table-row table:style-name="ro1">
          <table:table-cell office:value-type="float" office:value="288031" calcext:value-type="float">
            <text:p>28803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arris County</text:p>
          </table:table-cell>
          <table:table-cell office:value-type="float" office:value="4738253" calcext:value-type="float">
            <text:p>4738253</text:p>
          </table:table-cell>
        </table:table-row>
        <table:table-row table:style-name="ro1">
          <table:table-cell office:value-type="float" office:value="288139" calcext:value-type="float">
            <text:p>28813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arrison County</text:p>
          </table:table-cell>
          <table:table-cell office:value-type="float" office:value="66386" calcext:value-type="float">
            <text:p>66386</text:p>
          </table:table-cell>
        </table:table-row>
        <table:table-row table:style-name="ro1">
          <table:table-cell office:value-type="float" office:value="288247" calcext:value-type="float">
            <text:p>28824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artley County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float" office:value="288355" calcext:value-type="float">
            <text:p>28835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askell County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office:value-type="float" office:value="288463" calcext:value-type="float">
            <text:p>28846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ays County</text:p>
          </table:table-cell>
          <table:table-cell office:value-type="float" office:value="241365" calcext:value-type="float">
            <text:p>241365</text:p>
          </table:table-cell>
        </table:table-row>
        <table:table-row table:style-name="ro1">
          <table:table-cell office:value-type="float" office:value="288571" calcext:value-type="float">
            <text:p>28857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emphill County</text:p>
          </table:table-cell>
          <table:table-cell office:value-type="float" office:value="3777" calcext:value-type="float">
            <text:p>3777</text:p>
          </table:table-cell>
        </table:table-row>
        <table:table-row table:style-name="ro1">
          <table:table-cell office:value-type="float" office:value="288679" calcext:value-type="float">
            <text:p>28867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enderson County</text:p>
          </table:table-cell>
          <table:table-cell office:value-type="float" office:value="83792" calcext:value-type="float">
            <text:p>83792</text:p>
          </table:table-cell>
        </table:table-row>
        <table:table-row table:style-name="ro1">
          <table:table-cell office:value-type="float" office:value="288787" calcext:value-type="float">
            <text:p>28878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idalgo County</text:p>
          </table:table-cell>
          <table:table-cell office:value-type="float" office:value="875200" calcext:value-type="float">
            <text:p>875200</text:p>
          </table:table-cell>
        </table:table-row>
        <table:table-row table:style-name="ro1">
          <table:table-cell office:value-type="float" office:value="288895" calcext:value-type="float">
            <text:p>28889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ill County</text:p>
          </table:table-cell>
          <table:table-cell office:value-type="float" office:value="37006" calcext:value-type="float">
            <text:p>37006</text:p>
          </table:table-cell>
        </table:table-row>
        <table:table-row table:style-name="ro1">
          <table:table-cell office:value-type="float" office:value="289003" calcext:value-type="float">
            <text:p>28900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ockley County</text:p>
          </table:table-cell>
          <table:table-cell office:value-type="float" office:value="22921" calcext:value-type="float">
            <text:p>22921</text:p>
          </table:table-cell>
        </table:table-row>
        <table:table-row table:style-name="ro1">
          <table:table-cell office:value-type="float" office:value="289111" calcext:value-type="float">
            <text:p>28911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ood County</text:p>
          </table:table-cell>
          <table:table-cell office:value-type="float" office:value="63527" calcext:value-type="float">
            <text:p>63527</text:p>
          </table:table-cell>
        </table:table-row>
        <table:table-row table:style-name="ro1">
          <table:table-cell office:value-type="float" office:value="289219" calcext:value-type="float">
            <text:p>28921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opkins County</text:p>
          </table:table-cell>
          <table:table-cell office:value-type="float" office:value="37170" calcext:value-type="float">
            <text:p>37170</text:p>
          </table:table-cell>
        </table:table-row>
        <table:table-row table:style-name="ro1">
          <table:table-cell office:value-type="float" office:value="289327" calcext:value-type="float">
            <text:p>28932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ouston County</text:p>
          </table:table-cell>
          <table:table-cell office:value-type="float" office:value="22835" calcext:value-type="float">
            <text:p>22835</text:p>
          </table:table-cell>
        </table:table-row>
        <table:table-row table:style-name="ro1">
          <table:table-cell office:value-type="float" office:value="289435" calcext:value-type="float">
            <text:p>28943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oward County</text:p>
          </table:table-cell>
          <table:table-cell office:value-type="float" office:value="36540" calcext:value-type="float">
            <text:p>36540</text:p>
          </table:table-cell>
        </table:table-row>
        <table:table-row table:style-name="ro1">
          <table:table-cell office:value-type="float" office:value="289543" calcext:value-type="float">
            <text:p>28954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udspeth County</text:p>
          </table:table-cell>
          <table:table-cell office:value-type="float" office:value="4906" calcext:value-type="float">
            <text:p>4906</text:p>
          </table:table-cell>
        </table:table-row>
        <table:table-row table:style-name="ro1">
          <table:table-cell office:value-type="float" office:value="289651" calcext:value-type="float">
            <text:p>28965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unt County</text:p>
          </table:table-cell>
          <table:table-cell office:value-type="float" office:value="99807" calcext:value-type="float">
            <text:p>99807</text:p>
          </table:table-cell>
        </table:table-row>
        <table:table-row table:style-name="ro1">
          <table:table-cell office:value-type="float" office:value="289759" calcext:value-type="float">
            <text:p>28975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utchinson County</text:p>
          </table:table-cell>
          <table:table-cell office:value-type="float" office:value="20677" calcext:value-type="float">
            <text:p>20677</text:p>
          </table:table-cell>
        </table:table-row>
        <table:table-row table:style-name="ro1">
          <table:table-cell office:value-type="float" office:value="289867" calcext:value-type="float">
            <text:p>28986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Irion County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289975" calcext:value-type="float">
            <text:p>28997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Jack County</text:p>
          </table:table-cell>
          <table:table-cell office:value-type="float" office:value="9056" calcext:value-type="float">
            <text:p>9056</text:p>
          </table:table-cell>
        </table:table-row>
        <table:table-row table:style-name="ro1">
          <table:table-cell office:value-type="float" office:value="290083" calcext:value-type="float">
            <text:p>29008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Jackson County</text:p>
          </table:table-cell>
          <table:table-cell office:value-type="float" office:value="14854" calcext:value-type="float">
            <text:p>14854</text:p>
          </table:table-cell>
        </table:table-row>
        <table:table-row table:style-name="ro1">
          <table:table-cell office:value-type="float" office:value="290191" calcext:value-type="float">
            <text:p>29019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Jasper County</text:p>
          </table:table-cell>
          <table:table-cell office:value-type="float" office:value="35375" calcext:value-type="float">
            <text:p>35375</text:p>
          </table:table-cell>
        </table:table-row>
        <table:table-row table:style-name="ro1">
          <table:table-cell office:value-type="float" office:value="290299" calcext:value-type="float">
            <text:p>29029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Jeff Davis County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290407" calcext:value-type="float">
            <text:p>29040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Jefferson County</text:p>
          </table:table-cell>
          <table:table-cell office:value-type="float" office:value="250127" calcext:value-type="float">
            <text:p>250127</text:p>
          </table:table-cell>
        </table:table-row>
        <table:table-row table:style-name="ro1">
          <table:table-cell office:value-type="float" office:value="290515" calcext:value-type="float">
            <text:p>29051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Jim Hogg County</text:p>
          </table:table-cell>
          <table:table-cell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290623" calcext:value-type="float">
            <text:p>29062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Jim Wells County</text:p>
          </table:table-cell>
          <table:table-cell office:value-type="float" office:value="40452" calcext:value-type="float">
            <text:p>40452</text:p>
          </table:table-cell>
        </table:table-row>
        <table:table-row table:style-name="ro1">
          <table:table-cell office:value-type="float" office:value="290731" calcext:value-type="float">
            <text:p>29073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Johnson County</text:p>
          </table:table-cell>
          <table:table-cell office:value-type="float" office:value="179575" calcext:value-type="float">
            <text:p>179575</text:p>
          </table:table-cell>
        </table:table-row>
        <table:table-row table:style-name="ro1">
          <table:table-cell office:value-type="float" office:value="290839" calcext:value-type="float">
            <text:p>29083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Jones County</text:p>
          </table:table-cell>
          <table:table-cell office:value-type="float" office:value="19875" calcext:value-type="float">
            <text:p>19875</text:p>
          </table:table-cell>
        </table:table-row>
        <table:table-row table:style-name="ro1">
          <table:table-cell office:value-type="float" office:value="290947" calcext:value-type="float">
            <text:p>29094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Karnes County</text:p>
          </table:table-cell>
          <table:table-cell office:value-type="float" office:value="15562" calcext:value-type="float">
            <text:p>15562</text:p>
          </table:table-cell>
        </table:table-row>
        <table:table-row table:style-name="ro1">
          <table:table-cell office:value-type="float" office:value="291055" calcext:value-type="float">
            <text:p>29105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Kaufman County</text:p>
          </table:table-cell>
          <table:table-cell office:value-type="float" office:value="143198" calcext:value-type="float">
            <text:p>143198</text:p>
          </table:table-cell>
        </table:table-row>
        <table:table-row table:style-name="ro1">
          <table:table-cell office:value-type="float" office:value="291163" calcext:value-type="float">
            <text:p>29116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Kendall County</text:p>
          </table:table-cell>
          <table:table-cell office:value-type="float" office:value="48523" calcext:value-type="float">
            <text:p>48523</text:p>
          </table:table-cell>
        </table:table-row>
        <table:table-row table:style-name="ro1">
          <table:table-cell office:value-type="float" office:value="291271" calcext:value-type="float">
            <text:p>29127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Kenedy County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291379" calcext:value-type="float">
            <text:p>29137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Kent County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291487" calcext:value-type="float">
            <text:p>29148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Kerr County</text:p>
          </table:table-cell>
          <table:table-cell office:value-type="float" office:value="52869" calcext:value-type="float">
            <text:p>52869</text:p>
          </table:table-cell>
        </table:table-row>
        <table:table-row table:style-name="ro1">
          <table:table-cell office:value-type="float" office:value="291595" calcext:value-type="float">
            <text:p>29159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Kimble County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float" office:value="291703" calcext:value-type="float">
            <text:p>29170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King County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91811" calcext:value-type="float">
            <text:p>29181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Kinney County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291919" calcext:value-type="float">
            <text:p>29191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Kleberg County</text:p>
          </table:table-cell>
          <table:table-cell office:value-type="float" office:value="30338" calcext:value-type="float">
            <text:p>30338</text:p>
          </table:table-cell>
        </table:table-row>
        <table:table-row table:style-name="ro1">
          <table:table-cell office:value-type="float" office:value="292027" calcext:value-type="float">
            <text:p>29202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Knox County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float" office:value="292135" calcext:value-type="float">
            <text:p>29213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a Salle County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292243" calcext:value-type="float">
            <text:p>29224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amar County</text:p>
          </table:table-cell>
          <table:table-cell office:value-type="float" office:value="49905" calcext:value-type="float">
            <text:p>49905</text:p>
          </table:table-cell>
        </table:table-row>
        <table:table-row table:style-name="ro1">
          <table:table-cell office:value-type="float" office:value="292351" calcext:value-type="float">
            <text:p>29235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amb County</text:p>
          </table:table-cell>
          <table:table-cell office:value-type="float" office:value="12710" calcext:value-type="float">
            <text:p>12710</text:p>
          </table:table-cell>
        </table:table-row>
        <table:table-row table:style-name="ro1">
          <table:table-cell office:value-type="float" office:value="292459" calcext:value-type="float">
            <text:p>29245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ampasas County</text:p>
          </table:table-cell>
          <table:table-cell office:value-type="float" office:value="21789" calcext:value-type="float">
            <text:p>21789</text:p>
          </table:table-cell>
        </table:table-row>
        <table:table-row table:style-name="ro1">
          <table:table-cell office:value-type="float" office:value="292567" calcext:value-type="float">
            <text:p>29256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avaca County</text:p>
          </table:table-cell>
          <table:table-cell office:value-type="float" office:value="20216" calcext:value-type="float">
            <text:p>20216</text:p>
          </table:table-cell>
        </table:table-row>
        <table:table-row table:style-name="ro1">
          <table:table-cell office:value-type="float" office:value="292675" calcext:value-type="float">
            <text:p>29267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ee County</text:p>
          </table:table-cell>
          <table:table-cell office:value-type="float" office:value="17397" calcext:value-type="float">
            <text:p>17397</text:p>
          </table:table-cell>
        </table:table-row>
        <table:table-row table:style-name="ro1">
          <table:table-cell office:value-type="float" office:value="292783" calcext:value-type="float">
            <text:p>29278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eon County</text:p>
          </table:table-cell>
          <table:table-cell office:value-type="float" office:value="17493" calcext:value-type="float">
            <text:p>17493</text:p>
          </table:table-cell>
        </table:table-row>
        <table:table-row table:style-name="ro1">
          <table:table-cell office:value-type="float" office:value="292891" calcext:value-type="float">
            <text:p>29289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iberty County</text:p>
          </table:table-cell>
          <table:table-cell office:value-type="float" office:value="91547" calcext:value-type="float">
            <text:p>91547</text:p>
          </table:table-cell>
        </table:table-row>
        <table:table-row table:style-name="ro1">
          <table:table-cell office:value-type="float" office:value="292999" calcext:value-type="float">
            <text:p>29299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imestone County</text:p>
          </table:table-cell>
          <table:table-cell office:value-type="float" office:value="23340" calcext:value-type="float">
            <text:p>23340</text:p>
          </table:table-cell>
        </table:table-row>
        <table:table-row table:style-name="ro1">
          <table:table-cell office:value-type="float" office:value="293107" calcext:value-type="float">
            <text:p>29310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ipscomb County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293215" calcext:value-type="float">
            <text:p>29321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ive Oak County</text:p>
          </table:table-cell>
          <table:table-cell office:value-type="float" office:value="12324" calcext:value-type="float">
            <text:p>12324</text:p>
          </table:table-cell>
        </table:table-row>
        <table:table-row table:style-name="ro1">
          <table:table-cell office:value-type="float" office:value="293323" calcext:value-type="float">
            <text:p>29332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lano County</text:p>
          </table:table-cell>
          <table:table-cell office:value-type="float" office:value="21958" calcext:value-type="float">
            <text:p>21958</text:p>
          </table:table-cell>
        </table:table-row>
        <table:table-row table:style-name="ro1">
          <table:table-cell office:value-type="float" office:value="293431" calcext:value-type="float">
            <text:p>29343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oving County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93539" calcext:value-type="float">
            <text:p>29353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ubbock County</text:p>
          </table:table-cell>
          <table:table-cell office:value-type="float" office:value="314772" calcext:value-type="float">
            <text:p>314772</text:p>
          </table:table-cell>
        </table:table-row>
        <table:table-row table:style-name="ro1">
          <table:table-cell office:value-type="float" office:value="293647" calcext:value-type="float">
            <text:p>29364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ynn County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office:value-type="float" office:value="293755" calcext:value-type="float">
            <text:p>29375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adison County</text:p>
          </table:table-cell>
          <table:table-cell office:value-type="float" office:value="14427" calcext:value-type="float">
            <text:p>14427</text:p>
          </table:table-cell>
        </table:table-row>
        <table:table-row table:style-name="ro1">
          <table:table-cell office:value-type="float" office:value="293863" calcext:value-type="float">
            <text:p>29386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arion County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293971" calcext:value-type="float">
            <text:p>29397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artin County</text:p>
          </table:table-cell>
          <table:table-cell office:value-type="float" office:value="5816" calcext:value-type="float">
            <text:p>5816</text:p>
          </table:table-cell>
        </table:table-row>
        <table:table-row table:style-name="ro1">
          <table:table-cell office:value-type="float" office:value="294079" calcext:value-type="float">
            <text:p>29407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ason County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float" office:value="294187" calcext:value-type="float">
            <text:p>29418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atagorda County</text:p>
          </table:table-cell>
          <table:table-cell office:value-type="float" office:value="36725" calcext:value-type="float">
            <text:p>36725</text:p>
          </table:table-cell>
        </table:table-row>
        <table:table-row table:style-name="ro1">
          <table:table-cell office:value-type="float" office:value="294295" calcext:value-type="float">
            <text:p>29429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averick County</text:p>
          </table:table-cell>
          <table:table-cell office:value-type="float" office:value="58378" calcext:value-type="float">
            <text:p>58378</text:p>
          </table:table-cell>
        </table:table-row>
        <table:table-row table:style-name="ro1">
          <table:table-cell office:value-type="float" office:value="294403" calcext:value-type="float">
            <text:p>29440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cCulloch County</text:p>
          </table:table-cell>
          <table:table-cell office:value-type="float" office:value="7823" calcext:value-type="float">
            <text:p>7823</text:p>
          </table:table-cell>
        </table:table-row>
        <table:table-row table:style-name="ro1">
          <table:table-cell office:value-type="float" office:value="294511" calcext:value-type="float">
            <text:p>29451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cLennan County</text:p>
          </table:table-cell>
          <table:table-cell office:value-type="float" office:value="259730" calcext:value-type="float">
            <text:p>259730</text:p>
          </table:table-cell>
        </table:table-row>
        <table:table-row table:style-name="ro1">
          <table:table-cell office:value-type="float" office:value="294619" calcext:value-type="float">
            <text:p>29461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cMullen County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94727" calcext:value-type="float">
            <text:p>29472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edina County</text:p>
          </table:table-cell>
          <table:table-cell office:value-type="float" office:value="52358" calcext:value-type="float">
            <text:p>52358</text:p>
          </table:table-cell>
        </table:table-row>
        <table:table-row table:style-name="ro1">
          <table:table-cell office:value-type="float" office:value="294835" calcext:value-type="float">
            <text:p>29483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enard County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294943" calcext:value-type="float">
            <text:p>29494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idland County</text:p>
          </table:table-cell>
          <table:table-cell office:value-type="float" office:value="177863" calcext:value-type="float">
            <text:p>177863</text:p>
          </table:table-cell>
        </table:table-row>
        <table:table-row table:style-name="ro1">
          <table:table-cell office:value-type="float" office:value="295051" calcext:value-type="float">
            <text:p>29505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ilam County</text:p>
          </table:table-cell>
          <table:table-cell office:value-type="float" office:value="24708" calcext:value-type="float">
            <text:p>24708</text:p>
          </table:table-cell>
        </table:table-row>
        <table:table-row table:style-name="ro1">
          <table:table-cell office:value-type="float" office:value="295159" calcext:value-type="float">
            <text:p>29515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ills County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295267" calcext:value-type="float">
            <text:p>29526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itchell County</text:p>
          </table:table-cell>
          <table:table-cell office:value-type="float" office:value="8202" calcext:value-type="float">
            <text:p>8202</text:p>
          </table:table-cell>
        </table:table-row>
        <table:table-row table:style-name="ro1">
          <table:table-cell office:value-type="float" office:value="295375" calcext:value-type="float">
            <text:p>29537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ontague County</text:p>
          </table:table-cell>
          <table:table-cell office:value-type="float" office:value="19962" calcext:value-type="float">
            <text:p>19962</text:p>
          </table:table-cell>
        </table:table-row>
        <table:table-row table:style-name="ro1">
          <table:table-cell office:value-type="float" office:value="295483" calcext:value-type="float">
            <text:p>29548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ontgomery County</text:p>
          </table:table-cell>
          <table:table-cell office:value-type="float" office:value="626351" calcext:value-type="float">
            <text:p>626351</text:p>
          </table:table-cell>
        </table:table-row>
        <table:table-row table:style-name="ro1">
          <table:table-cell office:value-type="float" office:value="295591" calcext:value-type="float">
            <text:p>29559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oore County</text:p>
          </table:table-cell>
          <table:table-cell office:value-type="float" office:value="20654" calcext:value-type="float">
            <text:p>20654</text:p>
          </table:table-cell>
        </table:table-row>
        <table:table-row table:style-name="ro1">
          <table:table-cell office:value-type="float" office:value="295699" calcext:value-type="float">
            <text:p>29569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orris County</text:p>
          </table:table-cell>
          <table:table-cell office:value-type="float" office:value="12393" calcext:value-type="float">
            <text:p>12393</text:p>
          </table:table-cell>
        </table:table-row>
        <table:table-row table:style-name="ro1">
          <table:table-cell office:value-type="float" office:value="295807" calcext:value-type="float">
            <text:p>29580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otley County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295915" calcext:value-type="float">
            <text:p>29591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Nacogdoches County</text:p>
          </table:table-cell>
          <table:table-cell office:value-type="float" office:value="64753" calcext:value-type="float">
            <text:p>64753</text:p>
          </table:table-cell>
        </table:table-row>
        <table:table-row table:style-name="ro1">
          <table:table-cell office:value-type="float" office:value="296023" calcext:value-type="float">
            <text:p>29602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Navarro County</text:p>
          </table:table-cell>
          <table:table-cell office:value-type="float" office:value="50694" calcext:value-type="float">
            <text:p>50694</text:p>
          </table:table-cell>
        </table:table-row>
        <table:table-row table:style-name="ro1">
          <table:table-cell office:value-type="float" office:value="296131" calcext:value-type="float">
            <text:p>29613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Newton County</text:p>
          </table:table-cell>
          <table:table-cell office:value-type="float" office:value="13414" calcext:value-type="float">
            <text:p>13414</text:p>
          </table:table-cell>
        </table:table-row>
        <table:table-row table:style-name="ro1">
          <table:table-cell office:value-type="float" office:value="296239" calcext:value-type="float">
            <text:p>29623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Nolan County</text:p>
          </table:table-cell>
          <table:table-cell office:value-type="float" office:value="14835" calcext:value-type="float">
            <text:p>14835</text:p>
          </table:table-cell>
        </table:table-row>
        <table:table-row table:style-name="ro1">
          <table:table-cell office:value-type="float" office:value="296347" calcext:value-type="float">
            <text:p>29634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Nueces County</text:p>
          </table:table-cell>
          <table:table-cell office:value-type="float" office:value="363148" calcext:value-type="float">
            <text:p>363148</text:p>
          </table:table-cell>
        </table:table-row>
        <table:table-row table:style-name="ro1">
          <table:table-cell office:value-type="float" office:value="296455" calcext:value-type="float">
            <text:p>29645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chiltree County</text:p>
          </table:table-cell>
          <table:table-cell office:value-type="float" office:value="9598" calcext:value-type="float">
            <text:p>9598</text:p>
          </table:table-cell>
        </table:table-row>
        <table:table-row table:style-name="ro1">
          <table:table-cell office:value-type="float" office:value="296563" calcext:value-type="float">
            <text:p>29656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ldham County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296671" calcext:value-type="float">
            <text:p>29667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range County</text:p>
          </table:table-cell>
          <table:table-cell office:value-type="float" office:value="82878" calcext:value-type="float">
            <text:p>82878</text:p>
          </table:table-cell>
        </table:table-row>
        <table:table-row table:style-name="ro1">
          <table:table-cell office:value-type="float" office:value="296779" calcext:value-type="float">
            <text:p>29677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alo Pinto County</text:p>
          </table:table-cell>
          <table:table-cell office:value-type="float" office:value="29320" calcext:value-type="float">
            <text:p>29320</text:p>
          </table:table-cell>
        </table:table-row>
        <table:table-row table:style-name="ro1">
          <table:table-cell office:value-type="float" office:value="296887" calcext:value-type="float">
            <text:p>29688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anola County</text:p>
          </table:table-cell>
          <table:table-cell office:value-type="float" office:value="23187" calcext:value-type="float">
            <text:p>23187</text:p>
          </table:table-cell>
        </table:table-row>
        <table:table-row table:style-name="ro1">
          <table:table-cell office:value-type="float" office:value="296995" calcext:value-type="float">
            <text:p>29699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arker County</text:p>
          </table:table-cell>
          <table:table-cell office:value-type="float" office:value="148198" calcext:value-type="float">
            <text:p>148198</text:p>
          </table:table-cell>
        </table:table-row>
        <table:table-row table:style-name="ro1">
          <table:table-cell office:value-type="float" office:value="297103" calcext:value-type="float">
            <text:p>29710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armer County</text:p>
          </table:table-cell>
          <table:table-cell office:value-type="float" office:value="9522" calcext:value-type="float">
            <text:p>9522</text:p>
          </table:table-cell>
        </table:table-row>
        <table:table-row table:style-name="ro1">
          <table:table-cell office:value-type="float" office:value="297211" calcext:value-type="float">
            <text:p>29721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ecos County</text:p>
          </table:table-cell>
          <table:table-cell office:value-type="float" office:value="15718" calcext:value-type="float">
            <text:p>15718</text:p>
          </table:table-cell>
        </table:table-row>
        <table:table-row table:style-name="ro1">
          <table:table-cell office:value-type="float" office:value="297319" calcext:value-type="float">
            <text:p>29731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olk County</text:p>
          </table:table-cell>
          <table:table-cell office:value-type="float" office:value="52995" calcext:value-type="float">
            <text:p>52995</text:p>
          </table:table-cell>
        </table:table-row>
        <table:table-row table:style-name="ro1">
          <table:table-cell office:value-type="float" office:value="297427" calcext:value-type="float">
            <text:p>29742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otter County</text:p>
          </table:table-cell>
          <table:table-cell office:value-type="float" office:value="116004" calcext:value-type="float">
            <text:p>116004</text:p>
          </table:table-cell>
        </table:table-row>
        <table:table-row table:style-name="ro1">
          <table:table-cell office:value-type="float" office:value="297535" calcext:value-type="float">
            <text:p>29753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Presidio County</text:p>
          </table:table-cell>
          <table:table-cell office:value-type="float" office:value="6508" calcext:value-type="float">
            <text:p>6508</text:p>
          </table:table-cell>
        </table:table-row>
        <table:table-row table:style-name="ro1">
          <table:table-cell office:value-type="float" office:value="297643" calcext:value-type="float">
            <text:p>29764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ains County</text:p>
          </table:table-cell>
          <table:table-cell office:value-type="float" office:value="12552" calcext:value-type="float">
            <text:p>12552</text:p>
          </table:table-cell>
        </table:table-row>
        <table:table-row table:style-name="ro1">
          <table:table-cell office:value-type="float" office:value="297751" calcext:value-type="float">
            <text:p>29775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andall County</text:p>
          </table:table-cell>
          <table:table-cell office:value-type="float" office:value="139899" calcext:value-type="float">
            <text:p>139899</text:p>
          </table:table-cell>
        </table:table-row>
        <table:table-row table:style-name="ro1">
          <table:table-cell office:value-type="float" office:value="297859" calcext:value-type="float">
            <text:p>29785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agan County</text:p>
          </table:table-cell>
          <table:table-cell office:value-type="float" office:value="3833" calcext:value-type="float">
            <text:p>3833</text:p>
          </table:table-cell>
        </table:table-row>
        <table:table-row table:style-name="ro1">
          <table:table-cell office:value-type="float" office:value="297967" calcext:value-type="float">
            <text:p>29796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al County</text:p>
          </table:table-cell>
          <table:table-cell office:value-type="float" office:value="3411" calcext:value-type="float">
            <text:p>3411</text:p>
          </table:table-cell>
        </table:table-row>
        <table:table-row table:style-name="ro1">
          <table:table-cell office:value-type="float" office:value="298075" calcext:value-type="float">
            <text:p>29807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d River County</text:p>
          </table:table-cell>
          <table:table-cell office:value-type="float" office:value="11995" calcext:value-type="float">
            <text:p>11995</text:p>
          </table:table-cell>
        </table:table-row>
        <table:table-row table:style-name="ro1">
          <table:table-cell office:value-type="float" office:value="298183" calcext:value-type="float">
            <text:p>29818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eves County</text:p>
          </table:table-cell>
          <table:table-cell office:value-type="float" office:value="15949" calcext:value-type="float">
            <text:p>15949</text:p>
          </table:table-cell>
        </table:table-row>
        <table:table-row table:style-name="ro1">
          <table:table-cell office:value-type="float" office:value="298291" calcext:value-type="float">
            <text:p>29829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efugio County</text:p>
          </table:table-cell>
          <table:table-cell office:value-type="float" office:value="6877" calcext:value-type="float">
            <text:p>6877</text:p>
          </table:table-cell>
        </table:table-row>
        <table:table-row table:style-name="ro1">
          <table:table-cell office:value-type="float" office:value="298399" calcext:value-type="float">
            <text:p>29839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oberts County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298507" calcext:value-type="float">
            <text:p>29850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obertson County</text:p>
          </table:table-cell>
          <table:table-cell office:value-type="float" office:value="17155" calcext:value-type="float">
            <text:p>17155</text:p>
          </table:table-cell>
        </table:table-row>
        <table:table-row table:style-name="ro1">
          <table:table-cell office:value-type="float" office:value="298615" calcext:value-type="float">
            <text:p>29861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ockwall County</text:p>
          </table:table-cell>
          <table:table-cell office:value-type="float" office:value="109888" calcext:value-type="float">
            <text:p>109888</text:p>
          </table:table-cell>
        </table:table-row>
        <table:table-row table:style-name="ro1">
          <table:table-cell office:value-type="float" office:value="298723" calcext:value-type="float">
            <text:p>29872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unnels County</text:p>
          </table:table-cell>
          <table:table-cell office:value-type="float" office:value="10401" calcext:value-type="float">
            <text:p>10401</text:p>
          </table:table-cell>
        </table:table-row>
        <table:table-row table:style-name="ro1">
          <table:table-cell office:value-type="float" office:value="298831" calcext:value-type="float">
            <text:p>29883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Rusk County</text:p>
          </table:table-cell>
          <table:table-cell office:value-type="float" office:value="54324" calcext:value-type="float">
            <text:p>54324</text:p>
          </table:table-cell>
        </table:table-row>
        <table:table-row table:style-name="ro1">
          <table:table-cell office:value-type="float" office:value="298939" calcext:value-type="float">
            <text:p>29893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abine County</text:p>
          </table:table-cell>
          <table:table-cell office:value-type="float" office:value="10507" calcext:value-type="float">
            <text:p>10507</text:p>
          </table:table-cell>
        </table:table-row>
        <table:table-row table:style-name="ro1">
          <table:table-cell office:value-type="float" office:value="299047" calcext:value-type="float">
            <text:p>29904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an Augustine County</text:p>
          </table:table-cell>
          <table:table-cell office:value-type="float" office:value="8248" calcext:value-type="float">
            <text:p>8248</text:p>
          </table:table-cell>
        </table:table-row>
        <table:table-row table:style-name="ro1">
          <table:table-cell office:value-type="float" office:value="299155" calcext:value-type="float">
            <text:p>29915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an Jacinto County</text:p>
          </table:table-cell>
          <table:table-cell office:value-type="float" office:value="29301" calcext:value-type="float">
            <text:p>29301</text:p>
          </table:table-cell>
        </table:table-row>
        <table:table-row table:style-name="ro1">
          <table:table-cell office:value-type="float" office:value="299263" calcext:value-type="float">
            <text:p>29926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an Patricio County</text:p>
          </table:table-cell>
          <table:table-cell office:value-type="float" office:value="67069" calcext:value-type="float">
            <text:p>67069</text:p>
          </table:table-cell>
        </table:table-row>
        <table:table-row table:style-name="ro1">
          <table:table-cell office:value-type="float" office:value="299371" calcext:value-type="float">
            <text:p>29937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an Saba County</text:p>
          </table:table-cell>
          <table:table-cell office:value-type="float" office:value="6039" calcext:value-type="float">
            <text:p>6039</text:p>
          </table:table-cell>
        </table:table-row>
        <table:table-row table:style-name="ro1">
          <table:table-cell office:value-type="float" office:value="299479" calcext:value-type="float">
            <text:p>29947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chleicher County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float" office:value="299587" calcext:value-type="float">
            <text:p>29958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curry County</text:p>
          </table:table-cell>
          <table:table-cell office:value-type="float" office:value="16662" calcext:value-type="float">
            <text:p>16662</text:p>
          </table:table-cell>
        </table:table-row>
        <table:table-row table:style-name="ro1">
          <table:table-cell office:value-type="float" office:value="299695" calcext:value-type="float">
            <text:p>29969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hackelford County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299803" calcext:value-type="float">
            <text:p>29980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helby County</text:p>
          </table:table-cell>
          <table:table-cell office:value-type="float" office:value="24915" calcext:value-type="float">
            <text:p>24915</text:p>
          </table:table-cell>
        </table:table-row>
        <table:table-row table:style-name="ro1">
          <table:table-cell office:value-type="float" office:value="299911" calcext:value-type="float">
            <text:p>29991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herman County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float" office:value="300019" calcext:value-type="float">
            <text:p>30001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mith County</text:p>
          </table:table-cell>
          <table:table-cell office:value-type="float" office:value="235806" calcext:value-type="float">
            <text:p>235806</text:p>
          </table:table-cell>
        </table:table-row>
        <table:table-row table:style-name="ro1">
          <table:table-cell office:value-type="float" office:value="300127" calcext:value-type="float">
            <text:p>30012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omervell County</text:p>
          </table:table-cell>
          <table:table-cell office:value-type="float" office:value="9139" calcext:value-type="float">
            <text:p>9139</text:p>
          </table:table-cell>
        </table:table-row>
        <table:table-row table:style-name="ro1">
          <table:table-cell office:value-type="float" office:value="300235" calcext:value-type="float">
            <text:p>30023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tarr County</text:p>
          </table:table-cell>
          <table:table-cell office:value-type="float" office:value="64266" calcext:value-type="float">
            <text:p>64266</text:p>
          </table:table-cell>
        </table:table-row>
        <table:table-row table:style-name="ro1">
          <table:table-cell office:value-type="float" office:value="300343" calcext:value-type="float">
            <text:p>30034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451" calcext:value-type="float">
            <text:p>30045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tephens County</text:p>
          </table:table-cell>
          <table:table-cell office:value-type="float" office:value="9334" calcext:value-type="float">
            <text:p>9334</text:p>
          </table:table-cell>
        </table:table-row>
        <table:table-row table:style-name="ro1">
          <table:table-cell office:value-type="float" office:value="300559" calcext:value-type="float">
            <text:p>30055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terling County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300667" calcext:value-type="float">
            <text:p>30066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tonewall County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300775" calcext:value-type="float">
            <text:p>30077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utton County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float" office:value="300883" calcext:value-type="float">
            <text:p>30088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wisher County</text:p>
          </table:table-cell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float" office:value="300991" calcext:value-type="float">
            <text:p>30099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arrant County</text:p>
          </table:table-cell>
          <table:table-cell office:value-type="float" office:value="2123347" calcext:value-type="float">
            <text:p>2123347</text:p>
          </table:table-cell>
        </table:table-row>
        <table:table-row table:style-name="ro1">
          <table:table-cell office:value-type="float" office:value="301099" calcext:value-type="float">
            <text:p>30109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aylor County</text:p>
          </table:table-cell>
          <table:table-cell office:value-type="float" office:value="139200" calcext:value-type="float">
            <text:p>139200</text:p>
          </table:table-cell>
        </table:table-row>
        <table:table-row table:style-name="ro1">
          <table:table-cell office:value-type="float" office:value="301207" calcext:value-type="float">
            <text:p>30120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errell County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301315" calcext:value-type="float">
            <text:p>30131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erry County</text:p>
          </table:table-cell>
          <table:table-cell office:value-type="float" office:value="12183" calcext:value-type="float">
            <text:p>12183</text:p>
          </table:table-cell>
        </table:table-row>
        <table:table-row table:style-name="ro1">
          <table:table-cell office:value-type="float" office:value="301423" calcext:value-type="float">
            <text:p>30142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hrockmorton County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301531" calcext:value-type="float">
            <text:p>30153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itus County</text:p>
          </table:table-cell>
          <table:table-cell office:value-type="float" office:value="32926" calcext:value-type="float">
            <text:p>32926</text:p>
          </table:table-cell>
        </table:table-row>
        <table:table-row table:style-name="ro1">
          <table:table-cell office:value-type="float" office:value="301639" calcext:value-type="float">
            <text:p>30163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om Green County</text:p>
          </table:table-cell>
          <table:table-cell office:value-type="float" office:value="120010" calcext:value-type="float">
            <text:p>120010</text:p>
          </table:table-cell>
        </table:table-row>
        <table:table-row table:style-name="ro1">
          <table:table-cell office:value-type="float" office:value="301747" calcext:value-type="float">
            <text:p>30174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ravis County</text:p>
          </table:table-cell>
          <table:table-cell office:value-type="float" office:value="1300503" calcext:value-type="float">
            <text:p>1300503</text:p>
          </table:table-cell>
        </table:table-row>
        <table:table-row table:style-name="ro1">
          <table:table-cell office:value-type="float" office:value="301855" calcext:value-type="float">
            <text:p>30185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rinity County</text:p>
          </table:table-cell>
          <table:table-cell office:value-type="float" office:value="14883" calcext:value-type="float">
            <text:p>14883</text:p>
          </table:table-cell>
        </table:table-row>
        <table:table-row table:style-name="ro1">
          <table:table-cell office:value-type="float" office:value="301963" calcext:value-type="float">
            <text:p>30196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yler County</text:p>
          </table:table-cell>
          <table:table-cell office:value-type="float" office:value="21591" calcext:value-type="float">
            <text:p>21591</text:p>
          </table:table-cell>
        </table:table-row>
        <table:table-row table:style-name="ro1">
          <table:table-cell office:value-type="float" office:value="302071" calcext:value-type="float">
            <text:p>30207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pshur County</text:p>
          </table:table-cell>
          <table:table-cell office:value-type="float" office:value="42166" calcext:value-type="float">
            <text:p>42166</text:p>
          </table:table-cell>
        </table:table-row>
        <table:table-row table:style-name="ro1">
          <table:table-cell office:value-type="float" office:value="302179" calcext:value-type="float">
            <text:p>30217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pton County</text:p>
          </table:table-cell>
          <table:table-cell office:value-type="float" office:value="3623" calcext:value-type="float">
            <text:p>3623</text:p>
          </table:table-cell>
        </table:table-row>
        <table:table-row table:style-name="ro1">
          <table:table-cell office:value-type="float" office:value="302287" calcext:value-type="float">
            <text:p>30228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valde County</text:p>
          </table:table-cell>
          <table:table-cell office:value-type="float" office:value="26742" calcext:value-type="float">
            <text:p>26742</text:p>
          </table:table-cell>
        </table:table-row>
        <table:table-row table:style-name="ro1">
          <table:table-cell office:value-type="float" office:value="302395" calcext:value-type="float">
            <text:p>30239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Val Verde County</text:p>
          </table:table-cell>
          <table:table-cell office:value-type="float" office:value="49028" calcext:value-type="float">
            <text:p>49028</text:p>
          </table:table-cell>
        </table:table-row>
        <table:table-row table:style-name="ro1">
          <table:table-cell office:value-type="float" office:value="302503" calcext:value-type="float">
            <text:p>30250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Van Zandt County</text:p>
          </table:table-cell>
          <table:table-cell office:value-type="float" office:value="57533" calcext:value-type="float">
            <text:p>57533</text:p>
          </table:table-cell>
        </table:table-row>
        <table:table-row table:style-name="ro1">
          <table:table-cell office:value-type="float" office:value="302611" calcext:value-type="float">
            <text:p>30261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Victoria County</text:p>
          </table:table-cell>
          <table:table-cell office:value-type="float" office:value="91936" calcext:value-type="float">
            <text:p>91936</text:p>
          </table:table-cell>
        </table:table-row>
        <table:table-row table:style-name="ro1">
          <table:table-cell office:value-type="float" office:value="302719" calcext:value-type="float">
            <text:p>30271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Walker County</text:p>
          </table:table-cell>
          <table:table-cell office:value-type="float" office:value="72164" calcext:value-type="float">
            <text:p>72164</text:p>
          </table:table-cell>
        </table:table-row>
        <table:table-row table:style-name="ro1">
          <table:table-cell office:value-type="float" office:value="302827" calcext:value-type="float">
            <text:p>30282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Waller County</text:p>
          </table:table-cell>
          <table:table-cell office:value-type="float" office:value="57452" calcext:value-type="float">
            <text:p>57452</text:p>
          </table:table-cell>
        </table:table-row>
        <table:table-row table:style-name="ro1">
          <table:table-cell office:value-type="float" office:value="302935" calcext:value-type="float">
            <text:p>30293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Ward County</text:p>
          </table:table-cell>
          <table:table-cell office:value-type="float" office:value="12097" calcext:value-type="float">
            <text:p>12097</text:p>
          </table:table-cell>
        </table:table-row>
        <table:table-row table:style-name="ro1">
          <table:table-cell office:value-type="float" office:value="303043" calcext:value-type="float">
            <text:p>30304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Washington County</text:p>
          </table:table-cell>
          <table:table-cell office:value-type="float" office:value="35771" calcext:value-type="float">
            <text:p>35771</text:p>
          </table:table-cell>
        </table:table-row>
        <table:table-row table:style-name="ro1">
          <table:table-cell office:value-type="float" office:value="303151" calcext:value-type="float">
            <text:p>30315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Webb County</text:p>
          </table:table-cell>
          <table:table-cell office:value-type="float" office:value="277681" calcext:value-type="float">
            <text:p>277681</text:p>
          </table:table-cell>
        </table:table-row>
        <table:table-row table:style-name="ro1">
          <table:table-cell office:value-type="float" office:value="303259" calcext:value-type="float">
            <text:p>30325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Wharton County</text:p>
          </table:table-cell>
          <table:table-cell office:value-type="float" office:value="41685" calcext:value-type="float">
            <text:p>41685</text:p>
          </table:table-cell>
        </table:table-row>
        <table:table-row table:style-name="ro1">
          <table:table-cell office:value-type="float" office:value="303367" calcext:value-type="float">
            <text:p>30336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Wheeler County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float" office:value="303475" calcext:value-type="float">
            <text:p>30347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Wichita County</text:p>
          </table:table-cell>
          <table:table-cell office:value-type="float" office:value="133205" calcext:value-type="float">
            <text:p>133205</text:p>
          </table:table-cell>
        </table:table-row>
        <table:table-row table:style-name="ro1">
          <table:table-cell office:value-type="float" office:value="303583" calcext:value-type="float">
            <text:p>30358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Wilbarger County</text:p>
          </table:table-cell>
          <table:table-cell office:value-type="float" office:value="12552" calcext:value-type="float">
            <text:p>12552</text:p>
          </table:table-cell>
        </table:table-row>
        <table:table-row table:style-name="ro1">
          <table:table-cell office:value-type="float" office:value="303691" calcext:value-type="float">
            <text:p>30369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Willacy County</text:p>
          </table:table-cell>
          <table:table-cell office:value-type="float" office:value="21161" calcext:value-type="float">
            <text:p>21161</text:p>
          </table:table-cell>
        </table:table-row>
        <table:table-row table:style-name="ro1">
          <table:table-cell office:value-type="float" office:value="303799" calcext:value-type="float">
            <text:p>30379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Williamson County</text:p>
          </table:table-cell>
          <table:table-cell office:value-type="float" office:value="617855" calcext:value-type="float">
            <text:p>617855</text:p>
          </table:table-cell>
        </table:table-row>
        <table:table-row table:style-name="ro1">
          <table:table-cell office:value-type="float" office:value="303907" calcext:value-type="float">
            <text:p>30390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Wilson County</text:p>
          </table:table-cell>
          <table:table-cell office:value-type="float" office:value="52023" calcext:value-type="float">
            <text:p>52023</text:p>
          </table:table-cell>
        </table:table-row>
        <table:table-row table:style-name="ro1">
          <table:table-cell office:value-type="float" office:value="304015" calcext:value-type="float">
            <text:p>30401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Winkler County</text:p>
          </table:table-cell>
          <table:table-cell office:value-type="float" office:value="7887" calcext:value-type="float">
            <text:p>7887</text:p>
          </table:table-cell>
        </table:table-row>
        <table:table-row table:style-name="ro1">
          <table:table-cell office:value-type="float" office:value="304123" calcext:value-type="float">
            <text:p>30412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Wise County</text:p>
          </table:table-cell>
          <table:table-cell office:value-type="float" office:value="71084" calcext:value-type="float">
            <text:p>71084</text:p>
          </table:table-cell>
        </table:table-row>
        <table:table-row table:style-name="ro1">
          <table:table-cell office:value-type="float" office:value="304231" calcext:value-type="float">
            <text:p>30423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Wood County</text:p>
          </table:table-cell>
          <table:table-cell office:value-type="float" office:value="46291" calcext:value-type="float">
            <text:p>46291</text:p>
          </table:table-cell>
        </table:table-row>
        <table:table-row table:style-name="ro1">
          <table:table-cell office:value-type="float" office:value="304339" calcext:value-type="float">
            <text:p>30433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Yoakum County</text:p>
          </table:table-cell>
          <table:table-cell office:value-type="float" office:value="8702" calcext:value-type="float">
            <text:p>8702</text:p>
          </table:table-cell>
        </table:table-row>
        <table:table-row table:style-name="ro1">
          <table:table-cell office:value-type="float" office:value="304447" calcext:value-type="float">
            <text:p>30444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Young County</text:p>
          </table:table-cell>
          <table:table-cell office:value-type="float" office:value="17904" calcext:value-type="float">
            <text:p>17904</text:p>
          </table:table-cell>
        </table:table-row>
        <table:table-row table:style-name="ro1">
          <table:table-cell office:value-type="float" office:value="304555" calcext:value-type="float">
            <text:p>30455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Zapata County</text:p>
          </table:table-cell>
          <table:table-cell office:value-type="float" office:value="14172" calcext:value-type="float">
            <text:p>14172</text:p>
          </table:table-cell>
        </table:table-row>
        <table:table-row table:style-name="ro1">
          <table:table-cell office:value-type="float" office:value="304663" calcext:value-type="float">
            <text:p>30466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Zavala County</text:p>
          </table:table-cell>
          <table:table-cell office:value-type="float" office:value="11840" calcext:value-type="float">
            <text:p>11840</text:p>
          </table:table-cell>
        </table:table-row>
        <table:table-row table:style-name="ro1">
          <table:table-cell office:value-type="float" office:value="304771" calcext:value-type="float">
            <text:p>304771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Beaver County</text:p>
          </table:table-cell>
          <table:table-cell office:value-type="float" office:value="6761" calcext:value-type="float">
            <text:p>6761</text:p>
          </table:table-cell>
        </table:table-row>
        <table:table-row table:style-name="ro1">
          <table:table-cell office:value-type="float" office:value="304879" calcext:value-type="float">
            <text:p>304879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Box Elder County</text:p>
          </table:table-cell>
          <table:table-cell office:value-type="float" office:value="57007" calcext:value-type="float">
            <text:p>57007</text:p>
          </table:table-cell>
        </table:table-row>
        <table:table-row table:style-name="ro1">
          <table:table-cell office:value-type="float" office:value="304987" calcext:value-type="float">
            <text:p>304987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Cache County</text:p>
          </table:table-cell>
          <table:table-cell office:value-type="float" office:value="130004" calcext:value-type="float">
            <text:p>130004</text:p>
          </table:table-cell>
        </table:table-row>
        <table:table-row table:style-name="ro1">
          <table:table-cell office:value-type="float" office:value="305095" calcext:value-type="float">
            <text:p>305095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Carbon County</text:p>
          </table:table-cell>
          <table:table-cell office:value-type="float" office:value="20760" calcext:value-type="float">
            <text:p>20760</text:p>
          </table:table-cell>
        </table:table-row>
        <table:table-row table:style-name="ro1">
          <table:table-cell office:value-type="float" office:value="305203" calcext:value-type="float">
            <text:p>305203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Daggett County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305311" calcext:value-type="float">
            <text:p>305311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Davis County</text:p>
          </table:table-cell>
          <table:table-cell office:value-type="float" office:value="359232" calcext:value-type="float">
            <text:p>359232</text:p>
          </table:table-cell>
        </table:table-row>
        <table:table-row table:style-name="ro1">
          <table:table-cell office:value-type="float" office:value="305419" calcext:value-type="float">
            <text:p>305419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Duchesne County</text:p>
          </table:table-cell>
          <table:table-cell office:value-type="float" office:value="19894" calcext:value-type="float">
            <text:p>19894</text:p>
          </table:table-cell>
        </table:table-row>
        <table:table-row table:style-name="ro1">
          <table:table-cell office:value-type="float" office:value="305527" calcext:value-type="float">
            <text:p>305527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Emery County</text:p>
          </table:table-cell>
          <table:table-cell office:value-type="float" office:value="10147" calcext:value-type="float">
            <text:p>10147</text:p>
          </table:table-cell>
        </table:table-row>
        <table:table-row table:style-name="ro1">
          <table:table-cell office:value-type="float" office:value="305635" calcext:value-type="float">
            <text:p>305635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Garfield County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305743" calcext:value-type="float">
            <text:p>305743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Grand County</text:p>
          </table:table-cell>
          <table:table-cell office:value-type="float" office:value="9796" calcext:value-type="float">
            <text:p>9796</text:p>
          </table:table-cell>
        </table:table-row>
        <table:table-row table:style-name="ro1">
          <table:table-cell office:value-type="float" office:value="305851" calcext:value-type="float">
            <text:p>305851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Iron County</text:p>
          </table:table-cell>
          <table:table-cell office:value-type="float" office:value="56814" calcext:value-type="float">
            <text:p>56814</text:p>
          </table:table-cell>
        </table:table-row>
        <table:table-row table:style-name="ro1">
          <table:table-cell office:value-type="float" office:value="305959" calcext:value-type="float">
            <text:p>305959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Juab County</text:p>
          </table:table-cell>
          <table:table-cell office:value-type="float" office:value="12122" calcext:value-type="float">
            <text:p>12122</text:p>
          </table:table-cell>
        </table:table-row>
        <table:table-row table:style-name="ro1">
          <table:table-cell office:value-type="float" office:value="306067" calcext:value-type="float">
            <text:p>306067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Kane County</text:p>
          </table:table-cell>
          <table:table-cell office:value-type="float" office:value="7914" calcext:value-type="float">
            <text:p>7914</text:p>
          </table:table-cell>
        </table:table-row>
        <table:table-row table:style-name="ro1">
          <table:table-cell office:value-type="float" office:value="306175" calcext:value-type="float">
            <text:p>306175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Millard County</text:p>
          </table:table-cell>
          <table:table-cell office:value-type="float" office:value="13327" calcext:value-type="float">
            <text:p>13327</text:p>
          </table:table-cell>
        </table:table-row>
        <table:table-row table:style-name="ro1">
          <table:table-cell office:value-type="float" office:value="306283" calcext:value-type="float">
            <text:p>306283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Morgan County</text:p>
          </table:table-cell>
          <table:table-cell office:value-type="float" office:value="12462" calcext:value-type="float">
            <text:p>12462</text:p>
          </table:table-cell>
        </table:table-row>
        <table:table-row table:style-name="ro1">
          <table:table-cell office:value-type="float" office:value="306391" calcext:value-type="float">
            <text:p>306391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Piute County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306499" calcext:value-type="float">
            <text:p>306499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Rich County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float" office:value="306607" calcext:value-type="float">
            <text:p>306607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alt Lake County</text:p>
          </table:table-cell>
          <table:table-cell office:value-type="float" office:value="1165517" calcext:value-type="float">
            <text:p>1165517</text:p>
          </table:table-cell>
        </table:table-row>
        <table:table-row table:style-name="ro1">
          <table:table-cell office:value-type="float" office:value="306715" calcext:value-type="float">
            <text:p>306715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an Juan County</text:p>
          </table:table-cell>
          <table:table-cell office:value-type="float" office:value="15278" calcext:value-type="float">
            <text:p>15278</text:p>
          </table:table-cell>
        </table:table-row>
        <table:table-row table:style-name="ro1">
          <table:table-cell office:value-type="float" office:value="306823" calcext:value-type="float">
            <text:p>306823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anpete County</text:p>
          </table:table-cell>
          <table:table-cell office:value-type="float" office:value="31393" calcext:value-type="float">
            <text:p>31393</text:p>
          </table:table-cell>
        </table:table-row>
        <table:table-row table:style-name="ro1">
          <table:table-cell office:value-type="float" office:value="306931" calcext:value-type="float">
            <text:p>306931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evier County</text:p>
          </table:table-cell>
          <table:table-cell office:value-type="float" office:value="21780" calcext:value-type="float">
            <text:p>21780</text:p>
          </table:table-cell>
        </table:table-row>
        <table:table-row table:style-name="ro1">
          <table:table-cell office:value-type="float" office:value="307039" calcext:value-type="float">
            <text:p>307039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147" calcext:value-type="float">
            <text:p>307147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ummit County</text:p>
          </table:table-cell>
          <table:table-cell office:value-type="float" office:value="42499" calcext:value-type="float">
            <text:p>42499</text:p>
          </table:table-cell>
        </table:table-row>
        <table:table-row table:style-name="ro1">
          <table:table-cell office:value-type="float" office:value="307255" calcext:value-type="float">
            <text:p>307255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Tooele County</text:p>
          </table:table-cell>
          <table:table-cell office:value-type="float" office:value="74512" calcext:value-type="float">
            <text:p>74512</text:p>
          </table:table-cell>
        </table:table-row>
        <table:table-row table:style-name="ro1">
          <table:table-cell office:value-type="float" office:value="307363" calcext:value-type="float">
            <text:p>307363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intah County</text:p>
          </table:table-cell>
          <table:table-cell office:value-type="float" office:value="35970" calcext:value-type="float">
            <text:p>35970</text:p>
          </table:table-cell>
        </table:table-row>
        <table:table-row table:style-name="ro1">
          <table:table-cell office:value-type="float" office:value="307471" calcext:value-type="float">
            <text:p>307471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tah County</text:p>
          </table:table-cell>
          <table:table-cell office:value-type="float" office:value="651059" calcext:value-type="float">
            <text:p>651059</text:p>
          </table:table-cell>
        </table:table-row>
        <table:table-row table:style-name="ro1">
          <table:table-cell office:value-type="float" office:value="307579" calcext:value-type="float">
            <text:p>307579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Wasatch County</text:p>
          </table:table-cell>
          <table:table-cell office:value-type="float" office:value="35300" calcext:value-type="float">
            <text:p>35300</text:p>
          </table:table-cell>
        </table:table-row>
        <table:table-row table:style-name="ro1">
          <table:table-cell office:value-type="float" office:value="307687" calcext:value-type="float">
            <text:p>307687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Washington County</text:p>
          </table:table-cell>
          <table:table-cell office:value-type="float" office:value="184913" calcext:value-type="float">
            <text:p>184913</text:p>
          </table:table-cell>
        </table:table-row>
        <table:table-row table:style-name="ro1">
          <table:table-cell office:value-type="float" office:value="307795" calcext:value-type="float">
            <text:p>307795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Wayne County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307903" calcext:value-type="float">
            <text:p>307903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Weber County</text:p>
          </table:table-cell>
          <table:table-cell office:value-type="float" office:value="262658" calcext:value-type="float">
            <text:p>262658</text:p>
          </table:table-cell>
        </table:table-row>
        <table:table-row table:style-name="ro1">
          <table:table-cell office:value-type="float" office:value="308011" calcext:value-type="float">
            <text:p>30801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ccomack County</text:p>
          </table:table-cell>
          <table:table-cell office:value-type="float" office:value="32238" calcext:value-type="float">
            <text:p>32238</text:p>
          </table:table-cell>
        </table:table-row>
        <table:table-row table:style-name="ro1">
          <table:table-cell office:value-type="float" office:value="308119" calcext:value-type="float">
            <text:p>30811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bemarle County</text:p>
          </table:table-cell>
          <table:table-cell office:value-type="float" office:value="110652" calcext:value-type="float">
            <text:p>110652</text:p>
          </table:table-cell>
        </table:table-row>
        <table:table-row table:style-name="ro1">
          <table:table-cell office:value-type="float" office:value="308227" calcext:value-type="float">
            <text:p>30822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leghany County</text:p>
          </table:table-cell>
          <table:table-cell office:value-type="float" office:value="14701" calcext:value-type="float">
            <text:p>14701</text:p>
          </table:table-cell>
        </table:table-row>
        <table:table-row table:style-name="ro1">
          <table:table-cell office:value-type="float" office:value="308335" calcext:value-type="float">
            <text:p>30833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melia County</text:p>
          </table:table-cell>
          <table:table-cell office:value-type="float" office:value="13014" calcext:value-type="float">
            <text:p>13014</text:p>
          </table:table-cell>
        </table:table-row>
        <table:table-row table:style-name="ro1">
          <table:table-cell office:value-type="float" office:value="308443" calcext:value-type="float">
            <text:p>30844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mherst County</text:p>
          </table:table-cell>
          <table:table-cell office:value-type="float" office:value="31667" calcext:value-type="float">
            <text:p>31667</text:p>
          </table:table-cell>
        </table:table-row>
        <table:table-row table:style-name="ro1">
          <table:table-cell office:value-type="float" office:value="308551" calcext:value-type="float">
            <text:p>30855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ppomattox County</text:p>
          </table:table-cell>
          <table:table-cell office:value-type="float" office:value="16043" calcext:value-type="float">
            <text:p>16043</text:p>
          </table:table-cell>
        </table:table-row>
        <table:table-row table:style-name="ro1">
          <table:table-cell office:value-type="float" office:value="308659" calcext:value-type="float">
            <text:p>30865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rlington County</text:p>
          </table:table-cell>
          <table:table-cell office:value-type="float" office:value="240119" calcext:value-type="float">
            <text:p>240119</text:p>
          </table:table-cell>
        </table:table-row>
        <table:table-row table:style-name="ro1">
          <table:table-cell office:value-type="float" office:value="308767" calcext:value-type="float">
            <text:p>30876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ugusta County</text:p>
          </table:table-cell>
          <table:table-cell office:value-type="float" office:value="76544" calcext:value-type="float">
            <text:p>76544</text:p>
          </table:table-cell>
        </table:table-row>
        <table:table-row table:style-name="ro1">
          <table:table-cell office:value-type="float" office:value="308875" calcext:value-type="float">
            <text:p>30887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Bath County</text:p>
          </table:table-cell>
          <table:table-cell office:value-type="float" office:value="4119" calcext:value-type="float">
            <text:p>4119</text:p>
          </table:table-cell>
        </table:table-row>
        <table:table-row table:style-name="ro1">
          <table:table-cell office:value-type="float" office:value="308983" calcext:value-type="float">
            <text:p>30898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Bedford County</text:p>
          </table:table-cell>
          <table:table-cell office:value-type="float" office:value="79811" calcext:value-type="float">
            <text:p>79811</text:p>
          </table:table-cell>
        </table:table-row>
        <table:table-row table:style-name="ro1">
          <table:table-cell office:value-type="float" office:value="309091" calcext:value-type="float">
            <text:p>30909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Bland County</text:p>
          </table:table-cell>
          <table:table-cell office:value-type="float" office:value="6239" calcext:value-type="float">
            <text:p>6239</text:p>
          </table:table-cell>
        </table:table-row>
        <table:table-row table:style-name="ro1">
          <table:table-cell office:value-type="float" office:value="309199" calcext:value-type="float">
            <text:p>30919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Botetourt County</text:p>
          </table:table-cell>
          <table:table-cell office:value-type="float" office:value="33633" calcext:value-type="float">
            <text:p>33633</text:p>
          </table:table-cell>
        </table:table-row>
        <table:table-row table:style-name="ro1">
          <table:table-cell office:value-type="float" office:value="309307" calcext:value-type="float">
            <text:p>30930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Brunswick County</text:p>
          </table:table-cell>
          <table:table-cell office:value-type="float" office:value="16037" calcext:value-type="float">
            <text:p>16037</text:p>
          </table:table-cell>
        </table:table-row>
        <table:table-row table:style-name="ro1">
          <table:table-cell office:value-type="float" office:value="309415" calcext:value-type="float">
            <text:p>30941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Buchanan County</text:p>
          </table:table-cell>
          <table:table-cell office:value-type="float" office:value="20613" calcext:value-type="float">
            <text:p>20613</text:p>
          </table:table-cell>
        </table:table-row>
        <table:table-row table:style-name="ro1">
          <table:table-cell office:value-type="float" office:value="309523" calcext:value-type="float">
            <text:p>30952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Buckingham County</text:p>
          </table:table-cell>
          <table:table-cell office:value-type="float" office:value="17168" calcext:value-type="float">
            <text:p>17168</text:p>
          </table:table-cell>
        </table:table-row>
        <table:table-row table:style-name="ro1">
          <table:table-cell office:value-type="float" office:value="309631" calcext:value-type="float">
            <text:p>30963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ampbell County</text:p>
          </table:table-cell>
          <table:table-cell office:value-type="float" office:value="55304" calcext:value-type="float">
            <text:p>55304</text:p>
          </table:table-cell>
        </table:table-row>
        <table:table-row table:style-name="ro1">
          <table:table-cell office:value-type="float" office:value="309739" calcext:value-type="float">
            <text:p>30973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aroline County</text:p>
          </table:table-cell>
          <table:table-cell office:value-type="float" office:value="30860" calcext:value-type="float">
            <text:p>30860</text:p>
          </table:table-cell>
        </table:table-row>
        <table:table-row table:style-name="ro1">
          <table:table-cell office:value-type="float" office:value="309847" calcext:value-type="float">
            <text:p>30984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arroll County</text:p>
          </table:table-cell>
          <table:table-cell office:value-type="float" office:value="30074" calcext:value-type="float">
            <text:p>30074</text:p>
          </table:table-cell>
        </table:table-row>
        <table:table-row table:style-name="ro1">
          <table:table-cell office:value-type="float" office:value="309955" calcext:value-type="float">
            <text:p>30995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harles City County</text:p>
          </table:table-cell>
          <table:table-cell office:value-type="float" office:value="6821" calcext:value-type="float">
            <text:p>6821</text:p>
          </table:table-cell>
        </table:table-row>
        <table:table-row table:style-name="ro1">
          <table:table-cell office:value-type="float" office:value="310063" calcext:value-type="float">
            <text:p>31006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harlotte County</text:p>
          </table:table-cell>
          <table:table-cell office:value-type="float" office:value="11820" calcext:value-type="float">
            <text:p>11820</text:p>
          </table:table-cell>
        </table:table-row>
        <table:table-row table:style-name="ro1">
          <table:table-cell office:value-type="float" office:value="310171" calcext:value-type="float">
            <text:p>31017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hesterfield County</text:p>
          </table:table-cell>
          <table:table-cell office:value-type="float" office:value="358245" calcext:value-type="float">
            <text:p>358245</text:p>
          </table:table-cell>
        </table:table-row>
        <table:table-row table:style-name="ro1">
          <table:table-cell office:value-type="float" office:value="310279" calcext:value-type="float">
            <text:p>31027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Alexandria</text:p>
          </table:table-cell>
          <table:table-cell office:value-type="float" office:value="158726" calcext:value-type="float">
            <text:p>158726</text:p>
          </table:table-cell>
        </table:table-row>
        <table:table-row table:style-name="ro1">
          <table:table-cell office:value-type="float" office:value="310387" calcext:value-type="float">
            <text:p>31038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Bristol</text:p>
          </table:table-cell>
          <table:table-cell office:value-type="float" office:value="17329" calcext:value-type="float">
            <text:p>17329</text:p>
          </table:table-cell>
        </table:table-row>
        <table:table-row table:style-name="ro1">
          <table:table-cell office:value-type="float" office:value="310495" calcext:value-type="float">
            <text:p>31049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Buena Vista</text:p>
          </table:table-cell>
          <table:table-cell office:value-type="float" office:value="6402" calcext:value-type="float">
            <text:p>6402</text:p>
          </table:table-cell>
        </table:table-row>
        <table:table-row table:style-name="ro1">
          <table:table-cell office:value-type="float" office:value="310603" calcext:value-type="float">
            <text:p>31060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Charlottesville</text:p>
          </table:table-cell>
          <table:table-cell office:value-type="float" office:value="46950" calcext:value-type="float">
            <text:p>46950</text:p>
          </table:table-cell>
        </table:table-row>
        <table:table-row table:style-name="ro1">
          <table:table-cell office:value-type="float" office:value="310711" calcext:value-type="float">
            <text:p>31071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Chesapeake</text:p>
          </table:table-cell>
          <table:table-cell office:value-type="float" office:value="247011" calcext:value-type="float">
            <text:p>247011</text:p>
          </table:table-cell>
        </table:table-row>
        <table:table-row table:style-name="ro1">
          <table:table-cell office:value-type="float" office:value="310819" calcext:value-type="float">
            <text:p>31081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Colonial Heights</text:p>
          </table:table-cell>
          <table:table-cell office:value-type="float" office:value="17205" calcext:value-type="float">
            <text:p>17205</text:p>
          </table:table-cell>
        </table:table-row>
        <table:table-row table:style-name="ro1">
          <table:table-cell office:value-type="float" office:value="310927" calcext:value-type="float">
            <text:p>31092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Covington</text:p>
          </table:table-cell>
          <table:table-cell office:value-type="float" office:value="5639" calcext:value-type="float">
            <text:p>5639</text:p>
          </table:table-cell>
        </table:table-row>
        <table:table-row table:style-name="ro1">
          <table:table-cell office:value-type="float" office:value="311035" calcext:value-type="float">
            <text:p>31103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Danville</text:p>
          </table:table-cell>
          <table:table-cell office:value-type="float" office:value="39869" calcext:value-type="float">
            <text:p>39869</text:p>
          </table:table-cell>
        </table:table-row>
        <table:table-row table:style-name="ro1">
          <table:table-cell office:value-type="float" office:value="311143" calcext:value-type="float">
            <text:p>31114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Emporia</text:p>
          </table:table-cell>
          <table:table-cell office:value-type="float" office:value="5257" calcext:value-type="float">
            <text:p>5257</text:p>
          </table:table-cell>
        </table:table-row>
        <table:table-row table:style-name="ro1">
          <table:table-cell office:value-type="float" office:value="311251" calcext:value-type="float">
            <text:p>31125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Fairfax</text:p>
          </table:table-cell>
          <table:table-cell office:value-type="float" office:value="23429" calcext:value-type="float">
            <text:p>23429</text:p>
          </table:table-cell>
        </table:table-row>
        <table:table-row table:style-name="ro1">
          <table:table-cell office:value-type="float" office:value="311359" calcext:value-type="float">
            <text:p>31135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Falls Church</text:p>
          </table:table-cell>
          <table:table-cell office:value-type="float" office:value="14631" calcext:value-type="float">
            <text:p>14631</text:p>
          </table:table-cell>
        </table:table-row>
        <table:table-row table:style-name="ro1">
          <table:table-cell office:value-type="float" office:value="311467" calcext:value-type="float">
            <text:p>31146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Franklin</text:p>
          </table:table-cell>
          <table:table-cell office:value-type="float" office:value="7833" calcext:value-type="float">
            <text:p>7833</text:p>
          </table:table-cell>
        </table:table-row>
        <table:table-row table:style-name="ro1">
          <table:table-cell office:value-type="float" office:value="311575" calcext:value-type="float">
            <text:p>31157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Fredericksburg</text:p>
          </table:table-cell>
          <table:table-cell office:value-type="float" office:value="29492" calcext:value-type="float">
            <text:p>29492</text:p>
          </table:table-cell>
        </table:table-row>
        <table:table-row table:style-name="ro1">
          <table:table-cell office:value-type="float" office:value="311683" calcext:value-type="float">
            <text:p>31168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Galax</text:p>
          </table:table-cell>
          <table:table-cell office:value-type="float" office:value="6296" calcext:value-type="float">
            <text:p>6296</text:p>
          </table:table-cell>
        </table:table-row>
        <table:table-row table:style-name="ro1">
          <table:table-cell office:value-type="float" office:value="311791" calcext:value-type="float">
            <text:p>31179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Hampton</text:p>
          </table:table-cell>
          <table:table-cell office:value-type="float" office:value="135464" calcext:value-type="float">
            <text:p>135464</text:p>
          </table:table-cell>
        </table:table-row>
        <table:table-row table:style-name="ro1">
          <table:table-cell office:value-type="float" office:value="311899" calcext:value-type="float">
            <text:p>31189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Harrisonburg</text:p>
          </table:table-cell>
          <table:table-cell office:value-type="float" office:value="53204" calcext:value-type="float">
            <text:p>53204</text:p>
          </table:table-cell>
        </table:table-row>
        <table:table-row table:style-name="ro1">
          <table:table-cell office:value-type="float" office:value="312007" calcext:value-type="float">
            <text:p>31200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Hopewell</text:p>
          </table:table-cell>
          <table:table-cell office:value-type="float" office:value="22375" calcext:value-type="float">
            <text:p>22375</text:p>
          </table:table-cell>
        </table:table-row>
        <table:table-row table:style-name="ro1">
          <table:table-cell office:value-type="float" office:value="312115" calcext:value-type="float">
            <text:p>31211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Lexington</text:p>
          </table:table-cell>
          <table:table-cell office:value-type="float" office:value="7279" calcext:value-type="float">
            <text:p>7279</text:p>
          </table:table-cell>
        </table:table-row>
        <table:table-row table:style-name="ro1">
          <table:table-cell office:value-type="float" office:value="312223" calcext:value-type="float">
            <text:p>31222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Lynchburg</text:p>
          </table:table-cell>
          <table:table-cell office:value-type="float" office:value="81561" calcext:value-type="float">
            <text:p>81561</text:p>
          </table:table-cell>
        </table:table-row>
        <table:table-row table:style-name="ro1">
          <table:table-cell office:value-type="float" office:value="312331" calcext:value-type="float">
            <text:p>31233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Manassas</text:p>
          </table:table-cell>
          <table:table-cell office:value-type="float" office:value="40869" calcext:value-type="float">
            <text:p>40869</text:p>
          </table:table-cell>
        </table:table-row>
        <table:table-row table:style-name="ro1">
          <table:table-cell office:value-type="float" office:value="312439" calcext:value-type="float">
            <text:p>31243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Manassas Park</text:p>
          </table:table-cell>
          <table:table-cell office:value-type="float" office:value="18004" calcext:value-type="float">
            <text:p>18004</text:p>
          </table:table-cell>
        </table:table-row>
        <table:table-row table:style-name="ro1">
          <table:table-cell office:value-type="float" office:value="312547" calcext:value-type="float">
            <text:p>31254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Martinsville</text:p>
          </table:table-cell>
          <table:table-cell office:value-type="float" office:value="12355" calcext:value-type="float">
            <text:p>12355</text:p>
          </table:table-cell>
        </table:table-row>
        <table:table-row table:style-name="ro1">
          <table:table-cell office:value-type="float" office:value="312655" calcext:value-type="float">
            <text:p>31265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Newport News</text:p>
          </table:table-cell>
          <table:table-cell office:value-type="float" office:value="179062" calcext:value-type="float">
            <text:p>179062</text:p>
          </table:table-cell>
        </table:table-row>
        <table:table-row table:style-name="ro1">
          <table:table-cell office:value-type="float" office:value="312763" calcext:value-type="float">
            <text:p>31276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Norfolk</text:p>
          </table:table-cell>
          <table:table-cell office:value-type="float" office:value="242803" calcext:value-type="float">
            <text:p>242803</text:p>
          </table:table-cell>
        </table:table-row>
        <table:table-row table:style-name="ro1">
          <table:table-cell office:value-type="float" office:value="312871" calcext:value-type="float">
            <text:p>31287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Norton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312979" calcext:value-type="float">
            <text:p>31297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Petersburg</text:p>
          </table:table-cell>
          <table:table-cell office:value-type="float" office:value="30446" calcext:value-type="float">
            <text:p>30446</text:p>
          </table:table-cell>
        </table:table-row>
        <table:table-row table:style-name="ro1">
          <table:table-cell office:value-type="float" office:value="313087" calcext:value-type="float">
            <text:p>31308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Poquoson</text:p>
          </table:table-cell>
          <table:table-cell office:value-type="float" office:value="12257" calcext:value-type="float">
            <text:p>12257</text:p>
          </table:table-cell>
        </table:table-row>
        <table:table-row table:style-name="ro1">
          <table:table-cell office:value-type="float" office:value="313195" calcext:value-type="float">
            <text:p>31319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Portsmouth</text:p>
          </table:table-cell>
          <table:table-cell office:value-type="float" office:value="95094" calcext:value-type="float">
            <text:p>95094</text:p>
          </table:table-cell>
        </table:table-row>
        <table:table-row table:style-name="ro1">
          <table:table-cell office:value-type="float" office:value="313303" calcext:value-type="float">
            <text:p>31330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Radford</text:p>
          </table:table-cell>
          <table:table-cell office:value-type="float" office:value="18255" calcext:value-type="float">
            <text:p>18255</text:p>
          </table:table-cell>
        </table:table-row>
        <table:table-row table:style-name="ro1">
          <table:table-cell office:value-type="float" office:value="313411" calcext:value-type="float">
            <text:p>31341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Richmond</text:p>
          </table:table-cell>
          <table:table-cell office:value-type="float" office:value="232226" calcext:value-type="float">
            <text:p>232226</text:p>
          </table:table-cell>
        </table:table-row>
        <table:table-row table:style-name="ro1">
          <table:table-cell office:value-type="float" office:value="313519" calcext:value-type="float">
            <text:p>31351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Roanoke</text:p>
          </table:table-cell>
          <table:table-cell office:value-type="float" office:value="99058" calcext:value-type="float">
            <text:p>99058</text:p>
          </table:table-cell>
        </table:table-row>
        <table:table-row table:style-name="ro1">
          <table:table-cell office:value-type="float" office:value="313627" calcext:value-type="float">
            <text:p>31362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Salem</text:p>
          </table:table-cell>
          <table:table-cell office:value-type="float" office:value="25340" calcext:value-type="float">
            <text:p>25340</text:p>
          </table:table-cell>
        </table:table-row>
        <table:table-row table:style-name="ro1">
          <table:table-cell office:value-type="float" office:value="313735" calcext:value-type="float">
            <text:p>31373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Staunton</text:p>
          </table:table-cell>
          <table:table-cell office:value-type="float" office:value="25190" calcext:value-type="float">
            <text:p>25190</text:p>
          </table:table-cell>
        </table:table-row>
        <table:table-row table:style-name="ro1">
          <table:table-cell office:value-type="float" office:value="313843" calcext:value-type="float">
            <text:p>31384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Suffolk</text:p>
          </table:table-cell>
          <table:table-cell office:value-type="float" office:value="93913" calcext:value-type="float">
            <text:p>93913</text:p>
          </table:table-cell>
        </table:table-row>
        <table:table-row table:style-name="ro1">
          <table:table-cell office:value-type="float" office:value="313951" calcext:value-type="float">
            <text:p>31395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Virginia Beach</text:p>
          </table:table-cell>
          <table:table-cell office:value-type="float" office:value="451231" calcext:value-type="float">
            <text:p>451231</text:p>
          </table:table-cell>
        </table:table-row>
        <table:table-row table:style-name="ro1">
          <table:table-cell office:value-type="float" office:value="314059" calcext:value-type="float">
            <text:p>31405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Waynesboro</text:p>
          </table:table-cell>
          <table:table-cell office:value-type="float" office:value="22741" calcext:value-type="float">
            <text:p>22741</text:p>
          </table:table-cell>
        </table:table-row>
        <table:table-row table:style-name="ro1">
          <table:table-cell office:value-type="float" office:value="314167" calcext:value-type="float">
            <text:p>31416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Williamsburg</text:p>
          </table:table-cell>
          <table:table-cell office:value-type="float" office:value="15259" calcext:value-type="float">
            <text:p>15259</text:p>
          </table:table-cell>
        </table:table-row>
        <table:table-row table:style-name="ro1">
          <table:table-cell office:value-type="float" office:value="314275" calcext:value-type="float">
            <text:p>31427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ity of Winchester</text:p>
          </table:table-cell>
          <table:table-cell office:value-type="float" office:value="27700" calcext:value-type="float">
            <text:p>27700</text:p>
          </table:table-cell>
        </table:table-row>
        <table:table-row table:style-name="ro1">
          <table:table-cell office:value-type="float" office:value="314383" calcext:value-type="float">
            <text:p>31438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larke County</text:p>
          </table:table-cell>
          <table:table-cell office:value-type="float" office:value="14622" calcext:value-type="float">
            <text:p>14622</text:p>
          </table:table-cell>
        </table:table-row>
        <table:table-row table:style-name="ro1">
          <table:table-cell office:value-type="float" office:value="314491" calcext:value-type="float">
            <text:p>31449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raig County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float" office:value="314599" calcext:value-type="float">
            <text:p>31459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ulpeper County</text:p>
          </table:table-cell>
          <table:table-cell office:value-type="float" office:value="53569" calcext:value-type="float">
            <text:p>53569</text:p>
          </table:table-cell>
        </table:table-row>
        <table:table-row table:style-name="ro1">
          <table:table-cell office:value-type="float" office:value="314707" calcext:value-type="float">
            <text:p>31470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umberland County</text:p>
          </table:table-cell>
          <table:table-cell office:value-type="float" office:value="9933" calcext:value-type="float">
            <text:p>9933</text:p>
          </table:table-cell>
        </table:table-row>
        <table:table-row table:style-name="ro1">
          <table:table-cell office:value-type="float" office:value="314815" calcext:value-type="float">
            <text:p>31481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Dickenson County</text:p>
          </table:table-cell>
          <table:table-cell office:value-type="float" office:value="14078" calcext:value-type="float">
            <text:p>14078</text:p>
          </table:table-cell>
        </table:table-row>
        <table:table-row table:style-name="ro1">
          <table:table-cell office:value-type="float" office:value="314923" calcext:value-type="float">
            <text:p>31492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Dinwiddie County</text:p>
          </table:table-cell>
          <table:table-cell office:value-type="float" office:value="28688" calcext:value-type="float">
            <text:p>28688</text:p>
          </table:table-cell>
        </table:table-row>
        <table:table-row table:style-name="ro1">
          <table:table-cell office:value-type="float" office:value="315031" calcext:value-type="float">
            <text:p>31503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Essex County</text:p>
          </table:table-cell>
          <table:table-cell office:value-type="float" office:value="10943" calcext:value-type="float">
            <text:p>10943</text:p>
          </table:table-cell>
        </table:table-row>
        <table:table-row table:style-name="ro1">
          <table:table-cell office:value-type="float" office:value="315139" calcext:value-type="float">
            <text:p>31513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Fairfax County</text:p>
          </table:table-cell>
          <table:table-cell office:value-type="float" office:value="1150847" calcext:value-type="float">
            <text:p>1150847</text:p>
          </table:table-cell>
        </table:table-row>
        <table:table-row table:style-name="ro1">
          <table:table-cell office:value-type="float" office:value="315247" calcext:value-type="float">
            <text:p>31524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Fauquier County</text:p>
          </table:table-cell>
          <table:table-cell office:value-type="float" office:value="71361" calcext:value-type="float">
            <text:p>71361</text:p>
          </table:table-cell>
        </table:table-row>
        <table:table-row table:style-name="ro1">
          <table:table-cell office:value-type="float" office:value="315355" calcext:value-type="float">
            <text:p>31535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Floyd County</text:p>
          </table:table-cell>
          <table:table-cell office:value-type="float" office:value="15777" calcext:value-type="float">
            <text:p>15777</text:p>
          </table:table-cell>
        </table:table-row>
        <table:table-row table:style-name="ro1">
          <table:table-cell office:value-type="float" office:value="315463" calcext:value-type="float">
            <text:p>31546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Fluvanna County</text:p>
          </table:table-cell>
          <table:table-cell office:value-type="float" office:value="27422" calcext:value-type="float">
            <text:p>27422</text:p>
          </table:table-cell>
        </table:table-row>
        <table:table-row table:style-name="ro1">
          <table:table-cell office:value-type="float" office:value="315571" calcext:value-type="float">
            <text:p>31557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Franklin County</text:p>
          </table:table-cell>
          <table:table-cell office:value-type="float" office:value="56167" calcext:value-type="float">
            <text:p>56167</text:p>
          </table:table-cell>
        </table:table-row>
        <table:table-row table:style-name="ro1">
          <table:table-cell office:value-type="float" office:value="315679" calcext:value-type="float">
            <text:p>31567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Frederick County</text:p>
          </table:table-cell>
          <table:table-cell office:value-type="float" office:value="91119" calcext:value-type="float">
            <text:p>91119</text:p>
          </table:table-cell>
        </table:table-row>
        <table:table-row table:style-name="ro1">
          <table:table-cell office:value-type="float" office:value="315787" calcext:value-type="float">
            <text:p>31578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Giles County</text:p>
          </table:table-cell>
          <table:table-cell office:value-type="float" office:value="16663" calcext:value-type="float">
            <text:p>16663</text:p>
          </table:table-cell>
        </table:table-row>
        <table:table-row table:style-name="ro1">
          <table:table-cell office:value-type="float" office:value="315895" calcext:value-type="float">
            <text:p>31589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Gloucester County</text:p>
          </table:table-cell>
          <table:table-cell office:value-type="float" office:value="37459" calcext:value-type="float">
            <text:p>37459</text:p>
          </table:table-cell>
        </table:table-row>
        <table:table-row table:style-name="ro1">
          <table:table-cell office:value-type="float" office:value="316003" calcext:value-type="float">
            <text:p>31600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Goochland County</text:p>
          </table:table-cell>
          <table:table-cell office:value-type="float" office:value="24431" calcext:value-type="float">
            <text:p>24431</text:p>
          </table:table-cell>
        </table:table-row>
        <table:table-row table:style-name="ro1">
          <table:table-cell office:value-type="float" office:value="316111" calcext:value-type="float">
            <text:p>31611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Grayson County</text:p>
          </table:table-cell>
          <table:table-cell office:value-type="float" office:value="15493" calcext:value-type="float">
            <text:p>15493</text:p>
          </table:table-cell>
        </table:table-row>
        <table:table-row table:style-name="ro1">
          <table:table-cell office:value-type="float" office:value="316219" calcext:value-type="float">
            <text:p>31621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Greene County</text:p>
          </table:table-cell>
          <table:table-cell office:value-type="float" office:value="20131" calcext:value-type="float">
            <text:p>20131</text:p>
          </table:table-cell>
        </table:table-row>
        <table:table-row table:style-name="ro1">
          <table:table-cell office:value-type="float" office:value="316327" calcext:value-type="float">
            <text:p>31632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Greensville County</text:p>
          </table:table-cell>
          <table:table-cell office:value-type="float" office:value="11280" calcext:value-type="float">
            <text:p>11280</text:p>
          </table:table-cell>
        </table:table-row>
        <table:table-row table:style-name="ro1">
          <table:table-cell office:value-type="float" office:value="316435" calcext:value-type="float">
            <text:p>31643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Halifax County</text:p>
          </table:table-cell>
          <table:table-cell office:value-type="float" office:value="33633" calcext:value-type="float">
            <text:p>33633</text:p>
          </table:table-cell>
        </table:table-row>
        <table:table-row table:style-name="ro1">
          <table:table-cell office:value-type="float" office:value="316543" calcext:value-type="float">
            <text:p>31654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Hanover County</text:p>
          </table:table-cell>
          <table:table-cell office:value-type="float" office:value="108262" calcext:value-type="float">
            <text:p>108262</text:p>
          </table:table-cell>
        </table:table-row>
        <table:table-row table:style-name="ro1">
          <table:table-cell office:value-type="float" office:value="316651" calcext:value-type="float">
            <text:p>31665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Henrico County</text:p>
          </table:table-cell>
          <table:table-cell office:value-type="float" office:value="333766" calcext:value-type="float">
            <text:p>333766</text:p>
          </table:table-cell>
        </table:table-row>
        <table:table-row table:style-name="ro1">
          <table:table-cell office:value-type="float" office:value="316759" calcext:value-type="float">
            <text:p>31675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Henry County</text:p>
          </table:table-cell>
          <table:table-cell office:value-type="float" office:value="50309" calcext:value-type="float">
            <text:p>50309</text:p>
          </table:table-cell>
        </table:table-row>
        <table:table-row table:style-name="ro1">
          <table:table-cell office:value-type="float" office:value="316867" calcext:value-type="float">
            <text:p>31686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Highland County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316975" calcext:value-type="float">
            <text:p>31697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Isle of Wight County</text:p>
          </table:table-cell>
          <table:table-cell office:value-type="float" office:value="37725" calcext:value-type="float">
            <text:p>37725</text:p>
          </table:table-cell>
        </table:table-row>
        <table:table-row table:style-name="ro1">
          <table:table-cell office:value-type="float" office:value="317083" calcext:value-type="float">
            <text:p>31708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James City County</text:p>
          </table:table-cell>
          <table:table-cell office:value-type="float" office:value="77612" calcext:value-type="float">
            <text:p>77612</text:p>
          </table:table-cell>
        </table:table-row>
        <table:table-row table:style-name="ro1">
          <table:table-cell office:value-type="float" office:value="317191" calcext:value-type="float">
            <text:p>31719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King and Queen County</text:p>
          </table:table-cell>
          <table:table-cell office:value-type="float" office:value="6942" calcext:value-type="float">
            <text:p>6942</text:p>
          </table:table-cell>
        </table:table-row>
        <table:table-row table:style-name="ro1">
          <table:table-cell office:value-type="float" office:value="317299" calcext:value-type="float">
            <text:p>31729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King George County</text:p>
          </table:table-cell>
          <table:table-cell office:value-type="float" office:value="27381" calcext:value-type="float">
            <text:p>27381</text:p>
          </table:table-cell>
        </table:table-row>
        <table:table-row table:style-name="ro1">
          <table:table-cell office:value-type="float" office:value="317407" calcext:value-type="float">
            <text:p>31740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King William County</text:p>
          </table:table-cell>
          <table:table-cell office:value-type="float" office:value="17641" calcext:value-type="float">
            <text:p>17641</text:p>
          </table:table-cell>
        </table:table-row>
        <table:table-row table:style-name="ro1">
          <table:table-cell office:value-type="float" office:value="317515" calcext:value-type="float">
            <text:p>31751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Lancaster County</text:p>
          </table:table-cell>
          <table:table-cell office:value-type="float" office:value="10618" calcext:value-type="float">
            <text:p>10618</text:p>
          </table:table-cell>
        </table:table-row>
        <table:table-row table:style-name="ro1">
          <table:table-cell office:value-type="float" office:value="317623" calcext:value-type="float">
            <text:p>31762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Lee County</text:p>
          </table:table-cell>
          <table:table-cell office:value-type="float" office:value="23238" calcext:value-type="float">
            <text:p>23238</text:p>
          </table:table-cell>
        </table:table-row>
        <table:table-row table:style-name="ro1">
          <table:table-cell office:value-type="float" office:value="317731" calcext:value-type="float">
            <text:p>31773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Loudoun County</text:p>
          </table:table-cell>
          <table:table-cell office:value-type="float" office:value="422784" calcext:value-type="float">
            <text:p>422784</text:p>
          </table:table-cell>
        </table:table-row>
        <table:table-row table:style-name="ro1">
          <table:table-cell office:value-type="float" office:value="317839" calcext:value-type="float">
            <text:p>31783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Louisa County</text:p>
          </table:table-cell>
          <table:table-cell office:value-type="float" office:value="38132" calcext:value-type="float">
            <text:p>38132</text:p>
          </table:table-cell>
        </table:table-row>
        <table:table-row table:style-name="ro1">
          <table:table-cell office:value-type="float" office:value="317947" calcext:value-type="float">
            <text:p>31794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Lunenburg County</text:p>
          </table:table-cell>
          <table:table-cell office:value-type="float" office:value="12267" calcext:value-type="float">
            <text:p>12267</text:p>
          </table:table-cell>
        </table:table-row>
        <table:table-row table:style-name="ro1">
          <table:table-cell office:value-type="float" office:value="318055" calcext:value-type="float">
            <text:p>31805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dison County</text:p>
          </table:table-cell>
          <table:table-cell office:value-type="float" office:value="13312" calcext:value-type="float">
            <text:p>13312</text:p>
          </table:table-cell>
        </table:table-row>
        <table:table-row table:style-name="ro1">
          <table:table-cell office:value-type="float" office:value="318163" calcext:value-type="float">
            <text:p>31816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athews County</text:p>
          </table:table-cell>
          <table:table-cell office:value-type="float" office:value="8766" calcext:value-type="float">
            <text:p>8766</text:p>
          </table:table-cell>
        </table:table-row>
        <table:table-row table:style-name="ro1">
          <table:table-cell office:value-type="float" office:value="318271" calcext:value-type="float">
            <text:p>31827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ecklenburg County</text:p>
          </table:table-cell>
          <table:table-cell office:value-type="float" office:value="30679" calcext:value-type="float">
            <text:p>30679</text:p>
          </table:table-cell>
        </table:table-row>
        <table:table-row table:style-name="ro1">
          <table:table-cell office:value-type="float" office:value="318379" calcext:value-type="float">
            <text:p>31837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iddlesex County</text:p>
          </table:table-cell>
          <table:table-cell office:value-type="float" office:value="10569" calcext:value-type="float">
            <text:p>10569</text:p>
          </table:table-cell>
        </table:table-row>
        <table:table-row table:style-name="ro1">
          <table:table-cell office:value-type="float" office:value="318487" calcext:value-type="float">
            <text:p>31848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Montgomery County</text:p>
          </table:table-cell>
          <table:table-cell office:value-type="float" office:value="98391" calcext:value-type="float">
            <text:p>98391</text:p>
          </table:table-cell>
        </table:table-row>
        <table:table-row table:style-name="ro1">
          <table:table-cell office:value-type="float" office:value="318595" calcext:value-type="float">
            <text:p>31859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Nelson County</text:p>
          </table:table-cell>
          <table:table-cell office:value-type="float" office:value="14755" calcext:value-type="float">
            <text:p>14755</text:p>
          </table:table-cell>
        </table:table-row>
        <table:table-row table:style-name="ro1">
          <table:table-cell office:value-type="float" office:value="318703" calcext:value-type="float">
            <text:p>31870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New Kent County</text:p>
          </table:table-cell>
          <table:table-cell office:value-type="float" office:value="23648" calcext:value-type="float">
            <text:p>23648</text:p>
          </table:table-cell>
        </table:table-row>
        <table:table-row table:style-name="ro1">
          <table:table-cell office:value-type="float" office:value="318811" calcext:value-type="float">
            <text:p>31881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Northampton County</text:p>
          </table:table-cell>
          <table:table-cell office:value-type="float" office:value="11673" calcext:value-type="float">
            <text:p>11673</text:p>
          </table:table-cell>
        </table:table-row>
        <table:table-row table:style-name="ro1">
          <table:table-cell office:value-type="float" office:value="318919" calcext:value-type="float">
            <text:p>31891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Northumberland County</text:p>
          </table:table-cell>
          <table:table-cell office:value-type="float" office:value="12069" calcext:value-type="float">
            <text:p>12069</text:p>
          </table:table-cell>
        </table:table-row>
        <table:table-row table:style-name="ro1">
          <table:table-cell office:value-type="float" office:value="319027" calcext:value-type="float">
            <text:p>31902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Nottoway County</text:p>
          </table:table-cell>
          <table:table-cell office:value-type="float" office:value="15160" calcext:value-type="float">
            <text:p>15160</text:p>
          </table:table-cell>
        </table:table-row>
        <table:table-row table:style-name="ro1">
          <table:table-cell office:value-type="float" office:value="319135" calcext:value-type="float">
            <text:p>31913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Orange County</text:p>
          </table:table-cell>
          <table:table-cell office:value-type="float" office:value="37695" calcext:value-type="float">
            <text:p>37695</text:p>
          </table:table-cell>
        </table:table-row>
        <table:table-row table:style-name="ro1">
          <table:table-cell office:value-type="float" office:value="319243" calcext:value-type="float">
            <text:p>31924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age County</text:p>
          </table:table-cell>
          <table:table-cell office:value-type="float" office:value="23933" calcext:value-type="float">
            <text:p>23933</text:p>
          </table:table-cell>
        </table:table-row>
        <table:table-row table:style-name="ro1">
          <table:table-cell office:value-type="float" office:value="319351" calcext:value-type="float">
            <text:p>31935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atrick County</text:p>
          </table:table-cell>
          <table:table-cell office:value-type="float" office:value="17493" calcext:value-type="float">
            <text:p>17493</text:p>
          </table:table-cell>
        </table:table-row>
        <table:table-row table:style-name="ro1">
          <table:table-cell office:value-type="float" office:value="319459" calcext:value-type="float">
            <text:p>31945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ittsylvania County</text:p>
          </table:table-cell>
          <table:table-cell office:value-type="float" office:value="59850" calcext:value-type="float">
            <text:p>59850</text:p>
          </table:table-cell>
        </table:table-row>
        <table:table-row table:style-name="ro1">
          <table:table-cell office:value-type="float" office:value="319567" calcext:value-type="float">
            <text:p>31956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owhatan County</text:p>
          </table:table-cell>
          <table:table-cell office:value-type="float" office:value="30148" calcext:value-type="float">
            <text:p>30148</text:p>
          </table:table-cell>
        </table:table-row>
        <table:table-row table:style-name="ro1">
          <table:table-cell office:value-type="float" office:value="319675" calcext:value-type="float">
            <text:p>31967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rince Edward County</text:p>
          </table:table-cell>
          <table:table-cell office:value-type="float" office:value="23006" calcext:value-type="float">
            <text:p>23006</text:p>
          </table:table-cell>
        </table:table-row>
        <table:table-row table:style-name="ro1">
          <table:table-cell office:value-type="float" office:value="319783" calcext:value-type="float">
            <text:p>31978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rince George County</text:p>
          </table:table-cell>
          <table:table-cell office:value-type="float" office:value="38686" calcext:value-type="float">
            <text:p>38686</text:p>
          </table:table-cell>
        </table:table-row>
        <table:table-row table:style-name="ro1">
          <table:table-cell office:value-type="float" office:value="319891" calcext:value-type="float">
            <text:p>31989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rince William County</text:p>
          </table:table-cell>
          <table:table-cell office:value-type="float" office:value="475533" calcext:value-type="float">
            <text:p>475533</text:p>
          </table:table-cell>
        </table:table-row>
        <table:table-row table:style-name="ro1">
          <table:table-cell office:value-type="float" office:value="319999" calcext:value-type="float">
            <text:p>31999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ulaski County</text:p>
          </table:table-cell>
          <table:table-cell office:value-type="float" office:value="33935" calcext:value-type="float">
            <text:p>33935</text:p>
          </table:table-cell>
        </table:table-row>
        <table:table-row table:style-name="ro1">
          <table:table-cell office:value-type="float" office:value="320107" calcext:value-type="float">
            <text:p>32010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Rappahannock County</text:p>
          </table:table-cell>
          <table:table-cell office:value-type="float" office:value="7260" calcext:value-type="float">
            <text:p>7260</text:p>
          </table:table-cell>
        </table:table-row>
        <table:table-row table:style-name="ro1">
          <table:table-cell office:value-type="float" office:value="320215" calcext:value-type="float">
            <text:p>32021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Richmond County</text:p>
          </table:table-cell>
          <table:table-cell office:value-type="float" office:value="9071" calcext:value-type="float">
            <text:p>9071</text:p>
          </table:table-cell>
        </table:table-row>
        <table:table-row table:style-name="ro1">
          <table:table-cell office:value-type="float" office:value="320323" calcext:value-type="float">
            <text:p>32032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Roanoke County</text:p>
          </table:table-cell>
          <table:table-cell office:value-type="float" office:value="94509" calcext:value-type="float">
            <text:p>94509</text:p>
          </table:table-cell>
        </table:table-row>
        <table:table-row table:style-name="ro1">
          <table:table-cell office:value-type="float" office:value="320431" calcext:value-type="float">
            <text:p>32043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Rockbridge County</text:p>
          </table:table-cell>
          <table:table-cell office:value-type="float" office:value="22757" calcext:value-type="float">
            <text:p>22757</text:p>
          </table:table-cell>
        </table:table-row>
        <table:table-row table:style-name="ro1">
          <table:table-cell office:value-type="float" office:value="320539" calcext:value-type="float">
            <text:p>32053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Rockingham County</text:p>
          </table:table-cell>
          <table:table-cell office:value-type="float" office:value="82346" calcext:value-type="float">
            <text:p>82346</text:p>
          </table:table-cell>
        </table:table-row>
        <table:table-row table:style-name="ro1">
          <table:table-cell office:value-type="float" office:value="320647" calcext:value-type="float">
            <text:p>32064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Russell County</text:p>
          </table:table-cell>
          <table:table-cell office:value-type="float" office:value="26647" calcext:value-type="float">
            <text:p>26647</text:p>
          </table:table-cell>
        </table:table-row>
        <table:table-row table:style-name="ro1">
          <table:table-cell office:value-type="float" office:value="320755" calcext:value-type="float">
            <text:p>32075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Scott County</text:p>
          </table:table-cell>
          <table:table-cell office:value-type="float" office:value="21629" calcext:value-type="float">
            <text:p>21629</text:p>
          </table:table-cell>
        </table:table-row>
        <table:table-row table:style-name="ro1">
          <table:table-cell office:value-type="float" office:value="320863" calcext:value-type="float">
            <text:p>32086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Shenandoah County</text:p>
          </table:table-cell>
          <table:table-cell office:value-type="float" office:value="43905" calcext:value-type="float">
            <text:p>43905</text:p>
          </table:table-cell>
        </table:table-row>
        <table:table-row table:style-name="ro1">
          <table:table-cell office:value-type="float" office:value="320971" calcext:value-type="float">
            <text:p>32097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Smyth County</text:p>
          </table:table-cell>
          <table:table-cell office:value-type="float" office:value="30090" calcext:value-type="float">
            <text:p>30090</text:p>
          </table:table-cell>
        </table:table-row>
        <table:table-row table:style-name="ro1">
          <table:table-cell office:value-type="float" office:value="321079" calcext:value-type="float">
            <text:p>32107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Southampton County</text:p>
          </table:table-cell>
          <table:table-cell office:value-type="float" office:value="17636" calcext:value-type="float">
            <text:p>17636</text:p>
          </table:table-cell>
        </table:table-row>
        <table:table-row table:style-name="ro1">
          <table:table-cell office:value-type="float" office:value="321187" calcext:value-type="float">
            <text:p>32118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Spotsylvania County</text:p>
          </table:table-cell>
          <table:table-cell office:value-type="float" office:value="138449" calcext:value-type="float">
            <text:p>138449</text:p>
          </table:table-cell>
        </table:table-row>
        <table:table-row table:style-name="ro1">
          <table:table-cell office:value-type="float" office:value="321295" calcext:value-type="float">
            <text:p>32129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Stafford County</text:p>
          </table:table-cell>
          <table:table-cell office:value-type="float" office:value="156748" calcext:value-type="float">
            <text:p>156748</text:p>
          </table:table-cell>
        </table:table-row>
        <table:table-row table:style-name="ro1">
          <table:table-cell office:value-type="float" office:value="321403" calcext:value-type="float">
            <text:p>32140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511" calcext:value-type="float">
            <text:p>32151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Surry County</text:p>
          </table:table-cell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float" office:value="321619" calcext:value-type="float">
            <text:p>32161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Sussex County</text:p>
          </table:table-cell>
          <table:table-cell office:value-type="float" office:value="10925" calcext:value-type="float">
            <text:p>10925</text:p>
          </table:table-cell>
        </table:table-row>
        <table:table-row table:style-name="ro1">
          <table:table-cell office:value-type="float" office:value="321727" calcext:value-type="float">
            <text:p>32172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Tazewell County</text:p>
          </table:table-cell>
          <table:table-cell office:value-type="float" office:value="40529" calcext:value-type="float">
            <text:p>40529</text:p>
          </table:table-cell>
        </table:table-row>
        <table:table-row table:style-name="ro1">
          <table:table-cell office:value-type="float" office:value="321835" calcext:value-type="float">
            <text:p>32183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Warren County</text:p>
          </table:table-cell>
          <table:table-cell office:value-type="float" office:value="40475" calcext:value-type="float">
            <text:p>40475</text:p>
          </table:table-cell>
        </table:table-row>
        <table:table-row table:style-name="ro1">
          <table:table-cell office:value-type="float" office:value="321943" calcext:value-type="float">
            <text:p>32194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Washington County</text:p>
          </table:table-cell>
          <table:table-cell office:value-type="float" office:value="53695" calcext:value-type="float">
            <text:p>53695</text:p>
          </table:table-cell>
        </table:table-row>
        <table:table-row table:style-name="ro1">
          <table:table-cell office:value-type="float" office:value="322051" calcext:value-type="float">
            <text:p>32205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Westmoreland County</text:p>
          </table:table-cell>
          <table:table-cell office:value-type="float" office:value="18149" calcext:value-type="float">
            <text:p>18149</text:p>
          </table:table-cell>
        </table:table-row>
        <table:table-row table:style-name="ro1">
          <table:table-cell office:value-type="float" office:value="322159" calcext:value-type="float">
            <text:p>32215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Wise County</text:p>
          </table:table-cell>
          <table:table-cell office:value-type="float" office:value="37206" calcext:value-type="float">
            <text:p>37206</text:p>
          </table:table-cell>
        </table:table-row>
        <table:table-row table:style-name="ro1">
          <table:table-cell office:value-type="float" office:value="322267" calcext:value-type="float">
            <text:p>32226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Wythe County</text:p>
          </table:table-cell>
          <table:table-cell office:value-type="float" office:value="28620" calcext:value-type="float">
            <text:p>28620</text:p>
          </table:table-cell>
        </table:table-row>
        <table:table-row table:style-name="ro1">
          <table:table-cell office:value-type="float" office:value="322375" calcext:value-type="float">
            <text:p>32237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York County</text:p>
          </table:table-cell>
          <table:table-cell office:value-type="float" office:value="69199" calcext:value-type="float">
            <text:p>69199</text:p>
          </table:table-cell>
        </table:table-row>
        <table:table-row table:style-name="ro1">
          <table:table-cell office:value-type="float" office:value="322483" calcext:value-type="float">
            <text:p>322483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Addison County</text:p>
          </table:table-cell>
          <table:table-cell office:value-type="float" office:value="36851" calcext:value-type="float">
            <text:p>36851</text:p>
          </table:table-cell>
        </table:table-row>
        <table:table-row table:style-name="ro1">
          <table:table-cell office:value-type="float" office:value="322591" calcext:value-type="float">
            <text:p>322591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Bennington County</text:p>
          </table:table-cell>
          <table:table-cell office:value-type="float" office:value="35338" calcext:value-type="float">
            <text:p>35338</text:p>
          </table:table-cell>
        </table:table-row>
        <table:table-row table:style-name="ro1">
          <table:table-cell office:value-type="float" office:value="322699" calcext:value-type="float">
            <text:p>322699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Caledonia County</text:p>
          </table:table-cell>
          <table:table-cell office:value-type="float" office:value="29705" calcext:value-type="float">
            <text:p>29705</text:p>
          </table:table-cell>
        </table:table-row>
        <table:table-row table:style-name="ro1">
          <table:table-cell office:value-type="float" office:value="322807" calcext:value-type="float">
            <text:p>322807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Chittenden County</text:p>
          </table:table-cell>
          <table:table-cell office:value-type="float" office:value="164306" calcext:value-type="float">
            <text:p>164306</text:p>
          </table:table-cell>
        </table:table-row>
        <table:table-row table:style-name="ro1">
          <table:table-cell office:value-type="float" office:value="322915" calcext:value-type="float">
            <text:p>322915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Essex County</text:p>
          </table:table-cell>
          <table:table-cell office:value-type="float" office:value="6123" calcext:value-type="float">
            <text:p>6123</text:p>
          </table:table-cell>
        </table:table-row>
        <table:table-row table:style-name="ro1">
          <table:table-cell office:value-type="float" office:value="323023" calcext:value-type="float">
            <text:p>323023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Franklin County</text:p>
          </table:table-cell>
          <table:table-cell office:value-type="float" office:value="49685" calcext:value-type="float">
            <text:p>49685</text:p>
          </table:table-cell>
        </table:table-row>
        <table:table-row table:style-name="ro1">
          <table:table-cell office:value-type="float" office:value="323131" calcext:value-type="float">
            <text:p>323131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Grand Isle County</text:p>
          </table:table-cell>
          <table:table-cell office:value-type="float" office:value="7169" calcext:value-type="float">
            <text:p>7169</text:p>
          </table:table-cell>
        </table:table-row>
        <table:table-row table:style-name="ro1">
          <table:table-cell office:value-type="float" office:value="323239" calcext:value-type="float">
            <text:p>323239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amoille County</text:p>
          </table:table-cell>
          <table:table-cell office:value-type="float" office:value="25341" calcext:value-type="float">
            <text:p>25341</text:p>
          </table:table-cell>
        </table:table-row>
        <table:table-row table:style-name="ro1">
          <table:table-cell office:value-type="float" office:value="323347" calcext:value-type="float">
            <text:p>323347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Orange County</text:p>
          </table:table-cell>
          <table:table-cell office:value-type="float" office:value="28837" calcext:value-type="float">
            <text:p>28837</text:p>
          </table:table-cell>
        </table:table-row>
        <table:table-row table:style-name="ro1">
          <table:table-cell office:value-type="float" office:value="323455" calcext:value-type="float">
            <text:p>323455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Orleans County</text:p>
          </table:table-cell>
          <table:table-cell office:value-type="float" office:value="26897" calcext:value-type="float">
            <text:p>26897</text:p>
          </table:table-cell>
        </table:table-row>
        <table:table-row table:style-name="ro1">
          <table:table-cell office:value-type="float" office:value="323563" calcext:value-type="float">
            <text:p>323563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Rutland County</text:p>
          </table:table-cell>
          <table:table-cell office:value-type="float" office:value="57764" calcext:value-type="float">
            <text:p>57764</text:p>
          </table:table-cell>
        </table:table-row>
        <table:table-row table:style-name="ro1">
          <table:table-cell office:value-type="float" office:value="323671" calcext:value-type="float">
            <text:p>323671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779" calcext:value-type="float">
            <text:p>323779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Washington County</text:p>
          </table:table-cell>
          <table:table-cell office:value-type="float" office:value="58328" calcext:value-type="float">
            <text:p>58328</text:p>
          </table:table-cell>
        </table:table-row>
        <table:table-row table:style-name="ro1">
          <table:table-cell office:value-type="float" office:value="323887" calcext:value-type="float">
            <text:p>323887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Windham County</text:p>
          </table:table-cell>
          <table:table-cell office:value-type="float" office:value="42015" calcext:value-type="float">
            <text:p>42015</text:p>
          </table:table-cell>
        </table:table-row>
        <table:table-row table:style-name="ro1">
          <table:table-cell office:value-type="float" office:value="323995" calcext:value-type="float">
            <text:p>323995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Windsor County</text:p>
          </table:table-cell>
          <table:table-cell office:value-type="float" office:value="54988" calcext:value-type="float">
            <text:p>54988</text:p>
          </table:table-cell>
        </table:table-row>
        <table:table-row table:style-name="ro1">
          <table:table-cell office:value-type="float" office:value="324103" calcext:value-type="float">
            <text:p>324103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Adams County</text:p>
          </table:table-cell>
          <table:table-cell office:value-type="float" office:value="20027" calcext:value-type="float">
            <text:p>20027</text:p>
          </table:table-cell>
        </table:table-row>
        <table:table-row table:style-name="ro1">
          <table:table-cell office:value-type="float" office:value="324211" calcext:value-type="float">
            <text:p>32421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Asotin County</text:p>
          </table:table-cell>
          <table:table-cell office:value-type="float" office:value="22820" calcext:value-type="float">
            <text:p>22820</text:p>
          </table:table-cell>
        </table:table-row>
        <table:table-row table:style-name="ro1">
          <table:table-cell office:value-type="float" office:value="324319" calcext:value-type="float">
            <text:p>324319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Benton County</text:p>
          </table:table-cell>
          <table:table-cell office:value-type="float" office:value="206426" calcext:value-type="float">
            <text:p>206426</text:p>
          </table:table-cell>
        </table:table-row>
        <table:table-row table:style-name="ro1">
          <table:table-cell office:value-type="float" office:value="324427" calcext:value-type="float">
            <text:p>324427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Chelan County</text:p>
          </table:table-cell>
          <table:table-cell office:value-type="float" office:value="77574" calcext:value-type="float">
            <text:p>77574</text:p>
          </table:table-cell>
        </table:table-row>
        <table:table-row table:style-name="ro1">
          <table:table-cell office:value-type="float" office:value="324535" calcext:value-type="float">
            <text:p>324535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Clallam County</text:p>
          </table:table-cell>
          <table:table-cell office:value-type="float" office:value="78067" calcext:value-type="float">
            <text:p>78067</text:p>
          </table:table-cell>
        </table:table-row>
        <table:table-row table:style-name="ro1">
          <table:table-cell office:value-type="float" office:value="324643" calcext:value-type="float">
            <text:p>324643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Clark County</text:p>
          </table:table-cell>
          <table:table-cell office:value-type="float" office:value="496865" calcext:value-type="float">
            <text:p>496865</text:p>
          </table:table-cell>
        </table:table-row>
        <table:table-row table:style-name="ro1">
          <table:table-cell office:value-type="float" office:value="324751" calcext:value-type="float">
            <text:p>32475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Columbia County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324859" calcext:value-type="float">
            <text:p>324859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Cowlitz County</text:p>
          </table:table-cell>
          <table:table-cell office:value-type="float" office:value="111371" calcext:value-type="float">
            <text:p>111371</text:p>
          </table:table-cell>
        </table:table-row>
        <table:table-row table:style-name="ro1">
          <table:table-cell office:value-type="float" office:value="324967" calcext:value-type="float">
            <text:p>324967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Douglas County</text:p>
          </table:table-cell>
          <table:table-cell office:value-type="float" office:value="43560" calcext:value-type="float">
            <text:p>43560</text:p>
          </table:table-cell>
        </table:table-row>
        <table:table-row table:style-name="ro1">
          <table:table-cell office:value-type="float" office:value="325075" calcext:value-type="float">
            <text:p>325075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Ferry County</text:p>
          </table:table-cell>
          <table:table-cell office:value-type="float" office:value="7759" calcext:value-type="float">
            <text:p>7759</text:p>
          </table:table-cell>
        </table:table-row>
        <table:table-row table:style-name="ro1">
          <table:table-cell office:value-type="float" office:value="325183" calcext:value-type="float">
            <text:p>325183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Franklin County</text:p>
          </table:table-cell>
          <table:table-cell office:value-type="float" office:value="97075" calcext:value-type="float">
            <text:p>97075</text:p>
          </table:table-cell>
        </table:table-row>
        <table:table-row table:style-name="ro1">
          <table:table-cell office:value-type="float" office:value="325291" calcext:value-type="float">
            <text:p>32529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Garfield County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float" office:value="325399" calcext:value-type="float">
            <text:p>325399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Grant County</text:p>
          </table:table-cell>
          <table:table-cell office:value-type="float" office:value="99377" calcext:value-type="float">
            <text:p>99377</text:p>
          </table:table-cell>
        </table:table-row>
        <table:table-row table:style-name="ro1">
          <table:table-cell office:value-type="float" office:value="325507" calcext:value-type="float">
            <text:p>325507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Grays Harbor County</text:p>
          </table:table-cell>
          <table:table-cell office:value-type="float" office:value="75950" calcext:value-type="float">
            <text:p>75950</text:p>
          </table:table-cell>
        </table:table-row>
        <table:table-row table:style-name="ro1">
          <table:table-cell office:value-type="float" office:value="325615" calcext:value-type="float">
            <text:p>325615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Island County</text:p>
          </table:table-cell>
          <table:table-cell office:value-type="float" office:value="86014" calcext:value-type="float">
            <text:p>86014</text:p>
          </table:table-cell>
        </table:table-row>
        <table:table-row table:style-name="ro1">
          <table:table-cell office:value-type="float" office:value="325723" calcext:value-type="float">
            <text:p>325723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Jefferson County</text:p>
          </table:table-cell>
          <table:table-cell office:value-type="float" office:value="32700" calcext:value-type="float">
            <text:p>32700</text:p>
          </table:table-cell>
        </table:table-row>
        <table:table-row table:style-name="ro1">
          <table:table-cell office:value-type="float" office:value="325831" calcext:value-type="float">
            <text:p>32583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King County</text:p>
          </table:table-cell>
          <table:table-cell office:value-type="float" office:value="2274315" calcext:value-type="float">
            <text:p>2274315</text:p>
          </table:table-cell>
        </table:table-row>
        <table:table-row table:style-name="ro1">
          <table:table-cell office:value-type="float" office:value="325939" calcext:value-type="float">
            <text:p>325939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Kitsap County</text:p>
          </table:table-cell>
          <table:table-cell office:value-type="float" office:value="272787" calcext:value-type="float">
            <text:p>272787</text:p>
          </table:table-cell>
        </table:table-row>
        <table:table-row table:style-name="ro1">
          <table:table-cell office:value-type="float" office:value="326047" calcext:value-type="float">
            <text:p>326047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Kittitas County</text:p>
          </table:table-cell>
          <table:table-cell office:value-type="float" office:value="49204" calcext:value-type="float">
            <text:p>49204</text:p>
          </table:table-cell>
        </table:table-row>
        <table:table-row table:style-name="ro1">
          <table:table-cell office:value-type="float" office:value="326155" calcext:value-type="float">
            <text:p>326155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Klickitat County</text:p>
          </table:table-cell>
          <table:table-cell office:value-type="float" office:value="22697" calcext:value-type="float">
            <text:p>22697</text:p>
          </table:table-cell>
        </table:table-row>
        <table:table-row table:style-name="ro1">
          <table:table-cell office:value-type="float" office:value="326263" calcext:value-type="float">
            <text:p>326263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Lewis County</text:p>
          </table:table-cell>
          <table:table-cell office:value-type="float" office:value="82109" calcext:value-type="float">
            <text:p>82109</text:p>
          </table:table-cell>
        </table:table-row>
        <table:table-row table:style-name="ro1">
          <table:table-cell office:value-type="float" office:value="326371" calcext:value-type="float">
            <text:p>32637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Lincoln County</text:p>
          </table:table-cell>
          <table:table-cell office:value-type="float" office:value="11090" calcext:value-type="float">
            <text:p>11090</text:p>
          </table:table-cell>
        </table:table-row>
        <table:table-row table:style-name="ro1">
          <table:table-cell office:value-type="float" office:value="326479" calcext:value-type="float">
            <text:p>326479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Mason County</text:p>
          </table:table-cell>
          <table:table-cell office:value-type="float" office:value="68224" calcext:value-type="float">
            <text:p>68224</text:p>
          </table:table-cell>
        </table:table-row>
        <table:table-row table:style-name="ro1">
          <table:table-cell office:value-type="float" office:value="326587" calcext:value-type="float">
            <text:p>326587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Okanogan County</text:p>
          </table:table-cell>
          <table:table-cell office:value-type="float" office:value="42620" calcext:value-type="float">
            <text:p>42620</text:p>
          </table:table-cell>
        </table:table-row>
        <table:table-row table:style-name="ro1">
          <table:table-cell office:value-type="float" office:value="326695" calcext:value-type="float">
            <text:p>326695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acific County</text:p>
          </table:table-cell>
          <table:table-cell office:value-type="float" office:value="22984" calcext:value-type="float">
            <text:p>22984</text:p>
          </table:table-cell>
        </table:table-row>
        <table:table-row table:style-name="ro1">
          <table:table-cell office:value-type="float" office:value="326803" calcext:value-type="float">
            <text:p>326803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end Oreille County</text:p>
          </table:table-cell>
          <table:table-cell office:value-type="float" office:value="14144" calcext:value-type="float">
            <text:p>14144</text:p>
          </table:table-cell>
        </table:table-row>
        <table:table-row table:style-name="ro1">
          <table:table-cell office:value-type="float" office:value="326911" calcext:value-type="float">
            <text:p>32691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ierce County</text:p>
          </table:table-cell>
          <table:table-cell office:value-type="float" office:value="913890" calcext:value-type="float">
            <text:p>913890</text:p>
          </table:table-cell>
        </table:table-row>
        <table:table-row table:style-name="ro1">
          <table:table-cell office:value-type="float" office:value="327019" calcext:value-type="float">
            <text:p>327019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an Juan County</text:p>
          </table:table-cell>
          <table:table-cell office:value-type="float" office:value="17492" calcext:value-type="float">
            <text:p>17492</text:p>
          </table:table-cell>
        </table:table-row>
        <table:table-row table:style-name="ro1">
          <table:table-cell office:value-type="float" office:value="327127" calcext:value-type="float">
            <text:p>327127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kagit County</text:p>
          </table:table-cell>
          <table:table-cell office:value-type="float" office:value="130789" calcext:value-type="float">
            <text:p>130789</text:p>
          </table:table-cell>
        </table:table-row>
        <table:table-row table:style-name="ro1">
          <table:table-cell office:value-type="float" office:value="327235" calcext:value-type="float">
            <text:p>327235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kamania County</text:p>
          </table:table-cell>
          <table:table-cell office:value-type="float" office:value="12107" calcext:value-type="float">
            <text:p>12107</text:p>
          </table:table-cell>
        </table:table-row>
        <table:table-row table:style-name="ro1">
          <table:table-cell office:value-type="float" office:value="327343" calcext:value-type="float">
            <text:p>327343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nohomish County</text:p>
          </table:table-cell>
          <table:table-cell office:value-type="float" office:value="830393" calcext:value-type="float">
            <text:p>830393</text:p>
          </table:table-cell>
        </table:table-row>
        <table:table-row table:style-name="ro1">
          <table:table-cell office:value-type="float" office:value="327451" calcext:value-type="float">
            <text:p>32745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pokane County</text:p>
          </table:table-cell>
          <table:table-cell office:value-type="float" office:value="528225" calcext:value-type="float">
            <text:p>528225</text:p>
          </table:table-cell>
        </table:table-row>
        <table:table-row table:style-name="ro1">
          <table:table-cell office:value-type="float" office:value="327559" calcext:value-type="float">
            <text:p>327559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67" calcext:value-type="float">
            <text:p>327667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tevens County</text:p>
          </table:table-cell>
          <table:table-cell office:value-type="float" office:value="46360" calcext:value-type="float">
            <text:p>46360</text:p>
          </table:table-cell>
        </table:table-row>
        <table:table-row table:style-name="ro1">
          <table:table-cell office:value-type="float" office:value="327775" calcext:value-type="float">
            <text:p>327775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Thurston County</text:p>
          </table:table-cell>
          <table:table-cell office:value-type="float" office:value="294074" calcext:value-type="float">
            <text:p>294074</text:p>
          </table:table-cell>
        </table:table-row>
        <table:table-row table:style-name="ro1">
          <table:table-cell office:value-type="float" office:value="327883" calcext:value-type="float">
            <text:p>327883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ahkiakum County</text:p>
          </table:table-cell>
          <table:table-cell office:value-type="float" office:value="4498" calcext:value-type="float">
            <text:p>4498</text:p>
          </table:table-cell>
        </table:table-row>
        <table:table-row table:style-name="ro1">
          <table:table-cell office:value-type="float" office:value="327991" calcext:value-type="float">
            <text:p>327991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alla Walla County</text:p>
          </table:table-cell>
          <table:table-cell office:value-type="float" office:value="61292" calcext:value-type="float">
            <text:p>61292</text:p>
          </table:table-cell>
        </table:table-row>
        <table:table-row table:style-name="ro1">
          <table:table-cell office:value-type="float" office:value="328099" calcext:value-type="float">
            <text:p>328099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hatcom County</text:p>
          </table:table-cell>
          <table:table-cell office:value-type="float" office:value="231016" calcext:value-type="float">
            <text:p>231016</text:p>
          </table:table-cell>
        </table:table-row>
        <table:table-row table:style-name="ro1">
          <table:table-cell office:value-type="float" office:value="328207" calcext:value-type="float">
            <text:p>328207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hitman County</text:p>
          </table:table-cell>
          <table:table-cell office:value-type="float" office:value="49500" calcext:value-type="float">
            <text:p>49500</text:p>
          </table:table-cell>
        </table:table-row>
        <table:table-row table:style-name="ro1">
          <table:table-cell office:value-type="float" office:value="328315" calcext:value-type="float">
            <text:p>328315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Yakima County</text:p>
          </table:table-cell>
          <table:table-cell office:value-type="float" office:value="251879" calcext:value-type="float">
            <text:p>251879</text:p>
          </table:table-cell>
        </table:table-row>
        <table:table-row table:style-name="ro1">
          <table:table-cell office:value-type="float" office:value="328423" calcext:value-type="float">
            <text:p>328423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Adams County</text:p>
          </table:table-cell>
          <table:table-cell office:value-type="float" office:value="20498" calcext:value-type="float">
            <text:p>20498</text:p>
          </table:table-cell>
        </table:table-row>
        <table:table-row table:style-name="ro1">
          <table:table-cell office:value-type="float" office:value="328531" calcext:value-type="float">
            <text:p>328531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Ashland County</text:p>
          </table:table-cell>
          <table:table-cell office:value-type="float" office:value="15415" calcext:value-type="float">
            <text:p>15415</text:p>
          </table:table-cell>
        </table:table-row>
        <table:table-row table:style-name="ro1">
          <table:table-cell office:value-type="float" office:value="328639" calcext:value-type="float">
            <text:p>328639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Barron County</text:p>
          </table:table-cell>
          <table:table-cell office:value-type="float" office:value="45090" calcext:value-type="float">
            <text:p>45090</text:p>
          </table:table-cell>
        </table:table-row>
        <table:table-row table:style-name="ro1">
          <table:table-cell office:value-type="float" office:value="328747" calcext:value-type="float">
            <text:p>328747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Bayfield County</text:p>
          </table:table-cell>
          <table:table-cell office:value-type="float" office:value="15242" calcext:value-type="float">
            <text:p>15242</text:p>
          </table:table-cell>
        </table:table-row>
        <table:table-row table:style-name="ro1">
          <table:table-cell office:value-type="float" office:value="328855" calcext:value-type="float">
            <text:p>328855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Brown County</text:p>
          </table:table-cell>
          <table:table-cell office:value-type="float" office:value="264610" calcext:value-type="float">
            <text:p>264610</text:p>
          </table:table-cell>
        </table:table-row>
        <table:table-row table:style-name="ro1">
          <table:table-cell office:value-type="float" office:value="328963" calcext:value-type="float">
            <text:p>328963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Buffalo County</text:p>
          </table:table-cell>
          <table:table-cell office:value-type="float" office:value="13033" calcext:value-type="float">
            <text:p>13033</text:p>
          </table:table-cell>
        </table:table-row>
        <table:table-row table:style-name="ro1">
          <table:table-cell office:value-type="float" office:value="329071" calcext:value-type="float">
            <text:p>329071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Burnett County</text:p>
          </table:table-cell>
          <table:table-cell office:value-type="float" office:value="15557" calcext:value-type="float">
            <text:p>15557</text:p>
          </table:table-cell>
        </table:table-row>
        <table:table-row table:style-name="ro1">
          <table:table-cell office:value-type="float" office:value="329179" calcext:value-type="float">
            <text:p>329179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Calumet County</text:p>
          </table:table-cell>
          <table:table-cell office:value-type="float" office:value="50209" calcext:value-type="float">
            <text:p>50209</text:p>
          </table:table-cell>
        </table:table-row>
        <table:table-row table:style-name="ro1">
          <table:table-cell office:value-type="float" office:value="329287" calcext:value-type="float">
            <text:p>329287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Chippewa County</text:p>
          </table:table-cell>
          <table:table-cell office:value-type="float" office:value="64737" calcext:value-type="float">
            <text:p>64737</text:p>
          </table:table-cell>
        </table:table-row>
        <table:table-row table:style-name="ro1">
          <table:table-cell office:value-type="float" office:value="329395" calcext:value-type="float">
            <text:p>329395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Clark County</text:p>
          </table:table-cell>
          <table:table-cell office:value-type="float" office:value="34720" calcext:value-type="float">
            <text:p>34720</text:p>
          </table:table-cell>
        </table:table-row>
        <table:table-row table:style-name="ro1">
          <table:table-cell office:value-type="float" office:value="329503" calcext:value-type="float">
            <text:p>329503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Columbia County</text:p>
          </table:table-cell>
          <table:table-cell office:value-type="float" office:value="57668" calcext:value-type="float">
            <text:p>57668</text:p>
          </table:table-cell>
        </table:table-row>
        <table:table-row table:style-name="ro1">
          <table:table-cell office:value-type="float" office:value="329611" calcext:value-type="float">
            <text:p>329611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Crawford County</text:p>
          </table:table-cell>
          <table:table-cell office:value-type="float" office:value="16021" calcext:value-type="float">
            <text:p>16021</text:p>
          </table:table-cell>
        </table:table-row>
        <table:table-row table:style-name="ro1">
          <table:table-cell office:value-type="float" office:value="329719" calcext:value-type="float">
            <text:p>329719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Dane County</text:p>
          </table:table-cell>
          <table:table-cell office:value-type="float" office:value="552536" calcext:value-type="float">
            <text:p>552536</text:p>
          </table:table-cell>
        </table:table-row>
        <table:table-row table:style-name="ro1">
          <table:table-cell office:value-type="float" office:value="329827" calcext:value-type="float">
            <text:p>329827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Dodge County</text:p>
          </table:table-cell>
          <table:table-cell office:value-type="float" office:value="87336" calcext:value-type="float">
            <text:p>87336</text:p>
          </table:table-cell>
        </table:table-row>
        <table:table-row table:style-name="ro1">
          <table:table-cell office:value-type="float" office:value="329935" calcext:value-type="float">
            <text:p>329935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Door County</text:p>
          </table:table-cell>
          <table:table-cell office:value-type="float" office:value="27889" calcext:value-type="float">
            <text:p>27889</text:p>
          </table:table-cell>
        </table:table-row>
        <table:table-row table:style-name="ro1">
          <table:table-cell office:value-type="float" office:value="330043" calcext:value-type="float">
            <text:p>330043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Douglas County</text:p>
          </table:table-cell>
          <table:table-cell office:value-type="float" office:value="43702" calcext:value-type="float">
            <text:p>43702</text:p>
          </table:table-cell>
        </table:table-row>
        <table:table-row table:style-name="ro1">
          <table:table-cell office:value-type="float" office:value="330151" calcext:value-type="float">
            <text:p>330151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Dunn County</text:p>
          </table:table-cell>
          <table:table-cell office:value-type="float" office:value="45452" calcext:value-type="float">
            <text:p>45452</text:p>
          </table:table-cell>
        </table:table-row>
        <table:table-row table:style-name="ro1">
          <table:table-cell office:value-type="float" office:value="330259" calcext:value-type="float">
            <text:p>330259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Eau Claire County</text:p>
          </table:table-cell>
          <table:table-cell office:value-type="float" office:value="105260" calcext:value-type="float">
            <text:p>105260</text:p>
          </table:table-cell>
        </table:table-row>
        <table:table-row table:style-name="ro1">
          <table:table-cell office:value-type="float" office:value="330367" calcext:value-type="float">
            <text:p>330367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Florence County</text:p>
          </table:table-cell>
          <table:table-cell office:value-type="float" office:value="4298" calcext:value-type="float">
            <text:p>4298</text:p>
          </table:table-cell>
        </table:table-row>
        <table:table-row table:style-name="ro1">
          <table:table-cell office:value-type="float" office:value="330475" calcext:value-type="float">
            <text:p>330475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Fond du Lac County</text:p>
          </table:table-cell>
          <table:table-cell office:value-type="float" office:value="102902" calcext:value-type="float">
            <text:p>102902</text:p>
          </table:table-cell>
        </table:table-row>
        <table:table-row table:style-name="ro1">
          <table:table-cell office:value-type="float" office:value="330583" calcext:value-type="float">
            <text:p>330583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Forest County</text:p>
          </table:table-cell>
          <table:table-cell office:value-type="float" office:value="8960" calcext:value-type="float">
            <text:p>8960</text:p>
          </table:table-cell>
        </table:table-row>
        <table:table-row table:style-name="ro1">
          <table:table-cell office:value-type="float" office:value="330691" calcext:value-type="float">
            <text:p>330691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Grant County</text:p>
          </table:table-cell>
          <table:table-cell office:value-type="float" office:value="51021" calcext:value-type="float">
            <text:p>51021</text:p>
          </table:table-cell>
        </table:table-row>
        <table:table-row table:style-name="ro1">
          <table:table-cell office:value-type="float" office:value="330799" calcext:value-type="float">
            <text:p>330799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Green County</text:p>
          </table:table-cell>
          <table:table-cell office:value-type="float" office:value="36603" calcext:value-type="float">
            <text:p>36603</text:p>
          </table:table-cell>
        </table:table-row>
        <table:table-row table:style-name="ro1">
          <table:table-cell office:value-type="float" office:value="330907" calcext:value-type="float">
            <text:p>330907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Green Lake County</text:p>
          </table:table-cell>
          <table:table-cell office:value-type="float" office:value="18908" calcext:value-type="float">
            <text:p>18908</text:p>
          </table:table-cell>
        </table:table-row>
        <table:table-row table:style-name="ro1">
          <table:table-cell office:value-type="float" office:value="331015" calcext:value-type="float">
            <text:p>331015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Iowa County</text:p>
          </table:table-cell>
          <table:table-cell office:value-type="float" office:value="23640" calcext:value-type="float">
            <text:p>23640</text:p>
          </table:table-cell>
        </table:table-row>
        <table:table-row table:style-name="ro1">
          <table:table-cell office:value-type="float" office:value="331123" calcext:value-type="float">
            <text:p>331123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Iron County</text:p>
          </table:table-cell>
          <table:table-cell office:value-type="float" office:value="5698" calcext:value-type="float">
            <text:p>5698</text:p>
          </table:table-cell>
        </table:table-row>
        <table:table-row table:style-name="ro1">
          <table:table-cell office:value-type="float" office:value="331231" calcext:value-type="float">
            <text:p>331231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Jackson County</text:p>
          </table:table-cell>
          <table:table-cell office:value-type="float" office:value="20630" calcext:value-type="float">
            <text:p>20630</text:p>
          </table:table-cell>
        </table:table-row>
        <table:table-row table:style-name="ro1">
          <table:table-cell office:value-type="float" office:value="331339" calcext:value-type="float">
            <text:p>331339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Jefferson County</text:p>
          </table:table-cell>
          <table:table-cell office:value-type="float" office:value="85038" calcext:value-type="float">
            <text:p>85038</text:p>
          </table:table-cell>
        </table:table-row>
        <table:table-row table:style-name="ro1">
          <table:table-cell office:value-type="float" office:value="331447" calcext:value-type="float">
            <text:p>331447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Juneau County</text:p>
          </table:table-cell>
          <table:table-cell office:value-type="float" office:value="26908" calcext:value-type="float">
            <text:p>26908</text:p>
          </table:table-cell>
        </table:table-row>
        <table:table-row table:style-name="ro1">
          <table:table-cell office:value-type="float" office:value="331555" calcext:value-type="float">
            <text:p>331555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Kenosha County</text:p>
          </table:table-cell>
          <table:table-cell office:value-type="float" office:value="169671" calcext:value-type="float">
            <text:p>169671</text:p>
          </table:table-cell>
        </table:table-row>
        <table:table-row table:style-name="ro1">
          <table:table-cell office:value-type="float" office:value="331663" calcext:value-type="float">
            <text:p>331663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Kewaunee County</text:p>
          </table:table-cell>
          <table:table-cell office:value-type="float" office:value="20386" calcext:value-type="float">
            <text:p>20386</text:p>
          </table:table-cell>
        </table:table-row>
        <table:table-row table:style-name="ro1">
          <table:table-cell office:value-type="float" office:value="331771" calcext:value-type="float">
            <text:p>331771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La Crosse County</text:p>
          </table:table-cell>
          <table:table-cell office:value-type="float" office:value="118502" calcext:value-type="float">
            <text:p>118502</text:p>
          </table:table-cell>
        </table:table-row>
        <table:table-row table:style-name="ro1">
          <table:table-cell office:value-type="float" office:value="331879" calcext:value-type="float">
            <text:p>331879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Lafayette County</text:p>
          </table:table-cell>
          <table:table-cell office:value-type="float" office:value="16646" calcext:value-type="float">
            <text:p>16646</text:p>
          </table:table-cell>
        </table:table-row>
        <table:table-row table:style-name="ro1">
          <table:table-cell office:value-type="float" office:value="331987" calcext:value-type="float">
            <text:p>331987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Langlade County</text:p>
          </table:table-cell>
          <table:table-cell office:value-type="float" office:value="19119" calcext:value-type="float">
            <text:p>19119</text:p>
          </table:table-cell>
        </table:table-row>
        <table:table-row table:style-name="ro1">
          <table:table-cell office:value-type="float" office:value="332095" calcext:value-type="float">
            <text:p>332095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Lincoln County</text:p>
          </table:table-cell>
          <table:table-cell office:value-type="float" office:value="27566" calcext:value-type="float">
            <text:p>27566</text:p>
          </table:table-cell>
        </table:table-row>
        <table:table-row table:style-name="ro1">
          <table:table-cell office:value-type="float" office:value="332203" calcext:value-type="float">
            <text:p>332203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anitowoc County</text:p>
          </table:table-cell>
          <table:table-cell office:value-type="float" office:value="78757" calcext:value-type="float">
            <text:p>78757</text:p>
          </table:table-cell>
        </table:table-row>
        <table:table-row table:style-name="ro1">
          <table:table-cell office:value-type="float" office:value="332311" calcext:value-type="float">
            <text:p>332311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arathon County</text:p>
          </table:table-cell>
          <table:table-cell office:value-type="float" office:value="135593" calcext:value-type="float">
            <text:p>135593</text:p>
          </table:table-cell>
        </table:table-row>
        <table:table-row table:style-name="ro1">
          <table:table-cell office:value-type="float" office:value="332419" calcext:value-type="float">
            <text:p>332419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arinette County</text:p>
          </table:table-cell>
          <table:table-cell office:value-type="float" office:value="40262" calcext:value-type="float">
            <text:p>40262</text:p>
          </table:table-cell>
        </table:table-row>
        <table:table-row table:style-name="ro1">
          <table:table-cell office:value-type="float" office:value="332527" calcext:value-type="float">
            <text:p>332527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arquette County</text:p>
          </table:table-cell>
          <table:table-cell office:value-type="float" office:value="15585" calcext:value-type="float">
            <text:p>15585</text:p>
          </table:table-cell>
        </table:table-row>
        <table:table-row table:style-name="ro1">
          <table:table-cell office:value-type="float" office:value="332635" calcext:value-type="float">
            <text:p>332635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enominee County</text:p>
          </table:table-cell>
          <table:table-cell office:value-type="float" office:value="4546" calcext:value-type="float">
            <text:p>4546</text:p>
          </table:table-cell>
        </table:table-row>
        <table:table-row table:style-name="ro1">
          <table:table-cell office:value-type="float" office:value="332743" calcext:value-type="float">
            <text:p>332743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ilwaukee County</text:p>
          </table:table-cell>
          <table:table-cell office:value-type="float" office:value="945016" calcext:value-type="float">
            <text:p>945016</text:p>
          </table:table-cell>
        </table:table-row>
        <table:table-row table:style-name="ro1">
          <table:table-cell office:value-type="float" office:value="332851" calcext:value-type="float">
            <text:p>332851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onroe County</text:p>
          </table:table-cell>
          <table:table-cell office:value-type="float" office:value="46582" calcext:value-type="float">
            <text:p>46582</text:p>
          </table:table-cell>
        </table:table-row>
        <table:table-row table:style-name="ro1">
          <table:table-cell office:value-type="float" office:value="332959" calcext:value-type="float">
            <text:p>332959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Oconto County</text:p>
          </table:table-cell>
          <table:table-cell office:value-type="float" office:value="38383" calcext:value-type="float">
            <text:p>38383</text:p>
          </table:table-cell>
        </table:table-row>
        <table:table-row table:style-name="ro1">
          <table:table-cell office:value-type="float" office:value="333067" calcext:value-type="float">
            <text:p>333067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Oneida County</text:p>
          </table:table-cell>
          <table:table-cell office:value-type="float" office:value="35751" calcext:value-type="float">
            <text:p>35751</text:p>
          </table:table-cell>
        </table:table-row>
        <table:table-row table:style-name="ro1">
          <table:table-cell office:value-type="float" office:value="333175" calcext:value-type="float">
            <text:p>333175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Outagamie County</text:p>
          </table:table-cell>
          <table:table-cell office:value-type="float" office:value="188766" calcext:value-type="float">
            <text:p>188766</text:p>
          </table:table-cell>
        </table:table-row>
        <table:table-row table:style-name="ro1">
          <table:table-cell office:value-type="float" office:value="333283" calcext:value-type="float">
            <text:p>333283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Ozaukee County</text:p>
          </table:table-cell>
          <table:table-cell office:value-type="float" office:value="90043" calcext:value-type="float">
            <text:p>90043</text:p>
          </table:table-cell>
        </table:table-row>
        <table:table-row table:style-name="ro1">
          <table:table-cell office:value-type="float" office:value="333391" calcext:value-type="float">
            <text:p>333391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epin County</text:p>
          </table:table-cell>
          <table:table-cell office:value-type="float" office:value="7271" calcext:value-type="float">
            <text:p>7271</text:p>
          </table:table-cell>
        </table:table-row>
        <table:table-row table:style-name="ro1">
          <table:table-cell office:value-type="float" office:value="333499" calcext:value-type="float">
            <text:p>333499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ierce County</text:p>
          </table:table-cell>
          <table:table-cell office:value-type="float" office:value="42700" calcext:value-type="float">
            <text:p>42700</text:p>
          </table:table-cell>
        </table:table-row>
        <table:table-row table:style-name="ro1">
          <table:table-cell office:value-type="float" office:value="333607" calcext:value-type="float">
            <text:p>333607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olk County</text:p>
          </table:table-cell>
          <table:table-cell office:value-type="float" office:value="43794" calcext:value-type="float">
            <text:p>43794</text:p>
          </table:table-cell>
        </table:table-row>
        <table:table-row table:style-name="ro1">
          <table:table-cell office:value-type="float" office:value="333715" calcext:value-type="float">
            <text:p>333715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ortage County</text:p>
          </table:table-cell>
          <table:table-cell office:value-type="float" office:value="71032" calcext:value-type="float">
            <text:p>71032</text:p>
          </table:table-cell>
        </table:table-row>
        <table:table-row table:style-name="ro1">
          <table:table-cell office:value-type="float" office:value="333823" calcext:value-type="float">
            <text:p>333823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Price County</text:p>
          </table:table-cell>
          <table:table-cell office:value-type="float" office:value="13245" calcext:value-type="float">
            <text:p>13245</text:p>
          </table:table-cell>
        </table:table-row>
        <table:table-row table:style-name="ro1">
          <table:table-cell office:value-type="float" office:value="333931" calcext:value-type="float">
            <text:p>333931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Racine County</text:p>
          </table:table-cell>
          <table:table-cell office:value-type="float" office:value="195802" calcext:value-type="float">
            <text:p>195802</text:p>
          </table:table-cell>
        </table:table-row>
        <table:table-row table:style-name="ro1">
          <table:table-cell office:value-type="float" office:value="334039" calcext:value-type="float">
            <text:p>334039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Richland County</text:p>
          </table:table-cell>
          <table:table-cell office:value-type="float" office:value="17258" calcext:value-type="float">
            <text:p>17258</text:p>
          </table:table-cell>
        </table:table-row>
        <table:table-row table:style-name="ro1">
          <table:table-cell office:value-type="float" office:value="334147" calcext:value-type="float">
            <text:p>334147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Rock County</text:p>
          </table:table-cell>
          <table:table-cell office:value-type="float" office:value="163084" calcext:value-type="float">
            <text:p>163084</text:p>
          </table:table-cell>
        </table:table-row>
        <table:table-row table:style-name="ro1">
          <table:table-cell office:value-type="float" office:value="334255" calcext:value-type="float">
            <text:p>334255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Rusk County</text:p>
          </table:table-cell>
          <table:table-cell office:value-type="float" office:value="14022" calcext:value-type="float">
            <text:p>14022</text:p>
          </table:table-cell>
        </table:table-row>
        <table:table-row table:style-name="ro1">
          <table:table-cell office:value-type="float" office:value="334363" calcext:value-type="float">
            <text:p>334363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auk County</text:p>
          </table:table-cell>
          <table:table-cell office:value-type="float" office:value="64449" calcext:value-type="float">
            <text:p>64449</text:p>
          </table:table-cell>
        </table:table-row>
        <table:table-row table:style-name="ro1">
          <table:table-cell office:value-type="float" office:value="334471" calcext:value-type="float">
            <text:p>334471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awyer County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1">
          <table:table-cell office:value-type="float" office:value="334579" calcext:value-type="float">
            <text:p>334579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hawano County</text:p>
          </table:table-cell>
          <table:table-cell office:value-type="float" office:value="40786" calcext:value-type="float">
            <text:p>40786</text:p>
          </table:table-cell>
        </table:table-row>
        <table:table-row table:style-name="ro1">
          <table:table-cell office:value-type="float" office:value="334687" calcext:value-type="float">
            <text:p>334687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heboygan County</text:p>
          </table:table-cell>
          <table:table-cell office:value-type="float" office:value="115240" calcext:value-type="float">
            <text:p>115240</text:p>
          </table:table-cell>
        </table:table-row>
        <table:table-row table:style-name="ro1">
          <table:table-cell office:value-type="float" office:value="334795" calcext:value-type="float">
            <text:p>334795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t. Croix County</text:p>
          </table:table-cell>
          <table:table-cell office:value-type="float" office:value="91838" calcext:value-type="float">
            <text:p>91838</text:p>
          </table:table-cell>
        </table:table-row>
        <table:table-row table:style-name="ro1">
          <table:table-cell office:value-type="float" office:value="334903" calcext:value-type="float">
            <text:p>334903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011" calcext:value-type="float">
            <text:p>335011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Taylor County</text:p>
          </table:table-cell>
          <table:table-cell office:value-type="float" office:value="20318" calcext:value-type="float">
            <text:p>20318</text:p>
          </table:table-cell>
        </table:table-row>
        <table:table-row table:style-name="ro1">
          <table:table-cell office:value-type="float" office:value="335119" calcext:value-type="float">
            <text:p>335119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Trempealeau County</text:p>
          </table:table-cell>
          <table:table-cell office:value-type="float" office:value="29681" calcext:value-type="float">
            <text:p>29681</text:p>
          </table:table-cell>
        </table:table-row>
        <table:table-row table:style-name="ro1">
          <table:table-cell office:value-type="float" office:value="335227" calcext:value-type="float">
            <text:p>335227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ernon County</text:p>
          </table:table-cell>
          <table:table-cell office:value-type="float" office:value="30861" calcext:value-type="float">
            <text:p>30861</text:p>
          </table:table-cell>
        </table:table-row>
        <table:table-row table:style-name="ro1">
          <table:table-cell office:value-type="float" office:value="335335" calcext:value-type="float">
            <text:p>335335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ilas County</text:p>
          </table:table-cell>
          <table:table-cell office:value-type="float" office:value="22356" calcext:value-type="float">
            <text:p>22356</text:p>
          </table:table-cell>
        </table:table-row>
        <table:table-row table:style-name="ro1">
          <table:table-cell office:value-type="float" office:value="335443" calcext:value-type="float">
            <text:p>335443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Walworth County</text:p>
          </table:table-cell>
          <table:table-cell office:value-type="float" office:value="103953" calcext:value-type="float">
            <text:p>103953</text:p>
          </table:table-cell>
        </table:table-row>
        <table:table-row table:style-name="ro1">
          <table:table-cell office:value-type="float" office:value="335551" calcext:value-type="float">
            <text:p>335551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Washburn County</text:p>
          </table:table-cell>
          <table:table-cell office:value-type="float" office:value="15712" calcext:value-type="float">
            <text:p>15712</text:p>
          </table:table-cell>
        </table:table-row>
        <table:table-row table:style-name="ro1">
          <table:table-cell office:value-type="float" office:value="335659" calcext:value-type="float">
            <text:p>335659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Washington County</text:p>
          </table:table-cell>
          <table:table-cell office:value-type="float" office:value="136445" calcext:value-type="float">
            <text:p>136445</text:p>
          </table:table-cell>
        </table:table-row>
        <table:table-row table:style-name="ro1">
          <table:table-cell office:value-type="float" office:value="335767" calcext:value-type="float">
            <text:p>335767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Waukesha County</text:p>
          </table:table-cell>
          <table:table-cell office:value-type="float" office:value="406172" calcext:value-type="float">
            <text:p>406172</text:p>
          </table:table-cell>
        </table:table-row>
        <table:table-row table:style-name="ro1">
          <table:table-cell office:value-type="float" office:value="335875" calcext:value-type="float">
            <text:p>335875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Waupaca County</text:p>
          </table:table-cell>
          <table:table-cell office:value-type="float" office:value="50664" calcext:value-type="float">
            <text:p>50664</text:p>
          </table:table-cell>
        </table:table-row>
        <table:table-row table:style-name="ro1">
          <table:table-cell office:value-type="float" office:value="335983" calcext:value-type="float">
            <text:p>335983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Waushara County</text:p>
          </table:table-cell>
          <table:table-cell office:value-type="float" office:value="24326" calcext:value-type="float">
            <text:p>24326</text:p>
          </table:table-cell>
        </table:table-row>
        <table:table-row table:style-name="ro1">
          <table:table-cell office:value-type="float" office:value="336091" calcext:value-type="float">
            <text:p>336091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Winnebago County</text:p>
          </table:table-cell>
          <table:table-cell office:value-type="float" office:value="171631" calcext:value-type="float">
            <text:p>171631</text:p>
          </table:table-cell>
        </table:table-row>
        <table:table-row table:style-name="ro1">
          <table:table-cell office:value-type="float" office:value="336199" calcext:value-type="float">
            <text:p>336199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Wood County</text:p>
          </table:table-cell>
          <table:table-cell office:value-type="float" office:value="72560" calcext:value-type="float">
            <text:p>72560</text:p>
          </table:table-cell>
        </table:table-row>
        <table:table-row table:style-name="ro1">
          <table:table-cell office:value-type="float" office:value="336307" calcext:value-type="float">
            <text:p>336307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Barbour County</text:p>
          </table:table-cell>
          <table:table-cell office:value-type="float" office:value="16444" calcext:value-type="float">
            <text:p>16444</text:p>
          </table:table-cell>
        </table:table-row>
        <table:table-row table:style-name="ro1">
          <table:table-cell office:value-type="float" office:value="336415" calcext:value-type="float">
            <text:p>336415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Berkeley County</text:p>
          </table:table-cell>
          <table:table-cell office:value-type="float" office:value="122125" calcext:value-type="float">
            <text:p>122125</text:p>
          </table:table-cell>
        </table:table-row>
        <table:table-row table:style-name="ro1">
          <table:table-cell office:value-type="float" office:value="336523" calcext:value-type="float">
            <text:p>336523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Boone County</text:p>
          </table:table-cell>
          <table:table-cell office:value-type="float" office:value="21055" calcext:value-type="float">
            <text:p>21055</text:p>
          </table:table-cell>
        </table:table-row>
        <table:table-row table:style-name="ro1">
          <table:table-cell office:value-type="float" office:value="336631" calcext:value-type="float">
            <text:p>336631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Braxton County</text:p>
          </table:table-cell>
          <table:table-cell office:value-type="float" office:value="13702" calcext:value-type="float">
            <text:p>13702</text:p>
          </table:table-cell>
        </table:table-row>
        <table:table-row table:style-name="ro1">
          <table:table-cell office:value-type="float" office:value="336739" calcext:value-type="float">
            <text:p>336739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Brooke County</text:p>
          </table:table-cell>
          <table:table-cell office:value-type="float" office:value="21674" calcext:value-type="float">
            <text:p>21674</text:p>
          </table:table-cell>
        </table:table-row>
        <table:table-row table:style-name="ro1">
          <table:table-cell office:value-type="float" office:value="336847" calcext:value-type="float">
            <text:p>336847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Cabell County</text:p>
          </table:table-cell>
          <table:table-cell office:value-type="float" office:value="91589" calcext:value-type="float">
            <text:p>91589</text:p>
          </table:table-cell>
        </table:table-row>
        <table:table-row table:style-name="ro1">
          <table:table-cell office:value-type="float" office:value="336955" calcext:value-type="float">
            <text:p>336955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Calhoun County</text:p>
          </table:table-cell>
          <table:table-cell office:value-type="float" office:value="6945" calcext:value-type="float">
            <text:p>6945</text:p>
          </table:table-cell>
        </table:table-row>
        <table:table-row table:style-name="ro1">
          <table:table-cell office:value-type="float" office:value="337063" calcext:value-type="float">
            <text:p>337063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Clay County</text:p>
          </table:table-cell>
          <table:table-cell office:value-type="float" office:value="8341" calcext:value-type="float">
            <text:p>8341</text:p>
          </table:table-cell>
        </table:table-row>
        <table:table-row table:style-name="ro1">
          <table:table-cell office:value-type="float" office:value="337171" calcext:value-type="float">
            <text:p>337171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Doddridge County</text:p>
          </table:table-cell>
          <table:table-cell office:value-type="float" office:value="8368" calcext:value-type="float">
            <text:p>8368</text:p>
          </table:table-cell>
        </table:table-row>
        <table:table-row table:style-name="ro1">
          <table:table-cell office:value-type="float" office:value="337279" calcext:value-type="float">
            <text:p>337279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Fayette County</text:p>
          </table:table-cell>
          <table:table-cell office:value-type="float" office:value="42062" calcext:value-type="float">
            <text:p>42062</text:p>
          </table:table-cell>
        </table:table-row>
        <table:table-row table:style-name="ro1">
          <table:table-cell office:value-type="float" office:value="337387" calcext:value-type="float">
            <text:p>337387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Gilmer County</text:p>
          </table:table-cell>
          <table:table-cell office:value-type="float" office:value="7811" calcext:value-type="float">
            <text:p>7811</text:p>
          </table:table-cell>
        </table:table-row>
        <table:table-row table:style-name="ro1">
          <table:table-cell office:value-type="float" office:value="337495" calcext:value-type="float">
            <text:p>337495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Grant County</text:p>
          </table:table-cell>
          <table:table-cell office:value-type="float" office:value="11510" calcext:value-type="float">
            <text:p>11510</text:p>
          </table:table-cell>
        </table:table-row>
        <table:table-row table:style-name="ro1">
          <table:table-cell office:value-type="float" office:value="337603" calcext:value-type="float">
            <text:p>337603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Greenbrier County</text:p>
          </table:table-cell>
          <table:table-cell office:value-type="float" office:value="34319" calcext:value-type="float">
            <text:p>34319</text:p>
          </table:table-cell>
        </table:table-row>
        <table:table-row table:style-name="ro1">
          <table:table-cell office:value-type="float" office:value="337711" calcext:value-type="float">
            <text:p>337711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Hampshire County</text:p>
          </table:table-cell>
          <table:table-cell office:value-type="float" office:value="23190" calcext:value-type="float">
            <text:p>23190</text:p>
          </table:table-cell>
        </table:table-row>
        <table:table-row table:style-name="ro1">
          <table:table-cell office:value-type="float" office:value="337819" calcext:value-type="float">
            <text:p>337819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Hancock County</text:p>
          </table:table-cell>
          <table:table-cell office:value-type="float" office:value="28571" calcext:value-type="float">
            <text:p>28571</text:p>
          </table:table-cell>
        </table:table-row>
        <table:table-row table:style-name="ro1">
          <table:table-cell office:value-type="float" office:value="337927" calcext:value-type="float">
            <text:p>337927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Hardy County</text:p>
          </table:table-cell>
          <table:table-cell office:value-type="float" office:value="13633" calcext:value-type="float">
            <text:p>13633</text:p>
          </table:table-cell>
        </table:table-row>
        <table:table-row table:style-name="ro1">
          <table:table-cell office:value-type="float" office:value="338035" calcext:value-type="float">
            <text:p>338035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Harrison County</text:p>
          </table:table-cell>
          <table:table-cell office:value-type="float" office:value="66870" calcext:value-type="float">
            <text:p>66870</text:p>
          </table:table-cell>
        </table:table-row>
        <table:table-row table:style-name="ro1">
          <table:table-cell office:value-type="float" office:value="338143" calcext:value-type="float">
            <text:p>338143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Jackson County</text:p>
          </table:table-cell>
          <table:table-cell office:value-type="float" office:value="28453" calcext:value-type="float">
            <text:p>28453</text:p>
          </table:table-cell>
        </table:table-row>
        <table:table-row table:style-name="ro1">
          <table:table-cell office:value-type="float" office:value="338251" calcext:value-type="float">
            <text:p>338251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Jefferson County</text:p>
          </table:table-cell>
          <table:table-cell office:value-type="float" office:value="57486" calcext:value-type="float">
            <text:p>57486</text:p>
          </table:table-cell>
        </table:table-row>
        <table:table-row table:style-name="ro1">
          <table:table-cell office:value-type="float" office:value="338359" calcext:value-type="float">
            <text:p>338359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Kanawha County</text:p>
          </table:table-cell>
          <table:table-cell office:value-type="float" office:value="176253" calcext:value-type="float">
            <text:p>176253</text:p>
          </table:table-cell>
        </table:table-row>
        <table:table-row table:style-name="ro1">
          <table:table-cell office:value-type="float" office:value="338467" calcext:value-type="float">
            <text:p>338467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Lewis County</text:p>
          </table:table-cell>
          <table:table-cell office:value-type="float" office:value="15805" calcext:value-type="float">
            <text:p>15805</text:p>
          </table:table-cell>
        </table:table-row>
        <table:table-row table:style-name="ro1">
          <table:table-cell office:value-type="float" office:value="338575" calcext:value-type="float">
            <text:p>338575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Lincoln County</text:p>
          </table:table-cell>
          <table:table-cell office:value-type="float" office:value="20043" calcext:value-type="float">
            <text:p>20043</text:p>
          </table:table-cell>
        </table:table-row>
        <table:table-row table:style-name="ro1">
          <table:table-cell office:value-type="float" office:value="338683" calcext:value-type="float">
            <text:p>338683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Logan County</text:p>
          </table:table-cell>
          <table:table-cell office:value-type="float" office:value="31688" calcext:value-type="float">
            <text:p>31688</text:p>
          </table:table-cell>
        </table:table-row>
        <table:table-row table:style-name="ro1">
          <table:table-cell office:value-type="float" office:value="338791" calcext:value-type="float">
            <text:p>338791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Marion County</text:p>
          </table:table-cell>
          <table:table-cell office:value-type="float" office:value="55962" calcext:value-type="float">
            <text:p>55962</text:p>
          </table:table-cell>
        </table:table-row>
        <table:table-row table:style-name="ro1">
          <table:table-cell office:value-type="float" office:value="338899" calcext:value-type="float">
            <text:p>338899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Marshall County</text:p>
          </table:table-cell>
          <table:table-cell office:value-type="float" office:value="30103" calcext:value-type="float">
            <text:p>30103</text:p>
          </table:table-cell>
        </table:table-row>
        <table:table-row table:style-name="ro1">
          <table:table-cell office:value-type="float" office:value="339007" calcext:value-type="float">
            <text:p>339007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Mason County</text:p>
          </table:table-cell>
          <table:table-cell office:value-type="float" office:value="26335" calcext:value-type="float">
            <text:p>26335</text:p>
          </table:table-cell>
        </table:table-row>
        <table:table-row table:style-name="ro1">
          <table:table-cell office:value-type="float" office:value="339115" calcext:value-type="float">
            <text:p>339115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McDowell County</text:p>
          </table:table-cell>
          <table:table-cell office:value-type="float" office:value="16916" calcext:value-type="float">
            <text:p>16916</text:p>
          </table:table-cell>
        </table:table-row>
        <table:table-row table:style-name="ro1">
          <table:table-cell office:value-type="float" office:value="339223" calcext:value-type="float">
            <text:p>339223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Mercer County</text:p>
          </table:table-cell>
          <table:table-cell office:value-type="float" office:value="58258" calcext:value-type="float">
            <text:p>58258</text:p>
          </table:table-cell>
        </table:table-row>
        <table:table-row table:style-name="ro1">
          <table:table-cell office:value-type="float" office:value="339331" calcext:value-type="float">
            <text:p>339331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Mineral County</text:p>
          </table:table-cell>
          <table:table-cell office:value-type="float" office:value="26722" calcext:value-type="float">
            <text:p>26722</text:p>
          </table:table-cell>
        </table:table-row>
        <table:table-row table:style-name="ro1">
          <table:table-cell office:value-type="float" office:value="339439" calcext:value-type="float">
            <text:p>339439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Mingo County</text:p>
          </table:table-cell>
          <table:table-cell office:value-type="float" office:value="22951" calcext:value-type="float">
            <text:p>22951</text:p>
          </table:table-cell>
        </table:table-row>
        <table:table-row table:style-name="ro1">
          <table:table-cell office:value-type="float" office:value="339547" calcext:value-type="float">
            <text:p>339547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Monongalia County</text:p>
          </table:table-cell>
          <table:table-cell office:value-type="float" office:value="106819" calcext:value-type="float">
            <text:p>106819</text:p>
          </table:table-cell>
        </table:table-row>
        <table:table-row table:style-name="ro1">
          <table:table-cell office:value-type="float" office:value="339655" calcext:value-type="float">
            <text:p>339655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Monroe County</text:p>
          </table:table-cell>
          <table:table-cell office:value-type="float" office:value="13229" calcext:value-type="float">
            <text:p>13229</text:p>
          </table:table-cell>
        </table:table-row>
        <table:table-row table:style-name="ro1">
          <table:table-cell office:value-type="float" office:value="339763" calcext:value-type="float">
            <text:p>339763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Morgan County</text:p>
          </table:table-cell>
          <table:table-cell office:value-type="float" office:value="17873" calcext:value-type="float">
            <text:p>17873</text:p>
          </table:table-cell>
        </table:table-row>
        <table:table-row table:style-name="ro1">
          <table:table-cell office:value-type="float" office:value="339871" calcext:value-type="float">
            <text:p>339871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Nicholas County</text:p>
          </table:table-cell>
          <table:table-cell office:value-type="float" office:value="24340" calcext:value-type="float">
            <text:p>24340</text:p>
          </table:table-cell>
        </table:table-row>
        <table:table-row table:style-name="ro1">
          <table:table-cell office:value-type="float" office:value="339979" calcext:value-type="float">
            <text:p>339979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Ohio County</text:p>
          </table:table-cell>
          <table:table-cell office:value-type="float" office:value="41182" calcext:value-type="float">
            <text:p>41182</text:p>
          </table:table-cell>
        </table:table-row>
        <table:table-row table:style-name="ro1">
          <table:table-cell office:value-type="float" office:value="340087" calcext:value-type="float">
            <text:p>340087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Pendleton County</text:p>
          </table:table-cell>
          <table:table-cell office:value-type="float" office:value="6932" calcext:value-type="float">
            <text:p>6932</text:p>
          </table:table-cell>
        </table:table-row>
        <table:table-row table:style-name="ro1">
          <table:table-cell office:value-type="float" office:value="340195" calcext:value-type="float">
            <text:p>340195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Pleasants County</text:p>
          </table:table-cell>
          <table:table-cell office:value-type="float" office:value="7438" calcext:value-type="float">
            <text:p>7438</text:p>
          </table:table-cell>
        </table:table-row>
        <table:table-row table:style-name="ro1">
          <table:table-cell office:value-type="float" office:value="340303" calcext:value-type="float">
            <text:p>340303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Pocahontas County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340411" calcext:value-type="float">
            <text:p>340411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Preston County</text:p>
          </table:table-cell>
          <table:table-cell office:value-type="float" office:value="33380" calcext:value-type="float">
            <text:p>33380</text:p>
          </table:table-cell>
        </table:table-row>
        <table:table-row table:style-name="ro1">
          <table:table-cell office:value-type="float" office:value="340519" calcext:value-type="float">
            <text:p>340519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Putnam County</text:p>
          </table:table-cell>
          <table:table-cell office:value-type="float" office:value="56428" calcext:value-type="float">
            <text:p>56428</text:p>
          </table:table-cell>
        </table:table-row>
        <table:table-row table:style-name="ro1">
          <table:table-cell office:value-type="float" office:value="340627" calcext:value-type="float">
            <text:p>340627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Raleigh County</text:p>
          </table:table-cell>
          <table:table-cell office:value-type="float" office:value="72920" calcext:value-type="float">
            <text:p>72920</text:p>
          </table:table-cell>
        </table:table-row>
        <table:table-row table:style-name="ro1">
          <table:table-cell office:value-type="float" office:value="340735" calcext:value-type="float">
            <text:p>340735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Randolph County</text:p>
          </table:table-cell>
          <table:table-cell office:value-type="float" office:value="28387" calcext:value-type="float">
            <text:p>28387</text:p>
          </table:table-cell>
        </table:table-row>
        <table:table-row table:style-name="ro1">
          <table:table-cell office:value-type="float" office:value="340843" calcext:value-type="float">
            <text:p>340843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Ritchie County</text:p>
          </table:table-cell>
          <table:table-cell office:value-type="float" office:value="9499" calcext:value-type="float">
            <text:p>9499</text:p>
          </table:table-cell>
        </table:table-row>
        <table:table-row table:style-name="ro1">
          <table:table-cell office:value-type="float" office:value="340951" calcext:value-type="float">
            <text:p>340951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Roane County</text:p>
          </table:table-cell>
          <table:table-cell office:value-type="float" office:value="13482" calcext:value-type="float">
            <text:p>13482</text:p>
          </table:table-cell>
        </table:table-row>
        <table:table-row table:style-name="ro1">
          <table:table-cell office:value-type="float" office:value="341059" calcext:value-type="float">
            <text:p>341059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167" calcext:value-type="float">
            <text:p>341167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Summers County</text:p>
          </table:table-cell>
          <table:table-cell office:value-type="float" office:value="12444" calcext:value-type="float">
            <text:p>12444</text:p>
          </table:table-cell>
        </table:table-row>
        <table:table-row table:style-name="ro1">
          <table:table-cell office:value-type="float" office:value="341275" calcext:value-type="float">
            <text:p>341275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Taylor County</text:p>
          </table:table-cell>
          <table:table-cell office:value-type="float" office:value="16699" calcext:value-type="float">
            <text:p>16699</text:p>
          </table:table-cell>
        </table:table-row>
        <table:table-row table:style-name="ro1">
          <table:table-cell office:value-type="float" office:value="341383" calcext:value-type="float">
            <text:p>341383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Tucker County</text:p>
          </table:table-cell>
          <table:table-cell office:value-type="float" office:value="6816" calcext:value-type="float">
            <text:p>6816</text:p>
          </table:table-cell>
        </table:table-row>
        <table:table-row table:style-name="ro1">
          <table:table-cell office:value-type="float" office:value="341491" calcext:value-type="float">
            <text:p>341491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Tyler County</text:p>
          </table:table-cell>
          <table:table-cell office:value-type="float" office:value="8533" calcext:value-type="float">
            <text:p>8533</text:p>
          </table:table-cell>
        </table:table-row>
        <table:table-row table:style-name="ro1">
          <table:table-cell office:value-type="float" office:value="341599" calcext:value-type="float">
            <text:p>341599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Upshur County</text:p>
          </table:table-cell>
          <table:table-cell office:value-type="float" office:value="24230" calcext:value-type="float">
            <text:p>24230</text:p>
          </table:table-cell>
        </table:table-row>
        <table:table-row table:style-name="ro1">
          <table:table-cell office:value-type="float" office:value="341707" calcext:value-type="float">
            <text:p>341707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Wayne County</text:p>
          </table:table-cell>
          <table:table-cell office:value-type="float" office:value="39054" calcext:value-type="float">
            <text:p>39054</text:p>
          </table:table-cell>
        </table:table-row>
        <table:table-row table:style-name="ro1">
          <table:table-cell office:value-type="float" office:value="341815" calcext:value-type="float">
            <text:p>341815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Webster County</text:p>
          </table:table-cell>
          <table:table-cell office:value-type="float" office:value="8058" calcext:value-type="float">
            <text:p>8058</text:p>
          </table:table-cell>
        </table:table-row>
        <table:table-row table:style-name="ro1">
          <table:table-cell office:value-type="float" office:value="341923" calcext:value-type="float">
            <text:p>341923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Wetzel County</text:p>
          </table:table-cell>
          <table:table-cell office:value-type="float" office:value="14904" calcext:value-type="float">
            <text:p>14904</text:p>
          </table:table-cell>
        </table:table-row>
        <table:table-row table:style-name="ro1">
          <table:table-cell office:value-type="float" office:value="342031" calcext:value-type="float">
            <text:p>342031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Wirt County</text:p>
          </table:table-cell>
          <table:table-cell office:value-type="float" office:value="5705" calcext:value-type="float">
            <text:p>5705</text:p>
          </table:table-cell>
        </table:table-row>
        <table:table-row table:style-name="ro1">
          <table:table-cell office:value-type="float" office:value="342139" calcext:value-type="float">
            <text:p>342139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Wood County</text:p>
          </table:table-cell>
          <table:table-cell office:value-type="float" office:value="82938" calcext:value-type="float">
            <text:p>82938</text:p>
          </table:table-cell>
        </table:table-row>
        <table:table-row table:style-name="ro1">
          <table:table-cell office:value-type="float" office:value="342247" calcext:value-type="float">
            <text:p>342247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WY County</text:p>
          </table:table-cell>
          <table:table-cell office:value-type="float" office:value="20123" calcext:value-type="float">
            <text:p>20123</text:p>
          </table:table-cell>
        </table:table-row>
        <table:table-row table:style-name="ro1">
          <table:table-cell office:value-type="float" office:value="342355" calcext:value-type="float">
            <text:p>342355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Albany County</text:p>
          </table:table-cell>
          <table:table-cell office:value-type="float" office:value="38950" calcext:value-type="float">
            <text:p>38950</text:p>
          </table:table-cell>
        </table:table-row>
        <table:table-row table:style-name="ro1">
          <table:table-cell office:value-type="float" office:value="342463" calcext:value-type="float">
            <text:p>342463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Big Horn County</text:p>
          </table:table-cell>
          <table:table-cell office:value-type="float" office:value="11575" calcext:value-type="float">
            <text:p>11575</text:p>
          </table:table-cell>
        </table:table-row>
        <table:table-row table:style-name="ro1">
          <table:table-cell office:value-type="float" office:value="342571" calcext:value-type="float">
            <text:p>342571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Campbell County</text:p>
          </table:table-cell>
          <table:table-cell office:value-type="float" office:value="46676" calcext:value-type="float">
            <text:p>46676</text:p>
          </table:table-cell>
        </table:table-row>
        <table:table-row table:style-name="ro1">
          <table:table-cell office:value-type="float" office:value="342679" calcext:value-type="float">
            <text:p>342679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Carbon County</text:p>
          </table:table-cell>
          <table:table-cell office:value-type="float" office:value="14711" calcext:value-type="float">
            <text:p>14711</text:p>
          </table:table-cell>
        </table:table-row>
        <table:table-row table:style-name="ro1">
          <table:table-cell office:value-type="float" office:value="342787" calcext:value-type="float">
            <text:p>342787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Converse County</text:p>
          </table:table-cell>
          <table:table-cell office:value-type="float" office:value="13804" calcext:value-type="float">
            <text:p>13804</text:p>
          </table:table-cell>
        </table:table-row>
        <table:table-row table:style-name="ro1">
          <table:table-cell office:value-type="float" office:value="342895" calcext:value-type="float">
            <text:p>342895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Crook County</text:p>
          </table:table-cell>
          <table:table-cell office:value-type="float" office:value="7593" calcext:value-type="float">
            <text:p>7593</text:p>
          </table:table-cell>
        </table:table-row>
        <table:table-row table:style-name="ro1">
          <table:table-cell office:value-type="float" office:value="343003" calcext:value-type="float">
            <text:p>343003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Fremont County</text:p>
          </table:table-cell>
          <table:table-cell office:value-type="float" office:value="39317" calcext:value-type="float">
            <text:p>39317</text:p>
          </table:table-cell>
        </table:table-row>
        <table:table-row table:style-name="ro1">
          <table:table-cell office:value-type="float" office:value="343111" calcext:value-type="float">
            <text:p>343111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Goshen County</text:p>
          </table:table-cell>
          <table:table-cell office:value-type="float" office:value="13235" calcext:value-type="float">
            <text:p>13235</text:p>
          </table:table-cell>
        </table:table-row>
        <table:table-row table:style-name="ro1">
          <table:table-cell office:value-type="float" office:value="343219" calcext:value-type="float">
            <text:p>343219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Hot Springs County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float" office:value="343327" calcext:value-type="float">
            <text:p>343327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Johnson County</text:p>
          </table:table-cell>
          <table:table-cell office:value-type="float" office:value="8588" calcext:value-type="float">
            <text:p>8588</text:p>
          </table:table-cell>
        </table:table-row>
        <table:table-row table:style-name="ro1">
          <table:table-cell office:value-type="float" office:value="343435" calcext:value-type="float">
            <text:p>343435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Laramie County</text:p>
          </table:table-cell>
          <table:table-cell office:value-type="float" office:value="100595" calcext:value-type="float">
            <text:p>100595</text:p>
          </table:table-cell>
        </table:table-row>
        <table:table-row table:style-name="ro1">
          <table:table-cell office:value-type="float" office:value="343543" calcext:value-type="float">
            <text:p>343543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Lincoln County</text:p>
          </table:table-cell>
          <table:table-cell office:value-type="float" office:value="20253" calcext:value-type="float">
            <text:p>20253</text:p>
          </table:table-cell>
        </table:table-row>
        <table:table-row table:style-name="ro1">
          <table:table-cell office:value-type="float" office:value="343651" calcext:value-type="float">
            <text:p>343651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Natrona County</text:p>
          </table:table-cell>
          <table:table-cell office:value-type="float" office:value="80815" calcext:value-type="float">
            <text:p>80815</text:p>
          </table:table-cell>
        </table:table-row>
        <table:table-row table:style-name="ro1">
          <table:table-cell office:value-type="float" office:value="343759" calcext:value-type="float">
            <text:p>343759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Niobrara County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343867" calcext:value-type="float">
            <text:p>343867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Park County</text:p>
          </table:table-cell>
          <table:table-cell office:value-type="float" office:value="29331" calcext:value-type="float">
            <text:p>29331</text:p>
          </table:table-cell>
        </table:table-row>
        <table:table-row table:style-name="ro1">
          <table:table-cell office:value-type="float" office:value="343975" calcext:value-type="float">
            <text:p>343975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Platte County</text:p>
          </table:table-cell>
          <table:table-cell office:value-type="float" office:value="8578" calcext:value-type="float">
            <text:p>8578</text:p>
          </table:table-cell>
        </table:table-row>
        <table:table-row table:style-name="ro1">
          <table:table-cell office:value-type="float" office:value="344083" calcext:value-type="float">
            <text:p>344083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Sheridan County</text:p>
          </table:table-cell>
          <table:table-cell office:value-type="float" office:value="30863" calcext:value-type="float">
            <text:p>30863</text:p>
          </table:table-cell>
        </table:table-row>
        <table:table-row table:style-name="ro1">
          <table:table-cell office:value-type="float" office:value="344191" calcext:value-type="float">
            <text:p>344191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Statewide Unallocat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299" calcext:value-type="float">
            <text:p>344299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Sublette County</text:p>
          </table:table-cell>
          <table:table-cell office:value-type="float" office:value="9856" calcext:value-type="float">
            <text:p>9856</text:p>
          </table:table-cell>
        </table:table-row>
        <table:table-row table:style-name="ro1">
          <table:table-cell office:value-type="float" office:value="344407" calcext:value-type="float">
            <text:p>344407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Sweetwater County</text:p>
          </table:table-cell>
          <table:table-cell office:value-type="float" office:value="42673" calcext:value-type="float">
            <text:p>42673</text:p>
          </table:table-cell>
        </table:table-row>
        <table:table-row table:style-name="ro1">
          <table:table-cell office:value-type="float" office:value="344515" calcext:value-type="float">
            <text:p>344515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Teton County</text:p>
          </table:table-cell>
          <table:table-cell office:value-type="float" office:value="23497" calcext:value-type="float">
            <text:p>23497</text:p>
          </table:table-cell>
        </table:table-row>
        <table:table-row table:style-name="ro1">
          <table:table-cell office:value-type="float" office:value="344623" calcext:value-type="float">
            <text:p>344623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Uinta County</text:p>
          </table:table-cell>
          <table:table-cell office:value-type="float" office:value="20215" calcext:value-type="float">
            <text:p>20215</text:p>
          </table:table-cell>
        </table:table-row>
        <table:table-row table:style-name="ro1">
          <table:table-cell office:value-type="float" office:value="344731" calcext:value-type="float">
            <text:p>344731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Washakie County</text:p>
          </table:table-cell>
          <table:table-cell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344839" calcext:value-type="float">
            <text:p>344839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Weston County</text:p>
          </table:table-cell>
          <table:table-cell office:value-type="float" office:value="6743" calcext:value-type="float">
            <text:p>67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5T11:55:31.039000000</meta:creation-date>
    <dc:date>2022-04-05T12:06:14.181000000</dc:date>
    <meta:editing-duration>PT10M43S</meta:editing-duration>
    <meta:editing-cycles>2</meta:editing-cycles>
    <meta:generator>LibreOffice/7.1.5.2$Windows_X86_64 LibreOffice_project/85f04e9f809797b8199d13c421bd8a2b025d52b5</meta:generator>
    <meta:document-statistic meta:table-count="1" meta:cell-count="12775" meta:object-count="0"/>
  </office:meta>
</office:document-meta>
</file>